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ad8d83" officeooo:paragraph-rsid="001f3916"/>
    </style:style>
    <style:style style:name="P2" style:family="paragraph" style:parent-style-name="Standard">
      <style:text-properties officeooo:rsid="001c556a" officeooo:paragraph-rsid="001f3916"/>
    </style:style>
    <style:style style:name="P3" style:family="paragraph" style:parent-style-name="Standard">
      <style:text-properties officeooo:rsid="001e2299" officeooo:paragraph-rsid="001f3916"/>
    </style:style>
    <style:style style:name="P4" style:family="paragraph" style:parent-style-name="Standard">
      <style:text-properties officeooo:rsid="00205eee" officeooo:paragraph-rsid="001f3916"/>
    </style:style>
    <style:style style:name="P5" style:family="paragraph" style:parent-style-name="Standard">
      <style:text-properties officeooo:rsid="002628b0" officeooo:paragraph-rsid="001f3916"/>
    </style:style>
    <style:style style:name="P6" style:family="paragraph" style:parent-style-name="Standard">
      <style:text-properties officeooo:rsid="0026e990" officeooo:paragraph-rsid="001f3916"/>
    </style:style>
    <style:style style:name="P7" style:family="paragraph" style:parent-style-name="Standard">
      <style:text-properties officeooo:rsid="0028aba6" officeooo:paragraph-rsid="001f3916"/>
    </style:style>
    <style:style style:name="P8" style:family="paragraph" style:parent-style-name="Standard">
      <style:text-properties officeooo:rsid="0002fd49" officeooo:paragraph-rsid="001f3916"/>
    </style:style>
    <style:style style:name="P9" style:family="paragraph" style:parent-style-name="Standard">
      <style:text-properties officeooo:rsid="00052778" officeooo:paragraph-rsid="001f3916"/>
    </style:style>
    <style:style style:name="P10" style:family="paragraph" style:parent-style-name="Standard">
      <style:text-properties officeooo:rsid="0008d182" officeooo:paragraph-rsid="001f3916"/>
    </style:style>
    <style:style style:name="P11" style:family="paragraph" style:parent-style-name="Standard">
      <style:text-properties officeooo:rsid="000b367d" officeooo:paragraph-rsid="001f3916"/>
    </style:style>
    <style:style style:name="P12" style:family="paragraph" style:parent-style-name="Standard">
      <style:text-properties officeooo:rsid="000d1dfd" officeooo:paragraph-rsid="001f3916"/>
    </style:style>
    <style:style style:name="P13" style:family="paragraph" style:parent-style-name="Standard">
      <style:text-properties officeooo:rsid="000dd2d6" officeooo:paragraph-rsid="001f3916"/>
    </style:style>
    <style:style style:name="P14" style:family="paragraph" style:parent-style-name="Standard">
      <style:text-properties officeooo:rsid="000e6034" officeooo:paragraph-rsid="001f3916"/>
    </style:style>
    <style:style style:name="P15" style:family="paragraph" style:parent-style-name="Standard">
      <style:text-properties officeooo:rsid="000eeadf" officeooo:paragraph-rsid="001f3916"/>
    </style:style>
    <style:style style:name="P16" style:family="paragraph" style:parent-style-name="Standard">
      <style:text-properties officeooo:rsid="000fffd2" officeooo:paragraph-rsid="001f3916"/>
    </style:style>
    <style:style style:name="P17" style:family="paragraph" style:parent-style-name="Standard">
      <style:text-properties officeooo:rsid="0011d47e" officeooo:paragraph-rsid="001f3916"/>
    </style:style>
    <style:style style:name="P18" style:family="paragraph" style:parent-style-name="Standard">
      <style:text-properties officeooo:rsid="0015aa75" officeooo:paragraph-rsid="001f3916"/>
    </style:style>
    <style:style style:name="P19" style:family="paragraph" style:parent-style-name="Standard">
      <style:text-properties officeooo:rsid="0016dddc" officeooo:paragraph-rsid="001f3916"/>
    </style:style>
    <style:style style:name="P20" style:family="paragraph" style:parent-style-name="Standard">
      <style:text-properties officeooo:rsid="0018d4c0" officeooo:paragraph-rsid="001f3916"/>
    </style:style>
    <style:style style:name="P21" style:family="paragraph" style:parent-style-name="Standard">
      <style:text-properties officeooo:rsid="0019f0f1" officeooo:paragraph-rsid="001f3916"/>
    </style:style>
    <style:style style:name="P22" style:family="paragraph" style:parent-style-name="Standard">
      <style:text-properties officeooo:rsid="001abe8b" officeooo:paragraph-rsid="001f3916"/>
    </style:style>
    <style:style style:name="P23" style:family="paragraph" style:parent-style-name="Standard">
      <style:text-properties officeooo:rsid="001c0848" officeooo:paragraph-rsid="001f3916"/>
    </style:style>
    <style:style style:name="P24" style:family="paragraph" style:parent-style-name="Standard">
      <style:text-properties officeooo:rsid="002f27d9" officeooo:paragraph-rsid="001f3916"/>
    </style:style>
    <style:style style:name="P25" style:family="paragraph" style:parent-style-name="Standard">
      <style:text-properties officeooo:rsid="00308b98" officeooo:paragraph-rsid="001f3916"/>
    </style:style>
    <style:style style:name="P26" style:family="paragraph" style:parent-style-name="Standard">
      <style:text-properties officeooo:rsid="00325dc5" officeooo:paragraph-rsid="001f3916"/>
    </style:style>
    <style:style style:name="P27" style:family="paragraph" style:parent-style-name="Standard">
      <style:text-properties officeooo:rsid="0032a724" officeooo:paragraph-rsid="001f3916"/>
    </style:style>
    <style:style style:name="P28" style:family="paragraph" style:parent-style-name="Standard">
      <style:text-properties officeooo:rsid="0032c79b" officeooo:paragraph-rsid="001f3916"/>
    </style:style>
    <style:style style:name="P29" style:family="paragraph" style:parent-style-name="Standard">
      <style:text-properties officeooo:rsid="00332b4a" officeooo:paragraph-rsid="001f3916"/>
    </style:style>
    <style:style style:name="P30" style:family="paragraph" style:parent-style-name="Standard">
      <style:text-properties officeooo:rsid="00351c00" officeooo:paragraph-rsid="001f3916"/>
    </style:style>
    <style:style style:name="P31" style:family="paragraph" style:parent-style-name="Standard">
      <style:text-properties officeooo:rsid="0035c36a" officeooo:paragraph-rsid="001f3916"/>
    </style:style>
    <style:style style:name="P32" style:family="paragraph" style:parent-style-name="Standard">
      <style:text-properties officeooo:rsid="00384df5" officeooo:paragraph-rsid="001f3916"/>
    </style:style>
    <style:style style:name="P33" style:family="paragraph" style:parent-style-name="Standard">
      <style:text-properties officeooo:rsid="00396634" officeooo:paragraph-rsid="001f3916"/>
    </style:style>
    <style:style style:name="P34" style:family="paragraph" style:parent-style-name="Standard">
      <style:text-properties officeooo:rsid="003a5e33" officeooo:paragraph-rsid="001f3916"/>
    </style:style>
    <style:style style:name="P35" style:family="paragraph" style:parent-style-name="Standard">
      <style:text-properties officeooo:rsid="003ddd83" officeooo:paragraph-rsid="001f3916"/>
    </style:style>
    <style:style style:name="P36" style:family="paragraph" style:parent-style-name="Standard">
      <style:text-properties officeooo:rsid="003f7f86" officeooo:paragraph-rsid="001f3916"/>
    </style:style>
    <style:style style:name="P37" style:family="paragraph" style:parent-style-name="Standard">
      <style:text-properties officeooo:rsid="00411793" officeooo:paragraph-rsid="001f3916"/>
    </style:style>
    <style:style style:name="P38" style:family="paragraph" style:parent-style-name="Standard">
      <style:text-properties officeooo:rsid="0041b013" officeooo:paragraph-rsid="001f3916"/>
    </style:style>
    <style:style style:name="P39" style:family="paragraph" style:parent-style-name="Standard">
      <style:text-properties officeooo:rsid="0042a072" officeooo:paragraph-rsid="001f3916"/>
    </style:style>
    <style:style style:name="P40" style:family="paragraph" style:parent-style-name="Standard">
      <style:text-properties officeooo:rsid="0042cf94" officeooo:paragraph-rsid="001f3916"/>
    </style:style>
    <style:style style:name="P41" style:family="paragraph" style:parent-style-name="Standard">
      <style:text-properties officeooo:rsid="0042c843" officeooo:paragraph-rsid="001f3916"/>
    </style:style>
    <style:style style:name="P42" style:family="paragraph" style:parent-style-name="Standard">
      <style:text-properties officeooo:rsid="0043975b" officeooo:paragraph-rsid="001f3916"/>
    </style:style>
    <style:style style:name="P43" style:family="paragraph" style:parent-style-name="Standard">
      <style:text-properties officeooo:rsid="00456229" officeooo:paragraph-rsid="001f3916"/>
    </style:style>
    <style:style style:name="P44" style:family="paragraph" style:parent-style-name="Standard">
      <style:text-properties officeooo:rsid="00460a0d" officeooo:paragraph-rsid="001f3916"/>
    </style:style>
    <style:style style:name="P45" style:family="paragraph" style:parent-style-name="Standard">
      <style:text-properties officeooo:rsid="004741b6" officeooo:paragraph-rsid="001f3916"/>
    </style:style>
    <style:style style:name="P46" style:family="paragraph" style:parent-style-name="Standard">
      <style:text-properties officeooo:rsid="004a8afb" officeooo:paragraph-rsid="001f3916"/>
    </style:style>
    <style:style style:name="P47" style:family="paragraph" style:parent-style-name="Standard">
      <style:text-properties officeooo:rsid="004b69e0" officeooo:paragraph-rsid="001f3916"/>
    </style:style>
    <style:style style:name="P48" style:family="paragraph" style:parent-style-name="Standard">
      <style:text-properties officeooo:rsid="004d090d" officeooo:paragraph-rsid="001f3916"/>
    </style:style>
    <style:style style:name="P49" style:family="paragraph" style:parent-style-name="Standard">
      <style:text-properties officeooo:rsid="004e13fe" officeooo:paragraph-rsid="001f3916"/>
    </style:style>
    <style:style style:name="P50" style:family="paragraph" style:parent-style-name="Standard">
      <style:text-properties officeooo:rsid="004fadf5" officeooo:paragraph-rsid="001f3916"/>
    </style:style>
    <style:style style:name="P51" style:family="paragraph" style:parent-style-name="Standard">
      <style:text-properties officeooo:rsid="00508a9e" officeooo:paragraph-rsid="001f3916"/>
    </style:style>
    <style:style style:name="P52" style:family="paragraph" style:parent-style-name="Standard">
      <style:text-properties officeooo:rsid="00527525" officeooo:paragraph-rsid="001f3916"/>
    </style:style>
    <style:style style:name="P53" style:family="paragraph" style:parent-style-name="Standard">
      <style:text-properties officeooo:rsid="00528461" officeooo:paragraph-rsid="001f3916"/>
    </style:style>
    <style:style style:name="P54" style:family="paragraph" style:parent-style-name="Standard">
      <style:text-properties officeooo:rsid="00540aaa" officeooo:paragraph-rsid="001f3916"/>
    </style:style>
    <style:style style:name="P55" style:family="paragraph" style:parent-style-name="Standard">
      <style:text-properties officeooo:rsid="005582c1" officeooo:paragraph-rsid="001f3916"/>
    </style:style>
    <style:style style:name="P56" style:family="paragraph" style:parent-style-name="Standard">
      <style:text-properties officeooo:rsid="005730a1" officeooo:paragraph-rsid="001f3916"/>
    </style:style>
    <style:style style:name="P57" style:family="paragraph" style:parent-style-name="Standard">
      <style:text-properties officeooo:rsid="0057d8a6" officeooo:paragraph-rsid="001f3916"/>
    </style:style>
    <style:style style:name="P58" style:family="paragraph" style:parent-style-name="Standard">
      <style:text-properties officeooo:rsid="0058255c" officeooo:paragraph-rsid="001f3916"/>
    </style:style>
    <style:style style:name="P59" style:family="paragraph" style:parent-style-name="Standard">
      <style:text-properties officeooo:rsid="00583cc1" officeooo:paragraph-rsid="001f3916"/>
    </style:style>
    <style:style style:name="P60" style:family="paragraph" style:parent-style-name="Standard">
      <style:text-properties officeooo:rsid="00595620" officeooo:paragraph-rsid="001f3916"/>
    </style:style>
    <style:style style:name="P61" style:family="paragraph" style:parent-style-name="Standard">
      <style:text-properties officeooo:rsid="0059b0b9" officeooo:paragraph-rsid="001f3916"/>
    </style:style>
    <style:style style:name="P62" style:family="paragraph" style:parent-style-name="Standard">
      <style:text-properties officeooo:rsid="005a6423" officeooo:paragraph-rsid="001f3916"/>
    </style:style>
    <style:style style:name="P63" style:family="paragraph" style:parent-style-name="Standard">
      <style:text-properties officeooo:rsid="005b4717" officeooo:paragraph-rsid="001f3916"/>
    </style:style>
    <style:style style:name="P64" style:family="paragraph" style:parent-style-name="Standard">
      <style:text-properties officeooo:rsid="005d16f9" officeooo:paragraph-rsid="001f3916"/>
    </style:style>
    <style:style style:name="P65" style:family="paragraph" style:parent-style-name="Standard">
      <style:text-properties officeooo:rsid="005d47b0" officeooo:paragraph-rsid="001f3916"/>
    </style:style>
    <style:style style:name="P66" style:family="paragraph" style:parent-style-name="Standard">
      <style:text-properties officeooo:rsid="005dcf83" officeooo:paragraph-rsid="001f3916"/>
    </style:style>
    <style:style style:name="P67" style:family="paragraph" style:parent-style-name="Standard">
      <style:text-properties officeooo:rsid="005fa2bc" officeooo:paragraph-rsid="001f3916"/>
    </style:style>
    <style:style style:name="P68" style:family="paragraph" style:parent-style-name="Standard">
      <style:text-properties officeooo:rsid="005fe0ce" officeooo:paragraph-rsid="001f3916"/>
    </style:style>
    <style:style style:name="P69" style:family="paragraph" style:parent-style-name="Standard">
      <style:text-properties officeooo:rsid="00609dc2" officeooo:paragraph-rsid="001f3916"/>
    </style:style>
    <style:style style:name="P70" style:family="paragraph" style:parent-style-name="Standard">
      <style:text-properties officeooo:rsid="00620df7" officeooo:paragraph-rsid="001f3916"/>
    </style:style>
    <style:style style:name="P71" style:family="paragraph" style:parent-style-name="Standard">
      <style:text-properties officeooo:rsid="00627453" officeooo:paragraph-rsid="001f3916"/>
    </style:style>
    <style:style style:name="P72" style:family="paragraph" style:parent-style-name="Standard">
      <style:text-properties officeooo:rsid="0063f795" officeooo:paragraph-rsid="001f3916"/>
    </style:style>
    <style:style style:name="P73" style:family="paragraph" style:parent-style-name="Standard">
      <style:text-properties officeooo:rsid="0064f945" officeooo:paragraph-rsid="001f3916"/>
    </style:style>
    <style:style style:name="P74" style:family="paragraph" style:parent-style-name="Standard">
      <style:text-properties officeooo:rsid="00664173" officeooo:paragraph-rsid="001f3916"/>
    </style:style>
    <style:style style:name="P75" style:family="paragraph" style:parent-style-name="Standard">
      <style:text-properties officeooo:rsid="00676af0" officeooo:paragraph-rsid="001f3916"/>
    </style:style>
    <style:style style:name="P76" style:family="paragraph" style:parent-style-name="Standard">
      <style:text-properties officeooo:rsid="00688569" officeooo:paragraph-rsid="001f3916"/>
    </style:style>
    <style:style style:name="P77" style:family="paragraph" style:parent-style-name="Standard">
      <style:text-properties officeooo:rsid="006a2f5d" officeooo:paragraph-rsid="001f3916"/>
    </style:style>
    <style:style style:name="P78" style:family="paragraph" style:parent-style-name="Standard">
      <style:text-properties officeooo:rsid="006ad3c2" officeooo:paragraph-rsid="001f3916"/>
    </style:style>
    <style:style style:name="P79" style:family="paragraph" style:parent-style-name="Standard">
      <style:text-properties officeooo:rsid="006c9cea" officeooo:paragraph-rsid="001f3916"/>
    </style:style>
    <style:style style:name="P80" style:family="paragraph" style:parent-style-name="Standard">
      <style:text-properties officeooo:rsid="006e6aac" officeooo:paragraph-rsid="001f3916"/>
    </style:style>
    <style:style style:name="P81" style:family="paragraph" style:parent-style-name="Standard">
      <style:text-properties officeooo:rsid="006e8d71" officeooo:paragraph-rsid="001f3916"/>
    </style:style>
    <style:style style:name="P82" style:family="paragraph" style:parent-style-name="Standard">
      <style:text-properties officeooo:rsid="006eab08" officeooo:paragraph-rsid="001f3916"/>
    </style:style>
    <style:style style:name="P83" style:family="paragraph" style:parent-style-name="Standard">
      <style:text-properties officeooo:rsid="0070231f" officeooo:paragraph-rsid="001f3916"/>
    </style:style>
    <style:style style:name="P84" style:family="paragraph" style:parent-style-name="Standard">
      <style:text-properties officeooo:rsid="0071ed23" officeooo:paragraph-rsid="001f3916"/>
    </style:style>
    <style:style style:name="P85" style:family="paragraph" style:parent-style-name="Standard">
      <style:text-properties officeooo:rsid="00738652" officeooo:paragraph-rsid="001f3916"/>
    </style:style>
    <style:style style:name="P86" style:family="paragraph" style:parent-style-name="Standard">
      <style:text-properties officeooo:rsid="0074090a" officeooo:paragraph-rsid="001f3916"/>
    </style:style>
    <style:style style:name="P87" style:family="paragraph" style:parent-style-name="Standard">
      <style:text-properties officeooo:rsid="00746c26" officeooo:paragraph-rsid="001f3916"/>
    </style:style>
    <style:style style:name="P88" style:family="paragraph" style:parent-style-name="Standard">
      <style:text-properties officeooo:rsid="00755abf" officeooo:paragraph-rsid="001f3916"/>
    </style:style>
    <style:style style:name="P89" style:family="paragraph" style:parent-style-name="Standard">
      <style:text-properties officeooo:rsid="00765477" officeooo:paragraph-rsid="001f3916"/>
    </style:style>
    <style:style style:name="P90" style:family="paragraph" style:parent-style-name="Standard">
      <style:text-properties officeooo:rsid="00769e18" officeooo:paragraph-rsid="001f3916"/>
    </style:style>
    <style:style style:name="P91" style:family="paragraph" style:parent-style-name="Standard">
      <style:text-properties officeooo:rsid="007713c7" officeooo:paragraph-rsid="001f3916"/>
    </style:style>
    <style:style style:name="P92" style:family="paragraph" style:parent-style-name="Standard">
      <style:text-properties officeooo:rsid="00788914" officeooo:paragraph-rsid="001f3916"/>
    </style:style>
    <style:style style:name="P93" style:family="paragraph" style:parent-style-name="Standard">
      <style:text-properties officeooo:rsid="007b51b6" officeooo:paragraph-rsid="001f3916"/>
    </style:style>
    <style:style style:name="P94" style:family="paragraph" style:parent-style-name="Standard">
      <style:text-properties officeooo:rsid="007bb272" officeooo:paragraph-rsid="001f3916"/>
    </style:style>
    <style:style style:name="P95" style:family="paragraph" style:parent-style-name="Standard">
      <style:text-properties officeooo:rsid="007d6c6a" officeooo:paragraph-rsid="001f3916"/>
    </style:style>
    <style:style style:name="P96" style:family="paragraph" style:parent-style-name="Standard">
      <style:text-properties officeooo:rsid="007e5628" officeooo:paragraph-rsid="001f3916"/>
    </style:style>
    <style:style style:name="P97" style:family="paragraph" style:parent-style-name="Standard">
      <style:text-properties officeooo:rsid="007f4c35" officeooo:paragraph-rsid="001f3916"/>
    </style:style>
    <style:style style:name="P98" style:family="paragraph" style:parent-style-name="Standard">
      <style:text-properties officeooo:rsid="007f7fb6" officeooo:paragraph-rsid="001f3916"/>
    </style:style>
    <style:style style:name="P99" style:family="paragraph" style:parent-style-name="Standard">
      <style:text-properties officeooo:rsid="007f9ddc" officeooo:paragraph-rsid="001f3916"/>
    </style:style>
    <style:style style:name="P100" style:family="paragraph" style:parent-style-name="Standard">
      <style:text-properties officeooo:rsid="00811b4d" officeooo:paragraph-rsid="001f3916"/>
    </style:style>
    <style:style style:name="P101" style:family="paragraph" style:parent-style-name="Standard">
      <style:text-properties officeooo:rsid="00826b00" officeooo:paragraph-rsid="001f3916"/>
    </style:style>
    <style:style style:name="P102" style:family="paragraph" style:parent-style-name="Standard">
      <style:text-properties officeooo:rsid="00835fc0" officeooo:paragraph-rsid="001f3916"/>
    </style:style>
    <style:style style:name="P103" style:family="paragraph" style:parent-style-name="Standard">
      <style:text-properties officeooo:rsid="0085339c" officeooo:paragraph-rsid="001f3916"/>
    </style:style>
    <style:style style:name="P104" style:family="paragraph" style:parent-style-name="Standard">
      <style:text-properties officeooo:rsid="0085f8fc" officeooo:paragraph-rsid="001f3916"/>
    </style:style>
    <style:style style:name="P105" style:family="paragraph" style:parent-style-name="Standard">
      <style:text-properties officeooo:rsid="0087f87d" officeooo:paragraph-rsid="001f3916"/>
    </style:style>
    <style:style style:name="P106" style:family="paragraph" style:parent-style-name="Standard">
      <style:text-properties officeooo:rsid="00885c77" officeooo:paragraph-rsid="001f3916"/>
    </style:style>
    <style:style style:name="P107" style:family="paragraph" style:parent-style-name="Standard">
      <style:text-properties officeooo:rsid="00895792" officeooo:paragraph-rsid="001f3916"/>
    </style:style>
    <style:style style:name="P108" style:family="paragraph" style:parent-style-name="Standard">
      <style:text-properties officeooo:rsid="008a4414" officeooo:paragraph-rsid="001f3916"/>
    </style:style>
    <style:style style:name="P109" style:family="paragraph" style:parent-style-name="Standard">
      <style:text-properties officeooo:rsid="008ce27a" officeooo:paragraph-rsid="001f3916"/>
    </style:style>
    <style:style style:name="P110" style:family="paragraph" style:parent-style-name="Standard">
      <style:text-properties officeooo:rsid="008d9c45" officeooo:paragraph-rsid="001f3916"/>
    </style:style>
    <style:style style:name="P111" style:family="paragraph" style:parent-style-name="Standard">
      <style:text-properties officeooo:rsid="008e8458" officeooo:paragraph-rsid="001f3916"/>
    </style:style>
    <style:style style:name="P112" style:family="paragraph" style:parent-style-name="Standard">
      <style:text-properties officeooo:rsid="009042e0" officeooo:paragraph-rsid="001f3916"/>
    </style:style>
    <style:style style:name="P113" style:family="paragraph" style:parent-style-name="Standard">
      <style:text-properties officeooo:rsid="0091a6ce" officeooo:paragraph-rsid="001f3916"/>
    </style:style>
    <style:style style:name="P114" style:family="paragraph" style:parent-style-name="Standard">
      <style:text-properties officeooo:rsid="009383cc" officeooo:paragraph-rsid="001f3916"/>
    </style:style>
    <style:style style:name="P115" style:family="paragraph" style:parent-style-name="Standard">
      <style:text-properties officeooo:rsid="00950641" officeooo:paragraph-rsid="001f3916"/>
    </style:style>
    <style:style style:name="P116" style:family="paragraph" style:parent-style-name="Standard">
      <style:text-properties officeooo:rsid="00961dc4" officeooo:paragraph-rsid="001f3916"/>
    </style:style>
    <style:style style:name="P117" style:family="paragraph" style:parent-style-name="Standard">
      <style:text-properties officeooo:rsid="0096acd1" officeooo:paragraph-rsid="001f3916"/>
    </style:style>
    <style:style style:name="P118" style:family="paragraph" style:parent-style-name="Standard">
      <style:text-properties officeooo:rsid="009782ec" officeooo:paragraph-rsid="001f3916"/>
    </style:style>
    <style:style style:name="P119" style:family="paragraph" style:parent-style-name="Standard">
      <style:text-properties officeooo:rsid="009812ab" officeooo:paragraph-rsid="001f3916"/>
    </style:style>
    <style:style style:name="P120" style:family="paragraph" style:parent-style-name="Standard">
      <style:text-properties officeooo:rsid="0098d106" officeooo:paragraph-rsid="001f3916"/>
    </style:style>
    <style:style style:name="P121" style:family="paragraph" style:parent-style-name="Standard">
      <style:text-properties officeooo:rsid="0098db6f" officeooo:paragraph-rsid="001f3916"/>
    </style:style>
    <style:style style:name="P122" style:family="paragraph" style:parent-style-name="Standard">
      <style:text-properties officeooo:rsid="009ad779" officeooo:paragraph-rsid="001f3916"/>
    </style:style>
    <style:style style:name="P123" style:family="paragraph" style:parent-style-name="Standard">
      <style:text-properties officeooo:rsid="009b764c" officeooo:paragraph-rsid="001f3916"/>
    </style:style>
    <style:style style:name="P124" style:family="paragraph" style:parent-style-name="Standard">
      <style:text-properties officeooo:rsid="009c0087" officeooo:paragraph-rsid="001f3916"/>
    </style:style>
    <style:style style:name="P125" style:family="paragraph" style:parent-style-name="Standard">
      <style:text-properties officeooo:rsid="009c134a" officeooo:paragraph-rsid="001f3916"/>
    </style:style>
    <style:style style:name="P126" style:family="paragraph" style:parent-style-name="Standard">
      <style:text-properties officeooo:rsid="009df0c4" officeooo:paragraph-rsid="001f3916"/>
    </style:style>
    <style:style style:name="P127" style:family="paragraph" style:parent-style-name="Standard">
      <style:text-properties officeooo:rsid="009e49a9" officeooo:paragraph-rsid="001f3916"/>
    </style:style>
    <style:style style:name="P128" style:family="paragraph" style:parent-style-name="Standard">
      <style:text-properties officeooo:rsid="009ffb3e" officeooo:paragraph-rsid="001f3916"/>
    </style:style>
    <style:style style:name="P129" style:family="paragraph" style:parent-style-name="Standard">
      <style:text-properties officeooo:rsid="00a0fd63" officeooo:paragraph-rsid="001f3916"/>
    </style:style>
    <style:style style:name="P130" style:family="paragraph" style:parent-style-name="Standard">
      <style:text-properties officeooo:rsid="00a25bfa" officeooo:paragraph-rsid="001f3916"/>
    </style:style>
    <style:style style:name="P131" style:family="paragraph" style:parent-style-name="Standard">
      <style:text-properties officeooo:rsid="00a4490c" officeooo:paragraph-rsid="001f3916"/>
    </style:style>
    <style:style style:name="P132" style:family="paragraph" style:parent-style-name="Standard">
      <style:text-properties officeooo:rsid="00a5e066" officeooo:paragraph-rsid="001f3916"/>
    </style:style>
    <style:style style:name="P133" style:family="paragraph" style:parent-style-name="Standard">
      <style:text-properties officeooo:rsid="00a7a6be" officeooo:paragraph-rsid="001f3916"/>
    </style:style>
    <style:style style:name="P134" style:family="paragraph" style:parent-style-name="Standard">
      <style:text-properties officeooo:rsid="00a91877" officeooo:paragraph-rsid="001f3916"/>
    </style:style>
    <style:style style:name="P135" style:family="paragraph" style:parent-style-name="Standard">
      <style:text-properties officeooo:rsid="00a976ba" officeooo:paragraph-rsid="001f3916"/>
    </style:style>
    <style:style style:name="P136" style:family="paragraph" style:parent-style-name="Standard">
      <style:text-properties officeooo:rsid="00aa9e7f" officeooo:paragraph-rsid="001f3916"/>
    </style:style>
    <style:style style:name="P137" style:family="paragraph" style:parent-style-name="Standard">
      <style:text-properties officeooo:rsid="00ab3fa4" officeooo:paragraph-rsid="001f3916"/>
    </style:style>
    <style:style style:name="P138" style:family="paragraph" style:parent-style-name="Standard">
      <style:text-properties officeooo:rsid="00ac5eff" officeooo:paragraph-rsid="001f3916"/>
    </style:style>
    <style:style style:name="P139" style:family="paragraph" style:parent-style-name="Standard">
      <style:text-properties officeooo:rsid="0105a711" officeooo:paragraph-rsid="001f3916"/>
    </style:style>
    <style:style style:name="P140" style:family="paragraph" style:parent-style-name="Standard">
      <style:text-properties officeooo:rsid="000682b1" officeooo:paragraph-rsid="001f3916"/>
    </style:style>
    <style:style style:name="P141" style:family="paragraph" style:parent-style-name="Standard">
      <style:text-properties officeooo:rsid="00090bc5" officeooo:paragraph-rsid="001f3916"/>
    </style:style>
    <style:style style:name="P142" style:family="paragraph" style:parent-style-name="Standard">
      <style:text-properties officeooo:rsid="0009fec4" officeooo:paragraph-rsid="001f3916"/>
    </style:style>
    <style:style style:name="P143" style:family="paragraph" style:parent-style-name="Standard">
      <style:text-properties officeooo:rsid="000aa30f" officeooo:paragraph-rsid="001f3916"/>
    </style:style>
    <style:style style:name="P144" style:family="paragraph" style:parent-style-name="Standard">
      <style:text-properties officeooo:rsid="000ab7e0" officeooo:paragraph-rsid="001f3916"/>
    </style:style>
    <style:style style:name="P145" style:family="paragraph" style:parent-style-name="Standard">
      <style:text-properties officeooo:rsid="000d2e8f" officeooo:paragraph-rsid="001f3916"/>
    </style:style>
    <style:style style:name="P146" style:family="paragraph" style:parent-style-name="Standard">
      <style:text-properties officeooo:rsid="000f00d8" officeooo:paragraph-rsid="001f3916"/>
    </style:style>
    <style:style style:name="P147" style:family="paragraph" style:parent-style-name="Standard">
      <style:text-properties officeooo:rsid="000f43eb" officeooo:paragraph-rsid="001f3916"/>
    </style:style>
    <style:style style:name="P148" style:family="paragraph" style:parent-style-name="Standard">
      <style:text-properties officeooo:rsid="0010f46f" officeooo:paragraph-rsid="001f3916"/>
    </style:style>
    <style:style style:name="P149" style:family="paragraph" style:parent-style-name="Standard">
      <style:text-properties officeooo:rsid="00113d06" officeooo:paragraph-rsid="001f3916"/>
    </style:style>
    <style:style style:name="P150" style:family="paragraph" style:parent-style-name="Standard">
      <style:text-properties officeooo:rsid="00118efa" officeooo:paragraph-rsid="001f3916"/>
    </style:style>
    <style:style style:name="P151" style:family="paragraph" style:parent-style-name="Standard">
      <style:text-properties officeooo:rsid="00123a67" officeooo:paragraph-rsid="001f3916"/>
    </style:style>
    <style:style style:name="P152" style:family="paragraph" style:parent-style-name="Standard">
      <style:text-properties officeooo:rsid="00143353" officeooo:paragraph-rsid="001f3916"/>
    </style:style>
    <style:style style:name="P153" style:family="paragraph" style:parent-style-name="Standard">
      <style:text-properties officeooo:rsid="001467b8" officeooo:paragraph-rsid="001f3916"/>
    </style:style>
    <style:style style:name="P154" style:family="paragraph" style:parent-style-name="Standard">
      <style:text-properties officeooo:rsid="0014d5aa" officeooo:paragraph-rsid="001f3916"/>
    </style:style>
    <style:style style:name="P155" style:family="paragraph" style:parent-style-name="Standard">
      <style:text-properties officeooo:rsid="0015f5e2" officeooo:paragraph-rsid="001f3916"/>
    </style:style>
    <style:style style:name="P156" style:family="paragraph" style:parent-style-name="Standard">
      <style:text-properties officeooo:rsid="001675f6" officeooo:paragraph-rsid="001f3916"/>
    </style:style>
    <style:style style:name="P157" style:family="paragraph" style:parent-style-name="Standard">
      <style:text-properties officeooo:rsid="0018642c" officeooo:paragraph-rsid="001f3916"/>
    </style:style>
    <style:style style:name="P158" style:family="paragraph" style:parent-style-name="Standard">
      <style:text-properties officeooo:rsid="0019312c" officeooo:paragraph-rsid="001f3916"/>
    </style:style>
    <style:style style:name="P159" style:family="paragraph" style:parent-style-name="Standard">
      <style:text-properties officeooo:rsid="001afd4c" officeooo:paragraph-rsid="001f3916"/>
    </style:style>
    <style:style style:name="P160" style:family="paragraph" style:parent-style-name="Standard">
      <style:text-properties officeooo:rsid="001c9ae8" officeooo:paragraph-rsid="001f3916"/>
    </style:style>
    <style:style style:name="P161" style:family="paragraph" style:parent-style-name="Standard">
      <style:text-properties officeooo:rsid="001dd6d5" officeooo:paragraph-rsid="001f3916"/>
    </style:style>
    <style:style style:name="P162" style:family="paragraph" style:parent-style-name="Standard">
      <style:text-properties officeooo:rsid="0021431a" officeooo:paragraph-rsid="001f3916"/>
    </style:style>
    <style:style style:name="P163" style:family="paragraph" style:parent-style-name="Standard">
      <style:text-properties officeooo:rsid="0023288b" officeooo:paragraph-rsid="001f3916"/>
    </style:style>
    <style:style style:name="P164" style:family="paragraph" style:parent-style-name="Standard">
      <style:text-properties officeooo:rsid="0024002a" officeooo:paragraph-rsid="001f3916"/>
    </style:style>
    <style:style style:name="P165" style:family="paragraph" style:parent-style-name="Standard">
      <style:text-properties officeooo:rsid="00259f84" officeooo:paragraph-rsid="001f3916"/>
    </style:style>
    <style:style style:name="P166" style:family="paragraph" style:parent-style-name="Standard">
      <style:text-properties officeooo:rsid="0025da70" officeooo:paragraph-rsid="001f3916"/>
    </style:style>
    <style:style style:name="P167" style:family="paragraph" style:parent-style-name="Standard">
      <style:text-properties officeooo:rsid="0027e4e9" officeooo:paragraph-rsid="001f3916"/>
    </style:style>
    <style:style style:name="P168" style:family="paragraph" style:parent-style-name="Standard">
      <style:text-properties officeooo:rsid="0028af56" officeooo:paragraph-rsid="001f3916"/>
    </style:style>
    <style:style style:name="P169" style:family="paragraph" style:parent-style-name="Standard">
      <style:text-properties officeooo:rsid="002a30da" officeooo:paragraph-rsid="001f3916"/>
    </style:style>
    <style:style style:name="P170" style:family="paragraph" style:parent-style-name="Standard">
      <style:text-properties officeooo:rsid="002b8f2f" officeooo:paragraph-rsid="001f3916"/>
    </style:style>
    <style:style style:name="P171" style:family="paragraph" style:parent-style-name="Standard">
      <style:text-properties officeooo:rsid="002d19ac" officeooo:paragraph-rsid="001f3916"/>
    </style:style>
    <style:style style:name="P172" style:family="paragraph" style:parent-style-name="Standard">
      <style:text-properties officeooo:rsid="002e52b3" officeooo:paragraph-rsid="001f3916"/>
    </style:style>
    <style:style style:name="P173" style:family="paragraph" style:parent-style-name="Standard">
      <style:text-properties officeooo:rsid="002f2ccb" officeooo:paragraph-rsid="001f3916"/>
    </style:style>
    <style:style style:name="P174" style:family="paragraph" style:parent-style-name="Standard">
      <style:text-properties officeooo:rsid="003071b9" officeooo:paragraph-rsid="001f3916"/>
    </style:style>
    <style:style style:name="P175" style:family="paragraph" style:parent-style-name="Standard">
      <style:text-properties officeooo:rsid="0030cfed" officeooo:paragraph-rsid="001f3916"/>
    </style:style>
    <style:style style:name="P176" style:family="paragraph" style:parent-style-name="Standard">
      <style:text-properties officeooo:rsid="0031087d" officeooo:paragraph-rsid="001f3916"/>
    </style:style>
    <style:style style:name="P177" style:family="paragraph" style:parent-style-name="Standard">
      <style:text-properties officeooo:rsid="0032a439" officeooo:paragraph-rsid="001f3916"/>
    </style:style>
    <style:style style:name="P178" style:family="paragraph" style:parent-style-name="Standard">
      <style:text-properties officeooo:rsid="003430a2" officeooo:paragraph-rsid="001f3916"/>
    </style:style>
    <style:style style:name="P179" style:family="paragraph" style:parent-style-name="Standard">
      <style:text-properties officeooo:rsid="00369175" officeooo:paragraph-rsid="001f3916"/>
    </style:style>
    <style:style style:name="P180" style:family="paragraph" style:parent-style-name="Standard">
      <style:text-properties officeooo:rsid="00378dc1" officeooo:paragraph-rsid="001f3916"/>
    </style:style>
    <style:style style:name="P181" style:family="paragraph" style:parent-style-name="Standard">
      <style:text-properties officeooo:rsid="0038e041" officeooo:paragraph-rsid="001f3916"/>
    </style:style>
    <style:style style:name="P182" style:family="paragraph" style:parent-style-name="Standard">
      <style:text-properties officeooo:rsid="0039f079" officeooo:paragraph-rsid="001f3916"/>
    </style:style>
    <style:style style:name="P183" style:family="paragraph" style:parent-style-name="Standard">
      <style:text-properties officeooo:rsid="003b9061" officeooo:paragraph-rsid="001f3916"/>
    </style:style>
    <style:style style:name="P184" style:family="paragraph" style:parent-style-name="Standard">
      <style:text-properties officeooo:rsid="003e958c" officeooo:paragraph-rsid="001f3916"/>
    </style:style>
    <style:style style:name="P185" style:family="paragraph" style:parent-style-name="Standard">
      <style:text-properties officeooo:rsid="00405ab8" officeooo:paragraph-rsid="001f3916"/>
    </style:style>
    <style:style style:name="P186" style:family="paragraph" style:parent-style-name="Standard">
      <style:text-properties officeooo:rsid="0040ff20" officeooo:paragraph-rsid="001f3916"/>
    </style:style>
    <style:style style:name="P187" style:family="paragraph" style:parent-style-name="Standard">
      <style:text-properties officeooo:rsid="00427382" officeooo:paragraph-rsid="001f3916"/>
    </style:style>
    <style:style style:name="P188" style:family="paragraph" style:parent-style-name="Standard">
      <style:text-properties officeooo:rsid="00438829" officeooo:paragraph-rsid="001f3916"/>
    </style:style>
    <style:style style:name="P189" style:family="paragraph" style:parent-style-name="Standard">
      <style:text-properties officeooo:rsid="00453d40" officeooo:paragraph-rsid="001f3916"/>
    </style:style>
    <style:style style:name="P190" style:family="paragraph" style:parent-style-name="Standard">
      <style:text-properties officeooo:rsid="00458377" officeooo:paragraph-rsid="001f3916"/>
    </style:style>
    <style:style style:name="P191" style:family="paragraph" style:parent-style-name="Standard">
      <style:text-properties officeooo:rsid="004593ec" officeooo:paragraph-rsid="001f3916"/>
    </style:style>
    <style:style style:name="P192" style:family="paragraph" style:parent-style-name="Standard">
      <style:text-properties officeooo:rsid="004614f4" officeooo:paragraph-rsid="001f3916"/>
    </style:style>
    <style:style style:name="P193" style:family="paragraph" style:parent-style-name="Standard">
      <style:text-properties officeooo:rsid="0046bf02" officeooo:paragraph-rsid="001f3916"/>
    </style:style>
    <style:style style:name="P194" style:family="paragraph" style:parent-style-name="Standard">
      <style:text-properties officeooo:rsid="00479d04" officeooo:paragraph-rsid="001f3916"/>
    </style:style>
    <style:style style:name="P195" style:family="paragraph" style:parent-style-name="Standard">
      <style:text-properties officeooo:rsid="00495348" officeooo:paragraph-rsid="001f3916"/>
    </style:style>
    <style:style style:name="P196" style:family="paragraph" style:parent-style-name="Standard">
      <style:text-properties officeooo:rsid="0049fb50" officeooo:paragraph-rsid="001f3916"/>
    </style:style>
    <style:style style:name="P197" style:family="paragraph" style:parent-style-name="Standard">
      <style:text-properties officeooo:rsid="004d04fc" officeooo:paragraph-rsid="001f3916"/>
    </style:style>
    <style:style style:name="P198" style:family="paragraph" style:parent-style-name="Standard">
      <style:text-properties officeooo:rsid="005017c9" officeooo:paragraph-rsid="001f3916"/>
    </style:style>
    <style:style style:name="P199" style:family="paragraph" style:parent-style-name="Standard">
      <style:text-properties officeooo:rsid="005123b9" officeooo:paragraph-rsid="001f3916"/>
    </style:style>
    <style:style style:name="P200" style:family="paragraph" style:parent-style-name="Standard">
      <style:text-properties officeooo:rsid="00527e0f" officeooo:paragraph-rsid="001f3916"/>
    </style:style>
    <style:style style:name="P201" style:family="paragraph" style:parent-style-name="Standard">
      <style:text-properties officeooo:rsid="0052ec31" officeooo:paragraph-rsid="001f3916"/>
    </style:style>
    <style:style style:name="P202" style:family="paragraph" style:parent-style-name="Standard">
      <style:text-properties officeooo:rsid="0054a514" officeooo:paragraph-rsid="001f3916"/>
    </style:style>
    <style:style style:name="P203" style:family="paragraph" style:parent-style-name="Standard">
      <style:text-properties officeooo:rsid="0056318f" officeooo:paragraph-rsid="001f3916"/>
    </style:style>
    <style:style style:name="P204" style:family="paragraph" style:parent-style-name="Standard">
      <style:text-properties officeooo:rsid="005828b2" officeooo:paragraph-rsid="001f3916"/>
    </style:style>
    <style:style style:name="P205" style:family="paragraph" style:parent-style-name="Standard">
      <style:text-properties officeooo:rsid="0058b38b" officeooo:paragraph-rsid="001f3916"/>
    </style:style>
    <style:style style:name="P206" style:family="paragraph" style:parent-style-name="Standard">
      <style:text-properties officeooo:rsid="00594cce" officeooo:paragraph-rsid="001f3916"/>
    </style:style>
    <style:style style:name="P207" style:family="paragraph" style:parent-style-name="Standard">
      <style:text-properties officeooo:rsid="005ba3a6" officeooo:paragraph-rsid="001f3916"/>
    </style:style>
    <style:style style:name="P208" style:family="paragraph" style:parent-style-name="Standard">
      <style:text-properties officeooo:rsid="005be7de" officeooo:paragraph-rsid="001f3916"/>
    </style:style>
    <style:style style:name="P209" style:family="paragraph" style:parent-style-name="Standard">
      <style:text-properties officeooo:rsid="005d401f" officeooo:paragraph-rsid="001f3916"/>
    </style:style>
    <style:style style:name="P210" style:family="paragraph" style:parent-style-name="Standard">
      <style:text-properties officeooo:rsid="005d812f" officeooo:paragraph-rsid="001f3916"/>
    </style:style>
    <style:style style:name="P211" style:family="paragraph" style:parent-style-name="Standard">
      <style:text-properties officeooo:rsid="005d9eb1" officeooo:paragraph-rsid="001f3916"/>
    </style:style>
    <style:style style:name="P212" style:family="paragraph" style:parent-style-name="Standard">
      <style:text-properties officeooo:rsid="005e4409" officeooo:paragraph-rsid="001f3916"/>
    </style:style>
    <style:style style:name="P213" style:family="paragraph" style:parent-style-name="Standard">
      <style:text-properties officeooo:rsid="0060fd72" officeooo:paragraph-rsid="001f3916"/>
    </style:style>
    <style:style style:name="P214" style:family="paragraph" style:parent-style-name="Standard">
      <style:text-properties officeooo:rsid="00628dca" officeooo:paragraph-rsid="001f3916"/>
    </style:style>
    <style:style style:name="P215" style:family="paragraph" style:parent-style-name="Standard">
      <style:text-properties officeooo:rsid="0065651d" officeooo:paragraph-rsid="001f3916"/>
    </style:style>
    <style:style style:name="P216" style:family="paragraph" style:parent-style-name="Standard">
      <style:text-properties officeooo:rsid="0066f290" officeooo:paragraph-rsid="001f3916"/>
    </style:style>
    <style:style style:name="P217" style:family="paragraph" style:parent-style-name="Standard">
      <style:text-properties officeooo:rsid="006855b2" officeooo:paragraph-rsid="001f3916"/>
    </style:style>
    <style:style style:name="P218" style:family="paragraph" style:parent-style-name="Standard">
      <style:text-properties officeooo:rsid="00699456" officeooo:paragraph-rsid="001f3916"/>
    </style:style>
    <style:style style:name="P219" style:family="paragraph" style:parent-style-name="Standard">
      <style:text-properties officeooo:rsid="006b13a5" officeooo:paragraph-rsid="001f3916"/>
    </style:style>
    <style:style style:name="P220" style:family="paragraph" style:parent-style-name="Standard">
      <style:text-properties officeooo:rsid="006c362b" officeooo:paragraph-rsid="001f3916"/>
    </style:style>
    <style:style style:name="P221" style:family="paragraph" style:parent-style-name="Standard">
      <style:text-properties officeooo:rsid="006c4e19" officeooo:paragraph-rsid="001f3916"/>
    </style:style>
    <style:style style:name="P222" style:family="paragraph" style:parent-style-name="Standard">
      <style:text-properties officeooo:rsid="006e9ffe" officeooo:paragraph-rsid="001f3916"/>
    </style:style>
    <style:style style:name="P223" style:family="paragraph" style:parent-style-name="Standard">
      <style:text-properties officeooo:rsid="007098a3" officeooo:paragraph-rsid="001f3916"/>
    </style:style>
    <style:style style:name="P224" style:family="paragraph" style:parent-style-name="Standard">
      <style:text-properties officeooo:rsid="0070d87e" officeooo:paragraph-rsid="001f3916"/>
    </style:style>
    <style:style style:name="P225" style:family="paragraph" style:parent-style-name="Standard">
      <style:text-properties officeooo:rsid="0071268c" officeooo:paragraph-rsid="001f3916"/>
    </style:style>
    <style:style style:name="P226" style:family="paragraph" style:parent-style-name="Standard">
      <style:text-properties officeooo:rsid="00726bf7" officeooo:paragraph-rsid="001f3916"/>
    </style:style>
    <style:style style:name="P227" style:family="paragraph" style:parent-style-name="Standard">
      <style:text-properties officeooo:rsid="00745304" officeooo:paragraph-rsid="001f3916"/>
    </style:style>
    <style:style style:name="P228" style:family="paragraph" style:parent-style-name="Standard">
      <style:text-properties officeooo:rsid="00761ad4" officeooo:paragraph-rsid="001f3916"/>
    </style:style>
    <style:style style:name="P229" style:family="paragraph" style:parent-style-name="Standard">
      <style:text-properties officeooo:rsid="0076cd3b" officeooo:paragraph-rsid="001f3916"/>
    </style:style>
    <style:style style:name="P230" style:family="paragraph" style:parent-style-name="Standard">
      <style:text-properties officeooo:rsid="00783ac9" officeooo:paragraph-rsid="001f3916"/>
    </style:style>
    <style:style style:name="P231" style:family="paragraph" style:parent-style-name="Standard">
      <style:text-properties officeooo:rsid="0079d78d" officeooo:paragraph-rsid="001f3916"/>
    </style:style>
    <style:style style:name="P232" style:family="paragraph" style:parent-style-name="Standard">
      <style:text-properties officeooo:rsid="007bfcaa" officeooo:paragraph-rsid="001f3916"/>
    </style:style>
    <style:style style:name="P233" style:family="paragraph" style:parent-style-name="Standard">
      <style:text-properties officeooo:rsid="007dde39" officeooo:paragraph-rsid="001f3916"/>
    </style:style>
    <style:style style:name="P234" style:family="paragraph" style:parent-style-name="Standard">
      <style:text-properties officeooo:rsid="007e8627" officeooo:paragraph-rsid="001f3916"/>
    </style:style>
    <style:style style:name="P235" style:family="paragraph" style:parent-style-name="Standard">
      <style:text-properties officeooo:rsid="007f847a" officeooo:paragraph-rsid="001f3916"/>
    </style:style>
    <style:style style:name="P236" style:family="paragraph" style:parent-style-name="Standard">
      <style:text-properties officeooo:rsid="007ff668" officeooo:paragraph-rsid="001f3916"/>
    </style:style>
    <style:style style:name="P237" style:family="paragraph" style:parent-style-name="Standard">
      <style:text-properties officeooo:rsid="00841b5d" officeooo:paragraph-rsid="001f3916"/>
    </style:style>
    <style:style style:name="P238" style:family="paragraph" style:parent-style-name="Standard">
      <style:text-properties officeooo:rsid="00863365" officeooo:paragraph-rsid="001f3916"/>
    </style:style>
    <style:style style:name="P239" style:family="paragraph" style:parent-style-name="Standard">
      <style:text-properties officeooo:rsid="00863ec1" officeooo:paragraph-rsid="001f3916"/>
    </style:style>
    <style:style style:name="P240" style:family="paragraph" style:parent-style-name="Standard">
      <style:text-properties officeooo:rsid="0087a7db" officeooo:paragraph-rsid="001f3916"/>
    </style:style>
    <style:style style:name="P241" style:family="paragraph" style:parent-style-name="Standard">
      <style:text-properties officeooo:rsid="0088ead5" officeooo:paragraph-rsid="001f3916"/>
    </style:style>
    <style:style style:name="P242" style:family="paragraph" style:parent-style-name="Standard">
      <style:text-properties officeooo:rsid="008b06b0" officeooo:paragraph-rsid="001f3916"/>
    </style:style>
    <style:style style:name="P243" style:family="paragraph" style:parent-style-name="Standard">
      <style:text-properties officeooo:rsid="008bd766" officeooo:paragraph-rsid="001f3916"/>
    </style:style>
    <style:style style:name="P244" style:family="paragraph" style:parent-style-name="Standard">
      <style:text-properties officeooo:rsid="008d11fe" officeooo:paragraph-rsid="001f3916"/>
    </style:style>
    <style:style style:name="P245" style:family="paragraph" style:parent-style-name="Standard">
      <style:text-properties officeooo:rsid="008e11c1" officeooo:paragraph-rsid="001f3916"/>
    </style:style>
    <style:style style:name="P246" style:family="paragraph" style:parent-style-name="Standard">
      <style:text-properties officeooo:rsid="008ed96c" officeooo:paragraph-rsid="001f3916"/>
    </style:style>
    <style:style style:name="P247" style:family="paragraph" style:parent-style-name="Standard">
      <style:text-properties officeooo:rsid="0090129e" officeooo:paragraph-rsid="001f3916"/>
    </style:style>
    <style:style style:name="P248" style:family="paragraph" style:parent-style-name="Standard">
      <style:text-properties officeooo:rsid="00919009" officeooo:paragraph-rsid="001f3916"/>
    </style:style>
    <style:style style:name="P249" style:family="paragraph" style:parent-style-name="Standard">
      <style:text-properties officeooo:rsid="00922b36" officeooo:paragraph-rsid="001f3916"/>
    </style:style>
    <style:style style:name="P250" style:family="paragraph" style:parent-style-name="Standard">
      <style:text-properties officeooo:rsid="0094613e" officeooo:paragraph-rsid="001f3916"/>
    </style:style>
    <style:style style:name="P251" style:family="paragraph" style:parent-style-name="Standard">
      <style:text-properties officeooo:rsid="00968f27" officeooo:paragraph-rsid="001f3916"/>
    </style:style>
    <style:style style:name="P252" style:family="paragraph" style:parent-style-name="Standard">
      <style:text-properties officeooo:rsid="0099cf5d" officeooo:paragraph-rsid="001f3916"/>
    </style:style>
    <style:style style:name="P253" style:family="paragraph" style:parent-style-name="Standard">
      <style:text-properties officeooo:rsid="009bb6a3" officeooo:paragraph-rsid="001f3916"/>
    </style:style>
    <style:style style:name="P254" style:family="paragraph" style:parent-style-name="Standard">
      <style:text-properties officeooo:rsid="009cfdbc" officeooo:paragraph-rsid="001f3916"/>
    </style:style>
    <style:style style:name="P255" style:family="paragraph" style:parent-style-name="Standard">
      <style:text-properties officeooo:rsid="009d72ea" officeooo:paragraph-rsid="001f3916"/>
    </style:style>
    <style:style style:name="P256" style:family="paragraph" style:parent-style-name="Standard">
      <style:text-properties officeooo:rsid="00a07eb9" officeooo:paragraph-rsid="001f3916"/>
    </style:style>
    <style:style style:name="P257" style:family="paragraph" style:parent-style-name="Standard">
      <style:text-properties officeooo:rsid="00a22aa9" officeooo:paragraph-rsid="001f3916"/>
    </style:style>
    <style:style style:name="P258" style:family="paragraph" style:parent-style-name="Standard">
      <style:text-properties officeooo:rsid="00a3350f" officeooo:paragraph-rsid="001f3916"/>
    </style:style>
    <style:style style:name="P259" style:family="paragraph" style:parent-style-name="Standard">
      <style:text-properties officeooo:rsid="00a34ce0" officeooo:paragraph-rsid="001f3916"/>
    </style:style>
    <style:style style:name="P260" style:family="paragraph" style:parent-style-name="Standard">
      <style:text-properties officeooo:rsid="00a563da" officeooo:paragraph-rsid="001f3916"/>
    </style:style>
    <style:style style:name="P261" style:family="paragraph" style:parent-style-name="Standard">
      <style:text-properties officeooo:rsid="00a72fee" officeooo:paragraph-rsid="001f3916"/>
    </style:style>
    <style:style style:name="P262" style:family="paragraph" style:parent-style-name="Standard">
      <style:text-properties officeooo:rsid="00a89719" officeooo:paragraph-rsid="001f3916"/>
    </style:style>
    <style:style style:name="P263" style:family="paragraph" style:parent-style-name="Standard">
      <style:text-properties officeooo:rsid="00abfc5f" officeooo:paragraph-rsid="001f3916"/>
    </style:style>
    <style:style style:name="P264" style:family="paragraph" style:parent-style-name="Standard">
      <style:text-properties officeooo:rsid="00ad20d9" officeooo:paragraph-rsid="001f3916"/>
    </style:style>
    <style:style style:name="P265" style:family="paragraph" style:parent-style-name="Standard">
      <style:text-properties officeooo:rsid="00ad51dc" officeooo:paragraph-rsid="001f3916"/>
    </style:style>
    <style:style style:name="P266" style:family="paragraph" style:parent-style-name="Standard">
      <style:text-properties officeooo:rsid="00af40ea" officeooo:paragraph-rsid="001f3916"/>
    </style:style>
    <style:style style:name="P267" style:family="paragraph" style:parent-style-name="Standard">
      <style:text-properties officeooo:rsid="00b09657" officeooo:paragraph-rsid="001f3916"/>
    </style:style>
    <style:style style:name="P268" style:family="paragraph" style:parent-style-name="Standard">
      <style:text-properties officeooo:rsid="00b0d1ca" officeooo:paragraph-rsid="001f3916"/>
    </style:style>
    <style:style style:name="P269" style:family="paragraph" style:parent-style-name="Standard">
      <style:text-properties officeooo:rsid="00b13f84" officeooo:paragraph-rsid="001f3916"/>
    </style:style>
    <style:style style:name="P270" style:family="paragraph" style:parent-style-name="Standard">
      <style:text-properties officeooo:rsid="00b2515d" officeooo:paragraph-rsid="001f3916"/>
    </style:style>
    <style:style style:name="P271" style:family="paragraph" style:parent-style-name="Standard">
      <style:text-properties officeooo:rsid="00b4ae4c" officeooo:paragraph-rsid="001f3916"/>
    </style:style>
    <style:style style:name="P272" style:family="paragraph" style:parent-style-name="Standard">
      <style:text-properties officeooo:rsid="00b4f619" officeooo:paragraph-rsid="001f3916"/>
    </style:style>
    <style:style style:name="P273" style:family="paragraph" style:parent-style-name="Standard">
      <style:text-properties officeooo:rsid="00b5e955" officeooo:paragraph-rsid="001f3916"/>
    </style:style>
    <style:style style:name="P274" style:family="paragraph" style:parent-style-name="Standard">
      <style:text-properties officeooo:rsid="00b6e14e" officeooo:paragraph-rsid="001f3916"/>
    </style:style>
    <style:style style:name="P275" style:family="paragraph" style:parent-style-name="Standard">
      <style:text-properties officeooo:rsid="00b76b32" officeooo:paragraph-rsid="001f3916"/>
    </style:style>
    <style:style style:name="P276" style:family="paragraph" style:parent-style-name="Standard">
      <style:text-properties officeooo:rsid="00b8636c" officeooo:paragraph-rsid="001f3916"/>
    </style:style>
    <style:style style:name="P277" style:family="paragraph" style:parent-style-name="Standard">
      <style:text-properties officeooo:rsid="00b90233" officeooo:paragraph-rsid="001f3916"/>
    </style:style>
    <style:style style:name="P278" style:family="paragraph" style:parent-style-name="Standard">
      <style:text-properties officeooo:rsid="00ba4942" officeooo:paragraph-rsid="001f3916"/>
    </style:style>
    <style:style style:name="P279" style:family="paragraph" style:parent-style-name="Standard">
      <style:text-properties officeooo:rsid="00ba7f2b" officeooo:paragraph-rsid="001f3916"/>
    </style:style>
    <style:style style:name="P280" style:family="paragraph" style:parent-style-name="Standard">
      <style:text-properties officeooo:rsid="00bc4469" officeooo:paragraph-rsid="001f3916"/>
    </style:style>
    <style:style style:name="P281" style:family="paragraph" style:parent-style-name="Standard">
      <style:text-properties officeooo:rsid="00bc87db" officeooo:paragraph-rsid="001f3916"/>
    </style:style>
    <style:style style:name="P282" style:family="paragraph" style:parent-style-name="Standard">
      <style:text-properties officeooo:rsid="00bd28e3" officeooo:paragraph-rsid="001f3916"/>
    </style:style>
    <style:style style:name="P283" style:family="paragraph" style:parent-style-name="Standard">
      <style:text-properties officeooo:rsid="00bd577b" officeooo:paragraph-rsid="001f3916"/>
    </style:style>
    <style:style style:name="P284" style:family="paragraph" style:parent-style-name="Standard">
      <style:text-properties officeooo:rsid="00bd78c1" officeooo:paragraph-rsid="001f3916"/>
    </style:style>
    <style:style style:name="P285" style:family="paragraph" style:parent-style-name="Standard">
      <style:text-properties officeooo:rsid="00be3a58" officeooo:paragraph-rsid="001f3916"/>
    </style:style>
    <style:style style:name="P286" style:family="paragraph" style:parent-style-name="Standard">
      <style:text-properties officeooo:rsid="00bf2bed" officeooo:paragraph-rsid="001f3916"/>
    </style:style>
    <style:style style:name="P287" style:family="paragraph" style:parent-style-name="Standard">
      <style:text-properties officeooo:rsid="00bf47c8" officeooo:paragraph-rsid="001f3916"/>
    </style:style>
    <style:style style:name="P288" style:family="paragraph" style:parent-style-name="Standard">
      <style:text-properties officeooo:rsid="00c06ad3" officeooo:paragraph-rsid="001f3916"/>
    </style:style>
    <style:style style:name="P289" style:family="paragraph" style:parent-style-name="Standard">
      <style:text-properties officeooo:rsid="00c2635a" officeooo:paragraph-rsid="001f3916"/>
    </style:style>
    <style:style style:name="P290" style:family="paragraph" style:parent-style-name="Standard">
      <style:text-properties officeooo:rsid="00c43437" officeooo:paragraph-rsid="001f3916"/>
    </style:style>
    <style:style style:name="P291" style:family="paragraph" style:parent-style-name="Standard">
      <style:text-properties officeooo:rsid="00c49e70" officeooo:paragraph-rsid="001f3916"/>
    </style:style>
    <style:style style:name="P292" style:family="paragraph" style:parent-style-name="Standard">
      <style:text-properties officeooo:rsid="00c530ab" officeooo:paragraph-rsid="001f3916"/>
    </style:style>
    <style:style style:name="P293" style:family="paragraph" style:parent-style-name="Standard">
      <style:text-properties officeooo:rsid="00c5f3ac" officeooo:paragraph-rsid="001f3916"/>
    </style:style>
    <style:style style:name="P294" style:family="paragraph" style:parent-style-name="Standard">
      <style:text-properties officeooo:rsid="00c78b63" officeooo:paragraph-rsid="001f3916"/>
    </style:style>
    <style:style style:name="P295" style:family="paragraph" style:parent-style-name="Standard">
      <style:text-properties officeooo:rsid="00c8c281" officeooo:paragraph-rsid="001f3916"/>
    </style:style>
    <style:style style:name="P296" style:family="paragraph" style:parent-style-name="Standard">
      <style:text-properties officeooo:rsid="00ca5894" officeooo:paragraph-rsid="001f3916"/>
    </style:style>
    <style:style style:name="P297" style:family="paragraph" style:parent-style-name="Standard">
      <style:text-properties officeooo:rsid="00cbdd44" officeooo:paragraph-rsid="001f3916"/>
    </style:style>
    <style:style style:name="P298" style:family="paragraph" style:parent-style-name="Standard">
      <style:text-properties officeooo:rsid="00cdd9f7" officeooo:paragraph-rsid="001f3916"/>
    </style:style>
    <style:style style:name="P299" style:family="paragraph" style:parent-style-name="Standard">
      <style:text-properties officeooo:rsid="00ce037c" officeooo:paragraph-rsid="001f3916"/>
    </style:style>
    <style:style style:name="P300" style:family="paragraph" style:parent-style-name="Standard">
      <style:text-properties officeooo:rsid="00cf1782" officeooo:paragraph-rsid="001f3916"/>
    </style:style>
    <style:style style:name="P301" style:family="paragraph" style:parent-style-name="Standard">
      <style:text-properties officeooo:rsid="00d0721a" officeooo:paragraph-rsid="001f3916"/>
    </style:style>
    <style:style style:name="P302" style:family="paragraph" style:parent-style-name="Standard">
      <style:text-properties officeooo:rsid="00d25a73" officeooo:paragraph-rsid="001f3916"/>
    </style:style>
    <style:style style:name="P303" style:family="paragraph" style:parent-style-name="Standard">
      <style:text-properties officeooo:rsid="00d41103" officeooo:paragraph-rsid="001f3916"/>
    </style:style>
    <style:style style:name="P304" style:family="paragraph" style:parent-style-name="Standard">
      <style:text-properties officeooo:rsid="00d4922b" officeooo:paragraph-rsid="001f3916"/>
    </style:style>
    <style:style style:name="P305" style:family="paragraph" style:parent-style-name="Standard">
      <style:text-properties officeooo:rsid="00d5128e" officeooo:paragraph-rsid="001f3916"/>
    </style:style>
    <style:style style:name="P306" style:family="paragraph" style:parent-style-name="Standard">
      <style:text-properties officeooo:rsid="00d68e9d" officeooo:paragraph-rsid="001f3916"/>
    </style:style>
    <style:style style:name="P307" style:family="paragraph" style:parent-style-name="Standard">
      <style:text-properties officeooo:rsid="00d877d2" officeooo:paragraph-rsid="001f3916"/>
    </style:style>
    <style:style style:name="P308" style:family="paragraph" style:parent-style-name="Standard">
      <style:text-properties officeooo:rsid="00d97210" officeooo:paragraph-rsid="001f3916"/>
    </style:style>
    <style:style style:name="P309" style:family="paragraph" style:parent-style-name="Standard">
      <style:text-properties officeooo:rsid="00db54f0" officeooo:paragraph-rsid="001f3916"/>
    </style:style>
    <style:style style:name="P310" style:family="paragraph" style:parent-style-name="Standard">
      <style:text-properties officeooo:rsid="00dcca56" officeooo:paragraph-rsid="001f3916"/>
    </style:style>
    <style:style style:name="P311" style:family="paragraph" style:parent-style-name="Standard">
      <style:text-properties officeooo:rsid="00de7064" officeooo:paragraph-rsid="001f3916"/>
    </style:style>
    <style:style style:name="P312" style:family="paragraph" style:parent-style-name="Standard">
      <style:text-properties officeooo:rsid="00de7ae8" officeooo:paragraph-rsid="001f3916"/>
    </style:style>
    <style:style style:name="P313" style:family="paragraph" style:parent-style-name="Standard">
      <style:text-properties officeooo:rsid="00e0127f" officeooo:paragraph-rsid="001f3916"/>
    </style:style>
    <style:style style:name="P314" style:family="paragraph" style:parent-style-name="Standard">
      <style:text-properties officeooo:rsid="00e1fe68" officeooo:paragraph-rsid="001f3916"/>
    </style:style>
    <style:style style:name="P315" style:family="paragraph" style:parent-style-name="Standard">
      <style:text-properties officeooo:rsid="00e3d55e" officeooo:paragraph-rsid="001f3916"/>
    </style:style>
    <style:style style:name="P316" style:family="paragraph" style:parent-style-name="Standard">
      <style:text-properties officeooo:rsid="00e3f6e7" officeooo:paragraph-rsid="001f3916"/>
    </style:style>
    <style:style style:name="P317" style:family="paragraph" style:parent-style-name="Standard">
      <style:text-properties officeooo:rsid="00e5ef13" officeooo:paragraph-rsid="001f3916"/>
    </style:style>
    <style:style style:name="P318" style:family="paragraph" style:parent-style-name="Standard">
      <style:text-properties officeooo:rsid="00e60ae7" officeooo:paragraph-rsid="001f3916"/>
    </style:style>
    <style:style style:name="P319" style:family="paragraph" style:parent-style-name="Standard">
      <style:text-properties officeooo:rsid="00e7370b" officeooo:paragraph-rsid="001f3916"/>
    </style:style>
    <style:style style:name="P320" style:family="paragraph" style:parent-style-name="Standard">
      <style:text-properties officeooo:rsid="00e93baf" officeooo:paragraph-rsid="001f3916"/>
    </style:style>
    <style:style style:name="P321" style:family="paragraph" style:parent-style-name="Standard">
      <style:text-properties officeooo:rsid="00e9ea0e" officeooo:paragraph-rsid="001f3916"/>
    </style:style>
    <style:style style:name="P322" style:family="paragraph" style:parent-style-name="Standard">
      <style:text-properties officeooo:rsid="00ead945" officeooo:paragraph-rsid="001f3916"/>
    </style:style>
    <style:style style:name="P323" style:family="paragraph" style:parent-style-name="Standard">
      <style:text-properties officeooo:rsid="00ec6ea3" officeooo:paragraph-rsid="001f3916"/>
    </style:style>
    <style:style style:name="P324" style:family="paragraph" style:parent-style-name="Standard">
      <style:text-properties officeooo:rsid="00eca953" officeooo:paragraph-rsid="001f3916"/>
    </style:style>
    <style:style style:name="P325" style:family="paragraph" style:parent-style-name="Standard">
      <style:text-properties officeooo:rsid="00ecdbb6" officeooo:paragraph-rsid="001f3916"/>
    </style:style>
    <style:style style:name="P326" style:family="paragraph" style:parent-style-name="Standard">
      <style:text-properties officeooo:rsid="00ee3ef8" officeooo:paragraph-rsid="001f3916"/>
    </style:style>
    <style:style style:name="P327" style:family="paragraph" style:parent-style-name="Standard">
      <style:text-properties officeooo:rsid="00efa6c5" officeooo:paragraph-rsid="001f3916"/>
    </style:style>
    <style:style style:name="P328" style:family="paragraph" style:parent-style-name="Standard">
      <style:text-properties officeooo:rsid="00f057ae" officeooo:paragraph-rsid="001f3916"/>
    </style:style>
    <style:style style:name="P329" style:family="paragraph" style:parent-style-name="Standard">
      <style:text-properties officeooo:rsid="00f1610a" officeooo:paragraph-rsid="001f3916"/>
    </style:style>
    <style:style style:name="P330" style:family="paragraph" style:parent-style-name="Standard">
      <style:text-properties officeooo:rsid="00f26efa" officeooo:paragraph-rsid="001f3916"/>
    </style:style>
    <style:style style:name="P331" style:family="paragraph" style:parent-style-name="Standard">
      <style:text-properties officeooo:rsid="00f3618b" officeooo:paragraph-rsid="001f3916"/>
    </style:style>
    <style:style style:name="P332" style:family="paragraph" style:parent-style-name="Standard">
      <style:text-properties officeooo:rsid="00f3fd0f" officeooo:paragraph-rsid="001f3916"/>
    </style:style>
    <style:style style:name="P333" style:family="paragraph" style:parent-style-name="Standard">
      <style:text-properties officeooo:rsid="00f5d212" officeooo:paragraph-rsid="001f3916"/>
    </style:style>
    <style:style style:name="P334" style:family="paragraph" style:parent-style-name="Standard">
      <style:text-properties officeooo:rsid="00f6dc3a" officeooo:paragraph-rsid="001f3916"/>
    </style:style>
    <style:style style:name="P335" style:family="paragraph" style:parent-style-name="Standard">
      <style:text-properties officeooo:rsid="00f82805" officeooo:paragraph-rsid="001f3916"/>
    </style:style>
    <style:style style:name="P336" style:family="paragraph" style:parent-style-name="Standard">
      <style:text-properties officeooo:rsid="00fb71ab" officeooo:paragraph-rsid="001f3916"/>
    </style:style>
    <style:style style:name="P337" style:family="paragraph" style:parent-style-name="Standard">
      <style:text-properties officeooo:rsid="00fcddaf" officeooo:paragraph-rsid="001f3916"/>
    </style:style>
    <style:style style:name="P338" style:family="paragraph" style:parent-style-name="Standard">
      <style:text-properties officeooo:rsid="00fda60c" officeooo:paragraph-rsid="001f3916"/>
    </style:style>
    <style:style style:name="P339" style:family="paragraph" style:parent-style-name="Standard">
      <style:text-properties officeooo:rsid="00febe5f" officeooo:paragraph-rsid="001f3916"/>
    </style:style>
    <style:style style:name="P340" style:family="paragraph" style:parent-style-name="Standard">
      <style:text-properties officeooo:rsid="00ffe227" officeooo:paragraph-rsid="001f3916"/>
    </style:style>
    <style:style style:name="P341" style:family="paragraph" style:parent-style-name="Standard">
      <style:text-properties officeooo:rsid="0100f38b" officeooo:paragraph-rsid="001f3916"/>
    </style:style>
    <style:style style:name="P342" style:family="paragraph" style:parent-style-name="Standard">
      <style:text-properties officeooo:rsid="010215ab" officeooo:paragraph-rsid="001f3916"/>
    </style:style>
    <style:style style:name="P343" style:family="paragraph" style:parent-style-name="Standard">
      <style:text-properties officeooo:rsid="01027d78" officeooo:paragraph-rsid="001f3916"/>
    </style:style>
    <style:style style:name="P344" style:family="paragraph" style:parent-style-name="Standard">
      <style:text-properties officeooo:rsid="010445e1" officeooo:paragraph-rsid="001f3916"/>
    </style:style>
    <style:style style:name="P345" style:family="paragraph" style:parent-style-name="Standard">
      <style:text-properties officeooo:rsid="01049f2c" officeooo:paragraph-rsid="001f3916"/>
    </style:style>
    <style:style style:name="T1" style:family="text">
      <style:text-properties officeooo:rsid="002b8b15"/>
    </style:style>
    <style:style style:name="T2" style:family="text">
      <style:text-properties officeooo:rsid="001e2299"/>
    </style:style>
    <style:style style:name="T3" style:family="text">
      <style:text-properties officeooo:rsid="00205eee"/>
    </style:style>
    <style:style style:name="T4" style:family="text">
      <style:text-properties officeooo:rsid="002d7799"/>
    </style:style>
    <style:style style:name="T5" style:family="text">
      <style:text-properties officeooo:rsid="00052778"/>
    </style:style>
    <style:style style:name="T6" style:family="text">
      <style:text-properties officeooo:rsid="00035ba8"/>
    </style:style>
    <style:style style:name="T7" style:family="text">
      <style:text-properties officeooo:rsid="0028c255"/>
    </style:style>
    <style:style style:name="T8" style:family="text">
      <style:text-properties officeooo:rsid="002985bf"/>
    </style:style>
    <style:style style:name="T9" style:family="text">
      <style:text-properties officeooo:rsid="000a0ea1"/>
    </style:style>
    <style:style style:name="T10" style:family="text">
      <style:text-properties officeooo:rsid="000a6adb"/>
    </style:style>
    <style:style style:name="T11" style:family="text">
      <style:text-properties officeooo:rsid="0029ff34"/>
    </style:style>
    <style:style style:name="T12" style:family="text">
      <style:text-properties officeooo:rsid="000dd2d6"/>
    </style:style>
    <style:style style:name="T13" style:family="text">
      <style:text-properties officeooo:rsid="002a30a2"/>
    </style:style>
    <style:style style:name="T14" style:family="text">
      <style:text-properties officeooo:rsid="00157964"/>
    </style:style>
    <style:style style:name="T15" style:family="text">
      <style:text-properties officeooo:rsid="0012bff6"/>
    </style:style>
    <style:style style:name="T16" style:family="text">
      <style:text-properties officeooo:rsid="003699a1"/>
    </style:style>
    <style:style style:name="T17" style:family="text">
      <style:text-properties officeooo:rsid="0042cf94"/>
    </style:style>
    <style:style style:name="T18" style:family="text">
      <style:text-properties officeooo:rsid="00470a26"/>
    </style:style>
    <style:style style:name="T19" style:family="text">
      <style:text-properties officeooo:rsid="0048a755"/>
    </style:style>
    <style:style style:name="T20" style:family="text">
      <style:text-properties officeooo:rsid="008c7814"/>
    </style:style>
    <style:style style:name="T21" style:family="text">
      <style:text-properties officeooo:rsid="008bf460"/>
    </style:style>
    <style:style style:name="T22" style:family="text">
      <style:text-properties officeooo:rsid="008bffbf"/>
    </style:style>
    <style:style style:name="T23" style:family="text">
      <style:text-properties officeooo:rsid="00967a38"/>
    </style:style>
    <style:style style:name="T24" style:family="text">
      <style:text-properties officeooo:rsid="000ac9af"/>
    </style:style>
    <style:style style:name="T25" style:family="text">
      <style:text-properties officeooo:rsid="000ef293"/>
    </style:style>
    <style:style style:name="T26" style:family="text">
      <style:text-properties officeooo:rsid="000f00d8"/>
    </style:style>
    <style:style style:name="T27" style:family="text">
      <style:text-properties officeooo:rsid="0012e655"/>
    </style:style>
    <style:style style:name="T28" style:family="text">
      <style:text-properties officeooo:rsid="001c1b8c"/>
    </style:style>
    <style:style style:name="T29" style:family="text">
      <style:text-properties officeooo:rsid="001c9ae8"/>
    </style:style>
    <style:style style:name="T30" style:family="text">
      <style:text-properties officeooo:rsid="0026a5ed"/>
    </style:style>
    <style:style style:name="T31" style:family="text">
      <style:text-properties officeooo:rsid="002a15de"/>
    </style:style>
    <style:style style:name="T32" style:family="text">
      <style:text-properties officeooo:rsid="0035b142"/>
    </style:style>
    <style:style style:name="T33" style:family="text">
      <style:text-properties officeooo:rsid="0039f079"/>
    </style:style>
    <style:style style:name="T34" style:family="text">
      <style:text-properties officeooo:rsid="004b3fcd"/>
    </style:style>
    <style:style style:name="T35" style:family="text">
      <style:text-properties officeooo:rsid="005bea99"/>
    </style:style>
    <style:style style:name="T36" style:family="text">
      <style:text-properties officeooo:rsid="005f1e7e"/>
    </style:style>
    <style:style style:name="T37" style:family="text">
      <style:text-properties officeooo:rsid="005f75d2"/>
    </style:style>
    <style:style style:name="T38" style:family="text">
      <style:text-properties officeooo:rsid="0060db61"/>
    </style:style>
    <style:style style:name="T39" style:family="text">
      <style:text-properties officeooo:rsid="006db30a"/>
    </style:style>
    <style:style style:name="T40" style:family="text">
      <style:text-properties officeooo:rsid="006e9ffe"/>
    </style:style>
    <style:style style:name="T41" style:family="text">
      <style:text-properties officeooo:rsid="007a0ec9"/>
    </style:style>
    <style:style style:name="T42" style:family="text">
      <style:text-properties officeooo:rsid="008983a7"/>
    </style:style>
    <style:style style:name="T43" style:family="text">
      <style:text-properties officeooo:rsid="008b0f55"/>
    </style:style>
    <style:style style:name="T44" style:family="text">
      <style:text-properties officeooo:rsid="00aa12f3"/>
    </style:style>
    <style:style style:name="T45" style:family="text">
      <style:text-properties officeooo:rsid="00b73f12"/>
    </style:style>
    <style:style style:name="T46" style:family="text">
      <style:text-properties officeooo:rsid="00b90233"/>
    </style:style>
    <style:style style:name="T47" style:family="text">
      <style:text-properties officeooo:rsid="00c5f3ac"/>
    </style:style>
    <style:style style:name="T48" style:family="text">
      <style:text-properties officeooo:rsid="00de7064"/>
    </style:style>
    <style:style style:name="T49" style:family="text">
      <style:text-properties officeooo:rsid="00e60ae7"/>
    </style:style>
    <style:style style:name="T50" style:family="text">
      <style:text-properties officeooo:rsid="00eca953"/>
    </style:style>
    <style:style style:name="T51" style:family="text">
      <style:text-properties officeooo:rsid="00f0fc15"/>
    </style:style>
    <style:style style:name="T52" style:family="text">
      <style:text-properties officeooo:rsid="00fa1a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RRERA</text:p>
      <text:p text:style-name="P2"/>
      <text:p text:style-name="P2"><text:tab/>Aurretik dagoen eskaintzan azaltzen den bezala, bermeotar asko-ren ahotsa dago jasota liburu honetan, baina, aitortu beharra daukat, bi liburuak burutzeko orduan, era askotako laguntza izan dudala, eta, batez ere, ulerkortasun handia. Pazientzia eskerga izan dute askok nire etengabeko galderei erantzuten. Urteetan zehar galde-tuak izan diren pertsonak kontaezinak dira, adin guztietakoak eta sexu bietakoak. Euren artean, ia laurogeita hamar urtetik gora dauz-katenak eta burua oso argi oraindik. Beraz, eskerrak emateko orduan, denok hartzen zaituztet besarkada baten, eta bihotz bihotzez eskerrak ematen dizkizuet.</text:p>
      <text:p text:style-name="P2"/>
      <text:p text:style-name="P2">NOLA SORTU ZEN LANA</text:p>
      <text:p text:style-name="P2"/>
      <text:p text:style-name="P2"><text:tab/>Lan hau, karrera amaitu eta lasterrera, doktoretza tesia egitea pentsatu nuenean hasi zen sortzen. Aurretik bizpahiru lan, txikiak, eginda neuzkan Deustuko Unibertsitatean ikasten jardun nuenean. Fontso Irigoien (goian bego), nire irakaslea izandakoak animatu ninduen, eta bere burua eskaini ere bai nire tutorea izateko. Hau ere kontutan izatekoa da. Baina, astirik ezaz, hor geratu zen proiektua.</text:p>
      <text:p text:style-name="P2"/>
      <text:p text:style-name="P2"><text:tab/>Bi urte beranduago, Bizkaiko Foru Aldundiak ematen zituen beketara aurkeztu nuen lan hau, eta beka lortu ere bai.</text:p>
      <text:p text:style-name="P2"/>
      <text:p text:style-name="P2"><text:tab/>Hiru urte geroago, Berineoko Udalak emandako bekari esker, Benneoko Euskara: Aditza eta Fonetika lana burutu nuen. Orduan bi lanak batera argitaratz<text:span text:style-name="T1">e</text:span>a pentsatu nuen eta horrela proposatu nion Udalari. Ontzat hartu zuen nir<text:span text:style-name="T1">e</text:span> proposamena, baina gaur arte ez dut izan argitaratuta ikusteko zoria. Eskerrak, sekula ez baita berandu, azkenean burutzen badira.</text:p>
      <text:p text:style-name="P2"/>
      <text:p text:style-name="P2">LANAREN ZERGATIA</text:p>
      <text:p text:style-name="P2"/>
      <text:p text:style-name="P2"><text:tab/>Askotan galdetu didate, lan hauen berri izan duten askok, zerk eraman edo bultzatu ninduen lan hauek egitera. Erantzuna ez da bat ere sinplea, faktore asko izan direlako lanean jarri nindutenak. Baina, euretariko bat, garrantzitsuena beharbada, hain berezia eta aberatsa den mintzairatik berbak galtzen doazela ikustea kontura-tzea izan zen. Eta an<text:span text:style-name="T1">e</text:span>kdota bat kontatu barik ezin pasatu: Bermeoko berbak batzen, Frankoren demanduan hasi ginen lagun talde bat. Bakoitzak batzen zituenak taldeko bati ematen genizkion gordetze-ko. Asko ziren bildutakoak, taldekide horren amak, momentu bate-tik bestera "se<text:span text:style-name="T1">k</text:span>retak" bisita egitera joango zitzaizkienaren susmoa hartu zuenean, beldurraz sutara bota zituenean. Gero, n<text:span text:style-name="T1">e</text:span>u bakarrik hasi nintzen lan horretan, baina guztien laguntzaz.</text:p>
      <text:p text:style-name="P2"/>
      <text:p text:style-name="P2"><text:tab/>Hemen agertzen diren berba asko galduta edo galtzeko zorian daude. Hizkuntza batek beherantz egit<text:span text:style-name="T1">e</text:span>n duenean, laster galtzen dira berbak, esamoldeak, eta abar; baina badago beste faktore bat galtze honen arrazoia dena: berba landuak erabiltzearen alde egiten dugula, geure geureak direnak baztertuta.</text:p>
      <text:p text:style-name="P2"/>
      <text:p text:style-name="P2"><text:tab/>Baina, esan beharra dago, oraintsu egindako hiztegietan badato-zela guk erabiltzen ditugun berba batzuk, lehen agertu ere ez zire-nak egiten. Eta, egia esan, hori poztekoa da. Horregatik, bide horre-tatik jo behar dugu, geuk ere, galduta <text:span text:style-name="T1">e</text:span>do galtzear dauden berba horiek berreskuratu egin behar ditugu. Eta hori da nire lanaren hel<text:span text:style-name="T2">burua. Beharbada idatzita ikustean garrantzi gehiago emango diogu geure altxorra den hizketa berezi horri. Gainera, idatzita utzi ezkero, betirako geratuko da hor. Beste askok egin dute, beste hizkera batzuen azterketa eta bilduma. Beraz, lan hauek beste batzuk egite-ko atea irekitzen badute, nire helburua beteta geratuko da.</text:span></text:p>
      <text:p text:style-name="P2"/>
      <text:p text:style-name="P2"><text:span text:style-name="T2"><text:tab/>Lan honetan agertzen diren berba eta esamoldeak, portzentaia handi baten, Bermeon </text:span><text:soft-page-break/><text:span text:style-name="T2">bakarrik erabiltzen direnak dira. Askotan Mundakan erabiltzen direla esaten da, baina, seguru, hori ere geu-rea dena.</text:span></text:p>
      <text:p text:style-name="P2"/>
      <text:p text:style-name="P3"><text:tab/>Esamolde bakoitzak bere filosofia dauka. Esaldietan, Bermeoko giro, egoera, bizimodua, ekonomia egoera, arrantzako gorab<text:span text:style-name="T1">e</text:span>-herak, baserrikoak, ohiturak, janzkera, eta abar, eta abar islatzen da. Eta hori, neuk nahi izan barik, lanak berak eraman nau berak nahi izan duen esparrura, eta nik amen esan diot. Bermeo ulertzeko modu berezi bat, bere berbak eta esamoldeak ezagutzea da zalan-tzarik gabe.</text:p>
      <text:p text:style-name="P3"/>
      <text:p text:style-name="P3"><text:tab/>LANARI BURUZKO AZALPENAK</text:p>
      <text:p text:style-name="P3"/>
      <text:p text:style-name="P3"><text:tab/>Hasiera baten, itsas giroko berbak izan ziren: arrain eta txorien izenak, arrantbrako tresneria, itsasontzietako eta arrantzako egoera eta lanak, eta abar oso luze bat definitzeko berbak. Baina, esan bezala, urte asko pasatu, denez, tartean Anton Perezen "Bermeoko Herri Hizkera" eta Eneko Barrutiaren "Bermeoko eta Mundakako Arrantialeen Hiztegia" argitaratu direnez, beste bide bat hartu nuen. Beraz, arrantzale giroak daukan eragina Bermeoko eguneroko hiz-keran kontutan harturik, eta itsaso, arrain, arrainontzi eta arrantzari buruzko elementuak, deskribapenak, metaforak eta konparaketak egiteko erabiltzen direla ikusita, guzti hori adieraziko diguten ber-bak eta esamoldeak bakarrik uztea erabaki dut. Hala ere bateren batzuk geratu dira barruan.</text:p>
      <text:p text:style-name="P3"><text:tab/></text:p>
      <text:p text:style-name="P3"><text:tab/>Bermeoko euskara oso bizia da, baina gogorra ere bai, askotan erasorako eginda dagoela pentsatzen dut. Kostaldeko euskara <text:span text:style-name="T3">horrelakoa dela esan ohi da, baina badago diferentziarik. Bizkaian, Ondami eta Bermeokoa dira gogorrenak, tonu biziagoan mintzat-zen gara, Elantxobekoa ere bai apur bat, baina Lekeitiokoa oso mantsoa da.</text:span></text:p>
      <text:p text:style-name="P3"/>
      <text:p text:style-name="P4"><text:tab/>Adihide ugari jarri da. Ez dakit zenbat. Milaka dira esaldiak. Bestalde, berba asko kendu beharra egon da, gehiegi luzatzen joan baita lana. Beste batzuetan, hitzaren forma guztiak hartu dira, hau da, izena, aditza eta adberbio forman sartu dira.</text:p>
      <text:p text:style-name="P3"/>
      <text:p text:style-name="P4"><text:tab/>Erdaratik hartuta dauden hitzak geureganatzeko gaitasuna izan dugu beti. Gaurko gaztelanian erabili ere egiten ez diren berba asko, eta konkretuki, Amerikako leku askotan gordetzen direnak dauzka-gu geureganatuta eta geure erara erabilita. Baina, egia esateko, inork ezin igarri erdaratik hartuta daudenik.</text:p>
      <text:p text:style-name="P3"/>
      <text:p text:style-name="P4">BERBA ETA ESAMOLDEAK ETA EUREN ZENTZUA</text:p>
      <text:p text:style-name="P4"/>
      <text:p text:style-name="P4"><text:tab/>Askotan, hitzaren zentzu zehatzean barik, beste zentzu bat eman-da agertzen dira Horregatik testuinguru baten sartuta hobeto ulertu-ko dugu zer nahi duen esan. Esamoldeetan ere berdin gertatzen da. Eta hauen esanahiaz jabetzeko, esaldia irakurtzea baino ez dago, hortik aterako baita zentzua. Hori bai, pazientzia eskatzen du arike-ta honek. Baita bermeotarrentzat ere.</text:p>
      <text:p text:style-name="P4"/>
      <text:p text:style-name="P4"><text:tab/>Gainera, liburu honek beste zerbaitetarako ere balioko duenaren itxaropena daukat, hau da, eztabaidarako: etxekoen artekoa, kalean sortu daitekeena, kritikarako (ni prest nago kritika guztiak onartze-ko), eta abarrerako. Horrez gain, besteren bat edo beste batzuk lan honi jarraipena ematen edo zuzenketak egiten animatzen badira (bizirik banago), aurkituko naute. </text:p>
      <text:p text:style-name="P2"/>
      <text:p text:style-name="P5">OHARRAK</text:p>
      <text:p text:style-name="P5"/>
      <text:p text:style-name="P5">—Onografia errespetatu den arren, -h-rik ez da sartu.</text:p>
      <text:p text:style-name="P5"/>
      <text:p text:style-name="P5">— Maileguzko berbetan, /j/ beloko frikari gorra, bere horretan utziko dugu.</text:p>
      <text:p text:style-name="P5"/>
      <text:p text:style-name="P5"><text:soft-page-break/>— Bustidurarako joera horregatik, askotan, /z/ &gt; lxl egingo dugu.</text:p>
      <text:p text:style-name="P5"/>
      <text:p text:style-name="P5">— Batzuetan adizkien forma ezberdinak agertzen dira: &gt;emon&lt;/<text:span text:style-name="T1">&gt;</text:span>omon&lt; edo &gt;etor&lt;/<text:span text:style-name="T1">&gt;</text:span>otor<text:span text:style-name="T1">&lt;.</text:span> Horrek esan nahi du biak erabil-tzen direla, testuinguruaren arabera.</text:p>
      <text:p text:style-name="P5"/>
      <text:p text:style-name="P5">— Berba batzuk, hiztegietan zer nolako definizioz agertzen diren azaltzen dira. Ez badago azalpenik hiztegietan agertzen ez delako edo gaur egun zentzu konkretu bakarra ematen zaiolako izan da. </text:p>
      <text:p text:style-name="P5">— Ahalik eta argien jartzen saiatu arren, ezinezkoa gertatzen da gehienetan, laburpenak asko direlako, hizkuntza askotan gerta-tzen den bezalaxe. Aditza eta Fonetika liburuan, Bermeoko euskaran sarrien ematen diren aldakuntzak azaltzen dira. Baina horiek idatzita ikustean, oso zail egiten zaigu ulertzea. Esatera-ko —eta batzuk bakarrik aipatzearren- honela egiten ditugu honako hauek:</text:p>
      <text:p text:style-name="P5"/>
      <text:p text:style-name="P5">— izan &gt; ezan</text:p>
      <text:p text:style-name="P5">— behar &gt; bi</text:p>
      <text:p text:style-name="P5">— begiratu &gt; beitu</text:p>
      <text:p text:style-name="P5">— dogu &gt; du</text:p>
      <text:p text:style-name="P5">—egingo &gt; eingo/ingu</text:p>
      <text:p text:style-name="P5">— ezer ere ez &gt; ezebez </text:p>
      <text:p text:style-name="P5">— Askotan agertzen da /ts/ &gt; /tz/ eginda, hori baita gure joera. Biak agertzearen arrazoi berezirik ez dago.</text:p>
      <text:p text:style-name="P5"/>
      <text:p text:style-name="P6"/>
      <text:p text:style-name="P6">/j/ eta /dx/ grafiak.</text:p>
      <text:p text:style-name="P6"/>
      <text:p text:style-name="P6"><text:tab/>-Aparteko azalpena beltar du /dx/ grafia honek. Lan osoan ikus daitekeen<text:span text:style-name="T4">e</text:span>z, grafia horrek ordezkatzen ditu /j/ [di] sabai-aurreko afrikatu ozena, eta /j/ [I] sabai-aurreko frikari ozena. Ez genuke idatzi behar horrela, ez delako Bermeoko hizkeran erabilitako soi-nua. Oraindino ez dakigu nola konpondu soinu hori irudikatzen duen grafiaren arazoa. Baina ez daukagu beste biderik. Nik aspaldi-tik erabiltzen dut /dx/ hori, nahiz eta gustukoa ez izan, zeren, bada-kit, ez dela egokiena, Ixlsabai-aurreko frikaria izan arren ahoskabea da eta guk egiten duguna ozena da. Baina zerbait behar eta hori hartu dut. Grafia hori, edo besteren barerabiliko ez bagenu, busti-durak nagusi diren Bermeoko euskara idatzian /j/ baino ez genuke ikusiko, eta orduan bai gertatuko litzaigukeela zailagoa ulertzea. Bermeoko euskara idatzian honelakoak ikusi ditugu: /jj/, /ds/. /j/ eta besteren bat ere bai, goian aipatutako soinuak ordezkatzeko, baina horiek askoz ere desegokiagoak direla uste dut.</text:p>
      <text:p text:style-name="P6"/>
      <text:p text:style-name="P6"><text:tab/>Dena den, /dx/ grafia horren alde, duela urte asko agertu zen Azkue. Ortuzarrek ere, 1925ean argitaratu zuen bere "Oroigarriak" Iiburuan ere grafia hori erabiltzen du. </text:p>
      <text:p text:style-name="P6"/>
      <text:p text:style-name="P7">BERMEOKO BERBA KRESALTSUAK</text:p>
      <text:p text:style-name="P8"/>
      <text:p text:style-name="P8">ABANTE<text:tab/>Hasieran itsasoan erabilitako hitza izan arren, gero herrira pasatu da eta zerbait martxan jartzea da, pertsona, animalia odo gauza. </text:p>
      <text:p text:style-name="P8"/>
      <text:p text:style-name="P8">"Kotxie abante dako"</text:p>
      <text:p text:style-name="P8">"erlojue abante dabil"</text:p>
      <text:p text:style-name="P8">"imiñi telebisiñue abante" </text:p>
      <text:p text:style-name="P8"/>
      <text:p text:style-name="P8">Hitz hau "abante" hitzetik dator. Arraunketan erabiltzen den hitza da </text:p>
      <text:p text:style-name="P8"/>
      <text:p text:style-name="P8"><text:soft-page-break/>Baina "abante etzera" ere esaten da. Beraz, Azkuek, "remar" zentzuarekin jaso duen hitza, beste kasu batzuetara zabaldu da. </text:p>
      <text:p text:style-name="P8"/>
      <text:p text:style-name="P8">ABILLARIÑE<text:tab/>Zentzu gabeko pertsona.</text:p>
      <text:p text:style-name="P8"/>
      <text:p text:style-name="P8">Adjektibo moduan. Gehienetan gizonezkoei aplikatzen zaie.</text:p>
      <text:p text:style-name="P8"/>
      <text:p text:style-name="P8">"orren gixona abillariñe da"</text:p>
      <text:p text:style-name="P8">"abillarthe aiz I"</text:p>
      <text:p text:style-name="P8">"ez ezan (izan) abillarifie"</text:p>
      <text:p text:style-name="P8"/>
      <text:p text:style-name="P8">Bi adjetibok osatzen duten hitza dela dirudi:</text:p>
      <text:p text:style-name="P8">/abilla + arifia/ &gt; abillariña &gt; abillariñe/</text:p>
      <text:p text:style-name="P8"/>
      <text:p text:style-name="P8">Baina beste hipotesi hau ere kontutan har daiteke:</text:p>
      <text:p text:style-name="P8">/abill + arifi/ aginte erako forma, hain zuzen. </text:p>
      <text:p text:style-name="P8"/>
      <text:p text:style-name="P8">ABILLE<text:tab/>Gaitasun edo abilezia handiko pertsona, baina batzuetan makina edo gauza ere bai. </text:p>
      <text:p text:style-name="P8"/>
      <text:p text:style-name="P8">Baina, adjektibo moduan, edozein pertsona edo gauzari aplikatzen zaio: Itsasontzi bat, kotxe edo makina bat, pertsona, e.a.</text:p>
      <text:p text:style-name="P8"/>
      <text:p text:style-name="P8">"gure mutille abille da dibujuek eitxen"</text:p>
      <text:p text:style-name="P8">"ori kotxi<text:span text:style-name="T5">e</text:span> abille da errebueltadatan"</text:p>
      <text:p text:style-name="P8">"esnedunen astue abille da ostikadak emoten"</text:p>
      <text:p text:style-name="P8">"onek artazidxek abillek tiez ebaitxen"</text:p>
      <text:p text:style-name="P8"/>
      <text:p text:style-name="P8">Gaztelerako "hábil" hitza erabiltzen da. </text:p>
      <text:p text:style-name="P8"/>
      <text:p text:style-name="P8">ABOGADESIE<text:tab/>Hitz egiteko erraztasuna daukan emakumea.</text:p>
      <text:p text:style-name="P8"/>
      <text:p text:style-name="P8">Hitz hau oso zaharra da, emakumezko abokaturik ez zegoenekoa, hain zuzen. Baina arraroena da gazteen artean ez dela entzuten, nahiz eta, gaur egun, emakume abokatu asko egon.</text:p>
      <text:p text:style-name="P8"/>
      <text:p text:style-name="P8">"ori abogadesie dozu berbetan"</text:p>
      <text:p text:style-name="P8">"eztau abogadesarik pe orrelakorik"</text:p>
      <text:p text:style-name="P8">"niri ez eiñ abogadesie lez berba"</text:p>
      <text:p text:style-name="P8"/>
      <text:p text:style-name="P8">/abogada/ + /sa/ &gt; abogadesa/ </text:p>
      <text:p text:style-name="P8">/sa/ atzizkia gaur egun erabiltzen ez dan arren, Bermeon erabiltzen da oraindino. </text:p>
      <text:p text:style-name="P8"/>
      <text:p text:style-name="P8">Adjektibo moduan eta askotan substantibo Iegez. </text:p>
      <text:p text:style-name="P8"/>
      <text:p text:style-name="P8">ABREBIDXUE<text:tab/>Energia handia lanerako. Azkar <text:span text:style-name="T6">ibili.</text:span></text:p>
      <text:p text:style-name="P8"/>
      <text:p text:style-name="P8">"artun abrebidxue, gaurko da ta"</text:p>
      <text:p text:style-name="P8">"abrebidxugaz eitxen txuz biarrak"</text:p>
      <text:p text:style-name="P8">"abrebidxo bako gazti<text:span text:style-name="T7">e</text:span>k takuz frabiken" </text:p>
      <text:p text:style-name="P8"/>
      <text:p text:style-name="P8">Gaztelerazko "abreviar" aditza dugu. Baina substantibatu egiten da, nahiz eta aditz bezala ere erabili: </text:p>
      <text:p text:style-name="P8"/>
      <text:p text:style-name="P9"><text:soft-page-break/>"abrebidxe berandu ein orduko"</text:p>
      <text:p text:style-name="P9">"abrebidxe gaitezen gaue ganera etor baiño lelau" </text:p>
      <text:p text:style-name="P9"/>
      <text:p text:style-name="P9">ARROSIDU<text:tab/>Aspertu. Gogaitu </text:p>
      <text:p text:style-name="P9"/>
      <text:p text:style-name="P9">Aditza, baina adberbioan ere ager daiteke</text:p>
      <text:p text:style-name="P9"/>
      <text:p text:style-name="P9">"abrosidu-abrosidu ein gara berari begire"</text:p>
      <text:p text:style-name="P9">"abrosidute nako onek imiek"</text:p>
      <text:p text:style-name="P9">"abrosidute urten du ziñetik; pelikulie zantarra ezan da eta." </text:p>
      <text:p text:style-name="P9"/>
      <text:p text:style-name="P9">Askotan adberbioa danean, /du/ partizipio barik erabiltzen da:</text:p>
      <text:p text:style-name="P9"/>
      <text:p text:style-name="P9">"abrosite on gariez da dxun ein gara"</text:p>
      <text:p text:style-name="P9"/>
      <text:p text:style-name="P9">Edo, gerundioa danean, beste era honetara: "orduetan egon gara bertan abrositen" </text:p>
      <text:p text:style-name="P9"/>
      <text:p text:style-name="P9">Ziur aski, hitz hau erdaratik sartu da, baina hitzaren etimologia nekez ikus daiteke. Bi hipotesi erabil daitezke hitz honen jatorria adierazteko: </text:p>
      <text:p text:style-name="P9"/>
      <text:p text:style-name="P9">Bat gaztelerako "aburrir" hitzetik datorrena, eta bestea, gaztelaniako "aborrecer" hitzetik datorrena. </text:p>
      <text:p text:style-name="P9"/>
      <text:p text:style-name="P9">1.- /aburrir/ + /du/ &gt; aburridu &gt; abrurridu/, /r/ bat desarroilatu du asimilazioz. Gero, disimilatzeko /s/ sartu da eta honela: /abrurridu&gt; abrusidu/ </text:p>
      <text:p text:style-name="P9"/>
      <text:p text:style-name="P9">Baina disimilatzeko /u/ &gt; /o/ bihurtuz "abrosidu" eman du.</text:p>
      <text:p text:style-name="P9"/>
      <text:p text:style-name="P9">2.- /aborrecer/ + idu/ &gt; aborrezidu &gt; abrozidu &gt; abrosidu</text:p>
      <text:p text:style-name="P9"/>
      <text:p text:style-name="P9">Azken honek egin du biderik laburrena, eta zentzua ere egokia dela dirudi, jasanezinezko egoera gorrotatzen duela esateko balio baitu. </text:p>
      <text:p text:style-name="P9"/>
      <text:p text:style-name="P10">Gazteen artean, hau da hamazortzi urtetik beheranzkoetan galtzen ari bada er<text:span text:style-name="T7">e</text:span>, oso erabilia da oraindik. Gainera, askotan errepikatu egit<text:span text:style-name="T7">e</text:span>n da hitza, goiko <text:span text:style-name="T7">es</text:span>aldi bat<text:span text:style-name="T8">e</text:span>tan ikus daitekeen bezala, agian enfasi gehiago emateko.</text:p>
      <text:p text:style-name="P10"/>
      <text:p text:style-name="P10">ABUXE<text:tab/>Arrain oso txikia eta zuria, odol gabekoa. Bokarta an<text:span text:style-name="T9">tze</text:span>koa da. Konparazioan erabiltzen da, eta bi esangura dauzka:</text:p>
      <text:p text:style-name="P10"/>
      <text:p text:style-name="P10">1.- Pertsona hotza. </text:p>
      <text:p text:style-name="P10"/>
      <text:p text:style-name="P10">"zu beti zara otz, abuxe zara ela?"</text:p>
      <text:p text:style-name="P10">"abuxek paño odol gitxiau dako arek, beti darda<text:span text:style-name="T9">k</text:span>adan" </text:p>
      <text:p text:style-name="P10">2.- Energia edo odol gabeko pensona.</text:p>
      <text:p text:style-name="P10"/>
      <text:p text:style-name="P10">"abuxe aix i, mobidu be ez aix eitxen da"</text:p>
      <text:p text:style-name="P10">"odol bako personie da a, abuxe la<text:span text:style-name="T10">k</text:span>ue"</text:p>
      <text:p text:style-name="P10"/>
      <text:p text:style-name="P10">/abixoi/ hitzaren aldaki bat dela dio Azkuek. Hala ere Bermeoko hitz bat bezala azaltzen du.</text:p>
      <text:p text:style-name="P10"/>
      <text:p text:style-name="P10"/>
      <text:p text:style-name="P10">ADARRAZTO<text:tab/>Hitz hau oso arrunta da Bermeoko hizkeran. Ez da irain bat, ezta <text:soft-page-break/>mesprezuzkoa ere. Gehienetan ez da zentzu peioratiboan erabiltzen. Gehiago barik esaten da. "txo, adarrazto, dxungo zara partidora la?" "adarrazto aix i, ez dok ikusten aurrekue la?" "ori adarrazto bat da, andriek adarrak imin tsoz" </text:p>
      <text:p text:style-name="P10">Azken kasuan zentzu zehatza hartzen du.</text:p>
      <text:p text:style-name="P10"/>
      <text:p text:style-name="P10">ADIBIÑADORIE<text:tab/>Aztia, baina emakumea.</text:p>
      <text:p text:style-name="P10"/>
      <text:p text:style-name="P10">Izena eta adjektibo zentzua har dezake. Baina konparazioan ere ager dai teke. </text:p>
      <text:p text:style-name="P10"/>
      <text:p text:style-name="P11">Izen hau, ez da entzuten gazteen artean, baina bai hogeita hamaer urtetik gorakoetan. </text:p>
      <text:p text:style-name="P11"/>
      <text:p text:style-name="P11">1.-Esanahi konkretuan.</text:p>
      <text:p text:style-name="P11"/>
      <text:p text:style-name="P11">"Mundeka<text:span text:style-name="T11">k</text:span>o adibiñadoriene guez"</text:p>
      <text:p text:style-name="P11"/>
      <text:p text:style-name="P11">2.- Konparazioan. </text:p>
      <text:p text:style-name="P11"/>
      <text:p text:style-name="P11">"zelako adibiñadorien antza dako ba"</text:p>
      <text:p text:style-name="P11">"adibiñadorie lez due dxantzitxe" (soineko nabarmenez jantzita doanean)</text:p>
      <text:p text:style-name="P11"/>
      <text:p text:style-name="P11"/>
      <text:p text:style-name="P11">AFA-AF<text:span text:style-name="T12">A</text:span><text:tab/> Oso hanpatua. Figuratiboan gehienbat. </text:p>
      <text:p text:style-name="P11"/>
      <text:p text:style-name="P11">Hanpatuta dagoen edozein gauza.</text:p>
      <text:p text:style-name="P11"/>
      <text:p text:style-name="P11">"komoniñoko erropie erun dau afa-afa"</text:p>
      <text:p text:style-name="P11">"baitxe uliek pe afa-afa erun txuz"</text:p>
      <text:p text:style-name="P11">"niri edxastez gustaten uliek afa-afa erutie"</text:p>
      <text:p text:style-name="P11">"ogidxe be afa-afa dau" </text:p>
      <text:p text:style-name="P11"/>
      <text:p text:style-name="P11">AFAFANIE<text:tab/>Alua. Emakumearen genitala deitzeko erabiltzen den hitzetariko bat.</text:p>
      <text:p text:style-name="P11"/>
      <text:p text:style-name="P11">"ikarie dakotzu arek afafanie ikusi barik"</text:p>
      <text:p text:style-name="P11">"afafanako miñe dakot da eztaitx zerena dan"</text:p>
      <text:p text:style-name="P11">"neuk pe imie okiñ dxotenik eta ona dakot afafanako miñe" </text:p>
      <text:p text:style-name="P11"/>
      <text:p text:style-name="P11">AFROIE<text:tab/>Bi zentzutan ager daiteke:</text:p>
      <text:p text:style-name="P11"/>
      <text:p text:style-name="P11">1.- "tarzan" itxurako edo "matoi" antza ematea nahi duen gizona.</text:p>
      <text:p text:style-name="P11"/>
      <text:p text:style-name="P11">"afroie zara la txo? Nor ilko zu ba?"</text:p>
      <text:p text:style-name="P11">"bestelako afroie dau or, pentsaten dau King Kong dala.”</text:p>
      <text:p text:style-name="P11"/>
      <text:p text:style-name="P12">2.- gizon itxurosoa eta galanta.</text:p>
      <text:p text:style-name="P12"/>
      <text:p text:style-name="P12">"zelako afroie da ba, pelikuletako gixonak lakue da"</text:p>
      <text:p text:style-name="P12"/>
      <text:p text:style-name="P12">Hitz berria dugu. berrogei une inguru izango du, arrantzaleak Afrikara joaten hasi zirenekoa dela eta "afro" hitzetik hanutakoa dela dirudi. </text:p>
      <text:p text:style-name="P12"/>
      <text:p text:style-name="P12"/>
      <text:p text:style-name="P12">AFRONTOSUE<text:tab/>Mendebaleko haize indartsuari aurre egiteko modukoa. Itsasoko terminoa da.</text:p>
      <text:p text:style-name="P12"><text:soft-page-break/></text:p>
      <text:p text:style-name="P12">Hurrengo hitza kontutan izanik, afrontuari aurpegia emateko ahalmena daukan itsasontziari dagokio. </text:p>
      <text:p text:style-name="P12"/>
      <text:p text:style-name="P12">"ori bapora afrontosue da"</text:p>
      <text:p text:style-name="P12">"ez da kapaz arpeidxe emoteko afronturi, ez da afrontosue"</text:p>
      <text:p text:style-name="P12"/>
      <text:p text:style-name="P12">Arrantzale giroan erabiltzen da. </text:p>
      <text:p text:style-name="P12"/>
      <text:p text:style-name="P12"/>
      <text:p text:style-name="P12">AFRONTUE<text:tab/>Bi zentzutan erabiltzen da:</text:p>
      <text:p text:style-name="P12"/>
      <text:p text:style-name="P12">1.- Haizeak indartsu jotzen duenean.</text:p>
      <text:p text:style-name="P12"/>
      <text:p text:style-name="P12">"afronturi arpeidxe emon bi dxako"</text:p>
      <text:p text:style-name="P12">"afrontue datorren lekutik ez tiez ein biar bentanak".</text:p>
      <text:p text:style-name="P12"/>
      <text:p text:style-name="P12">2.- Fanfarroia</text:p>
      <text:p text:style-name="P12"/>
      <text:p text:style-name="P12">"aafrontue lako morroie dozu ori"</text:p>
      <text:p text:style-name="P12">"iñok auentako ete dau afronto orregaz?"</text:p>
      <text:p text:style-name="P12"/>
      <text:p text:style-name="P12">Azkuek "intemperie" hitzaz definitzen du, D.A.R.k ostera zera dio: "en Elorrio se dice del sitio azotado por el viento y la Iluvia que viene del norte".</text:p>
      <text:p text:style-name="P12">Benneon ere honren antzeko definizioa dauka, baina ipar-mendebaldeko baizeak gogorrago joten duenez, gehienetan horri dagokio. </text:p>
      <text:p text:style-name="P12"/>
      <text:p text:style-name="P13">AGARRAKERAK<text:tab/>Enbarazu sintomak. Haurdun jausten den emakumeak sentitzen dituen egonezinak eta goralarriak.</text:p>
      <text:p text:style-name="P13"/>
      <text:p text:style-name="P13">"zer? agarrakerak takozuzen antza dakozu"</text:p>
      <text:p text:style-name="P13">"ezta etorri agarrakerakaz dau te"</text:p>
      <text:p text:style-name="P13">"gonbitxoka on nai; agarrakerak dakotez antza"</text:p>
      <text:p text:style-name="P13"/>
      <text:p text:style-name="P13">AGIXON<text:tab/>Aixu, gizon!</text:p>
      <text:p text:style-name="P13"/>
      <text:p text:style-name="P13">"agixon ze ordu de?"</text:p>
      <text:p text:style-name="P13">"agixon, ar<text:span text:style-name="T13">e</text:span>k andriek <text:span text:style-name="T1">e</text:span>san dau dxuteko"</text:p>
      <text:p text:style-name="P13">"agixon sagar bat ekau"</text:p>
      <text:p text:style-name="P13"/>
      <text:p text:style-name="P13">Ziur, "aizu gixon" duela oinarri. </text:p>
      <text:p text:style-name="P13"/>
      <text:p text:style-name="P13">/aizu gizon &gt; agixon/ </text:p>
      <text:p text:style-name="P13">AGUAZERA<text:tab/>Erauntsia</text:p>
      <text:p text:style-name="P13"/>
      <text:p text:style-name="P13">Gaur egun beste hitz batzuekin ordezkatu da; geroago agertuko diren —truxuek- eta —etxalak-, esaterako. Hala ere, adinekoen artean erabiltzen da.</text:p>
      <text:p text:style-name="P13"/>
      <text:p text:style-name="P13">"zelako aguazerak atrapa gaitxuz ba"</text:p>
      <text:p text:style-name="P13">"au aguazera baiño ezta, laster pasako da"</text:p>
      <text:p text:style-name="P13">"au aguazera pasaten danien dxungo gara"</text:p>
      <text:p text:style-name="P13"/>
      <text:p text:style-name="P13"><text:soft-page-break/>Baina beste zentzu batez ere erabiltzen da, hau da, gaztelaniazko "nos ha tocado la negra" esateko adibidez.</text:p>
      <text:p text:style-name="P13"/>
      <text:p text:style-name="P13">"an, dxo gaitxuz aguazerak"</text:p>
      <text:p text:style-name="P13"/>
      <text:p text:style-name="P13">AIBA<text:tab/>1.-Harridura, sentimendua, samina, alegrantzia edo haserrea adierazten du hitz honek, segun eta nolako tonuaz esan.</text:p>
      <text:p text:style-name="P13"/>
      <text:p text:style-name="P14">"aiba! eztot dxakiñ ori pasa danik" Sorpresa</text:p>
      <text:p text:style-name="P14">"aiba, asko sentiten dot" Samina.</text:p>
      <text:p text:style-name="P14">"aiba...! Dxakin dxot nik ori eingo zuna" Haserrea</text:p>
      <text:p text:style-name="P14"/>
      <text:p text:style-name="P14">2.- Hartu! Beste zentzu bat "hartu" izango litzateke.</text:p>
      <text:p text:style-name="P14"/>
      <text:p text:style-name="P14">"aiba hau dirue da erosi zeuk guzune"</text:p>
      <text:p text:style-name="P14"/>
      <text:p text:style-name="P14">Azkuek Zuberoan erabiltzen dela dio, Garazin hain zuzen, zaldiak ibilarazteko.</text:p>
      <text:p text:style-name="P14"/>
      <text:p text:style-name="P14">AIDERA<text:tab/>Airera. Esanak edo gauzak airera jaurti eta harrapatzen direnean.</text:p>
      <text:p text:style-name="P14"/>
      <text:p text:style-name="P14">"aidera bota ezkero, aztu eitxen da"</text:p>
      <text:p text:style-name="P14">"aidera bota itxuz arek baten batek atrapako itxuzelakuen"</text:p>
      <text:p text:style-name="P14">"ez bota aidera, emon eskure"</text:p>
      <text:p text:style-name="P14"/>
      <text:p text:style-name="P14">AIDIEN<text:tab/>Bi eratara erabiltz.en da:</text:p>
      <text:p text:style-name="P14"/>
      <text:p text:style-name="P14">1.-Begi-bistan. Gauza guztiekin erabiltzen da, adibidez:</text:p>
      <text:p text:style-name="P14"/>
      <text:p text:style-name="P14">"beran ingiru guztidxek aidien dakoz"</text:p>
      <text:p text:style-name="P14">"dxakin biar eztizen gauzek aidien dabilz"</text:p>
      <text:p text:style-name="P14"/>
      <text:p text:style-name="P14">2.- Kaka saltzera bota. Kasu honetan ere pertsona edo gauzekin erabiltzen da:</text:p>
      <text:p text:style-name="P14"/>
      <text:p text:style-name="P14">"dxo ta aidien bota dau gixona"</text:p>
      <text:p text:style-name="P14">"diro guztidxek aidien bota txuz"</text:p>
      <text:p text:style-name="P14">"adien bota kotez zapata zar guztidxek"</text:p>
      <text:p text:style-name="P14"/>
      <text:p text:style-name="P15">AIDXENA<text:tab/>Ontzia amarratzeko leku propioa. Kasu honetan Artzan. Portualdean edo arrantzale eta hauen inguruan erabiltzen da.</text:p>
      <text:p text:style-name="P15"/>
      <text:p text:style-name="P15">Berba hau tnodu berezian <text:span text:style-name="T1">e</text:span>rabiltzen da ekonomia arloan. </text:p>
      <text:p text:style-name="P15"/>
      <text:p text:style-name="P15">"aidxenak sikatute daus" Pluralean, dirurik ez dagoenean.</text:p>
      <text:p text:style-name="P15">"aidxena bero dako orrek" Diru asko dagoenean.</text:p>
      <text:p text:style-name="P15">"aidxenak bajaten dizenien dana dau txarto"</text:p>
      <text:p text:style-name="P15">"len kukurruku eindxe on dxatzuz, baie orain aidxenak bajata dauz"</text:p>
      <text:p text:style-name="P15"><text:s/></text:p>
      <text:p text:style-name="P15">Azkuek -aien- jartzen du eta Bermeoko hitza bezala jaso du.</text:p>
      <text:p text:style-name="P15"/>
      <text:p text:style-name="P15">Hitzaren jatorria "aihen" (tallo) izan daiteke, amarratzeko zutoiak ere sustraiak lurrean sartzen diren moduan jartzen direlako.</text:p>
      <text:p text:style-name="P15"/>
      <text:p text:style-name="P15"><text:soft-page-break/>AIDXENEKUE<text:tab/>Ontziko gizonen artean gazteena. &gt;aidxenekue&lt; zeregin ezberdinak betetzen ditu. Errekaduak egin, itsasontzia garbitu, gizonei orduak eman, eta abar luze bat.</text:p>
      <text:p text:style-name="P15"/>
      <text:p text:style-name="P15">"ori aidxenekuek ein bidau"</text:p>
      <text:p text:style-name="P15">"aidxeneko mutilleri esan, bidxar zortziretan etor bidauela"</text:p>
      <text:p text:style-name="P15">"aidxenekue falta da, non sartun de ba?"</text:p>
      <text:p text:style-name="P15"/>
      <text:p text:style-name="P15">Arrantzale giroan bakarrik erabiltzen da.</text:p>
      <text:p text:style-name="P15"/>
      <text:p text:style-name="P15">AIDXUDIE<text:tab/>Aiuta. (labatiba)</text:p>
      <text:p text:style-name="P15"/>
      <text:p text:style-name="P15">"ez pazu gure au, tire aidxudien artzien"</text:p>
      <text:p text:style-name="P15">"jun zaitxez aidxudie artzien enau zure begire ta"</text:p>
      <text:p text:style-name="P15">"emon aidxudie, arek eztau irebaziko partidue ta" </text:p>
      <text:p text:style-name="P15"/>
      <text:p text:style-name="P16">AIKAMEN<text:tab/>Oihu edo hnrridurazkoa. </text:p>
      <text:p text:style-name="P16"/>
      <text:p text:style-name="P16">Hurren datorren htttaren partikula + toki erakusle bat hartzen du: -aiko hemen !-</text:p>
      <text:p text:style-name="P16"/>
      <text:p text:style-name="P16">Zentzua harridurazkoa izango da ia beti.</text:p>
      <text:p text:style-name="P16"/>
      <text:p text:style-name="P16">"aikamen gure mutille!"</text:p>
      <text:p text:style-name="P16">"aikamen aspaldiko lagune!"</text:p>
      <text:p text:style-name="P16">"aikamen neskatillik ederrena!"</text:p>
      <text:p text:style-name="P16"/>
      <text:p text:style-name="P16">AIKO<text:tab/>Mesprezua edo gutxiespena adierazteko erabiltzen da.</text:p>
      <text:p text:style-name="P16"/>
      <text:p text:style-name="P16">"aiko or, grakue"</text:p>
      <text:p text:style-name="P16">"aiko! ministrun semie zarala?"</text:p>
      <text:p text:style-name="P16"/>
      <text:p text:style-name="P16">Azkuek, zentzu honetaz, Ondarrun jartzen du bere hiztegian.</text:p>
      <text:p text:style-name="P16"/>
      <text:p text:style-name="P16">AIKO MAIKO<text:tab/>Aitzakia.</text:p>
      <text:p text:style-name="P16"/>
      <text:p text:style-name="P16">Ez du goikoaren arrastorik <text:span text:style-name="T1">e</text:span>sanahian.</text:p>
      <text:p text:style-name="P16"/>
      <text:p text:style-name="P16">"ez ibilli aiko-maikotan, da egin eitxeko dakozune"</text:p>
      <text:p text:style-name="P16">"beti dakozu zuk aiko-maikoren bat"</text:p>
      <text:p text:style-name="P16">"aiko-maiko asko dako arek"</text:p>
      <text:p text:style-name="P16"/>
      <text:p text:style-name="P16">Azkuek hartu du bere hiztegian eta beste herri batzuen artean Bermeo aipatzen du.</text:p>
      <text:p text:style-name="P16"/>
      <text:p text:style-name="P16">AISTIE<text:tab/>Erdi edo oso gezurtia. Zentzu ezberdinaz erabilia </text:p>
      <text:p text:style-name="P16">"aistie zara txo! Ori esan guri?"</text:p>
      <text:p text:style-name="P16">"aistie da a, ez siñistu ezebe"</text:p>
      <text:p text:style-name="P16">"saieliaue da, badaezpadakue da txo"</text:p>
      <text:p text:style-name="P16"/>
      <text:p text:style-name="P17">Azkuek interjekzio moduan sartzen du bere hiztegian. Baina D.A.R.k, Ortuzar aipatzen du eta honek Bermeoko hizkeran idatzi zuen.</text:p>
      <text:p text:style-name="P17"/>
      <text:p text:style-name="P17">AITXEÑARRABAKIDXE<text:tab/>Aitaginarrebagai.</text:p>
      <text:p text:style-name="P17"/>
      <text:p text:style-name="P17"><text:soft-page-break/>Oso normala da, geroago ere ikusiko den bezala, /KI/ atzizkia erabiliz honelako formak egitea.</text:p>
      <text:p text:style-name="P17"/>
      <text:p text:style-name="P17">"zeure aitxeñarrabakidxegaz ikusi dot"</text:p>
      <text:p text:style-name="P17">"beran aitxeriarrabakidxe ezango dana etorri da"</text:p>
      <text:p text:style-name="P17">"aitxeriarrabakidxe ill dxast"</text:p>
      <text:p text:style-name="P17"/>
      <text:p text:style-name="P17">AITXIK<text:tab/>Horregatik. Kausaletan erabiltzen da. /hagatik/ hitza laburtuta.</text:p>
      <text:p text:style-name="P17"/>
      <text:p text:style-name="P17">"ori olan bada, aitxik ezta etorriko"</text:p>
      <text:p text:style-name="P17">"aitxik esan dau arek Bilbon ikusi dauela"</text:p>
      <text:p text:style-name="P17">"eztauelez ikusten, aitxik eztau ezetu"</text:p>
      <text:p text:style-name="P17"/>
      <text:p text:style-name="P17">AITXIKO<text:tab/>Horrela delako.</text:p>
      <text:p text:style-name="P17"/>
      <text:p text:style-name="P17">Biak erabiltzen dira. Oso erabilia. Kausal kutsua badu ere, askotan ez da bere zentzu konkretuan erabiltzen, agindua ere barnean baitarama.</text:p>
      <text:p text:style-name="P17"/>
      <text:p text:style-name="P17">"zelan ez zara etorri ba?" Aitxiko!"</text:p>
      <text:p text:style-name="P17">"baie, zeitxik tiñozu ori ba? Aitxiko, <text:span text:style-name="T14">diñotelakon</text:span>"</text:p>
      <text:p text:style-name="P17">"Zeitxik einzu ori? Ba, aitxiko, ein dxotelez ba, aitxiko"</text:p>
      <text:p text:style-name="P17"/>
      <text:p text:style-name="P17">Ikusten denez, errepikaturik ere agertzen da. Beraz, moduzko esaldiak ere egin daitezke eta galderaren erantzuna berdina izango da Fonetikazko arazoak direla eta, /tik/ horri /o/ gehitu izan zaio. Baita palatalizatu ere, Bermeoko ohiturari jarra<text:span text:style-name="T15">i</text:span>tuz.</text:p>
      <text:p text:style-name="P17"/>
      <text:p text:style-name="P18">AIXARRA<text:tab/>Arrain ixikiak harrapatzeko erabiltzen da karnata moduan; harra edo zizarea hobeto esanda. Baina, gehienetan, arrantrmako ez dira erabiltzen haitzetako 'aixarrak', portuko lokatz edo "kakabelena" d<text:span text:style-name="T1">e</text:span>itzen den harea lohietakoak baizik.</text:p>
      <text:p text:style-name="P18"/>
      <text:p text:style-name="P18">"aixarretan nuen porture"</text:p>
      <text:p text:style-name="P18">"narraietxen dxun gure bazu aixarrak atrapa bizuz"</text:p>
      <text:p text:style-name="P18">"aixarrik ezta lez on enai dxun arraniñtxen"</text:p>
      <text:p text:style-name="P18"/>
      <text:p text:style-name="P18">Hitz honen konposizioa /aitz-harra./ da; beraz, /aitzarra &gt; aizarra &gt; aixam.V. lk-usten denez /i/ ez du galtzen, nahiz eta /z/ palatalizatu.</text:p>
      <text:p text:style-name="P18"/>
      <text:p text:style-name="P18"/>
      <text:p text:style-name="P18">AIXEBIE<text:tab/>Haizetik babestutako leku bat. Itsasoan erabilia, herrian ere normalki erabiltzen da. </text:p>
      <text:p text:style-name="P18">nplaidxen aixebetxue topa ezkero ondo oten da.</text:p>
      <text:p text:style-name="P18"/>
      <text:p text:style-name="P18">"aixeberik ez tauen lekuen eta aixe handidxe badau, ezindxe morenatu"</text:p>
      <text:p text:style-name="P18">"aixebetxuen para, da bertan lo"</text:p>
      <text:p text:style-name="P18">"aixebie eitxen dan lekuen eiñdxauie etzie" </text:p>
      <text:p text:style-name="P18">AIXETIK<text:tab/>Figuratiboan zerbanek ihes egin, adibidez diruak eskapatu.</text:p>
      <text:p text:style-name="P18"/>
      <text:p text:style-name="P18">"aixetik eintso irabazitxe okin dxauen diruek"</text:p>
      <text:p text:style-name="P18">"atrapata okindxu te aixetik eiñ dxosku"</text:p>
      <text:p text:style-name="P18"/>
      <text:p text:style-name="P18">-egin- aditzarekin erabiltzen da.</text:p>
      <text:p text:style-name="P18"/>
      <text:p text:style-name="P18">AIXETSUE<text:tab/>Uzker asko botatzen duen pertsona, batez ere umeei aplikaturik.</text:p>
      <text:p text:style-name="P18"/>
      <text:p text:style-name="P18"><text:soft-page-break/>"au imie aixetsue da, beti dabil uzkerrak botaten"</text:p>
      <text:p text:style-name="P18">" amari emon dau, zeu be aixetsue zara ta"</text:p>
      <text:p text:style-name="P18"/>
      <text:p text:style-name="P19">AIXETZA / IE<text:tab/>Haize handia, gogorra.</text:p>
      <text:p text:style-name="P19"/>
      <text:p text:style-name="P19">"aixetza mando batek atrapa gaitxuz da, ez gaitxuzenien eruen"</text:p>
      <text:p text:style-name="P19">"aixetza handije dau, eztauie itxosora urtengo" </text:p>
      <text:p text:style-name="P19"/>
      <text:p text:style-name="P19">Neurtzeko bi posibilitate erabiltzen dira: /tza/ eta "mando" eta "handi" hitzak.</text:p>
      <text:p text:style-name="P19"/>
      <text:p text:style-name="P19"/>
      <text:p text:style-name="P19">AIXETU<text:tab/>Hotza harrapatu.</text:p>
      <text:p text:style-name="P19"/>
      <text:p text:style-name="P19">"onek imiek kalenturie dako; kalien aixetu eiñ dxe ta"</text:p>
      <text:p text:style-name="P19">"gau txarra pasa dot, Lameran aixetu ein naielalo"</text:p>
      <text:p text:style-name="P19">"tripek dakotez aixetute, beti nai kakalarri"</text:p>
      <text:p text:style-name="P19"/>
      <text:p text:style-name="P19">AIXERRIKUE<text:tab/>Fanfarroia.</text:p>
      <text:p text:style-name="P19"/>
      <text:p text:style-name="P19">Hego-haizeak gauza guztiak hanpatzen dituenez, konparazioan erabiltzen da: </text:p>
      <text:p text:style-name="P19"/>
      <text:p text:style-name="P19">"aixerrikue da ta enfada-enfada eitxen dau jentie"</text:p>
      <text:p text:style-name="P19">"arnen dator aixerrikue, laster hasiko da arrokeidxek kontaten"</text:p>
      <text:p text:style-name="P19">"bestelako aixerrikue da bera"</text:p>
      <text:p text:style-name="P19"/>
      <text:p text:style-name="P19">AIXIE<text:tab/><text:tab/>1.- Fanfarroia. </text:p>
      <text:p text:style-name="P19"/>
      <text:p text:style-name="P19">"zelako aixie da ba, auentako ete du!"</text:p>
      <text:p text:style-name="P19">"ori bakixu zer dan, aixie ederra, aixe-errotie da"</text:p>
      <text:p text:style-name="P19"/>
      <text:p text:style-name="P19">Esaldiaren bigarren zatia, adjektibo edo sustantibo batez indartuta agertzen da.</text:p>
      <text:p text:style-name="P19"/>
      <text:p text:style-name="P19">2.- Egonkortasun gutxiko pertsona.</text:p>
      <text:p text:style-name="P19"/>
      <text:p text:style-name="P19">"aixie lez dabill, arin ara, arin ona"</text:p>
      <text:p text:style-name="P19">"aixetxue be bada ta, bidau astuntasun apur bet"</text:p>
      <text:p text:style-name="P19"/>
      <text:p text:style-name="P20">Beraz, hitz honen zentzua bikoitza izan daiteke. Alde batetik, pertsona fanfarroia definitzeko eta bestetik, arintasuna edo arinkeria.</text:p>
      <text:p text:style-name="P20"/>
      <text:p text:style-name="P20"/>
      <text:p text:style-name="P20">A1DXUBETA<text:tab/>Oinetakoen lokarriak <text:span text:style-name="T1">e</text:span>do zintzak. </text:p>
      <text:p text:style-name="P20"/>
      <text:p text:style-name="P20">Nahiko galdurik egon arren, gazteen artean ere entzuten da. Askotan, eta Benneon, palatalizatzean aurreko /i/ ez da galtzen. Hala ere, -adxubetak- ere esaten da.</text:p>
      <text:p text:style-name="P20"/>
      <text:p text:style-name="P20">"plaieratako aidxubetak loi dakozuz"</text:p>
      <text:p text:style-name="P20">"aidxubeta barridxek bidotez zapatantzako"</text:p>
      <text:p text:style-name="P20">"adxubeta bako zapatak komoduauek tiez"</text:p>
      <text:p text:style-name="P20"/>
      <text:p text:style-name="P20">Askotan /b/ galdu egiten da: </text:p>
      <text:p text:style-name="P20"/>
      <text:p text:style-name="P20"><text:soft-page-break/>"zapatatako aidxuetak galdute etor da"</text:p>
      <text:p text:style-name="P20">"aidxueta zuridxek bitxuzie orrek plai<text:span text:style-name="T1">e</text:span>rak"</text:p>
      <text:p text:style-name="P20"/>
      <text:p text:style-name="P20">AKARRETIK (BERA)<text:tab/>Atea markotik atera.</text:p>
      <text:p text:style-name="P20"/>
      <text:p text:style-name="P20">"emontson golpigaz atie be akarretik bera bota dau"</text:p>
      <text:p text:style-name="P20">"atie pintxeteko akarretik kendu bide atie"</text:p>
      <text:p text:style-name="P20"/>
      <text:p text:style-name="P20"/>
      <text:p text:style-name="P20">AKEL<text:tab/> Likorea. Edaria.</text:p>
      <text:p text:style-name="P20"/>
      <text:p text:style-name="P20">"beran egune ezan dalez, akel ekar dosku"</text:p>
      <text:p text:style-name="P20">"akel barik eztau alegrentzirik"</text:p>
      <text:p text:style-name="P20">"esan ba! Akel edan da gero danak mozkorrik"</text:p>
      <text:p text:style-name="P20"/>
      <text:p text:style-name="P20">AKELEGAZ<text:tab/>Mozkortuta.</text:p>
      <text:p text:style-name="P20"/>
      <text:p text:style-name="P20">"andra mari egune be badalez, akelegaz zelebra bide"</text:p>
      <text:p text:style-name="P20">"akeltxugaz jun nai oire"</text:p>
      <text:p text:style-name="P20"/>
      <text:p text:style-name="P21">AKOMOTIDU<text:tab/>Alamena eman. Agindu kutsu bat ere badauka.</text:p>
      <text:p text:style-name="P21"/>
      <text:p text:style-name="P21">"orrek imiek akomotidu dost zapatak erosi bitzatezela"</text:p>
      <text:p text:style-name="P21">"da zuk akomotiten dostazu dxun ein binaiela"</text:p>
      <text:p text:style-name="P21">"akomotitso <text:s/>etxie erosteko"</text:p>
      <text:p text:style-name="P21"><text:s/></text:p>
      <text:p text:style-name="P21">Hitz honen bariante bat -akometidu&lt; da, eta D.A.R. n agertzen da Bermeokoa dela aipatuz.</text:p>
      <text:p text:style-name="P21"/>
      <text:p text:style-name="P21">Gaztelaniazko "acometer" dirudi; beharbada hori izan daiteke hitzaren etimologia, gero beste zentzu bat hartu badu ere.</text:p>
      <text:p text:style-name="P21"/>
      <text:p text:style-name="P21">/acometer/ + /du &gt; akometidu/ akomotidu</text:p>
      <text:p text:style-name="P21"/>
      <text:p text:style-name="P21">AKORDA<text:tab/>Itzartu. </text:p>
      <text:p text:style-name="P21"/>
      <text:p text:style-name="P21">Ikusten denez, gaztelaniako "acordarse" barik, "despertar" zentzu bat dauka.</text:p>
      <text:p text:style-name="P21"/>
      <text:p text:style-name="P21">"akorda naienien berandu ezan da"</text:p>
      <text:p text:style-name="P21">"zortziretan akordako zaitxut"</text:p>
      <text:p text:style-name="P21">"goixetik akorda nai baie gero luek artun nau ostabe"</text:p>
      <text:p text:style-name="P21"/>
      <text:p text:style-name="P21">Gaztelaniako "acordarse" adierazteko ere erabiltzen da, baina beste zentzu horretan ere guztiz erabilia da.</text:p>
      <text:p text:style-name="P21"/>
      <text:p text:style-name="P21">AKULEKEIDXEK<text:tab/>Aitzakiak. </text:p>
      <text:p text:style-name="P21"/>
      <text:p text:style-name="P21">Aitzakiak dira. Gehienetan pluralean. Baina singularrean ere erabiltzen da, gutxi baino ez bada.</text:p>
      <text:p text:style-name="P21"/>
      <text:p text:style-name="P21">"beti zabilz zu ak-ulekeidxetan"</text:p>
      <text:p text:style-name="P21">"a<text:span text:style-name="T4">k</text:span>ulekeidxek takoz orrek, dauen lekotik ez altzateko"</text:p>
      <text:p text:style-name="P21">"beti ataraten dau arek akulekeidxen bat biarra ez eitxeko"</text:p>
      <text:p text:style-name="P21"/>
      <text:p text:style-name="P22"><text:soft-page-break/>Azkuek ez du jaso bere hiztegian, baina bai D.A.R.k. Honek Etxeita aipatzen du; Mundakan ere esango zen garai batetan, baina Bermeon, oraindik. bizi-bizirik dago. Agian hitz honen egiazko jatorria —akiakula- hitza izan daiteke, baina Bermeon joera handia dago edozein hitzetatik, batez ere arrainen izenetatik, beste bat ateratzeko, eta baliteke, -akula- arrainaren izenetik etortzea.</text:p>
      <text:p text:style-name="P22"/>
      <text:p text:style-name="P22">akula + keria &gt; a<text:span text:style-name="T1">k</text:span>ulakeria &gt; akulekeidxe</text:p>
      <text:p text:style-name="P22"/>
      <text:p text:style-name="P22"/>
      <text:p text:style-name="P22">ALA<text:tab/>Itsasoko terminoa da. Jaso edo tiratu zentzua dauka. Analogiaz, herrira pasatu da "jaso" hitzaren ordez.</text:p>
      <text:p text:style-name="P22"/>
      <text:p text:style-name="P22">"aurtik ala txikota"</text:p>
      <text:p text:style-name="P22">"ala tuntuxek egualdi txarra dator da"</text:p>
      <text:p text:style-name="P22">"diru ederrak ala itxuz arek"</text:p>
      <text:p text:style-name="P22">"nik ez dot ala txiki be pez"</text:p>
      <text:p text:style-name="P22"/>
      <text:p text:style-name="P22">Gaztelerako "halar" aditza erabili da horretarako. Azkuek bere hiztegian "recoger" dakar beste azalpenik egin gabe.</text:p>
      <text:p text:style-name="P22"/>
      <text:p text:style-name="P22">ALA<text:tab/>Kritikatu. </text:p>
      <text:p text:style-name="P22"/>
      <text:p text:style-name="P22">"aurrek danak on diez beran ala"</text:p>
      <text:p text:style-name="P22">"ontxe be neure ala zauz"</text:p>
      <text:p text:style-name="P22">"baten bat neure ala dau, belarridxe gorritxute dakot eta"</text:p>
      <text:p text:style-name="P22">"zeure ala-ala dabill a"</text:p>
      <text:p text:style-name="P22"/>
      <text:p text:style-name="P22">Azkuek ez dakar eta D.A.R.k Mundakako Otxolua aipatzen du. Baina Bermeon oso erabilia da. Askotan errepikatuta ere erabiltzen da, azken adibidean ikus daitekeenez. </text:p>
      <text:p text:style-name="P22"/>
      <text:p text:style-name="P22">ALABATXI<text:tab/>Neska gaztea. Oso erabilia da adineko zein emakume gazteen artean.</text:p>
      <text:p text:style-name="P22"/>
      <text:p text:style-name="P23">"erdu ona alabauti da ez ezan esantxarrekue"</text:p>
      <text:p text:style-name="P23">"eztakit alabatxi non sartu zaran"</text:p>
      <text:p text:style-name="P23">"alabatxi, nire gixonak eztost gure etorri Benidorrera"</text:p>
      <text:p text:style-name="P23"/>
      <text:p text:style-name="P23">Azken hau izango litzateke adinekoen arteko esaldia. Hurrengo hitzaren eta honen artean ezberdintasuna ez da bokalezkoa bakanik. Adin ezberdineko pertsonei dagokie hizki bakoitza. Hitz hau neska gazteei dagokie eta artean horrela erabiltzen dute. Hala ere, konfiantzazkoa denean, adinekoekin ere erabiltzen da.</text:p>
      <text:p text:style-name="P23"/>
      <text:p text:style-name="P23">ALABATXU<text:tab/>Berba hau, alderantziz, adinekoen artean edo hauek gazteei zuzendutakoan bakarrik erabiltzen da. </text:p>
      <text:p text:style-name="P23">Kasu honetan tonua ere aldatu egiten da. Gehienetan adinekoek erabiliko dute gazteei deitzeko eta ez alderantziz. </text:p>
      <text:p text:style-name="P23"/>
      <text:p text:style-name="P23">"alabatxu ez ei dakarrie antxobarik"</text:p>
      <text:p text:style-name="P23">"bidxar plaidxera dxun bidu alabatxu, geu be eguzkidxe artzien zuri gauz da,"</text:p>
      <text:p text:style-name="P23">"ez esan ori alabatxu, guzurre dala diñoie ta"</text:p>
      <text:p text:style-name="P23">"alabatxu, zer da itxurie dakozuna?"</text:p>
      <text:p text:style-name="P23">"belarriondokue artuko zu alabatxu isillik ez pazauz"</text:p>
      <text:p text:style-name="P23"/>
      <text:p text:style-name="P23">Beherago ikusiko dugunez,hitz hauek beste bariante batzuk dauzkate eta ikusiko dugu, nola <text:soft-page-break/>eboluzionatu duten,</text:p>
      <text:p text:style-name="P23"/>
      <text:p text:style-name="P23">ALAKOTU<text:tab/>Zerbait egin. Zerbait burutu.</text:p>
      <text:p text:style-name="P23"/>
      <text:p text:style-name="P23">"gauzek alakotu barik itxi txuz"</text:p>
      <text:p text:style-name="P23">"alakotu ein au, eztot ikusten ezer da"</text:p>
      <text:p text:style-name="P23">"goixin goixien alakotuten dau arek beran gauzek"</text:p>
      <text:p text:style-name="P23"/>
      <text:p text:style-name="P23">-egin- zentzua dauka. Hitz egiterakoan berba erdiak erabiltzen direnean, beti esaten da hitz hori.</text:p>
      <text:p text:style-name="P23"/>
      <text:p text:style-name="P24"/>
      <text:p text:style-name="P24">ALAKUE<text:tab/>Aurreko /a/ horretan azentuatua.</text:p>
      <text:p text:style-name="P24"/>
      <text:p text:style-name="P24">"berak ekar dau, zera, alakue..."</text:p>
      <text:p text:style-name="P24">"alakue erosi dau, jersie"</text:p>
      <text:p text:style-name="P24"/>
      <text:p text:style-name="P24">Baina adjetibo moduan ere ager daiteke.</text:p>
      <text:p text:style-name="P24"/>
      <text:p text:style-name="P24">"alakue da bera, iñor ez lakue"</text:p>
      <text:p text:style-name="P24">"zelako alakue zara ba"</text:p>
      <text:p text:style-name="P24">"alakue banai, neuretzat"</text:p>
      <text:p text:style-name="P24"/>
      <text:p text:style-name="P24"/>
      <text:p text:style-name="P24">ALAMENA<text:tab/>Aspertu edo gogaitu arte hitz egin,</text:p>
      <text:p text:style-name="P24"/>
      <text:p text:style-name="P24">Behintzat zentzu hori dauka Bermeon. Baina, sarritan, alamena, gogorra ere izaten da.</text:p>
      <text:p text:style-name="P24"/>
      <text:p text:style-name="P24">"zelako alamena emon dost ba, neure kulpie ezan balekide lez"</text:p>
      <text:p text:style-name="P24">"ez eistazu alamenik emon enau ondo ta"</text:p>
      <text:p text:style-name="P24">"zeozer gure dauenien konsegidu, itsosopeteko alamena dakozu"</text:p>
      <text:p text:style-name="P24"/>
      <text:p text:style-name="P24">ALANDAZE<text:tab/>Dena dela. </text:p>
      <text:p text:style-name="P24"/>
      <text:p text:style-name="P24">"eztot, eingo errekadue, alandate, ez on nik eingo dotenari begire"</text:p>
      <text:p text:style-name="P24">"gaur ezin dxu Bilbora juen, alandaze bidxarko itzi biku"</text:p>
      <text:p text:style-name="P24">"au labadorie apurtute dau, alandaze, barridxe erosi bi de"</text:p>
      <text:p text:style-name="P24"/>
      <text:p text:style-name="P24">ALATXE<text:tab/>-alabatxu- hitzaren bariante bat da.</text:p>
      <text:p text:style-name="P24"/>
      <text:p text:style-name="P24">Hurrengo hitzaren forma despektiboa, gehienetan gizonezkoak emakumeei zuzentzen zaienean agertzen da. Askotan errepikatuz erabiltzen da eta gehienetan haserrezko tonua izaten du.</text:p>
      <text:p text:style-name="P24"/>
      <text:p text:style-name="P24">"alatxe ezinoixu kabrie"</text:p>
      <text:p text:style-name="P24">"Alatxe-alatxe, ortik ezpazuez osti bet omongo tzut."</text:p>
      <text:p text:style-name="P24">"alatxe etorri ba"</text:p>
      <text:p text:style-name="P24">"alatxe, eztakot zeure kontorik"</text:p>
      <text:p text:style-name="P24"/>
      <text:p text:style-name="P25">ALATXI<text:tab/>Bariante hau, berriz, -alabatxi- berbarena da.</text:p>
      <text:p text:style-name="P25"/>
      <text:p text:style-name="P25">Biak erabiltzen dira normalki, baina hamabost urtetik beherakoetan gutxi entzuten da, arruntagoa baita &gt;alabatxi&lt;</text:p>
      <text:p text:style-name="P25"/>
      <text:p text:style-name="P25"><text:soft-page-break/>ALATXU<text:tab/>Eta beste hau ere -alabatxu- berbaren bariantea da.</text:p>
      <text:p text:style-name="P25"/>
      <text:p text:style-name="P25">Adinekoetan entzuten da, berrogei urtetik gorakoetan eta gizonezkoetan gehiago.</text:p>
      <text:p text:style-name="P25"/>
      <text:p text:style-name="P25">"orduek dxun dxaskuz alatxu da ondiño ezer ein barik"</text:p>
      <text:p text:style-name="P25">"alatxu mobiko zara berandu de ta"</text:p>
      <text:p text:style-name="P25"/>
      <text:p text:style-name="P25">Forma bi hauen eboluzioa honela izan da:</text:p>
      <text:p text:style-name="P25"/>
      <text:p text:style-name="P25">/ alabatxo &gt; alabatxu &gt; alatxu / alabatxo &gt; alabatxu &gt; alabatxü &gt; alabatxi &gt; alatxi /alatxi &gt; alatxe /</text:p>
      <text:p text:style-name="P25"/>
      <text:p text:style-name="P25">Arraroa badirudi ere, enfasiak bokal itxia irekiagoan bihurtu du.</text:p>
      <text:p text:style-name="P25"/>
      <text:p text:style-name="P25">/ü/ horrek ez dauka zerikusirik zuberotarrarekin, Bermeon, batez ere portuan, eta han lan egiten duten emakumeek enfasi apur batez hitz egiterakoan, /u/ normal bat /ü/ bihurtzen dute.</text:p>
      <text:p text:style-name="P25"/>
      <text:p text:style-name="P25">Adibide batzuk: /entzun egizu &gt; entzuizu &gt; entzuizü &gt; entzüizü &gt; entzizi/ egin da. /txetxotxu &gt; txetxotxü/ egin den bezalaxe.</text:p>
      <text:p text:style-name="P25"/>
      <text:p text:style-name="P25">ALAURIDXE<text:tab/><text:tab/>Alauria.</text:p>
      <text:p text:style-name="P25"/>
      <text:p text:style-name="P25">"goix guztidxen dau alaurike, iñok ezer ein barik"</text:p>
      <text:p text:style-name="P25">"alaurike etor dxast imie mutil batek dxo dauela ta..."</text:p>
      <text:p text:style-name="P25">"aren alauridxek, alauridxek ezan diez, zapatak etzatezelako erosi"</text:p>
      <text:p text:style-name="P25"/>
      <text:p text:style-name="P26">Azkuek Arratian eta Orozkon jartzen du, baina Bermeon ere zabal erabiltzen da, beharbada, hemen dena exajeratzeko joera dagoelako, aldarri sinple bat alaurian bihurtzen baita.</text:p>
      <text:p text:style-name="P26"/>
      <text:p text:style-name="P26"/>
      <text:p text:style-name="P26">ALBATAKUE<text:tab/>Alban jotzen duten kanpaiak. Arimak erretiratzen diren ordua omen da.</text:p>
      <text:p text:style-name="P26"/>
      <text:p text:style-name="P26">"alhatakugaz batera, arimek euren mundure juten diez"</text:p>
      <text:p text:style-name="P26">"neuk eztok kure albatakue joten dauenien kalien egon"</text:p>
      <text:p text:style-name="P26"/>
      <text:p text:style-name="P26">ALBORAPUNTADA<text:tab/><text:tab/>Normalki erabiltzen den hitza da. Aloza hartzen denean egiten dena.</text:p>
      <text:p text:style-name="P26"/>
      <text:p text:style-name="P26">"orrek erropiek, alborapuntada andidxek takoz"</text:p>
      <text:p text:style-name="P26">"trajie akabata dau baie alborapuntadak falta itxuz"</text:p>
      <text:p text:style-name="P26">"berorren koloreko aridxegaz ein bizuz alborapuntadak"</text:p>
      <text:p text:style-name="P26">"alborapuntada txikidxe eiñ gero"</text:p>
      <text:p text:style-name="P26"/>
      <text:p text:style-name="P26">ALBORBOL / ARBOLBOL<text:tab/><text:tab/>Hitz hau, -BORBOLERA- hitza erdaraturik egin da, Jantziak, arropak eta gauzak edozelan botata edo zokoraturik uzten direnean esaten da. Biak erabiltzen dira, baina hiztun ezberdinen ahoan.</text:p>
      <text:p text:style-name="P26"/>
      <text:p text:style-name="P26">"erropa guztidxek alborbol itxitxe dxun da kalera"</text:p>
      <text:p text:style-name="P26">"an! bota dau alborbol jersie, orrek gudau esan barridxe erosteko"</text:p>
      <text:p text:style-name="P26"/>
      <text:p text:style-name="P26">Metatesiaren bidez, "arbolbol" irteten da. Seguru aski "borboil" hitzetik hartuta dago.</text:p>
      <text:p text:style-name="P26"/>
      <text:p text:style-name="P26">Azkuek Lapurdiko kostaldean kokatzen du eta baten baino gehiagotan entzun izan direnez iparraldetik sartutako hitzak, badirudi hau ere handik etorritalcoa dela. Hitz honek "arrain saskia" <text:soft-page-break/>esan nahi duenez, arrantzaleengandik sartua izango da.</text:p>
      <text:p text:style-name="P26"/>
      <text:p text:style-name="P27">ALDABATERA<text:tab/>Aldi berean.</text:p>
      <text:p text:style-name="P27"/>
      <text:p text:style-name="P27">"aldabatera ezkondu gara bidxok"</text:p>
      <text:p text:style-name="P27">"aldabatera dxun diez zerbezidxora"</text:p>
      <text:p text:style-name="P27">"indxarrak aldabatera emoten baduz, ariñau eingu"</text:p>
      <text:p text:style-name="P27"/>
      <text:p text:style-name="P27">"aldi berean" esan beharrean, "aldi batera" egin da, eta gero, hortik, hokal itxia bi gradu ireki eta "aldabatera" sortu da.</text:p>
      <text:p text:style-name="P27"/>
      <text:p text:style-name="P27"/>
      <text:p text:style-name="P27">ALDARAKA / ALDARAN<text:tab/><text:tab/>Aldatzen. Itsasoko terminoa da, baina herriko hizkeran sartuta dago, nahiz asko galduta egon.</text:p>
      <text:p text:style-name="P27"/>
      <text:p text:style-name="P27">"aldaraka juten gariz egunez txikiteuen"</text:p>
      <text:p text:style-name="P27">"batek beste bide bat artzien badau, geu be an dxuten gariez aldaraka"</text:p>
      <text:p text:style-name="P27"/>
      <text:p text:style-name="P27">ALDEGOI<text:tab/>Soineko baten alozak, jertse edo besteren batek, baita sareak ere, gorabeherak dauzkanean ere esaten da.</text:p>
      <text:p text:style-name="P27"/>
      <text:p text:style-name="P27">"orrek erropiek aldegoiek takoz beko mandan"</text:p>
      <text:p text:style-name="P27">"elegante dxun dxatzu aldegoidun erropiegaz"</text:p>
      <text:p text:style-name="P27">"zoratuta nau berorregaz jersigaz, ezin tzatez kendu aldegoiek"</text:p>
      <text:p text:style-name="P27">"txarto ebai zu ori papela, aldegoiek takoz da eztau ondo"</text:p>
      <text:p text:style-name="P27">"onek artiek aldegoiek takoz, ezindxe arteztu"</text:p>
      <text:p text:style-name="P27"/>
      <text:p text:style-name="P27">Azkuek ez du jartzen, baina bai D.A.R.k, "circunstancia" hitza erabiltzen du. Beraz, zentzua erabat ezberdina.</text:p>
      <text:p text:style-name="P27"/>
      <text:p text:style-name="P27">ALEGRENTZIDXE<text:tab/><text:tab/>Alegrantzia. Oso erabilia gure herrian, baina, gaur egun, "alaitasuna" berba sartu da.</text:p>
      <text:p text:style-name="P27"/>
      <text:p text:style-name="P27">"au de alegrentzidxe dakotena, primitibie azerta dot!"</text:p>
      <text:p text:style-name="P27">"alegrentzi handi bet artun du, Miren dator Kubatik"</text:p>
      <text:p text:style-name="P27"/>
      <text:p text:style-name="P28">ALGA(R)ATEKUE<text:tab/>kalitate txarrekoa. Nahiz eta itsasoko tenninoa izan, normalki tresna edo gauzei aplikatzen zaie, hauek txarrak edo erdipurdikoak direnean, hain zuzen.</text:p>
      <text:p text:style-name="P28"/>
      <text:p text:style-name="P28">"au kotxie algaratekue da"</text:p>
      <text:p text:style-name="P28">"onek zapatak algaatekuek tiez"</text:p>
      <text:p text:style-name="P28">"dxatekue algaatekue ezan da"</text:p>
      <text:p text:style-name="P28">"algarateko pelikulie ikusi du"</text:p>
      <text:p text:style-name="P28"/>
      <text:p text:style-name="P28">Hurrengo hitzetik sartuta dago eta oso zabala horren erabilera. Gainera, ikus daitekeenez, /r/ gal dezake, inolako arazorik gabe.</text:p>
      <text:p text:style-name="P28"/>
      <text:p text:style-name="P28">ALGA(R)ATIEN<text:tab/>Aurrekoa, baina "txarto" adberbioa ordezkatzeko. Baina hemen gauzak eta pertsonak izan daitezke txarto dabiltzanak, batez ere osasun kontuetan.</text:p>
      <text:p text:style-name="P28"/>
      <text:p text:style-name="P28">Hitz hau ere, oso zabaldurik dago herrian, baita inguruko auzoetan ere.</text:p>
      <text:p text:style-name="P28"/>
      <text:p text:style-name="P28"><text:soft-page-break/>"aspaldidxon algaratien dabil gure ama"</text:p>
      <text:p text:style-name="P28">"aren kotxie algaratien dabill, barridxe bidau"</text:p>
      <text:p text:style-name="P28">"aurtengo kosteran algaatin ibilli gariez"</text:p>
      <text:p text:style-name="P28"/>
      <text:p text:style-name="P28">Ikusten denez, hemen ere, askotan gertatzen den bezala, /r/ erori eta —algaatien- esaten da.</text:p>
      <text:p text:style-name="P28"/>
      <text:p text:style-name="P28">ALIADUE<text:tab/>Abilezia gabekoa, edo trebetasun gutxikoa izan daitekeen pertsona edo gauzak. Arrantzale giroan erabiltzen den hitza da, erdipurdikoa esan nahi du. Arrainuntzi batek arrainik harrapatzen ez badu, "aliadue" da.</text:p>
      <text:p text:style-name="P28"/>
      <text:p text:style-name="P28">"enebada! bapor aliaduen enbarka zara"</text:p>
      <text:p text:style-name="P28">"aliaduekaz eztot kure dxakin ezer"</text:p>
      <text:p text:style-name="P28">"zelan ekarko dau arrañe ba, aliadue da ta"</text:p>
      <text:p text:style-name="P28"/>
      <text:p text:style-name="P29">Gazteen artean galtzen doa.</text:p>
      <text:p text:style-name="P29"/>
      <text:p text:style-name="P29">Gaztelerako "aliado" hitzak guztiz esanahi ezberdina du.</text:p>
      <text:p text:style-name="P29"/>
      <text:p text:style-name="P29">ALIJANDRO<text:tab/><text:tab/>Aurreko hitza da honen sorburua. Baina honen zentzua zabalagoa da. Gauzei aplikatzen zaie eta askotan, adjektibo funtzioan ez-ezik izen funtzioa ere hartzen du.</text:p>
      <text:p text:style-name="P29"/>
      <text:p text:style-name="P29">"artazidxek ixena 'alijandro'"</text:p>
      <text:p text:style-name="P29">"au batela alijandro utse da"</text:p>
      <text:p text:style-name="P29">"erlojue alijandro; eztau dxoten tinbrerik pe"</text:p>
      <text:p text:style-name="P29"/>
      <text:p text:style-name="P29">ALMONADIE<text:tab/>Arropa montoia.</text:p>
      <text:p text:style-name="P29"/>
      <text:p text:style-name="P29">"zelako almonadie dakot garbitxuteko ba"</text:p>
      <text:p text:style-name="P29">"gaur ezin dxot urten, erropa almonadie dakot plantxeteko ta"</text:p>
      <text:p text:style-name="P29"/>
      <text:p text:style-name="P29">Nahiko galdua, oraindik adinekoen artean entzuten da.</text:p>
      <text:p text:style-name="P29"/>
      <text:p text:style-name="P29">Hitz honen jatorria gaztelerazko "almoneda" izan daiteke. Gazteleraz "venta de objetos a bajo precio" esan nahi duenez, gauza horiek pilatuta egongo dira. Beraz, baliteke hitz horretatik etortzea. </text:p>
      <text:p text:style-name="P29"/>
      <text:p text:style-name="P29">ALORTIK!<text:tab/>Mesprezuzko lokuzioa da. Arbuiatzeko ere erabiltzen da.</text:p>
      <text:p text:style-name="P29"/>
      <text:p text:style-name="P29">"alortik guzurtidxori, guzurre baiño ezu esaten da"</text:p>
      <text:p text:style-name="P29">"alortik! Ez nozu konbenziduko ta"</text:p>
      <text:p text:style-name="P29"/>
      <text:p text:style-name="P29">Argi ikusten da &gt;hala hortik&lt; dala, baina zentzu ezberdinetan erabilia.</text:p>
      <text:p text:style-name="P29"/>
      <text:p text:style-name="P30">AISIKATU<text:tab/>Erdi siku.</text:p>
      <text:p text:style-name="P30"/>
      <text:p text:style-name="P30">"alsikatute okiñ dxotezen erropak busti dxastez"</text:p>
      <text:p text:style-name="P30">"onek kaltzetiñek alsikatute dauz"</text:p>
      <text:p text:style-name="P30">"ulie alsikatute dakot"</text:p>
      <text:p text:style-name="P30"/>
      <text:p text:style-name="P30">Azkuek "altxikatu" jartzen du eta ez du hartzen arrunta bezata, nahiz eta Bizkaiko puntu ezberdinak aipatu: Arratia, Ispazter, Orozko eta Txorierri. Bermeon nahiko zabal erabiltzen da.</text:p>
      <text:p text:style-name="P30"/>
      <text:p text:style-name="P30">ALTERRIDXE<text:tab/>Bila gabiltzan gauzen tokia. Ugari ematen den lekua eta batzuk bakarrik <text:soft-page-break/>jakiten dutena non dagoen. Arrantza kontuan bada, arrain asko dagoen leku bat. Sagarketan bada, sagar ugari dagoen tokia.</text:p>
      <text:p text:style-name="P30"/>
      <text:p text:style-name="P30">"arek euren alterridxe dakoie arraintxeko"</text:p>
      <text:p text:style-name="P30">"alterridxe topa du sagarrak atrapateko"</text:p>
      <text:p text:style-name="P30">"urrien alterridxe dakoie ta aberastute etor diez"</text:p>
      <text:p text:style-name="P30">"etsoie iñori esan alterridxe dakoienik arrahibceko"</text:p>
      <text:p text:style-name="P30"/>
      <text:p text:style-name="P30">ALTRANPON<text:tab/>Gauzak edozelan botata, ordena barik.</text:p>
      <text:p text:style-name="P30"/>
      <text:p text:style-name="P30">"etzeko gauze guztidxek altranpon botata itxitxen txuz beti"</text:p>
      <text:p text:style-name="P30">"zeitxik ez zuz ordenaten gauzek altranpon itxi barik."</text:p>
      <text:p text:style-name="P30"/>
      <text:p text:style-name="P30">ALTRANPONIEN<text:tab/>Aurrekoaren bariante bat da eta zentzu berdi nekoa.</text:p>
      <text:p text:style-name="P30"/>
      <text:p text:style-name="P30">"plaidxera dxuteko priesagaz altranponien itxi txuz beran erropak"</text:p>
      <text:p text:style-name="P30">"Zer eztot topa bienganien ba, zapatak, libruek, boltsak, dana altraponien"</text:p>
      <text:p text:style-name="P30"/>
      <text:p text:style-name="P31">ALUE<text:tab/><text:tab/>Ez da erabiltzen zentzu zehatzean. Bi zentzutan erabiltzen dala esan beharra dago. Pertsona trakets eta energia gabekoa eta gauza txikiak eta balio gabckoak direnean adierazteko, hain zuzen.</text:p>
      <text:p text:style-name="P31"/>
      <text:p text:style-name="P31">"txarto ein zuz gauzek, alu ori, olan eztiz ein bihar aulan baiño"</text:p>
      <text:p text:style-name="P31">"onek sagar aluek erosten on zara, itsurik on zara la?"</text:p>
      <text:p text:style-name="P31">"aluen antzeko zapatak erosi dotez eztaitx zer ikusten egon naien"</text:p>
      <text:p text:style-name="P31"/>
      <text:p text:style-name="P31">AMAKO<text:tab/>Gehienetan umeen artean erabilia, taldean gehien agintzen duen neskatila izaten da.</text:p>
      <text:p text:style-name="P31"/>
      <text:p text:style-name="P31">"ez ibilli orrekaz, amakuek tiez da"</text:p>
      <text:p text:style-name="P31">"bera zu amakuena"</text:p>
      <text:p text:style-name="P31">"amakuen antzeko neskato bategaz dabil"</text:p>
      <text:p text:style-name="P31">"ama, arek dxo ein nau" "berak amako zarrak dxo zaitxuz"</text:p>
      <text:p text:style-name="P31"/>
      <text:p text:style-name="P31">Azken honetan adjektibo eta gu zti agertzen da.</text:p>
      <text:p text:style-name="P31"/>
      <text:p text:style-name="P31">Ikusten denez, ez du Azkuek <text:span text:style-name="T16">jartzen dio </text:span>"<text:span text:style-name="T16">m</text:span>adraza" edo "muchachona" esanahia.</text:p>
      <text:p text:style-name="P31"/>
      <text:p text:style-name="P31">AMANDRONGILLEK<text:tab/>Almandrongilak. Baina ironiaz erabilita Beste bariante bat —amondongillek- da.</text:p>
      <text:p text:style-name="P31"/>
      <text:p text:style-name="P31">"ama zer dau dxateko? Zera! Amandrongillek!"</text:p>
      <text:p text:style-name="P31"/>
      <text:p text:style-name="P31">Hau, "langosta!" esatea legez da. Edo beste hau:</text:p>
      <text:p text:style-name="P31"/>
      <text:p text:style-name="P31">"amandrongillek eta aitxedrongillek"</text:p>
      <text:p text:style-name="P31"/>
      <text:p text:style-name="P31">Hitzaren jatorria gaztelerako "albondiguilla" izango da; orduan, erabiltzen den -amondongillek- bariantetik sortutakoa izango dugu "amandrongillek".</text:p>
      <text:p text:style-name="P31"/>
      <text:p text:style-name="P32">/albondiguilla &gt; almondongilla &gt; amondongille &gt; amandrongilla/</text:p>
      <text:p text:style-name="P32"/>
      <text:p text:style-name="P32">Aurreko N galdu eta /r/ bat desarroilatu du; lehenengo /o/ bokala /a/ biburtu da asimilazioz.</text:p>
      <text:p text:style-name="P32"><text:soft-page-break/></text:p>
      <text:p text:style-name="P32">Kintanak jartzen du bere hiztegian, azalpenik egin gabe; eta P.M.k -amandongila- hartu du. "Hiru mila hiztegia"n /1/ eta guzti dator: "almandrongila", baina baita "albondiga" ere.</text:p>
      <text:p text:style-name="P32"/>
      <text:p text:style-name="P32"/>
      <text:p text:style-name="P32">AMAÑARRABAKIDXE<text:tab/>Amaginarrebagai. Aitaginarreba egin den bezala egiten da; /kidxe/ atzizkia hartuz.</text:p>
      <text:p text:style-name="P32"/>
      <text:p text:style-name="P32">"amañarrabakidzek erosi tso etzie"</text:p>
      <text:p text:style-name="P32">"aren amañarrabakidxe neure lagune da"</text:p>
      <text:p text:style-name="P32">"amañarrabakidxentzat ekar txuz arraifiek"</text:p>
      <text:p text:style-name="P32"/>
      <text:p text:style-name="P32">Hala ere, ikusten da, -gina- multzoa galdu eta /e/ &gt; /a/ egin dela.</text:p>
      <text:p text:style-name="P32"/>
      <text:p text:style-name="P32"/>
      <text:p text:style-name="P32">AMAÑE / AMAIÑE<text:tab/><text:tab/>Amore eman. Borroka batetan "rendir-se" izan daiteke, baina edozertan amore ematea ere bai.</text:p>
      <text:p text:style-name="P32"/>
      <text:p text:style-name="P32">"Bilbora dxuteko on gara baie amafie eiñ dxu"</text:p>
      <text:p text:style-name="P32">"dirorik ez takola ta amañe eiñ dxau, ez tator afaire"</text:p>
      <text:p text:style-name="P32">"koitxaduek ez tako indxarrik eta amafie ein bilikidau"</text:p>
      <text:p text:style-name="P32">"ez ezan temosie ta amafie"</text:p>
      <text:p text:style-name="P32"/>
      <text:p text:style-name="P32">Azkuek Bermeoko hitza bezala azaltzen du, baina "rendirse" delakoan.</text:p>
      <text:p text:style-name="P32"/>
      <text:p text:style-name="P32">Hitzaren jatorria gaztelerako "amainar" izan daiteke. Zentzua, ostera, "recoger velas" izan daiteke.</text:p>
      <text:p text:style-name="P32"/>
      <text:p text:style-name="P32">/amainar &gt; amaina &gt; amaiñe/amañe</text:p>
      <text:p text:style-name="P32"/>
      <text:p text:style-name="P33">AMAPERRIE<text:tab/><text:tab/>Gaztelerako "hijo de perra" lokuzioa oinarri badu ere, zentzua ez da bera. Aurretik aipatutako "amatxarridxe" edo "amatxitxie" zentzu bera dauka, eta esaldiak ere zentzu borretan joango dira.</text:p>
      <text:p text:style-name="P33"/>
      <text:p text:style-name="P33">AMASA / IE<text:tab/><text:tab/>Masa. Zentzu ezberdinetan erabilia da.</text:p>
      <text:p text:style-name="P33"/>
      <text:p text:style-name="P33">"frutekaz amasie eiñ dxe gozo-gozo oten da"</text:p>
      <text:p text:style-name="P33">"au lapikue eziñ dxe dxan amasie eiñdxe dau te"</text:p>
      <text:p text:style-name="P33">"kokletan amasie ondo ein barik tau"</text:p>
      <text:p text:style-name="P33"/>
      <text:p text:style-name="P33">/masa &gt; amasa/. Kasu honetan /a/ proteikoa sartu da.</text:p>
      <text:p text:style-name="P33"/>
      <text:p text:style-name="P33">AMATXARRIDXE<text:tab/>Erabiliena den interjekzioa dugu. Egoera guztietan ager daiteke. Aurreko eta hurrengo lokuzioak ere berdintsuak dira, baina adierazpen bigunagoaz Lokuzio luzeagoetan maiz erabiltzen da, gainera zentzu ezberdinaz ere agertzen da, baina horiek "LOKUZIOAK" atalean ikusiko ditugu.</text:p>
      <text:p text:style-name="P33"/>
      <text:p text:style-name="P33">"amatxarridxe! galdu dot portomanadie"</text:p>
      <text:p text:style-name="P33">"erdu etzera...amatxarridxe! ezin dxot dxuen"</text:p>
      <text:p text:style-name="P33">"amatxarridxe! zapatien takoie apurtu dxast"</text:p>
      <text:p text:style-name="P33"/>
      <text:p text:style-name="P33">AMATXITXIE<text:tab/>Aurreko biak baino bigunagoa da.</text:p>
      <text:p text:style-name="P33"/>
      <text:p text:style-name="P33"><text:soft-page-break/>-kaka- Hitza oihuzkoa da.</text:p>
      <text:p text:style-name="P33"/>
      <text:p text:style-name="P33">"amatxitxie! Berandu etortiarren dendak zarratute!"</text:p>
      <text:p text:style-name="P33">"amatxitxie! Ebai dot atzamarra!"</text:p>
      <text:p text:style-name="P33">"amatxitxie! Etzeko argi guztidxek itxi dotez bistute"</text:p>
      <text:p text:style-name="P33"/>
      <text:p text:style-name="P33"/>
      <text:p text:style-name="P34">AMESA<text:tab/>Ideia. Burutazioa. Baina "asmoa" bezala ere erabiltzen da.</text:p>
      <text:p text:style-name="P34"/>
      <text:p text:style-name="P34">"Bilbora dxuteko amesa okiñ jot, baie azkanien enai dxuen"</text:p>
      <text:p text:style-name="P34">"ez tiii amesik, ori ezta etorko ta"</text:p>
      <text:p text:style-name="P34">"amesa okiñ bai, baie non dau dirue ba"</text:p>
      <text:p text:style-name="P34"/>
      <text:p text:style-name="P34">AMODERA<text:tab/>Moderatu. </text:p>
      <text:p text:style-name="P34">"Ielau gora-goraka asi de, baie gero amodera ein dxe"</text:p>
      <text:p text:style-name="P34">"bozak pe amoderata entzuten ezan diez"</text:p>
      <text:p text:style-name="P34"/>
      <text:p text:style-name="P34">Beste mailegu askotan legez, ez du hartu /tu/ partizipioa eta /a/ proteikoa hartu du.</text:p>
      <text:p text:style-name="P34"/>
      <text:p text:style-name="P34">AMORE (EMON)<text:tab/>Edozein gauzak, baina ez pertsonak amore ematea, kasu hauetan "amaiñe" berba erabiltzen delako. Hala ere, noizbehinka erabiltzen da hauekin ere.</text:p>
      <text:p text:style-name="P34"/>
      <text:p text:style-name="P34">"onek zapatak amore emonda elauz"</text:p>
      <text:p text:style-name="P34">"jersie dakot hamalau lagun sartzieko modue, amore emonda"</text:p>
      <text:p text:style-name="P34"/>
      <text:p text:style-name="P34">AMORROI<text:tab/>Aizu rnorroi! Gehienetan mesprezuzko tonuaz esaten da. Batzuetan deitzeko erabiltzen da, eta askotan "txo" hitzarekin lagundurik.</text:p>
      <text:p text:style-name="P34"/>
      <text:p text:style-name="P34">"txo, amorroi! geldiro! Okasiñorik ez ekarri ona"</text:p>
      <text:p text:style-name="P34">"amorroi kopla gitxi niri"</text:p>
      <text:p text:style-name="P34">"zer dakak ona amorroi!"</text:p>
      <text:p text:style-name="P34"/>
      <text:p text:style-name="P34">Emakumeen artean erabilita, leunagoa gertatzen da.</text:p>
      <text:p text:style-name="P34"/>
      <text:p text:style-name="P34">"amorroi esangostasu ze ordu dan?"</text:p>
      <text:p text:style-name="P34"/>
      <text:p text:style-name="P35">AMORROTZA<text:tab/>Olagarro.</text:p>
      <text:p text:style-name="P35"/>
      <text:p text:style-name="P35">"arnorrotza atrapa du atxetan"</text:p>
      <text:p text:style-name="P35">"ori morroie amorrotza lez enpiketen dxast"</text:p>
      <text:p text:style-name="P35">"amorrotzan erruek baiño luziauek takoz eskuek"</text:p>
      <text:p text:style-name="P35">"amorrotza gozo egoten da binagriaz"</text:p>
      <text:p text:style-name="P35"/>
      <text:p text:style-name="P35">Hitzaren konposizioa: -amar ortz-, edo -amar atz- izan daiteke. Atxikitzeko baliatzen diren botoiak hortzak izan daitezke, baina erroak edo garroak, atzamarrak izango lirateke. Beraz hitzaren etimologia ez dago argi.</text:p>
      <text:p text:style-name="P35"/>
      <text:p text:style-name="P35">P.M.k, amarratz jartzen du bere hiztegian eta Hiru Mila Hiztegiak hamarratz. Besteek ez dakarte hitz hau.</text:p>
      <text:p text:style-name="P35"/>
      <text:p text:style-name="P35">AMUSKIDXE<text:tab/>Bi esanahi:</text:p>
      <text:p text:style-name="P35"/>
      <text:p text:style-name="P35"><text:soft-page-break/>1.-Arrain barik datozen amuetan geratzen den karnata zatia.</text:p>
      <text:p text:style-name="P35"/>
      <text:p text:style-name="P35">"ez arraillik ez amuskirik ez ter amuen, dana dxanda baiño"</text:p>
      <text:p text:style-name="P35">"bota ostabere eurokaz amuskillxekaz"</text:p>
      <text:p text:style-name="P35"/>
      <text:p text:style-name="P35">2.- Bateren bat engainatzeko karnata figuratiboan.</text:p>
      <text:p text:style-name="P35"/>
      <text:p text:style-name="P35">"an, prepara dau amuskidxe, laster emongo tso dxaten"</text:p>
      <text:p text:style-name="P35"/>
      <text:p text:style-name="P35">Azkuek Mundakan jartzen du eta "camada en salmuera" dela dio.</text:p>
      <text:p text:style-name="P35"/>
      <text:p text:style-name="P35">Etimologia zein? Posibilitate bi agertzen zaizkigu: -amu + ki- &gt; amuki, biguntzeko /z/ sartuz.</text:p>
      <text:p text:style-name="P35">Edo beste hau: -amu + utsilc- &gt; amutsik &gt; amusik &gt; amuski metatesi bidez.</text:p>
      <text:p text:style-name="P35"/>
      <text:p text:style-name="P35">Dena dela, ez daukat hain argi.</text:p>
      <text:p text:style-name="P35"/>
      <text:p text:style-name="P36">ANALISUEK<text:tab/><text:tab/>Analisiak.</text:p>
      <text:p text:style-name="P36"/>
      <text:p text:style-name="P36">"analisu barridxek ein bidotez, zeuzer bakot eta"</text:p>
      <text:p text:style-name="P36">"analisuek eitxen dxuen da ein barik etorri, on dan jentiegaz"</text:p>
      <text:p text:style-name="P36">"ontxerarte eztau dxakin zer dakon, analisuek eiñ arte"</text:p>
      <text:p text:style-name="P36"/>
      <text:p text:style-name="P36">ANBEZIDXE<text:tab/><text:tab/>Gutiziatu.</text:p>
      <text:p text:style-name="P36"/>
      <text:p text:style-name="P36">"dana anbezidxe, dana gorde, dana biar dau"</text:p>
      <text:p text:style-name="P36">"anbezidxetie ezta txarra, baie orrenbesterako hez"</text:p>
      <text:p text:style-name="P36">"bai, dana dakoie eta eztakoiena anbezidxeten dauie"</text:p>
      <text:p text:style-name="P36"/>
      <text:p text:style-name="P36">ANBEZIDXETA<text:tab/>Gutiziatsu.</text:p>
      <text:p text:style-name="P36"/>
      <text:p text:style-name="P36">"gaurko gaztiek anbezidxeta bizi diez, dana dakoie ta"</text:p>
      <text:p text:style-name="P36">"danak eztiez bizi anbezidxeta. batzuk gitxigaz konformaten diez"</text:p>
      <text:p text:style-name="P36"/>
      <text:p text:style-name="P36">ANBRIKIS<text:tab/>Goseaz erdi hilik dagoen gizona. Ez da erabiltzen gizonentzat baino, baina salbuespenik egon daiteke.</text:p>
      <text:p text:style-name="P36"/>
      <text:p text:style-name="P36">Argi dago gaztelerako "hambre" dela, /ki/ atzikia erantsita.</text:p>
      <text:p text:style-name="P36"/>
      <text:p text:style-name="P36">"anbrikidxen arpeidxe dako"</text:p>
      <text:p text:style-name="P36">"anbrikis guztidzek takoie suertie"</text:p>
      <text:p text:style-name="P36">"anbrikis aiz txo! cgun guztidxen dxaten!"</text:p>
      <text:p text:style-name="P36"/>
      <text:p text:style-name="P36">-hambre- + ki- &gt; anbreki &gt; anbriki.</text:p>
      <text:p text:style-name="P36">Gero /s/ bat gehitu zaio, eufoniagatik edo.</text:p>
      <text:p text:style-name="P36"/>
      <text:p text:style-name="P36">Bermeon, batez ere gizon argalei aplikatzen zaie. Bazegoen gizon bat, argala eta eskasa izatearren "Anbrikis" ezizena zeukana; eta borrela ezagutzen zen izena ahaztuta.</text:p>
      <text:p text:style-name="P36"/>
      <text:p text:style-name="P37">ANDAKA<text:tab/>Duela berrogeitaz urteak –orain ere noizbehinka ikus daiteke– joko baten jarduten zuen gazteek eta umeek. Joko hau, animalia baten antzera jarrita –lautxakurrean deritzoguna- besteak gure gorputzaren gainetik saltatzean zetzan. Honela, bat behean, besteak saltatu eta makurtu. Dena katean. Hitza bai dela oraindino. </text:p>
      <text:p text:style-name="P37"><text:soft-page-break/>"andaka dabiltzuz arek tonpoidxen"</text:p>
      <text:p text:style-name="P37">"ez ibilli andaka izterra apurtuko zu te"</text:p>
      <text:p text:style-name="P37">"andaka ibilli gariez goixe guztidxen"</text:p>
      <text:p text:style-name="P37"/>
      <text:p text:style-name="P37">ANDANA<text:tab/>Abiadura </text:p>
      <text:p text:style-name="P37"/>
      <text:p text:style-name="P37">Geroago ere agertuko den &gt;andanada&lt; hitzaren parekoa dugu. Biak erabiltzen dira; eta gutxienez parekatuta dago erabilera. </text:p>
      <text:p text:style-name="P37"/>
      <text:p text:style-name="P37">"andana andidxe darue aren kotxiek"</text:p>
      <text:p text:style-name="P37">"andana gitxiko bapora da"</text:p>
      <text:p text:style-name="P37"/>
      <text:p text:style-name="P37">ANDANADA<text:tab/><text:tab/>Abiadura.</text:p>
      <text:p text:style-name="P37"/>
      <text:p text:style-name="P37">"zelako andanadie erun dau ba, iñok ez atrapateko moduen"</text:p>
      <text:p text:style-name="P37">"andanada andidxe daruie laiñuek, laster euridxe in bidau"</text:p>
      <text:p text:style-name="P37">"andanada matxue dako aren kotxiek"</text:p>
      <text:p text:style-name="P37"/>
      <text:p text:style-name="P37">Azkuek hitz honen zentzua beste era batera jartzen du, "hilera de plantas" dela dio.</text:p>
      <text:p text:style-name="P37"/>
      <text:p text:style-name="P37"/>
      <text:p text:style-name="P37">ANDANAKORRIJE<text:tab/><text:tab/>Aurrekoaren parekoa dugu.</text:p>
      <text:p text:style-name="P37"/>
      <text:p text:style-name="P37">"andanakorridxeri! Nora zuez ain arin ba"</text:p>
      <text:p text:style-name="P37">"andanakorridxe izterratan, ez miñen"</text:p>
      <text:p text:style-name="P37">"beitu zelako andanakorridxe daruen"</text:p>
      <text:p text:style-name="P37">"artun dauen andanakorridxegaz, iñok ikusi be eztau eiñ"</text:p>
      <text:p text:style-name="P37"/>
      <text:p text:style-name="P38">ANDANAN<text:tab/>Adberbioan erabiliko dugu hitz hau.</text:p>
      <text:p text:style-name="P38"/>
      <text:p text:style-name="P38">"andanan etor nai zeu atrapateko"</text:p>
      <text:p text:style-name="P38">"ez ibilli andanan dxeusi barik"</text:p>
      <text:p text:style-name="P38">"andanan ibiltzen bazara berotu eingo zara"</text:p>
      <text:p text:style-name="P37"/>
      <text:p text:style-name="P38">Azkuek ez du jartzen baina bai D.A.E.k. Hala ere ez du zentzu bera, "en fila" jartzen baitu. </text:p>
      <text:p text:style-name="P38"/>
      <text:p text:style-name="P38"/>
      <text:p text:style-name="P38">ANDANADAN<text:tab/>Abiaduran </text:p>
      <text:p text:style-name="P38"/>
      <text:p text:style-name="P38">"andanadan dxun diez ziñera ime guztidxek, lekue atrapateko"</text:p>
      <text:p text:style-name="P38">"andanadan ibilli, da gero arnasa barik"</text:p>
      <text:p text:style-name="P38"/>
      <text:p text:style-name="P38">ANDANAKORRIDXEN<text:tab/>Abiadura bizian</text:p>
      <text:p text:style-name="P38"/>
      <text:p text:style-name="P38">Lehen egin den bezala aurrekoan besty hitz bat gehitu zaio, beharbada indar gehiago emateko.</text:p>
      <text:p text:style-name="P38"/>
      <text:p text:style-name="P38">"andanakorridxen etor nai da dxeusi ein nai"</text:p>
      <text:p text:style-name="P38">"andanakorridxen ibilltxiek bidxotza kantzaten dau"</text:p>
      <text:p text:style-name="P38"/>
      <text:p text:style-name="P38">ANDANTZAN<text:tab/>Abenturetan sartuta ibiltzea gaurik gauerdi edo parrandetan.</text:p>
      <text:p text:style-name="P38"/>
      <text:p text:style-name="P38">"majo dabill a andantzan, mundue errekorriten"</text:p>
      <text:p text:style-name="P38"><text:soft-page-break/>"gauez andantzan dabillenari igani eitxen dxatzo"</text:p>
      <text:p text:style-name="P38"/>
      <text:p text:style-name="P38"/>
      <text:p text:style-name="P38">ANDILLO<text:tab/>Oso garaia. Kasu batzuetan irain legez erabiltzen da.</text:p>
      <text:p text:style-name="P38"/>
      <text:p text:style-name="P38">"ori imie andillue ezango da"</text:p>
      <text:p text:style-name="P38">"ez takixu goiko kalien bizi dan andillo bat?"</text:p>
      <text:p text:style-name="P38"/>
      <text:p text:style-name="P39">"zuri nok esan tzu ni ezan naiela, andillo ori?" </text:p>
      <text:p text:style-name="P39"/>
      <text:p text:style-name="P39">Askotan -andillo-mandillo- esaten da.</text:p>
      <text:p text:style-name="P39"/>
      <text:p text:style-name="P39">"andillo mandillo, zeueneko amari!"</text:p>
      <text:p text:style-name="P39">"berak andillo mandilluek dxo dau nire alabie"</text:p>
      <text:p text:style-name="P39"/>
      <text:p text:style-name="P39">Hemen /llo/ atzizkia gehitu zaio /handi/ hitzari.</text:p>
      <text:p text:style-name="P39"/>
      <text:p text:style-name="P39">ANDIOMO<text:tab/>Normala baino handiagoa,den pertsona. Kuriosoa da hitz honen konposaketa: handi hitzari /homo/ latinezko hitza gehitu zaio, beraz "gizon handi" ematen du. Baina, Bermeon, gehienetan gazteei aplikatzen zaie, neska zein mutila izan.</text:p>
      <text:p text:style-name="P39"/>
      <text:p text:style-name="P39">"zelako andiomue da ba!" </text:p>
      <text:p text:style-name="P39"/>
      <text:p text:style-name="P39">ANDITXASUNE<text:tab/>Handitua</text:p>
      <text:p text:style-name="P39"/>
      <text:p text:style-name="P39">Mota guztietako konkorrak eta handituak. Beraz, ez da zentzu konkretuan erabiltzen. -anditxue- ere esaten da baina hau, “bulto" adierazteko erabiltzen da gehienetan.</text:p>
      <text:p text:style-name="P39"/>
      <text:p text:style-name="P39">"anditxasun bat takot izterrien"</text:p>
      <text:p text:style-name="P39">"anditxasune gero ta andidxau duest"</text:p>
      <text:p text:style-name="P39">"ez dxast bajaten anditxasune"</text:p>
      <text:p text:style-name="P39"/>
      <text:p text:style-name="P39">ANDITXUE<text:tab/>Handitua.</text:p>
      <text:p text:style-name="P39"/>
      <text:p text:style-name="P39">"anditxu batek urten tso papuen"</text:p>
      <text:p text:style-name="P39">"zelako anditxue dako bekodixen ba"</text:p>
      <text:p text:style-name="P39"/>
      <text:p text:style-name="P40">ANDOBIE<text:tab/>Emakume ederra, galanta. Baina askotan, ederra edo galanta ez bada ere, berba hori erabiliko da.</text:p>
      <text:p text:style-name="P40"/>
      <text:p text:style-name="P39">"<text:span text:style-name="T17">zelako andobie ikusi du ba</text:span>"</text:p>
      <text:p text:style-name="P39">"<text:span text:style-name="T17">Benidorren ikusi ei dauie andoba bategaz</text:span>"</text:p>
      <text:p text:style-name="P41"/>
      <text:p text:style-name="P41">Gaztelerazko "andoba" hitza maiz erabiltzen da. </text:p>
      <text:p text:style-name="P41"/>
      <text:p text:style-name="P41">ANDOBUE<text:tab/>Aurreko berba bera dugu, baina ife bokalen aldakuntza jasan ondoren, gizonezkoei aplikatzen zaie.</text:p>
      <text:p text:style-name="P41"/>
      <text:p text:style-name="P41">"ba bera be dxun deidxela beste andobo bategaz"</text:p>
      <text:p text:style-name="P41">"Nekanen mutilagune andobue dozu"</text:p>
      <text:p text:style-name="P41">"Bermioko dxaidxetan kanpoko andobak eta andobuek askatan oten diez"</text:p>
      <text:p text:style-name="P41"/>
      <text:p text:style-name="P41"><text:soft-page-break/>ANDRAKIDXE<text:tab/>Emaztegaia.</text:p>
      <text:p text:style-name="P41"/>
      <text:p text:style-name="P41">Aurretik esan dugu nola egiten den /Ici/ atzizkia erabiliz.</text:p>
      <text:p text:style-name="P41"/>
      <text:p text:style-name="P41">"Josen andrakidxe da ori"</text:p>
      <text:p text:style-name="P41">"andrakidxe Bilbon ezetu dau"</text:p>
      <text:p text:style-name="P41">"beran andrakidxegaz dxun da Benidorrera"</text:p>
      <text:p text:style-name="P41"/>
      <text:p text:style-name="P41">ANDRATAN<text:tab/>Larrua jo.</text:p>
      <text:p text:style-name="P41"/>
      <text:p text:style-name="P41">Esanahi hau adierazteko beste hitz batzuk badaude ere, hau da arruntena.</text:p>
      <text:p text:style-name="P41"/>
      <text:p text:style-name="P41">"Vigo-ra sartun daneko batera ein dotsu arek andratan"</text:p>
      <text:p text:style-name="P41">"atzo gauien andratan ein dxot baie ez neure andrigaz"</text:p>
      <text:p text:style-name="P41">"txo! Andratan zabiltzezela?"</text:p>
      <text:p text:style-name="P41"/>
      <text:p text:style-name="P41">Azkuek beste zentzu batez erabili du; andratan: "tras las mujeres, buscando a las mujeres", baina, Bermeon, ez da erabiltzen zent<text:span text:style-name="T17">zu horretan.</text:span></text:p>
      <text:p text:style-name="P41"/>
      <text:p text:style-name="P42">ANDRATU<text:tab/>Hilekoak agertuz gero, hori esaten zaio gaztetxoari.</text:p>
      <text:p text:style-name="P42"/>
      <text:p text:style-name="P42">"orain andratu zara lez formalaue ez. Bizara"</text:p>
      <text:p text:style-name="P42">"andratu ezkero, gauien be beranduaurarte itxiko dost amak kalien egoten"</text:p>
      <text:p text:style-name="P42"/>
      <text:p text:style-name="P42">ANKATREBERA<text:tab/>Apur bat herrenka dabilen emakumea.</text:p>
      <text:p text:style-name="P42"/>
      <text:p text:style-name="P42">Galtzen ari den hitz bat da. Adinekoen artean bakarrik erabiltzen da. Askotan mesprezuzko tonua erabiltzen da</text:p>
      <text:p text:style-name="P42"/>
      <text:p text:style-name="P42">"bestelako ankatreberie dau or"</text:p>
      <text:p text:style-name="P42">"etorri dan andrie ez takixu nor dan, anka trebera bat?"</text:p>
      <text:p text:style-name="P42">"ankatreberi lez ibilli nai, neure izterragaz"</text:p>
      <text:p text:style-name="P42"/>
      <text:p text:style-name="P42">ANKA / IE<text:tab/>Mokor. Ez dugu beste berbarik ezagutzen —mokorra- adierazteko.</text:p>
      <text:p text:style-name="P42"/>
      <text:p text:style-name="P42">"ankie apurtute etor da Benidorretik"</text:p>
      <text:p text:style-name="P42">"ankatik operata dago"</text:p>
      <text:p text:style-name="P42">"ankako miñe dakot"</text:p>
      <text:p text:style-name="P42">"baltxitxute itxi dost ankie emon dosten golpigaz"</text:p>
      <text:p text:style-name="P42"/>
      <text:p text:style-name="P42">ANKIE<text:tab/>Hitz honen zentzua bestelakoa da -makurdura- nahi du esan.</text:p>
      <text:p text:style-name="P42"/>
      <text:p text:style-name="P42">"orrek erropiek ankie dako"</text:p>
      <text:p text:style-name="P42">"ankie ez okitxeko ametik ebai bizu"</text:p>
      <text:p text:style-name="P42">"maidxiek pe ankie dako"</text:p>
      <text:p text:style-name="P42"/>
      <text:p text:style-name="P42">Substantibo legez erabiltzen da.</text:p>
      <text:p text:style-name="P42"/>
      <text:p text:style-name="P43"/>
      <text:p text:style-name="P43">ANKINDO<text:tab/>Oker edo zeharretara dagoen zerbait. Aurrekoaren aldaki bat dela dirudien arren, zabalagoa da, pertsonellin ere erabiltzen baita.</text:p>
      <text:p text:style-name="P43"/>
      <text:p text:style-name="P43"><text:soft-page-break/>"ori imie ankindo dabil"</text:p>
      <text:p text:style-name="P43">"ori kuadrue ankindo dau"</text:p>
      <text:p text:style-name="P43">"Pisa-ka torrie ankindo egon da beti"</text:p>
      <text:p text:style-name="P43"/>
      <text:p text:style-name="P43">/do/ hori, baliteke gazteleratik hartuta egotea, askotan analogiaz egiten baitira esaldiak. Seguru aski gaztelerako "inclinado" izango da etimologia.</text:p>
      <text:p text:style-name="P43"/>
      <text:p text:style-name="P43">/inclinado &gt;anklinado &gt; ankinado &gt; ankinido/</text:p>
      <text:p text:style-name="P43"/>
      <text:p text:style-name="P43">Moduzko adberbio funtzioan erabiltzen da</text:p>
      <text:p text:style-name="P43"/>
      <text:p text:style-name="P43"/>
      <text:p text:style-name="P43">ANPULU/EK<text:tab/><text:tab/>Negar-anpuluak.</text:p>
      <text:p text:style-name="P43"/>
      <text:p text:style-name="P43">"anpuluek daidxola etor da etzera"</text:p>
      <text:p text:style-name="P43">"aproposko anpuluek takoz orrek"</text:p>
      <text:p text:style-name="P43">"ez imiñi negar anpulorik begidxetan"</text:p>
      <text:p text:style-name="P43">"begidxen anpulue dakola etorri dxast"</text:p>
      <text:p text:style-name="P43">"guzurrezko anpuluek eitxeko, kinpulie dxan"</text:p>
      <text:p text:style-name="P43"/>
      <text:p text:style-name="P43">Bermeon, aurreko barik erabiltzen da gehienetan.</text:p>
      <text:p text:style-name="P43">Azkuek ere ez du aurrekoa jartzen eta "ampolla", "burbuja" jartzen du, baina D.A.R.k Mogelen zita batetan jasotzen du. Baita Kintanak ere, baina honek ez du azalpenik ematen. Hiru Mila Hiztegian, lehenengo esangura bietan burbuila moduan agertzen da, baina hirugarrenean negar anpulua bezala agertzen da.</text:p>
      <text:p text:style-name="P43"/>
      <text:p text:style-name="P43">ANPURREK / APURREK<text:tab/>Legatzaren tripoilak. Oso preziatuak direnak; urdaila, arbiak eta triparen barruteria. Hain zuzen.</text:p>
      <text:p text:style-name="P43"/>
      <text:p text:style-name="P44">"zer ekartzu gixonak ba? Ezebez alabatxu, etzerako anpur batzuk. Baiño"</text:p>
      <text:p text:style-name="P44">"niri, apurretatik arbidxek bakarrik gustaten dxastez"</text:p>
      <text:p text:style-name="P44">"gaur egunien anpurrek odola balidxo dauie"</text:p>
      <text:p text:style-name="P44">"erregiek pe eztako dxateko gozuaurik apu.rrek baiño"</text:p>
      <text:p text:style-name="P44"/>
      <text:p text:style-name="P44"/>
      <text:p text:style-name="P44">ANTIGUALA<text:tab/><text:tab/>Antigualekoa. Modaren berri ez daben pertsona bat.</text:p>
      <text:p text:style-name="P44"/>
      <text:p text:style-name="P44">"nire.xonak eztau gure dxantzi niki zuririk. Bai ba, antiguala da ta"</text:p>
      <text:p text:style-name="P44">"antiguala zara alabat, ori ezta eruten orain"</text:p>
      <text:p text:style-name="P44">"muebliek, antigualak tizela ta, bota eiñ txuz"</text:p>
      <text:p text:style-name="P44"/>
      <text:p text:style-name="P44">Gazteleratik hartua izan arren, oso zaharra da eta gazteen artean ere asko entzuten da. Hala ere, "modatik pasaik-ue" lokuzioaren lekua hartzen ari da.</text:p>
      <text:p text:style-name="P44"/>
      <text:p text:style-name="P44"/>
      <text:p text:style-name="P44">ANTIGUALEKUE<text:tab/>Modatik pasatuta dagoen pemona edo gauza. Bermeotar batentzat, gazteleraz hitz esziten duenean, "eres de antigual" esatea normala da.</text:p>
      <text:p text:style-name="P44"/>
      <text:p text:style-name="P44">"antig<text:span text:style-name="T18">ualeko</text:span> erropak dxantzitxe dxun dxatzu a"</text:p>
      <text:p text:style-name="P44">"antigualeko zapatak politxauek tiez"</text:p>
      <text:p text:style-name="P44">"antigualekue dozu, eztau gure frakarik <text:span text:style-name="T18">dantzi</text:span>"</text:p>
      <text:p text:style-name="P44">"badakixu zer erregala dosten ela ? Antigualeko kollar bat"</text:p>
      <text:p text:style-name="P44"><text:soft-page-break/>ANTZ<text:span text:style-name="T18">IDXERAKO<text:tab/></text:span>Aintzakotzat.</text:p>
      <text:p text:style-name="P44"/>
      <text:p text:style-name="P44">"ez gaitxuzie antzidxerako anun eguno be, tentelan moduen artzien gaitxuzie"</text:p>
      <text:p text:style-name="P44">"dendan sartun da antzidxerako bez, da gu bertan taketa lez"</text:p>
      <text:p text:style-name="P44">"antzidxerako anzieko zeuzer ein bihar, laistela dxo esate baterako"</text:p>
      <text:p text:style-name="P44"/>
      <text:p text:style-name="P45">APATZA<text:tab/>Mahai betearen aurrean egin edo egingo dugun betekadaren berri azaltzeko.</text:p>
      <text:p text:style-name="P45"/>
      <text:p text:style-name="P45">"a zelako apatza dakun, atiek pe enau artungo"</text:p>
      <text:p text:style-name="P45">"ixillik egon, apatza daku te. Zegaz? Pastelakaz"</text:p>
      <text:p text:style-name="P45">"orain apatza ta gero enpatxuegaz, auri bai ondo!" </text:p>
      <text:p text:style-name="P45"/>
      <text:p text:style-name="P45">Azkuek ez du zentzu honetaz jaso.</text:p>
      <text:p text:style-name="P45"/>
      <text:p text:style-name="P45">APREMIÑUE<text:tab/><text:tab/>Presa. Premiamendua</text:p>
      <text:p text:style-name="P45"/>
      <text:p text:style-name="P45">"apremi<text:span text:style-name="T19">ñ</text:span>ue artun alabatxi, berandu da ta"</text:p>
      <text:p text:style-name="P45">"apremi<text:span text:style-name="T19">ñ</text:span>etzen ezpagara, pelikulie asitxe topaku"</text:p>
      <text:p text:style-name="P45">"apremi<text:span text:style-name="T19">ñe</text:span>, eguerdiko amabidxek tiez da"</text:p>
      <text:p text:style-name="P45"/>
      <text:p text:style-name="P45">APROBADIE<text:tab/><text:tab/>Probatu. Frogatzeko saioa.</text:p>
      <text:p text:style-name="P45"/>
      <text:p text:style-name="P45">"aprobadie ein bide lelau edozer gauze erosi orduko"</text:p>
      <text:p text:style-name="P45">"auto barridxen aprobadie eitxen dxun diez Sollubera"</text:p>
      <text:p text:style-name="P45">"bapor barridxe aprobadan dxun da, ta geu be bertan dxun gari<text:span text:style-name="T19">ez</text:span>"</text:p>
      <text:p text:style-name="P45"/>
      <text:p text:style-name="P45">APROPOS<text:tab/>Esanahi bi</text:p>
      <text:p text:style-name="P45"/>
      <text:p text:style-name="P45">1- Bromatan</text:p>
      <text:p text:style-name="P45"/>
      <text:p text:style-name="P45">"ez sastu apropos esan dau te"</text:p>
      <text:p text:style-name="P45">"tire! apropos ein tzu te"</text:p>
      <text:p text:style-name="P45">"ez eiñ iñuzentekeririk, enabill apropos da"</text:p>
      <text:p text:style-name="P45"/>
      <text:p text:style-name="P45">2- Intentzioz. </text:p>
      <text:p text:style-name="P45"/>
      <text:p text:style-name="P45">"apropos dxun da beraiñe, diru eskatuten"</text:p>
      <text:p text:style-name="P45">"pentsako lekide apropos dabillela"</text:p>
      <text:p text:style-name="P45">"apropos erosi dotez aunek zapatak, ariñau ibilltzeko bidien"</text:p>
      <text:p text:style-name="P45"/>
      <text:p text:style-name="P46">Ez da deklinatzen, Azkuek ez du jaso, baina bai D.A.R.k, forma horren bigarren definizioan. Hala ere, ez dirudi erabilera zabala duenik. Bermeon, ostera, oso erabilia da.</text:p>
      <text:p text:style-name="P46"/>
      <text:p text:style-name="P46">APROPOSKUE<text:tab/>Gezurrezkoa, faltsua.</text:p>
      <text:p text:style-name="P46"/>
      <text:p text:style-name="P46">Goiko hitza bera, baina kasu honetan deklinatu egiten da.</text:p>
      <text:p text:style-name="P46"/>
      <text:p text:style-name="P46">"etziek dxeusi ei diez. Klaro! Aproposkuek ezanda, dxeusi biar"</text:p>
      <text:p text:style-name="P46">"zelako imie dako ba, aproposkue lakue"</text:p>
      <text:p text:style-name="P46">"aproposko diruekaz paga dau jersie, da gero, txurupiñek."</text:p>
      <text:p text:style-name="P46"/>
      <text:p text:style-name="P46">Azkuek ez du jaso, baina bai D.A.R.k eta Bermeoko beste hitz asko bezala azaltzen du. T. <text:soft-page-break/>Etxebarriak ere jaso du Eibar aldean.</text:p>
      <text:p text:style-name="P46"/>
      <text:p text:style-name="P46">ARA<text:tab/>Egin berri.</text:p>
      <text:p text:style-name="P46">Beti erabiltzen da —nondik- zentzuaz.</text:p>
      <text:p text:style-name="P46"/>
      <text:p text:style-name="P46">"labatik ara ekarri dosku ogidxe"</text:p>
      <text:p text:style-name="P46">"dendatik ara ekarriko zapatak zarrak tizela diñozu?"</text:p>
      <text:p text:style-name="P46">"sutetik ara dxan bidiez antxobak prijite"</text:p>
      <text:p text:style-name="P46"/>
      <text:p text:style-name="P46">ARAKO / KUE<text:tab/>Aurrekoa, baina oraingoan, beti —nongoa-zentzuan.</text:p>
      <text:p text:style-name="P46"/>
      <text:p text:style-name="P46">"orrotzetik arakue ezan da galdu dauen dxaketie"</text:p>
      <text:p text:style-name="P46">"sutetik arako marmitxe dxan du"</text:p>
      <text:p text:style-name="P46">"sololik arako tomatiek emon dostez nire aiztiek"</text:p>
      <text:p text:style-name="P46"/>
      <text:p text:style-name="P46">ARBALDADIE<text:tab/>Zama. Baina ez da fisikoa, erantzukizun bat izatea baizik.</text:p>
      <text:p text:style-name="P46"/>
      <text:p text:style-name="P47">"etzie erosi dauela diñozu? Bestelako arbaldadie artun dau orduen"</text:p>
      <text:p text:style-name="P47">"honegaz legiegaz arbaldada andidxek datortzoz armadoriri"</text:p>
      <text:p text:style-name="P47">"eskerrak antxobien kosterie ona ezan dana arbaldadie kentziko lepotik"</text:p>
      <text:p text:style-name="P47"/>
      <text:p text:style-name="P47">Hitz honen etimologia gaztelerako "albarda" da. Zaldi zamalariek erabiltzen dutena hain zuzen, &gt;r/l&lt; ren metatesia jasan ondoren, horrela geratu da.</text:p>
      <text:p text:style-name="P47"/>
      <text:p text:style-name="P47">ARBIDXEK<text:tab/>Gorago aipatu dugun &gt;anpurrek&lt; barruteriako osagarri bat. Bermeon, legatza eta bisiguarenak izan ezik ez dira jaten. Karnatatarako erabiltzen da.</text:p>
      <text:p text:style-name="P47"/>
      <text:p text:style-name="P47">"arbidxek bakarrik erosi dotez, urdillek eztotez gure"</text:p>
      <text:p text:style-name="P47">"beseuen arbidxek dxan dotez gozo, baie gero kolikue okin dxot"</text:p>
      <text:p text:style-name="P47">"makalluen arbidxek pe gozo oten ei diez"</text:p>
      <text:p text:style-name="P47"/>
      <text:p text:style-name="P47">Azkuek Zumaian jartzen du zentzu honekin, D.A.R.k "restos de pescado para carnada" dino. Beraz ez da zuzena.</text:p>
      <text:p text:style-name="P47"/>
      <text:p text:style-name="P47">ARDAU / ARDAUTXU<text:tab/>Ardozalea. </text:p>
      <text:p text:style-name="P47"/>
      <text:p text:style-name="P47">"ardau utze da bera, eztau itxiko errez botillie"</text:p>
      <text:p text:style-name="P47">"nor da? Ezu ezetuten ardautxu, tabernatik urten be eztauena eitxen"</text:p>
      <text:p text:style-name="P47"/>
      <text:p text:style-name="P47">ARDAUZTO<text:tab/><text:tab/>Aurrekoaren parekoa da baina zentzu gogorragoan erabilia.</text:p>
      <text:p text:style-name="P47"/>
      <text:p text:style-name="P47">"arek ardauztok emon dost ostikadie"</text:p>
      <text:p text:style-name="P47">"ardauztuekaz kopla gitxi"</text:p>
      <text:p text:style-name="P47"/>
      <text:p text:style-name="P48">ARDORMIEN<text:tab/>Bokarta harrapatzeko sistema. Gauez egiten da eta antxoa edo karnatarako arrain txikia harrapatzen da: sardina, txitxarro txikia, e. a. Gero, hortik, beste zentzu bat hartu du, esaterako parrandan ibiltzea, dantzalekuetako giroari buruz e. a..</text:p>
      <text:p text:style-name="P48"/>
      <text:p text:style-name="P48">"gaur eztiez dxuen ardorien egualdi zantarra ein dxau te"</text:p>
      <text:p text:style-name="P48">"ezin zarala oitxik altza, zer ba, ardorien ibill zarala?"</text:p>
      <text:p text:style-name="P48">"ardorien ibill dxatzu a gau guztidxen, tabernarik taberna"</text:p>
      <text:p text:style-name="P48"/>
      <text:p text:style-name="P48"><text:soft-page-break/>Norbait lizunkerietan ikusten denean ere, erdaraz, "que ardor" esaten da. Ardoreko sistema hau nahiko berria da, baina lehen ere horren antzeko sistemaren bat egon zela, zeren, D.A.R.k jasotzen du &gt;arderia&lt; izenez, Labayruren zita bat aipatuz.</text:p>
      <text:p text:style-name="P48"/>
      <text:p text:style-name="P48">ARENA<text:tab/>Etxeko zorua eta eskailerak garbitu. Lehen harea erabiltzen zen horiek garbitzeko. Hala ere, eta eaur egun harearik erabili ez arren, adinekoen artean berdin esaten da, batez ere eskailerari dagokionean.</text:p>
      <text:p text:style-name="P48"/>
      <text:p text:style-name="P48">"interifflek esan dost ezin dxauela eskillarie arena"</text:p>
      <text:p text:style-name="P48">"berandu etorko nai eskatza dakot arenateko ta"</text:p>
      <text:p text:style-name="P48">"txarto arenaten zu orregaz trapugaz"</text:p>
      <text:p text:style-name="P48"/>
      <text:p text:style-name="P48">ARENADURIE<text:tab/>Aurrekoa bera da, baina oraingoan gaztelerako forma hartuta.</text:p>
      <text:p text:style-name="P48"/>
      <text:p text:style-name="P48">"gaur neure sandxie da arenadurie eitxeko"</text:p>
      <text:p text:style-name="P48">"arenadurie ein barik itxi dau Bilbora dxutitxik"</text:p>
      <text:p text:style-name="P48">"arenadurien arenaduriegaz eskuek pe gastata dakotez"</text:p>
      <text:p text:style-name="P48"/>
      <text:p text:style-name="P48">Hemendik sortu da goiko hitza, gaztelerako "arenadura"tik, hain zuzen</text:p>
      <text:p text:style-name="P48"/>
      <text:p text:style-name="P48">ARGALERIE<text:tab/><text:tab/>Mehetasun. Argaltasun.</text:p>
      <text:p text:style-name="P48"/>
      <text:p text:style-name="P48">"dakon argaleriegaz anorexia dakola pentzaten da"</text:p>
      <text:p text:style-name="P48">"argalerien argaleriaz erropak pe soiñetik bera dakotez"</text:p>
      <text:p text:style-name="P48">"ikusten da argalerie, ezkauz itsurik eta"</text:p>
      <text:p text:style-name="P48"/>
      <text:p text:style-name="P48">ARGIRE<text:tab/>Liluratuta jarri.</text:p>
      <text:p text:style-name="P48"/>
      <text:p text:style-name="P48">Argia erakargarria bada zomorro batzuentzat, bokarta harrapatzeki ere oso egokia zen garai batetan. "argire" antxoaren arrantzarako sistema bat zen. Gaur egun ez dute praktikatzen, antxoa gehiegi harrapatzen baita. Orain dela urte batzuk debekatu egin zuten, kaltegarria zelako arrainarentzat. Sistema hau honetan datza: Arraina dagoen lekura helduz gero, eta arrainaren gainean zeudenean itsasontziak, potentzia handiko argigailuak, denak aldi berean, biztu. Arraina, erdi lelotuta, geldi-geldi geratzen da. Orduan da aukerarik onena sarea bota eta antxoa harrapatzeko. Gaur egun hitz honek, goian aipatutako zentzua hartu du.</text:p>
      <text:p text:style-name="P48"/>
      <text:p text:style-name="P48">"an, imindxau argire, laster emongo tso mosue"</text:p>
      <text:p text:style-name="P48">"orrek imiek beran mifiegaz ensegidako imitxen nau argire"</text:p>
      <text:p text:style-name="P48">"beitu dxona orreri, argire dauela ezango lekide"</text:p>
      <text:p text:style-name="P48">"ez ein kasurik pe, ostantien argire imingo zaitxuz"</text:p>
      <text:p text:style-name="P48"/>
      <text:p text:style-name="P48">ARILLE<text:tab/>Angustia. Ikara. Tristezia.</text:p>
      <text:p text:style-name="P48"/>
      <text:p text:style-name="P48">"arille sartunde dakot, zer entzungo"</text:p>
      <text:p text:style-name="P48">"arille kentzieko koñak trago bat ona ei da"</text:p>
      <text:p text:style-name="P48">"neuk edan koñaka arille kentziko, eztakot pentzamentorik"</text:p>
      <text:p text:style-name="P48"/>
      <text:p text:style-name="P48">ARISKITU<text:tab/>Adiskidetu.</text:p>
      <text:p text:style-name="P48"/>
      <text:p text:style-name="P48">"asarratute badauz, laster ariskituko diez"</text:p>
      <text:p text:style-name="P48">"ariskitu diez baie atzera asarratu diez"</text:p>
      <text:p text:style-name="P48">"asarratutiek gatx bi dakozela esaten dauie, bat asarratutie eta bestie ariskitutie."</text:p>
      <text:p text:style-name="P49"><text:soft-page-break/>ARMA<text:tab/>Iskanbila sortarazi.</text:p>
      <text:p text:style-name="P49"/>
      <text:p text:style-name="P49">"zelakue arma dau ba, ertzainek eta danak etor diez"</text:p>
      <text:p text:style-name="P49">"an, arma dau armatekue, okasinte utse da ta …"</text:p>
      <text:p text:style-name="P49">"bestelako enpatxue arma zu, au eztau libreten iriok"</text:p>
      <text:p text:style-name="P49">"zelako dxaidxek arma kuz ba, munduen bez obiaurik"</text:p>
      <text:p text:style-name="P49">"etzie arma dau baie ondirio ez tosku emon berinkaziñuen meridxandie"</text:p>
      <text:p text:style-name="P49"/>
      <text:p text:style-name="P49">ARMIÑ<text:tab/>Urduri. Modu ezberdinetan erabiltzen da. Pertsona sukarrak jota badago, armin egongo da. Edo zerbait itxaroten badago, armin egongo da.</text:p>
      <text:p text:style-name="P49"/>
      <text:p text:style-name="P49">"onek imiek kalenturie dako armiñ dau te"</text:p>
      <text:p text:style-name="P49">"gau guztidxen on nai armiñ, eztaitx zer okiñ dxoten"</text:p>
      <text:p text:style-name="P49">"armiri dakozu a, gixona datortzo ta"</text:p>
      <text:p text:style-name="P49"/>
      <text:p text:style-name="P49">Azkuek "apurado", "extenuado" jartzen du. Kintanak, ordea, &gt;arbin&lt; "estrecho", "persona de genio vivo" dela esango du.</text:p>
      <text:p text:style-name="P49"/>
      <text:p text:style-name="P49">ARMOSUE<text:tab/>Gosaria. Gaztelerako "almuerzo" tik sortua. Bera euskaraz ez du zentzu berdina.</text:p>
      <text:p text:style-name="P49"/>
      <text:p text:style-name="P49">"armosue berandu dxan ezkero, eguerdidxe dxateko gogorik ez"</text:p>
      <text:p text:style-name="P49">"armosuten kafie baiño eztau artzien"</text:p>
      <text:p text:style-name="P49">"eguerdidxe lako armosue dxaten dau"</text:p>
      <text:p text:style-name="P49"/>
      <text:p text:style-name="P49">Azkuek ez du jaso, baina bai D.A.R.k, T. Exebarria aipatuz, Eiba aldean kokatzen du. Bermeon ez da besterik erabiltzen horren ordez.</text:p>
      <text:p text:style-name="P49"/>
      <text:p text:style-name="P49">ARPIKAKA<text:tab/><text:tab/>Irain antzeko bat da. Ezizen bat ere badago. "arek arpikaka zantarrak eiñ dxost au arraskadie"</text:p>
      <text:p text:style-name="P49"/>
      <text:p text:style-name="P50">"zu, arpikaka, obeto eingo zu arpidxe garbitxuten bazu"</text:p>
      <text:p text:style-name="P50">"zuk eztakostazu zetan ezan arpxikaka, arpeidxe garbi dakot eta"</text:p>
      <text:p text:style-name="P50"/>
      <text:p text:style-name="P50">ARPIKUE<text:tab/><text:tab/>Aurpegikoa. Zartada.</text:p>
      <text:p text:style-name="P50"/>
      <text:p text:style-name="P50">"arpikue emoten batzut ikusiko zu zuk nor naien"</text:p>
      <text:p text:style-name="P50">"zuk emoten bastazu arpiko bat nik bi emongo tzutez"</text:p>
      <text:p text:style-name="P50">"zer dabill orrek arpikuek emoten"</text:p>
      <text:p text:style-name="P50"/>
      <text:p text:style-name="P50">ARRABIDXUE<text:tab/>Arrabia. Baina zentzu zehatzean. Gehiago adierazten du haserrea, umore txarra eta askotan gorroto antzekoa ere bai.</text:p>
      <text:p text:style-name="P50"/>
      <text:p text:style-name="P50">1.-arrabia, haserrea.</text:p>
      <text:p text:style-name="P50">"zelako arrabidxue emon dost apurtu dxastenien"</text:p>
      <text:p text:style-name="P50">"arrabidxugaz papelak guztidxek apurtu txuz"</text:p>
      <text:p text:style-name="P50"/>
      <text:p text:style-name="P50">2- gorrotoa.</text:p>
      <text:p text:style-name="P50">"aurreitxik dakotsat arrabidxue, beti dalako aulakue"</text:p>
      <text:p text:style-name="P50">"ezin dxau ikusi dakotzon arrabidxugaz"</text:p>
      <text:p text:style-name="P50"/>
      <text:p text:style-name="P50">3- umore txarrean</text:p>
      <text:p text:style-name="P50">"ez esan niri ezer, arrabidxotan nau te"</text:p>
      <text:p text:style-name="P50"><text:soft-page-break/>"arrabidxotan zauzela pentzaten dot, etzut esango ezer"</text:p>
      <text:p text:style-name="P50"/>
      <text:p text:style-name="P50">Azkuek ez du jaso baina bai D.A.R.k, Lexikoa aipatuz. Hala ere, horrek "rabia" esanahiarekin bakarrik jaso du. Beste batzuek —arrabia- hitza sartu dute.</text:p>
      <text:p text:style-name="P50"/>
      <text:p text:style-name="P50">ARRAINTZUE<text:tab/>Arrain asko</text:p>
      <text:p text:style-name="P50"/>
      <text:p text:style-name="P50">"arraintzu ederrak eiñ dxauie"</text:p>
      <text:p text:style-name="P50">"arraintzu ederra dakar orrek baporak, onduen dator da"</text:p>
      <text:p text:style-name="P50">"etzien geratute arraintzurik ez"</text:p>
      <text:p text:style-name="P50"/>
      <text:p text:style-name="P51">ARRAKERUE<text:tab/>Zekena. Dena nabi duena, dena beretzat gordetzen duena. </text:p>
      <text:p text:style-name="P51"/>
      <text:p text:style-name="P51">"arrakente da lez dana etzerako eitxen dau"</text:p>
      <text:p text:style-name="P51">"diruek eiñ txuz. Zelan eztau eingo ba, arrakerue badan"</text:p>
      <text:p text:style-name="P51">"bera arrakerue, aiztie arrakerue, da imiek pe arrakeruek"</text:p>
      <text:p text:style-name="P51"/>
      <text:p text:style-name="P51">Azkuek beste zentzu batez jaso du. "jugador, tramposo, mañoso".</text:p>
      <text:p text:style-name="P51">Baina Bermeon gaztelerako "raquero" ren definizioa nolabait betetzen du hitz horrek: "ladrón, pirata de puertos y costas" Beraz, gaztelerako esanahi horri jarraitzen dio.</text:p>
      <text:p text:style-name="P51"/>
      <text:p text:style-name="P51">raquero &gt; rakero &gt; arrakerol</text:p>
      <text:p text:style-name="P51"/>
      <text:p text:style-name="P51">ARRANKA<text:tab/><text:tab/>Zerbait martxan jarri.</text:p>
      <text:p text:style-name="P51"/>
      <text:p text:style-name="P51">"arranka telebisiñue, ikusi gudot eta"</text:p>
      <text:p text:style-name="P51">"arranka afeitxeteko makiñie ondo badabill ikusteko"</text:p>
      <text:p text:style-name="P51">"txikiteue akaba ta gero etzerantz arranka du"</text:p>
      <text:p text:style-name="P51"/>
      <text:p text:style-name="P51">ARRANKADIE<text:tab/>Abiatu, abiadura hartu, eta beste zentzu batetan, adorea.</text:p>
      <text:p text:style-name="P51"/>
      <text:p text:style-name="P51">"arrankadie ezpadu artzien amen gelditxuko gara"</text:p>
      <text:p text:style-name="P51">"arrankadigaz beragaz kaleraño dxun gariez"</text:p>
      <text:p text:style-name="P51">"arrankadatik eztako orrek kotxiek"</text:p>
      <text:p text:style-name="P51">"atrankadie artun alabatxu, ostantzien berton ongo diez biar guztidxek"</text:p>
      <text:p text:style-name="P51"/>
      <text:p text:style-name="P51">Argi dago gaztelerako "arrancar" aditza erabili dela oinarri bezala.</text:p>
      <text:p text:style-name="P51"/>
      <text:p text:style-name="P51">/arranque &gt; arranke/ + /ada/ arrancada</text:p>
      <text:p text:style-name="P51"/>
      <text:p text:style-name="P52">ARRAIÑE<text:tab/><text:tab/>Nahastea. Iskanbila. Gordinkeriak esaten duena.</text:p>
      <text:p text:style-name="P52"/>
      <text:p text:style-name="P52">"arraiñe imitxie gustaten dxatzo orreri, beti nastie armatie"</text:p>
      <text:p text:style-name="P52">"arraiñe imiñdxe gero berak eskapa ein iau"</text:p>
      <text:p text:style-name="P52"/>
      <text:p text:style-name="P52">Kasu honetan substantibo moduan erabili da. Hurrengo kasuetan, ostera, adjektibo legez.</text:p>
      <text:p text:style-name="P52"/>
      <text:p text:style-name="P52">"zelako arraiñe zara ba, aulan gustaten dxatzu zuri"</text:p>
      <text:p text:style-name="P52">"eztot kure aregaz ezer, arraiñe da ta"</text:p>
      <text:p text:style-name="P52"/>
      <text:p text:style-name="P52">ARRAÑTXE<text:tab/><text:tab/>Gauzak batu. Ordenatu.</text:p>
      <text:p text:style-name="P52"/>
      <text:p text:style-name="P52"><text:soft-page-break/>Itsasontzietan erabilitako hitza, gero hizkera arruntera pasatu da.</text:p>
      <text:p text:style-name="P52"/>
      <text:p text:style-name="P52">"bodegak arrantxe bitxuzena gixona da"</text:p>
      <text:p text:style-name="P52">"loidxie arrantxeten dxun bigara arratsaldien"</text:p>
      <text:p text:style-name="P52">"eziñ dxot urten kalera etzie arrantxe barik"</text:p>
      <text:p text:style-name="P52">"arrantxeta itxi dotez gauze danak"</text:p>
      <text:p text:style-name="P52"/>
      <text:p text:style-name="P52">Frantseseko "ranger" aditzetik datorrela dirudi. Hitz honek, itsasoan &gt;ala&lt; ematen du; beraz , gazteleraz "arranchar" = recoger,ordenar".</text:p>
      <text:p text:style-name="P52"/>
      <text:p text:style-name="P52">Hipotesi hau argi badago ere, ezin daiteke baztertu beste teoria hau: Hitz hau &gt;arraiñ&lt; eta &gt;te&lt; batez osotutako hitza izatea. Orain &gt;te&lt; hori, beste hitzen baten bukaera bada ala ez, ez da ziurra. Beste kasu askotan bezala, /ñ/ ondoko sudurkariak &gt;te&lt; palatalizatu egin du.</text:p>
      <text:p text:style-name="P52"/>
      <text:p text:style-name="P52">ARRAPALDIDXE<text:tab/><text:tab/>Txakurrekin xaxatzea, norbaitek atzetik jarraitzea, harrapatzeko asmoz, edo uxatu eta ikara sartzeko.</text:p>
      <text:p text:style-name="P52"/>
      <text:p text:style-name="P52">"sagarrak atrapaten dxun garizenien zelako arrapaldidxe emon dosku aldianuek ba"</text:p>
      <text:p text:style-name="P53">"arrapaldidxen bienganera dxeusitxe apurtu dau eskue"</text:p>
      <text:p text:style-name="P53">"eta arrapaldidxe emoten badosku zer engu ba? Eskapa"</text:p>
      <text:p text:style-name="P53"/>
      <text:p text:style-name="P53">ARRAPATIE<text:tab/><text:tab/><text:tab/>Arrakasta. Merkatuan erosle asko egonez gero, jeneroa arin saltzen denean.</text:p>
      <text:p text:style-name="P53"/>
      <text:p text:style-name="P53">"gaur plazan arrapata andidxe egon da"</text:p>
      <text:p text:style-name="P53">"egon dan arrapatiegaz eztot erosi ezebe"</text:p>
      <text:p text:style-name="P53">"portuen itsosupeteko arrapatie egon da eta arraiñek eztau eiñ bost minutu be, eskuetatik pe kendu" "beraniantiek etor diez da eurekaitxik on da arrapatie"</text:p>
      <text:p text:style-name="P53"/>
      <text:p text:style-name="P53">Hitz hau, moduzko forman agertzen da D.A.R.n, &gt;arrapataka&lt;. Gainera, ez du zentzu bera "precipitadamente" jartzen baitu. Hitzaren konposizioa &gt;arrapa&lt; hitza + &gt;ta&lt; atzizkiak osatzen dute. Beraz, definizioa, harrapatzeko elcintza izango da.</text:p>
      <text:p text:style-name="P53"/>
      <text:p text:style-name="P53">ARRASA<text:tab/><text:tab/>Arrasto. Aztarna.</text:p>
      <text:p text:style-name="P53"/>
      <text:p text:style-name="P53">"arrañen arrasarik pe eztau ekarri"</text:p>
      <text:p text:style-name="P53">"dirun arrasarik eztot ikusten"</text:p>
      <text:p text:style-name="P53">"zuk ikusi zu pastelan arrasarik? Guk dana dxanda topa du"</text:p>
      <text:p text:style-name="P53">"arigaz garbitxu ezketiño, loidxen arrasarik pe ezta ikvsten"</text:p>
      <text:p text:style-name="P53"/>
      <text:p text:style-name="P53">&gt;arrastoa&lt; hitzaren laburpena dela dirudi, &gt;to&lt; galduz /arrasto &gt; arrasa/</text:p>
      <text:p text:style-name="P53"/>
      <text:p text:style-name="P53">ARRASKADIE<text:tab/><text:tab/>Karrasketa.</text:p>
      <text:p text:style-name="P53"/>
      <text:p text:style-name="P53">"maidxie itxi dost arraskadaz beteta"</text:p>
      <text:p text:style-name="P53">"arraskada matxue dako arpidxen sasidxek eiñdxe"</text:p>
      <text:p text:style-name="P53">"markata itxi dau arraskadakaz, pellikadie eiñ dxau te"</text:p>
      <text:p text:style-name="P53">"bis-bisten dauz ein tsozen arraskadak armaidxuri"</text:p>
      <text:p text:style-name="P53"/>
      <text:p text:style-name="P54">Azkuek ez du jaso, baina bai D.A.R.k Darrikagerre-ren zita bat aipatuz. Honek "rasguño" hitzez definitzen du.</text:p>
      <text:p text:style-name="P54"/>
      <text:p text:style-name="P54"><text:soft-page-break/>ARRASTIE<text:tab/><text:tab/>Arrakasta.</text:p>
      <text:p text:style-name="P54">Behintzat zentzu hori dauka erabileran.</text:p>
      <text:p text:style-name="P54"/>
      <text:p text:style-name="P54">"e-z dxatzo geratu txillorik pe, okiñ dxauen arrastigaz"</text:p>
      <text:p text:style-name="P54">"eztaitx topako bazu ezer, arrastie on da ta"</text:p>
      <text:p text:style-name="P54">"bestelako arrastie dako mutill orrek, danak beran atzien"</text:p>
      <text:p text:style-name="P54">"arrastie okin badau be, aur dau ezkondu barik"</text:p>
      <text:p text:style-name="P54"/>
      <text:p text:style-name="P54">&gt;arrakasta&lt; hitzaren laburpena, &gt;ka&lt; atzizkia galduz gero egin da. Hala ere, azken hau, zaharrenen artean ere ez da ezagutzen, bestea bai, ordea.</text:p>
      <text:p text:style-name="P54"/>
      <text:p text:style-name="P54">ARREKOKOZILLO<text:tab/><text:tab/>Sorbalda gainean norbait eramatea. Gehienetan umea.</text:p>
      <text:p text:style-name="P54"/>
      <text:p text:style-name="P54">"erdu laztana, arrekokozillo erungo zaitxut"</text:p>
      <text:p text:style-name="P54">"arrekokozillo artzien banozu eztot eingo negarrik"</text:p>
      <text:p text:style-name="P54">"aitxe danak on diez imiek arrekokozillo artun de"</text:p>
      <text:p text:style-name="P54"/>
      <text:p text:style-name="P54">&gt;kokozillo&lt; hitza geroago azalduko den legez, buruaren amaieraren erdialdea da atzeko alderdian.</text:p>
      <text:p text:style-name="P54"/>
      <text:p text:style-name="P54">&gt;kokota&lt; + &gt;zillo&lt; hitzez konposatua. Baina &gt;zillo&lt; hitza ere, geroago agertuko da. Hala ere azalpen bat egin beharra dago, hau da, nola sortu den hitz hori. /zulo/ &gt; zulu; /zulu &gt; zülu; /zülu &gt; zilu; /zilu &gt; zillu/.</text:p>
      <text:p text:style-name="P54"/>
      <text:p text:style-name="P54">Aurrerago esan den bezala, &gt;ü&lt; horrek ez du zerikusirik zuberotarrarekin.</text:p>
      <text:p text:style-name="P54"/>
      <text:p text:style-name="P55">ARRELEPO<text:tab/><text:tab/><text:tab/>Aurrekoaren parekoa, baina oraingoan lepoa (bizkarra) erabilita, Hala ere ez da lepoan hartzen, ipurdiaren goialdean baizik. Gainera, kasu honetan ez dira izaten umeak bakarrik, nagusiak ere eraman daitezke.</text:p>
      <text:p text:style-name="P55"/>
      <text:p text:style-name="P55">"marie gorantz etor danien arrelepo pasa biar ezan dotez on dizen danak urek atrapa barik" "arrelepo eruteko andidxeidxe zara"</text:p>
      <text:p text:style-name="P55">"ezifi dxau korridu, da arrelepo erun bikozu"</text:p>
      <text:p text:style-name="P55"/>
      <text:p text:style-name="P55">Hitz hau ere aurrekoa bezala konposatua da, baina oraingoan &gt;lepo&lt; hitza erabiliz. Azkuek Lekeitio eta Ondarrun kokatzen du hitz hau. Hala ere, esan beharra dago, Bermeon ere asko esaten dela.</text:p>
      <text:p text:style-name="P55"/>
      <text:p text:style-name="P55">ARRIA / ERRIE<text:tab/><text:tab/>Beheratu. Gazteleratik hartua, zentzu berdinaz erabiltzen da, eta ez bakarrik gazteleraz erabiltzen den moduan, beste gauza batzuekin ere erabiltzen da, horren bariantea dan "errie" aztertzea.</text:p>
      <text:p text:style-name="P55"/>
      <text:p text:style-name="P55">Zentzu berdinaz erabiltzen dira biak baina erabiliagoa da azken hau. Hala ere beste zentzu askotan ere erabiltzen da.</text:p>
      <text:p text:style-name="P55"/>
      <text:p text:style-name="P55">"arria/erria batela, geuk agarrako tsagu te"</text:p>
      <text:p text:style-name="P55">"arria/erria bera otzarie, pixo andidxe dako ta"</text:p>
      <text:p text:style-name="P55">"arria/erria beistek"</text:p>
      <text:p text:style-name="P55"/>
      <text:p text:style-name="P55">Hitz honetan ez da /ia/ horretan ohiko /j/ epentetikoa sartu, /a/ &gt; /e/ bakarrik egin da.</text:p>
      <text:p text:style-name="P55"/>
      <text:p text:style-name="P55">ARRIKOSKORRA<text:tab/><text:tab/>Harri txikia. Harkosko</text:p>
      <text:p text:style-name="P55"/>
      <text:p text:style-name="P55">"an dabill a arrikoskorrak botaten nobidxiri"</text:p>
      <text:p text:style-name="P55"><text:soft-page-break/>"arrikoskorrez beteta dau bidie ta takoiekaz ezin ibilli"</text:p>
      <text:p text:style-name="P55">"arrikoskorrak pitxien pitxien topaten zuz"</text:p>
      <text:p text:style-name="P55"/>
      <text:p text:style-name="P56">ARRITXINGARRA<text:tab/><text:tab/>Harri txikiak, Harrikirria.</text:p>
      <text:p text:style-name="P56"/>
      <text:p text:style-name="P56">"arritxingarrak takotez zapatan barruen"</text:p>
      <text:p text:style-name="P56">"arritxingarrakaz beteta dakoz partikarak"</text:p>
      <text:p text:style-name="P56">"arritxingarra bota dauie bidien da eziñdxe ibilli kotxerik"</text:p>
      <text:p text:style-name="P56"/>
      <text:p text:style-name="P56">ARRIKUE<text:tab/><text:tab/><text:tab/>Harrikoa.</text:p>
      <text:p text:style-name="P56"/>
      <text:p text:style-name="P56">"arriko mandue ein bizan dot oire dxun orduko"</text:p>
      <text:p text:style-name="P56">"arrikue ein barik ez zu urtengo kalera"</text:p>
      <text:p text:style-name="P56">"hotel Erzillan be ez olako arrikorik"</text:p>
      <text:p text:style-name="P56">"zer dau arrikue ba, batek baiño geidxauek ein biko dau"</text:p>
      <text:p text:style-name="P56"/>
      <text:p text:style-name="P56">Azkuek Mundaka, Lekeitio eta Ondarrun kokatzen duen hitza da, baina hitz horren zentzua "fregar la vajilla" ra mugatu du. Bermeon "fregado" izango litzateke; beraz, substantibo zentzuaz ere erabiltzen da.</text:p>
      <text:p text:style-name="P56"/>
      <text:p text:style-name="P56">ARRIKUE (EIÑ)<text:tab/><text:tab/>Harrikoa egin. Azkuek bere hiztegian ez du jaso, baina bai Euskera III. an, D.A.R.k azaltzen duenez. Hitz hau Mundakan eta Lekeition kokatzen du. Kintanak zentzu berdinez azaltzen du, hau da, "fregar" baina ez du inon kokatzen.</text:p>
      <text:p text:style-name="P56"/>
      <text:p text:style-name="P56">ARROKAKA<text:tab/><text:tab/><text:tab/>Harroa eta handigurakoa. Harroa baino are haaoagoa. Harro hitza era askotara erabiltzen da, graduaren arabera hain zuzen. Harrotasuna edo harrokeria. Azken hau izango litzateke hitz honen definizioa.</text:p>
      <text:p text:style-name="P56"/>
      <text:p text:style-name="P56">"arrokaka bat da, goitxik bera beituten tsu desprezidxugaz"</text:p>
      <text:p text:style-name="P56">"orrek arrokakiek eztako zeri, eztako zer dxanik be ta"</text:p>
      <text:p text:style-name="P56">"ganera ministrun alabie dala pentsaten dau"</text:p>
      <text:p text:style-name="P56">"arrokaka utse da, iñok eziñ dxau auenta beragaz"</text:p>
      <text:p text:style-name="P56"/>
      <text:p text:style-name="P57">Hitz honen konposizioan izen bat eta adjektibo bat batzen dira. /arro + kaka/ &gt; arrokaka/</text:p>
      <text:p text:style-name="P57"/>
      <text:p text:style-name="P57">ARROTZAK<text:tab/><text:tab/><text:tab/>Barrabilak</text:p>
      <text:p text:style-name="P57"/>
      <text:p text:style-name="P57">Legatzaren arbiak ere askotan &gt;arrotzak&lt; deitzen dira. Agian analogiaz.</text:p>
      <text:p text:style-name="P57"/>
      <text:p text:style-name="P57">"enai kapaz arrotzatako miñegaz. Ori andrien faltie zu"</text:p>
      <text:p text:style-name="P57">"lebatzan arrotzak gozuenak tiez, baie niriek pe eztiz txarrak"</text:p>
      <text:p text:style-name="P57">"arrotzatan emon tzon golpigaz sentido barik itxi da"</text:p>
      <text:p text:style-name="P57"/>
      <text:p text:style-name="P57">ARRUEK<text:tab/><text:tab/><text:tab/>Harrokeria, baina pluralean erabilita.</text:p>
      <text:p text:style-name="P57"/>
      <text:p text:style-name="P57">"Benidorrera duzela esan dosku, arruekaz"</text:p>
      <text:p text:style-name="P57">"arrueku dabiltzez etze barridxe erosi dauiela ta"</text:p>
      <text:p text:style-name="P57">"arruekaz esan barik obeto ixillien gorde"</text:p>
      <text:p text:style-name="P57"/>
      <text:p text:style-name="P57">ARTAZIDXE<text:tab/><text:tab/><text:tab/>Zentzu figuratiboan erabilia.</text:p>
      <text:p text:style-name="P57"/>
      <text:p text:style-name="P57">Kasu honetan mihia da. Horregatik erabiltzen da singularrean. Ia beti bigarren eta hirugarren <text:soft-page-break/>pertsonan.</text:p>
      <text:p text:style-name="P57"/>
      <text:p text:style-name="P57">"artazidxe arin dabill arek, baie berak atako dau kontue"</text:p>
      <text:p text:style-name="P57">"artaizi zorrotzeidxe dakozu, egunen baten disgustue okingo zu"</text:p>
      <text:p text:style-name="P57">"artazidxe luzie okiñ dxauelako emon tsat <text:s/>zartazue"</text:p>
      <text:p text:style-name="P57"/>
      <text:p text:style-name="P57">ARTEKADU<text:tab/><text:tab/><text:tab/>Artega. Urduri.</text:p>
      <text:p text:style-name="P57"/>
      <text:p text:style-name="P57">"au imie artekadu dau, zeuzer dako"</text:p>
      <text:p text:style-name="P57">"artekadu on nai egun guztitdxen, neure gixona etorri arte"</text:p>
      <text:p text:style-name="P57">"anekadu bazauz teie artun"</text:p>
      <text:p text:style-name="P57"/>
      <text:p text:style-name="P58">ARTEKUE<text:tab/><text:tab/><text:tab/>Gorrotoa. Tirria.</text:p>
      <text:p text:style-name="P58"/>
      <text:p text:style-name="P58">"ez gauz asarratute ez ariskitute, baie neure artekue dakotzat"</text:p>
      <text:p text:style-name="P58">"illdxe gero be, beran artekue dakotzo, eztau aztuten eintzona"</text:p>
      <text:p text:style-name="P58">"elekidau okin biar artekorik, oiñ illdxe dau te"</text:p>
      <text:p text:style-name="P58"/>
      <text:p text:style-name="P58">ARTEZIDADIE<text:tab/><text:tab/>Egia. Egia arteza esan gura du.</text:p>
      <text:p text:style-name="P58"/>
      <text:p text:style-name="P58">"eztau artezidadie esatie lakorik, gauzek argi itxi"</text:p>
      <text:p text:style-name="P58">"au de artezidadie eta ez zuk esaten zuna"</text:p>
      <text:p text:style-name="P58">"zer diñoten? Artezidadie, egi berdaderue, da zuk guzurre maridxe"</text:p>
      <text:p text:style-name="P58"/>
      <text:p text:style-name="P58">ASAU<text:tab/><text:tab/><text:tab/><text:tab/>Urrun.</text:p>
      <text:p text:style-name="P58"/>
      <text:p text:style-name="P58">"asautxuau tire ez zaitxut ikusten ondo ta"</text:p>
      <text:p text:style-name="P58">"asau dxun barik etzien dakozu olakue"</text:p>
      <text:p text:style-name="P58">"ez dxun asau berandu de ta"</text:p>
      <text:p text:style-name="P58"/>
      <text:p text:style-name="P58">Ez dakigu gaur egun beste inon esaten den, baina Bermeon ez da besterik erabiltzen "lejos" esateko. </text:p>
      <text:p text:style-name="P58"/>
      <text:p text:style-name="P58">ASATRONGUE<text:tab/><text:tab/>Azaburua izan daiteke, baina ez dago argi. Konparazioan pertsonekin erabiltzen da gehienetan. Hala ere, gauzekin ere erabiltzen da, gauza bat dorpea denean, hain zuzen. </text:p>
      <text:p text:style-name="P58"/>
      <text:p text:style-name="P58">1.- Barre gutxi egiten duen pertsona.</text:p>
      <text:p text:style-name="P58"/>
      <text:p text:style-name="P58">"azatrongue da orren gizona, ez tau barrerik pe eitxen"</text:p>
      <text:p text:style-name="P58">"azatrongu lakue bada be diro asko dako"</text:p>
      <text:p text:style-name="P58"/>
      <text:p text:style-name="P58">2.- Dorpea.</text:p>
      <text:p text:style-name="P58"/>
      <text:p text:style-name="P58">"azatrongu lako zapatak erosi balz"</text:p>
      <text:p text:style-name="P58"/>
      <text:p text:style-name="P58">Hitzaren konposizioa &gt;asa&lt; eta &gt;trongo&lt; hitzez dago osotuta. /trongo&lt;tronko/ Leherkari hoskabea, hostun egin da.</text:p>
      <text:p text:style-name="P58"/>
      <text:p text:style-name="P59">ASESIÑE<text:tab/><text:tab/><text:tab/>Nekatu.</text:p>
      <text:p text:style-name="P59"/>
      <text:p text:style-name="P59">"asesiñe eiñ dxela etzeko biarrak eitxen ezan dau"</text:p>
      <text:p text:style-name="P59">"asesiñe-asesiñe ein etze guzliko kristelak garbiten"</text:p>
      <text:p text:style-name="P59"/>
      <text:p text:style-name="P59"><text:soft-page-break/>ASESIÑETA<text:tab/><text:tab/><text:tab/>Erabat ahulduta.</text:p>
      <text:p text:style-name="P59"/>
      <text:p text:style-name="P59">"asesiñeta nau biarrik ein barik"</text:p>
      <text:p text:style-name="P59">"asesiñeta aillega gairiez Mañure, on dan beruegaz..."</text:p>
      <text:p text:style-name="P59">"asesiñe-asesiñeta eiñdxuz San Juaneko eskillarak"</text:p>
      <text:p text:style-name="P59"/>
      <text:p text:style-name="P59">ASIAU<text:tab/><text:tab/><text:tab/>Urrunago.</text:p>
      <text:p text:style-name="P59"/>
      <text:p text:style-name="P59">Aurretik ikusi dugun 'asau' hitza &gt;ago&lt; gehituta izango dugu oraingo hau.</text:p>
      <text:p text:style-name="P59"/>
      <text:p text:style-name="P59">"len baño asiau bixi de"</text:p>
      <text:p text:style-name="P59">"ez zu gure asiau dxuen?"</text:p>
      <text:p text:style-name="P59"/>
      <text:p text:style-name="P59">Azkuek, Bermeon, Mundaka eta Txorierrin kokatzen du bere hiztegian, baina &gt;asago&lt; forman agertzen da eta forma horrek "más lejos" esan nahi du. Bermeotarrok aurrekoa eta biak erabiltzen ditugu normalean.</text:p>
      <text:p text:style-name="P59"/>
      <text:p text:style-name="P59">ASKATAN<text:tab/><text:tab/><text:tab/>Ugari. Oparo.</text:p>
      <text:p text:style-name="P59"/>
      <text:p text:style-name="P59">"dirue askatan irebazten dau arek"</text:p>
      <text:p text:style-name="P59">"arrañe auri, askatan atrapaten ei dauie"</text:p>
      <text:p text:style-name="P59">"kaka be askatan eitxen dau gure imiek"</text:p>
      <text:p text:style-name="P59">"atzoko pelikulen askatan eiñ dxauie krimenak"</text:p>
      <text:p text:style-name="P59"/>
      <text:p text:style-name="P59">ASMA<text:tab/><text:tab/><text:tab/><text:tab/>1.- Nabaritu.</text:p>
      <text:p text:style-name="P59"/>
      <text:p text:style-name="P59">"ze asma zu ba? Lepoko miñe lelau, da gero burukue"</text:p>
      <text:p text:style-name="P59">"zaratak asma dotez kamaran"</text:p>
      <text:p text:style-name="P59"/>
      <text:p text:style-name="P60">2.- Entzun.</text:p>
      <text:p text:style-name="P60"/>
      <text:p text:style-name="P60">"asma dot esaten ez tatorrela Bilbora, bidxar dxungo dala"</text:p>
      <text:p text:style-name="P60"/>
      <text:p text:style-name="P60">Ez dauka Azkuek, edo D.A.R.k ematen dioten zentzua. Gaztelerako "idear" ematen diote.</text:p>
      <text:p text:style-name="P60"/>
      <text:p text:style-name="P60">AZORRAZIDXEK<text:tab/><text:tab/>Berriketa. Mota guztietako esamesak direla adierazten du.</text:p>
      <text:p text:style-name="P60"/>
      <text:p text:style-name="P60">"azorrazidxek guztidxek batzien ibilltzen dxatzu a"</text:p>
      <text:p text:style-name="P60">"nireñe ez etorri azorrazidxekaz"</text:p>
      <text:p text:style-name="P60"/>
      <text:p text:style-name="P60">&gt;eragin&lt; aditza erabiliz:</text:p>
      <text:p text:style-name="P60"/>
      <text:p text:style-name="P60">"beti zauz azorrazidxei eraitxen"</text:p>
      <text:p text:style-name="P60">"erain beti, betiko gauzei, erain azorrazidxei"</text:p>
      <text:p text:style-name="P60"/>
      <text:p text:style-name="P60">Galtzen ari den hitza da. Jadanik, berrogei urtetilc gorakoetan baino ez da entzuten.</text:p>
      <text:p text:style-name="P60"/>
      <text:p text:style-name="P60">/aza + orri + azi/ &gt; azorrazi/</text:p>
      <text:p text:style-name="P60"/>
      <text:p text:style-name="P60">Baina, Koldo Izagirreren "Lokuzioak" liburuan, &gt;hasi orraziak&lt; "gertakizunak" defunzioaz dator. Hitzaren jatorria ori izan daiteke, baina zentzua bestelakoa da.</text:p>
      <text:p text:style-name="P60"/>
      <text:p text:style-name="P60"><text:soft-page-break/>ASTAKADA<text:tab/><text:tab/><text:tab/>Ezpata sartzea bezala. Gaztelerako "estocada" hitzetik hartua da.</text:p>
      <text:p text:style-name="P60"/>
      <text:p text:style-name="P60">"zelako astakadie emon dost ba"</text:p>
      <text:p text:style-name="P60">"astakadie lez sartu tzat begitxik atzamarra"</text:p>
      <text:p text:style-name="P60">"astakadie emon tzonien salta saltaka asi de"</text:p>
      <text:p text:style-name="P60"/>
      <text:p text:style-name="P61">ASTAKADAN<text:tab/><text:tab/>Askotan, moduzko adberbio forman erabiltzen da:</text:p>
      <text:p text:style-name="P61"/>
      <text:p text:style-name="P61">"astakadan sartu dost kutxillue"</text:p>
      <text:p text:style-name="P61">"ixillik ez pazautz eskuetan dakotena sartuko tzut astakadan"</text:p>
      <text:p text:style-name="P61"/>
      <text:p text:style-name="P61">ASTILIDXE /ASTILLEIDXE<text:tab/>Untzigintza.</text:p>
      <text:p text:style-name="P61"/>
      <text:p text:style-name="P61">"astilleidxen dabil biarrien aitxegaz"</text:p>
      <text:p text:style-name="P61">"astilidxen daku enbarkaziñue, beiek konponduten"</text:p>
      <text:p text:style-name="P61">"astillei barridxen dau aren bapora"</text:p>
      <text:p text:style-name="P61">"astilidxeko gixonak tiez or dauzenak"</text:p>
      <text:p text:style-name="P61"/>
      <text:p text:style-name="P61">/astilleroa &gt; astillerue &gt; astilleue &gt; astilleidxe &gt; astilleidxe &gt; astilidxe.</text:p>
      <text:p text:style-name="P61"/>
      <text:p text:style-name="P61">Azken bariante biak erabiltzen dira maizen. Hala ere ez da argia eboluzioa, zeren lanbide hori duen gizonari "astillerue" deitzen zaio.</text:p>
      <text:p text:style-name="P61"/>
      <text:p text:style-name="P61">ASTILLERUE<text:tab/><text:tab/>Untzigintzan lan egiten duen gizona.</text:p>
      <text:p text:style-name="P61"/>
      <text:p text:style-name="P61">"Sansón astilleruen semie da Femando"</text:p>
      <text:p text:style-name="P61">"astillero onak tauz Bermion"</text:p>
      <text:p text:style-name="P61">"bai, Julio astillerue ona da"</text:p>
      <text:p text:style-name="P61"/>
      <text:p text:style-name="P61">ATALO / UE<text:tab/><text:tab/><text:tab/>Arrain bat da. Konparazioan erabiltzen da. Lodil eta dorpea den pertsonari, hain zuzen.</text:p>
      <text:p text:style-name="P61"/>
      <text:p text:style-name="P61">"txo atalo, etorrik ona, zer dxaten zun esateko"</text:p>
      <text:p text:style-name="P61">"ataluen antzeko morroi bet ezan da etor dana"</text:p>
      <text:p text:style-name="P61">"gero be ezango aiz atalue, eztok ernegaten da"</text:p>
      <text:p text:style-name="P61"/>
      <text:p text:style-name="P61">ATAKONTU<text:tab/><text:tab/><text:tab/>Atera kontua. Lelo baten antzekoa da. Esaldi egin bat hitz baten bihurtu da.</text:p>
      <text:p text:style-name="P61"/>
      <text:p text:style-name="P62">"atakontu postie naiela, berton, mobidu barik"</text:p>
      <text:p text:style-name="P62">"atakontu iñuzentie naiela, eztost kasurik eitxen da"</text:p>
      <text:p text:style-name="P62">"zer dau berton ba! Atakontu andramaidxek tizela."</text:p>
      <text:p text:style-name="P62"/>
      <text:p text:style-name="P62">ATAPOSTA / ATEPOSTA<text:tab/>Etxeko sarrerako atea.</text:p>
      <text:p text:style-name="P62"/>
      <text:p text:style-name="P62">"atepostako atie igiritxe dau"</text:p>
      <text:p text:style-name="P62">"atapostako ate barridxe imin bidu"</text:p>
      <text:p text:style-name="P62">"atepostako atie dxo dau baten batek"</text:p>
      <text:p text:style-name="P62"/>
      <text:p text:style-name="P62">Ikusten denez, aurreko hiru esaldiotan &gt;atea&lt; hitza errepikatu egiten da, ez, ostera, hurrengo esaldietan</text:p>
      <text:p text:style-name="P62"/>
      <text:p text:style-name="P62"><text:soft-page-break/>"atepostako giltze galdu dot"</text:p>
      <text:p text:style-name="P62">"atepostan topa dot neuri begire"</text:p>
      <text:p text:style-name="P62"/>
      <text:p text:style-name="P62">Hitz horren konposizioa &gt;ate-oste&lt; izan daiteke baina ez da ziurra, ezpainetako /p/ leherkaria desarroilatzen baitu.</text:p>
      <text:p text:style-name="P62"/>
      <text:p text:style-name="P62">/ate/ + oste/ &gt; ateoste &gt; ateosta &gt; ateposta/</text:p>
      <text:p text:style-name="P62"/>
      <text:p text:style-name="P62">ATEZA<text:tab/><text:tab/><text:tab/>Atezatu.</text:p>
      <text:p text:style-name="P62"/>
      <text:p text:style-name="P62">Itsasoan erabilitako hitza den arren, gaur egun normalki erabiltzen da, gaztelerako "tesar" aditzetik sartutako hitz hau.</text:p>
      <text:p text:style-name="P62"/>
      <text:p text:style-name="P62">"atezuen dakoz frakak, laster apurtuko txuz"</text:p>
      <text:p text:style-name="P62">"buruko uliek pe ateza eingo tzutez txarridxori"</text:p>
      <text:p text:style-name="P62">"atezuen bakozuz, plantxe, da aulan ondo okingo zu erropie"</text:p>
      <text:p text:style-name="P62"/>
      <text:p text:style-name="P62">Azkuek, Lekeition eta Ondarrun jartzen du, baina Bermeon, esan bezala, asko erabiltzen da.</text:p>
      <text:p text:style-name="P62"/>
      <text:p text:style-name="P63">ATRAKALDIDXE<text:tab/><text:tab/>Atrakua. Betekada.</text:p>
      <text:p text:style-name="P63"/>
      <text:p text:style-name="P63">"zelako atrakaldidxe eiñ dxot pastelakaz ba; baie gero zer?"</text:p>
      <text:p text:style-name="P63">"atrakaldidxek eitxen abillek gara gu, dxan da dxan ezeri beitu barik"</text:p>
      <text:p text:style-name="P63">"atrakaldidxe eiñ dxauie bankuen, da diro pillue erun dauie"</text:p>
      <text:p text:style-name="P63">"geuk pe atrakaldidxe ein biku dirorik eztauenien"</text:p>
      <text:p text:style-name="P63"/>
      <text:p text:style-name="P63">Bi hitz dira berba honen osaketa: &gt;atraku&lt; eta &gt;aldia&lt;. Palatalizazioa normala da Bermeoko hizkeran.</text:p>
      <text:p text:style-name="P63"/>
      <text:p text:style-name="P63">ATRAPAUE/DA/IE<text:tab/><text:tab/>Zoroa. Erdi zoroa. Zentzu peioratiboan ere erabiltzen da.</text:p>
      <text:p text:style-name="P63"/>
      <text:p text:style-name="P63">Eroa edo erdi zoroa. Batzuetan konparazioan erabiltzen da.</text:p>
      <text:p text:style-name="P63"/>
      <text:p text:style-name="P63">"txo! atrapauen antzekue, etorrik ona"</text:p>
      <text:p text:style-name="P63">"zure lagune atrapau bet da"</text:p>
      <text:p text:style-name="P63">"orren alabie atrapada utse da"</text:p>
      <text:p text:style-name="P63">"alabatxu, atrapadie zara zu orrek gauzek esateko"</text:p>
      <text:p text:style-name="P63"/>
      <text:p text:style-name="P63">/atrapado &gt; atrapaue/ (gizonezkoa) /a/apada &gt; atrapadea &gt; atrapadie/ (andrazkoa)</text:p>
      <text:p text:style-name="P63"/>
      <text:p text:style-name="P63">ATRASIEN<text:tab/><text:tab/><text:tab/>Atzezka. Itsasoko terminoa herrira pasatu da.</text:p>
      <text:p text:style-name="P63"/>
      <text:p text:style-name="P63">"atrasien dxun notak, eta edxotak ikusi atzien dauena"</text:p>
      <text:p text:style-name="P63">"aurrera ein biarrien atrasien dxun nai da uretara dxeusi nai"</text:p>
      <text:p text:style-name="P63">"atrasien-atrasien dxun zak, gero ta geidxau, da ormie dxo"</text:p>
      <text:p text:style-name="P63"/>
      <text:p text:style-name="P63">ATREBIKUNTZIE/DXE<text:tab/>Atrebentzia.</text:p>
      <text:p text:style-name="P63"/>
      <text:p text:style-name="P63">"aren atrebikuntzie ikusten zu, eztako arpidxen lotsarik"</text:p>
      <text:p text:style-name="P63">"zelako atrebikuntzidxe aitxe santuri olan berba citxen"</text:p>
      <text:p text:style-name="P63">"uger duenien eztako ikarararik, attebikuntze andikue da"</text:p>
      <text:p text:style-name="P63"/>
      <text:p text:style-name="P64"><text:soft-page-break/>Askotan egiten den bezala, erdarazko hitz batez eta euskal atzizki baiez baliatuz, hitz berria sortu da.</text:p>
      <text:p text:style-name="P64"/>
      <text:p text:style-name="P64">Konposizioan, &gt;atrevi(rniento)&lt; + -kuntza- atzizkia. /atrever + kuntza/ &gt; atrebekuntza &gt; atrebikuntze/</text:p>
      <text:p text:style-name="P64"/>
      <text:p text:style-name="P64">ATROZA<text:tab/><text:tab/><text:tab/>Txistagarri (pertsona). Baina, batzuetan, beste zentzu batez ere erabiltzen da, nahiz eta asko urriagoa izan erabilera.</text:p>
      <text:p text:style-name="P64"/>
      <text:p text:style-name="P64">"benetan da atroza, edozegaz eitxen dau txistie"</text:p>
      <text:p text:style-name="P64">"kalien total atroza, baie etzien zumurutu utze"</text:p>
      <text:p text:style-name="P64"/>
      <text:p text:style-name="P64">ATUNBURUE<text:tab/><text:tab/>Dorpea. Pertsona eta gauzak.</text:p>
      <text:p text:style-name="P64"/>
      <text:p text:style-name="P64">"atunburu utze da, eztau bururik kantzaten"</text:p>
      <text:p text:style-name="P64">"atunburue ezan bide orrek gauzek esateko"</text:p>
      <text:p text:style-name="P64">"onek zapatak atunburuek tiez"</text:p>
      <text:p text:style-name="P64"/>
      <text:p text:style-name="P64">ATUNZARRA<text:tab/><text:tab/>Trikimailu asko dakien pertsona. Badago ezizen bat ere.</text:p>
      <text:p text:style-name="P64"/>
      <text:p text:style-name="P64">"orrek badxakik nondik ibilli, atunzarra da ori."</text:p>
      <text:p text:style-name="P64">"atunzarran gauzek tiez orrek, eztau engailieko inok"</text:p>
      <text:p text:style-name="P64">"baie atunzarra be dxeusten da tranpan"</text:p>
      <text:p text:style-name="P64"/>
      <text:p text:style-name="P64">ATZITXU<text:tab/><text:tab/><text:tab/>Zikindutz. Zentzu honetaz jaso da kasu honetan.</text:p>
      <text:p text:style-name="P64"/>
      <text:p text:style-name="P64">"nondik zatoz olan atzitxute?"</text:p>
      <text:p text:style-name="P64">"erropa guztitdxek atzitxu zuz"</text:p>
      <text:p text:style-name="P64">"atzibal atzitxu eiñdxe zatoz"</text:p>
      <text:p text:style-name="P64"><text:s/></text:p>
      <text:p text:style-name="P64">Azken honetan errepikapena erabili da.</text:p>
      <text:p text:style-name="P64"/>
      <text:p text:style-name="P65">Baina moduzko formetan beste zentzu bat ere adierazten du:</text:p>
      <text:p text:style-name="P65"/>
      <text:p text:style-name="P65">- Ustelduta (diruz, zorrez) "zorrez atzitxute dauz, da, ondiño, a erosi da ori erosi dabiltzez"</text:p>
      <text:p text:style-name="P65"/>
      <text:p text:style-name="P65">D.A.R.k azken zentzu hau jaso du Mundakako "Otxolua" idazlearen zita bat aipatuz.</text:p>
      <text:p text:style-name="P65"/>
      <text:p text:style-name="P65">ATZEZ!<text:tab/><text:tab/><text:tab/>Bai zera! Baina tonua despektiboa eta izaten da.</text:p>
      <text:p text:style-name="P65"/>
      <text:p text:style-name="P65">"zer esan dau, eingo dauela? Bai, atzez"</text:p>
      <text:p text:style-name="P65">"egidxe diñozu le? Atzez! Ori ezu sifiistuten zeuk pe"</text:p>
      <text:p text:style-name="P65">"nik emon zuri dirue? Atzez!"</text:p>
      <text:p text:style-name="P65"/>
      <text:p text:style-name="P65">ATZOKOPASATA<text:tab/><text:tab/>Herenegun.</text:p>
      <text:p text:style-name="P65"/>
      <text:p text:style-name="P65">Atzokoa pasatuta, baina alderantziz, hau da, atzerantz, aurrerantz egin beharrean.</text:p>
      <text:p text:style-name="P65"/>
      <text:p text:style-name="P65">"atzokopasatan dxun gariez Dolostire"</text:p>
      <text:p text:style-name="P65">"atzokopasatan esan dau etorko dala baie ezta etorri"</text:p>
      <text:p text:style-name="P65">"atzokopasatatik ona dau oien"</text:p>
      <text:p text:style-name="P65"/>
      <text:p text:style-name="P65"><text:soft-page-break/>AUENBOLUE<text:tab/><text:tab/>1.- Berba egiteko arazoak dituen pertsona.</text:p>
      <text:p text:style-name="P65"/>
      <text:p text:style-name="P65">"ez dxatzo enteniten auenbolue dako ta"</text:p>
      <text:p text:style-name="P65">"auenbolue lez eitxen dau berba"</text:p>
      <text:p text:style-name="P65"/>
      <text:p text:style-name="P65">2.- Boz-goran berba egiten duena.</text:p>
      <text:p text:style-name="P65"/>
      <text:p text:style-name="P65">"auenbolo utse da, danak dxakin bidauie non dauen"</text:p>
      <text:p text:style-name="P65">"auenbolo, ixillik on zaitxez, isillik on"</text:p>
      <text:p text:style-name="P65"/>
      <text:p text:style-name="P66">AUMENTA<text:tab/><text:tab/><text:tab/>Aipatu.</text:p>
      <text:p text:style-name="P66"/>
      <text:p text:style-name="P66">"ni ez aumenta ezetako be, ez onerako ez txarrerako"</text:p>
      <text:p text:style-name="P66">"danak esan txuz baie bera eztau aumenta be egiñ"</text:p>
      <text:p text:style-name="P66">"aumenta be ez ein gauziori gero, eztakigu egidxe bada ta"</text:p>
      <text:p text:style-name="P66"/>
      <text:p text:style-name="P66">Azkuek Erronkarin, Binkozen jaso du zentzu ber-beraz.</text:p>
      <text:p text:style-name="P66"/>
      <text:p text:style-name="P66">AUNTXEKUTAN<text:tab/><text:tab/>Oraingoan.</text:p>
      <text:p text:style-name="P66"/>
      <text:p text:style-name="P66">Forrna indartura pasatzen dugunean gertatzen da.</text:p>
      <text:p text:style-name="P66"/>
      <text:p text:style-name="P66">"auntxekutan bai! Auntxekutan etorko da"</text:p>
      <text:p text:style-name="P66">"auntxekutan ezpazu eitxen, ezu iñoiz be eingo"</text:p>
      <text:p text:style-name="P66">"esan zu auntxekutan dxungo zarala"</text:p>
      <text:p text:style-name="P66"/>
      <text:p text:style-name="P66">AUPE<text:tab/><text:tab/><text:tab/><text:tab/>Ugaritasuna.</text:p>
      <text:p text:style-name="P66"/>
      <text:p text:style-name="P66">"dirue aupe dakotzue arek, erriebera"</text:p>
      <text:p text:style-name="P66">"sagarrak aupe emon txuz arboliek"</text:p>
      <text:p text:style-name="P66">"arraiñe aupe ikusten da portuen"</text:p>
      <text:p text:style-name="P66"/>
      <text:p text:style-name="P66">AURREZPIDE /AURRERAZPIDE<text:tab/>Aurrerabide.</text:p>
      <text:p text:style-name="P66"/>
      <text:p text:style-name="P66">"guzan dot ein baie eztost emon aurrezpiderik"</text:p>
      <text:p text:style-name="P66">"aurrezpidie emoten batzazu, laster etorko dxatzu"</text:p>
      <text:p text:style-name="P66">"aurrerazpide gitxi emoten dauie gauzek eitxeko"</text:p>
      <text:p text:style-name="P66">"aurrerazpiderik ez patzu emoten,ez esan zeuk pe ezer"</text:p>
      <text:p text:style-name="P66"/>
      <text:p text:style-name="P66">AUZPEZ<text:tab/><text:tab/><text:tab/>Ahozpez.</text:p>
      <text:p text:style-name="P66"/>
      <text:p text:style-name="P66">"auzpez dxeusi da kalien, da mosuek takoz anditxute"</text:p>
      <text:p text:style-name="P66"/>
      <text:p text:style-name="P67">Baina beste zentzu baten ere erabiltzen da: korrika edo arineketan zerbait egitera joaten denean</text:p>
      <text:p text:style-name="P67"/>
      <text:p text:style-name="P67">"auzpez dxun da ori, gauzek erosten"</text:p>
      <text:p text:style-name="P67">"auntxek nuen auzpez, pelikulie akaba orduko"</text:p>
      <text:p text:style-name="P67">"auzpez dabiltzu a biarrak akabaten plaidxera dxuteko"</text:p>
      <text:p text:style-name="P67"/>
      <text:p text:style-name="P67">Lehenengoak bakarrik dauka esanahi konkretua. Azkuek, &gt;aozpez&lt; jaso du, baina lehenengo zentzuaz.</text:p>
      <text:p text:style-name="P67"/>
      <text:p text:style-name="P67"><text:soft-page-break/>AUSPO<text:tab/><text:tab/><text:tab/>Haitz artean gertatzen den putzu erraldoiak.</text:p>
      <text:p text:style-name="P67"/>
      <text:p text:style-name="P67">Nik neuk ez dakit nondik etor litekeen. Gehienetan hondartzan edo haitzetan eratzen diren putzu handiei dagokie.</text:p>
      <text:p text:style-name="P67"/>
      <text:p text:style-name="P67">"auspo txikidxen eiñdxu uger"</text:p>
      <text:p text:style-name="P67">"enai atrebiten auspo andidxen sartzien"</text:p>
      <text:p text:style-name="P67">"auspo txikidxen edo auspo andidxen majo eitxen dau uger"</text:p>
      <text:p text:style-name="P67"/>
      <text:p text:style-name="P67">AXIXAN / AUDIAN<text:tab/><text:tab/>Etxetik kalera joatea suposatzen du. Umeei esaten zaie.</text:p>
      <text:p text:style-name="P67"/>
      <text:p text:style-name="P67">"laster amumagaz aixixan dxungo zara laztana"</text:p>
      <text:p text:style-name="P67">"zeitxik eitxen zu negar ba, ez zaitxuzelako axixan eruen amumak?"</text:p>
      <text:p text:style-name="P67">"ona bazara, amatxugaz dxungo zara aixixan"</text:p>
      <text:p text:style-name="P67"/>
      <text:p text:style-name="P67">AZE!<text:tab/><text:tab/><text:tab/><text:tab/>Mesprezuzkoa dugu. Zentzu despektiboa dauka.</text:p>
      <text:p text:style-name="P67"/>
      <text:p text:style-name="P67">"ori erosi zu? Aze!"</text:p>
      <text:p text:style-name="P67">"aze bertara dxutie. Eztako leko obarik?"</text:p>
      <text:p text:style-name="P67">"aze, beragaz mutillegaz ibilli biarra"</text:p>
      <text:p text:style-name="P67"/>
      <text:p text:style-name="P68">AZELERA<text:tab/><text:tab/><text:tab/>Haserretu. Zenetik irten.</text:p>
      <text:p text:style-name="P68"/>
      <text:p text:style-name="P68">Aditz funtzioan.</text:p>
      <text:p text:style-name="P68"/>
      <text:p text:style-name="P68">"ori esan tzonien azelera dxatzu da emontzo belarriondokue"</text:p>
      <text:p text:style-name="P68">"ez ezelera iñor, bakie biar du te" "ez azelera! Trankil, denporie dakozu danatarako ta"</text:p>
      <text:p text:style-name="P68"/>
      <text:p text:style-name="P68">AZELERATA<text:tab/><text:tab/><text:tab/>Adberbioan funtzioan.</text:p>
      <text:p text:style-name="P68"/>
      <text:p text:style-name="P68">"azelerata etor da lotsak emoten"</text:p>
      <text:p text:style-name="P68">"azelerata bazauz tila artun"</text:p>
      <text:p text:style-name="P68"/>
      <text:p text:style-name="P68">Erdarazko "acelerar" aditzetik sartua, esanahi ezberdinetan erabiltzen da.</text:p>
      <text:p text:style-name="P68"/>
      <text:p text:style-name="P68">/acelerar &gt; azelera &gt; azelera/</text:p>
      <text:p text:style-name="P68"/>
      <text:p text:style-name="P68">AZKANENGOBIGARREN<text:tab/>Azken aurrekoa. Logikaz egindako hitza.</text:p>
      <text:p text:style-name="P68"/>
      <text:p text:style-name="P68">"noix zara ba ? Azkaningobigarren"</text:p>
      <text:p text:style-name="P68">"azkaningobigarren dxun nai da sandxie galdu dot"</text:p>
      <text:p text:style-name="P68">"azkainingobigarrenari emon tsat sandxie"</text:p>
      <text:p text:style-name="P68"/>
      <text:p text:style-name="P68">AZOTA<text:tab/><text:tab/><text:tab/>Erabat nekatu. Aditz funtzioan.</text:p>
      <text:p text:style-name="P68"/>
      <text:p text:style-name="P68">"azota-azota ein nai eurek erropak garbiten"</text:p>
      <text:p text:style-name="P68">"azota bazara zeuk takozu kulpie, ez ein biar"</text:p>
      <text:p text:style-name="P68"/>
      <text:p text:style-name="P68">AZOTATA<text:tab/><text:tab/><text:tab/>Aurrekoa bera, baina adberbio funtzioan.</text:p>
      <text:p text:style-name="P68"/>
      <text:p text:style-name="P68">"azotata nau eurek egurrek txikitxuten"</text:p>
      <text:p text:style-name="P68"/>
      <text:p text:style-name="P69"><text:soft-page-break/>"Mañure dxun gariez da azotata aillega gariez"</text:p>
      <text:p text:style-name="P69">"plaidxiek azotata itxitxen zaitxuz"</text:p>
      <text:p text:style-name="P69"/>
      <text:p text:style-name="P69">Beraz, ez du gazteleraz duen esanahia.</text:p>
      <text:p text:style-name="P69"/>
      <text:p text:style-name="P69">AZTUZKUEN<text:tab/><text:tab/>Ahaztutakoan. Inor gogoratzen ez denean.</text:p>
      <text:p text:style-name="P69"/>
      <text:p text:style-name="P69">"oraiñ itxi aulan da aztuzkuen agarrako tsagu ostabe"</text:p>
      <text:p text:style-name="P69">"aztute itxi dun bertan, da aztuzkuen non diñoskun berana dala"</text:p>
      <text:p text:style-name="P69">"ez ein kasurik aztuzkuen erun gu te, ostantzien aldarrike asiko da"</text:p>
      <text:p text:style-name="P69"/>
      <text:p text:style-name="P69">/aztutakoan &gt; aztuzkoan &gt; aztuzkoan &gt; aztuzkuen/</text:p>
      <text:p text:style-name="P69"/>
      <text:p text:style-name="P69">AZUKALLO<text:tab/><text:tab/><text:tab/>Azukrea edo azukre-ura da, baina esanahia pertsona sentibera definitzeko erabiltzen da. Baita konparazioan ere.</text:p>
      <text:p text:style-name="P69"/>
      <text:p text:style-name="P69">"zer zara ba, bestelako azukallue zauz or"</text:p>
      <text:p text:style-name="P69">"ez esan ezebez orreri azulcalluri"</text:p>
      <text:p text:style-name="P69">"azukallue lez gauz, ezer ez esateko moduen"</text:p>
      <text:p text:style-name="P69"/>
      <text:p text:style-name="P69">AZUZKIDXE<text:tab/><text:tab/><text:tab/>Ezer ez.</text:p>
      <text:p text:style-name="P69"/>
      <text:p text:style-name="P69">"arraiñik ekar badauie? Azuzkirik pez alabatxu, itxosuek sikatute dauz"</text:p>
      <text:p text:style-name="P69">"ez kantsa etzut emongo azuzkirik pez da"</text:p>
      <text:p text:style-name="P69">"azuzkidxen azuzkirik eztot ikusi bertan, osasunik pez"</text:p>
      <text:p text:style-name="P69"/>
      <text:p text:style-name="P69">Hitz hau "amuzkidxe" berbatik sortutakoa izango da? Antza badauka, baina ezin izan dut baieztatu.</text:p>
      <text:p text:style-name="P69"/>
      <text:p text:style-name="P70">BABALORIE<text:tab/><text:tab/><text:tab/>Bi zentzutan erabiltzen da esaldi hau:</text:p>
      <text:p text:style-name="P70"/>
      <text:p text:style-name="P70">1.- Malezia gabeko pertsona.</text:p>
      <text:p text:style-name="P70"/>
      <text:p text:style-name="P70">"eztau artzien ezer txarrerako, babalore utse da"</text:p>
      <text:p text:style-name="P70">"enebada!, aregaz babalorigaz zabiltzez, sekule be ezu dxakingo ezer"</text:p>
      <text:p text:style-name="P70"/>
      <text:p text:style-name="P70">2.- Puta.</text:p>
      <text:p text:style-name="P70"/>
      <text:p text:style-name="P70">Azken hau, gazteen artean erabiltzen da gehien bat.</text:p>
      <text:p text:style-name="P70"/>
      <text:p text:style-name="P70">"orrek esan dauen enbrie babalorie da, edozeiñegaz dabill"</text:p>
      <text:p text:style-name="P70"/>
      <text:p text:style-name="P70">BABAZTO<text:tab/><text:tab/><text:tab/>Ahobero. Ez da adurtia hitzaren zentzu konkretuan.</text:p>
      <text:p text:style-name="P70"/>
      <text:p text:style-name="P70">"txo babazto, ezetz esan ostabere orrek berbak"</text:p>
      <text:p text:style-name="P70">"bestelako babaztue zauz or, obeto lotsa apur bet okitxen bazun"</text:p>
      <text:p text:style-name="P70">"aren mutilagune babazto utse da"</text:p>
      <text:p text:style-name="P70"/>
      <text:p text:style-name="P70">BABILLE<text:tab/><text:tab/><text:tab/>Zakila. Bermeon esanahi hori dauka hitz horrek. Ez da "metxa" hiztegietan datorren bezala.</text:p>
      <text:p text:style-name="P70"/>
      <text:p text:style-name="P70">"babille opera tsoie da oraiñ an dau ezer ein barik"</text:p>
      <text:p text:style-name="P70">"babille txikidxe dakoienak ez dakoie arrastarik"</text:p>
      <text:p text:style-name="P70"><text:soft-page-break/>"ime moko batek baño babil txikidxaue dako"</text:p>
      <text:p text:style-name="P70"/>
      <text:p text:style-name="P70">Hitz hau, &gt;zakil&lt; hitza ordezkatzeko dauden hitzetariko bat da.</text:p>
      <text:p text:style-name="P70"/>
      <text:p text:style-name="P71">BADAEZPADAKUE<text:tab/><text:tab/>1.- Pertsona fidagaitza.</text:p>
      <text:p text:style-name="P71"/>
      <text:p text:style-name="P71">"ez fidxe orregaz, badaezpadakue da ta"</text:p>
      <text:p text:style-name="P71">"aregaz badaezpadakuegaz dabil? koitxadie! Eztaki nogaz <text:s/>dabillen"</text:p>
      <text:p text:style-name="P71">"kotxie badaezpadakue da"</text:p>
      <text:p text:style-name="P71"/>
      <text:p text:style-name="P71">2.- Zalantzazko erreputazioa daukan pertsona.</text:p>
      <text:p text:style-name="P71"/>
      <text:p text:style-name="P71">"auntxe dakozu badaezpadakuen antza"</text:p>
      <text:p text:style-name="P71">"Mundekako badaezpadako enbra bategaz ibilli de"</text:p>
      <text:p text:style-name="P71"/>
      <text:p text:style-name="P71">BAFADA/IE<text:tab/><text:tab/><text:tab/>1.- Berotasuna.</text:p>
      <text:p text:style-name="P71"/>
      <text:p text:style-name="P71">"zelako bafadie dator kaletik ba, eziñ dxe auenta beruegaz"</text:p>
      <text:p text:style-name="P71">"beruen bafadie arpire datost, ixerditxen nau"</text:p>
      <text:p text:style-name="P71"/>
      <text:p text:style-name="P71">2.- Usain txarra.</text:p>
      <text:p text:style-name="P71"/>
      <text:p text:style-name="P71">"ekar dauen bafadiegaz idxe danok desmaidxe"</text:p>
      <text:p text:style-name="P71">"puf! zer da bafadie! erdu ametik!"</text:p>
      <text:p text:style-name="P71"/>
      <text:p text:style-name="P71">BAIDEKUE<text:tab/><text:tab/><text:tab/>Batela. Badian, arrain Pcilcitan erabiltzen den batela.</text:p>
      <text:p text:style-name="P71"/>
      <text:p text:style-name="P71">"baidekuek buelta eiñ dxau ta idxe itxo eiñ dxiez"</text:p>
      <text:p text:style-name="P71">"baideko barridxe erosi bi de"</text:p>
      <text:p text:style-name="P71">"baidekuen,dxun diez Izarorarte"</text:p>
      <text:p text:style-name="P71"/>
      <text:p text:style-name="P71">BAJERIE<text:tab/><text:tab/><text:tab/>Beherazkoa. &gt;beherazkoa&lt; hitza erdaratuta agertzen da.</text:p>
      <text:p text:style-name="P71"/>
      <text:p text:style-name="P71">"bajeriek urten tso pantalonatara"</text:p>
      <text:p text:style-name="P71">"emon tson notezidxegaz bajeratan para da"</text:p>
      <text:p text:style-name="P71">"bajerintzako limoien ure da ona"</text:p>
      <text:p text:style-name="P71"/>
      <text:p text:style-name="P71">/bajada &gt; bajara &gt; bajera/</text:p>
      <text:p text:style-name="P71"/>
      <text:p text:style-name="P72">BAKARTADAN<text:tab/><text:tab/>Bakardadean.</text:p>
      <text:p text:style-name="P72">"bakartadan zabiltzez, non itxi zu gixona ba"</text:p>
      <text:p text:style-name="P72">"beti nabil ni bakatardan, nogaz ibilko nai ba"</text:p>
      <text:p text:style-name="P72">"bakartadan ibilltxie ezta ona ba"</text:p>
      <text:p text:style-name="P72"/>
      <text:p text:style-name="P72">BALA-BALA<text:tab/><text:tab/><text:tab/>1.- Eten gabe.</text:p>
      <text:p text:style-name="P72"/>
      <text:p text:style-name="P72">"bala-bala dator arrairte"</text:p>
      <text:p text:style-name="P72">"bala-bala dator jentie paillazuek ikusten"</text:p>
      <text:p text:style-name="P72"/>
      <text:p text:style-name="P72">2.- Jende edo gauza bereziak.</text:p>
      <text:p text:style-name="P72"/>
      <text:p text:style-name="P72">"bala-balako pertsonak eitxen dauie parrandie"</text:p>
      <text:p text:style-name="P72"><text:soft-page-break/>"bala-balako arraiiiek bertanbera itxitxe dxun dxatzuz, beste batzun </text:p>
      <text:p text:style-name="P72"/>
      <text:p text:style-name="P72">BALANTZADA/IE<text:tab/><text:tab/>Balantzada.</text:p>
      <text:p text:style-name="P72"/>
      <text:p text:style-name="P72">"zelako balantzadie eiñ dxau ba, dakon mozkorragaz ez da estrañue"</text:p>
      <text:p text:style-name="P72">"balantzadiegaz bienganera dxeusi de"</text:p>
      <text:p text:style-name="P72"/>
      <text:p text:style-name="P72">Gazteleratik hartua, &gt;ada&lt; atzizida jarrita sortu da hitz hori.</text:p>
      <text:p text:style-name="P72"/>
      <text:p text:style-name="P72">/balanceo &gt; balanzea &gt; balantzada &gt; balantzadea/ /ea&gt; ie/</text:p>
      <text:p text:style-name="P72"/>
      <text:p text:style-name="P72">Azkuek ez du jaso eta D.A.E.k &gt;balantza&lt; hdtza jaso du Aranzazu egutegian dakarren zita bat aipatuz. Hiru Viila Hiztegian "balanizada" agertzen da.</text:p>
      <text:p text:style-name="P72"/>
      <text:p text:style-name="P72">BALANTZADAKA<text:tab/><text:tab/>Balantzaka</text:p>
      <text:p text:style-name="P72"/>
      <text:p text:style-name="P72">"bapora balantzadaka dxun da lez, marie ein nai Madalen egunien"</text:p>
      <text:p text:style-name="P72">"balantzadaka dabillenien bapora, birinbolaka ibilltxen da jentie"</text:p>
      <text:p text:style-name="P72"/>
      <text:p text:style-name="P73">BALBA/IE<text:tab/><text:tab/><text:tab/>Balbe. Baina ez da kasu honetan "herio", zorte txarra baizik. Pertsona edo gauza izan daiteke.</text:p>
      <text:p text:style-name="P73"/>
      <text:p text:style-name="P73">"gugaz datorren personie balbie bada, ez du atrapako arraiñik"</text:p>
      <text:p text:style-name="P73">"aren gixona balba txarridxe da"</text:p>
      <text:p text:style-name="P73">"ori bapora balbie da, eztau atrapaten arraiñik"</text:p>
      <text:p text:style-name="P73">"bera balbie bada nok pitzo"</text:p>
      <text:p text:style-name="P73"/>
      <text:p text:style-name="P73">Ez du, Azkuek bere hiztegian jartzen duen zentzua. Honek zoritxarra dakarren pertsona dela dio balbea. Bermeoko hitza bezala azaltzen du.</text:p>
      <text:p text:style-name="P73"/>
      <text:p text:style-name="P73">BALDIE<text:tab/><text:tab/><text:tab/>Difamazioa. Fama txarra.</text:p>
      <text:p text:style-name="P73"/>
      <text:p text:style-name="P73">"zuk zabaldu dostazun baldie ia nok batungo dauen oraiñ"</text:p>
      <text:p text:style-name="P73">"baldie zabaldu tsola ta juzgadora erun dau"</text:p>
      <text:p text:style-name="P73">"berak esan dau baldie zabaldu tsola"</text:p>
      <text:p text:style-name="P73"/>
      <text:p text:style-name="P73">BALORA<text:tab/><text:tab/><text:tab/>Ausardia.</text:p>
      <text:p text:style-name="P73"/>
      <text:p text:style-name="P73">"balora bide ori eitxeko gero"</text:p>
      <text:p text:style-name="P73">"balora dakozu zuk otorko zarala ta gero etorri bez?"</text:p>
      <text:p text:style-name="P73">"zuk eztakozu balorerik niri orrek berbak esateko"</text:p>
      <text:p text:style-name="P73"/>
      <text:p text:style-name="P73">BALTZO/UE<text:tab/><text:tab/><text:tab/>1 .-B al tzu.</text:p>
      <text:p text:style-name="P73"/>
      <text:p text:style-name="P73">"baltzuen dauen dirue zapatuen errepartiko du"</text:p>
      <text:p text:style-name="P73">"irabazten dun guztidxe baltzure botako du, da gero bakotxak berana artungo dau"</text:p>
      <text:p text:style-name="P73"/>
      <text:p text:style-name="P73">2 .- Taldea</text:p>
      <text:p text:style-name="P73"/>
      <text:p text:style-name="P73">"zure lagune be baltzokue da"</text:p>
      <text:p text:style-name="P73"/>
      <text:p text:style-name="P73">Azkuek "sociedad de comercio" jartzen du bere hiztegian. Baina Bermeon ez da horrenbesterako. <text:soft-page-break/>Lagun artekoa ere izan baitaiteke.</text:p>
      <text:p text:style-name="P73"/>
      <text:p text:style-name="P74">BALTZAMO<text:tab/><text:tab/><text:tab/>Oso beltzarana. Baina horrenbesteko beltzarana ez denari, gaztelerako "moreno" esaten zaio: &gt;morenue&lt;</text:p>
      <text:p text:style-name="P74"/>
      <text:p text:style-name="P74">"ezu ezetuten orren gixona alako baltzamo bat?"</text:p>
      <text:p text:style-name="P74">"bera enbrie baltzamo-baltzamo bat da"</text:p>
      <text:p text:style-name="P74">"ez artun geidxau eguzkirik baltzamu lez parako zara ta"</text:p>
      <text:p text:style-name="P74"/>
      <text:p text:style-name="P74">Hitz hau ez dator &gt;beltzaran&lt; hitzetik, baizik eta &gt;baltz&lt; + &gt;ama&lt; bi hitz hauen konposaketatik; zeren, sarritan, emakumezkoari dagokionean, &gt;BALTZAMA&lt; ere entzuten da, gaur egun gutudago bada ere. Eta horrela, gizonezkoari, mask-ulinoaren ezaugarria jarri zaio. Dena den, hau ere, gero eta gutxiago entzuten</text:p>
      <text:p text:style-name="P74"/>
      <text:p text:style-name="P74">BALTZUNE <text:tab/><text:tab/><text:tab/>1 .- Ubeldura. Kolpe baten marka. Zentzu honetaz erabiltzen da gehien bat.</text:p>
      <text:p text:style-name="P74"/>
      <text:p text:style-name="P74">"eskillaratik dxeusi de ta baltzune andi bet eiñ dxatzo"</text:p>
      <text:p text:style-name="P74">"baltzunez beteta nau, bata baño bestie andidxaue"</text:p>
      <text:p text:style-name="P74"/>
      <text:p text:style-name="P74">2.- Hodei beltzak.</text:p>
      <text:p text:style-name="P74"/>
      <text:p text:style-name="P74">"euridxe eingo dau, baltzune bat dator da"</text:p>
      <text:p text:style-name="P74">"dxakin dxot nik euridxe eingo dauena baltzunek ikusi dotezenien"</text:p>
      <text:p text:style-name="P74"/>
      <text:p text:style-name="P74">Azkuek ez du jaso esanahi honeldn; bai, ostera, D.A.R.k, Astarloaren zita bat eta Kirikiñoren beste bat aipatuz.</text:p>
      <text:p text:style-name="P74"/>
      <text:p text:style-name="P74">Baita P.M.k ere. Bermeon oso erabilia da.</text:p>
      <text:p text:style-name="P74"/>
      <text:p text:style-name="P74">BANDULERA /IE<text:tab/><text:tab/>Beti da femeninoa. "bandolero" hitza andrazkoei aplikatuta agertzen da. Zentzua ere ez da gozoa. Gehienetan etxean gutxi egoten den pertsona izango da.</text:p>
      <text:p text:style-name="P74"/>
      <text:p text:style-name="P74">"olan pentsaten zu ibiltxie, bandulerielez, etzera sartun barik"</text:p>
      <text:p text:style-name="P74">"bandulera zantarra, non ibil zara gau santu guztidxen?"</text:p>
      <text:p text:style-name="P74">"bandulerie banai, neuk gu dotelako nai"</text:p>
      <text:p text:style-name="P74"/>
      <text:p text:style-name="P75">BAPIRU<text:tab/><text:tab/><text:tab/>1 .- Kukumikuka jokoa.</text:p>
      <text:p text:style-name="P75"/>
      <text:p text:style-name="P75">"erdu bapiruke obeto ibilko gariez da"</text:p>
      <text:p text:style-name="P75">"ibilli geugaz bapiruke"</text:p>
      <text:p text:style-name="P75"/>
      <text:p text:style-name="P75">Gero hizkera kolokialera pasatu da.</text:p>
      <text:p text:style-name="P75"/>
      <text:p text:style-name="P75">2.- Edozein egoeratan, ezkutatze ekintza izango da.</text:p>
      <text:p text:style-name="P75"/>
      <text:p text:style-name="P75">"zuk pentza barik kero imiek garizela zeuekaz bapiruke ibilltxeko"</text:p>
      <text:p text:style-name="P75"/>
      <text:p text:style-name="P75">Elkar ikustea nahi ez dutenean egindako destaina.</text:p>
      <text:p text:style-name="P75"/>
      <text:p text:style-name="P75">"bapiruke ibil gariez imien moduen eurek ez ikusteko"</text:p>
      <text:p text:style-name="P75">"imiek bapiruke dabiltzez plaza barridxen"</text:p>
      <text:p text:style-name="P75"><text:soft-page-break/>BAPORA / BAFORA<text:tab/><text:tab/>Itsasontzia. Lehen lurrunezko itsasontziak zeudenez, &gt;bapora&lt; deitzen zioten, eta horrela jarrait-u du gaur arte. Gazteek, hau da, hogeita bost urtetik beherakoek, &gt;motorra&lt; deitzen diote, makinak motorrezkoak direlako. Hala ere, &gt;bapora&lt; ere normalki erabiltzen da.</text:p>
      <text:p text:style-name="P75"/>
      <text:p text:style-name="P75">"orrek baporak mustur luzie dako"</text:p>
      <text:p text:style-name="P75">"areneko baporak eztau atrapaten begirik be"</text:p>
      <text:p text:style-name="P75">"bapor barridxe arraiñ askogaz estreñe da"</text:p>
      <text:p text:style-name="P75"/>
      <text:p text:style-name="P75">Kintanak bakarrik jaso du bere hiztegian, baina beti bezala, ez du azaltzen non esaten den.</text:p>
      <text:p text:style-name="P75"/>
      <text:p text:style-name="P75">BARBANTZADA<text:tab/><text:tab/>Irakitan dagoen likidoaren zarata izango da. Eta analogiaz, itsaso zakarra dagoenean ere, horri aplikatzen zaio.</text:p>
      <text:p text:style-name="P75">"uren barbantzadie entzuten da atxetan"</text:p>
      <text:p text:style-name="P75">"entzuten zu iñdxaban barbantzadie?"</text:p>
      <text:p text:style-name="P75">"okeliek gozo urteteko barbantzadie galdu barik okin bidau"</text:p>
      <text:p text:style-name="P75"/>
      <text:p text:style-name="P75">Kasu honetan izenaren funtzioa betetzen du. </text:p>
      <text:p text:style-name="P75"/>
      <text:p text:style-name="P76">BARBANTZADAKA<text:tab/>Aurrekoaren adberbiozko forma. Moduzko adberbioaren funtzioa betetzen du.</text:p>
      <text:p text:style-name="P76"/>
      <text:p text:style-name="P76">1.- Likidoa irakitan.</text:p>
      <text:p text:style-name="P76"/>
      <text:p text:style-name="P76">"itxosue barbantzadaka dau, bidxar ez tuez itxosora"</text:p>
      <text:p text:style-name="P76">"ori lapikue asi de barbantzadaka"</text:p>
      <text:p text:style-name="P76"/>
      <text:p text:style-name="P76">2.- Barrua irakitan. Haserrea.</text:p>
      <text:p text:style-name="P76"/>
      <text:p text:style-name="P76">"barrue be barbantzadaka dakot emon dosten arrabidxugaz"</text:p>
      <text:p text:style-name="P76">"ez imiñi iñor barbantzadaka"</text:p>
      <text:p text:style-name="P76"/>
      <text:p text:style-name="P76">Hitz hau onomatopeiazko &gt;bar-bar&lt; izan daiteke, /ada/ atzizkia itsatsiz.</text:p>
      <text:p text:style-name="P76"/>
      <text:p text:style-name="P76">BARDINGO / UE<text:tab/><text:tab/>Ertaina. Pertsona eta gauza guztiei aplikaturik.</text:p>
      <text:p text:style-name="P76"/>
      <text:p text:style-name="P76">"mutil bardingo pillo bat ondiez arraiñtxen moillen"</text:p>
      <text:p text:style-name="P76">"andidxek tiez etziek ela? Ez, bardinguek"</text:p>
      <text:p text:style-name="P76">"zelako basuek eta platerak erosi zuz ba? Ez andidxek ez txikidxek, bardinguek"</text:p>
      <text:p text:style-name="P76"/>
      <text:p text:style-name="P76">BARRABASKEIDXE<text:tab/>1.- Barrabaskeria.</text:p>
      <text:p text:style-name="P76"/>
      <text:p text:style-name="P76">"auntxek pe orrek imiek eiñ dxau barrabaskeidxen bat"</text:p>
      <text:p text:style-name="P76"/>
      <text:p text:style-name="P76">2.- Kaltea</text:p>
      <text:p text:style-name="P76"/>
      <text:p text:style-name="P76">"etso itxi trinkadoriek abioire idxeten barrabaskeidxe ein barik"</text:p>
      <text:p text:style-name="P76"/>
      <text:p text:style-name="P76">3.- Balentria.</text:p>
      <text:p text:style-name="P76"/>
      <text:p text:style-name="P76">"arek Afrikan barrabaskeidxe eiñ dxau, iñok paiño arraiñ geidxau atrapa"</text:p>
      <text:p text:style-name="P76"/>
      <text:p text:style-name="P77"><text:soft-page-break/>Gaztelaniako /barrabasada/ &gt; barrabas + /keria/ &gt; /barrabaskeria/ &gt; /barrabaskeije/</text:p>
      <text:p text:style-name="P77"/>
      <text:p text:style-name="P77">Azkuek ez du jaso. D.A.R.k gaztelaniako zentzuaz jaso du.</text:p>
      <text:p text:style-name="P77"/>
      <text:p text:style-name="P77">BARROKUE<text:tab/><text:tab/><text:tab/>Tripulantea. Hurrengo hitzellk sortuta dago forma hau.</text:p>
      <text:p text:style-name="P77"/>
      <text:p text:style-name="P77">"Canariasera aillega garizenien barruko guztidxek dxun garizen Atletic ikusten"</text:p>
      <text:p text:style-name="P77">"barruko bat ill dxe ta entierrora nuen."</text:p>
      <text:p text:style-name="P77">"eztaitx nik ori ixena dakon gixonik badan barrukue"</text:p>
      <text:p text:style-name="P77"/>
      <text:p text:style-name="P77">Azkuek ez du jaso, baina bai D.A.R.k, Txomin Agirreren "Kresala"ko zita bat aipatuz.</text:p>
      <text:p text:style-name="P77"/>
      <text:p text:style-name="P77">Hitz hau kostan erabiltzen den hitz bat da, oso erabilia, eta hiztegi askotan agertzen ez dena.</text:p>
      <text:p text:style-name="P77"/>
      <text:p text:style-name="P77">BARRUE<text:tab/><text:tab/><text:tab/>Itsasontzi bat, hobeto esanda, honen barrua.</text:p>
      <text:p text:style-name="P77"/>
      <text:p text:style-name="P77">"barmen eiñ dxu dxan da 10; gure gixonak biarrien dauzen artien gu Tenerife ilcusten dxun gariez"</text:p>
      <text:p text:style-name="P77">"barruen eztabil zarrik, danak kariez gaztiek"</text:p>
      <text:p text:style-name="P77">"barruen eztosku itxitxen telebisiñorik ikusten"</text:p>
      <text:p text:style-name="P77"/>
      <text:p text:style-name="P77">BASOMUTUE<text:tab/><text:tab/>Basamortua. Kasu honetan &gt;oihana&lt; izan liteke, ez delako zentzu zehatzean erabiltzen.</text:p>
      <text:p text:style-name="P77"/>
      <text:p text:style-name="P77">"basomuturarte dxun bizan du bera bille"</text:p>
      <text:p text:style-name="P77">"baso mutuen bizi da ta"</text:p>
      <text:p text:style-name="P77">"basomutuen bizitxen dan jentie ez dxast gustaten"</text:p>
      <text:p text:style-name="P77"/>
      <text:p text:style-name="P78">BASTIMENTUE<text:tab/><text:tab/>Hitz honek janarien horniketa esanahi du gazteleraz.</text:p>
      <text:p text:style-name="P78"/>
      <text:p text:style-name="P78">"bastimentuek eskasak tauz gure etzien"</text:p>
      <text:p text:style-name="P78">"gosie neikue ta bastimentorik ez"</text:p>
      <text:p text:style-name="P78">"itxosora duez ela, ta bastimentuek sartzieko esan dau patroiek"</text:p>
      <text:p text:style-name="P78"/>
      <text:p text:style-name="P78">Gazteleratik hartua da eta garai batetan asko erabilia izan arren, gaur egun galtzen ari den hitza da. Bermeon, adinekoen artean bakarrik erabiltzen da. Ez dut aurkitu euskaratuta.</text:p>
      <text:p text:style-name="P78"/>
      <text:p text:style-name="P78">BATIITUE<text:tab/><text:tab/><text:tab/>Bataiatu. Baina Bermeon "bautize" berba erabiltzen da zentzu literalean. Hala ere, pertsona bat ez dela behar den modukoa edo "kristiñue" adierazteko, hitz hori erabiltzen da zentzurik peioratiboenean.</text:p>
      <text:p text:style-name="P78"/>
      <text:p text:style-name="P78">"zu ez zara batiitue, zeitxik ein zu ori?"</text:p>
      <text:p text:style-name="P78">"nor ez da amen batiitue, danak padiez antzekuek"</text:p>
      <text:p text:style-name="P78"/>
      <text:p text:style-name="P78">BAZIN<text:tab/><text:tab/><text:tab/>Potentzialaren baiezko partikula.</text:p>
      <text:p text:style-name="P78"/>
      <text:p text:style-name="P78">Ahalerako aditza erabiltzeko forma berezia. Ez dago &gt;ahal&lt; erabili beharrik potentziala egiteko.</text:p>
      <text:p text:style-name="P78"/>
      <text:p text:style-name="P78">"bazin zu kalera etorri bueltatxu bet emoten?"</text:p>
      <text:p text:style-name="P78">"ezin dxot etorri oraiñ, baie gerotxuau bazin dxot etorri"</text:p>
      <text:p text:style-name="P78">"Bilbora bazuez, da bazin bazu, ekarri neuri be medikuen bolantiek"</text:p>
      <text:p text:style-name="P78"/>
      <text:p text:style-name="P78">Forma hau, &gt;ezin&lt; en analogiaz egin da. Oso erabilia da, baina gaur egun, eta euskara idatzia gero <text:soft-page-break/>eta gehiago sartzen ari denez, mesprezuz hartzen da forma hori. Ezjakinena bezala.</text:p>
      <text:p text:style-name="P78"/>
      <text:p text:style-name="P79">BEGILLOIE<text:tab/><text:tab/><text:tab/>Begi-handi. Begi handiak dituena. Badaude txipiroiak &gt;begilloi&lt; deritzenak, begi handiak dituztelako.</text:p>
      <text:p text:style-name="P79"/>
      <text:p text:style-name="P79">"zelako imie dako ba, begilloie da ganera"</text:p>
      <text:p text:style-name="P79">"eztakixu, ango pelikuleko morroie, begilloie bera"</text:p>
      <text:p text:style-name="P79">"begilloiek ez dxastez gustaten"</text:p>
      <text:p text:style-name="P79">"onek tiez, edo begilloiek?"</text:p>
      <text:p text:style-name="P79"/>
      <text:p text:style-name="P79">BEGIPUTZE<text:tab/><text:tab/><text:tab/>Begiak puztuta. Betazpiak puztuta.</text:p>
      <text:p text:style-name="P79"/>
      <text:p text:style-name="P79">"negarran negarragaz begiputzek eiñ dxastez"</text:p>
      <text:p text:style-name="P79">"ez da bape politxe ori imie, begiputze da ta"</text:p>
      <text:p text:style-name="P79">"a mutille gusta niri? Bera begiputze?"</text:p>
      <text:p text:style-name="P79">"begiputzek ez okitxeko manzanillien ure da ona"</text:p>
      <text:p text:style-name="P79"/>
      <text:p text:style-name="P79">/begi + putz &gt; begiputz/</text:p>
      <text:p text:style-name="P79"/>
      <text:p text:style-name="P79">BEGITELA<text:tab/><text:tab/><text:tab/>Betazal jausiak.</text:p>
      <text:p text:style-name="P79"/>
      <text:p text:style-name="P79">"begitela da lez, beti dau triste"</text:p>
      <text:p text:style-name="P79">"begi politxek takoz baie begitela da"</text:p>
      <text:p text:style-name="P79">"aitxe be begitela da, arrebie be bai, da imerik okitxen badau, begitela ezango da"</text:p>
      <text:p text:style-name="P79"/>
      <text:p text:style-name="P79">/begi + epel &gt; begipel &gt; begitel/</text:p>
      <text:p text:style-name="P79"/>
      <text:p text:style-name="P79">BEIÑ<text:tab/><text:tab/><text:tab/><text:tab/>Oraindik.</text:p>
      <text:p text:style-name="P79"/>
      <text:p text:style-name="P79">Zentzu horretan erabiltzen da Bermeon eta &gt;ondiño&lt; hitzarekin batera oso erabilia da. </text:p>
      <text:p text:style-name="P79"/>
      <text:p text:style-name="P79">"noizbait" edo "behin" esateko &gt;egun baten&lt; erabiltzen da.</text:p>
      <text:p text:style-name="P79">"beiñ egon, ondiño ezta sasoie ta"</text:p>
      <text:p text:style-name="P79"/>
      <text:p text:style-name="P79">Ikusten denez, esaldi honetan bi formak erabili izan dira.</text:p>
      <text:p text:style-name="P79"/>
      <text:p text:style-name="P80">"beiñ eztala etorko esan dau"</text:p>
      <text:p text:style-name="P80">"ez eiñ beiñ gauzek ondo imiñi arte"</text:p>
      <text:p text:style-name="P80">"beiñ ez imiñi abante, ikusi in bide zelan dauen"</text:p>
      <text:p text:style-name="P80"/>
      <text:p text:style-name="P80">Ez da agertzen hiztegietan zentzu horretaz, eta Azkuek, bere biztegian, S.Mtth III. 15.ean, arrunta bezala aipatzen du.</text:p>
      <text:p text:style-name="P80"/>
      <text:p text:style-name="P80">BEIZKUNE<text:tab/><text:tab/><text:tab/>Begizkoa.</text:p>
      <text:p text:style-name="P80"/>
      <text:p text:style-name="P80">"au imie bertanbera dau, beizkune dako"</text:p>
      <text:p text:style-name="P80">"baten batek beizkune ein tso"</text:p>
      <text:p text:style-name="P80">"beizkune ez eitxeko kutune imin bide"</text:p>
      <text:p text:style-name="P80"/>
      <text:p text:style-name="P80">&gt;&gt;begizko&lt; hitzetik sartutakoa dela argi dago, baina &gt;begikune&lt; hitzetik ere etor daitekeenaren susmoa ere hor dago.</text:p>
      <text:p text:style-name="P80"/>
      <text:p text:style-name="P80"><text:soft-page-break/>/begizkoa &gt; beizkoa &gt; beizkue/</text:p>
      <text:p text:style-name="P80">/begikune &gt; beikune &gt; beizk-une/</text:p>
      <text:p text:style-name="P80"/>
      <text:p text:style-name="P80">BEIZKUNE EIÑ<text:tab/><text:tab/>Begizkoaren konjurua.</text:p>
      <text:p text:style-name="P80"/>
      <text:p text:style-name="P80">"oneri imiri beizkune ein bi dxatzo"</text:p>
      <text:p text:style-name="P80">"beizkune ein barik ez dxatzo kenduko ori geixue"</text:p>
      <text:p text:style-name="P80"/>
      <text:p text:style-name="P80">Azkuek ez du jaso bere hiztegian, bai, ordea, D.A.R.k Ortuzarren "Oroigarriale" obrako zita bat aipatuz. Beraz, Bermeoko hitza bezala.</text:p>
      <text:p text:style-name="P80"/>
      <text:p text:style-name="P80">BEKEREKA / IE<text:tab/><text:tab/>Ardia orokorrean. Txikia edo handia, berdin da. Ez da ezagutzen beste hitzik ardia, bildotsa edo arkumea defulitzeko.</text:p>
      <text:p text:style-name="P80"/>
      <text:p text:style-name="P80">"bekerekiek urten dost errifen"</text:p>
      <text:p text:style-name="P80">"bekerekak dxaboten dxun da Amerikara"</text:p>
      <text:p text:style-name="P80">"kotxie ezin pasa on da, bekerekaz beteta on da kamiñue ta"</text:p>
      <text:p text:style-name="P80"/>
      <text:p text:style-name="P81">Auzoetan, gehienetan &gt;ardia&lt;, &gt;arkumie&lt; eta &gt;billotsa&lt; esaten da. Harategian, ostera, auzoetakoek &gt;artxue&lt; eskatuko dute eta herrikoek &gt;korderue&lt;.</text:p>
      <text:p text:style-name="P81"/>
      <text:p text:style-name="P81">Azkuek Bermeon eta Mundakan jartzen du, baina "corderillo" zentzuaz. Kintanak "voz infantil de &gt;cordero&lt;" dela dio.</text:p>
      <text:p text:style-name="P81"/>
      <text:p text:style-name="P81">&gt;bee&lt; ahotsa eta &gt;ka&lt; atzizkiaz osatutako hitza da seguru aski.</text:p>
      <text:p text:style-name="P81"/>
      <text:p text:style-name="P81">BELARRESKIÑEKUE<text:tab/>Belarri-ondokoa. Zartada.</text:p>
      <text:p text:style-name="P81"/>
      <text:p text:style-name="P81">"ixillik egon, belarreskiñekue ezpazu gure emon"</text:p>
      <text:p text:style-name="P81">"zelako belarreskiñekue emon tso ba, belarridxe be gorritxute imin tso"</text:p>
      <text:p text:style-name="P81">"ornon belarreskiñekue, ezta lotzien da"</text:p>
      <text:p text:style-name="P81"/>
      <text:p text:style-name="P81">/belarri + izkina/ &gt; belarreskina &gt; <text:s/>belarreskiñie</text:p>
      <text:p text:style-name="P81"/>
      <text:p text:style-name="P81">Hitz honek beste sinonimo bat eduki arren, &gt;belarriondoko&lt;, berau erabiltzen da gehiago.</text:p>
      <text:p text:style-name="P81"/>
      <text:p text:style-name="P81">Azkuek ez du jaso bere hiztegian, baina bai D.A.R.k Bermeoko hitza dela azalduz.</text:p>
      <text:p text:style-name="P81"/>
      <text:p text:style-name="P81">BELAIXE<text:tab/><text:tab/><text:tab/>Pertsona buruarina edo arin dabilena.</text:p>
      <text:p text:style-name="P81"/>
      <text:p text:style-name="P81">Belak puzteko moduko haizea. Bermeon, haizea hitza, kasu honetan erabili den bezala, pertsonei aplikatzen zaie. Pertsona arinei, edota harro arina denari, hain zuzen.</text:p>
      <text:p text:style-name="P81"/>
      <text:p text:style-name="P81">"belaixe lez dabiltzu ara ta ona"</text:p>
      <text:p text:style-name="P81">"alabatxi belaxe zara, ez eixu gasta orrenbeste"</text:p>
      <text:p text:style-name="P81">"an due belaxe, iñok auentalco ete dau beragaz"</text:p>
      <text:p text:style-name="P81"/>
      <text:p text:style-name="P81">Azken honek &gt;harro&lt; zentzua dauka.</text:p>
      <text:p text:style-name="P81">Kasu batzuetan &gt;i&lt; galdu egiten du ohituraren kontra.</text:p>
      <text:p text:style-name="P81"/>
      <text:p text:style-name="P82">BERAKITXIEN<text:tab/><text:tab/>Norbere kontura. Bere kabuz.</text:p>
      <text:p text:style-name="P82"/>
      <text:p text:style-name="P82"><text:soft-page-break/>"gauze guztidxek eiñtxuz berakitxien"</text:p>
      <text:p text:style-name="P82">"berakitxien berakitxien etze guztidxe pintxe dau"</text:p>
      <text:p text:style-name="P82">"zelan etor da ba? Berakitxien"</text:p>
      <text:p text:style-name="P82">"neure kitxien eskribidu dot kartie"</text:p>
      <text:p text:style-name="P82">"ara, zeurekitxien eingo zu, eztakozu iñon biarrizanik"</text:p>
      <text:p text:style-name="P82"/>
      <text:p text:style-name="P82">/bere + ekitean/ hitzen konposaketa dela dirudi. Hiru pertsonekin erabiltzen da.</text:p>
      <text:p text:style-name="P82"/>
      <text:p text:style-name="P82">/ekitean &gt; (e)kitxean &gt; kitxien &gt;t&lt; palatalizatu eta /ea/ &gt; /ie/ egin da</text:p>
      <text:p text:style-name="P82"/>
      <text:p text:style-name="P82">BERANDUEK<text:tab/><text:tab/>Berandu hitza pluralizatu egin da hemen ere.</text:p>
      <text:p text:style-name="P82"/>
      <text:p text:style-name="P82">"korridu arin alabatxu, beranduek tiez da"</text:p>
      <text:p text:style-name="P82">"beranduek ezan arte ez gariez konturatuten"</text:p>
      <text:p text:style-name="P82"/>
      <text:p text:style-name="P82">BERAZKOTAN<text:tab/><text:tab/>Kakapirria definitzeko beste berba bat. Oso arrunta hitz hau erabiltzea. </text:p>
      <text:p text:style-name="P82"/>
      <text:p text:style-name="P82">"berazkotan dauela ta ez da etorri plaidxera"</text:p>
      <text:p text:style-name="P82">"zeozek eiñ dxost kalte berazkotan nau te"</text:p>
      <text:p text:style-name="P82"/>
      <text:p text:style-name="P82">BERBALDUN / E<text:tab/><text:tab/>Berba asko egiten duena.</text:p>
      <text:p text:style-name="P82"/>
      <text:p text:style-name="P82">"berbaldun-berbaldune dozu bera, eztakitx zelan ez dan kantsaten "</text:p>
      <text:p text:style-name="P82">"berbaldune badan zoratu eingo nau"</text:p>
      <text:p text:style-name="P82"/>
      <text:p text:style-name="P82">BERBALEKUE<text:tab/><text:tab/>Hizpidea.</text:p>
      <text:p text:style-name="P82"/>
      <text:p text:style-name="P82">"eztot kure gero, berbalekorik imiñi"</text:p>
      <text:p text:style-name="P82">"bestelako berbalekue imiñ dxau beran erropa barridxekaz"</text:p>
      <text:p text:style-name="P83">"berbaleko asko dau amen, ezebezatako"</text:p>
      <text:p text:style-name="P83">"berbalekue berbalekue lez imiñ dxot, baie eztost ardure"</text:p>
      <text:p text:style-name="P83"/>
      <text:p text:style-name="P83">Azkuek ez du jaso. D. A. R.k beste esanahi batez azaltzen du, "mentidero" zentzuaz hain zuzen.</text:p>
      <text:p text:style-name="P83"/>
      <text:p text:style-name="P83">BERDELA<text:tab/><text:tab/><text:tab/>Berdela. Baina kasu honetan &gt;mozkorra&lt;.</text:p>
      <text:p text:style-name="P83"/>
      <text:p text:style-name="P83">Bermeon, itsasoko beste gai asko bezala, herriko egoeran sartu da, kasu honetan mozkorra definitzeko erabiltzen da.</text:p>
      <text:p text:style-name="P83"/>
      <text:p text:style-name="P83">"berdel matxugaz etor nai etzera"</text:p>
      <text:p text:style-name="P83">"lagunen despediden danok on garizen berdelagaz"</text:p>
      <text:p text:style-name="P83">"berdela be berdela lakue ezan da atzo gauekue"</text:p>
      <text:p text:style-name="P83"/>
      <text:p text:style-name="P83">BERDETU<text:tab/><text:tab/><text:tab/>Haserre bizian jarri.</text:p>
      <text:p text:style-name="P83"/>
      <text:p text:style-name="P83">"da ori esan tsonien berdetute para da"</text:p>
      <text:p text:style-name="P83">"ez etorri ona berdetute, iñok eztako kalperik eta"</text:p>
      <text:p text:style-name="P83">"beitu ori berdetute! Ezer esan barik ori; zeuzer esan badxatzon eztot kure pentza"</text:p>
      <text:p text:style-name="P83"/>
      <text:p text:style-name="P83">BERESIETU<text:tab/><text:tab/><text:tab/>Bereganatu.</text:p>
      <text:p text:style-name="P83"/>
      <text:p text:style-name="P83">"gauze guztidxek takoz bereñutete, diruek eta etziek"</text:p>
      <text:p text:style-name="P83"><text:soft-page-break/>"bereñetu txuz arek ondasunek"</text:p>
      <text:p text:style-name="P83"/>
      <text:p text:style-name="P83">BERTUTE<text:tab/><text:tab/><text:tab/>Zaporea.</text:p>
      <text:p text:style-name="P83"/>
      <text:p text:style-name="P83">"bertuterik pe eztako onek esniek"</text:p>
      <text:p text:style-name="P83">"muxillek eztakoie bertutien arrasarik pe"</text:p>
      <text:p text:style-name="P83">"ur asko bota ezkero bertutie kentzien dxatzoie iñdxabai"</text:p>
      <text:p text:style-name="P83">"bertute ona okitxeko estarlux bota bi zazu okeliri"</text:p>
      <text:p text:style-name="P83"/>
      <text:p text:style-name="P84">Seguru aski, gaztelerako "virtud" hitza hartu da hitz hori egiteko. "virtud" gauza ona bezala, gero jatekoari edo jakiei aplikatuz.</text:p>
      <text:p text:style-name="P84"/>
      <text:p text:style-name="P84">BESTIEK<text:tab/><text:tab/><text:tab/>Andrazkoaren hilekoak. Beste berba bat gehiago, egoera hori definitzeko.</text:p>
      <text:p text:style-name="P84"/>
      <text:p text:style-name="P84">"ezin dxot dxuen plaidxera bestikaz nau te"</text:p>
      <text:p text:style-name="P84">"bestiek etor dxastez da enai kapaz izter bat mobiteko be"</text:p>
      <text:p text:style-name="P84">"alabatxu ez dxastez etorri bestiek. Ia bazauz gero"</text:p>
      <text:p text:style-name="P84">"eztot pentsaten nauenik (haurdun) baie bestiek etorri arte enau trankill"</text:p>
      <text:p text:style-name="P84"/>
      <text:p text:style-name="P84">BETARRA<text:tab/><text:tab/><text:tab/>Abratik haranzko arrantzaleak.</text:p>
      <text:p text:style-name="P84"/>
      <text:p text:style-name="P84">"betarrakaz ibilli gariez Canariasen"</text:p>
      <text:p text:style-name="P84">"betarrak bakixu zer dizen koipeztuek ederrak"</text:p>
      <text:p text:style-name="P84">"betarrak eztakidxe arraiñtxen"</text:p>
      <text:p text:style-name="P84">"betarran kontorik ez atara, arek erridxen eitxen dauie denpora geidxena"</text:p>
      <text:p text:style-name="P84"/>
      <text:p text:style-name="P84">BETERRE<text:tab/><text:tab/><text:tab/>Hitz honen esangura beste bat da guretzat. Bermeoko hizkeran "makar" gura baitu esan. Ez da "beffl-erre" hiztegi askotan agertzen den moduan.</text:p>
      <text:p text:style-name="P84"/>
      <text:p text:style-name="P84">Hala ere, gero pertsona zekenei aplikatua izan da.</text:p>
      <text:p text:style-name="P84"/>
      <text:p text:style-name="P84">"orrek beterrerik pe elekitzu emongo"</text:p>
      <text:p text:style-name="P84">"beterriaue da, beran beterrie be saldu eingo lekidau"</text:p>
      <text:p text:style-name="P84">"beterre utse da ta iñok eztau gure dxakin ezer beragar"</text:p>
      <text:p text:style-name="P84"/>
      <text:p text:style-name="P84">BETONDO / UE Bekokia.<text:tab/>Kopeta.</text:p>
      <text:p text:style-name="P84"/>
      <text:p text:style-name="P84">"zer diño orrek, betondue garbi dxakotena nik"</text:p>
      <text:p text:style-name="P84">"ixiñik ezpazauz, betondue baltzitxuko tzut"</text:p>
      <text:p text:style-name="P84"/>
      <text:p text:style-name="P85">BETONDOKUE<text:tab/><text:tab/>Zartada. Betondokoa</text:p>
      <text:p text:style-name="P85"/>
      <text:p text:style-name="P85">"betondoko ederra emon tso"</text:p>
      <text:p text:style-name="P85">"zelako betondokue omon dost ba, begidxek pe lankrieta itxi dostez"</text:p>
      <text:p text:style-name="P85"/>
      <text:p text:style-name="P85">BIBERAK<text:tab/><text:tab/><text:tab/>Janariak.</text:p>
      <text:p text:style-name="P85"/>
      <text:p text:style-name="P85">"biberak eitxen dxun diez neskatillek"</text:p>
      <text:p text:style-name="P85">"domekan eguerdidxe dakulez biberak ein bi duz"</text:p>
      <text:p text:style-name="P85">"orrek enbarkaziñuek bibera guztidxek eiñdxe dakoie"</text:p>
      <text:p text:style-name="P85">"egualdi zantarragaz itxosora urten barik, bibera danak usteldu dxakoie bodegan"</text:p>
      <text:p text:style-name="P85"><text:soft-page-break/>"Andresa, biberak preparateko esan denderiri" </text:p>
      <text:p text:style-name="P85"/>
      <text:p text:style-name="P85">Gazteleratik hartua, erabilera zabala dauka.</text:p>
      <text:p text:style-name="P85"/>
      <text:p text:style-name="P85">/Vívere &gt; bibera/</text:p>
      <text:p text:style-name="P85"/>
      <text:p text:style-name="P85">BIENGANIE<text:tab/><text:tab/><text:tab/>Zoladura. Lurra</text:p>
      <text:p text:style-name="P85"/>
      <text:p text:style-name="P85">&gt;berenganie&lt; eta &gt;beringanie&lt; barianteak ere entzuten dira, baina beste hauek baino zabalkunde handiagoa daukala aurrekoak uste dut.</text:p>
      <text:p text:style-name="P85"/>
      <text:p text:style-name="P85">"eskursiñuen dxun garizenien bienganien eiñ dxu lo"</text:p>
      <text:p text:style-name="P85">"mai ganien bazabiltzez bienganie dxoko zu"</text:p>
      <text:p text:style-name="P85">"bienganin be dxokazo eiñ dxau da zaratie Mundekatik pe entzun"</text:p>
      <text:p text:style-name="P85">"bienganie dau labanduteko moduen, asike ibilli kuidadugaz"</text:p>
      <text:p text:style-name="P85">"azidente bat on da, ta bienganien on diez batzuk illdxe"</text:p>
      <text:p text:style-name="P85"/>
      <text:p text:style-name="P85">/beean + ganean/ hitzez osatzen da.</text:p>
      <text:p text:style-name="P85">/beearenganean &gt; bienganean/ aurreko &gt;e&lt; disimilatu egin da.</text:p>
      <text:p text:style-name="P85"/>
      <text:p text:style-name="P86">BIETZARRIDXE<text:tab/><text:tab/>Estropezu. Era guzlietakoak.</text:p>
      <text:p text:style-name="P86"/>
      <text:p text:style-name="P86">"plazara dxun nai da bidien bietzarridxe topa dot, neure lagunegaz topa nai"</text:p>
      <text:p text:style-name="P86">"kuidadugaz ibilli biko zara bietzarridxe dxo barik"</text:p>
      <text:p text:style-name="P86">"aulan ibilltxie dako; laster dxoko dau bietzarridxe"</text:p>
      <text:p text:style-name="P86">"nik eztaitx alabatxu, baie edonon topaten dot bietzarridxe"</text:p>
      <text:p text:style-name="P86"/>
      <text:p text:style-name="P86">Azkuek ez du jaso bere hiztegian, baina bai D.A.R.k, Bermeoko hitza bezala azalduz. </text:p>
      <text:p text:style-name="P86"/>
      <text:p text:style-name="P86">/behatz/ &gt; bietz + arria &gt; bietzarria &gt; bietzarrije/</text:p>
      <text:p text:style-name="P86"/>
      <text:p text:style-name="P86">BIDXARKOPASATA<text:tab/>Etzi. Oso gutxi erabiltzen da hitz hau. Auzoetan zabal izan arren, herrian eskasa gertatzen da. Baina herrian bestea da nagusi, gazteen artean entzuten da gehien bat, eta logikaz egindako hitza dela ezin ukatu.</text:p>
      <text:p text:style-name="P86"/>
      <text:p text:style-name="P86">"bidxarkopasata dxungo nai Bilbora"</text:p>
      <text:p text:style-name="P86">"bidxarkopasata asten diez eskolak"</text:p>
      <text:p text:style-name="P86">"eztator bidxarkopasatararte"</text:p>
      <text:p text:style-name="P86">"bidxarkopasata baño lelau enai dxungo"</text:p>
      <text:p text:style-name="P86">"bidxarkopasatara pasa da dxaidxe"</text:p>
      <text:p text:style-name="P86"/>
      <text:p text:style-name="P86">BIDXORKADIE<text:tab/><text:tab/>Bihurdura.</text:p>
      <text:p text:style-name="P86"/>
      <text:p text:style-name="P86">"olgetan ibilli nai da bidxorkadie eiñ dxot"</text:p>
      <text:p text:style-name="P86">"izterran bidxorkadie eiñdxe dau da ezta etorriko"</text:p>
      <text:p text:style-name="P86">"ez ibilli korridxen bidxorkadie ein barik"</text:p>
      <text:p text:style-name="P86">"bidxorkadie santiritue eiñdxe kentzien da"</text:p>
      <text:p text:style-name="P86"/>
      <text:p text:style-name="P86">Ikusten denez, Bermeon atzizkia aldatuta erabiltzen da, Ez du Azkue, Kintanak edo D.A.R.k ematen dioten zentzua. Azkuek eta P.M.k, zentzu horretan &gt;biurdura&lt; hitza darabilte.</text:p>
      <text:p text:style-name="P86"/>
      <text:p text:style-name="P87">BIDXORRA<text:tab/><text:tab/><text:tab/>Tortsio. Tximur.</text:p>
      <text:p text:style-name="P87"><text:soft-page-break/>Zentzu hauekin erabiltzen da. Bigarrena gutxiago bada ere.</text:p>
      <text:p text:style-name="P87"/>
      <text:p text:style-name="P87">"erropie bidxortute dakozu"</text:p>
      <text:p text:style-name="P87">"arpeidxe be bidxortute dako urtien pasiñugaz"</text:p>
      <text:p text:style-name="P87">"bidxorrak plantxe eziñik onai arratzalde santu guztidxen"</text:p>
      <text:p text:style-name="P87">"oneri txikotari bidxorra kendu bi dxatzo"</text:p>
      <text:p text:style-name="P87"/>
      <text:p text:style-name="P87">Aurrekoa bezala &gt;biur&lt; hitzetik hartu da eta zentzu horiek eman zaizkio.</text:p>
      <text:p text:style-name="P87"/>
      <text:p text:style-name="P87">BINBOLIÑE<text:tab/><text:tab/><text:tab/>Biolina. Figuratiboan edozer gauza adierazteko erabiltzen dugu hitz hori, tresna bat zein egoera bat.</text:p>
      <text:p text:style-name="P87"/>
      <text:p text:style-name="P87">"zer ekar zu ama? Zera! Binboliñe"</text:p>
      <text:p text:style-name="P87">"zer eitxen zauz ba? Ni, binboliñe dxoten"</text:p>
      <text:p text:style-name="P87">"zer eitxen on zara egun guztidxen ba? Binboliñe arraskaten"</text:p>
      <text:p text:style-name="P87">"zer erregalako tzazu amari beran egunien? <text:s/>Binboliñe"</text:p>
      <text:p text:style-name="P87">"amen gauz gu binbolifie dxoten, bera etorri arte"</text:p>
      <text:p text:style-name="P87"/>
      <text:p text:style-name="P87">Beti erabiltzen da iroriaz edo mesprezuaz.</text:p>
      <text:p text:style-name="P87"/>
      <text:p text:style-name="P87">BINKE!<text:tab/><text:tab/><text:tab/>Hori ba!</text:p>
      <text:p text:style-name="P87"/>
      <text:p text:style-name="P87">Arrazoia emateko batzuetan, baieztapena b.ste batzuetan, enfatikoa ere bada: &gt;biiinke&lt;</text:p>
      <text:p text:style-name="P87"/>
      <text:p text:style-name="P87">Gaztelerako "bien que..." lokuzio hori hartuz egin da.</text:p>
      <text:p text:style-name="P87"/>
      <text:p text:style-name="P87">"eztozue pentzaten ori dala onena? Binke"</text:p>
      <text:p text:style-name="P87">"au aulan ein bidu ezta andrak? Binke"</text:p>
      <text:p text:style-name="P87">"binke, au aulan ein bi du"</text:p>
      <text:p text:style-name="P87">"eitxen dun beste biarregaz geuk pe pastelak dxan biduz, ezta? Biiinke dxan bi duzena"</text:p>
      <text:p text:style-name="P87"/>
      <text:p text:style-name="P88">BIRIBUELTADIE<text:tab/><text:tab/>Paseoa. Buelta bat.</text:p>
      <text:p text:style-name="P88"/>
      <text:p text:style-name="P88">Hitz konposatua da eta errepikatu egiten da.</text:p>
      <text:p text:style-name="P88"/>
      <text:p text:style-name="P88">"biribueltadie emon baiño lelau etzera dxungo nai"</text:p>
      <text:p text:style-name="P88">"ez emon biribueltarik dxeusi eingo zara ta"</text:p>
      <text:p text:style-name="P88">"ia, biribueltadie emon bi zu ikusteko goniek aldegoirik badako"</text:p>
      <text:p text:style-name="P88"/>
      <text:p text:style-name="P88">&gt;bira + buelta + ada&lt; atzizkia.</text:p>
      <text:p text:style-name="P88"/>
      <text:p text:style-name="P88">BIRIBUELTAKA<text:tab/><text:tab/>Jira-biraka.</text:p>
      <text:p text:style-name="P88"/>
      <text:p text:style-name="P88">"tieskuri biribueltaka ibill dxe da marie eiñ dxe"</text:p>
      <text:p text:style-name="P88">"biribueltaka dxun da andik bera atxetararte"</text:p>
      <text:p text:style-name="P88"/>
      <text:p text:style-name="P88">BIRIKIDXE<text:tab/><text:tab/><text:tab/>Birikia. Baina zentzu figuratiboan asko mugitzen dena.</text:p>
      <text:p text:style-name="P88"/>
      <text:p text:style-name="P88">"au imie birikidxe barriz lotu be ezta eitxen"</text:p>
      <text:p text:style-name="P88">"biriki utse da, goizerik gauera loru barik dabil ara ta ona"</text:p>
      <text:p text:style-name="P88">"egoadi geldik, birikidxori"</text:p>
      <text:p text:style-name="P88">"au telie txar-txarra da ebaitxen, birikidxe lez dabil"</text:p>
      <text:p text:style-name="P88"><text:soft-page-break/>"birikidxe baiño txarraue zara txo" </text:p>
      <text:p text:style-name="P88"/>
      <text:p text:style-name="P88">&gt;biriki&lt; hitza erabili da adjektiboa sortzeko.</text:p>
      <text:p text:style-name="P88"/>
      <text:p text:style-name="P88">BIRINBOLA/IE<text:tab/><text:tab/>Biribilak diren eta arrodatzen duten gauza guztiak.</text:p>
      <text:p text:style-name="P88"/>
      <text:p text:style-name="P88">"birinbolakaz ibill dxe olgetan"</text:p>
      <text:p text:style-name="P88">"birinbola bat okiñ dxau barruen da orain eztako"</text:p>
      <text:p text:style-name="P88">"birinbolie lako gauze bat sartu bi tzazu ondo imiñi gure bazu"</text:p>
      <text:p text:style-name="P89"/>
      <text:p text:style-name="P89">Hitz hau logikaz sortu da. Badago hiztegian, honen antzeko hitz bat, &gt;txiringol&lt; edo &gt;txirinbol&gt; hitza Bermeon ere erabiltzen dena. Baina hori "tresna" bat izango da, berdin da biribila ez bada ere. Orduan, gatiza biribilentzat beste hau sortu da: &gt;birinbola&lt;</text:p>
      <text:p text:style-name="P89"/>
      <text:p text:style-name="P89">BIRINBOLAKA<text:tab/><text:tab/>Arrodatzen.</text:p>
      <text:p text:style-name="P89"/>
      <text:p text:style-name="P89">"eskilatatatik dxeusi de birinbolaka"</text:p>
      <text:p text:style-name="P89">"bostekue birinbolaka dxun da kañotik barrure"</text:p>
      <text:p text:style-name="P89">"txikilliste guzlidxek dxeusi diez birinbolaka karreran"</text:p>
      <text:p text:style-name="P89">"Belokiri aurrien para dxatzo txikilliste bat, da gero bidxek dxun diez birinbolaka"</text:p>
      <text:p text:style-name="P89"/>
      <text:p text:style-name="P89">D.A.R.k, Beran jartzen du hitz hau, baina froga daitekeen bezala, hitz honen erabilera Bermeon oso zabala da.</text:p>
      <text:p text:style-name="P89"/>
      <text:p text:style-name="P89">/birinbola + ka &gt; birinbolaka/</text:p>
      <text:p text:style-name="P89"/>
      <text:p text:style-name="P89">BIZARDO<text:tab/><text:tab/><text:tab/>Bizartsua.</text:p>
      <text:p text:style-name="P89"/>
      <text:p text:style-name="P89">&gt;bizartsua&lt; hitzaren sinonimoa da, baina gutxiago erabilia. Gainera halako kutsu beldurgarria du eta umeei ikara sartzeko edo, erabiltzen da gehienetan.</text:p>
      <text:p text:style-name="P89"/>
      <text:p text:style-name="P89">"bizardo bat ezan da atie dxo dauena"</text:p>
      <text:p text:style-name="P89">"bizardue etorko da gero!"</text:p>
      <text:p text:style-name="P89">"mutil bizardo bat topa du bidien da, ikaratu ein garie"</text:p>
      <text:p text:style-name="P89">"bizarduen antza dakozu orregaz bizarragaz"</text:p>
      <text:p text:style-name="P89"/>
      <text:p text:style-name="P89">/bizar + do/ atzizkia &gt; bizardo</text:p>
      <text:p text:style-name="P89"/>
      <text:p text:style-name="P89">BIZIDXENA<text:tab/><text:tab/><text:tab/>Minbizia.</text:p>
      <text:p text:style-name="P89"/>
      <text:p text:style-name="P89">"nire amak bizidxena dako"</text:p>
      <text:p text:style-name="P89">"gure laguneri medikuek esan tso bizidxena dakola"</text:p>
      <text:p text:style-name="P90">"bizidxena osatuteko okelie dxan bi dela diñoie" </text:p>
      <text:p text:style-name="P90"/>
      <text:p text:style-name="P90">/biziarena &gt; bizidxena/</text:p>
      <text:p text:style-name="P90"/>
      <text:p text:style-name="P90">BOLADIE<text:tab/><text:tab/><text:tab/>Hazi. Gorantz egin.</text:p>
      <text:p text:style-name="P90"/>
      <text:p text:style-name="P90">"honek imiek zelako boladie eiñ dxau denpora gitxidxen"</text:p>
      <text:p text:style-name="P90">"soluen dakuzen azak eiñ dxauien boladie! Gora ta gora duez"</text:p>
      <text:p text:style-name="P90"/>
      <text:p text:style-name="P90">BOLUEK<text:tab/><text:tab/><text:tab/>Barrabilak.</text:p>
      <text:p text:style-name="P90"><text:soft-page-break/>Barrabilak deitzeko, Bermeon erabiltzen diren hitzetariko bat.</text:p>
      <text:p text:style-name="P90"/>
      <text:p text:style-name="P90">"zer ekar dauie ba? Zer ekar dauien? Boluek!"</text:p>
      <text:p text:style-name="P90">"zetan zauz ba? Boluek arraskaten zauz ela?"</text:p>
      <text:p text:style-name="P90">"ezu esan ba diro asko irebazi dauiela ba? Zeure boluek!"</text:p>
      <text:p text:style-name="P90"/>
      <text:p text:style-name="P90">Ikusten denez, beti erabiltzen da esaldi gogorretan eta tonu zakarrez.</text:p>
      <text:p text:style-name="P90"/>
      <text:p text:style-name="P90">BORBOLIEN<text:tab/><text:tab/><text:tab/>Gauzak pilatzeko lekuan.</text:p>
      <text:p text:style-name="P90"/>
      <text:p text:style-name="P90">Gorago &gt;alborbol&lt; azaldu dugu eta aipatu ere egin dugu hitz hau. </text:p>
      <text:p text:style-name="P90"/>
      <text:p text:style-name="P90">"nora zuez gauzek borbolien itxitxe ba?"</text:p>
      <text:p text:style-name="P90">"borbolien bota, da dana ondo, ezta?"</text:p>
      <text:p text:style-name="P90"/>
      <text:p text:style-name="P90">BORBOLERA<text:tab/><text:tab/>Goikoa bera da, baina deklinabideko kasu ezberdina.</text:p>
      <text:p text:style-name="P90"/>
      <text:p text:style-name="P90">"ez bota borbolera gero zeuk ein bi zu te"</text:p>
      <text:p text:style-name="P90">"an dako arek borbolera botata ainbeste diroko erropie"</text:p>
      <text:p text:style-name="P90">"alan botaten diez borbolera zapata barridxek"</text:p>
      <text:p text:style-name="P90"/>
      <text:p text:style-name="P90">Azkuek, honen bariante bat den &gt;bolborrera&lt; jaso du Ondarrun.</text:p>
      <text:p text:style-name="P88"/>
      <text:p text:style-name="P91">BORLAK <text:tab/><text:tab/><text:tab/>Beste hitz bat barrabilak definitzeko. Hitz honekin egindako esaldiak ere gogorrak izango dira.</text:p>
      <text:p text:style-name="P91"/>
      <text:p text:style-name="P91">"borlak dxoten on dxatzuz arek itxosuen arraiñik ez ekarteko"</text:p>
      <text:p text:style-name="P91">"zer, modurik edo? Borlak!"</text:p>
      <text:p text:style-name="P91">"arraiñ asko ekarri ei dauie e? Arraiñ asko? Borlak!"</text:p>
      <text:p text:style-name="P91"/>
      <text:p text:style-name="P91">Kintanak ere jaso du hitz hau bere hiztegian.</text:p>
      <text:p text:style-name="P91"/>
      <text:p text:style-name="P91">BOSTARRIDXEK<text:tab/><text:tab/>Kanika bestekoak, oso txikiak.</text:p>
      <text:p text:style-name="P91"/>
      <text:p text:style-name="P91">"onek bostarridxek zemat"</text:p>
      <text:p text:style-name="P91">"onek eztiez bostarridxek, magaridxek paiño"</text:p>
      <text:p text:style-name="P91">"merkiau eingostazu onek intxorrak, bostarridxek pe badiez da"</text:p>
      <text:p text:style-name="P91"/>
      <text:p text:style-name="P91">BOTAKIAK<text:tab/><text:tab/><text:tab/>Txibia edo txipiroiaren zatikiak, karnata moduan erabiltzen direnak, baina soberan geratzen clirenak jateko balio dute.</text:p>
      <text:p text:style-name="P91"/>
      <text:p text:style-name="P91">"botakidxek dxan duz gaur gizeta, ze gozo!"</text:p>
      <text:p text:style-name="P91">"botakidxek saltzien dxun nai, baie iñok eztauelez guzan, etzien dxan duz, ederto dxan be"</text:p>
      <text:p text:style-name="P91"/>
      <text:p text:style-name="P91">BOZINDXUTE<text:tab/><text:tab/>Ia ustelduta. Edozer gauza izan daiteke.</text:p>
      <text:p text:style-name="P91"/>
      <text:p text:style-name="P91">"euridxen euridxegaz agak pe bozindxute dauz"</text:p>
      <text:p text:style-name="P91">"neberan sartun barik itxi dot okelie ta bozindxute topa dot"</text:p>
      <text:p text:style-name="P91"/>
      <text:p text:style-name="P91">BRAIE<text:tab/><text:tab/><text:tab/>Braie.</text:p>
      <text:p text:style-name="P91"/>
      <text:p text:style-name="P91">Itsasoko txori bat da. Itsua edo erdi itsua dela diote. Orduan, inora begiratu gabe, itsuaren antzera <text:soft-page-break/>doan pertsonari aplikatzen zaio. Arrantzale giroan erabiltzen da, ez, ordea, besteetan.</text:p>
      <text:p text:style-name="P91"/>
      <text:p text:style-name="P91">"braie zara txo! Beituik aurrera, mosuek apurtuko dozak eta"</text:p>
      <text:p text:style-name="P91">"braie utse da, eztau beituten iñora be"</text:p>
      <text:p text:style-name="P92">"nok pitzu braie lez bazabiltzez, kuidadugaz ibilli biar"</text:p>
      <text:p text:style-name="P92"/>
      <text:p text:style-name="P92">Baina askotan &gt;itsua&lt; berba ere gehitzen zaio "braie itsue lez nabill, ezer ikusi barik"</text:p>
      <text:p text:style-name="P92"/>
      <text:p text:style-name="P92">Azkuek Bermeoko hitza bezala jaso du bere hiztegian.</text:p>
      <text:p text:style-name="P92"/>
      <text:p text:style-name="P92">BRAUNTADIE<text:tab/><text:tab/>Onomatopeilcoa. Zarata hotsa.</text:p>
      <text:p text:style-name="P92"/>
      <text:p text:style-name="P92">"ixixillik gauzela non entzuten dun brauntada bat "</text:p>
      <text:p text:style-name="P92">"iñor sartun de etzera ? Eztaitx. Atien brauntadie entzun dot paie"</text:p>
      <text:p text:style-name="P92">"urteten zunien atiri emon brauntadie"</text:p>
      <text:p text:style-name="P92">"zelako brauntadie eiñ dxau ba bonbiek esplota dauenien"</text:p>
      <text:p text:style-name="P92"/>
      <text:p text:style-name="P92">Flitz hau &gt;braunt&lt; onomatopeiazkoa da.</text:p>
      <text:p text:style-name="P92"/>
      <text:p text:style-name="P92">BRAUNTADAN<text:tab/><text:tab/>Denak batera. Tropelean.</text:p>
      <text:p text:style-name="P92"/>
      <text:p text:style-name="P92">"brauntadan sartu gariez elixera barrure"</text:p>
      <text:p text:style-name="P92">"brauntadan sartziekutan enue zifiera"</text:p>
      <text:p text:style-name="P92">"danak brauntadan saltaten baporatara, izterra apurtuteko moduen, Madalen guztidxetan igual" "brauntadan etor dxastez disgusto guztidxek"</text:p>
      <text:p text:style-name="P92"/>
      <text:p text:style-name="P92">BREBERUEN<text:tab/><text:tab/>Denbora laburrean. </text:p>
      <text:p text:style-name="P92"/>
      <text:p text:style-name="P92">"breberuen eitxen dan gauziek eztako bertuterik"</text:p>
      <text:p text:style-name="P92">"baiñek breberuen ein bi diez, ostantzien baltzitxu eitxen diez"</text:p>
      <text:p text:style-name="P92">"txarto urten dosku tartiek. Bai ba! Orrek, breberuen eitxen dizen gauzek tiez"</text:p>
      <text:p text:style-name="P92">"etzie erosi gure danien ezta pentza biar bi bidar, breberuen ein bide"</text:p>
      <text:p text:style-name="P92">"gauzek breberuen ein bizaten diez gero damutu barik"</text:p>
      <text:p text:style-name="P92"/>
      <text:p text:style-name="P92">Hitz hau, gaztelerako "breve" tik hartuta dago, baina oso zaharra da. /breve &gt; brebe + ro + an &gt; breberoan/</text:p>
      <text:p text:style-name="P92"/>
      <text:p text:style-name="P93">BREBIE<text:tab/><text:tab/><text:tab/>Olio-berakatza. Zenbait jatekori gainetik botatzen zaion olio- berakatz errea.</text:p>
      <text:p text:style-name="P93"/>
      <text:p text:style-name="P93">"baiñei brebie ein bi dxatzo"</text:p>
      <text:p text:style-name="P93">"barbañei erre ta gero, brebie botaten badxatzo asko <text:s/>be gozuau"</text:p>
      <text:p text:style-name="P93">"orrek antxobak oridxo brebetan sartu ezkero obeto dxaten diez"</text:p>
      <text:p text:style-name="P93"/>
      <text:p text:style-name="P93">Hitz hau ere, aurrekoa bezala, "breve" hitzetik hartuta dago.</text:p>
      <text:p text:style-name="P93"/>
      <text:p text:style-name="P93">BREGALDARIE<text:tab/><text:tab/>Galipot galdara. Konparazioan tartera edo ontzi erraldoia.</text:p>
      <text:p text:style-name="P93"/>
      <text:p text:style-name="P93">"dxan arek, bregaldara bete"</text:p>
      <text:p text:style-name="P93">"dakoten gosigaz auntxek dxango lekidot bregaldara bete"</text:p>
      <text:p text:style-name="P93">"prepara bregaldarak, amen datoz azurrik pe eztauienak itxiko ta"</text:p>
      <text:p text:style-name="P93"/>
      <text:p text:style-name="P93"><text:soft-page-break/>BREKEKE<text:tab/><text:tab/><text:tab/>Trentin.</text:p>
      <text:p text:style-name="P93"/>
      <text:p text:style-name="P93">"zu takozu brekeke, Bilbora dxun bi zule ta ondiño etzien?"</text:p>
      <text:p text:style-name="P93">"zelako brekeke dakoie ba, ezkondu ein biar da ondiño be etzie erosi barik"</text:p>
      <text:p text:style-name="P93">"guk takule brekeke? Da zeuk zer dakozu ba? guk eztu biar etzerik, baie zuk nobidxue bi zu"</text:p>
      <text:p text:style-name="P93"/>
      <text:p text:style-name="P93">Esaldian hobeto ikus daiteke hitz honen zentzua.</text:p>
      <text:p text:style-name="P93"/>
      <text:p text:style-name="P93">BRILLADLE<text:tab/><text:tab/><text:tab/>Paseo labur-labur bat.</text:p>
      <text:p text:style-name="P93"/>
      <text:p text:style-name="P93">Gazteen artean batez ere, eta gehienetan nesken artean. Nahiko galduta dago.</text:p>
      <text:p text:style-name="P93"/>
      <text:p text:style-name="P93">"onek tiez orduek? Eske brilladatxu bet emoten dxun gariez"</text:p>
      <text:p text:style-name="P93">"eskolatik urten da brilladie emon gu"</text:p>
      <text:p text:style-name="P93">"ama, urtengot kalera? Brillada bat baiño ez e?"</text:p>
      <text:p text:style-name="P93"/>
      <text:p text:style-name="P94">Hitz. honek gaztelerako "brillo" hitzarekin zerikusi handia du: "un ir y venir corto, que dure tanto como un rellampago" Hori da lazaren esanahia.</text:p>
      <text:p text:style-name="P94"/>
      <text:p text:style-name="P94">/brillo + ada &gt; brilloada &gt; brillada/. /oa/ &gt; /a/.</text:p>
      <text:p text:style-name="P94"/>
      <text:p text:style-name="P94">BRUSE<text:tab/><text:tab/><text:tab/>Eskuila.</text:p>
      <text:p text:style-name="P94"/>
      <text:p text:style-name="P94">Seguruena frantseseko "brosse" edo ingeleseko "brush" hitzetik hartuta dago. Baina hizkuntza hauetan, orokorrean "cepillo" bada ere, Bermeon, ontzia garbitzeko eskuila handia da.</text:p>
      <text:p text:style-name="P94"/>
      <text:p text:style-name="P94">"au loidxe kentzieko, bruse ekar biko zu"</text:p>
      <text:p text:style-name="P94">"arraska ori ondo brusegaz"</text:p>
      <text:p text:style-name="P94">"txo! bodegak eta kasetie brusegaz garbitxuko zu gero!"</text:p>
      <text:p text:style-name="P94"/>
      <text:p text:style-name="P94">BRUSE<text:tab/><text:tab/><text:tab/>Bata. Gehienetan umeak eskolan, baita etxean ere, erabiltzen dutena.</text:p>
      <text:p text:style-name="P94"/>
      <text:p text:style-name="P94">"eskolan itxi dot bruse aztute"</text:p>
      <text:p text:style-name="P94">"ama, brus barridxe gu dot nik eskolarako"</text:p>
      <text:p text:style-name="P94">"brusegaz ibilli kalien frakak ez loitxuteko"</text:p>
      <text:p text:style-name="P94">"etzera zatozen momentuen bruse dxantziko zu gero"</text:p>
      <text:p text:style-name="P94"/>
      <text:p text:style-name="P94">Kasu honetan hitzak forma berdinak izan arren ez du esanahi berdina, oraingoan hitzaren jatorria erdarazko "blusa" edo "blusón" da.</text:p>
      <text:p text:style-name="P94"/>
      <text:p text:style-name="P94">BUELTADIE<text:tab/><text:tab/><text:tab/>Paseo. Bueltatxoa.</text:p>
      <text:p text:style-name="P94"/>
      <text:p text:style-name="P94">"afaitxue dxan da bueltadatxue Lameratik iñok eztosku kentzien"</text:p>
      <text:p text:style-name="P94">"omon zue bueltadie? Ez, ondiño ez gara dxuen"</text:p>
      <text:p text:style-name="P95">"bueltadie ein bi du gaue eiñ orduko"</text:p>
      <text:p text:style-name="P95">"ez etorri berandu gero; bueltada bat emon da etzera"</text:p>
      <text:p text:style-name="P95"/>
      <text:p text:style-name="P95">Kasu honetan ere, gaztelerako "vuelta"ri &gt;ada&lt; atzizkia jarri eta euskaratu egin da hitza. Aurretik aipatutako "biribueltadie" hitz haren bariante bat da.</text:p>
      <text:p text:style-name="P95"/>
      <text:p text:style-name="P95">BUENO!<text:tab/><text:tab/><text:tab/>Nahikoa!</text:p>
      <text:p text:style-name="P95"/>
      <text:p text:style-name="P95"><text:soft-page-break/>"bueno! Ez bota geidxau ganez eingo dau te"</text:p>
      <text:p text:style-name="P95">"bueno-bueno! Naiko da, eztot kure geidxau"</text:p>
      <text:p text:style-name="P95"/>
      <text:p text:style-name="P95">BUKOIE<text:tab/><text:tab/><text:tab/>Ardo asko edaten duena.</text:p>
      <text:p text:style-name="P95"/>
      <text:p text:style-name="P95">"a bukoie, kapaz da tabernako ardau guztidxek edateko"</text:p>
      <text:p text:style-name="P95">"bukoien beste edaten dau arek"</text:p>
      <text:p text:style-name="P95">"arek ardaue edan, bukoie"</text:p>
      <text:p text:style-name="P95"/>
      <text:p text:style-name="P95">BURDIKADA/IE<text:tab/><text:tab/>Kantitate handia.</text:p>
      <text:p text:style-name="P95"/>
      <text:p text:style-name="P95">Ugaritasunaren sinonimoa izan daiteke, esanahi berdina baitute.</text:p>
      <text:p text:style-name="P95"/>
      <text:p text:style-name="P95">"burdikada erropie dakot plantxeteko"</text:p>
      <text:p text:style-name="P95">"zelan dxungo nai kalera ba, an dakot burdikadie ta"</text:p>
      <text:p text:style-name="P95">"gure etzien abillek garie burdikada erropak batzien"</text:p>
      <text:p text:style-name="P95"/>
      <text:p text:style-name="P95">BURDIKADA/LE<text:tab/><text:tab/>Hitz hau, formaz goikoa lakoa bada ere, esanahia ezberdina da arrantzale giroan erabiltzen baita. Itsasontziak ihes egiteko maniobra da hori. Analogiaz, herrian erc esaten da, baina ez askorik.</text:p>
      <text:p text:style-name="P95"/>
      <text:p text:style-name="P95">"neugaz tofez ez eitxeko, burdikadie eifi dxau"</text:p>
      <text:p text:style-name="P96"/>
      <text:p text:style-name="P96">BURUZKUE<text:tab/><text:tab/><text:tab/>Portuan arrain salerosketa txikiak egiten dituena. Gaztelerazko "al por menor" izango litzateke. Saltzaile hauek kantitate txikiak edo arrain banakak erosten dituzte, itsasontziko gizonari ematen zaion arrain partea eta neskatillena, gero eurak arrandegietan saltzeko.</text:p>
      <text:p text:style-name="P96"/>
      <text:p text:style-name="P96">"orrek buruzkuek parritz negargarridxek tiez, iru txikidxen gu dauie arrabiek"</text:p>
      <text:p text:style-name="P96">"gaurtik aurrera etzatie emongo buruzkuei arraiñik"</text:p>
      <text:p text:style-name="P96">"buruzkuen arraiñ guztidxek erosten txuz Sanchezek"</text:p>
      <text:p text:style-name="P96"/>
      <text:p text:style-name="P96">Hitz hau antzina-antzinakoa da. Buruzkoa, hau da, arraina buruan eramaten zuten garaikoa. Horregatik, izenak berak dio zer diren arraina buruz erarnaten zutenak.</text:p>
      <text:p text:style-name="P96"/>
      <text:p text:style-name="P96">DABURDUKO<text:tab/><text:tab/>Hain arin.</text:p>
      <text:p text:style-name="P96"/>
      <text:p text:style-name="P96">"daburduko etor zara, ezu ezer eitxeko la?"</text:p>
      <text:p text:style-name="P96">"erdu etzera. Daburduko? On apurtxu baten"</text:p>
      <text:p text:style-name="P96">"oire dxun bizue, berandu da ta. Daburduko?"</text:p>
      <text:p text:style-name="P96"/>
      <text:p text:style-name="P97">DALEFUERTIEK<text:tab/><text:tab/>Zigorra. Zartadak.</text:p>
      <text:p text:style-name="P97"/>
      <text:p text:style-name="P97">"dxun etzera da esan amari iru txikidxen dalefuertiek omoteko"</text:p>
      <text:p text:style-name="P97">"emon dalefuertiek, merezidu dau te"</text:p>
      <text:p text:style-name="P97">"oneri imiri dalefuertiek emon bi dxatzoz geiztue da ta"</text:p>
      <text:p text:style-name="P97"/>
      <text:p text:style-name="P97">Gazteleratik hartua, hitz konposatu honen zentzua argi dago: "dale fuerte" hitza pluralizatuta erabiltzen da.</text:p>
      <text:p text:style-name="P97"/>
      <text:p text:style-name="P97">DARDART<text:tab/><text:tab/><text:tab/>Zentzu askotan erabilitako forma hau, oso erabilia da Bermeon.</text:p>
      <text:p text:style-name="P97"/>
      <text:p text:style-name="P97">"orrek asko daki, orrek dardart eitxen tzo biarrari"</text:p>
      <text:p text:style-name="P97"><text:soft-page-break/>"etorteko esan tzat lagunduten, baie berak dardart"</text:p>
      <text:p text:style-name="P97">"erropa barridxe erosi tzut, da zuk dardart orreri, zer guzu ba?"</text:p>
      <text:p text:style-name="P97"/>
      <text:p text:style-name="P97">Hemen hiru zentzutan agertzen da onomatopeiazko hitz hau.</text:p>
      <text:p text:style-name="P97"/>
      <text:p text:style-name="P97">DEBALIE<text:tab/><text:tab/><text:tab/>Eztabaida.</text:p>
      <text:p text:style-name="P97"/>
      <text:p text:style-name="P97">"zelako debalie okin dxu ba, berak baietz da nik ezetz, ez dala ezan Gar Gable, pelikuleko artistie" "zu be debalan sartute on zara?"</text:p>
      <text:p text:style-name="P97">"bueno, itxi ori debalie da dxun gaitxezen arire"</text:p>
      <text:p text:style-name="P97"/>
      <text:p text:style-name="P97">DEGOLLUEK<text:tab/><text:tab/>Iskanbila. Errieta.</text:p>
      <text:p text:style-name="P97"/>
      <text:p text:style-name="P97">Zentzu guzti hauetan, baina, gainera, gogorrak direnean erabiltzen da.</text:p>
      <text:p text:style-name="P97"/>
      <text:p text:style-name="P97">"gaur goizaldien degolluek ezan diez lameran, ertzaiñek, balizak etor diez, da danak dxoten asi diez"</text:p>
      <text:p text:style-name="P97">"zelako degolluek on diez kofradidxen ba, armadoriek eta tostartekuek alkarreri edozer esaten"</text:p>
      <text:p text:style-name="P98">"degolluek ezan diez areneko etzien, kotxe barridxe dala ta eztala"</text:p>
      <text:p text:style-name="P98">"arek atara dosten degollue erropie etsatelako erosi..."</text:p>
      <text:p text:style-name="P98">" ez atara niri degollorik nik eztakot kulperik eta"</text:p>
      <text:p text:style-name="P98"/>
      <text:p text:style-name="P98">Bermeoko hizkeran hitzak sortzeko edo egokitzeko jocra argi ikus daiteke etsenplu hauetan. Gaztelerako "degüello" hitza erabilli da:</text:p>
      <text:p text:style-name="P98"/>
      <text:p text:style-name="P98">/degüello/ &gt; degollu/ diptongoa monoptongatuz.</text:p>
      <text:p text:style-name="P98"/>
      <text:p text:style-name="P98">DEJANIELAPAZIENTZIA<text:tab/>Asko estutzen ez den pertsona.</text:p>
      <text:p text:style-name="P98"/>
      <text:p text:style-name="P98">"alabatzi dejamelapazienzia zara, mobidu adi! "</text:p>
      <text:p text:style-name="P98">"arelalco dejamelapazienziarik ez zu topako"</text:p>
      <text:p text:style-name="P98">"ez ezatie dako dejamelapazienzia, da ernegatie dako"</text:p>
      <text:p text:style-name="P98">"bestelako dejamelapazienzia dau or, eztau gure moja dxuen?"</text:p>
      <text:p text:style-name="P98"/>
      <text:p text:style-name="P98">Gaztelaniatik hartutako hitz honek, "dejame en la paciencia", esanahi literala dauka.</text:p>
      <text:p text:style-name="P98"/>
      <text:p text:style-name="P98">DEKLARA<text:tab/><text:tab/><text:tab/>Nabarmen utzi. Salatu. Lotsarazi.</text:p>
      <text:p text:style-name="P98"/>
      <text:p text:style-name="P98">"amen ni, neure gauze guztidxek deklarata"</text:p>
      <text:p text:style-name="P98">"alabaud, deklarako nozu, lilok eztaki nik zer eiñ dxoten gaur goixien"</text:p>
      <text:p text:style-name="P98">"zeuk deklara zu masuste guztidxe"</text:p>
      <text:p text:style-name="P98">"iñok eztau deklara amen ezer, asike ixillik on"</text:p>
      <text:p text:style-name="P98"/>
      <text:p text:style-name="P98">Gaztelerako "declarar" aditza gauzak agirian jartzeko erabiltzen da.</text:p>
      <text:p text:style-name="P98"/>
      <text:p text:style-name="P98">/declarar &gt; deklaral</text:p>
      <text:p text:style-name="P98"/>
      <text:p text:style-name="P99">DEKORA<text:tab/><text:tab/><text:tab/>Konturatu. Akordatu</text:p>
      <text:p text:style-name="P99"/>
      <text:p text:style-name="P99">"enai dekoraten zelan esan tzuten ori gauzie"</text:p>
      <text:p text:style-name="P99">"ez zara dekorako, baie bai berak esan dauenagaz"</text:p>
      <text:p text:style-name="P99">"berak esan dau ez dala delcoraten aregaz personigaz"</text:p>
      <text:p text:style-name="P99"><text:soft-page-break/>"dekora zaitxez alabatxu, inportantie da ta"</text:p>
      <text:p text:style-name="P99"/>
      <text:p text:style-name="P99">Gaztelaniako "decorar", hau da "aprender de memoria" hitza eta esanahitik zuzenean hartuta dago.</text:p>
      <text:p text:style-name="P99"/>
      <text:p text:style-name="P99">Ez du Azkuek bere hiztegian Bermeorako jartzen duen zentzuaz jarri. Flonek, "flojo", "tardo" zentzua jartzen dio.</text:p>
      <text:p text:style-name="P99"/>
      <text:p text:style-name="P99">DEMANDUEN<text:tab/><text:tab/>Denboran.</text:p>
      <text:p text:style-name="P99"/>
      <text:p text:style-name="P99">"Francon demanduen ezta egon euskera berba eitxirik"</text:p>
      <text:p text:style-name="P99">"Aznarren demanduen be bardin pasaten da"</text:p>
      <text:p text:style-name="P99">"aren demanduen ill dxauie iñuzente asko"</text:p>
      <text:p text:style-name="P99"/>
      <text:p text:style-name="P99">DEMASA / DEMASEKUE<text:tab/>Ahozabal. Demasekoa.</text:p>
      <text:p text:style-name="P99"/>
      <text:p text:style-name="P99">"zure lagune demasa da, destaiñek botaten eztau bera baiño obiaurik"</text:p>
      <text:p text:style-name="P99">"ez ezan demasekue, ostantzien zeure amaiñe dxungo zara"</text:p>
      <text:p text:style-name="P99"/>
      <text:p text:style-name="P99">Erdarazko "de más" hitzak gehiegikeria adierazten du</text:p>
      <text:p text:style-name="P99"/>
      <text:p text:style-name="P99">/de mas &gt; demasa/</text:p>
      <text:p text:style-name="P99"/>
      <text:p text:style-name="P99">DENPORALTZA<text:tab/><text:tab/>Ekaitz gogorra. Leunagoa denean &gt;denporalie&lt; esaten da. Baina kasu honetan &gt;tza&lt; ugaritasunezko atzizkia jarri da.</text:p>
      <text:p text:style-name="P99"/>
      <text:p text:style-name="P99">"denporaltzie dauelez ez tiez dxungo itxosora"</text:p>
      <text:p text:style-name="P100">"atzo denporaltzie on da baie gaur bare-bare dau"</text:p>
      <text:p text:style-name="P100">"denporaltziegaz on diez iru egunien"</text:p>
      <text:p text:style-name="P100">"denporaltza andidxe ekar dau te, etzien geratu bi zan dauie"</text:p>
      <text:p text:style-name="P100"/>
      <text:p text:style-name="P100">Azken esaldi honetan gainera, &gt;andi&lt; adjetiboaz indartu da denporaltza.</text:p>
      <text:p text:style-name="P100"/>
      <text:p text:style-name="P100">DERROT<text:tab/><text:tab/><text:tab/>Zuzen.</text:p>
      <text:p text:style-name="P100"/>
      <text:p text:style-name="P100">"elixie dau ametik derrot dxun da"</text:p>
      <text:p text:style-name="P100">"derrot dxun barik, alborantz eiñ da bertan topako zu"</text:p>
      <text:p text:style-name="P100">"eztakozu galtzeirik derrot dxun ezkero"</text:p>
      <text:p text:style-name="P100">"iñon lotu barik dxun garizen, derrot bertararte"</text:p>
      <text:p text:style-name="P100"/>
      <text:p text:style-name="P100">Hitz hau gaztelerako "derrota" = "rumbo de las embarcaciones" hitzetik hartua da. Azken bokala galdu ondoren &gt;derrot&lt; geratu da eta zentzua aldatu egin da pixka bat, "con rumbo" izan beharrean "derecho,", "sin parar" egin da.</text:p>
      <text:p text:style-name="P100"/>
      <text:p text:style-name="P100">DESABANDONA<text:tab/><text:tab/>Abandonatu.</text:p>
      <text:p text:style-name="P100"/>
      <text:p text:style-name="P100">Arraro samarra den arren, hitz honek esanahi hori dauka Bermeon. Oso erabilia da gainera.</text:p>
      <text:p text:style-name="P100"/>
      <text:p text:style-name="P100">"imiek desabandonata dxun dxatzu a juergan"</text:p>
      <text:p text:style-name="P100">"etzie desabandonaten badau deretxo guztidxek galtzien txuz"</text:p>
      <text:p text:style-name="P100">"eskapa eiñ dxau Madrillera, gixona ta alabie desabandonata"</text:p>
      <text:p text:style-name="P100"/>
      <text:p text:style-name="P100">Ikusten denez, "abandonar" gaztelerako aditza eta euskaraz ere erabiltzen den &gt;des&lt; aurrizki <text:soft-page-break/>negatiboa erabiliz, aurkako hitz bat sortu da. Hala ere, zentzua bera da. </text:p>
      <text:p text:style-name="P100"/>
      <text:p text:style-name="P101">DESAPARTA<text:tab/><text:tab/><text:tab/>Banandu. </text:p>
      <text:p text:style-name="P101"/>
      <text:p text:style-name="P101">"ori parejie atxiñetik dau desapartata"</text:p>
      <text:p text:style-name="P101">"entzun dot arek be desaparta eingo dizela"</text:p>
      <text:p text:style-name="P101">"desaparta ezkero gauzek txarrau paraten diez"</text:p>
      <text:p text:style-name="P101"/>
      <text:p text:style-name="P101">Aurreko hitzaren jokabide berdina hartu du.</text:p>
      <text:p text:style-name="P101"/>
      <text:p text:style-name="P101">DESASIDU<text:tab/><text:tab/><text:tab/>Desegin.</text:p>
      <text:p text:style-name="P101"/>
      <text:p text:style-name="P101">"aixiek arbola guztidxek desasidu eiñ txus"</text:p>
      <text:p text:style-name="P101">"indxaba danak eiñ dxiez desasidu, orrenbeste su ezta okin biar"</text:p>
      <text:p text:style-name="P101"/>
      <text:p text:style-name="P101">Kasu honetan &gt;du&lt; partizipioa erabili da gaztelerazko hitza euskaratzeko.</text:p>
      <text:p text:style-name="P101">/dezhacer- + du &gt; desazedu &gt; desasidu/</text:p>
      <text:p text:style-name="P101"/>
      <text:p text:style-name="P101">Adberbio moduan.</text:p>
      <text:p text:style-name="P101"/>
      <text:p text:style-name="P101">"au telie desasite dau"</text:p>
      <text:p text:style-name="P101">"txikota desasite topa du dxun garizenien"</text:p>
      <text:p text:style-name="P101"/>
      <text:p text:style-name="P101">/dezhacer- + ta &gt; desazeta &gt; desasite/ Askotan atzizki biak hartzen ditu: /dezhacer- + du + ta &gt; desazeduta &gt; desasidute/</text:p>
      <text:p text:style-name="P101"/>
      <text:p text:style-name="P101">DESBRAZETE / DELBRAZETE<text:tab/>Besotik helduta.</text:p>
      <text:p text:style-name="P101"/>
      <text:p text:style-name="P101">"an dutzuz arek delbrazete, ezer eztalakuen pasa"</text:p>
      <text:p text:style-name="P101">"mojak esaten ezan doskue ez dxuteko desbrazete"</text:p>
      <text:p text:style-name="P101">"delbrazete agarrata dxun bizan dot ez dxeusteko"</text:p>
      <text:p text:style-name="P101"/>
      <text:p text:style-name="P101">Gaur egun askoz gutxiago erabiltzen da, "del brazo" erabiltzen baita.</text:p>
      <text:p text:style-name="P101"/>
      <text:p text:style-name="P102">DESETXUE<text:tab/><text:tab/><text:tab/>Enbata. Denboralerik gogorrena.</text:p>
      <text:p text:style-name="P102"/>
      <text:p text:style-name="P102">"desetxue due itxosuen, eztakigu zer pasako dan"</text:p>
      <text:p text:style-name="P102">"desetxuegaz,, guarda-guardaka duez enbarkaziltuek"</text:p>
      <text:p text:style-name="P102">"sekule ezetu ez dan desetxuek atrapa gaitxuz"</text:p>
      <text:p text:style-name="P102"/>
      <text:p text:style-name="P102">DESGUARNIE<text:tab/><text:tab/>Denborale gogor baten baporeko horniketa guztiak apurtu edo galtzea.</text:p>
      <text:p text:style-name="P102"/>
      <text:p text:style-name="P102">"dxo ta tapa, itxosuek dana erun dosku, da desguarnieta aillega gara etzera."</text:p>
      <text:p text:style-name="P102"/>
      <text:p text:style-name="P102">Baina hitz hau herrira pasatu da eta egoera askotan erabili ere. Esaterako, indarrak galduta, gauzak apurtuta edo soinekoak urratuta gertatzen direnean.</text:p>
      <text:p text:style-name="P102"/>
      <text:p text:style-name="P102">"txo, nik eztaitx non ibilli garizen, baie desguarnieta aillega garizena badakitx"</text:p>
      <text:p text:style-name="P102">"jinasidxora obeto egoteko dxuen, da andik desguarnieta etzera"</text:p>
      <text:p text:style-name="P102"/>
      <text:p text:style-name="P102">DESIGUALEKUE<text:tab/><text:tab/>1.- Desegokia. Pertsona edo gauza.</text:p>
      <text:p text:style-name="P102"/>
      <text:p text:style-name="P102"><text:soft-page-break/>"desigualeko berbie esastazu alabatxu"</text:p>
      <text:p text:style-name="P102">"desigualeko gauzek eitxen zauz"</text:p>
      <text:p text:style-name="P102"/>
      <text:p text:style-name="P102">2.- Figuratiboan, korrontearen aurka dabilena.</text:p>
      <text:p text:style-name="P102"/>
      <text:p text:style-name="P102">"desigualeko gixona dot berori"</text:p>
      <text:p text:style-name="P102"/>
      <text:p text:style-name="P102">DESKANTZO<text:tab/><text:tab/>Deskantsatuta egon.</text:p>
      <text:p text:style-name="P102"/>
      <text:p text:style-name="P102">"ai ze deskantzo zapatak kendute!"</text:p>
      <text:p text:style-name="P102">"sofan tunbeta deskantzo baten oten nai"</text:p>
      <text:p text:style-name="P102">"deskantzuen on garizen, dxesarritxe Lamerako bankuen"</text:p>
      <text:p text:style-name="P102"/>
      <text:p text:style-name="P103">DESKANTZOZKUEK<text:tab/>Oso erosoak.</text:p>
      <text:p text:style-name="P103"/>
      <text:p text:style-name="P103">"onek zapatak deskantzozkuek tiez"</text:p>
      <text:p text:style-name="P103">"erosi duzen sillek desk.tzozkuen antza dakoie"</text:p>
      <text:p text:style-name="P103">"ori mantie gozue da, deskantzozkue ezango da oien. "</text:p>
      <text:p text:style-name="P103"/>
      <text:p text:style-name="P103">DESKEDE<text:tab/><text:tab/><text:tab/>Distraitu. Deskuidatu</text:p>
      <text:p text:style-name="P103"/>
      <text:p text:style-name="P103">Ez da arduragabekeria, adia galtzea baizik.</text:p>
      <text:p text:style-name="P103"/>
      <text:p text:style-name="P103">"oneri dxatekuri gatz larreidxe botaten deskide nai"</text:p>
      <text:p text:style-name="P103">"deskideta beste bide batetik dxun gariez"</text:p>
      <text:p text:style-name="P103">"ez deskide, ze gauzek ondo ezpadiez ikasten gero aztu eitxen diez"</text:p>
      <text:p text:style-name="P103"/>
      <text:p text:style-name="P103">Gaztelerako "descuidar" aditzetik hartuta dago baina zentzua ez berdina.</text:p>
      <text:p text:style-name="P103"/>
      <text:p text:style-name="P103">"descuidar" &gt; deskide. Hau "deskidatu" izan beharko litzateke, baina ez du eman.</text:p>
      <text:p text:style-name="P103"/>
      <text:p text:style-name="P103">DESKIDUE<text:tab/><text:tab/><text:tab/>1.- Oharkabetasuna. Despistea.</text:p>
      <text:p text:style-name="P103"/>
      <text:p text:style-name="P103">"parkatu, deskiduen dxo zaitxut"</text:p>
      <text:p text:style-name="P103">"oin be zeuzer apurtu zu, ezta? Bai baie deskiduen ezan da"</text:p>
      <text:p text:style-name="P103">"ez totso ein gureta, deskiduen baiño"</text:p>
      <text:p text:style-name="P103"/>
      <text:p text:style-name="P103">2.- Badaezpada Beste kasu hau zalantzan jartzea da.</text:p>
      <text:p text:style-name="P103"/>
      <text:p text:style-name="P103">"deskiduen, neu ez nauela etorten bada, esan bidxar etorteko"</text:p>
      <text:p text:style-name="P103">"deskiduen ez balekitzo akaba, beste erropa bat prepara bi dau"</text:p>
      <text:p text:style-name="P103">"descuido" &gt; deskido. Hemen /uiJ &gt; /i/ monoptongatu da.</text:p>
      <text:p text:style-name="P103"/>
      <text:p text:style-name="P104">DESKONORTA<text:tab/><text:tab/>Kolorea galdu.</text:p>
      <text:p text:style-name="P104"/>
      <text:p text:style-name="P104">"onek erropak deskonortata dauz, zelan garbitxu zuz ba"</text:p>
      <text:p text:style-name="P104">"ulie be deskonorta dxatzu, pelukie erosi bizu"</text:p>
      <text:p text:style-name="P104">"mantelak deskonorta, izarak deskonorta, zer da in bi dotena?"</text:p>
      <text:p text:style-name="P104"/>
      <text:p text:style-name="P104">DESTROZUE<text:tab/><text:tab/><text:tab/>1.- Balentria.</text:p>
      <text:p text:style-name="P104"/>
      <text:p text:style-name="P104">"destrozue eiñ dxau, iñok paiño arraiñ geidxau atrapa"</text:p>
      <text:p text:style-name="P104"><text:soft-page-break/>"arraifie atrapa dau arek destrozue"</text:p>
      <text:p text:style-name="P104"/>
      <text:p text:style-name="P104">2.-Kantitate handia. Asko.</text:p>
      <text:p text:style-name="P104"/>
      <text:p text:style-name="P104">"piriuen erogoiek destrozue on diez Lameran"</text:p>
      <text:p text:style-name="P104">"Aritxatxun, medusek, destrozue on diez"</text:p>
      <text:p text:style-name="P104"/>
      <text:p text:style-name="P104">DINGILIZIKE<text:tab/><text:tab/>Zintzilik</text:p>
      <text:p text:style-name="P104"/>
      <text:p text:style-name="P104">"dingilizke dakozu erropie, idxen ein bi kozu apur bet"</text:p>
      <text:p text:style-name="P104">"atetik dingilizke itxi dot jersie"</text:p>
      <text:p text:style-name="P104">"dingilizke itxitxen bazu forma txarra artungo tzu"</text:p>
      <text:p text:style-name="P104"/>
      <text:p text:style-name="P104">DOIDXE<text:tab/><text:tab/><text:tab/>Inspirazioa. Argitasuna.</text:p>
      <text:p text:style-name="P104"/>
      <text:p text:style-name="P104">"zer pentsa ezien on nai, da alako baten doidxe etor dxast"</text:p>
      <text:p text:style-name="P104">"eztot kuzan dxuen, baie neuri, doidxe etorritxe, neu dxuen bertar, ta bertan topa"</text:p>
      <text:p text:style-name="P104">"Jangoikuen doidxe okin zu dxakitxeko zer ein bi zun ela?"</text:p>
      <text:p text:style-name="P104"/>
      <text:p text:style-name="P105">DOLLIDU<text:tab/><text:tab/><text:tab/>Ez damutzea</text:p>
      <text:p text:style-name="P105"/>
      <text:p text:style-name="P105">"eiñ txuzenak eiñdxe be ez da dollidu"</text:p>
      <text:p text:style-name="P105">"noiz dollidu de a ezeitxik ba?"</text:p>
      <text:p text:style-name="P105">"dollidu ein bi garizela? Zer eiñ dxule ta?"</text:p>
      <text:p text:style-name="P105"/>
      <text:p text:style-name="P105">Gaztelaniako "doler" hitza erabiltzen dugu damu dugula esateko.</text:p>
      <text:p text:style-name="P105"/>
      <text:p text:style-name="P105">DOMA<text:tab/><text:tab/><text:tab/>Ofenditu. Menperatu.</text:p>
      <text:p text:style-name="P105"/>
      <text:p text:style-name="P105">"domateko berbak esaten txuz orrek"</text:p>
      <text:p text:style-name="P105">"andidxek esaten ba tsazuz be ezta domaten"</text:p>
      <text:p text:style-name="P105">"on bia, neuk domako zaitxut"</text:p>
      <text:p text:style-name="P105">"domata itxi nau beran berbakaz"</text:p>
      <text:p text:style-name="P105"/>
      <text:p text:style-name="P105">Gaztelerazko "domar" aditzaren zentzua daukate azken bi esaldiok. Formaz berdinak badira ere, esanahia ezberdina daukate.</text:p>
      <text:p text:style-name="P105"/>
      <text:p text:style-name="P105">DUNGULUE<text:tab/><text:tab/><text:tab/>Artirinarekin egiten den orea, gero esnea botata. Konparazioan erabiltzen da. Oso normala da Bermeoko hizkeran.</text:p>
      <text:p text:style-name="P105"/>
      <text:p text:style-name="P105">"dxan dungulue lodi lodi eitxeko"</text:p>
      <text:p text:style-name="P105">"au lapikue dungulue lez dau" (lapikokoa)</text:p>
      <text:p text:style-name="P105">"erain dunguluri ondiño loditxu barik tau te"</text:p>
      <text:p text:style-name="P105"/>
      <text:p text:style-name="P105">Zentzu figuratiboan: jirak eta birak eman gai bati.</text:p>
      <text:p text:style-name="P105"/>
      <text:p text:style-name="P105">"zemat eta dunguluri geidxau eraiñ naste geidxau"</text:p>
      <text:p text:style-name="P105"/>
      <text:p text:style-name="P105">Azkuek, Bermeoko hitza bezala azaltzen du, baita Mundaka eta Txorierrikoa ere.</text:p>
      <text:p text:style-name="P105"/>
      <text:p text:style-name="P106">DXABIE<text:tab/><text:tab/><text:tab/>Zerbait ospatzeko egiten den bazkaria edo afaria.</text:p>
      <text:p text:style-name="P106"/>
      <text:p text:style-name="P106"><text:soft-page-break/>"baporan berinkaziñuen dxabie okiñ dxun kasinuen"</text:p>
      <text:p text:style-name="P106">"etze barridxeri teilletue imitxen dxatzonien be okiñ dxu dxabie"</text:p>
      <text:p text:style-name="P106"/>
      <text:p text:style-name="P106">Geroago ikusiko dugun &gt;jana&lt; hitzarekin batera erabiltzen da, baina hau gutxiago.</text:p>
      <text:p text:style-name="P106"/>
      <text:p text:style-name="P106">DXABONADURIE<text:tab/><text:tab/>Arropa garbiketa.</text:p>
      <text:p text:style-name="P106"/>
      <text:p text:style-name="P106">"dxabonadurie eiñdxe itxi bi dot kalera urten orduko"</text:p>
      <text:p text:style-name="P106">"nik dxabonadure asko dakot eta eziñ dxot urten ba"</text:p>
      <text:p text:style-name="P106">"dxabonadurek interifiieri emoten tsatez"</text:p>
      <text:p text:style-name="P106">"eskeitxe dakozun dxabonadurie, ariñ ein zu"</text:p>
      <text:p text:style-name="P106">"dxabonadurek ez palelddotez okiñ Bilbora dxungo leidnai"</text:p>
      <text:p text:style-name="P106"/>
      <text:p text:style-name="P106">Hitz hau, fonetikazko aldakuntzen bidez ezberdintzen da gaztelerakotik.Normalki erabiltzen den hitz bat da eta aspalditik gainera.</text:p>
      <text:p text:style-name="P106"/>
      <text:p text:style-name="P106">DXABOTURE<text:tab/><text:tab/>Xaboi-ura.</text:p>
      <text:p text:style-name="P106"/>
      <text:p text:style-name="P106">"dxaboiuregaz garbitxu bi diez histelak"</text:p>
      <text:p text:style-name="P106">"dxaboiure dator, da ori dxaboiure itxosora due"</text:p>
      <text:p text:style-name="P106">"onek esniek dxaboiuren antza dako"</text:p>
      <text:p text:style-name="P106"/>
      <text:p text:style-name="P106">Hitz hau ere, bestea bezala aspalditik sartu da Bermeon, duela laurogei urteko Ortuzarren "Oroigarriak" liburuan agertzen da.</text:p>
      <text:p text:style-name="P106"/>
      <text:p text:style-name="P107">DXAKENARRO<text:tab/><text:tab/>Arrantzaleen itsasoko jantzia. Gaur egun euritarako aproposak daude, baina aurrerago olanaz eta gero linaza olioa emanda erabiltzen zirenak dira. Baina orain ere izen hori ematen zaio.</text:p>
      <text:p text:style-name="P107"/>
      <text:p text:style-name="P107">Aurretik azaldu ditugu -entzadu- eta -frakonozkuek- hitzak. Horietakoa dugu beste hau ere, -entzaduek- jaka eta frakaren konjuntoa da. -frakonozkuek- frakak dira eta -dxakenarroa- jaka da. Hirurek hartzen dute izen ezberdina.</text:p>
      <text:p text:style-name="P107"/>
      <text:p text:style-name="P107">"inundazifluek ezan dizenien gixon guztidxek dxakenarruekaz dxantzitxe ibil dizen"</text:p>
      <text:p text:style-name="P107">"dxakenarruek asko dxaboten zaitxuz euritxen"</text:p>
      <text:p text:style-name="P107">"gaurko gaztiek pe dxakenarruek dxazten dauie euridxe danien"</text:p>
      <text:p text:style-name="P107">"baie oraingo dxakenarruek politxauek tiez"</text:p>
      <text:p text:style-name="P107"/>
      <text:p text:style-name="P107">/jaka/ + larru/namil &gt; dxalcenarru &gt; dxakenarro/</text:p>
      <text:p text:style-name="P107"/>
      <text:p text:style-name="P107">Aurretik esandakoa kontutan izanik, hemen ere &gt;u&lt; bokalea deklinatu gabe doan hitzean &gt;o&lt; bihurtzen da.</text:p>
      <text:p text:style-name="P107"/>
      <text:p text:style-name="P107">Kasu honetan, ez da larruzko jaka, linaza olioa emandako olanazko jaka baizik. Gero, horrek, larruaren funtzioa beteko du.</text:p>
      <text:p text:style-name="P107"/>
      <text:p text:style-name="P107">DXAKIDXE<text:tab/><text:tab/><text:tab/>Jaki.</text:p>
      <text:p text:style-name="P107"/>
      <text:p text:style-name="P107">"dxakidxek danak ezan diez onak, baie kafie ure"</text:p>
      <text:p text:style-name="P107">"dxaki onik eztau oraiñ, dana da artifiziala"</text:p>
      <text:p text:style-name="P107">"dxakidxek geure amak imitoen ezan txuzenak"</text:p>
      <text:p text:style-name="P107"/>
      <text:p text:style-name="P107"><text:soft-page-break/>DXANA<text:tab/><text:tab/><text:tab/>Aurretik jarri dugun &gt;dxabie&lt; hitzaren parekoa da, baina gaur egun erabiliagoa da.</text:p>
      <text:p text:style-name="P107"/>
      <text:p text:style-name="P108">"gaur dxana daku Mikelen egune da ta"</text:p>
      <text:p text:style-name="P108">"zuek dxana okitx<text:span text:style-name="T20">e</text:span>ko eztozue biar ezer zelebrateko"</text:p>
      <text:p text:style-name="P108"/>
      <text:p text:style-name="P108">DXANGANGAR<text:tab/><text:tab/>Jateko gogorik ez.</text:p>
      <text:p text:style-name="P108"/>
      <text:p text:style-name="P108">"aspaldidxon dxangangar nau, eztakot dxateko ganarik"</text:p>
      <text:p text:style-name="P108">"geure imie be dxangangar dabil"</text:p>
      <text:p text:style-name="P108">"dxangangar dauela, baie berak langostino guztidxek dxan"</text:p>
      <text:p text:style-name="P108">"ori ezta dxangangar egotie, askatan dxatie baitio"</text:p>
      <text:p text:style-name="P108"/>
      <text:p text:style-name="P108">Forma hau, hiztegietan datorren &gt;jangar&lt; hitzaren bariante bat izan. Daiteke.</text:p>
      <text:p text:style-name="P108"/>
      <text:p text:style-name="P108">DXANTXAKURRE<text:tab/><text:tab/>Beste batzuen lepotik bizi dena. Engainatzen duena.</text:p>
      <text:p text:style-name="P108"/>
      <text:p text:style-name="P108">"dxantxakurre be ezta makala a dxan tsoz andriri diruek eta"</text:p>
      <text:p text:style-name="P108">"dxantxakur guztidxek bixi diez ondo"</text:p>
      <text:p text:style-name="P108">"ezetuten dotez nik ainbet dxantxa<text:span text:style-name="T21">k</text:span>ur"</text:p>
      <text:p text:style-name="P108"/>
      <text:p text:style-name="P108">DXIGOTAK<text:tab/><text:tab/><text:tab/>Iskanbilak. Haserrekuntzak.</text:p>
      <text:p text:style-name="P108"/>
      <text:p text:style-name="P108">"ezpaztazu emoten dirue, dxigotak ezango diez amen etzien"</text:p>
      <text:p text:style-name="P108">"bardin dxe dxigotak badauz be eztotsut emongo dirorik eta"</text:p>
      <text:p text:style-name="P108"/>
      <text:p text:style-name="P108">DXIGOTILLEK<text:tab/><text:tab/>Aurrekoa bera dugu, baina txikitasunaren atzizkia hartuta.</text:p>
      <text:p text:style-name="P108"/>
      <text:p text:style-name="P108">"egun santo guztidxetan dauz amen etzien dxigotillek"</text:p>
      <text:p text:style-name="P108">"areitxik edo orreitxik ez da falta dxigotillerik"</text:p>
      <text:p text:style-name="P108">"da non eztiez oten dxigotillek ba, aberatsan etzien be bai"</text:p>
      <text:p text:style-name="P108">"baitxe kasinuen bert<text:span text:style-name="T22">an</text:span> be, ezu ikusi atzo zelako dxigotillek arma dau"</text:p>
      <text:p text:style-name="P108"/>
      <text:p text:style-name="P109">DXIPETOI/IE<text:tab/><text:tab/><text:tab/>Jaka luzea. Zentzu peioratiboan erabiltzen da.</text:p>
      <text:p text:style-name="P109"/>
      <text:p text:style-name="P109">"nora due dxipetoiegaz, dauen beruen"</text:p>
      <text:p text:style-name="P109">"dxipetoi eder bat erosi tsat aitxeri negureko"</text:p>
      <text:p text:style-name="P109">"beran dxipetoie garbiten on nai ontxerarte"</text:p>
      <text:p text:style-name="P109">"dxipetoieri botoiek kanbidxe bi tsatez"</text:p>
      <text:p text:style-name="P109"/>
      <text:p text:style-name="P109">Hitz honekin batera &gt;jipoi&lt; ere erabiltzen da; eta gaztelerako "chaqueton" hitzaren azken silaba &gt;ton&lt; eta &gt;jipoi&lt; hitzaz konposatuta dagoela dirudi.</text:p>
      <text:p text:style-name="P109"/>
      <text:p text:style-name="P109">jipoi + ton &gt; jipoiton &gt; dxipeton &gt; dxipetoi.</text:p>
      <text:p text:style-name="P109"/>
      <text:p text:style-name="P109">DXIRTADA<text:tab/><text:tab/><text:tab/>Distira.</text:p>
      <text:p text:style-name="P109"/>
      <text:p text:style-name="P109">"begidxek pe erun dostez zure eraztunen dxirtadiek"</text:p>
      <text:p text:style-name="P109">"dxirtadak, aren belarrikuek botaten dauienak diez"</text:p>
      <text:p text:style-name="P109">"Matxitxakoko farolak botaten dauen dxirtadie baiño andidxaue da orren erropiek daruna"</text:p>
      <text:p text:style-name="P109"/>
      <text:p text:style-name="P109">DXOKAZO<text:tab/><text:tab/><text:tab/>Zerbaiten kontra jo.</text:p>
      <text:p text:style-name="P109"><text:soft-page-break/>"negarrak isildxuten ezpazuz beiegaz be dxokazo eingo zu"</text:p>
      <text:p text:style-name="P109">"ekar dauen andanigaz, ormigaz be dxokazo ein dxau"</text:p>
      <text:p text:style-name="P109">"zelako dxokazue ein dxau ba, Mundekatik pe entzun zaratie"</text:p>
      <text:p text:style-name="P109"/>
      <text:p text:style-name="P109">Hitz hau "jo erazi" izango da seguruena, -era- zatikia galdu eta - ka- tartizkia hartu ondoren: /jo + ka + zo/</text:p>
      <text:p text:style-name="P109"/>
      <text:p text:style-name="P109">Baina beste hipotesi hau ere kontutan izan beharko litzateke: beste kasu batzuetan bezala gazteleratik hartutako "tortazo" hitzaren &gt;zo&lt; atzizkia izan liteke.</text:p>
      <text:p text:style-name="P109"/>
      <text:p text:style-name="P110">DXOSI<text:tab/><text:tab/><text:tab/>Arraina josi, harrapatu. Konparazioan beste edozer harrapatu. Arrantzale giroan erabiltzen den hitz hau nahiko zabala da beste testuinguru batzuetan ere.</text:p>
      <text:p text:style-name="P110"/>
      <text:p text:style-name="P110">"arrairle dxosi bai, baie txikidxe"</text:p>
      <text:p text:style-name="P110">"onek amuek eztauie balidxo ezetako be, dxosten dauen arraiñek pe eskapa eitxen tso"</text:p>
      <text:p text:style-name="P110">"an darue dxositxe arraiñe, laster itxiko dau bertanbera"</text:p>
      <text:p text:style-name="P110"/>
      <text:p text:style-name="P110">DXOSUE/K<text:tab/><text:tab/><text:tab/>1- Denbora laburreko haize eta euri gogorra.</text:p>
      <text:p text:style-name="P110"/>
      <text:p text:style-name="P110">"itxosora urten dun egunien dxosuek ezan diez"</text:p>
      <text:p text:style-name="P110">"zelako dxosue ekar dau ba"</text:p>
      <text:p text:style-name="P110"/>
      <text:p text:style-name="P110">2- Haize gogorrak itsasoa harrotzen duenean.</text:p>
      <text:p text:style-name="P110"/>
      <text:p text:style-name="P110">"ikaragarriko dxosue altza dau aixiek"</text:p>
      <text:p text:style-name="P110">"eta derrepentien alako dxosurik ekarten; para arte bertan on biar"</text:p>
      <text:p text:style-name="P110"/>
      <text:p text:style-name="P110">DXOTA<text:tab/><text:tab/><text:tab/>Erdi edo osorik erotuta.</text:p>
      <text:p text:style-name="P110"/>
      <text:p text:style-name="P110">"ori morroie dxota dau etso eitxen iñori be kasurik"</text:p>
      <text:p text:style-name="P110">"zer diñozu! Dxota on barik gero zu gero!"</text:p>
      <text:p text:style-name="P110">"dxota dauela diñoie. Neguen uger eitxen dau orrek Aritxatxun"</text:p>
      <text:p text:style-name="P110">"enebada! Dxota ete nau ba, orrek gauzek eitxeko?"</text:p>
      <text:p text:style-name="P110"/>
      <text:p text:style-name="P110">D.A.R.k bakarrik jaso du honen bariante bat izan daitekeen &gt;joa&lt; forrna. Hau, &gt;jo&lt; aditzaren sailean, XL. definizioan, Harriet-en zita bat azalduz, "tocado de la cabeza" definizioaz agertzen da.</text:p>
      <text:p text:style-name="P110"/>
      <text:p text:style-name="P111">DXUENA<text:tab/><text:tab/><text:tab/>Gastuak. Diruaren irteera.</text:p>
      <text:p text:style-name="P111"/>
      <text:p text:style-name="P111">"an etzien dauen dxuena andidxe da, danak takoz estudidxeten da"</text:p>
      <text:p text:style-name="P111">"diruen dxuena andidxaue da dirue irebaztie "dxuenari ez beitu, laster datosku diro freskue ta" "dxuena badxakotena ba, eztaitx nondik atako ten dirue etziepagateko"</text:p>
      <text:p text:style-name="P111">"zelako irebazidxe alako dxuena dako"</text:p>
      <text:p text:style-name="P111"/>
      <text:p text:style-name="P111">DXUSTUR1DXE<text:tab/><text:tab/>Tximista. Tximistargia.</text:p>
      <text:p text:style-name="P111"/>
      <text:p text:style-name="P111">"dxusturidxek ikarie emoten dostie"</text:p>
      <text:p text:style-name="P111">"neuri be bai, beiñola basuen on gariez da zelako dxusturidxek eta truboiek on diez ba, ni, dardakadan"</text:p>
      <text:p text:style-name="P111">"ba ni enai ikaratuten cbcusturidxekaz"</text:p>
      <text:p text:style-name="P111"/>
      <text:p text:style-name="P111">EFETUE<text:tab/><text:tab/><text:tab/>Efektua edo kaltea.</text:p>
      <text:p text:style-name="P111"><text:soft-page-break/>"isillik ez pasauz efetue eingo tzut auncgaz kutxillugaz"</text:p>
      <text:p text:style-name="P111">"emon tson zartazugaz efetue ein tso begidxen"</text:p>
      <text:p text:style-name="P111">"ezu ikusten efetue ein tsona buruen arridxegaz"</text:p>
      <text:p text:style-name="P111"/>
      <text:p text:style-name="P111">Erdarazko zentzu ber-bera dauka: "rezultado de una accion" Beti izaten da ekintza gogor bat.</text:p>
      <text:p text:style-name="P111"/>
      <text:p text:style-name="P112">EGABANATU<text:tab/><text:tab/>Desagertu. Barreiatu.</text:p>
      <text:p text:style-name="P112"/>
      <text:p text:style-name="P112">"mai ganien itxi dotezen gauze guztidxek egabanatu eiñ dxiez"</text:p>
      <text:p text:style-name="P112">"zeuk pe ez itxi biar, bakixu egabanatuten dizena ta"</text:p>
      <text:p text:style-name="P112">"arin egabanatu diez, eztiez minitu bi pasa ta"</text:p>
      <text:p text:style-name="P112"/>
      <text:p text:style-name="P112">EGARRIDXE<text:tab/><text:tab/><text:tab/>Gehigarria, baina likidoa.</text:p>
      <text:p text:style-name="P112"/>
      <text:p text:style-name="P112">"egarririk pe ezu bota, ezkas dakozu esnie la"</text:p>
      <text:p text:style-name="P112">"ardaue ekarri, da esan egarridxe botateko"</text:p>
      <text:p text:style-name="P112">"gure esnedunek beti botaten dau egarritxue"</text:p>
      <text:p text:style-name="P112">"ezu botaten egarridxe la? Egarridxe bidxar"</text:p>
      <text:p text:style-name="P112"/>
      <text:p text:style-name="P112">Formaz &gt;egarria&lt; bada ere, zentzua besterik da. Seguru &gt;gehigarria&lt; dela hitz honen jatorrizko forma.</text:p>
      <text:p text:style-name="P112"/>
      <text:p text:style-name="P112">/geigarria &gt; geigarrije/ &gt; geigarridxe.</text:p>
      <text:p text:style-name="P112"/>
      <text:p text:style-name="P112">Bokal itxidura gertatuz gero, &gt;j&lt; epentetikoa sartu da, oso normala bait da Bermeoko hizkeran. </text:p>
      <text:p text:style-name="P112">/geigarridxe &gt; eigarridxe &gt; egarridxe</text:p>
      <text:p text:style-name="P112"/>
      <text:p text:style-name="P112">EGUERDIDXE<text:tab/><text:tab/>Bazkaria.</text:p>
      <text:p text:style-name="P112"/>
      <text:p text:style-name="P112">"eguerdidxe prepara barik takot ondiño"</text:p>
      <text:p text:style-name="P112">"ez takot ezebe eguerditxerako; patatak dxan bikuz"</text:p>
      <text:p text:style-name="P112">"eguerdi ederra paga dosku, beran egune ezan da ta"</text:p>
      <text:p text:style-name="P112">"eguerditxen eztot dxan ezer, eguerdidxe ezta ezan neure gustokue ta"</text:p>
      <text:p text:style-name="P112"/>
      <text:p text:style-name="P112">&gt;jatekue&lt; ere erabiltzen da "bazkari" hitzaren ordez, baina gitxiago. &gt;eguerdikoa&lt; hitzetik hartu eta zuzenean sartu da. Auzoetan &gt;eberdidxe&lt; esaten da.</text:p>
      <text:p text:style-name="P112"/>
      <text:p text:style-name="P113">Azkuek ez du jaso zentzu honetan, bai, ordea D.A.R.k Bermeoko hitza dela esanez.</text:p>
      <text:p text:style-name="P113"/>
      <text:p text:style-name="P113">EGUERDIKORA<text:tab/><text:tab/>Bazkaldu ostean. Arratsaldean.</text:p>
      <text:p text:style-name="P113"/>
      <text:p text:style-name="P113">"eguerdikora dxungo gariez Bilbora"</text:p>
      <text:p text:style-name="P113">"esan dau eguerdikora dxuteko bera ikusten"</text:p>
      <text:p text:style-name="P113">"eguerdikora ezan ezik eztau eitxen biarrik"</text:p>
      <text:p text:style-name="P113">"eguerdikorako prepara plaidxera dxuteko"</text:p>
      <text:p text:style-name="P113"/>
      <text:p text:style-name="P113">Oso arraroa egiten zait hitz bau, baina hor dago. /nora/ erabiltzen da /noiz/ erabili beharrean. /eguerdi + ko + ra/ &gt; eguerdikora/</text:p>
      <text:p text:style-name="P113"/>
      <text:p text:style-name="P113">EIDXO<text:tab/><text:tab/><text:tab/>Nekatu. Literalki, eho.</text:p>
      <text:p text:style-name="P113"/>
      <text:p text:style-name="P113">"eidxo eidxo eiñdxe etor gariez kaletik"</text:p>
      <text:p text:style-name="P113"><text:soft-page-break/>"olan bazabiltzez eidxo eingo zara"</text:p>
      <text:p text:style-name="P113"/>
      <text:p text:style-name="P113">EIDXOTA<text:tab/><text:tab/><text:tab/>Nekatuta. Ehota.</text:p>
      <text:p text:style-name="P113"/>
      <text:p text:style-name="P113">"eidxota itxi nau San Juanerako bidiek"</text:p>
      <text:p text:style-name="P113">"dxantzan eidxota, Lamerako banko baten dxesarri garizen"</text:p>
      <text:p text:style-name="P113"/>
      <text:p text:style-name="P113">Adberbio funtzioan ere erabiltzen dela ikusten dugu.</text:p>
      <text:p text:style-name="P113"/>
      <text:p text:style-name="P113">EIDXUEK<text:tab/><text:tab/><text:tab/>Aurrekoa, baina pluralean.</text:p>
      <text:p text:style-name="P113"/>
      <text:p text:style-name="P113">Kasu honetan aditza substantibatuz egiten da. Gainera beti erabiltzen da pluralean.</text:p>
      <text:p text:style-name="P113"/>
      <text:p text:style-name="P113">"eidxuek eiñ dxuz dxantzan, ordu bi bai"</text:p>
      <text:p text:style-name="P113">"negar eidxuek eiñ dxe dxun da oire"</text:p>
      <text:p text:style-name="P114">"negarrez eidxuetan egon da goix guztidxen"</text:p>
      <text:p text:style-name="P114">"biarrien eidxuek ein bidiez gauzek ondo okitxeko"</text:p>
      <text:p text:style-name="P114"/>
      <text:p text:style-name="P114">Ikusten denez, deklinatu ere normal egiten da. Azkuek bere hiztegian Mundakakoa bezala azaltzen du. Baina zentzu aldetik ere ez da berdina, zeren berak, "hacer ezfuerzos excesivos" itzultzen du eta Bermeon "muchas moliendas" izango litzateke literalld itzuli ezkero, beraz, ugaritasuna ematen du. Hon-ela, kantitatezko adberbio baten funtzioa betetzen du.</text:p>
      <text:p text:style-name="P114"/>
      <text:p text:style-name="P114">EIÑEKIDXEN / DXON<text:tab/>Ekinean. Konturatu barik zerbait egitea. Ekinean-ekinean.</text:p>
      <text:p text:style-name="P114"/>
      <text:p text:style-name="P114">"eiñekidxon eiñekidxon, etzeko biarrak akaba dotez"</text:p>
      <text:p text:style-name="P114">"zer eiñekeidxen, Bilbora allega garizen"</text:p>
      <text:p text:style-name="P114">"zer eiñekidxen, jersie akaba zu"</text:p>
      <text:p text:style-name="P114">"ardau botilliri akabue emon tsagu zer eiriekidxon"</text:p>
      <text:p text:style-name="P114"/>
      <text:p text:style-name="P114">Hitz honen etimologia &gt;elcinean&lt; hitza da.</text:p>
      <text:p text:style-name="P114"/>
      <text:p text:style-name="P114">/ekinean &gt; ekiñean &gt; ekiriien &gt; ekiñijen &gt; eiñekidxen/</text:p>
      <text:p text:style-name="P114"/>
      <text:p text:style-name="P114">Kontsonanteen metatesia egin da. Aurrerago ere, ikusi dugun bezala, nahiz eta palatalizatu, Bermeoko hizkerak ez du galtzen aurreko &gt;i&lt;. Horregatik, kasu honetan, sudurkari borren aurrean &gt;i&lt; bat desarroilatu du.</text:p>
      <text:p text:style-name="P114"/>
      <text:p text:style-name="P114">EKAU<text:tab/><text:tab/><text:tab/><text:tab/>Emaidazu.</text:p>
      <text:p text:style-name="P114"/>
      <text:p text:style-name="P114">Aginte kutsuaz erabilitako aditza da.</text:p>
      <text:p text:style-name="P114">"ekau ori boltsie neurie da ta"</text:p>
      <text:p text:style-name="P114">"emon tzuten gauzie ekau iñok dxakin barik"</text:p>
      <text:p text:style-name="P114">"ekau aur ganien dauen librue"</text:p>
      <text:p text:style-name="P114"/>
      <text:p text:style-name="P115">Nahiz eta &gt;ekarri&lt; aditzetik hartuta egon, zentzua &gt;eman&lt; da.</text:p>
      <text:p text:style-name="P115">/ekar eidazu &gt; ekardazu &gt; ekadazu &gt; ekazu &gt; ekau/.</text:p>
      <text:p text:style-name="P115">Azkuek, bere hiztegian Mundaka Ipazter eta Bermeorako jartzen du.</text:p>
      <text:p text:style-name="P115"/>
      <text:p text:style-name="P115">EKILIKUA<text:tab/><text:tab/><text:tab/>Horixe berori. Ondo. Horrela da.</text:p>
      <text:p text:style-name="P115"/>
      <text:p text:style-name="P115">"au ein bi dot? Ekilikua"</text:p>
      <text:p text:style-name="P115"><text:soft-page-break/>"bidxar etorko dala esan dau ezta ? Ekilikua"</text:p>
      <text:p text:style-name="P115">"zuk danari esan bi tzazu ekilikua"</text:p>
      <text:p text:style-name="P115"/>
      <text:p text:style-name="P115">Hitz honen etimologia frantseseko "qui" eta "quoi" erlatibozko izenordeak izan daitezke; hau formari dagokionean, baina ez da argia, zeren zentzua ez da bera: "le qui et le quoi"</text:p>
      <text:p text:style-name="P115"/>
      <text:p text:style-name="P115">ELANBRA<text:tab/><text:tab/><text:tab/>Arlanpa. Moilan batelak igotzeko egindakoa.</text:p>
      <text:p text:style-name="P115"/>
      <text:p text:style-name="P115">"elanbran itxi dotez otzarak garbiteko"</text:p>
      <text:p text:style-name="P115">"elanbran dxeusi de, batela altzaten dauela"</text:p>
      <text:p text:style-name="P115">"eztakixu portuko elanbrie non dauen ?"</text:p>
      <text:p text:style-name="P115">"elanbrara baja bi dot izterrak garbiten"</text:p>
      <text:p text:style-name="P115"/>
      <text:p text:style-name="P115">Gaztelerako "rambla" hitzetik hartuta dago, baina zentzua ez du hitz horri dagokiona, "rampa" hitzari baizik.</text:p>
      <text:p text:style-name="P115"/>
      <text:p text:style-name="P115">/ratnbla &gt; erranbla &gt; elanbra/. &gt;I&lt; eta &gt;rr&lt; kontsonanteen metatesiaren bidez aldatu da hitza.</text:p>
      <text:p text:style-name="P115"/>
      <text:p text:style-name="P115">ELASTIKO/UE<text:tab/><text:tab/>Kamiseta.</text:p>
      <text:p text:style-name="P115"/>
      <text:p text:style-name="P115">"elastiko barridxe erosi bi tzut"</text:p>
      <text:p text:style-name="P115">"kakaz beteta dakozu elastikue"</text:p>
      <text:p text:style-name="P115">"abanderado ixena dakoien elastikuek tiez onenak"</text:p>
      <text:p text:style-name="P115"/>
      <text:p text:style-name="P116">Jantzi hori deskribatzeko beste hitz bat, &gt;interiora&lt; da. Kintanak &gt;barrengo-elastikoa&lt; deitzen dio. Gaur egun, soineko horren materiala ez da izaten hain malgua, baina antzina bai, eta hitz hau aspaldikoa denez, horrela geratu da gaurko barne jantzi horretan.</text:p>
      <text:p text:style-name="P116"/>
      <text:p text:style-name="P116">ELEGANTE/LE<text:tab/><text:tab/>Bikaina. Oso gozoa. Ederto dagoena.</text:p>
      <text:p text:style-name="P116"/>
      <text:p text:style-name="P116">"ure dau elegante, asma be ezta eitxen otzik sartukeran"</text:p>
      <text:p text:style-name="P116">"indxabak tauz elegante, iñon bez obiaurik"</text:p>
      <text:p text:style-name="P116">"erosi dauen kotxiek motorra dako elegantie"</text:p>
      <text:p text:style-name="P116">"egualdidxe dau elegantie"</text:p>
      <text:p text:style-name="P116">"pelikule elegantiek emoten txuz telebtsihuek"</text:p>
      <text:p text:style-name="P116"/>
      <text:p text:style-name="P116">Hitz hau aspalditik erabiltzen den gaztelerako hitza dugu. Adineko zein gazteen arteko erabileran ez dago ezberdintasunik, normalki erabiltzen da.</text:p>
      <text:p text:style-name="P116"/>
      <text:p text:style-name="P116">ELEJIDXE<text:tab/><text:tab/><text:tab/>Aukeran</text:p>
      <text:p text:style-name="P116"/>
      <text:p text:style-name="P116">"plazan eleji andidxe on da, arraiñe arraiñe lez on da"</text:p>
      <text:p text:style-name="P116">"arek, zapatatan, elejidxe dakotzu"</text:p>
      <text:p text:style-name="P116">"elejidxe on da lez, elejiten emon dost"</text:p>
      <text:p text:style-name="P116">"ezta on elejirik, da dauena artun de etorri bi zan nai"</text:p>
      <text:p text:style-name="P116"/>
      <text:p text:style-name="P116">Argi dago gaztelerako "a clegir" hartuta dagoena. /elegir &gt; elegia &gt; eleji/</text:p>
      <text:p text:style-name="P116"/>
      <text:p text:style-name="P116">ENBAJA<text:tab/><text:tab/><text:tab/>Kontserbatzeko arraina latetan sartzea.</text:p>
      <text:p text:style-name="P116"/>
      <text:p text:style-name="P116">Arrain lantegietan erabiltzen den hitza da. Antxoa, zein atun trontzoiak latetan sartzeari deitzen zaio. Baina konparazioan <text:span text:style-name="T23">e</text:span>re, asko sartzen da.</text:p>
      <text:p text:style-name="P116"><text:soft-page-break/></text:p>
      <text:p text:style-name="P117">"gaur antxobie enbajaten on gariez frabiken"</text:p>
      <text:p text:style-name="P117">"ezta etorri enbajateko antxobarik, txikidxe ezan da dana"</text:p>
      <text:p text:style-name="P117">"bertan on gara, antxoba lez enbajata, prentsata"</text:p>
      <text:p text:style-name="P117">"an bota dostez kajan barruen enbajata tomate guztidxek"</text:p>
      <text:p text:style-name="P117"/>
      <text:p text:style-name="P117">Gaztelerako "empacar" = "enfardar, empaquetar" hitzetik- harruta dago. /empacar &gt; enpaka &gt; enbaj a/ Joera normala ez izan arren /p/ &gt; /b/ egitea, gehienetan alderantziz gertatzen baita, Bermeon behintzat, kasu batzuetan ematen da.</text:p>
      <text:p text:style-name="P117"/>
      <text:p text:style-name="P117">ENBAJADA<text:tab/><text:tab/><text:tab/>1.- Arazoa. Buruhaustea.</text:p>
      <text:p text:style-name="P117"/>
      <text:p text:style-name="P117">"bestelako enbajadie dakastazu alabatxu"</text:p>
      <text:p text:style-name="P117">"enbajada ederra dako arek etzien"</text:p>
      <text:p text:style-name="P117"/>
      <text:p text:style-name="P117">2.- Notizia.</text:p>
      <text:p text:style-name="P117"/>
      <text:p text:style-name="P117">"neure aiztiek ekar dau ori enbajadie"</text:p>
      <text:p text:style-name="P117">"ez etorri niri enbajadakaz"</text:p>
      <text:p text:style-name="P117"/>
      <text:p text:style-name="P117">Badirudi gaztelerako "embajada" = "mensaje bera dela hitz horren jatorria.</text:p>
      <text:p text:style-name="P117"/>
      <text:p text:style-name="P117">ENBARKA<text:tab/><text:tab/><text:tab/>Harrapatu. Itsasoan erabilitako hitz hau, edozer harrapatzen denean erabiltzen da.</text:p>
      <text:p text:style-name="P117"/>
      <text:p text:style-name="P117">"an, enbarka dau arek boltsie, da iñok etso esango ezer"</text:p>
      <text:p text:style-name="P117">"enbarka ta enbarka diruek, kantsa be ezta eitxen"</text:p>
      <text:p text:style-name="P117"/>
      <text:p text:style-name="P117">ENBLEMA<text:tab/><text:tab/><text:tab/>Arazoa. Buruhaustea.</text:p>
      <text:p text:style-name="P117"/>
      <text:p text:style-name="P117">"zelako enblemie dxeusi dxatzo ganien ba"</text:p>
      <text:p text:style-name="P117">"arek bestelako enblemie dako baporien"</text:p>
      <text:p text:style-name="P117">"enblemakaz kokoterarte nau"</text:p>
      <text:p text:style-name="P117"/>
      <text:p text:style-name="P118">Ez da gaztelaniako "emblema" edo ezaugarriaren zentzuaz erabiltzen, nahiz eta hitz hori izan formaz.</text:p>
      <text:p text:style-name="P118"/>
      <text:p text:style-name="P118">ENBOLIKE<text:tab/><text:tab/><text:tab/>Liluratu. Turditu. Tontatu.</text:p>
      <text:p text:style-name="P118"/>
      <text:p text:style-name="P118">"zeure berbakaz enbolike nozu"</text:p>
      <text:p text:style-name="P118">"enboliketa nau alabatxi berak esan dostezenakaz"</text:p>
      <text:p text:style-name="P118">"ez enbolike iñor, enau orretarako ta"</text:p>
      <text:p text:style-name="P118">"onek imiek enbolike enbolike eitxen zaitxuz"</text:p>
      <text:p text:style-name="P118"/>
      <text:p text:style-name="P118">Hitz honek, gaztelerako "embobar" eta bobalicona hitzak hartu ditu oinarritzat. </text:p>
      <text:p text:style-name="P118">/emboba + licar &gt; enbobalika &gt; enboalika &gt; enbolika &gt; enbolike/</text:p>
      <text:p text:style-name="P118"/>
      <text:p text:style-name="P118">ENBRA/IE<text:tab/><text:tab/><text:tab/>Emakumea, baina gaztea.</text:p>
      <text:p text:style-name="P118"/>
      <text:p text:style-name="P118">Ez dauka gaztelaniazko zentzua bera. Euskaraz, toki batzuetan adineko emakumeari dagokio, edo beste zentzu batetan, Kintanak jartzen duen bezala "mujer apetitosa",13ermeon, emakumezko gazteari dagokio. Ezkondu gabekoa. Jaioberria bada ere berdin.</text:p>
      <text:p text:style-name="P118"><text:soft-page-break/>"dxaidxobarridxe zelakue ezan da ba, enbrie edo mutille?"</text:p>
      <text:p text:style-name="P118">"aurrek enbriek dxo nau"</text:p>
      <text:p text:style-name="P118">"enbrak bakarrik on diez Lameran, mutillek frontoien on diez"</text:p>
      <text:p text:style-name="P118">"mutillek mutilletara da enbrak enbratara para bi diez"</text:p>
      <text:p text:style-name="P118"/>
      <text:p text:style-name="P118">Gaztelerako "hembra" da hitza, baita zentzua ere, baina esan bezala, mugatu egiten da.</text:p>
      <text:p text:style-name="P118"/>
      <text:p text:style-name="P118">ENDEKATU<text:tab/><text:tab/><text:tab/>1.- Sikatu. Gutxi garatu.</text:p>
      <text:p text:style-name="P118"/>
      <text:p text:style-name="P118">Aditz funtzioan:</text:p>
      <text:p text:style-name="P118"/>
      <text:p text:style-name="P118">"balkoien okin dxoten lorie endekatu eiñ dxe"</text:p>
      <text:p text:style-name="P118">"amuma be aspaldidxon endekatu eiñ dxe"</text:p>
      <text:p text:style-name="P118"/>
      <text:p text:style-name="P119">ENDEKATUTE<text:tab/><text:tab/>Aurrekoa, baina adberbio funtzioan.</text:p>
      <text:p text:style-name="P119"/>
      <text:p text:style-name="P119">"onek sagarrak endekatute dauz"</text:p>
      <text:p text:style-name="P119">"endekatute dau au imie, geixoren bat dako antza"</text:p>
      <text:p text:style-name="P119">"endekatuiko gixona da ori, asi be ezta eitxen da"</text:p>
      <text:p text:style-name="P119">"endekatute geratu da, etsazu ikusten tximorrak?"</text:p>
      <text:p text:style-name="P119"/>
      <text:p text:style-name="P119">Badirudi hitz hau, gaztelerako "endemia" hitzetik sortu dela. Hala cre, ez nagoenez seguru, hitz honen eboluzioa zein izan zitekeen, hipotesi modura azaltzen dut hurrengoa.</text:p>
      <text:p text:style-name="P119"/>
      <text:p text:style-name="P119">/endemia + tu/ &gt; endemikatu &gt; endeikatu &gt; endekatu.</text:p>
      <text:p text:style-name="P119"/>
      <text:p text:style-name="P119">ENEFRAKAS<text:tab/><text:tab/><text:tab/>Zentzu karinosoan erabiltzen da. Txarto janzten den gizona edo umea, fraka zabalak edo antzeko soinekoak.</text:p>
      <text:p text:style-name="P119"/>
      <text:p text:style-name="P119">"enefrakasen antza dakozu"</text:p>
      <text:p text:style-name="P119">"gure enefrakastxu! baie zelan zuez dxantxitxe ba"</text:p>
      <text:p text:style-name="P119">"auna erdu enefrakas, orrek frakak ondo imitxen"</text:p>
      <text:p text:style-name="P119">"enefrakas utse zara txetxo, ezin obeto dxantzi!"</text:p>
      <text:p text:style-name="P119"/>
      <text:p text:style-name="P119">ENFADA<text:tab/><text:tab/><text:tab/>Beteta. Gogaitu.</text:p>
      <text:p text:style-name="P119"/>
      <text:p text:style-name="P119">"eztot gure pastelik enfadata nau eurokaz da"</text:p>
      <text:p text:style-name="P119">"Galizidxen, langostinuek dxaten enfada eitxen zara"</text:p>
      <text:p text:style-name="P119">"ez enfada iñor e? ez takot umorerik eta"</text:p>
      <text:p text:style-name="P119">"onek imiek enfada-enfada eitxen nau"</text:p>
      <text:p text:style-name="P119">"enfadaten bazaitxuz kalera bota"</text:p>
      <text:p text:style-name="P119"/>
      <text:p text:style-name="P119">Ez du gaztelerako "enfadar" zentzua.</text:p>
      <text:p text:style-name="P119"/>
      <text:p text:style-name="P119">ENFADO/DUE<text:tab/><text:tab/>Nazka. Arrabia.</text:p>
      <text:p text:style-name="P119"/>
      <text:p text:style-name="P119">"enfadue emoten dost orrelako gauzek entzuten"</text:p>
      <text:p text:style-name="P120">"eske enfadue emotekue da"</text:p>
      <text:p text:style-name="P120">"ba enfadue emoten batsu auenta"</text:p>
      <text:p text:style-name="P120">"nik berari esan tsat arpeire, enfadue emoten dostela"</text:p>
      <text:p text:style-name="P120">"iñon begire egotiek enfadue emoten dau"</text:p>
      <text:p text:style-name="P120"/>
      <text:p text:style-name="P120"><text:soft-page-break/>Gaztelerako "enfadar" aditzak eta "enfado" izenak ez dute Bermeon erabiltzen den zentzua.</text:p>
      <text:p text:style-name="P120"/>
      <text:p text:style-name="P120">ENGAÑOTI/DXE<text:tab/><text:tab/>Engainatzen duena.</text:p>
      <text:p text:style-name="P120"/>
      <text:p text:style-name="P120">"engañotidxe zara engaiñe ein nozu te"</text:p>
      <text:p text:style-name="P120">"zu zara engañoti bet"</text:p>
      <text:p text:style-name="P120">"engatiotidxekaz eztot kure ibilli"</text:p>
      <text:p text:style-name="P120"/>
      <text:p text:style-name="P120">Gaztelerako "engaño" erabili da adjetibo hau egiteko. /engaño + -ti- atzizkia gehituz &gt; engañoti/ </text:p>
      <text:p text:style-name="P120"/>
      <text:p text:style-name="P120">ENKALLE<text:tab/><text:tab/><text:tab/>Ainguratu. Aditz funtzioan</text:p>
      <text:p text:style-name="P120"/>
      <text:p text:style-name="P120">"ez enkalle niri iñok ez tauena gure"</text:p>
      <text:p text:style-name="P120">"saldu iziñik okiñ dxauena laguneri enkalle tso"</text:p>
      <text:p text:style-name="P120">"txakurre enkalleko tsut eziñ dxot dxabon da"</text:p>
      <text:p text:style-name="P120"/>
      <text:p text:style-name="P120">ENKALLETA<text:tab/><text:tab/><text:tab/>Ainguratuta.</text:p>
      <text:p text:style-name="P120"/>
      <text:p text:style-name="P120">Adberbio funtzioan.</text:p>
      <text:p text:style-name="P120"/>
      <text:p text:style-name="P120">"goixeko laurek emon doskuz bertan enkalleta ardauek edaten"</text:p>
      <text:p text:style-name="P120">"egun baterako dxuen da bertan enkalleta geratu da illebetien"</text:p>
      <text:p text:style-name="P120">"enkalleta nau etzien, eziñ dxot urten iñora"</text:p>
      <text:p text:style-name="P120">"amari itxi tso imie enkalleta, bera Benidorrera dxuteko"</text:p>
      <text:p text:style-name="P120"/>
      <text:p text:style-name="P120">Itsasontzientzat erabiltzen den hitza, hizkera arruntera pasatu da.</text:p>
      <text:p text:style-name="P120"/>
      <text:p text:style-name="P121">ENPANADA<text:tab/><text:tab/><text:tab/>1.- Pertsona edo gauza ezatsegina. Aspergarria.</text:p>
      <text:p text:style-name="P121"/>
      <text:p text:style-name="P121">"bestelako enpanadie ekartso, berak eziñ dxauela eiñ dxe, tanborradako erropa guztidxek in bi txuzela"</text:p>
      <text:p text:style-name="P121">"niri ez ekarri enpanadarik, zeure lagune da ta zeu konpondu"</text:p>
      <text:p text:style-name="P121">"enpanadie zara txo, enpanadie, eztok enteniten ela?"</text:p>
      <text:p text:style-name="P121">"ez tokure beran onduen para, empanada utse da ta"</text:p>
      <text:p text:style-name="P121"/>
      <text:p text:style-name="P121">2.- Turdiduta. Tontatuta figuratiboan</text:p>
      <text:p text:style-name="P121"/>
      <text:p text:style-name="P121">"ez zarala entera? Enpanadie be ez takozu zuk txikidxe"</text:p>
      <text:p text:style-name="P121">"zelako enpanadie dako ba, ondiño pasa barik tako atzokue"</text:p>
      <text:p text:style-name="P121">"ekar dauen enpanadigaz ifior be eztau ezetu"</text:p>
      <text:p text:style-name="P121"/>
      <text:p text:style-name="P121">Gaztelerako "enpanada" edo "torta" bi hitz horien zentzua hartu du literalki, baina zentzu figuratuan erabiliz.</text:p>
      <text:p text:style-name="P121"/>
      <text:p text:style-name="P121">ENPATXA<text:tab/><text:tab/><text:tab/>Nahastu. Endredatu</text:p>
      <text:p text:style-name="P121"/>
      <text:p text:style-name="P121">Aditz funtzioa betetzen du.</text:p>
      <text:p text:style-name="P121"/>
      <text:p text:style-name="P121">"enpatxa-enpatxa eitxen nozu da gero zeuk burue libre"</text:p>
      <text:p text:style-name="P121">"iñor ez enpatxa, neiku nau eindxe ta"</text:p>
      <text:p text:style-name="P121">"eztot k-uzan dxuen, baie azkanien enpatxa nau"</text:p>
      <text:p text:style-name="P121">"zeu tire gure bazu baie ni ez enpatxa"</text:p>
      <text:p text:style-name="P121"><text:soft-page-break/>"onek neu enpatxaten nau leko g,uztidxetan"</text:p>
      <text:p text:style-name="P121"/>
      <text:p text:style-name="P121">Azkuek ez du jaso forma bau, bai, ostera, hurrengoa. Baita D.A.R. k eta Kintanak ere, baina beste zentzu batez jaso dute, hau da, "impedir", "obstaculizar" definizioa ematen dute.</text:p>
      <text:p text:style-name="P121"/>
      <text:p text:style-name="P121">ENPATXATA<text:tab/><text:tab/><text:tab/>Nahastuta. Endredoan sartuta.</text:p>
      <text:p text:style-name="P121"/>
      <text:p text:style-name="P121">Adberbio funtzioan dago.</text:p>
      <text:p text:style-name="P121"/>
      <text:p text:style-name="P121">"aregaz enbriaz nau enpatxata"</text:p>
      <text:p text:style-name="P121"/>
      <text:p text:style-name="P122">"buruko ulietararte dau enpatxata"</text:p>
      <text:p text:style-name="P122">"enpatxata on barik pe, neiku burukumiñ emoten dau orrek"</text:p>
      <text:p text:style-name="P122"/>
      <text:p text:style-name="P122">ENPATXO/UE<text:tab/><text:tab/>Endredo.</text:p>
      <text:p text:style-name="P122"/>
      <text:p text:style-name="P122">"bestelako enpatxue arma dau ba"</text:p>
      <text:p text:style-name="P122">"ba, nik, enpatxotik libreteko, enuela esan tzat"</text:p>
      <text:p text:style-name="P122">"eztau aman semerik au enpatxue libreko dauenik"</text:p>
      <text:p text:style-name="P122">"enpatxutan ibilltxie gustaten dxatzo"</text:p>
      <text:p text:style-name="P122"/>
      <text:p text:style-name="P122">&gt;enpatxu&lt; hitza, arraintzako apaivak edo hauen txikotak, fitak edo potxerak nahastuta daudenean esaten da. Gero, hitz hori hizkera arruntera pasatu da eta nahastuta dauden gauzak adierazteko erabiltzen da.</text:p>
      <text:p text:style-name="P122"/>
      <text:p text:style-name="P122">Azkuek beste zentzu batez jaso du bere hiztegian, eta D.A.R.k, eta Kintanak ere, zentzu hori ematen diote: "preñez" eta bigarren definizio bat "estorbo" izango da. Beraz, guztiz ezberdinak dira.</text:p>
      <text:p text:style-name="P122"/>
      <text:p text:style-name="P122">Izenaren funtzioa betetzen du.</text:p>
      <text:p text:style-name="P122"/>
      <text:p text:style-name="P122">ENPEÑO/UE<text:tab/><text:tab/><text:tab/>Influentzia. Boterea.</text:p>
      <text:p text:style-name="P122"/>
      <text:p text:style-name="P122">"arek enpeño andidxek takoz Madrillen, aurreitxik ekar dau semie Bilbora serbezidxue eitxen"</text:p>
      <text:p text:style-name="P122">"zuek takozuen enpeñugaz ezin bazue eiñ, guk gibciau" "enpefiugaz irebazi dau oposiziñuek"</text:p>
      <text:p text:style-name="P122">"enpehuen enpeñugaz atara dau karrerie, ostantzien ondiño be unibersidadien ongo zan"</text:p>
      <text:p text:style-name="P122">"enpeñorik ezpakozu, biar barik gosiek ill"</text:p>
      <text:p text:style-name="P122"/>
      <text:p text:style-name="P122">Gaztelerako "empeño" + "protector o padrino" hitzebk hartua da eta esanahia ber-bera dauka.</text:p>
      <text:p text:style-name="P122"/>
      <text:p text:style-name="P123">ENPIKE<text:tab/><text:tab/><text:tab/>Erantsi, itsatsi. Pertsona edo gauzak</text:p>
      <text:p text:style-name="P123"/>
      <text:p text:style-name="P123">"makalluek okiñ dxauen jelatitiigaz atzamarrak pe enpike eitxen diez"</text:p>
      <text:p text:style-name="P123">"onek papelak kalien enpike bi diez jentiek ikusteko"</text:p>
      <text:p text:style-name="P123"/>
      <text:p text:style-name="P123">Gaztelerako "empegar aditza ez litzateke hain egokia, baina "pcgamento" hitza harturik zuzena izan daiteke.</text:p>
      <text:p text:style-name="P123"/>
      <text:p text:style-name="P123">ENPIKETA<text:tab/><text:tab/><text:tab/>Itsatsita.</text:p>
      <text:p text:style-name="P123"/>
      <text:p text:style-name="P123">"ixerdidxegaz asientueri enpiketa lotu nai"</text:p>
      <text:p text:style-name="P123">"merengien merengiegaz mosuek pe enpiketa dakozuz"</text:p>
      <text:p text:style-name="P123">"ori mutille ta ori enbrie enpiketa dauz egun guztidxen"</text:p>
      <text:p text:style-name="P123"><text:soft-page-break/>"lagun andidxe tozuz orrek, goixerik gauera dauz enpiketa.</text:p>
      <text:p text:style-name="P123"/>
      <text:p text:style-name="P123">ENPLASTO/UE<text:tab/><text:tab/>1.-Oztopo. Destorbo. Konparazioan ere bai.</text:p>
      <text:p text:style-name="P123"/>
      <text:p text:style-name="P123">"bestelako enplastue zauz or, danan aurrien parata"</text:p>
      <text:p text:style-name="P123">"enplastue lez dau erdi erdidxen"</text:p>
      <text:p text:style-name="P123">"da egun guztidxen on da bertan enplastue lez"</text:p>
      <text:p text:style-name="P123"/>
      <text:p text:style-name="P123">2.- Pertsona aspergarria.</text:p>
      <text:p text:style-name="P123"/>
      <text:p text:style-name="P123">"aur datortsu enplastue, eztotsu itxiko baketan be"</text:p>
      <text:p text:style-name="P123">"iñori ez bota enplastorik eztot biar da"</text:p>
      <text:p text:style-name="P123">"enplastue biar bazu amen dakozu"</text:p>
      <text:p text:style-name="P123"/>
      <text:p text:style-name="P123">Gaztelerako "emplasto" hitza erabili izan da. Enplastoak ipintzen edo ipintzea agintzen duena "enplasterie" da.</text:p>
      <text:p text:style-name="P123"/>
      <text:p text:style-name="P123">"Añorgako enplasteriñe dxun nai, garidxuek takotez da"</text:p>
      <text:p text:style-name="P123"/>
      <text:p text:style-name="P124">ENTABLAZIÑUE<text:tab/><text:tab/>Taulamendua. Oholeria.</text:p>
      <text:p text:style-name="P124"/>
      <text:p text:style-name="P124">"entablaziño barridxe imin bi dot, politxau oteko"</text:p>
      <text:p text:style-name="P124">"entablaziño zarra kendu ta barridxe imitxie inpididxue kostaten da"</text:p>
      <text:p text:style-name="P124">"entablaziñue barik eztozu gure baldosie imiñi?"</text:p>
      <text:p text:style-name="P124"/>
      <text:p text:style-name="P124">ENTREPITXIE<text:tab/><text:tab/>Tartekatzen dena. Edozertan sartzen dena.</text:p>
      <text:p text:style-name="P124"/>
      <text:p text:style-name="P124">"bestelako entrepitxie zauz or, iñon gauzetan sartzien"</text:p>
      <text:p text:style-name="P124">"beran entrepitxie dozu, dana dxakin bi dau"</text:p>
      <text:p text:style-name="P124"/>
      <text:p text:style-name="P124">ENTZADO/UE<text:tab/><text:tab/>Itsasoan ibiltzen diren jantziak. Gaur egun plastiko edo nylonezkoak dira, baina olana sendoari linaza olioa emandakoak izaten ziren. Hala ere izena ez dute aldatu.</text:p>
      <text:p text:style-name="P124"/>
      <text:p text:style-name="P124">"entzaduek apurtu dotez baporetik saltakeran"</text:p>
      <text:p text:style-name="P124">"oingo entzaduek ez tauie balidxo ezetako be"</text:p>
      <text:p text:style-name="P124">"entzaduetan tarratada andi bet eiñ dxot"</text:p>
      <text:p text:style-name="P124">"entzado zarrak bota da entzado barridxek erosi bi dotez"</text:p>
      <text:p text:style-name="P124"/>
      <text:p text:style-name="P124">Esan bezala, gazteleralco "encerado" hitzetik datorkigu.</text:p>
      <text:p text:style-name="P124"/>
      <text:p text:style-name="P124">/encerado &gt; entzerado &gt; entzeado &gt; entzado &gt; entzadu/</text:p>
      <text:p text:style-name="P124"/>
      <text:p text:style-name="P124">EPERDIKARIE<text:tab/><text:tab/>Asko mugitzen den txori bat da. Konparazioan urduri ibiltzen den pertsona da, mugikorra dena.</text:p>
      <text:p text:style-name="P124"/>
      <text:p text:style-name="P124">"zer dabill berak pa, eperdikarie lez dabill dxe"</text:p>
      <text:p text:style-name="P124">"ara ta ona dabill, eperdikarie ibilltxen da olan"</text:p>
      <text:p text:style-name="P124">"on zaitxez geldik, eperdikarie lez zabiltzez da"</text:p>
      <text:p text:style-name="P124"/>
      <text:p text:style-name="P125">EPERDIKUEK<text:tab/><text:tab/>Lotsak eman.</text:p>
      <text:p text:style-name="P125"/>
      <text:p text:style-name="P125">"eperdikuek emoten etor dxast lotsabako zantarra"</text:p>
      <text:p text:style-name="P125"><text:soft-page-break/>"obeto eingo dau arek, eperdikuek emon barik ixillik otie"</text:p>
      <text:p text:style-name="P125">"ze ein tsazu ba eperdikuek emoten otorteko?"</text:p>
      <text:p text:style-name="P125"/>
      <text:p text:style-name="P125">ERMERIE<text:tab/><text:tab/><text:tab/>Gauza baten era.</text:p>
      <text:p text:style-name="P125"/>
      <text:p text:style-name="P125">"zeiñ dxe onen erropien erie ba? Ez tako erarik"</text:p>
      <text:p text:style-name="P125">"orren telien erie baiño politxaue da iruntzetie"</text:p>
      <text:p text:style-name="P125">"jersien era guztidxe mudeta dau"</text:p>
      <text:p text:style-name="P125">"era partetik ebai telie, baie gero aldrebesetara dxosi"</text:p>
      <text:p text:style-name="P125"/>
      <text:p text:style-name="P125">ERARA/TARA<text:tab/><text:tab/>1.-Artez egon.</text:p>
      <text:p text:style-name="P125"/>
      <text:p text:style-name="P125">"ez zu inuñi kaltzetifiek eratara iruntzera baiño"</text:p>
      <text:p text:style-name="P125">"ez zauz erara, okerretara zabiltzez"</text:p>
      <text:p text:style-name="P125"/>
      <text:p text:style-name="P125">2.- Eskura izan.</text:p>
      <text:p text:style-name="P125"/>
      <text:p text:style-name="P125">"erara bakozu ekarri neuri be ogidxek"</text:p>
      <text:p text:style-name="P125"/>
      <text:p text:style-name="P125">Azkuek bere Morfologia liburuan &gt;eratara&lt; jaso duela dio D.A.R.k eta "a derechas" definizioaz jartzen du. Bermeon ere erabiltzen da forma hori.</text:p>
      <text:p text:style-name="P125"/>
      <text:p text:style-name="P125">ERDIKIÑIEN<text:tab/><text:tab/><text:tab/>Erdizka. Erdizka egin.</text:p>
      <text:p text:style-name="P125"/>
      <text:p text:style-name="P125">"erdikiñien eiñdxe itxi dotez etzeko biarrak."</text:p>
      <text:p text:style-name="P125">"gauze guztidxek itxitxen zuz erdikiñien, bat pe eztozu akabaten"</text:p>
      <text:p text:style-name="P125">"erropie erdikiñien dakot eta gauerako akaba bi dot."</text:p>
      <text:p text:style-name="P125">"dxatekue be erdikiñien itxi dot"</text:p>
      <text:p text:style-name="P125"/>
      <text:p text:style-name="P126">Hitz honen jatorria &gt;erdi eginean&lt; da. D.A.R.k jaso duena antzekoa da, baina ez da deklinatzen eta ez du zentzu bera. Kintanak ere, hark azaltzen duen forma jaso du.</text:p>
      <text:p text:style-name="P126"/>
      <text:p text:style-name="P126">ERLAU/E<text:tab/><text:tab/><text:tab/>1.- Zama. Erantzukizuna.</text:p>
      <text:p text:style-name="P126"/>
      <text:p text:style-name="P126">"ama bakan-ik geratu dxatzo lez, berak artu bi dau. Ezta erlaue makala"</text:p>
      <text:p text:style-name="P126">"bapor barridxe eitxeko bankuen atara bi dau dirue ta dauzen interesakaz bestelako erlaue" "deklarazifiue eitxen dunien erlaue dxeusko dxasku"</text:p>
      <text:p text:style-name="P126"/>
      <text:p text:style-name="P126">2.- Gripea.</text:p>
      <text:p text:style-name="P126"/>
      <text:p text:style-name="P126">"atzo gauien jerse barik ibilli nai da erlaue atrapa dot"</text:p>
      <text:p text:style-name="P126">"zelako erlaue dakot pa, berbarik pe eziñ dxot eiñ"</text:p>
      <text:p text:style-name="P126">"ori erlaue osatuteko oien sartu bizu"</text:p>
      <text:p text:style-name="P126"/>
      <text:p text:style-name="P126">3.- Gaueko leia.</text:p>
      <text:p text:style-name="P126"/>
      <text:p text:style-name="P126">"erlaue dau botaten, bidxar goixien otz eingo dau"</text:p>
      <text:p text:style-name="P126">"bota dauen erlauegaz solo guztidxek pe zuritxute on diez"</text:p>
      <text:p text:style-name="P126"/>
      <text:p text:style-name="P126">ERLUZIDADIE<text:tab/><text:tab/>Dirdira.</text:p>
      <text:p text:style-name="P126"/>
      <text:p text:style-name="P126">"orren pantaillien erluzidadiek itsutu eitxen nau"</text:p>
      <text:p text:style-name="P126"><text:soft-page-break/>"kobjen argidxen erluzidadera ikusi dau ill dxe dauena"</text:p>
      <text:p text:style-name="P126">"orrek eraztunek botaten dauen erluzidadiek begidxetan be miñ eitxen dau"</text:p>
      <text:p text:style-name="P126">"eguzkidxek erluzidade andidxe dako"</text:p>
      <text:p text:style-name="P126"/>
      <text:p text:style-name="P126">Gaztelerako "relucir" aditza aldatuz gero egin da hitz hau.</text:p>
      <text:p text:style-name="P126"/>
      <text:p text:style-name="P126">/relucir/ + dad &gt; relucidad/</text:p>
      <text:p text:style-name="P126"/>
      <text:p text:style-name="P127">Desegokia da baina hor dago.</text:p>
      <text:p text:style-name="P127"/>
      <text:p text:style-name="P127">/relucidad &gt; erluzidad &gt; erluzidade/</text:p>
      <text:p text:style-name="P127"/>
      <text:p text:style-name="P127">Ez da egon &gt;e&lt; protesia hartzerik; bokale horrek tokiz a]datzea besterik ez du izan.</text:p>
      <text:p text:style-name="P127"/>
      <text:p text:style-name="P127">ERNEGA<text:tab/><text:tab/><text:tab/>1.- Aspertu. Haserretu. Izorratu. </text:p>
      <text:p text:style-name="P127"/>
      <text:p text:style-name="P127">"berari begire ernega eiñ dxot eta eskapa ein tsat"</text:p>
      <text:p text:style-name="P127">"ernega baiño eztot eitxen aurrek gauzek ikusi txe"</text:p>
      <text:p text:style-name="P127">"onek imiek ernega eraitxen dost"</text:p>
      <text:p text:style-name="P127">"ori eiñ dxostenien ernegaten para nai"</text:p>
      <text:p text:style-name="P127"/>
      <text:p text:style-name="P127">2.- Kezkatu.</text:p>
      <text:p text:style-name="P127"/>
      <text:p text:style-name="P127">"emegaten nau eztaitx zelan urtengo dauen da"</text:p>
      <text:p text:style-name="P127">"imie eztakola ondo ta ernegaten on da"</text:p>
      <text:p text:style-name="P127">"eskolan txarto dabillela da ernega be eztau eitxen"</text:p>
      <text:p text:style-name="P127"/>
      <text:p text:style-name="P127">ERNEGADU<text:tab/><text:tab/><text:tab/>Aspergarria. Kezkatuta. Haserretuta.</text:p>
      <text:p text:style-name="P127"/>
      <text:p text:style-name="P127">"alabie eztatortsola ta ernegadu ibill dxe"</text:p>
      <text:p text:style-name="P127">"emegaduen arpeidxegaz ikusi dot"</text:p>
      <text:p text:style-name="P127">"zelako ernegadue da ba"</text:p>
      <text:p text:style-name="P127">"ernegadue bazara no pi tzu"</text:p>
      <text:p text:style-name="P127"/>
      <text:p text:style-name="P127">Aurreko aditzak adberbioaren funtzioa betetzen du lehen esaldian eta adjektiboaren funtzioa beste hiruretan.</text:p>
      <text:p text:style-name="P127"/>
      <text:p text:style-name="P127">ERNEGUE<text:tab/><text:tab/><text:tab/>Kezka. Haserrea.</text:p>
      <text:p text:style-name="P127"/>
      <text:p text:style-name="P127">"ernegue bakozu iñori ez atara kulperik"</text:p>
      <text:p text:style-name="P128">"ondiño ernegue kendu barik takot"</text:p>
      <text:p text:style-name="P128">"arpeidxen igarten cixatzu ernegue"</text:p>
      <text:p text:style-name="P128"/>
      <text:p text:style-name="P128">Azkuek ez du jaso bere hiztegian eta D.A.R.k, lehenengoa jaso du, baina zentzu ezberdinez. Honek gaztelerako zentzuaz azaltzen du. Kintanak ere &gt;ernega&lt; eta &gt;ernegu&lt; jaso ditu, baina zentzua gaztelerakoa bera da.</text:p>
      <text:p text:style-name="P128"/>
      <text:p text:style-name="P128">"renegar" erdarazko aditza hartu da.</text:p>
      <text:p text:style-name="P128">/renegar &gt; ernegar &gt; ernega/</text:p>
      <text:p text:style-name="P128"/>
      <text:p text:style-name="P128">Lehenengo kontsonantea eta bokalea tolciz aldatuz gero, eta azken dardarkaria erorita, euskarazko forma eman zaio, eta izenaren funtzioa betetzen du.</text:p>
      <text:p text:style-name="P128"><text:soft-page-break/>ERRAMA/IE<text:tab/><text:tab/><text:tab/>Abar. Edozein motatako abarrak.</text:p>
      <text:p text:style-name="P128"/>
      <text:p text:style-name="P128">"erranoan ganien on da dxesarritxe ta bertatik bera dxeusi de"</text:p>
      <text:p text:style-name="P128">"pasakeran errarma batek dxo nau begidxen da gorritxute dakot"</text:p>
      <text:p text:style-name="P128">"orrek arboliek errama asko dako"</text:p>
      <text:p text:style-name="P128">"neguen arbolai erramak kentzien dxakoie"</text:p>
      <text:p text:style-name="P128"/>
      <text:p text:style-name="P128">Erdarako "rama" hitzari &gt;e&lt; proteiko bat erantsi zaio.</text:p>
      <text:p text:style-name="P128"/>
      <text:p text:style-name="P128">ERREBATI(G)UE<text:tab/><text:tab/>Estropada.</text:p>
      <text:p text:style-name="P128"/>
      <text:p text:style-name="P128">&gt;estropadak&lt; gutxiago entzuten da, baina biak erabiltzen dira eta gazteen artean berriz "regatak" sartzen ari da.</text:p>
      <text:p text:style-name="P128"/>
      <text:p text:style-name="P128">"errebatiue ikusten on gariez ronpiolasen"</text:p>
      <text:p text:style-name="P128">"errebatigue Santurtzik irebazi dau"</text:p>
      <text:p text:style-name="P128">"errebatiorako budxek imitxen on diez"</text:p>
      <text:p text:style-name="P128">"ikusten bagarie, errebatiguen ikusko gariez"</text:p>
      <text:p text:style-name="P128">"errebatiutako traiñeruek enpresak pagaten dauie"</text:p>
      <text:p text:style-name="P128"/>
      <text:p text:style-name="P129">Gazteterako "regateo" hitzetik sortu dena argi dago.</text:p>
      <text:p text:style-name="P129"/>
      <text:p text:style-name="P129">/regateo &gt; errebateo &gt; embatio/</text:p>
      <text:p text:style-name="P129"/>
      <text:p text:style-name="P129">Gero artikulua gehituz: /erretatioa &gt; errebatiue.</text:p>
      <text:p text:style-name="P129">Batzuetan /g/ desarroilatzen du: /errebatigue/</text:p>
      <text:p text:style-name="P129"/>
      <text:p text:style-name="P129">ERREBOLB1DU<text:tab/><text:tab/>Azpikoz ezarri.</text:p>
      <text:p text:style-name="P129"/>
      <text:p text:style-name="P129">"orre gauzek ikusitxe, barrue errebolbidu eitxen dxast"</text:p>
      <text:p text:style-name="P129">"tripek errebolbite dakotez, esan dostezen berbakaz"</text:p>
      <text:p text:style-name="P129">"ez eixu errebolbidu geicKau txokolatie, txarrau de ta"</text:p>
      <text:p text:style-name="P129"/>
      <text:p text:style-name="P129">ERREBORNO<text:tab/><text:tab/>Zurrunbilo. (ltsasokoa)</text:p>
      <text:p text:style-name="P129"/>
      <text:p text:style-name="P129">"errebomuek batela be arantz erun dau"</text:p>
      <text:p text:style-name="P129">"portuko entradan erreborno andidxek formaten diez"</text:p>
      <text:p text:style-name="P129">"Tonpoiko atxetan errebornuek eruen eitxen zaitxuz"</text:p>
      <text:p text:style-name="P129"/>
      <text:p text:style-name="P129">Arrantzale giroan bakarrik erabiltzen den hitz bat da.</text:p>
      <text:p text:style-name="P129"/>
      <text:p text:style-name="P129">Honen sorrera, remolino hitzari zor zaio.</text:p>
      <text:p text:style-name="P129">/remolino &gt; arremolino &gt; errebolino &gt; erreborino (asimilaz..ioz) &gt; errebomo/ &gt;i&lt; galduz gero.</text:p>
      <text:p text:style-name="P129"/>
      <text:p text:style-name="P129">ERREBUELTADA<text:tab/><text:tab/>Kurba</text:p>
      <text:p text:style-name="P129"/>
      <text:p text:style-name="P129">"Sollubeko bidien errebueltada asko dau"</text:p>
      <text:p text:style-name="P129">"azkaningoko errebueltadan dxeusi de"</text:p>
      <text:p text:style-name="P129">"aulako errebueltada baten, non urteten dauen berak"</text:p>
      <text:p text:style-name="P129">"errebueltadatan ikaratuten nai geidxen"</text:p>
      <text:p text:style-name="P129">"errebueltadarik ez balekide on, ez lekidiez etorko txikillistek"</text:p>
      <text:p text:style-name="P129"/>
      <text:p text:style-name="P129"><text:soft-page-break/>Gaztelaniako "revuelta" (segunda vuelta) hitza hartu da beste esanahi hori jartzeko /revuelta + -ada- &gt; errebueltada/</text:p>
      <text:p text:style-name="P129"/>
      <text:p text:style-name="P130">ERREDONDAMENTIEN<text:tab/><text:tab/>Kategorikoki. Ia beti izaten da crantzuna ezezkoa.</text:p>
      <text:p text:style-name="P130"/>
      <text:p text:style-name="P130">"dirue eskatu tsatenien erredondamentien esan dost ezetz"</text:p>
      <text:p text:style-name="P130">"Bilbora dxun bi dule esan tsatenien, berak erredondamentien ezetz"</text:p>
      <text:p text:style-name="P130">"ene alabie! Personiri entzun orduko, erredondamentien emoten zu ezetza"</text:p>
      <text:p text:style-name="P130"/>
      <text:p text:style-name="P130">ERREKADUE<text:tab/><text:tab/><text:tab/>1.-Errekadua. Mandatua.</text:p>
      <text:p text:style-name="P130"/>
      <text:p text:style-name="P130">"errekadue bota dost esaten eztala etorko"</text:p>
      <text:p text:style-name="P130">"errekadue eiñ, ostantzien bunie apurtuko tsut"</text:p>
      <text:p text:style-name="P130">"errekaduek eiñ dxe gero dxun gariez plaidxera"</text:p>
      <text:p text:style-name="P130"/>
      <text:p text:style-name="P130">2.- Erosketak.</text:p>
      <text:p text:style-name="P130"/>
      <text:p text:style-name="P130">"denda baten eiñ dxotez errekado danak"</text:p>
      <text:p text:style-name="P130">"ezpastazu Eroskiko errekaduek eitxen, zeuk atara kontuek"</text:p>
      <text:p text:style-name="P130"/>
      <text:p text:style-name="P130">3.- Mutilak neskari nobia izateko eskatu. Gaur egunean, neskak ere eskatzen dio mutilari, agian ez batak ez besteak.</text:p>
      <text:p text:style-name="P130"/>
      <text:p text:style-name="P130">"orrek mutillek aurreri enbrieri ein tso errekadue"</text:p>
      <text:p text:style-name="P130">"orain modie da enbriek eitxie errekadue"</text:p>
      <text:p text:style-name="P130">"arek etso eiñ errakadorik, berak baietz esan badau be"</text:p>
      <text:p text:style-name="P130">"gaur egun ezta eitxen en-ekadorik"</text:p>
      <text:p text:style-name="P130"/>
      <text:p text:style-name="P130">/recado &gt; errekado / errekadue</text:p>
      <text:p text:style-name="P130"/>
      <text:p text:style-name="P130">Gaztelerazko zentzua bera dauka: "mensaje" = "provisión diaria"</text:p>
      <text:p text:style-name="P130"/>
      <text:p text:style-name="P130">ERREKALISTIE<text:tab/><text:tab/><text:tab/>Ez dakit gaur mezulari edo mandatari bati gaztelerako "recadista" esaten bazaio. Bermeon oraindik erabiltzen da azken hau, baina geure erara, hemen ikusten dugun moduan.</text:p>
      <text:p text:style-name="P130"/>
      <text:p text:style-name="P131">"ezin dxot Bilbora dxuen da errekalistiri esango tsat ekarteko paketie"</text:p>
      <text:p text:style-name="P131">"errekalistiek eingo tsuz igualatoidxoko papelak"</text:p>
      <text:p text:style-name="P131">"errekalistiri paga ein bi tsat, da nire laguneri ez, bide batez dxun ezkero…"</text:p>
      <text:p text:style-name="P131"/>
      <text:p text:style-name="P131">ERREMATIEN<text:tab/><text:tab/><text:tab/>Enkante baten azken fasea.</text:p>
      <text:p text:style-name="P131"/>
      <text:p text:style-name="P131">Arrantzale giroko hitza da. Itsasontzi bat enkanterako bidean jartzea da. Baina enkantea oso berezia izaten da ontziko armadoreetara mugatzen baita. </text:p>
      <text:p text:style-name="P131"/>
      <text:p text:style-name="P131">"asarrakuntze andidxek on diez da bapora errematien bota bi zan dauie"</text:p>
      <text:p text:style-name="P131">"errematien botateko zor asko dau or"</text:p>
      <text:p text:style-name="P131">"ez pentsa errematerako biarrak eingo dauienik"</text:p>
      <text:p text:style-name="P131">"erremata gogorra ezan da, baie azkanien konpondu diez"</text:p>
      <text:p text:style-name="P131"/>
      <text:p text:style-name="P131">/remate &gt; erremate &gt; errematea &gt; errematie/</text:p>
      <text:p text:style-name="P131">ERREMENTA<text:tab/><text:tab/><text:tab/>Lehertu.</text:p>
      <text:p text:style-name="P131"><text:soft-page-break/>"ezin ezan dot geidxau, da azkanien errementa eiñ dxot da esan tsatez esatekuek"</text:p>
      <text:p text:style-name="P131">"aitxe ill dxatzonien negarrez errementa zauen"</text:p>
      <text:p text:style-name="P131">"ainbeste egunien aidien on danak errementa dau; danak asarratu diez"</text:p>
      <text:p text:style-name="P131">"an fabriken personie errementa eitxen da biarrien"</text:p>
      <text:p text:style-name="P131">"bertan egunien akabatitxik, errementa ein garizen"</text:p>
      <text:p text:style-name="P131">"ez errementa iñor e? Amen ezkauz tentelak eta"</text:p>
      <text:p text:style-name="P131"/>
      <text:p text:style-name="P131">Gaztelerako "reventar" aditzetik sortua da. </text:p>
      <text:p text:style-name="P131">/reventar &gt; errebentar &gt; errementar &gt; errementa /</text:p>
      <text:p text:style-name="P131"/>
      <text:p text:style-name="P131">Kintanaren hiztegian bakarrik dator hitz hau eta bertan beste zentzu batez agertzen da:"desternillarse" zentzua ematen dio.</text:p>
      <text:p text:style-name="P131"/>
      <text:p text:style-name="P132">ERREMORKA<text:tab/><text:tab/>Atoian eraman. Ontzia zein autoa.</text:p>
      <text:p text:style-name="P132"/>
      <text:p text:style-name="P132">"aberidxegaz on da ta erremorkan erun dau"</text:p>
      <text:p text:style-name="P132">"erremorkan guzan dau eruen, baie itxosue ezta on orretarako da bertan itxi dau"</text:p>
      <text:p text:style-name="P132">"erremorka paga ein bi dc, orreitxik aberidxe konponduteko alegiñek eiñ dxauie"</text:p>
      <text:p text:style-name="P132"/>
      <text:p text:style-name="P132">ERRENDIDU<text:tab/><text:tab/><text:tab/>Ahuldu. Nekatu</text:p>
      <text:p text:style-name="P132"/>
      <text:p text:style-name="P132">"eiñ dxun beste dxantzagaz errendite dxun nai etzera"</text:p>
      <text:p text:style-name="P132">"gure imie luek artun dau, errendite on da, egun santo guztidxen kalien ibilltxen"</text:p>
      <text:p text:style-name="P132">"allega garizenien, errendidute, oire barrure dxun garizen"</text:p>
      <text:p text:style-name="P132">"errendidu-errendidu eiñdxe zauzela ta kalera zuez?"</text:p>
      <text:p text:style-name="P132"/>
      <text:p text:style-name="P132">Erdarazko "rendidos de cansancios" ber-bera dugu, /rendir/ + /du/ partizipioa &gt; errendidu/</text:p>
      <text:p text:style-name="P132"/>
      <text:p text:style-name="P132">Kintanak "producir" zentzuaz jaso du hitz hau.</text:p>
      <text:p text:style-name="P132"/>
      <text:p text:style-name="P132">ERRENKIDXE<text:tab/><text:tab/>Errain-gaia.</text:p>
      <text:p text:style-name="P132"/>
      <text:p text:style-name="P132">Arinago aipatu dugu &gt;ki&lt; atzizkia erabiliz nola egiten diren honelako hitzak:</text:p>
      <text:p text:style-name="P132"/>
      <text:p text:style-name="P132">"errenkidxegaz dxun da Bilbora"</text:p>
      <text:p text:style-name="P132"/>
      <text:p text:style-name="P132">ERRENKOLADA<text:tab/><text:tab/>Hilera.</text:p>
      <text:p text:style-name="P132"/>
      <text:p text:style-name="P132">"an para dxatzuz danak errenkoladan komuniñue artziko"</text:p>
      <text:p text:style-name="P132">"baporak bata bestien atzien etor diez, errenkoladan"</text:p>
      <text:p text:style-name="P132">"errenkolada andidxe on da ziñerako entradak. Artzien"</text:p>
      <text:p text:style-name="P132"/>
      <text:p text:style-name="P133">&gt;mozkin&lt; fonnak bezala, atzizki horrekin egin nahi izan dela dirudi. Hitzaren etimologia zein izan zitekeen ez dagoenez argi, hona hemen hipolesi bat:</text:p>
      <text:p text:style-name="P133"/>
      <text:p text:style-name="P133">/resto &gt; erresto / + /kin/ &gt; errestokin/</text:p>
      <text:p text:style-name="P133">/to/ tartizkia galdu ondoren, /errezkin &gt; erreskiñ/</text:p>
      <text:p text:style-name="P133"/>
      <text:p text:style-name="P133">ERRESKITXE<text:tab/><text:tab/>Arakatu. Miatu.</text:p>
      <text:p text:style-name="P133"/>
      <text:p text:style-name="P133">"goitxik bera erreskitxe dauie etzie polizidxek"</text:p>
      <text:p text:style-name="P133">"nik eztakot zure gauzerik, ostantzien erreskitxe"</text:p>
      <text:p text:style-name="P133"><text:soft-page-break/>"etzie erreskitxeten ibilli nai da eztot topa biar doten gauzle"</text:p>
      <text:p text:style-name="P133"/>
      <text:p text:style-name="P133">Hiru esaldi hauetan, aditzaren funtzioa betetzen du hitz horrek.</text:p>
      <text:p text:style-name="P133"/>
      <text:p text:style-name="P133">"dxun orduko erreskitxeta itxi dauie etzie"</text:p>
      <text:p text:style-name="P133"/>
      <text:p text:style-name="P133">Azken esaldi honetan adberbio baten funtzioa betetzen du.</text:p>
      <text:p text:style-name="P133"/>
      <text:p text:style-name="P133">ERRESKITXUE<text:tab/><text:tab/>Miaketa.</text:p>
      <text:p text:style-name="P133"/>
      <text:p text:style-name="P133">"erreskitxuek gau ta egun eiñ dxauie, zeuzer topateko edo"</text:p>
      <text:p text:style-name="P133">"erreskitxuetan egunek emon dauie"</text:p>
      <text:p text:style-name="P133">"nik esan tsatie, nik eztotela biar erreskistxorik, gure etzie garbi dauela"</text:p>
      <text:p text:style-name="P133"/>
      <text:p text:style-name="P133">Gaztelerako "registrar" aditzetik sartua, Bermeon normalak diren fonefikazko arauak ematen dira:</text:p>
      <text:p text:style-name="P133"/>
      <text:p text:style-name="P133">/registrar &gt; erregistrar &gt; errekistrar/ Azken honek beste bariante bat eman du, gaur ere noizbehinka entzuten den &gt;errekistre&lt;; baina ez da hain erabilia. Eta badirudi, hortik irten duela gaur erabilitako forma: /errekistre &gt; erreskitxe/</text:p>
      <text:p text:style-name="P133"/>
      <text:p text:style-name="P134">ERRETOLIKIE<text:tab/><text:tab/>Berba uholdea. Leku askotan galduta dagoen berba hau, tinko mantentzen da Benneon, zentzu honetan behintzat.</text:p>
      <text:p text:style-name="P134"/>
      <text:p text:style-name="P134">"bestelako erretolikie dabil, egunen baten kantsako da"</text:p>
      <text:p text:style-name="P134">"zelako erretolikie arma dost ba, dxuten be eztost itxi"</text:p>
      <text:p text:style-name="P134">"beran erretolikiegaz, buruko kankamuek atrapa dostez"</text:p>
      <text:p text:style-name="P134"/>
      <text:p text:style-name="P134">ERRIE<text:tab/><text:tab/><text:tab/><text:tab/>Jaitsi, Baja.</text:p>
      <text:p text:style-name="P134"/>
      <text:p text:style-name="P134">Itsas giroan erabiltzen den hitz hau, gizonen ahoan emakume bat erditzen denean erabiltzen da; batzuetan emakumeen artean ere bai, nahiz eta oso gulxi izan.</text:p>
      <text:p text:style-name="P134"/>
      <text:p text:style-name="P134">"aren andriek imie errie dau"</text:p>
      <text:p text:style-name="P134">"noizko errieko dau zure andriek ba"</text:p>
      <text:p text:style-name="P134">"errie dauela imie esan dauie"</text:p>
      <text:p text:style-name="P134"/>
      <text:p text:style-name="P134">ERRIEBERA<text:tab/><text:tab/><text:tab/>Kantitate handiak. Ugari</text:p>
      <text:p text:style-name="P134"/>
      <text:p text:style-name="P134">"dirue dako erriebera"</text:p>
      <text:p text:style-name="P134">"erriebera ekar dauie antxobie"</text:p>
      <text:p text:style-name="P134">"guzurre esaten dau, erriebera"</text:p>
      <text:p text:style-name="P134">"soluen dakoie tomatiek, erriebera"</text:p>
      <text:p text:style-name="P134"/>
      <text:p text:style-name="P134">ERRIDXE<text:tab/><text:tab/><text:tab/>Figurazioan, hainbat pertsonak zerbait erosteko edo beste zeozertarako mahai gainean jartzea dirua.</text:p>
      <text:p text:style-name="P134"/>
      <text:p text:style-name="P134">"arek dirue erridxe dauie txokoko zorrak pagateko"</text:p>
      <text:p text:style-name="P134">"dirorik eztauie erridxe eztauic ikiñ dxe"</text:p>
      <text:p text:style-name="P134">"dirue erridxeteko okiñ ein bide lelau"</text:p>
      <text:p text:style-name="P134">"amar lagunen artien erosi dauie, da bakotxak ogei mille bana ogorloko erridxe dauie"</text:p>
      <text:p text:style-name="P134">"dirorik erridxe barik zelan okingo dau partie ba?"</text:p>
      <text:p text:style-name="P134"/>
      <text:p text:style-name="P134"><text:soft-page-break/>Gaztelerako "arriar" dela argi dago.</text:p>
      <text:p text:style-name="P134"/>
      <text:p text:style-name="P135">ERRIME<text:tab/><text:tab/><text:tab/>Arrimatu. Bateren baten babesa bilatu.</text:p>
      <text:p text:style-name="P135"/>
      <text:p text:style-name="P135">"nireñe ez errime, useiñ txarra dakozu te"</text:p>
      <text:p text:style-name="P135">"zeureñe errimeten da beti, badakidxelakon zeuzer emongo tsazune"</text:p>
      <text:p text:style-name="P135">"ez errime be eiñ, ez zaitxut gure ikusi be ta"</text:p>
      <text:p text:style-name="P135">"errimeten errimeten, azkanien be, geure onduen dxesarri da"</text:p>
      <text:p text:style-name="P135">"errime-errimeta dxun dxatzuz, nobidxu lez"</text:p>
      <text:p text:style-name="P135">"ondo gure bazu ibilli diruduneiñe errime bi zara"</text:p>
      <text:p text:style-name="P135"/>
      <text:p text:style-name="P135">Azkuek, D.A.R., P.M. eta Kintanak "diestro" zentzuaz azaltzen dute forma hau, Bermeon, ostera, gaztelerako zentzua bera hartzen du bete-betean.</text:p>
      <text:p text:style-name="P135"/>
      <text:p text:style-name="P135">ESANTXARREKO/ UE<text:tab/>Obeditzen ez duena.</text:p>
      <text:p text:style-name="P135"/>
      <text:p text:style-name="P135">"au imie esantxarreko utse da, eztau eitxen esaten tsatena"</text:p>
      <text:p text:style-name="P135">"ez esan esantxarrekue ostantzien belarrieskifiekue emongo tsut"</text:p>
      <text:p text:style-name="P135">"esantxarrekue ezatearren pasa dxatzo pasa dxatzona"</text:p>
      <text:p text:style-name="P135">"esantxarrekue bazara ez zaitxut erungo Bilbora"</text:p>
      <text:p text:style-name="P135"/>
      <text:p text:style-name="P135">ESKANDALO/UE<text:tab/><text:tab/>1.- Asko. Kantitate handia.</text:p>
      <text:p text:style-name="P135"/>
      <text:p text:style-name="P135">"eskandalue atrapa ei dauie arraiñe Canariasen"</text:p>
      <text:p text:style-name="P135">"zorridxek buruen... eskandalue, orrazidxek pe eziñ atara"</text:p>
      <text:p text:style-name="P135">"jentie eskandalue on da frontoien"</text:p>
      <text:p text:style-name="P135"/>
      <text:p text:style-name="P135">2.-Bronka.</text:p>
      <text:p text:style-name="P135"/>
      <text:p text:style-name="P135">"zelako eskandalue arma dost ba Lameran, ni, lotsatute"</text:p>
      <text:p text:style-name="P135">"eskandalue arma tsula diñozu, neuri be bai"</text:p>
      <text:p text:style-name="P135">"ez arma ainen eskandalorik neiku garie geu bc ori eitxeko ta"</text:p>
      <text:p text:style-name="P135"/>
      <text:p text:style-name="P135">Gaztelerako "escandalo" hitza hartu da, baina lehen definizioan ez du zentzu berdina.</text:p>
      <text:p text:style-name="P135"/>
      <text:p text:style-name="P136">EZKIÑERUE<text:tab/><text:tab/><text:tab/>Lorontzia jartzeko izkina baten ipintzen den altzaritxoa.</text:p>
      <text:p text:style-name="P136"/>
      <text:p text:style-name="P136">"eskiñero bat erosi dot salan imitxeko"</text:p>
      <text:p text:style-name="P136">"muebleri guztidxetara dxun nai da eztot topa eskiñerorik"</text:p>
      <text:p text:style-name="P136">"klaro! Oraiñ ezta eruten eskiñerorik eta"</text:p>
      <text:p text:style-name="P136"/>
      <text:p text:style-name="P136">ESKOGANIEN<text:tab/><text:tab/>Usatutako gauzak erostea.</text:p>
      <text:p text:style-name="P136"/>
      <text:p text:style-name="P136">"au armaidxue eskoganaien erosikue da"</text:p>
      <text:p text:style-name="P136">"eskoganien erosi dau arek katie"</text:p>
      <text:p text:style-name="P136">"eztot kure ezebe eskoganekorik"</text:p>
      <text:p text:style-name="P136">"joyeridxen erosi dauela esan dau, baie guzurre da, eskoganien erosi dau te"</text:p>
      <text:p text:style-name="P136"/>
      <text:p text:style-name="P136">Gaztelerako "de segunda rnano" ere literalki erabiltzen da:</text:p>
      <text:p text:style-name="P136"/>
      <text:p text:style-name="P136">"bigarren eskokue da erosi dauen pielezko abrigue"</text:p>
      <text:p text:style-name="P136"/>
      <text:p text:style-name="P136"><text:soft-page-break/>Azkuek Mundaka eta Otxandiorako jartzen du, baina Bermeon ere asko erabiltzen da.</text:p>
      <text:p text:style-name="P136"/>
      <text:p text:style-name="P136">ESKONEKUE<text:tab/><text:tab/>Esku onekoa. Baina zentzua bestelalcoa da. Bermeon, bai dendari eta beste mota batetako saltzaileen artean, sineskera bat dago: eguneko salmentak "esku ona" daukan pertsona batek hastea; horrela egun horretan izango dituen salmentak oso onak izango dira.</text:p>
      <text:p text:style-name="P136"/>
      <text:p text:style-name="P136">"ia eskonekue bazara, da asko saltzien badot"</text:p>
      <text:p text:style-name="P136">"zure ama eskonekue da; beti gu dot bera etortie dendie igiritxen dotenien"</text:p>
      <text:p text:style-name="P136">"ia eskonetik asten banozu arraiñ guztidxek saltzieko"</text:p>
      <text:p text:style-name="P136"/>
      <text:p text:style-name="P137">ESKOPOLOTA<text:tab/><text:tab/>Armairua.</text:p>
      <text:p text:style-name="P137"/>
      <text:p text:style-name="P137">"eskopolatan barruen sartun txuz gauze guztidxek"</text:p>
      <text:p text:style-name="P137">"eskopolota garbitxu bi dot aguarrasagaz"</text:p>
      <text:p text:style-name="P137">"amak esan dau eskopoloteko giltzek emoteko"</text:p>
      <text:p text:style-name="P137">"eskopoloteko kajoie dxeusi dxast kadera ganera"</text:p>
      <text:p text:style-name="P137"/>
      <text:p text:style-name="P137">ESKOTXARREKUE<text:tab/><text:tab/>Esku txarrekoa. Aurretik "esku onekoa" jarri dugu, baina hau erabat alderantzizkoa da, dendariek edo saltzaileek bereizten dute "esku txarreko" pertsona "esku onekoa" bereizten duten bezala.</text:p>
      <text:p text:style-name="P137"/>
      <text:p text:style-name="P137">"eztot kure ori andrie etortie dendara eskotxarrekue da ta"</text:p>
      <text:p text:style-name="P137">"eskotxarreko bat etorten badxatzu egun guztidxen ez zu salduko ezebe"</text:p>
      <text:p text:style-name="P137">"aurrek estrefie nau. Enebada! Eskotxarrekue da ori"</text:p>
      <text:p text:style-name="P137"/>
      <text:p text:style-name="P137">ESKOERARA<text:tab/><text:tab/>Erraz edukitzea gauzak. Eskura.</text:p>
      <text:p text:style-name="P137"/>
      <text:p text:style-name="P137">"eskoerara bakozu, ekarristazuz Bilbotik zapata batzuk"</text:p>
      <text:p text:style-name="P137">"eskoerara okiii dxe be ezin tzutez ekarri zapatak proba in bidiez da"</text:p>
      <text:p text:style-name="P137">"ez da esaten erreza eskoerara okitxie gauzek amen etzien"</text:p>
      <text:p text:style-name="P137"/>
      <text:p text:style-name="P137">ESKRIPIDORA<text:tab/><text:tab/>Orrazia. Era guztietakoak, baila itsasoan erabiltzen dena ere. Gaur egun adintsuek bakarrik esaten dute garai baten oso zabala izan zen berba hori.</text:p>
      <text:p text:style-name="P137"/>
      <text:p text:style-name="P137">"onek eskripidorak miñ eitxen dau"</text:p>
      <text:p text:style-name="P137">"adue bako eskripidora dakozu alabatxi"</text:p>
      <text:p text:style-name="P137">"eskripidor azul bet okitxen zan doten"</text:p>
      <text:p text:style-name="P137">"eskripidoragaz ule guztidxek pe atara ein tsoz"</text:p>
      <text:p text:style-name="P137"/>
      <text:p text:style-name="P138">Gaztelerako "escarpidor" hilza hartu da, hitz honen oinarritzat.</text:p>
      <text:p text:style-name="P138"/>
      <text:p text:style-name="P138">/escarpidor &gt; eskrapidor &gt; eskripidor/. Hau, metatesia gertatu ondoren, &gt;i&lt; bokalaren asimilazioaz egin da.</text:p>
      <text:p text:style-name="P138"/>
      <text:p text:style-name="P138">ESKUREKO<text:tab/><text:tab/><text:tab/>Eskuetara heltzeko prest. Ukabilka bastear.</text:p>
      <text:p text:style-name="P138"/>
      <text:p text:style-name="P138">"lelau edozer esan tsoie alkarreri, baie gero eskureko be on diez"</text:p>
      <text:p text:style-name="P138">"sarri oten diez arek eskureko"</text:p>
      <text:p text:style-name="P138">"ez tiez konponduten, beti dauz asarratute, beti eskureko listo"</text:p>
      <text:p text:style-name="P138"/>
      <text:p text:style-name="P138">ISPITXIE<text:tab/><text:tab/><text:tab/>Espia. Zentzua zabalagoa da, bizitzaren edozein egoeratan erabiltzen delako.</text:p>
      <text:p text:style-name="P138"><text:soft-page-break/>"ispitxie da a, arenak eta orrenakaz enteratu da gero beste batzuei konta"</text:p>
      <text:p text:style-name="P138">"ispitxien biarrak dabill eitxen, an entzun da gero, orregaz aprobetxa"</text:p>
      <text:p text:style-name="P138">"zelako ispitxie zara ba, neu elekinai fidxeko zugaz"</text:p>
      <text:p text:style-name="P138"/>
      <text:p text:style-name="P138">ESPORTAK<text:tab/><text:tab/><text:tab/>Belaunerainoko galtzerdi lodiak.</text:p>
      <text:p text:style-name="P138"/>
      <text:p text:style-name="P138">"esporta zuridxekaz dxun da ta baltzitxute ekar txuz"</text:p>
      <text:p text:style-name="P138">"esporta barik zauz, otza be ezu pasako gutxi"</text:p>
      <text:p text:style-name="P138">"gure amak eskuetan eitxen txuz esportak"</text:p>
      <text:p text:style-name="P138">"kalautxuekaz ein tsoz azkaningoko esportak"</text:p>
      <text:p text:style-name="P138"/>
      <text:p text:style-name="P138">Erdarazko "esport" hartu,da, baina izen bezala, eta ez adjektibo moduan.</text:p>
      <text:p text:style-name="P138"/>
      <text:p text:style-name="P138">ESTAIDXUE<text:tab/><text:tab/><text:tab/>Altuera. Neunria.</text:p>
      <text:p text:style-name="P138"/>
      <text:p text:style-name="P138">"aren estaidxokue da gure imie"</text:p>
      <text:p text:style-name="P1">"estaidxue ezta bardiñe, baie edadie bai"</text:p>
      <text:p text:style-name="P1">"aren estaidxora aillegateko asko dxan hi zu"</text:p>
      <text:p text:style-name="P1"/>
      <text:p text:style-name="P1">Gaztelerako "estatura" hartuta egin dela dirudi.</text:p>
      <text:p text:style-name="P1"/>
      <text:p text:style-name="P1">ESTREBILLOSKUE<text:tab/><text:tab/>Ez normala den edozein gauza.</text:p>
      <text:p text:style-name="P1"/>
      <text:p text:style-name="P1">"zer da kotxi ori, ba, estrebilloskue da la?"</text:p>
      <text:p text:style-name="P1">"estrebillosko erropak erosi ei txuz berbenara dxuteko"</text:p>
      <text:p text:style-name="P1">"ez esan baie berak estrebillosko kollarra dala pentsaten dau"</text:p>
      <text:p text:style-name="P1"/>
      <text:p text:style-name="P1">Gaztelerako "estrebillo" erabili da bitxitasuna adierazteko. Gazteen artean, oso gutxi erabiltzen da eta zaharren artean ere galtzen ari da.</text:p>
      <text:p text:style-name="P1"/>
      <text:p text:style-name="P1">ETXADA<text:tab/><text:tab/><text:tab/>Sarea itsasoratzea arrainak harrapatzeko. Baina gero, herrira pasatu da, eta zentzua ere berdina izango da.</text:p>
      <text:p text:style-name="P1"/>
      <text:p text:style-name="P1">"gau guztidxen etxadaka, da ezebe atrapa bez"</text:p>
      <text:p text:style-name="P1">"lelangonko etxadan atrapa dau kupue"</text:p>
      <text:p text:style-name="P1">"arek baporak etxadie eiñ dxe dauz"</text:p>
      <text:p text:style-name="P1">"gaueko etxadako 'arraiñ' freskue berantzat gordeko dau"</text:p>
      <text:p text:style-name="P1">"an, eiñ dxau arek etxadie, laster atrapako dau enbraren bat"</text:p>
      <text:p text:style-name="P1">"Ielangoko etxadiegaz diruek etzera, dxokue aulan da"</text:p>
      <text:p text:style-name="P1"/>
      <text:p text:style-name="P1">Gaztelerako "echar" aditzetik hartua.</text:p>
      <text:p text:style-name="P1">/echada (acción de echar) &gt; etxada/</text:p>
      <text:p text:style-name="P1"/>
      <text:p text:style-name="P1">ETXALAK<text:tab/><text:tab/><text:tab/>Erauntsia.</text:p>
      <text:p text:style-name="P1"/>
      <text:p text:style-name="P1">"ez urten kalera etxalak dauz botaten da"</text:p>
      <text:p text:style-name="P1">"etxalak ezan diez etzetik urten dunien"</text:p>
      <text:p text:style-name="P1">"etxalak pa diez laster beteko da depositue urena"</text:p>
      <text:p text:style-name="P1">"etxala dau botaten gero, ia inundazifiuek etorten badiez"</text:p>
      <text:p text:style-name="P1"/>
      <text:p text:style-name="P140">Hitz hau konposatua da:</text:p>
      <text:p text:style-name="P140">/etxa/ + /ahala/ &gt; etxala/ </text:p>
      <text:p text:style-name="P140"><text:soft-page-break/></text:p>
      <text:p text:style-name="P140">Bokal berdinak izan arren, ez da egon disimilaziorik eta erdiko bokal bi erori egin dira.</text:p>
      <text:p text:style-name="P140"/>
      <text:p text:style-name="P140">ETXAMON<text:tab/><text:tab/>Jaramonik ez egin.</text:p>
      <text:p text:style-name="P140"/>
      <text:p text:style-name="P140">"etxamon laztana, neuk erosko tzut gure zune ta"</text:p>
      <text:p text:style-name="P140">"ez tostazu gure eiñ, etxamon, etorko da bueltie ta"</text:p>
      <text:p text:style-name="P140">"etxamoixu orreri, da esan zer pasa dxatzun"</text:p>
      <text:p text:style-name="P140">"etxamona! Bera etorko da ostabe ta"</text:p>
      <text:p text:style-name="P140"/>
      <text:p text:style-name="P140">Azken kasu hau hika forman agertzen da baina emakumeen arteko hikan.</text:p>
      <text:p text:style-name="P140"/>
      <text:p text:style-name="P140">Badago &gt;etxaramon&lt; forma ere, Azkuek jaso duena, Kintanak ere jaso du bere hiztegian. Horren laburpena izango da goian aipatutakoa, Beraz:</text:p>
      <text:p text:style-name="P140">&gt;ez jaramon&lt; hitzetik sortua /ez jaramon &gt; ejaramon &gt; etxaramon &gt; etxarnon/</text:p>
      <text:p text:style-name="P140"/>
      <text:p text:style-name="P140">Azkuek ez du jaso, baina bai D.A.R.k, Mundaka eta Bermeorako, hain zuzen.</text:p>
      <text:p text:style-name="P140"/>
      <text:p text:style-name="P140">ETXEPLASTO<text:tab/>Akzidente. Zerbait apurtu edo egin.</text:p>
      <text:p text:style-name="P140"/>
      <text:p text:style-name="P140">"kotxiegaz dxo dau kristela ta bestelako etxeplastue eiñ dxau"</text:p>
      <text:p text:style-name="P140">"arek ori etxeplastue eitxeko mozkorrik dxun bi zan dau"</text:p>
      <text:p text:style-name="P140">"etxeplastue eiñdxe dauelez, oraiñ itxi dauen moduen"</text:p>
      <text:p text:style-name="P140">"gero ta gero be, etxeplastue ein zu motorragaz"</text:p>
      <text:p text:style-name="P140"/>
      <text:p text:style-name="P140">ETZEBETE<text:tab/><text:tab/>Zerbait apurtu. Zerbaitek txarto irten.</text:p>
      <text:p text:style-name="P140"/>
      <text:p text:style-name="P140">"an, eiñ dxot etzebete, jersie apurtu dot"</text:p>
      <text:p text:style-name="P141">"etzebete ein zu, non galdu zu dirue ba"</text:p>
      <text:p text:style-name="P141">"aur ba, etzebete eiñ dxau, pintxeta okiñ dxauena atzera loitxu"</text:p>
      <text:p text:style-name="P141">"irebazitxe dakozela oposiziñuek eta berba lar eitxiarren etzebete eiñ dxau, galdu eiñ txuz de"</text:p>
      <text:p text:style-name="P141"><text:s/></text:p>
      <text:p text:style-name="P141">ETZEGUNE<text:tab/><text:tab/>Itsasoratu barik, derrigorrez edo nahi izanda. Espresio hau, hizkera arruntera pasatu da.</text:p>
      <text:p text:style-name="P141"/>
      <text:p text:style-name="P141">"ez zarie etorri Lamerara, etzegune ein zue zuek pe la?"</text:p>
      <text:p text:style-name="P141">"idxe danak dxun diez itxosora, baie "Maitasuna"k etzegune eiñ dxau"</text:p>
      <text:p text:style-name="P141">"egualdi ona onda eiñ dxau etzegune?"</text:p>
      <text:p text:style-name="P141">"gaur ez gariz dxungo Laidera? Ez, geuk pe etzegune ein bi du te"</text:p>
      <text:p text:style-name="P141"/>
      <text:p text:style-name="P141">D.A.R.k bakarrik jaso du eta Berrneoko hitza bezala azaltzen du.</text:p>
      <text:p text:style-name="P141"/>
      <text:p text:style-name="P141">ETZI<text:tab/><text:tab/><text:tab/>Hartu! Eutsi!</text:p>
      <text:p text:style-name="P141"/>
      <text:p text:style-name="P141">"etzi dirue ta erosi bi dena"</text:p>
      <text:p text:style-name="P141">"zor tsuten dirue etzi" </text:p>
      <text:p text:style-name="P141">"itxi dostazuzen zapatak etzi"</text:p>
      <text:p text:style-name="P141">"etzi alabatxu zeure alabien otzarie"</text:p>
      <text:p text:style-name="P141"/>
      <text:p text:style-name="P141">&gt;eutsi&lt; aditzetik hartua da, eta aldaketa tziki bat besterik ez du izan.</text:p>
      <text:p text:style-name="P141">/eu/ diptongoa /e/ n monoptongatu da.</text:p>
      <text:p text:style-name="P141"/>
      <text:p text:style-name="P141"><text:soft-page-break/>ETZIKARAMU<text:tab/>Etzidamu, hau da, gaurtik hirugarren eguna.</text:p>
      <text:p text:style-name="P141"/>
      <text:p text:style-name="P141">"noiz zuzie ba etzi? Ez, etzikaramu"</text:p>
      <text:p text:style-name="P141">"etzikaramu datorrela esan dau"</text:p>
      <text:p text:style-name="P141">"etzikaramuk ekarko dau beste egun bet"</text:p>
      <text:p text:style-name="P141"/>
      <text:p text:style-name="P142">EURILANBRO<text:tab/>Sirimiri.</text:p>
      <text:p text:style-name="P142"/>
      <text:p text:style-name="P142">Hurrengoa berdina da, beraz esaldiek bientzat balio dute.</text:p>
      <text:p text:style-name="P142"/>
      <text:p text:style-name="P142">"lanbrue dxeusten on da ta busti-busti ein gariez"</text:p>
      <text:p text:style-name="P142">"eurilanbrue dxeusten asten danien ez da para be eitxen"</text:p>
      <text:p text:style-name="P142"/>
      <text:p text:style-name="P142">EURISIRIDXE<text:tab/>Sirimiri.</text:p>
      <text:p text:style-name="P142"/>
      <text:p text:style-name="P142">"eurisiridxe botaten on da egun guztidxen"</text:p>
      <text:p text:style-name="P142">"au eurisiridxe barritz ulietan be pega eitxen da"</text:p>
      <text:p text:style-name="P142">"eurisiridxe eiñdxe on da, ta aurreitxik labandu de kotxie Sollubetik berantzien"</text:p>
      <text:p text:style-name="P142">"eurisiridxe txarra da biderarako"</text:p>
      <text:p text:style-name="P142">"eurisiridxe asi de ta laster beitu zemat azidente ongo dizen"</text:p>
      <text:p text:style-name="P142"/>
      <text:p text:style-name="P142">EZEBEZA / EZEREZA<text:tab/>Miseria. Krisi. Ezereza.</text:p>
      <text:p text:style-name="P142"/>
      <text:p text:style-name="P142">"ezereza dau andidxe erridxen, aurreitxik ezta ikusten dirorik dendatan"</text:p>
      <text:p text:style-name="P142">"ezereza dauela, baie jentie ezta geratuten etzien"</text:p>
      <text:p text:style-name="P142">"ezebezik andidxenien loteridxek urten nuen da apur bet zabaldu zan erridxe"</text:p>
      <text:p text:style-name="P142">"ezebeza dauen artien kotxe barririk pe ezu ikusko"</text:p>
      <text:p text:style-name="P142"/>
      <text:p text:style-name="P142">Azkuek ez du jaso, baina D.A.R.k &gt;ezer ez&lt; forma jaso du eta horren definizioetariko bat Bermeoko zentzuaz agertzen da.</text:p>
      <text:p text:style-name="P142"/>
      <text:p text:style-name="P142">EZNIRIKUTU<text:tab/><text:tab/>Pertsona delikatua, ala fina izatea nahi duena. Gehienetan emakumezkoei dagokie.</text:p>
      <text:p text:style-name="P142"/>
      <text:p text:style-name="P142">"zer da bera, eznirikutuikue dozu"</text:p>
      <text:p text:style-name="P142">"enebada, orreri ez esan ezebe, eznirikuruikue da ta"</text:p>
      <text:p text:style-name="P142">"eznirikutuikue lez ibiltxen dxatzu a lameran"</text:p>
      <text:p text:style-name="P143">"zure lagune, eznirikutuko personie da"</text:p>
      <text:p text:style-name="P143"/>
      <text:p text:style-name="P143">Hitz konposatu hau hiru elementuk osatzen dute:</text:p>
      <text:p text:style-name="P143">/ez/ + /niri/ + ikutu/ &gt; eznirikutu/ + /riko &gt; eznirikuturikoa &gt; eznirikuitikoa/ /r/ galdu eta /oa/ &gt; /ue/</text:p>
      <text:p text:style-name="P143"/>
      <text:p text:style-name="P143">ESTRINKE<text:tab/><text:tab/>Estutu. Itsatsi.</text:p>
      <text:p text:style-name="P143"/>
      <text:p text:style-name="P143">"danok on gariez bertan estrinketa dxesarteko leko barik"</text:p>
      <text:p text:style-name="P143">"orraien kontra estrinke dau, da mosue emon tso"</text:p>
      <text:p text:style-name="P143">"zauzen lekuen be estrinke eingo zaitxut isillik ez pazauz"</text:p>
      <text:p text:style-name="P143">"ori erropie ez dxantzi, estrinketa dakozu te"</text:p>
      <text:p text:style-name="P143">"an dxun dxatzu a, gonie estrinketa popie be markata"</text:p>
      <text:p text:style-name="P143"/>
      <text:p text:style-name="P143">Seguru asko gaztelerako "trinear" aditza izango da hitz honen jatorria, aurretik ikusitako "desabandona" hitzean eta geroago ikusiko dugun "eztropeza" hitzean egin den bezala, &gt;ez&lt; <text:soft-page-break/>partikula aurretik jarrita:</text:p>
      <text:p text:style-name="P143"/>
      <text:p text:style-name="P143">/ez/ &gt; + /trinear/ &gt; eztrinkar &gt; eztrinke/</text:p>
      <text:p text:style-name="P143"/>
      <text:p text:style-name="P143">EZTROPEZA<text:tab/><text:tab/>Behaztopatu. Pertsona batekin topo egitea.</text:p>
      <text:p text:style-name="P143"/>
      <text:p text:style-name="P143">Kuriosoa da berba honen konposaketa. Gaztelerazko "tropezar" aditzari /ez/ ezezko partik-ula erantsita egin da. Baina hitz horren esanahia alderantzizkoa izanda ere, inolako enpatxu barik erabiltzen dugu. Ikusi dugu aurretik horren antzeko kazu bat "desabandona" hitza azaldu dugunean.</text:p>
      <text:p text:style-name="P143"/>
      <text:p text:style-name="P143">“goixien beragaz eztropeza nai da eztost ein kasurik pe"</text:p>
      <text:p text:style-name="P143">"arri mando bategaz eztropeza nai da izterra apurtu dot"</text:p>
      <text:p text:style-name="P143">"atigaz eztropeza da betondue baltzitxu, auri da ein dxotena"</text:p>
      <text:p text:style-name="P143">"eztropezaten eztropezaten, laistelatararte aillega nai"</text:p>
      <text:p text:style-name="P143"/>
      <text:p text:style-name="P144">FABORE<text:tab/><text:tab/>Alde egin. Bando egon.</text:p>
      <text:p text:style-name="P144"/>
      <text:p text:style-name="P144">"zu beti zauz beran fabore, ez zu ikusten txarto eitxen dauenik"</text:p>
      <text:p text:style-name="P144">"ez eiñ faborerik, txarrau de ta"</text:p>
      <text:p text:style-name="P144">"Ateletin fabore on bi gariez, geutie da ta"</text:p>
      <text:p text:style-name="P144">"gure atxitxek beti eitxen dosku fabore, baie amumak ez"</text:p>
      <text:p text:style-name="P144"/>
      <text:p text:style-name="P144">FALTA<text:tab/><text:tab/>Apurtu.</text:p>
      <text:p text:style-name="P144"/>
      <text:p text:style-name="P144">Arrantzale giroan erabilitako hitzak, gero, esparru zabalagoa hartu du.</text:p>
      <text:p text:style-name="P144"/>
      <text:p text:style-name="P144">"kuidadue okiñ txikota falta barik"</text:p>
      <text:p text:style-name="P144">"erresakiegaz txikotak falta da bapora ronpiolasen kontra dxun da"</text:p>
      <text:p text:style-name="P144">"auntxek pe falta eiñ dxau onek litxiek"</text:p>
      <text:p text:style-name="P144">"potxera falta-faltaka on da, ta eziñ ezan da apaidxue bota"</text:p>
      <text:p text:style-name="P144"/>
      <text:p text:style-name="P144">Gaztelerako "faltar" aditza erabiltzen da, baina zentzua "fallar" izango litzateke.</text:p>
      <text:p text:style-name="P144"/>
      <text:p text:style-name="P144">FALTADORIE<text:tab/>Pertsona zabarra.</text:p>
      <text:p text:style-name="P144"/>
      <text:p text:style-name="P144">"zu zara faltadorie, errespetorik ez takozune"</text:p>
      <text:p text:style-name="P144">"zelako faltadorie da ba, edozer esat<text:span text:style-name="T24">e</text:span>n tso personiri"</text:p>
      <text:p text:style-name="P144">"olako failadoriekaz eztot kure tratorik"</text:p>
      <text:p text:style-name="P144">"ni faltadorie, da zu zer zara ba?"</text:p>
      <text:p text:style-name="P144"/>
      <text:p text:style-name="P144">FAM<text:span text:style-name="T24">I</text:span>E<text:tab/><text:tab/>Fama. Erreputazioa. Ona zein txarra, baina gehienetan azken hau.</text:p>
      <text:p text:style-name="P144"/>
      <text:p text:style-name="P145">"fama txarra dako orrek enbriek, edozeiñegaz dabillela diñoie"</text:p>
      <text:p text:style-name="P145">"orrek beti okiñ dxau famie edonogaz dabillena"</text:p>
      <text:p text:style-name="P145">"zelako famie imin tsoie ba, andra koitxadie lotsatute dau"</text:p>
      <text:p text:style-name="P145">"olan por olan eitxen diez gauzek ela? Bestelako famie imiñ dxostie"</text:p>
      <text:p text:style-name="P145">"famie ona dako behintzat, eztaitx ona ezango badan baie"</text:p>
      <text:p text:style-name="P145"/>
      <text:p text:style-name="P145">FANDANGO<text:tab/><text:tab/>Pertsona gezurtia edo gauzak endredatuta, aldrebez edo nahastuta esaten dituena. Konparazioan ere erabikzen da.</text:p>
      <text:p text:style-name="P145">"ez ei<text:span text:style-name="T25">ñ</text:span> kasurik orreri, fandangue da ta"</text:p>
      <text:p text:style-name="P145">"fandangue be ez zara zu makala, olan gauzek kanbidxeten"</text:p>
      <text:p text:style-name="P145"><text:soft-page-break/>"niri deitxu fandangue! Persona arteza nai ni, zure aldien''</text:p>
      <text:p text:style-name="P145">"beran fandanguen arpidxegaz beituten tsu da ortik eztau urteten, berana ta berana"</text:p>
      <text:p text:style-name="P145">"isillik on zaitxez fandanguori!"</text:p>
      <text:p text:style-name="P145"/>
      <text:p text:style-name="P145">Nola sanu den hitz hau ez dago batere argi. Gaztelerako "fandango" hitzak "baile antiguo español" eta ''desorden", "tumulto" zentzua baititu.</text:p>
      <text:p text:style-name="P145"/>
      <text:p text:style-name="P145">FANDERO<text:tab/><text:tab/>Pensona fidagaitza. Gehienetan emakumeen artean erabiltzen da. Aurrekoaren zentzuaz ere erabiltzen da.</text:p>
      <text:p text:style-name="P145"/>
      <text:p text:style-name="P145">"zu bakixu zaran fanderue ederra, entzuten zun guztidxe fama bi zu"</text:p>
      <text:p text:style-name="P145">"zu fandero! Nire alabiri ikututen batzazu geidxau, zeuk atako zuz kontuek"</text:p>
      <text:p text:style-name="P145">"berak fandero andidxek esan tsuz orrek berbak? Ezin dxo arpeidxen?"</text:p>
      <text:p text:style-name="P145">"ni naiela fanderue? Da zeu zer zara ba, fandango andidxori?"</text:p>
      <text:p text:style-name="P145"/>
      <text:p text:style-name="P145">Aurreko hitzaren zentzu berbera ematen zaionez askotan, jatorria ere bera izan daitekeela pentsatzekoa da. Gaztelerako <text:span text:style-name="T26">"fandanguero" hitza honela geratuko litzateke hurrengo eboluzioa gertatuz:</text:span></text:p>
      <text:p text:style-name="P146"/>
      <text:p text:style-name="P146">/fandanguero &gt; fandangero &gt; fandanero &gt; fandaero &gt; fandero/</text:p>
      <text:p text:style-name="P146"/>
      <text:p text:style-name="P146">Baina beste hipotesi bat ere hor dago: "pandero" hitza hartuta egindakoa. Hitz honen definizioetariko bat "mujer necia y charlatana" da. Beraz ez da baztertzekoa hau ere, zeren eboluzioa askoz ere laburragoa izango litzateke: ez dago /p/ &gt; /f/ zaharra egitea baino.</text:p>
      <text:p text:style-name="P146"/>
      <text:p text:style-name="P146">Gainera, D.A.R.k &gt;fanderuen dirue&lt; "dinero escaso" esan nahi duena jaso du, Bermeoko hitza bezala azaltzen duelarik.</text:p>
      <text:p text:style-name="P146"/>
      <text:p text:style-name="P146">FARDELA<text:tab/><text:tab/>Pertsona gezurtia.</text:p>
      <text:p text:style-name="P146"/>
      <text:p text:style-name="P146">"fardelaue da, guzurrek baiño eztoitxuz esaten"</text:p>
      <text:p text:style-name="P146">"ez ezan fardela e? Enau guzurrek entzuteko ta"</text:p>
      <text:p text:style-name="P146">"au imie fardel utse da, goixerik gauera dau guzurrek esaten"</text:p>
      <text:p text:style-name="P146">"bai, fardeltxue bada, baie ain da politxe"</text:p>
      <text:p text:style-name="P146"/>
      <text:p text:style-name="P146">FARDELKEIDXEK<text:tab/><text:tab/>Gezurrak.</text:p>
      <text:p text:style-name="P146"/>
      <text:p text:style-name="P146">"fardelkeidxek esaten on da ta larritxu txuz an on dizen guztidxek"</text:p>
      <text:p text:style-name="P146">"fardelkeidxekaz bete-bete ein nau"</text:p>
      <text:p text:style-name="P146">"egidxek tizen moduen esaten txuz arek fardelkeidxek"</text:p>
      <text:p text:style-name="P146"/>
      <text:p text:style-name="P146">Argi dago Bermeon beste zentzu batez erabiltzen dela hitz hau.</text:p>
      <text:p text:style-name="P146"/>
      <text:p text:style-name="P146">FARRIE<text:tab/><text:tab/><text:tab/>Akordeoia.</text:p>
      <text:p text:style-name="P146"/>
      <text:p text:style-name="P146">"gure imiek farrie dxoten daki "</text:p>
      <text:p text:style-name="P146">"orkestie on da Mañun ela? Ez, farrie bakarrik"</text:p>
      <text:p text:style-name="P146">"gazte asko dabill farrie dxoten ikasten"</text:p>
      <text:p text:style-name="P147">"farrie dxoten ikasten bazu, neuk erosko tsut farra eder bat"</text:p>
      <text:p text:style-name="P147">"farrak prezidxo askotakuek dauz, baie au karuena da"</text:p>
      <text:p text:style-name="P147">FARRISTIE<text:tab/><text:tab/>Soinujolea.</text:p>
      <text:p text:style-name="P147"/>
      <text:p text:style-name="P147"><text:soft-page-break/>"farrie bai, baie farristerik ez"</text:p>
      <text:p text:style-name="P147">"ikasten dozunien zeu izango zara farristerik onena"</text:p>
      <text:p text:style-name="P147">"ez pentsa, farriste onak tauz Euskal Herridxen, Asier Loroño bat"</text:p>
      <text:p text:style-name="P147"/>
      <text:p text:style-name="P147">FIFITE<text:tab/><text:tab/>Txori txiki bat da. Izena izango du, baina hemen "fi fi fi" egiten duen txori bati deitzen zaio horrela. Konparazioan, ahots fina eta epela daukan pertsona da.</text:p>
      <text:p text:style-name="P147"/>
      <text:p text:style-name="P147">"enebada! Fifite da, bcra lez eitxen dau berba"</text:p>
      <text:p text:style-name="P147">"bestelako fifite dau or, entzun be ez dxatzo eitxen da"</text:p>
      <text:p text:style-name="P147">"altuau ein berba, fifite lez barik"</text:p>
      <text:p text:style-name="P147"/>
      <text:p text:style-name="P147">Bazegoen gizonezko bat, horrela berba egitearren, bere izena ahaztuta FIFIT zeritzona.</text:p>
      <text:p text:style-name="P147"/>
      <text:p text:style-name="P147">FIRMADEE<text:tab/><text:tab/>Sinadura.</text:p>
      <text:p text:style-name="P147"/>
      <text:p text:style-name="P147">"firrnadak batzien on diez, kaliek konponduten asteko eskatuten"</text:p>
      <text:p text:style-name="P147">"firmadie emoten dxun nai notaidxera"</text:p>
      <text:p text:style-name="P147">"firmadarik ezta emon bibar edonori"</text:p>
      <text:p text:style-name="P147"/>
      <text:p text:style-name="P147">FIRUE<text:tab/><text:tab/><text:tab/>Oso fina. Mehea</text:p>
      <text:p text:style-name="P147"/>
      <text:p text:style-name="P147">"au aridxe firue da , ensegida baten austen da"</text:p>
      <text:p text:style-name="P147">"ule firue dakozu lez, endreda be arin eitxen dxatzu"</text:p>
      <text:p text:style-name="P147">"ori imie firue lez dau, eztau dxaten ela?"</text:p>
      <text:p text:style-name="P147">"nongo lana firue erosi zu alabatxi, falta-faltaka dau"</text:p>
      <text:p text:style-name="P147"/>
      <text:p text:style-name="P148">FLAKEZIDXE<text:tab/>Trenputxarra.</text:p>
      <text:p text:style-name="P148"/>
      <text:p text:style-name="P148">"goixe guztidxen ezer artun barik zelako flakezidxe okiñ dxot ba"</text:p>
      <text:p text:style-name="P148">"neuk pe, atzo Bilbora dxun nai dxan barik eta bidien flakezidxe okiñ dxot"</text:p>
      <text:p text:style-name="P148"/>
      <text:p text:style-name="P148">FLOTAN<text:tab/><text:tab/>Azalean egotea.</text:p>
      <text:p text:style-name="P148"/>
      <text:p text:style-name="P148">"lapikuek ur asko okiñ dxau da lau indxaba flotan, da okela basik"</text:p>
      <text:p text:style-name="P148">"plaidxen on gariez, da uger eztakigu lez flotadorakaz ibil gariez flotan-flotan"</text:p>
      <text:p text:style-name="P148">"eiñ dxauen beste eurigaz kaderak flotan zapatan barruen"</text:p>
      <text:p text:style-name="P148">"arek esniek euli pillo bat okiñ dxau bitsen ganien flotan"</text:p>
      <text:p text:style-name="P148"/>
      <text:p text:style-name="P148">Gaztelerako ''flotando" gerundioa hartu da esanahi hori erabiltzeko; literalki hartu ere.</text:p>
      <text:p text:style-name="P148"/>
      <text:p text:style-name="P148">/flotando &gt; flotan/ Azken silaba galdu besterik ez du egin.</text:p>
      <text:p text:style-name="P148"/>
      <text:p text:style-name="P148">FORRA<text:tab/><text:tab/>Auto zaharra, trauskila. Batez ere karrozeria zaharra daukana.</text:p>
      <text:p text:style-name="P148"/>
      <text:p text:style-name="P148">"FORD" kotxe marka hartu zen aspaldi, esanahi hori emateko. Zentzu peioratiboan erabilia izan da beti.</text:p>
      <text:p text:style-name="P148"/>
      <text:p text:style-name="P148">"nora due beran kotxe forragaz ba, ezta aillegako ta"</text:p>
      <text:p text:style-name="P148">"ezkoganien erosiko kotxe for bategaz dxun diez Madrillera"</text:p>
      <text:p text:style-name="P148">"kotxe forra baie abille korriten"</text:p>
      <text:p text:style-name="P148">Antzina kotxe gutxi zegoenez, eta zeudenak marka horretakoak batzuk, zaharkiluta gelditutakoak, burla moduan erabiltzen zen. Gaur egun gutxi erabiltzen da autoei zegokienean.</text:p>
      <text:p text:style-name="P148"><text:soft-page-break/></text:p>
      <text:p text:style-name="P149">FOTA<text:tab/><text:tab/><text:tab/>Fanfarroi.</text:p>
      <text:p text:style-name="P149"/>
      <text:p text:style-name="P149">"ez esan ba, bera ezan fota da oiñ eztaitx nok auentako dauen"</text:p>
      <text:p text:style-name="P149">"bai, beti ezan da fota, da auto barridxe erosi dauenik eta ona geidxau"</text:p>
      <text:p text:style-name="P149">"aur dakozu fota, iñok bihar badau, alabiek ezkontza ona ein tso lez, artiek artun eziñik"</text:p>
      <text:p text:style-name="P149"/>
      <text:p text:style-name="P149">FRAKARROIEK<text:tab/>Bainujantzia.</text:p>
      <text:p text:style-name="P149"/>
      <text:p text:style-name="P149">"frakarroi barridxek galdu dotez Laiden"</text:p>
      <text:p text:style-name="P149">"frakarroi politxauek erosi txuz nire lagunek plazan"</text:p>
      <text:p text:style-name="P149">"Antxorako plaidxen danak oten diez frakarroi barik"</text:p>
      <text:p text:style-name="P149">"elejidxe onda frakarroietan or dendan"</text:p>
      <text:p text:style-name="P149"/>
      <text:p text:style-name="P149">Oso bitxia da hitz honen etimoa. Jakina da, sasoi baten bainujantzia arraiaduna izaten zela gehienetan. Hortik sartutako hitza literalki pasatu da euskarara.</text:p>
      <text:p text:style-name="P149"/>
      <text:p text:style-name="P149">Gaur egun ere oso erabilia izan arren, batez ere gizonezkoen bainujantzia definitzeko,"traje de bailue" hitzak ordezkatzen du ia beti.</text:p>
      <text:p text:style-name="P149"/>
      <text:p text:style-name="P149">FRAKONEZKIJEK<text:tab/>Aurretik &gt;entzaduek&lt; aipatu ditugu, itsasoko jantziak bezala. Oraingoan frakei dagokie bitz hau.</text:p>
      <text:p text:style-name="P149"/>
      <text:p text:style-name="P149">"frakónezkuek dxantzitxe nora due ba, arraiñik pe eztauie ekarri txe"</text:p>
      <text:p text:style-name="P149">"arck enbarkazifiuek arraiñe dakar antza, gixonak frakonezkuek takanie soiñien da"</text:p>
      <text:p text:style-name="P149">"frakonezko luzieidxek dakotez da estorba eitxen dostie"</text:p>
      <text:p text:style-name="P149"/>
      <text:p text:style-name="P149">Hitz hau konposatua da: &gt;fraka&lt; olanezkoak ("lona"). Frakak josi eta gero, linaza olioa ematen zitzaion. Gaur egun plastiko edo tela sintetikoz egindakoak izaten dira, baina izena mantentzen dute.</text:p>
      <text:p text:style-name="P149"/>
      <text:p text:style-name="P150">FUETA<text:tab/><text:tab/>Suziria.</text:p>
      <text:p text:style-name="P150"/>
      <text:p text:style-name="P150">"Gabon eguinen fuetigaz kortiñie erre dostien aurreko etzekuek"</text:p>
      <text:p text:style-name="P150">"proibidu ein biliki dauie fuetak botaten etzietatik"</text:p>
      <text:p text:style-name="P150">"gaur egun fuetak edonon erosten diez"</text:p>
      <text:p text:style-name="P150">"nire lobie fuetien zaratiegaz ikaratu eitxen da"</text:p>
      <text:p text:style-name="P150">"fuetin fuetigaz kalie be erre eiñ dxauie"</text:p>
      <text:p text:style-name="P150"/>
      <text:p text:style-name="P150">FUNTZUE<text:tab/><text:tab/>Tinua. Begia.</text:p>
      <text:p text:style-name="P150"/>
      <text:p text:style-name="P150">"destaiñek botaten ez dau obiaurik, zelako funtzue dako ba"</text:p>
      <text:p text:style-name="P150">"arridxe bota ta begidxen dxo, olako funtzurik"</text:p>
      <text:p text:style-name="P150">"nik funtzo ona dakot gero"</text:p>
      <text:p text:style-name="P150">"funtzu ona bakok, botaik au botillie aurra balkoire"</text:p>
      <text:p text:style-name="P150"/>
      <text:p text:style-name="P150">FURIDXE<text:tab/><text:tab/>Haserrea. Zenetik irtenda.</text:p>
      <text:p text:style-name="P150"/>
      <text:p text:style-name="P150">"ori esan tsonien beran furi guztidxegaz arpire lantza tsoz libruek"</text:p>
      <text:p text:style-name="P150">"amen dator furidxekaz, banuen eskapaten"</text:p>
      <text:p text:style-name="P150">"ona ez etorri furidxekaz, entzun zu?Asike trankilldxu"</text:p>
      <text:p text:style-name="P150"/>
      <text:p text:style-name="P150"><text:soft-page-break/>GABIÑETA / IE<text:tab/><text:tab/>Logela printzipala. Logelako altzariak.</text:p>
      <text:p text:style-name="P150"/>
      <text:p text:style-name="P150">"etziek takon gauzerik ederrena gabiñetie da"</text:p>
      <text:p text:style-name="P150">"eztot kure nik bentana bako gabiñetarik"</text:p>
      <text:p text:style-name="P150">"neure gabiñetie pintxe bi dot negargarridxen dau te"</text:p>
      <text:p text:style-name="P151">"ezkondu zanien beran amabesutakuek erregala tson gabiñetie"</text:p>
      <text:p text:style-name="P151">"aman gabiñetie eskuz eiñiekue da"</text:p>
      <text:p text:style-name="P151"/>
      <text:p text:style-name="P151">Hitz hau gaztelerazko "gabinete" tik datorrela argi dago, baina zentzua ez da zehatza, "tocador" esan nahi baitu, baina jende xurneen etxcan ez dago horrelako banaketarik, eta dena nabastuta agertzen zaigu, hau da: gela eta altzariak, denak batera.</text:p>
      <text:p text:style-name="P151"/>
      <text:p text:style-name="P151">GABILLOIE<text:tab/><text:tab/><text:tab/>Gabirai. Beti izaten da zentzu <text:span text:style-name="T27">l</text:span>izun edo harrapari moduan gizonezkoei aplikaturik.</text:p>
      <text:p text:style-name="P151">"ori gabilloie aurren imien atzien dabil, gaztexuek gustaten dxatzoz"</text:p>
      <text:p text:style-name="P151">"bestelako gabilloie dau or, imelapurre, imiek engañeten"</text:p>
      <text:p text:style-name="P151">"orrek gabilloiek dxakostak suertie, diro barik on, da oiñ aberastute"</text:p>
      <text:p text:style-name="P151">"gabilloie ederra ori, iñon lepotik bixi dana"</text:p>
      <text:p text:style-name="P151"/>
      <text:p text:style-name="P151">GABONTZA<text:tab/><text:tab/><text:tab/>Ahohandi. Ozenki berba egiten duena.</text:p>
      <text:p text:style-name="P151"/>
      <text:p text:style-name="P151">"ez ezan gabontza, Lamerako jente guztidxe geuri begire dau te"</text:p>
      <text:p text:style-name="P151">"isillik ongo zara gabontzori"</text:p>
      <text:p text:style-name="P151">"gabontza lez dabill, beti aldarrike"</text:p>
      <text:p text:style-name="P151">"bestelako gabontza dau or, danak enteratie gu dau ela?"</text:p>
      <text:p text:style-name="P151"/>
      <text:p text:style-name="P151">Argi dago gau-hontzaren boz lodia edo gogorra hartu dela eredutzat konparazioa egiteko. </text:p>
      <text:p text:style-name="P151">Azkuek beste zentzu batez jaso du "persona hurafia" definitzen du eta Mundakan jartzen du.</text:p>
      <text:p text:style-name="P151"/>
      <text:p text:style-name="P152">GAIÑE / KUE<text:tab/><text:tab/>Haina. Hainakoa.</text:p>
      <text:p text:style-name="P152"/>
      <text:p text:style-name="P152">"orren gaiñekue neu be banai, asike ezteidxela arrotu"</text:p>
      <text:p text:style-name="P152">"zure gaiñe neuk pe bakitx"</text:p>
      <text:p text:style-name="P152">"aren gaiñekue zarala ta, ez ein gero berak eitzen dauena"</text:p>
      <text:p text:style-name="P152">"aurren gaiñe loditxu nai da oraiñ ezin nai argaldu"</text:p>
      <text:p text:style-name="P152"/>
      <text:p text:style-name="P152">Ez dauka D.A.R.k jaso duen zentzua.</text:p>
      <text:p text:style-name="P152"/>
      <text:p text:style-name="P152">/haina &gt; gaina &gt; gaiña &gt; gaiñe/.</text:p>
      <text:p text:style-name="P152">/hainakoa &gt; gaiñekue/</text:p>
      <text:p text:style-name="P152"/>
      <text:p text:style-name="P152">GALAPA/N<text:tab/><text:tab/><text:tab/>Zamalkan. Abiadura handia, baina oinez.</text:p>
      <text:p text:style-name="P152"/>
      <text:p text:style-name="P152">"zelako galapie daruc ba, eztau atrapako iñok"</text:p>
      <text:p text:style-name="P152">"bai, galapa andidxe darue, izter luziek pe badakoz da"</text:p>
      <text:p text:style-name="P152">"arek bidxek tuez galapan, iñok ez atrapateko"</text:p>
      <text:p text:style-name="P152"/>
      <text:p text:style-name="P152">GALTZEIDXE<text:tab/><text:tab/>Galera. Galketak.</text:p>
      <text:p text:style-name="P152"/>
      <text:p text:style-name="P152">"galtzei andidxek okiñ dxauie, da oiñ aur dabiltzez zer eiñ ezien"</text:p>
      <text:p text:style-name="P152">"galtzeidxek danok okiñ dxu, da amen eztau besterik auentatie baiño"</text:p>
      <text:p text:style-name="P152">"galtzeidxe ezta ezan ain andidxe, errekuperako dauie"</text:p>
      <text:p text:style-name="P152"><text:soft-page-break/></text:p>
      <text:p text:style-name="P152">GALUFUE<text:tab/><text:tab/><text:tab/>Alferraundi.</text:p>
      <text:p text:style-name="P152"/>
      <text:p text:style-name="P152">"galufue galufuekaiñe errime, auri bai dok egidxe"</text:p>
      <text:p text:style-name="P152">"beran amak eztau gure entzun semie galufue dakona"</text:p>
      <text:p text:style-name="P152">"ezpadau gure entzun be, aren sernie galufue da.</text:p>
      <text:p text:style-name="P152"/>
      <text:p text:style-name="P152">Gaztelerako "golfo" hitzetik sartua dela dirudi.</text:p>
      <text:p text:style-name="P152"/>
      <text:p text:style-name="P153">GANBELIE<text:tab/><text:tab/>Tartera handia.</text:p>
      <text:p text:style-name="P153"/>
      <text:p text:style-name="P153">"oiñ ganbela andidxek eitxen diez, mille lagunentzako dxatekue eitxeko modukuek"</text:p>
      <text:p text:style-name="P153">"orrenbestekuek? Nik pentsa dot baporeko ganbelie dala andidxena"</text:p>
      <text:p text:style-name="P153">"zeuk bai pentsa. Esaixu Marko Pollori beran ganbelie ikusteko"</text:p>
      <text:p text:style-name="P153">"ai arek, laster ganbelan konkursue eingo dau"</text:p>
      <text:p text:style-name="P153"/>
      <text:p text:style-name="P153">GANGARRA<text:tab/><text:tab/>Aldarrika berba eta barre egiten duen emakumea. Ez da harroputza hiztegian datorren zentzuan.</text:p>
      <text:p text:style-name="P153"/>
      <text:p text:style-name="P153">"zure nebien andrie gangarraue da, ezta bape fifie"</text:p>
      <text:p text:style-name="P153">"gangarra dala esan dot eta alan da"</text:p>
      <text:p text:style-name="P153">"aur due ori gangarra, mutillekaiñe"</text:p>
      <text:p text:style-name="P153">"gangarra lez ibill dxe Lamera guztidxen atentziñue deitxuten"</text:p>
      <text:p text:style-name="P153"/>
      <text:p text:style-name="P153">Adjektibo funtzioa beletzen du.</text:p>
      <text:p text:style-name="P153"/>
      <text:p text:style-name="P153">GANGARKEIDXEK<text:tab/><text:tab/>Nabarmenkeriak.</text:p>
      <text:p text:style-name="P153"/>
      <text:p text:style-name="P153">"gangarkeidxei itxi bakien da artun zentzune"</text:p>
      <text:p text:style-name="P153">"gangarkeidxek eitxen ibill dxe mutillen aurrien"</text:p>
      <text:p text:style-name="P153">"ikusi bazun aren gangarkeidxek, lotsatu eingo zaran"</text:p>
      <text:p text:style-name="P153">"badaitx nik arek gangarkei asko eitxen txuzena"</text:p>
      <text:p text:style-name="P153"/>
      <text:p text:style-name="P153">/gangar/ + /keria/ &gt; gangarkeria &gt; gangarkeidxek/</text:p>
      <text:p text:style-name="P153">Izenaren funtzioa betetzen du.</text:p>
      <text:p text:style-name="P153"/>
      <text:p text:style-name="P153">Bi hitz hauek ez dute, Azkuek edo D.A.R.k eman dieten zentzua, Hauek, "fatuidad" , "engreimiento" zentzuaz azaltzen dute, baina Bermeon, zorakeriak egiten dituen bat izango da.</text:p>
      <text:p text:style-name="P153"/>
      <text:p text:style-name="P154">GANGILLOI<text:tab/><text:tab/>Alperra. Lanari ixo egiten diona.</text:p>
      <text:p text:style-name="P154"/>
      <text:p text:style-name="P154">"gangilloie bada ikastie dako zer dan biar eitxie"</text:p>
      <text:p text:style-name="P154">"garridxe okertutie ez dxatzo gustaten gangilloie dalakon"</text:p>
      <text:p text:style-name="P154">"gangilloie lez dabill ara ta ona ezer ein barik"</text:p>
      <text:p text:style-name="P154">"iitok eztau gure gangilloirik etzien"</text:p>
      <text:p text:style-name="P154"/>
      <text:p text:style-name="P154">Azkuek bere hiztegian Mundakako hitza bezala jaso duen &gt;gangil&lt; hitzaren bariante bat izan daiteke. Bermeon, handitasuna emateko erabiltzen den gaztelerako —on-atzizkia, &gt;oi&lt; bihurtzen da. <text:s/>Beraz, honela geratuko litzateke /gangil + oi &gt; gangilloi/</text:p>
      <text:p text:style-name="P154"/>
      <text:p text:style-name="P154">GANGUS<text:tab/><text:tab/>Sekula lanerako gogorik ez duena.</text:p>
      <text:p text:style-name="P154"/>
      <text:p text:style-name="P154"><text:soft-page-break/>"orregaz, gangusegaz ibilltxeko be asko bihar da gero"</text:p>
      <text:p text:style-name="P154">"ganguse! Artun biarrerako maniue"</text:p>
      <text:p text:style-name="P154">"esan tzazu bateri. Orrek gangusek kasu eingo tsula pentsaten zula? Erretute zauz"</text:p>
      <text:p text:style-name="P154"/>
      <text:p text:style-name="P154">GANOKA<text:tab/><text:tab/>Alperra. Lanerako gogo gutxi daukan pertsona.</text:p>
      <text:p text:style-name="P154"/>
      <text:p text:style-name="P154">Aurrekoaren sinonimoa izan daiteke, baina kasu honetan gizon eta andrazkoentzat.</text:p>
      <text:p text:style-name="P154"/>
      <text:p text:style-name="P154">"ganoka, abrebidxue artun"</text:p>
      <text:p text:style-name="P154">"etsoie itxi orregaz mutillegaz ibilltxen ganoka dalako"</text:p>
      <text:p text:style-name="P154">"ganoka dalez, iñok eztau gurc enbarka" "ganoka ezatitxik bota dauie kanpora frabiketik"</text:p>
      <text:p text:style-name="P154"/>
      <text:p text:style-name="P154">Azkuek eskualde honetako herrietan esaten dcn hitz.a bezala jaso du, baina zentzua "mujer desmañada" da.</text:p>
      <text:p text:style-name="P154"/>
      <text:p text:style-name="P154">Azkuek ere hiztegian Mundaka eta Bermeorako jaso du esanahi honekin.</text:p>
      <text:p text:style-name="P154"/>
      <text:p text:style-name="P155">GARDOSTU<text:tab/><text:tab/>Erdizka egin.</text:p>
      <text:p text:style-name="P155"/>
      <text:p text:style-name="P155">"dxatekue gardostute itxi dotelez, Lamerara nuen"</text:p>
      <text:p text:style-name="P155">"biarrak pc gardostute dauz, asike, kalera!"</text:p>
      <text:p text:style-name="P155">"bidxar domekie dalez, gaur itxiko dot dxatekue gardostute"</text:p>
      <text:p text:style-name="P155"/>
      <text:p text:style-name="P155">GARGAIDXO<text:tab/>Samako gorroa.</text:p>
      <text:p text:style-name="P155"/>
      <text:p text:style-name="P155">"zer dakozu saman ba, gargaidxue dakozu le?"</text:p>
      <text:p text:style-name="P155">"sarnan okiñ dxoten gargaidxuegaz berbarik pe eziñ eiñ"</text:p>
      <text:p text:style-name="P155">"gargaidxukaz samie zarratute dakot"</text:p>
      <text:p text:style-name="P155"/>
      <text:p text:style-name="P155">Gaztelerako "gargajo" bera da, baina fonetikaz ezberdintzen da.</text:p>
      <text:p text:style-name="P155">/gargajo &gt; gargaijo/ &gt;i&lt; bat desarroilatuz gero.</text:p>
      <text:p text:style-name="P155"/>
      <text:p text:style-name="P155">GARRA<text:tab/><text:tab/>Olatu handiak daudenean itsasoak ateratzen duen laino kresaltsua. Baina konparazioan, beste kasu batzuetan bezala, bronka botatzea ere izango da.</text:p>
      <text:p text:style-name="P155"/>
      <text:p text:style-name="P155">"itxosoko garragaz landara guztidxe galdu de"</text:p>
      <text:p text:style-name="P155">"aixiek beste mandarantz eruten dau garra"</text:p>
      <text:p text:style-name="P155">"itxosoko garra artzien dauien piperrak eta tomatiek gozuauek tiez"</text:p>
      <text:p text:style-name="P155">"garragaz datorren kresala mosuetan be pega eitxen da"</text:p>
      <text:p text:style-name="P155"/>
      <text:p text:style-name="P155">GARRANTZIDXO<text:tab/>Pasatuta dagoena. Galduta. Zentzu figuratuan modatik pasatuta.</text:p>
      <text:p text:style-name="P155"/>
      <text:p text:style-name="P155">"oraiñ arte lagun andidxek ezan diez, da oraiñ garrantzidxue aillega dxatzo errenkidxeri la?"</text:p>
      <text:p text:style-name="P155">"ez dxan ori urdidxe, garrantzidxue dako ta"</text:p>
      <text:p text:style-name="P155">"garrantzidxo useiñe dakoie onek kaltzetiñek"</text:p>
      <text:p text:style-name="P156">"eztot guzan esan baie arek pastelak garrantzidxotute dauzela pentsaten dot"</text:p>
      <text:p text:style-name="P156"/>
      <text:p text:style-name="P156">Azkuek jaso du bere hiztegian baina zentzu mugatuagoan, berak Gernikarako ernaten du eta "rancio del tocino" jartzen du.</text:p>
      <text:p text:style-name="P156"/>
      <text:p text:style-name="P156">/garrantzia &gt; garrantzijo/</text:p>
      <text:p text:style-name="P156"/>
      <text:p text:style-name="P156"><text:soft-page-break/>GAUE<text:tab/><text:tab/><text:tab/>Energia gabeko pensona.</text:p>
      <text:p text:style-name="P156"/>
      <text:p text:style-name="P156">"arek eztau eingo barre askorik, gaue da ta"</text:p>
      <text:p text:style-name="P156">"ez eistazu esan, bera gaue gustaten dxatzunik"</text:p>
      <text:p text:style-name="P156">"gaue bada be, neuretzat iñor baiño obiaue"</text:p>
      <text:p text:style-name="P156">"beragaz gauegaz pasa bi zan dot gau guztidxe, da idxe luek artun"</text:p>
      <text:p text:style-name="P156"/>
      <text:p text:style-name="P156">GAUZEZTANA<text:tab/>Eskasa. Garatu gabekoa. Balio gutxikoa.</text:p>
      <text:p text:style-name="P156"/>
      <text:p text:style-name="P156">"aregaz mutillegaz asi de...beragaz gauzeztanagaz..."</text:p>
      <text:p text:style-name="P156">"gauzeztizen sagarrak erosi txuz, merke dizela ta"</text:p>
      <text:p text:style-name="P156">"ez eixu artun ori gauzeztana, artuixu beste bat obiaue"</text:p>
      <text:p text:style-name="P156">"gauzeztizen pelikulek tauz botaten"</text:p>
      <text:p text:style-name="P156"/>
      <text:p text:style-name="P156">Azkuek ez du jaso bere hiztegian, baina bai D.A.E.k, "inutil", "inservible" zentzuaz.</text:p>
      <text:p text:style-name="P156"/>
      <text:p text:style-name="P156">GAUZE BAT<text:tab/><text:tab/>Deigarrizko lokuzioa.</text:p>
      <text:p text:style-name="P156"/>
      <text:p text:style-name="P156">"ez, ori eztot entzun, baie gauze bat, eztot dxakin zure aman lagune ill dxenik"</text:p>
      <text:p text:style-name="P156">"Maria, gauze bat, zure amak esan dau etzera dxuteko"</text:p>
      <text:p text:style-name="P156">"gauzetxu bet, beiñola ikusi dun enbrie, apaidxue eitxen ikusi dauie"</text:p>
      <text:p text:style-name="P156"/>
      <text:p text:style-name="P156">Azken esaldi honetan, lokuzio hori diminutiboan jarri da.</text:p>
      <text:p text:style-name="P156"/>
      <text:p text:style-name="P157">GIBARROI<text:tab/><text:tab/>Atun eta zimarroien gibela.</text:p>
      <text:p text:style-name="P157"/>
      <text:p text:style-name="P157">"gibarroie dxan dot eta pitxoirik pez gozuau"</text:p>
      <text:p text:style-name="P157">"bakixu zelan oten dan gozo gibarroie, erreta"</text:p>
      <text:p text:style-name="P157">"neure amak pe erreta imitxen txuz gibarroeiek"</text:p>
      <text:p text:style-name="P157">"gibarroien koloreko odola bota dau autik"</text:p>
      <text:p text:style-name="P157"/>
      <text:p text:style-name="P157">Azken esaldian konparazioan sartu da hitz hori.</text:p>
      <text:p text:style-name="P157"/>
      <text:p text:style-name="P157">/gibel/ /marroi/ &gt;gibelmarroi &gt; gibamarroi &gt;gibarroi/</text:p>
      <text:p text:style-name="P157"/>
      <text:p text:style-name="P157">GILTZEK<text:tab/><text:tab/>Lokiak.</text:p>
      <text:p text:style-name="P157"/>
      <text:p text:style-name="P157">"giltzetako miñe dakot, eztaitx zer dakoten"</text:p>
      <text:p text:style-name="P157">"golpie giltzetan emon tsolez, siku itxi dau bertan"</text:p>
      <text:p text:style-name="P157">"giltzetan artzien dan golpie txar-txarra da"</text:p>
      <text:p text:style-name="P157"/>
      <text:p text:style-name="P157">GINDULEK<text:tab/><text:tab/>Barrabilak.</text:p>
      <text:p text:style-name="P157"/>
      <text:p text:style-name="P157">"beran gindulek aidien ibill txuz plaidxen"</text:p>
      <text:p text:style-name="P157">"ginduletan dxo dau enbriek eta bienganera dxeusi de konorte barik"</text:p>
      <text:p text:style-name="P157">"gindulei agarrata, iñor lotsatuten, danan aurretik pasa da"</text:p>
      <text:p text:style-name="P157"/>
      <text:p text:style-name="P157">Hitz hau nahiko berria da eta ia gazteen artean baino ez da entzuten.</text:p>
      <text:p text:style-name="P157"/>
      <text:p text:style-name="P157">GLORIDXEN<text:tab/><text:tab/>Gozotan.</text:p>
      <text:p text:style-name="P157">"kantsata nauenien gloridxen oten nai oien tunbeta"</text:p>
      <text:p text:style-name="P157">"ai ze ondo dau berton ba, au de gloridxe!"</text:p>
      <text:p text:style-name="P157"><text:soft-page-break/>"otz dauenien etzien oten da obien, kalefazinotxuen onduen, gloridxen"</text:p>
      <text:p text:style-name="P157"/>
      <text:p text:style-name="P158">GOBERNA<text:tab/><text:tab/>Kasu honetan ez da erabiltzen hitzaren zentzu zehatzean, zaindu edo jagon zentzuaz baizik. Pensonak eta gauzak izan daitezke.</text:p>
      <text:p text:style-name="P158"/>
      <text:p text:style-name="P158">"imiek goberna ta gero kalera dxungo nai"</text:p>
      <text:p text:style-name="P158">"ama ta aitxe be ondo gobema txuz arek"</text:p>
      <text:p text:style-name="P158">"ondo gobemata, kotxiek urte asko auentaten dau"</text:p>
      <text:p text:style-name="P158">"txarto gobema ezkero barritz, egun bi bakarrik"</text:p>
      <text:p text:style-name="P158">"eztakidxe gauzek gobematen be, esko txarridxek takoie ta"</text:p>
      <text:p text:style-name="P158"/>
      <text:p text:style-name="P158">Gaztelerako "gobernar" hitz hori erabiltzen da honelako esaldiak egiteko.</text:p>
      <text:p text:style-name="P158"/>
      <text:p text:style-name="P158">GOGORTADA<text:tab/>Gogor agirika egin.</text:p>
      <text:p text:style-name="P158"/>
      <text:p text:style-name="P158">"aita, egin marrada baina gogortada barik"</text:p>
      <text:p text:style-name="P158">"ez eiñ gogortadarik triste nau te"</text:p>
      <text:p text:style-name="P158">"gogortadiek zuri belarri batetik sartun da bestetik urteten tsu"</text:p>
      <text:p text:style-name="P158">"ezpaztazu gogortadarik eitxen gauze bat esango tzut"</text:p>
      <text:p text:style-name="P158"/>
      <text:p text:style-name="P158">GOITXARRAK<text:tab/>Arrantzale giputzak. Mutrikutik goranzkoak.</text:p>
      <text:p text:style-name="P158"/>
      <text:p text:style-name="P158">"goitxarrak orretan abillek tiez"</text:p>
      <text:p text:style-name="P158">"gure baporatan ez dabill goitxarrik"</text:p>
      <text:p text:style-name="P158">"goitzarrak eta betarrak eztiez konponduten"</text:p>
      <text:p text:style-name="P158"/>
      <text:p text:style-name="P158">Ikusten denez, banaketa honek erdian uzten ditu bizkaitar arrantzaleak. Ez da ezagutzen hauen definiziorik.</text:p>
      <text:p text:style-name="P158"/>
      <text:p text:style-name="P158">GONBITXE<text:tab/><text:tab/>Oka egin.</text:p>
      <text:p text:style-name="P158"/>
      <text:p text:style-name="P158">"ez gonbitxe dxaten zune, entzun zu?"</text:p>
      <text:p text:style-name="P158">"dxan dauen dana gonbitxe dau"</text:p>
      <text:p text:style-name="P158">"gau guztidxen on nai gonbitxcten, zeozek eiñ dxost kalte"</text:p>
      <text:p text:style-name="P158"/>
      <text:p text:style-name="P158">Aditzaren funtzioa betetzen du.</text:p>
      <text:p text:style-name="P158"/>
      <text:p text:style-name="P159">GONBITXOKA<text:tab/>Oka egiten.</text:p>
      <text:p text:style-name="P159"/>
      <text:p text:style-name="P159">"trabenatik urten dauenien gonbitxoka asi de"</text:p>
      <text:p text:style-name="P159">"bieja osue eiñ dxau gonbitxoka"</text:p>
      <text:p text:style-name="P159">"bera ikusten doten bakotxien gonbitxoka asten nai"</text:p>
      <text:p text:style-name="P159"/>
      <text:p text:style-name="P159">Adberbio funtzioan agertzen da.</text:p>
      <text:p text:style-name="P159"/>
      <text:p text:style-name="P159">GONBITXUEK<text:tab/>Gorakadak.</text:p>
      <text:p text:style-name="P159"/>
      <text:p text:style-name="P159">"akaba danien itxosoko bueltie gonbitxuek garbitxu biar"</text:p>
      <text:p text:style-name="P159">"askatan bota itxuz gonbitxuek"</text:p>
      <text:p text:style-name="P159">"gonbitxo larridxegaz on nai egun guztidxen"</text:p>
      <text:p text:style-name="P159">"gonbitxo larridxe emoten dost berak mutillek"</text:p>
      <text:p text:style-name="P159"/>
      <text:p text:style-name="P159"><text:soft-page-break/>Izena bezala erabiltzen da.</text:p>
      <text:p text:style-name="P159"/>
      <text:p text:style-name="P159">GONBIZE<text:tab/><text:tab/>Itsas kabra baino ilunagoa eta haragi gogorragoa dauka. Askorentzat onena.</text:p>
      <text:p text:style-name="P159"/>
      <text:p text:style-name="P159">"goinbize itxaskabrie baiño gozuaue da"</text:p>
      <text:p text:style-name="P159">"goinbizen sue sartun dxast da zoldu eiñ dxast atzamarra"</text:p>
      <text:p text:style-name="P159">"gonbiz txikitxu batzuk erosi dotez prijite dxateko"</text:p>
      <text:p text:style-name="P159"/>
      <text:p text:style-name="P159">GORAZKO/UE<text:tab/>Korrokada.</text:p>
      <text:p text:style-name="P159"/>
      <text:p text:style-name="P159">"ajj, gorazkue datost, ori ezer dxan barik"</text:p>
      <text:p text:style-name="P159">"gorazkuek kentzieko bikarbonatue da ona"</text:p>
      <text:p text:style-name="P159">"gorazkue botaten dauenien berakatz useiñe botaten dau"</text:p>
      <text:p text:style-name="P159"/>
      <text:p text:style-name="P159">Azkuek hitz honi "nauseas" zentzua <text:span text:style-name="T28">e</text:span>maten dio eta P.M.k antzeko zerbait azaltzen du.</text:p>
      <text:p text:style-name="P159"/>
      <text:p text:style-name="P160">GORGOILLE<text:tab/><text:tab/>Samako hezurra.</text:p>
      <text:p text:style-name="P160"/>
      <text:p text:style-name="P160">"gorgoilerarte nau beteta"</text:p>
      <text:p text:style-name="P160">"gorgoille ebaiko dostela eztost esan ba"</text:p>
      <text:p text:style-name="P160"/>
      <text:p text:style-name="P160">GORMANTA<text:tab/><text:tab/>Tripontzia.</text:p>
      <text:p text:style-name="P160"/>
      <text:p text:style-name="P160">"ori imie gormanta da, atrapaten dauen dana dxan bi dau"</text:p>
      <text:p text:style-name="P160">"gormantak badauz amen etzien"</text:p>
      <text:p text:style-name="P160">"ez ezan gormanta da dxan biden moduen"</text:p>
      <text:p text:style-name="P160"/>
      <text:p text:style-name="P160">GOSEKILLE<text:tab/><text:tab/>Goseaz hiltzen dagoena. Gosetia. Arestian aberastutakoa.</text:p>
      <text:p text:style-name="P160"/>
      <text:p text:style-name="P160">"gosekille ezan bada atxiñe, gaur beitu berari"</text:p>
      <text:p text:style-name="P160">"beti dau dxan da dxan, gosekill utse da"</text:p>
      <text:p text:style-name="P160">"gosekillen arpidxe okiñ arren, eztau dxan barik"</text:p>
      <text:p text:style-name="P160">"zer diño berak gosekillek ba, aztu dxatzo areri, geuri meridxandak ostuten ezan doskune"</text:p>
      <text:p text:style-name="P160"/>
      <text:p text:style-name="P160">GOZODXALE<text:tab/>Gozozalea.</text:p>
      <text:p text:style-name="P160"/>
      <text:p text:style-name="P160">"alabatxi, gozodxalenekue imingo tsue ixixena"</text:p>
      <text:p text:style-name="P160">"ba ni enai bape gozodxalie"</text:p>
      <text:p text:style-name="P160">"gozodxalie ezan balekinai, atiek pe artun bez"</text:p>
      <text:p text:style-name="P160"/>
      <text:p text:style-name="P160">GRAKADA<text:tab/><text:tab/>Hezurren bihurdura. Lunbagoko bihurdura. </text:p>
      <text:p text:style-name="P160"/>
      <text:p text:style-name="P160">"garridxen eiñ dxau grakadie ta medikuek esan tzo ez dxuteko itxosora"</text:p>
      <text:p text:style-name="P160">"izterrien eiñ dxau grakadie fubolien dabillela"</text:p>
      <text:p text:style-name="P160">"zelako grakadie asma dot belaunien ba, pentsa dot apurtu eiñ dxastela"</text:p>
      <text:p text:style-name="P160"/>
      <text:p text:style-name="P160">Hitz hau onomatopeiazkoa da.</text:p>
      <text:p text:style-name="P160"/>
      <text:p text:style-name="P160">Azkuek bere hiztegiko gehigarrian azaltzen du, baina berak "graznido" zentzuaz definitzen du.</text:p>
      <text:p text:style-name="P160"/>
      <text:p text:style-name="P160">GRAKU<text:tab/><text:tab/>Besteak baino indartsuagoa dela eman nahi duen gizonezkoa. "Tarzan" dela pentsatzen duena.</text:p>
      <text:p text:style-name="P160"><text:soft-page-break/></text:p>
      <text:p text:style-name="P160">"zer da bera morroie ba, graku da la?"</text:p>
      <text:p text:style-name="P160">"grakun antzeko bat agertu dxaskun dxantzan gauzela"</text:p>
      <text:p text:style-name="P160">"txo, graku, saltaik auna orrenbestekue bazara"</text:p>
      <text:p text:style-name="P160"/>
      <text:p text:style-name="P160">GROKADA<text:tab/><text:tab/>Korrokada</text:p>
      <text:p text:style-name="P160"/>
      <text:p text:style-name="P160">"grokadaka nau egun santo guztidxen"</text:p>
      <text:p text:style-name="P160">"grokadiegaz batera datost dxan dotena"</text:p>
      <text:p text:style-name="P160">"grokada zaratatsuek botaten zuz''</text:p>
      <text:p text:style-name="P160">"grokadak botaten kantsata nau"</text:p>
      <text:p text:style-name="P160"/>
      <text:p text:style-name="P160">&gt;korrokada&lt; hitzaren bariante bat izango da.</text:p>
      <text:p text:style-name="P160"/>
      <text:p text:style-name="P160">GRIKO<text:tab/><text:tab/>Lapurtu.</text:p>
      <text:p text:style-name="P160"/>
      <text:p text:style-name="P160">"amen partikaran okiñ dxotazak baie griko eiñ dxostazak berak"</text:p>
      <text:p text:style-name="P160">"abille dok ori griko eitxen"</text:p>
      <text:p text:style-name="P160">"zeuk pe non okin dxozak ba, dxakin ezkero griko eitxen obiaurik eztauena"</text:p>
      <text:p text:style-name="P160"/>
      <text:p text:style-name="P160">GUARDA!<text:tab/><text:tab/>Kendu!</text:p>
      <text:p text:style-name="P160"/>
      <text:p text:style-name="P160">"guarda ortik enbarazuen zauz de"</text:p>
      <text:p text:style-name="P160">"guarda txo, neuk eingo dxotak eta"</text:p>
      <text:p text:style-name="P161"><text:span text:style-name="T29">"</text:span>guarda, guarda, amen dator graku te"</text:p>
      <text:p text:style-name="P161"/>
      <text:p text:style-name="P161">Arrantzale giroan erabilitako hitz honek, gaur egun erabilera zabalagoa dauka.</text:p>
      <text:p text:style-name="P161"/>
      <text:p text:style-name="P161">GUARDABAJO<text:tab/>Behera etorri. Jausi.</text:p>
      <text:p text:style-name="P161"/>
      <text:p text:style-name="P161">"guardabajo dxeusi de, da eiñ dxuzen biarrak alperrik"</text:p>
      <text:p text:style-name="P161">"an due andamiñue guardabajo, eskerrak iñor eztauena atrapa azpidxen"</text:p>
      <text:p text:style-name="P161">"banue eskillaratatik eta alako baten anutak guardabajo"</text:p>
      <text:p text:style-name="P161">"ezpatzon agarraten an dxungo zan guardabajo"</text:p>
      <text:p text:style-name="P161"/>
      <text:p text:style-name="P161">Hitz hau ere portuko giroan erabiltzen zen, baina, gaur egun, denek erabiltzen dute normalki.</text:p>
      <text:p text:style-name="P161"/>
      <text:p text:style-name="P161">GULERI<text:tab/><text:tab/>Jaki bereziak. Finak. <text:s/>Gozoak.</text:p>
      <text:p text:style-name="P161"/>
      <text:p text:style-name="P161">"orreri bakixu zer gustaten dxalzon, guleridxek"</text:p>
      <text:p text:style-name="P161">"eztau dirorik guleridxek erosteko"</text:p>
      <text:p text:style-name="P161">"guleridxeri danak imitxen tzoie arpi ona"</text:p>
      <text:p text:style-name="P161">"zelan dxango dau eguerdidxe ba, guleridxek dxaten on ezkero"</text:p>
      <text:p text:style-name="P161"/>
      <text:p text:style-name="P161">Gaztelerazko "gula" hitzari &gt;eri&lt; atzizkia jarri zaio beste kasu askotan bezala.</text:p>
      <text:p text:style-name="P161"/>
      <text:p text:style-name="P161">GUREZANA<text:tab/><text:tab/>Maitasuna.</text:p>
      <text:p text:style-name="P161"/>
      <text:p text:style-name="P161">"gurezanik ezpadau, obeto ontxerik itxitxie"</text:p>
      <text:p text:style-name="P161">"guretan andidxe dakotsut, baie kanpora dxun bi dotelez itxi in bi zaitxut"</text:p>
      <text:p text:style-name="P161">"atzoko pelikuleko neskiek eztotso okiñ gurezanik, bestigaz on da enamorata ta"</text:p>
      <text:p text:style-name="P161">"gurezan bako ezkontziek beti urteten dau txarto"</text:p>
      <text:p text:style-name="P161"><text:soft-page-break/></text:p>
      <text:p text:style-name="P162">GUZIK<text:tab/><text:tab/>Gura ez. Edozein aditzekin.</text:p>
      <text:p text:style-name="P162"/>
      <text:p text:style-name="P162">"au imie dxon guzik tau"</text:p>
      <text:p text:style-name="P162">"zure alabie neureñe etor guzik on da"</text:p>
      <text:p text:style-name="P162">"zeu be aur zuuz bera ikusi guzik"</text:p>
      <text:p text:style-name="P162"/>
      <text:p text:style-name="P162">Hitz honen konposizioa beste bat behar luke izan, zeren osagaiak &gt;gura&lt; eta &gt;ezean&lt; dira. Beraz honela: /gura ezean/. Baina horren ordez &gt;ezik&lt; esIduientea sartu da, nahiz eta beste zentzu bat izan.</text:p>
      <text:p text:style-name="P162"/>
      <text:p text:style-name="P162">/gura/ + /ezik/ &gt; guraezik &gt; gurazik &gt; guzik/</text:p>
      <text:p text:style-name="P162"/>
      <text:p text:style-name="P162">Horren zergatia ez dago argi. Beste kasu askotan bezala, ilun geratzen da.</text:p>
      <text:p text:style-name="P162"/>
      <text:p text:style-name="P162">IBILTXUN<text:tab/><text:tab/>Parranda asko, gaurik gauerdi dabilen pertsona.</text:p>
      <text:p text:style-name="P162"/>
      <text:p text:style-name="P162">"diruek gastaten dabiltzu a, ibiltxun zantarra"</text:p>
      <text:p text:style-name="P162">"ibiltxune dala diñoie, baie orretarako dirue bi de, da arek ez tako"</text:p>
      <text:p text:style-name="P162">"gaztetan ibiltxun-ibiltxune ezan da, oiñ fraillie da baie"</text:p>
      <text:p text:style-name="P162"/>
      <text:p text:style-name="P162">IGELENIEN<text:tab/><text:tab/>lazko urtearen aurrekoa. Orain bi urte.</text:p>
      <text:p text:style-name="P162"/>
      <text:p text:style-name="P162">"ori ezta ezkondu igez, igelenien baiño"</text:p>
      <text:p text:style-name="P162">"igelenien dxun garizen Parisera"</text:p>
      <text:p text:style-name="P162">"guzurre zauz esaten, igelenien ezta ezan da"</text:p>
      <text:p text:style-name="P162">"zuk esango dostazu niri, ni igelenien dxun banai!"</text:p>
      <text:p text:style-name="P162"/>
      <text:p text:style-name="P163">IGUZIDXE<text:tab/><text:tab/>Igurtzia.</text:p>
      <text:p text:style-name="P163"/>
      <text:p text:style-name="P163">"iguzidxe eiñ ezkero miñ dxakozun lekuen, dolorie kenduko dxatzu"</text:p>
      <text:p text:style-name="P163">"eistazuz iguzi batzuk lepoko miñegaz eziñ dxot auenta ta"</text:p>
      <text:p text:style-name="P163">"igutidxek eitxen eitxen argaldu eitxen zara"</text:p>
      <text:p text:style-name="P163"/>
      <text:p text:style-name="P163">"&gt;iguzi&lt; aditza izen bihurturik erabiltzen da. Aditz forman ere erabili arren, askoz ere gutxiago gertatzen da.</text:p>
      <text:p text:style-name="P163"/>
      <text:p text:style-name="P163">IDXE<text:tab/><text:tab/><text:tab/>Ia-ia.</text:p>
      <text:p text:style-name="P163"/>
      <text:p text:style-name="P163">"idxe Tonpoitxik bera dxeusi nai deskuideta"</text:p>
      <text:p text:style-name="P163">"idxe diñozu, baie horrek asko falta dau gero"</text:p>
      <text:p text:style-name="P163">"idxe kotxie ostu! Grazidxek konturatu garizena!"</text:p>
      <text:p text:style-name="P163"/>
      <text:p text:style-name="P163">IDXEITXIK<text:tab/><text:tab/>Apur batengatik.</text:p>
      <text:p text:style-name="P163"/>
      <text:p text:style-name="P163">"idxeitxik aberastu, lumero bategaitxik ez dost unen loteridxek"</text:p>
      <text:p text:style-name="P163">"idxeitxik arboliek zapaldu geure ganera dxeusitxe"</text:p>
      <text:p text:style-name="P163">"amaperrien txakurre! Idxeitxik bienganera botaten gaitxuz"</text:p>
      <text:p text:style-name="P163"/>
      <text:p text:style-name="P163">IDXELIEN<text:tab/><text:tab/>Hiltzeko zorian.</text:p>
      <text:p text:style-name="P163">"idxelien on da ainbeste denporan"</text:p>
      <text:p text:style-name="P163">"idxelien zauzela esan dostie da orain parrandan"</text:p>
      <text:p text:style-name="P163"><text:soft-page-break/>"azidentie on danien bertara dxun garizen da an ikusi dun idxelien dauena"</text:p>
      <text:p text:style-name="P163">"guzurre ezan da idxelien dauena"</text:p>
      <text:p text:style-name="P163"/>
      <text:p text:style-name="P163">IDXEN<text:tab/><text:tab/>Igo.</text:p>
      <text:p text:style-name="P163">"San luanera dxun gariez baie eztogu idxen bertara gora"</text:p>
      <text:p text:style-name="P163">"idxen eskillarak ontxe momentuen"</text:p>
      <text:p text:style-name="P164">"idxengo zara aurra teillatora?"</text:p>
      <text:p text:style-name="P164">"zelan idxengo nai ba, eztakot eskillararik eta"</text:p>
      <text:p text:style-name="P164"/>
      <text:p text:style-name="P164">Goikoaren antzeko beste kasu bat. Fonetikaren aldakuntzaz bariante bat sortu da.</text:p>
      <text:p text:style-name="P164"/>
      <text:p text:style-name="P164">IDXETXUEN<text:tab/><text:tab/>Itotzeko zorian. Presaka ibili.</text:p>
      <text:p text:style-name="P164"/>
      <text:p text:style-name="P164">"Laideko plaidxen mutil bet atrapa dauie idxetxuen"</text:p>
      <text:p text:style-name="P164">"neu be olato andidxek dauzenien idxetzuen ibilltxen nai"</text:p>
      <text:p text:style-name="P164">"trenarako ordue dala ta, idxetxuen ibill dxe"</text:p>
      <text:p text:style-name="P164">"idxettuen nabil biarrak eitxen gero telebisifiue ikusteko"</text:p>
      <text:p text:style-name="P164">"idxetxuen dator, zer pasa dxatzo ba?"</text:p>
      <text:p text:style-name="P164">"idxetxuen eiñ txuz eskillara guztidxek"</text:p>
      <text:p text:style-name="P164"/>
      <text:p text:style-name="P164">Aurrekoak bezala, jasan dituen aldaketak izan dira arrazoi, forma hau sortzeko.</text:p>
      <text:p text:style-name="P164"/>
      <text:p text:style-name="P164">IKESKI /DXE / IKESKIÑE<text:tab/>Ekandu. Ohiturak. Bi formak erabilizen dira.</text:p>
      <text:p text:style-name="P164"/>
      <text:p text:style-name="P164">"ikeskidxek takoz onek imitek"</text:p>
      <text:p text:style-name="P164">"bai, ikeski txarrak takoz, baie neuk kenduko tzatez"</text:p>
      <text:p text:style-name="P164">"ez pentsa, ikeski onak pe bakoz"</text:p>
      <text:p text:style-name="P164">"ikeskiñek ez tiez aztuten"</text:p>
      <text:p text:style-name="P164">"an dau nire sernie, neska-mutill Narran tartien, ikeskidxek ikasten"</text:p>
      <text:p text:style-name="P164"/>
      <text:p text:style-name="P164">Azken esaldi honetan bi eratara erabili da &gt;ikasi&lt; aditza. Hitz honen osagaiak /ikas/ + /ki/ atzizkia izan dira.</text:p>
      <text:p text:style-name="P164"/>
      <text:p text:style-name="P164">IKOMELAUE<text:tab/>Mozkorra</text:p>
      <text:p text:style-name="P164"/>
      <text:p text:style-name="P164">"ikomelauegaz etor da etzera, da ganera aldarrike"</text:p>
      <text:p text:style-name="P164">"bestelako ikomelaue dakozu, ncn atrapa zu ba"</text:p>
      <text:p text:style-name="P165">"gaur ondo pasateko egune da, ikomelautxue artun da enbraren bategaz andratan ein"</text:p>
      <text:p text:style-name="P165">"ikomelauen antza dakostazu txo"</text:p>
      <text:p text:style-name="P165"/>
      <text:p text:style-name="P165">Hiku edo piku melatua hartu da, konparazioa eginez, izen baten funtzioa betetzeko.</text:p>
      <text:p text:style-name="P165"/>
      <text:p text:style-name="P165">ILLBIXIKUE<text:tab/><text:tab/>Hil itxura.</text:p>
      <text:p text:style-name="P165"/>
      <text:p text:style-name="P165">"nondik zatoz ba, illbixikuen arpeidxe dakozu te"</text:p>
      <text:p text:style-name="P165">"alabatxi eguzkidxe artzien tire illbixikuelez zauz de"</text:p>
      <text:p text:style-name="P165">"au illbixikuen kolorie kentziko tunbeta para bi nai eguzkitan"</text:p>
      <text:p text:style-name="P165">"zer diño berorrek illbixikuek ba, pentsaten dau grakue dala bera"</text:p>
      <text:p text:style-name="P165"/>
      <text:p text:style-name="P165">"&gt;il&lt; &gt;bizikoa&lt;, beraz hitz konposatua da.</text:p>
      <text:p text:style-name="P165">ILLE<text:tab/><text:tab/><text:tab/>Pertsona ahula, adore gabekoa. Zapore edo gatz bako gauza.</text:p>
      <text:p text:style-name="P165"/>
      <text:p text:style-name="P165"><text:soft-page-break/>"nongo ille da berau imie, kalera be eztau urteten"</text:p>
      <text:p text:style-name="P165">"ille da, baie berak ku dauenien majo mobiten da"</text:p>
      <text:p text:style-name="P165">"olako persona illegaz ibilli baiño, obeto da ormigaz ibilli"</text:p>
      <text:p text:style-name="P165">"brekie beseue baiño illaue ezaten da dxaten"</text:p>
      <text:p text:style-name="P165">"argi ille dau berton, ikusi be ezta eitxen"</text:p>
      <text:p text:style-name="P165"/>
      <text:p text:style-name="P165">Lhanderen hiztegian bakarrik aurkitu dut zentzu horretan.</text:p>
      <text:p text:style-name="P165"/>
      <text:p text:style-name="P165">ILLEKUEK<text:tab/><text:tab/>Andrazkoaren hilekoak.</text:p>
      <text:p text:style-name="P165"/>
      <text:p text:style-name="P165">"illekuek amabi urtegaz etor dxatzoz"</text:p>
      <text:p text:style-name="P165">"illekorik ezpakozu, ez zauz ondo, ez zauz seguru te"</text:p>
      <text:p text:style-name="P165">"illekuekaz be uger eitxen dot nik"</text:p>
      <text:p text:style-name="P165">"ba illekuekaz ballue artzie ezta ona"</text:p>
      <text:p text:style-name="P165"/>
      <text:p text:style-name="P166">IMAJIÑIE<text:tab/><text:tab/>Emaktunc oso polita.</text:p>
      <text:p text:style-name="P166"/>
      <text:p text:style-name="P166">"Edurnen imie imajiñie da, politxaue!"</text:p>
      <text:p text:style-name="P166">"nire semiegaz dabillen neskatue imajiñie da"</text:p>
      <text:p text:style-name="P166">"imajiñilako imiek takoz gure alabiek"</text:p>
      <text:p text:style-name="P166"/>
      <text:p text:style-name="P166">IMELAPURRE<text:tab/>Gizon oso lizuna, neska gaztetzoak gustatzen zaakiona.</text:p>
      <text:p text:style-name="P166"/>
      <text:p text:style-name="P166">"aregaz ez clxun gero, imelapurre da ta"</text:p>
      <text:p text:style-name="P166">"ori neskie imelapur bategaz dabill"</text:p>
      <text:p text:style-name="P166">"imelapurrek ibill dziez atzoko berbenan"</text:p>
      <text:p text:style-name="P166">"imelopurren antzeko bategaz etor da Benidorretik"</text:p>
      <text:p text:style-name="P166"/>
      <text:p text:style-name="P166">/ume/&gt; /ime/ + /lapurra/ &gt; imelapurra &gt; imelapurre</text:p>
      <text:p text:style-name="P166"/>
      <text:p text:style-name="P166">IMEMOKUE<text:tab/><text:tab/>Gazteegia. Umemoko.</text:p>
      <text:p text:style-name="P166"/>
      <text:p text:style-name="P166">"imemoko guztidxek takoic kotxie"</text:p>
      <text:p text:style-name="P166">"imemokue zara ondiño, berbenara dxuteko"</text:p>
      <text:p text:style-name="P166">"berak imemokuek esan dotsu ori"</text:p>
      <text:p text:style-name="P166">"Bermioko imemokuentzat neiko ta lar diez onek dxaidxek"</text:p>
      <text:p text:style-name="P166"/>
      <text:p text:style-name="P166">Goikoaren antzera, izen bat eta adjektiboa lotzen dira.</text:p>
      <text:p text:style-name="P166"/>
      <text:p text:style-name="P166"><text:span text:style-name="T30">IMENTA<text:tab/><text:tab/>A</text:span>smatu.</text:p>
      <text:p text:style-name="P166"/>
      <text:p text:style-name="P166">"ori <text:span text:style-name="T30">e</text:span>zta egidxe, ori be<text:span text:style-name="T30">ra</text:span>k imenta dau"</text:p>
      <text:p text:style-name="P166">"<text:span text:style-name="T30">e</text:span>z esan ori alabatxu, eztau imenta ta, egi<text:span text:style-name="T30">dx</text:span>e dozu"</text:p>
      <text:p text:style-name="P166">"beti gauz gauzek imentaten da sekule be eztosku uneten ondo, baie arei ba<text:span text:style-name="T30">i</text:span>"</text:p>
      <text:p text:style-name="P166"/>
      <text:p text:style-name="P167">IMEZANTARRA<text:tab/>Umemoko. Zentzu berdinean erabiltzen da, baina peioratiboagoa da.</text:p>
      <text:p text:style-name="P167"/>
      <text:p text:style-name="P167">"Imezantar guztidxek bertan dandarrez kabezuduen atzien"</text:p>
      <text:p text:style-name="P167">"zer dakarrie imezantarrok"</text:p>
      <text:p text:style-name="P167">"beti esaten dot imezantarrakaz ez ibilltzeko"</text:p>
      <text:p text:style-name="P167">INFLE / TA<text:tab/><text:tab/>Bete. Hanpatu.</text:p>
      <text:p text:style-name="P167"/>
      <text:p text:style-name="P167"><text:soft-page-break/>"ai! Infleta nau dxan doten bestegaz"</text:p>
      <text:p text:style-name="P167">"pastelak dxaten infle, txanpana edaten infle, geidxau zer?"</text:p>
      <text:p text:style-name="P167">"infleta ikusten dot ori mutille, geixorik tau ela?"</text:p>
      <text:p text:style-name="P167"/>
      <text:p text:style-name="P167">INGIRUEK<text:tab/><text:tab/>1.- Pertsona baten gorputzeko atal ikusiezinak.</text:p>
      <text:p text:style-name="P167"/>
      <text:p text:style-name="P167">"neure ingiru guztidxetatik izerditxen nau"</text:p>
      <text:p text:style-name="P167">"ingiruek agiridxen on da Antxorako plaidxen"</text:p>
      <text:p text:style-name="P167">"gonak altzata ibill dxe ingiruei aixie emoten"</text:p>
      <text:p text:style-name="P167"/>
      <text:p text:style-name="P167">2.- Gauzak.</text:p>
      <text:p text:style-name="P167"/>
      <text:p text:style-name="P167">"ingiro guztidxek endredaten dau, zer topako"</text:p>
      <text:p text:style-name="P167">"da aixie ekar dauenien, geure ingiruek errekojiten asi garizen"</text:p>
      <text:p text:style-name="P167">"zeure ingiro danak berton itxitxe nora zuz ba"</text:p>
      <text:p text:style-name="P167"/>
      <text:p text:style-name="P167">3.- Inguruneak.</text:p>
      <text:p text:style-name="P167"/>
      <text:p text:style-name="P167">Zentzu honetan askoz ere gutxiago erabiltzen da.</text:p>
      <text:p text:style-name="P167"/>
      <text:p text:style-name="P167">"amen ingiruen eztau mutillik"</text:p>
      <text:p text:style-name="P167"/>
      <text:p text:style-name="P167">Hitz hau &gt;inguru&lt; hitzaren bariante bat da, eta /i/ bokalaren asimilazioa gertatu da.</text:p>
      <text:p text:style-name="P167"/>
      <text:p text:style-name="P168">INDXADA<text:tab/><text:tab/>Atunaren belarriak deituak. Gazteleraz "ventresca" deitzen diete, baina Bermeon erdaraz ere "ijada" deitzen diegu.</text:p>
      <text:p text:style-name="P168"/>
      <text:p text:style-name="P168">"ze gozo dauz onek indxadak, obienak tiez"</text:p>
      <text:p text:style-name="P168">"eztau indxadarik, eztau atunik eta"</text:p>
      <text:p text:style-name="P168">"karu dauz gero indxadak, laster lebatza baiño karuau"</text:p>
      <text:p text:style-name="P168"/>
      <text:p text:style-name="P168">INKE<text:tab/><text:tab/><text:tab/>Sartu.</text:p>
      <text:p text:style-name="P168"/>
      <text:p text:style-name="P168">"sasidxek inke dxastez izterratan"</text:p>
      <text:p text:style-name="P168">"au kuadrue orman inke bi de"</text:p>
      <text:p text:style-name="P168">"orrotzak inketen okitxie lez dakot gorputz guztidxe"</text:p>
      <text:p text:style-name="P168">"isillik ezpazauz kutxillue inkeko tsut tripen"</text:p>
      <text:p text:style-name="P168">"untze bat inke dxast buruen"</text:p>
      <text:p text:style-name="P168"/>
      <text:p text:style-name="P168">Gaztelerako "hincar" aditzak &gt;inkatu&lt; eman behar zuen, baina ez da geratu horrela, bide erdian geratu da.</text:p>
      <text:p text:style-name="P168"/>
      <text:p text:style-name="P168">INKIRRIDXO<text:tab/>Afan.</text:p>
      <text:p text:style-name="P168"/>
      <text:p text:style-name="P168">"alabatxi artuixu inkirridxue, ostantzien ez zara ailiegako iñora be"</text:p>
      <text:p text:style-name="P168">"abille da arrañek atrapaten baie inkirridxo andidxe dako"</text:p>
      <text:p text:style-name="P168">"inkirridxuen pasinuegaz eitxen txuz andidxek"</text:p>
      <text:p text:style-name="P168">"patroi ona da baie eztako inkirridxorik"</text:p>
      <text:p text:style-name="P168"/>
      <text:p text:style-name="P168">INKIRRIDXOZUE<text:tab/>Ahalegintsua.</text:p>
      <text:p text:style-name="P168">"ba gure patroie total da inkirridxozue"</text:p>
      <text:p text:style-name="P168">"inkirridxozue ezpada eztako z<text:span text:style-name="T31">e</text:span>regi<text:span text:style-name="T31">ñ</text:span>ik"</text:p>
      <text:p text:style-name="P168"><text:soft-page-break/>"inkirri<text:span text:style-name="T31">dx</text:span>ozue <text:span text:style-name="T31">e</text:span>zanda be, beti ezta oten arrainek atrapateko erarik"</text:p>
      <text:p text:style-name="P168"/>
      <text:p text:style-name="P168">Hitz hauen oinarria bilatzeko hipotesi baten sartu behar da. Hau da, "inquirir" aditza hartu. Hala ere ez dago argi zein izan zitekeen hitz honen eboluzioa.</text:p>
      <text:p text:style-name="P168"/>
      <text:p text:style-name="P169">/inquiridor/ /* inquiridoso/ &gt; inkiridoso &gt; inkirridoso &gt; inkirrodxoso/ Gero, hemendik &gt;inkirridxo&lt; geratuko zen.</text:p>
      <text:p text:style-name="P169"/>
      <text:p text:style-name="P169">INKISISIÑUE<text:tab/>Nahastea. Iskanbila</text:p>
      <text:p text:style-name="P169"/>
      <text:p text:style-name="P169">"zelako inkisisiñue arma dau ba, iñor be aklara bez"</text:p>
      <text:p text:style-name="P169">"jente guztidxe aldarrrike, eskureko, inkisisiñue bertan"</text:p>
      <text:p text:style-name="P169">"amen armaidxuen irtkisisiñue dau, dana dau nastata"</text:p>
      <text:p text:style-name="P169"/>
      <text:p text:style-name="P169">INKISISINTIE<text:tab/>Nahastero/a.</text:p>
      <text:p text:style-name="P169"/>
      <text:p text:style-name="P169">"eztau inkisisintiaurik, egidxek eta guzunek nastien esaten abille da"</text:p>
      <text:p text:style-name="P169">"isillik on zaitxez inkisisintiori, enidxe nasta zu te"</text:p>
      <text:p text:style-name="P169">"ni inkisisintie? Zeu andidxena!"</text:p>
      <text:p text:style-name="P169"/>
      <text:p text:style-name="P169">INKOMODATA<text:tab/>Haserretuta.</text:p>
      <text:p text:style-name="P169"/>
      <text:p text:style-name="P169">"inkomodata dauz, diruen ganien"</text:p>
      <text:p text:style-name="P169">"ori be bada tristie ba, aizte bat bakarrik okiñ da beragaz inkomodata egotie"</text:p>
      <text:p text:style-name="P169">"atziñe inkomoda diez, imiek txikidxek ezan dizenetik dauz asarratute"</text:p>
      <text:p text:style-name="P169"/>
      <text:p text:style-name="P169">INTERIORA<text:tab/><text:tab/>Kamiseta.</text:p>
      <text:p text:style-name="P169"/>
      <text:p text:style-name="P169">"interiora kendu bustitxe dakozu te"</text:p>
      <text:p text:style-name="P169">"merke on diez gaur interiorak plazan"</text:p>
      <text:p text:style-name="P169">"kolorezko interiorak ez dxastez gustaten"</text:p>
      <text:p text:style-name="P169">"negureko interior lodidxek erosi bi dotez"</text:p>
      <text:p text:style-name="P169"/>
      <text:p text:style-name="P169">Gaztelera "ropa interior" etik hartu da eta &gt;elastiko&lt; hitzarekin batera erabiltzen da. Hala ere, gaur egun, "kamiseta" hitza gainditzen doa.</text:p>
      <text:p text:style-name="P169"/>
      <text:p text:style-name="P170">INTRANKILL<text:tab/>Urduri. Artega.</text:p>
      <text:p text:style-name="P170"/>
      <text:p text:style-name="P170">"bera imie etorri arte intrankill oten nai"</text:p>
      <text:p text:style-name="P170">"ez on intrankill ba, laster etorko da ta"</text:p>
      <text:p text:style-name="P170">"ikusten ezan dxatzo intrankill dauena"</text:p>
      <text:p text:style-name="P170">"intrakillidadie gauze txarra da, orreitxik on trankill"</text:p>
      <text:p text:style-name="P170"/>
      <text:p text:style-name="P170">Azken esaldi honetan bi forma agertzen dira: izenaren funtzioa betetzen duen &gt;intrankillidadie&lt; eta hitz horren adberbio funtzioa betetzen duen &gt;trankill&lt; antonimoa.</text:p>
      <text:p text:style-name="P170"/>
      <text:p text:style-name="P170">&gt;lasai&lt;f &gt;urduri&lt; hitzen ordez, gaztelerako hitz hauek erabiltzen dira normalki.</text:p>
      <text:p text:style-name="P170"/>
      <text:p text:style-name="P170">INPIDIDXUE<text:tab/><text:tab/>Inperioa. Diru asko.</text:p>
      <text:p text:style-name="P170"/>
      <text:p text:style-name="P170">"oiñ ondo dau bera imie, baie inpididxue kostata"</text:p>
      <text:p text:style-name="P170">"irebazi orrek, inpididxue, gaur eztako txiki bet baie"</text:p>
      <text:p text:style-name="P170"><text:soft-page-break/>"inpididxue okiñ dxe be, askotan dana gastaten da"</text:p>
      <text:p text:style-name="P170"/>
      <text:p text:style-name="P170">INTZENTZUE<text:tab/>Mailu bat. (figuratiboan). Aspergarria. </text:p>
      <text:p text:style-name="P170"/>
      <text:p text:style-name="P170">"intzentzue zara alabatxi, ez zara lotu be eitxen eskatuten"</text:p>
      <text:p text:style-name="P170">"intzentzue lez dabil zapatak erosteko esaten"</text:p>
      <text:p text:style-name="P170">"intzentzue ezan bi zara, baten batek kasu eitxeko"</text:p>
      <text:p text:style-name="P170"/>
      <text:p text:style-name="P170">IÑUZENTE<text:tab/><text:tab/>Ergela. Tontoa. Harroa. </text:p>
      <text:p text:style-name="P170"/>
      <text:p text:style-name="P170">"zer dakar berorrek iñuzentiek ba, danak insulteten"</text:p>
      <text:p text:style-name="P170">"dxun zaitxez ortik iñuzente txarridxori"</text:p>
      <text:p text:style-name="P170">"iñuzentiaue da, danak tauzela berari begire pentsaten dau"</text:p>
      <text:p text:style-name="P170">"baie ze tontue da ba, iñuzente utse da"</text:p>
      <text:p text:style-name="P170"/>
      <text:p text:style-name="P170">Gaztelerako "inocente" hitza, zentzua aldatuta erabiltzen da.</text:p>
      <text:p text:style-name="P170"/>
      <text:p text:style-name="P171">IÑUZENTEKEIDXEK<text:tab/>Tontakeriak. Zirtzileriak.</text:p>
      <text:p text:style-name="P171"/>
      <text:p text:style-name="P171">"iñuzentekeidxek esaten zabiltzez, eztakozu errozoirik"</text:p>
      <text:p text:style-name="P171">"ez takotela errozoirik eta iñuzentekeidxek esaten nabillela diñozu, ba laster ikusiko zu, errozoie badakot edo ez"</text:p>
      <text:p text:style-name="P171">"iñuzentekei gitxiau eiñ da artun zentzune, edadie be bakozu"</text:p>
      <text:p text:style-name="P171">"iñuzentekeidxekaz bete dau etzie, eztau koadro bat non sartun"</text:p>
      <text:p text:style-name="P171"/>
      <text:p text:style-name="P171">IÑUZENTETUTE<text:tab/><text:tab/>Lelotuta</text:p>
      <text:p text:style-name="P171"/>
      <text:p text:style-name="P171">"iñuzentetute dau beragaz mutillegaz"</text:p>
      <text:p text:style-name="P171">"ez takitx non dakoten burue be, iñuzentetute nau"</text:p>
      <text:p text:style-name="P171">"ez da eztrañue iiñuzentetute otie, emon tzun disgustuegaz"</text:p>
      <text:p text:style-name="P171"/>
      <text:p text:style-name="P171">IRUTXIKIKOA<text:tab/><text:tab/>Balio gabekoa</text:p>
      <text:p text:style-name="P171"/>
      <text:p text:style-name="P171">"irutxikidxen artun da gero milloiekaz saldu, auri eiñ dxau arek"</text:p>
      <text:p text:style-name="P171">"arraiñek saldu duz irutxikidxen, total merke"</text:p>
      <text:p text:style-name="P171">"alabatxi, niri ez emon irutxikiko sagarrak, ostantzien arpeidxen emongo tzut eurokaz"</text:p>
      <text:p text:style-name="P171">"irutxikiko arraiñek czan diez gaur, txikidxe ezan dan lez, prezidxue be merke"</text:p>
      <text:p text:style-name="P171">"irutxikiko arpeidxe para dxatzo oneri imiri, dxan barik tau te"</text:p>
      <text:p text:style-name="P171"/>
      <text:p text:style-name="P171">IRRIKILLO/UEK<text:tab/><text:tab/>Apaingarri barrokoak.</text:p>
      <text:p text:style-name="P171"/>
      <text:p text:style-name="P171">"orrek silloiek irrikillo lar dako, ezin dxe garbitxu be"</text:p>
      <text:p text:style-name="P171">"espilluen bueltiek ez pentza irrikillo gitxiau dakonik"</text:p>
      <text:p text:style-name="P171">"modan dauz ostabe irrikilluek baie neuk elekidot erosiko olakorik"</text:p>
      <text:p text:style-name="P171"/>
      <text:p text:style-name="P172">ISILLEKUE<text:tab/><text:tab/><text:tab/>Isilean aurreztutako dirua. Baina ezkutuan gordetako dirua ere isilekoa izango da.</text:p>
      <text:p text:style-name="P172"/>
      <text:p text:style-name="P172">Arrantzaleen artean erabili ohi da. Partila egiten denean, emazteak jakin barik, diru apur bat sisatzen da. Hori da isilekoa. Baina orain oso arrunta da egoera guztietan. </text:p>
      <text:p text:style-name="P172">"beran isillekuekaz erosi dau erlojue"</text:p>
      <text:p text:style-name="P172">"isillekuek okiñ txuz gordeta, ta arekaz dxun da Benidorrera"</text:p>
      <text:p text:style-name="P172"><text:soft-page-break/>"gordeta dakozuzen isillekotxuek atara, afaidxe dxaten dxun bi du te"</text:p>
      <text:p text:style-name="P172">"nire isillekuekaz ez tu gauze andirik eingo"</text:p>
      <text:p text:style-name="P172"/>
      <text:p text:style-name="P172">ISILLIKOSTUKE / ISILLOSTUKE<text:tab/><text:tab/>Ezkutatzen. </text:p>
      <text:p text:style-name="P172"/>
      <text:p text:style-name="P172">"isillikostuke ibill gariez Lameran eureri eskapaten"</text:p>
      <text:p text:style-name="P172">"eurek pe igual ibilli diez atzo, isillikostuke geuk ez topateko"</text:p>
      <text:p text:style-name="P172"/>
      <text:p text:style-name="P172">ITXOSUE<text:tab/><text:tab/>Itsaso handia.</text:p>
      <text:p text:style-name="P172"/>
      <text:p text:style-name="P172">"ez dxuen uger, itxosue dau te"</text:p>
      <text:p text:style-name="P172">"ainbeste denporan on diez urten barik itxosuegaz"</text:p>
      <text:p text:style-name="P172">"eztaitx dxungo banai Lagara, ara dxuteko itxosue dau te"</text:p>
      <text:p text:style-name="P172">"atxetan on da, ta itxosuek atara dau ta itxo eiñ dxe"</text:p>
      <text:p text:style-name="P172"/>
      <text:p text:style-name="P172">Nahiko da berba bakar hori, itsaso gogorra dagoela adierazteko.</text:p>
      <text:p text:style-name="P172"/>
      <text:p text:style-name="P172">ITXOSOTIE<text:tab/><text:tab/>Arrainontziak itsasoratzea.</text:p>
      <text:p text:style-name="P172"/>
      <text:p text:style-name="P172">"dauen egualdidxegaz be itxosotie eiñ dxauie"</text:p>
      <text:p text:style-name="P172">"Dakarren on dizenien itxosote gitxi sartun zauien"</text:p>
      <text:p text:style-name="P172">"gaurtik aurrera itxosote askorik eztauie eingo"</text:p>
      <text:p text:style-name="P172">"itxosote ona eiñ dxauie, bost milloien arraiñe erun dauie ta"</text:p>
      <text:p text:style-name="P172"/>
      <text:p text:style-name="P173">Hitz hau &gt;itsasoratzea&lt; hitzetik dator. Substantibo izatea gordetzen du.</text:p>
      <text:p text:style-name="P173"/>
      <text:p text:style-name="P173">Azkuck hitz honekin haitzetako belar bat deskribatzen du. Besterik ez dator.</text:p>
      <text:p text:style-name="P173"/>
      <text:p text:style-name="P173">ITXOPETEKUE<text:tab/>Elegante. Ederra. Berebizikoa. Neurtezina.</text:p>
      <text:p text:style-name="P173"/>
      <text:p text:style-name="P173">"itxosopeteko kotxie erosi dau, lau milloikue"</text:p>
      <text:p text:style-name="P173">"itxosopeteko erlojue erregala tso amañarrabakidxek"</text:p>
      <text:p text:style-name="P173">"ikusi duzen terrenuek itxosopetekuek tiez txo"</text:p>
      <text:p text:style-name="P173">"atzo dxan dun afaidxe itxosopetekue ezan da, kabiar da guzti"</text:p>
      <text:p text:style-name="P173"/>
      <text:p text:style-name="P173">Hitz honek, neurria, kualitatea eta kantitatea adierazi eta kalifikatzen ditu</text:p>
      <text:p text:style-name="P173"/>
      <text:p text:style-name="P173">ITSUATZIEN<text:tab/><text:tab/>Antzean-atzean ibili.</text:p>
      <text:p text:style-name="P173"/>
      <text:p text:style-name="P173">"beti itsuatzien, bost urteko imielez ibilltxen, kantsata nako"</text:p>
      <text:p text:style-name="P173">"ez ibilli itsuatzien enpanadiori"</text:p>
      <text:p text:style-name="P173">"itsuatzien ibilltxen badxatzu txakurre, ostikada bat emon"</text:p>
      <text:p text:style-name="P173"/>
      <text:p text:style-name="P173">ITSUATZEKUE<text:tab/>Beti atzean dabilena.</text:p>
      <text:p text:style-name="P173"/>
      <text:p text:style-name="P173">"bestelako itsuatzekue zauz or, dxun adi ortik"</text:p>
      <text:p text:style-name="P173">"amen dator itsuatzekue, eztost itxitzen baketan be"</text:p>
      <text:p text:style-name="P173">"enator zugaz, itsuatzekue naiela diñozu te"</text:p>
      <text:p text:style-name="P173">"itsuatzekue lez ibilltxen dxatzo amari, atzien atzien"</text:p>
      <text:p text:style-name="P173"/>
      <text:p text:style-name="P173">Gaztelerako "lazarillo" edo horren antzeko zerbait definitzeko erabili izan dela dirudi. Baina "lazarillo" &gt;itsuaurrekoa&lt; izango da eta ez alderantzizkoa.</text:p>
      <text:p text:style-name="P173"><text:soft-page-break/></text:p>
      <text:p text:style-name="P174">ITXUGIÑE<text:tab/><text:tab/>Itogina. Konparazioan, gauzak berehala egitea edo esatea guslatzen zaiona.</text:p>
      <text:p text:style-name="P174"/>
      <text:p text:style-name="P174">"bestelako latie emoten zauz, itxugiñori"</text:p>
      <text:p text:style-name="P174">"ez ezan itxugiñe da trankill egon"</text:p>
      <text:p text:style-name="P174">"zelako itxugiñe zara ba, ezin zu on apur baten"</text:p>
      <text:p text:style-name="P174">"itxugiñe dator kamarara, euri asko eiñ dxauelez"</text:p>
      <text:p text:style-name="P174">"ara ta oña dabill itxugiñe lez lotu barik"</text:p>
      <text:p text:style-name="P174"/>
      <text:p text:style-name="P174">Hiztegietan "gotera" zentzuaz bakarrik jaso da.</text:p>
      <text:p text:style-name="P174"/>
      <text:p text:style-name="P174">ITSUKI<text:tab/><text:tab/>Marrazo familiako arraina. Begiak txikiak -arraia bi-izanik, konparazioan erabiltzen da, oso gutxi ikusten duten pensonei aplikatuz.</text:p>
      <text:p text:style-name="P174"/>
      <text:p text:style-name="P174">"itsuki esaten tzoie gitxi ikusten dauelako"</text:p>
      <text:p text:style-name="P174">"eztozuz topaten? Itsukidxek paiño gitxiau ikusten zu alabatxu"</text:p>
      <text:p text:style-name="P174">"an ibill dxe, itsukidxen moduen gauzek topaten, da ezin topa"</text:p>
      <text:p text:style-name="P174"/>
      <text:p text:style-name="P174">Hitz hau, hiztegietan datorren definizioa azaltzeko, kostako herrietatik edo euretariko batetik sortu dela esan dezakegu. Edo alderantziz gerta zitekeen &gt;itsuki&lt; izena arrain horri jartzea, begi txikiak dauzkalako.</text:p>
      <text:p text:style-name="P174"/>
      <text:p text:style-name="P174">ITSUMENDEDUN<text:tab/>Presaka eta presaka ibiltzea edo egitea gauza guztiak, edo ondo pentsatu gabe.</text:p>
      <text:p text:style-name="P174"/>
      <text:p text:style-name="P174">"da itsumendidxen, gauze guztidxe benan itxitxe eskapa dun"</text:p>
      <text:p text:style-name="P174">"itsumendidxen zabiltzezelako pasaten dxatzuz olako gauzek"</text:p>
      <text:p text:style-name="P174">"itsumendikue zara alabatxi, ez zu ikusten aurrekue be"</text:p>
      <text:p text:style-name="P174"/>
      <text:p text:style-name="P174">Hitz honen konposizioan &gt;itsua&lt; eta &gt;mendia&lt; hitzak agertzen dira. Baliteke, zentzua, itsua mendian ibiltzen den moduan ibiltzea izango dela. Baina &gt;itsumendua&lt; ere izan daiteke. Azkuek beste zentzu batez jaso du hitz hau.</text:p>
      <text:p text:style-name="P174"/>
      <text:p text:style-name="P175">ITXIDXE<text:tab/><text:tab/>Arduragabekoa.</text:p>
      <text:p text:style-name="P175"/>
      <text:p text:style-name="P175">"zelako itxidxe zara ba, gauzek ein barik kalera dxun zara"</text:p>
      <text:p text:style-name="P175">"ofiziñen iguala da, itxidxe, dana itxitxen dau ein barik"</text:p>
      <text:p text:style-name="P175">"itxidxe ezateitxik galdu dau arek puestu on bat"</text:p>
      <text:p text:style-name="P175"/>
      <text:p text:style-name="P175">ITXITASUNE<text:tab/><text:tab/>Arduragabetasun.</text:p>
      <text:p text:style-name="P175"/>
      <text:p text:style-name="P175">"itxitasuneitxik lagunek pe eztauie gure kuadrillen"</text:p>
      <text:p text:style-name="P175">"itxitasune da aren defetorik andidxena"</text:p>
      <text:p text:style-name="P175"/>
      <text:p text:style-name="P175">IXE<text:tab/><text:tab/><text:tab/>Jaso.</text:p>
      <text:p text:style-name="P175"/>
      <text:p text:style-name="P175">"majo ixe dau arek iñon diruek guzurrek esanda"</text:p>
      <text:p text:style-name="P175">"aixerik eztauelez belak (toldo) ixe bi diez"</text:p>
      <text:p text:style-name="P175">"diruek ixe! Ezta makala zelako diruek ixe txuzen"</text:p>
      <text:p text:style-name="P175">"orrek diro danak ixeten badoitxuz, aberastu eingo da"</text:p>
      <text:p text:style-name="P175"/>
      <text:p text:style-name="P175">Gaztelerako "izar" aditza du oinarri hitz honek. /izar &gt; iza &gt; ixe/</text:p>
      <text:p text:style-name="P175"/>
      <text:p text:style-name="P175"><text:soft-page-break/>IXENTA<text:tab/><text:tab/>Aipatu. Izenda izango da, baina zentzua beste bat izaten da.</text:p>
      <text:p text:style-name="P175"/>
      <text:p text:style-name="P175">"danak ixenta txuz bera izan ezik"</text:p>
      <text:p text:style-name="P175">"nora dxungo naitxen ixenta barik pa"</text:p>
      <text:p text:style-name="P175">"eztau zetan ixenta, ixenta barik pe, badakigu zeu zarana ta"</text:p>
      <text:p text:style-name="P175">"ni ez ixenta ezetarako be, eztot kure ezur eiñ dxe"</text:p>
      <text:p text:style-name="P175"/>
      <text:p text:style-name="P175">Hitz hau &gt;izendatu&lt; ren Iaburpen bat da, txistukaria palatalizaturik.</text:p>
      <text:p text:style-name="P175"/>
      <text:p text:style-name="P176">IXENTAXIÑO /UE<text:tab/><text:tab/>Urtebetetzea urteurrena edo horrelako zerbait ospatzen deneko oparitxoa edo gomutagarria.</text:p>
      <text:p text:style-name="P176"/>
      <text:p text:style-name="P176">"neure eguneko ixentaziñotxue bota dost korreotik"</text:p>
      <text:p text:style-name="P176">"ixentaxiñue baiño ezta"</text:p>
      <text:p text:style-name="P176">"aren ixentaxiñuek eskasak ezaten diez"</text:p>
      <text:p text:style-name="P176">"amuman ixentaziñue dakozu arnen"</text:p>
      <text:p text:style-name="P176"/>
      <text:p text:style-name="P176">Ikusten denez ez du goikoaren antz handirik, zentzua beste bide batelik baitoa. Gainera, hartu duen atzizkia ere beste bat da, &gt;pen&lt; hartu beharrean &gt;zino&lt; hartu du: /izenda + zino &gt; izendazino &gt; izentazino &gt; ixentaziño/</text:p>
      <text:p text:style-name="P176"/>
      <text:p text:style-name="P176">IXIXENA<text:tab/><text:tab/>Ezizena.</text:p>
      <text:p text:style-name="P176"/>
      <text:p text:style-name="P176">"Bermion danak dakoie ixixena"</text:p>
      <text:p text:style-name="P176">"eztakixu nongue dan a mutille, ixixena be eztaitx eta"</text:p>
      <text:p text:style-name="P176">"ixixena ezpadakixu ezin dxu dxakin nongue dan"</text:p>
      <text:p text:style-name="P176"/>
      <text:p text:style-name="P176">IXOTU<text:tab/><text:tab/>Atzera eragin. Izutu.</text:p>
      <text:p text:style-name="P176"/>
      <text:p text:style-name="P176">"ime guztidxek ixotu txuz, ikaratute"</text:p>
      <text:p text:style-name="P176">"erriko txakur eta kato guztidxek etor dxaskuz etze aurrera, da ezegaz be ezin ixotu"</text:p>
      <text:p text:style-name="P176">"an ibil gairez ixotuten, da azkanien be dxun diez"</text:p>
      <text:p text:style-name="P176"/>
      <text:p text:style-name="P176">IZTERPARIENTIE<text:tab/>Urruncko senideak edo ahaideak. Ia beti zentzu peioratiboan esaten da.</text:p>
      <text:p text:style-name="P176"/>
      <text:p text:style-name="P176"><text:s/>"gaurko alkatie neure aman izterpariende da"</text:p>
      <text:p text:style-name="P176">"ez tuz ezetuten baie geure aitxen izterparientiek tiez"</text:p>
      <text:p text:style-name="P176"/>
      <text:p text:style-name="P177">IZTERR<text:tab/><text:tab/> Izterra.</text:p>
      <text:p text:style-name="P177"/>
      <text:p text:style-name="P177">Bermeon ez da espezifikatzen zein alderdi den iztarra, eta berdin da goia, erdia zein behea, hau da, zangoa, oina edo izterra bera. Zentzu berean erabilizen den beste hitz bat, geroago agertuko den &gt;kadera&lt;</text:p>
      <text:p text:style-name="P177"/>
      <text:p text:style-name="P177">"izterreko miñe dakot"</text:p>
      <text:p text:style-name="P177">"izterra apurtu dau" (zangoa)</text:p>
      <text:p text:style-name="P177">"izter azpidxen kristelak konada bat eiñ dxost</text:p>
      <text:p text:style-name="P177"/>
      <text:p text:style-name="P177">IZURRI / DXE<text:tab/>Apeta. Guraria. </text:p>
      <text:p text:style-name="P177"/>
      <text:p text:style-name="P177">"langostinuek dxateko izurrie dakot. Zer ba, agarrakerak dakozuz ela?"</text:p>
      <text:p text:style-name="P177">"arek andtriek, estaduen dauela, abillanan izurrie okitxen ezan dau"</text:p>
      <text:p text:style-name="P177"><text:soft-page-break/>"ni enau enbarazada, baie angulen izurre andidxe dakot"</text:p>
      <text:p text:style-name="P177">"alabatxi, zapatak erosteko izurrie dakozu ela?"</text:p>
      <text:p text:style-name="P177">"izurridxe edo ez izurridxe, nik zapatak erosko tez"</text:p>
      <text:p text:style-name="P177"/>
      <text:p text:style-name="P177">Beraz, &gt;izurri&lt; hitzak, beste zentzu bat hartu du.</text:p>
      <text:p text:style-name="P177"/>
      <text:p text:style-name="P177">JUEGUE<text:tab/><text:tab/>Hezurretako artikulazioa.</text:p>
      <text:p text:style-name="P177"/>
      <text:p text:style-name="P177">"belauneko juegue dakot paralizeta"</text:p>
      <text:p text:style-name="P177">"ba nik azidentie okin dxotenien, izter bidxetako juegue okin dxot lotute"</text:p>
      <text:p text:style-name="P178">"medikuek esan dost, atzarnarran juegue ez galtzieko pelotie ibilltxeko eskuetan"</text:p>
      <text:p text:style-name="P178"/>
      <text:p text:style-name="P178">Gaztelerako "juego" (de dos cosas articuladas) hitzetik literalki hartua.</text:p>
      <text:p text:style-name="P178"/>
      <text:p text:style-name="P178">JUGOI/E<text:tab/><text:tab/>Neguko kamiseta lodia.</text:p>
      <text:p text:style-name="P178"/>
      <text:p text:style-name="P178">"gure amak emon dost ordenie jugoiek erosteko berari"</text:p>
      <text:p text:style-name="P178">"oraiñ ezta eruten jugoirik, kamiseta metxuek baiño"</text:p>
      <text:p text:style-name="P178">"onentzat imientzat jugoiek tiez onenak ixerdi asko emoten dau te"</text:p>
      <text:p text:style-name="P178">"itxosorako dozena erdi jugoi erosi tsatez plazako marikaflorreri"</text:p>
      <text:p text:style-name="P178"/>
      <text:p text:style-name="P178">Erdarazko "jubon" da horren jatorria.</text:p>
      <text:p text:style-name="P178"/>
      <text:p text:style-name="P178">JAZBANA<text:tab/><text:tab/>Orkes<text:span text:style-name="T32">tr</text:span>a. Jazz Band.</text:p>
      <text:p text:style-name="P178"/>
      <text:p text:style-name="P178">"gaur Mañun jazbana ongo da Karmen egune da ta"</text:p>
      <text:p text:style-name="P178">"eztau dirorik jazbana imitxeko"</text:p>
      <text:p text:style-name="P178"/>
      <text:p text:style-name="P178">Adinekoen artean bakarrik entzungo da, uneetan erabilitako berba hau.</text:p>
      <text:p text:style-name="P178"/>
      <text:p text:style-name="P178">JENIDXUE<text:tab/><text:tab/>Jenio bizia. Jenio txarra. Haserrea.</text:p>
      <text:p text:style-name="P178"/>
      <text:p text:style-name="P178">"jenidxo txarra dako baie persona ona da"</text:p>
      <text:p text:style-name="P178">"kalera zatozenien, jenidxue etzien itxi"</text:p>
      <text:p text:style-name="P178">"ez imiñi iñor jenidxotan ostantzien zeuk atara kontuek"</text:p>
      <text:p text:style-name="P178">"jenidxue badako berantzat txarrau"</text:p>
      <text:p text:style-name="P178">"jenijdxue ernoten dost Bilbora dxutiek, baie dxun ein bi dot"</text:p>
      <text:p text:style-name="P178"/>
      <text:p text:style-name="P178">Ahoskeran bereizten da erdarazko hitzaren jatorria.</text:p>
      <text:p text:style-name="P178"/>
      <text:p text:style-name="P179">JUANTRINKO<text:tab/><text:tab/>Ibiltzeko dorpe dagoena.</text:p>
      <text:p text:style-name="P179"/>
      <text:p text:style-name="P179">Beti gizonezkoentzat erabilia. Hala ere, noizbait erabili izan da ernakumeren baten ibilera adierazteko.</text:p>
      <text:p text:style-name="P179">"juantrinko lez korriten dauen bat ezu ezetuten?"</text:p>
      <text:p text:style-name="P179">"bera mutille juantrinko utse da"</text:p>
      <text:p text:style-name="P179">"txo, juantrinko, ekarristek auri otzarie"</text:p>
      <text:p text:style-name="P179"/>
      <text:p text:style-name="P179">Antza denez, "Juan Trinko" ezizenez ezagutzen zen gizon batek horrelako ibilera dorpea zeukan, eta hortik adjektibo horren sortzea.</text:p>
      <text:p text:style-name="P179">KADERA<text:tab/>Hemen, mokorra, izterra, berna eta oina, dena batera hartuta izango da.</text:p>
      <text:p text:style-name="P179"/>
      <text:p text:style-name="P179"><text:soft-page-break/>"kaderak altza azpidxen zer dauen ikusteko"</text:p>
      <text:p text:style-name="P179">"Demikure dxun gariez da kadera azpidxetako miñe dakot"</text:p>
      <text:p text:style-name="P179">"kadera atziek ikusi zelan dakotezen, zuri edo baltz?"</text:p>
      <text:p text:style-name="P179">"kaderatatik agarra tsoie ta kalera atara dauie"</text:p>
      <text:p text:style-name="P179">"kadera ganera dxeusi dxast arridxe"</text:p>
      <text:p text:style-name="P179"/>
      <text:p text:style-name="P179">Azkuek ere jaso du, baina honek, "extremidad inferior" dio. Kintanak, "pierna" jartzen du.</text:p>
      <text:p text:style-name="P179"/>
      <text:p text:style-name="P180">KAELA<text:tab/>Ogi zati handia.</text:p>
      <text:p text:style-name="P180"/>
      <text:p text:style-name="P180">"nora zuez zu ogi kaela artun de ba?"</text:p>
      <text:p text:style-name="P180">"ogi kaela eskuen artun ezkero, dxatekue, lo bertan"</text:p>
      <text:p text:style-name="P180">"okiñ dxun gosiegaz ogi kael bana artun de gaztaiegaz, bera dxan da etzera"</text:p>
      <text:p text:style-name="P180"/>
      <text:p text:style-name="P180">KAIDIE<text:tab/>Joera.</text:p>
      <text:p text:style-name="P180"/>
      <text:p text:style-name="P180">"auna mandarantz dako kaidie"</text:p>
      <text:p text:style-name="P180">"beraiñe dako kaidie, beti dau beragaz"</text:p>
      <text:p text:style-name="P180">"beti egoten da nonorantz kaidie"</text:p>
      <text:p text:style-name="P180"/>
      <text:p text:style-name="P180">KAIGANE<text:tab/>Goialdea</text:p>
      <text:p text:style-name="P180"/>
      <text:p text:style-name="P180">"zer eitxen zu or kaiganen parata ba?"</text:p>
      <text:p text:style-name="P180">"an dakozu a kaiganen, errebatiue ikusten"</text:p>
      <text:p text:style-name="P180">"e? kaiganen zauz ba, balkoitxik obeto ikusten diez ela?"</text:p>
      <text:p text:style-name="P180">"bestela zauzie kaiganen madalenie ikusten"</text:p>
      <text:p text:style-name="P180"/>
      <text:p text:style-name="P180">Hitz konposatu honek erabilera zabalagora jo du:</text:p>
      <text:p text:style-name="P180"/>
      <text:p text:style-name="P180">/kai/ + /gane &gt; kaigane/</text:p>
      <text:p text:style-name="P180"/>
      <text:p text:style-name="P180">KAIÑE<text:tab/>Itsasertzean edo itsasadarretik irteten duen behe-lainoa. Kalima.</text:p>
      <text:p text:style-name="P180"/>
      <text:p text:style-name="P180">"Izaro be tapata dau kaiñegaz"</text:p>
      <text:p text:style-name="P180">"zarratu dau gaur kañe, ez da ongo errekie ikusterik"</text:p>
      <text:p text:style-name="P180">"Gerniketik berantz dator kaiñe"</text:p>
      <text:p text:style-name="P180">"ori kaiñe laster kenduko da ta eguzkidxe okingu plaidxen"</text:p>
      <text:p text:style-name="P180"/>
      <text:p text:style-name="P181">KAIXE<text:tab/>Arduratu.</text:p>
      <text:p text:style-name="P181"/>
      <text:p text:style-name="P181">"zure aiztie barriz ezta kaixeten bape, neure pentsure itxitxen dau dana"</text:p>
      <text:p text:style-name="P181">"geidxau kaixe balekizara, beste txori batek kantako lekitzu"</text:p>
      <text:p text:style-name="P181">"asko kaixe da nire gixona, gauzek aurrera atarateko"</text:p>
      <text:p text:style-name="P181">"kaixetute nau neu be, ia zeuzer eitxen badun"</text:p>
      <text:p text:style-name="P181"/>
      <text:p text:style-name="P181">KAKA<text:tab/><text:tab/>Mozkorra.</text:p>
      <text:p text:style-name="P181"/>
      <text:p text:style-name="P181">"amabost egunien dako kaka ganetik kendu barik"</text:p>
      <text:p text:style-name="P181">"kaka dakozu zuk alabatxi, mozkorrik zauz de"</text:p>
      <text:p text:style-name="P181">"klaro dakona kaka, orduri be eztotso beitu ela?"</text:p>
      <text:p text:style-name="P181">"atrapako doten kakagaz, aste guztidxen enau ikusiko etzien"</text:p>
      <text:p text:style-name="P181"/>
      <text:p text:style-name="P181"><text:soft-page-break/>KAKABELENA<text:tab/>Marea behean dagoenean agertzen deo lokatz beltza.</text:p>
      <text:p text:style-name="P181"/>
      <text:p text:style-name="P181">"aixarrak atrapaten nuen kakabelenatara"</text:p>
      <text:p text:style-name="P181">"portuko kakabelenatara dxeusitxe etor dxast semie, Afrikako baltza baiño baltzau"</text:p>
      <text:p text:style-name="P181">"asmaten dozue kakabelenako atsa?"</text:p>
      <text:p text:style-name="P181">"onek imiek kakabelenie lako kaka eitxen dost"</text:p>
      <text:p text:style-name="P181"/>
      <text:p text:style-name="P181">Azken esaldi honetan &gt;kaka&lt; hitza errepikatuta agertzen da.</text:p>
      <text:p text:style-name="P181"/>
      <text:p text:style-name="P181">KAKABIARRAK<text:tab/>Lan edo behar zikin guztiak.</text:p>
      <text:p text:style-name="P181"/>
      <text:p text:style-name="P181">"kakabiar guztidxek ein biar, eztauela gure be"</text:p>
      <text:p text:style-name="P181">"zuk ein zeuk gure zune, kakabiarrak eitxeko neu nau"</text:p>
      <text:p text:style-name="P181">"kakabiarrak itxi txuz arek eztaitx nok eitxeko"</text:p>
      <text:p text:style-name="P181"/>
      <text:p text:style-name="P182">KAKADXALE<text:tab/>Pertsona zekena, gasta baino ez gurago duena.</text:p>
      <text:p text:style-name="P182"/>
      <text:p text:style-name="P182">"kakadxaliaue da, edozer dxanda bizi diez dirue ez gastatitxik'</text:p>
      <text:p text:style-name="P182">"neure alabien koñatie be kakadxale utse da, beti betiko erropakaz dabill"</text:p>
      <text:p text:style-name="P182">"kakadxalie da, baie beste leko batetik dxuten dxatzoz diruek"</text:p>
      <text:p text:style-name="P182"/>
      <text:p text:style-name="P182">Adjetibo honen konposizio gaiak izen bat eta adjektibo bat izanda ere, gero adjektibo bat besterik ez du eman.</text:p>
      <text:p text:style-name="P182"/>
      <text:p text:style-name="P182">KAKALARRIDXE<text:tab/>Dena arin egitea nahi duena.</text:p>
      <text:p text:style-name="P182"/>
      <text:p text:style-name="P182">"kakalarridxe zara baie, ikasko zu trankillaue ezaten"</text:p>
      <text:p text:style-name="P182">"kakalarridxe lez ibill dxe, da gero be eiñ dxau etxeplastue"</text:p>
      <text:p text:style-name="P182">"eztost itxi baketan pulserie erosi arte, kakalarridxe da ta"</text:p>
      <text:p text:style-name="P182">"ba kakalarridxe lez nabill, eztakotelakon denporarik alperrik galtzieko"</text:p>
      <text:p text:style-name="P182"/>
      <text:p text:style-name="P182">KAKAMOLTZO<text:tab/>Berba honek aurrekoaren alderantzizkoa eman digu. Pertsona trankila.</text:p>
      <text:p text:style-name="P182"/>
      <text:p text:style-name="P182">"ezta egon ba, kakamoltzue lez bertan , neu dxun arte?"</text:p>
      <text:p text:style-name="P182">"ori dona kakamoltzue ezatie, desdeluego, ez zu merezidu dirorik emotie"</text:p>
      <text:p text:style-name="P182">"bestelako kakamoltzuek zauzie or, dxaten noiz emongo"</text:p>
      <text:p text:style-name="P182">"zer, kakamoltzo, zer erosi zu ba?"</text:p>
      <text:p text:style-name="P182"/>
      <text:p text:style-name="P182">KAKALEKUE<text:tab/>Itsasontzietan komuna bezala funtzionatzen duen leku bat. Hala ere &gt;irola&lt; hitza jarrita agertzen da Dena den, herrira pasatu dena lehenengoa da eta esanahi berdina emango diogu komunari, nahiz eta askotan peioratiboa izan.</text:p>
      <text:p text:style-name="P182"/>
      <text:p text:style-name="P182">"kakalekue pintxe bidela esan dau patroiek"</text:p>
      <text:p text:style-name="P183">"gure kakalekue baino politxaurik munduen bez<text:span text:style-name="T33">"</text:span></text:p>
      <text:p text:style-name="P183">"kakalekuen sartunde emoten txuz orduek leiduten"</text:p>
      <text:p text:style-name="P183"/>
      <text:p text:style-name="P183">KAKANARRUE<text:tab/>Pertsona edo gauza txikia, eskasa, gutxi garatua.</text:p>
      <text:p text:style-name="P183"/>
      <text:p text:style-name="P183">"kakanarruen besteko sagarrak erosistazuz alabatxu"</text:p>
      <text:p text:style-name="P183">"a motorra! Kakanarruen bestekue badan, nora dxungo da ba"</text:p>
      <text:p text:style-name="P183">"zer eingostazu zuk niri, kakanarru orrek?"</text:p>
      <text:p text:style-name="P183">"areri kakanarrueri be etzazu eitxen geidxau?"</text:p>
      <text:p text:style-name="P183"><text:soft-page-break/></text:p>
      <text:p text:style-name="P183">KAKATROSKUE<text:tab/>Pensona edo gauza dorpea, zabarra.</text:p>
      <text:p text:style-name="P183"/>
      <text:p text:style-name="P183">"kakatroskue lako zapatak erosi zuz"</text:p>
      <text:p text:style-name="P183">"zeu zara zu kakatroskue ezer be ez dxatzu gelditxuten ondo ta"</text:p>
      <text:p text:style-name="P183">"onek kakatroskuek tiez da ekarri belarriko fiñauek"</text:p>
      <text:p text:style-name="P183">"ezta dxuen kalera... belarridxetan kakatrosko bi imiñitxe"</text:p>
      <text:p text:style-name="P183"/>
      <text:p text:style-name="P183">KAKOTA<text:tab/><text:tab/>Mozkorra.</text:p>
      <text:p text:style-name="P183"/>
      <text:p text:style-name="P183">"okiñ dxauen kakotagaz bienganetik altza be ezta eiñ"</text:p>
      <text:p text:style-name="P183">"kakota atrapaten kanpeoiek gariez"</text:p>
      <text:p text:style-name="P183">"kakota kakotan ganien atrapa dotez"</text:p>
      <text:p text:style-name="P183"/>
      <text:p text:style-name="P183">KALAMATRIKA<text:tab/>Eztabaida. Iskanbila.</text:p>
      <text:p text:style-name="P183"/>
      <text:p text:style-name="P183">"beti nabil beragaz kalamatriken, eztost eitsen kasurik eta"</text:p>
      <text:p text:style-name="P183">"isillik on, eztot gure kalamatrikerik eta"</text:p>
      <text:p text:style-name="P183">"auntxe be kalamatriken dabiltzez neure goikuek"</text:p>
      <text:p text:style-name="P183">"ori beti due kalamatrikien bille"</text:p>
      <text:p text:style-name="P183"/>
      <text:p text:style-name="P184">Azkuek jaso du bere hiztegian, baina zentzua "el arnor en la conversación" eta "griterio" da. Kintanak, ostera, "sabiduria maliciosa" dela dio. Beraz, esanabi ezberdina.</text:p>
      <text:p text:style-name="P184"/>
      <text:p text:style-name="P184">KALBA<text:tab/><text:tab/>Eskolara joan barik kalean geratzea. Analogiaz, beste leku batera ez jutea kalba izaten da.</text:p>
      <text:p text:style-name="P184"/>
      <text:p text:style-name="P184">"meisuek esan dau gure imiek kalba ein dxauiela aste guztidxen"</text:p>
      <text:p text:style-name="P184">"kalba eiñ dxauie sagarretan dxuteko, da gero aldianuek atrapa"</text:p>
      <text:p text:style-name="P184">"txo kalba ein zu, ez zara etorri txokora"</text:p>
      <text:p text:style-name="P184">"kalba ein zu plaidxera, zer ba, tertzinak etor dxatzuz ela?"</text:p>
      <text:p text:style-name="P184"/>
      <text:p text:style-name="P184">Azkuek, hitz honen definizioa "juego de bolos" dela dio. Baliteke hortik sartzea, umeek eskolara joateari uzten diotelako kalean jolasteko. Baina zalantzazkoa denez, zalanetan jarri behar.</text:p>
      <text:p text:style-name="P184"/>
      <text:p text:style-name="P184">KALBISTERO/A<text:tab/>"kalba" egiten duena.</text:p>
      <text:p text:style-name="P184"/>
      <text:p text:style-name="P184">"ia zelan portaten zaran e? Eztot gure kalbisterarik eta"</text:p>
      <text:p text:style-name="P184">"seme kalbisterue dakot alabatxu, eskola batera be ez ei da dxuten esan dost profesoriek" "kalbistera! Non on zara ba dxostera etor barik?"</text:p>
      <text:p text:style-name="P184"/>
      <text:p text:style-name="P184">Beste hitz batzuekin gertatu den bezala, bi hitz hauek ere erdaraz berba egiten denean ere entzuten dira: "has hecho kalba, eres una kalbistera"</text:p>
      <text:p text:style-name="P184"/>
      <text:p text:style-name="P184">KALLNPAN<text:tab/><text:tab/>Egunaren ordu guztietan kalean egotea. </text:p>
      <text:p text:style-name="P184"/>
      <text:p text:style-name="P184">"egun santo guztidxen dabill kalinpan"</text:p>
      <text:p text:style-name="P184">"da kalinpan ibillitxe zelan estudidxeko dau ba?"</text:p>
      <text:p text:style-name="P184">"goixien kalinpan ibilli bazara oiñ etzeko biarrak ein bizuz"</text:p>
      <text:p text:style-name="P184">"udien danok ibilltxen gara katinpan"</text:p>
      <text:p text:style-name="P185">KALINPANERO/A<text:tab/>Kalean orduak ematen dituena. Gizonezkoa zein andrazkoa.</text:p>
      <text:p text:style-name="P185"/>
      <text:p text:style-name="P185"><text:soft-page-break/>"au ime kalinpanero utse da"</text:p>
      <text:p text:style-name="P185">"kalinpanerie lez dabill, da eztau eingo ezer eskolan"</text:p>
      <text:p text:style-name="P185">"kalinpanerak eta kalinpaneruek asko dauz gaur egunien"</text:p>
      <text:p text:style-name="P185"/>
      <text:p text:style-name="P185">Hitz hau gaztelerara ere pasatu da, askotan "eres una kalinpanera" ere entzuten baita.</text:p>
      <text:p text:style-name="P185"/>
      <text:p text:style-name="P185">KALINPANERATU<text:tab/>Kalean ibiltzen obitu dena.</text:p>
      <text:p text:style-name="P185"/>
      <text:p text:style-name="P185">"gure Amaia len ezta ezan olakue baie oiñ kalimpaneratu eiñ dxe"</text:p>
      <text:p text:style-name="P185">"zu bakixu kalinpaneratute zauzena?"</text:p>
      <text:p text:style-name="P185">"onetan egunetan kalinpaneratute nabill"</text:p>
      <text:p text:style-name="P185"/>
      <text:p text:style-name="P185">KALMUNE<text:tab/><text:tab/>Bare unea. Zentzu guztietan erabilia.</text:p>
      <text:p text:style-name="P185"/>
      <text:p text:style-name="P185">"auntxe dxungo gariez, kalmunie dauen artien, euridxek ez atrapateko"</text:p>
      <text:p text:style-name="P185">"aldarridxek gogorrak ezan diez, baie kalmunie eiñ dxenien normal on gariez berbetan"</text:p>
      <text:p text:style-name="P185">"kalmune baten itxosora urten dauie"</text:p>
      <text:p text:style-name="P185">"doloriegaz eziñ dxot eiñ biarrik pe, da kalmuniek okitxen dotezenien eitxen dot eitzeko dakotena"</text:p>
      <text:p text:style-name="P185"/>
      <text:p text:style-name="P185">Bestc askotan legez, itsasoko berba bat beste estraktu batzuetara zabaldu da.</text:p>
      <text:p text:style-name="P185"/>
      <text:p text:style-name="P185">KAMADEMOILLIE<text:tab/>Antzina, koltxoiaren azpikoa deitzen zitzaion gaur egun 'somier' deitzen zitzaionari.</text:p>
      <text:p text:style-name="P185"/>
      <text:p text:style-name="P185">"kamademoille zarrak bota da barridxek eroxi bi dotez"</text:p>
      <text:p text:style-name="P185">"kamademoille gogorra erosi gero, obiauek tiez da"</text:p>
      <text:p text:style-name="P185">"ba niri geidxau gustaten dxastez kamademoille biguntxuek"</text:p>
      <text:p text:style-name="P185"/>
      <text:p text:style-name="P186">KANKAMO<text:tab/><text:tab/>Burmuina, burua (figuratiboan).</text:p>
      <text:p text:style-name="P186"/>
      <text:p text:style-name="P186">"kankamuek pe atrapa eitxen dostez kotxe barridxe erosteko esaten"</text:p>
      <text:p text:style-name="P186">"ez artun iñori kankamorik, eztotsut eingo zeuk diñozune ta"</text:p>
      <text:p text:style-name="P186">"buruko kankamuetararte nau eurokaz gauzekaz"</text:p>
      <text:p text:style-name="P186">"kankamuek galdute dabill aspaldidxon"</text:p>
      <text:p text:style-name="P186"/>
      <text:p text:style-name="P186">Hitz hau, ontzietan txikotak amarratzeko kabilen gaztelerako "encamo" izenetik dator. Gero, zentzu figuratuan beste esanahi hori hartu du.</text:p>
      <text:p text:style-name="P186"/>
      <text:p text:style-name="P186">KANKAÑADO<text:tab/>Azaleko nafarreria gaixoak aurpegian utzitako zuloak dauzkanari esaten zaio, gizona zein emakumea izan. Gauzei ere aplikatzen zaie.</text:p>
      <text:p text:style-name="P186"/>
      <text:p text:style-name="P186">"kankañaduen arpidxe dako"</text:p>
      <text:p text:style-name="P186">"Sofia kankañadien alabiegaz ezkondu de"</text:p>
      <text:p text:style-name="P186">"sagar kankañaduek tiez onek"</text:p>
      <text:p text:style-name="P186">"a mutille gustaten dxatzu! Beran kankañaduen arpidxegaz!"</text:p>
      <text:p text:style-name="P186"/>
      <text:p text:style-name="P186">KANKILLOI<text:tab/><text:tab/>Bonbiltzar.</text:p>
      <text:p text:style-name="P186"/>
      <text:p text:style-name="P186">"kankilloi bat ein dxot pintxe pantalla moduen imitxeko"</text:p>
      <text:p text:style-name="P186">"kankilloiek politxek ezaten diez adornorako"</text:p>
      <text:p text:style-name="P186">"kankilloien ekar bide ardaue aste guztireko"</text:p>
      <text:p text:style-name="P186">"kankilloiegaz dxo dau buruen"</text:p>
      <text:p text:style-name="P186"><text:soft-page-break/></text:p>
      <text:p text:style-name="P186">Azkuek ez du jaso hitz hau, baina bai &gt;kankil&lt; forma. Baliteke hau izatea bestearen oinarria. D.A.R.k bai jaso duela Bermeokoa dela azalduz.</text:p>
      <text:p text:style-name="P186"/>
      <text:p text:style-name="P186">/kankil/ + /oi/ atzizkia &gt; kankilloi/</text:p>
      <text:p text:style-name="P186"/>
      <text:p text:style-name="P187">KANKINKABARA<text:tab/><text:tab/>Edozelan. Inklinatuta. Okertuta. 'Txarto jarrita.</text:p>
      <text:p text:style-name="P187"/>
      <text:p text:style-name="P187">"agiñek takoz kankinkabara, nora gure"</text:p>
      <text:p text:style-name="P187">"ori kuadrue kankinkabara eskei zu"</text:p>
      <text:p text:style-name="P187">"bertan frontoien, sille guztidxek kankinkabara on diez"</text:p>
      <text:p text:style-name="P187">"zelan indit txuz botoiek ba, kankinkabara?"</text:p>
      <text:p text:style-name="P187"/>
      <text:p text:style-name="P187">Umeen antzinako jolas baten izena hartu du. Ormara begira "kan-kin-karaba" esaten zen. Nondik pasatu den hizkera arruntera inork ez daki.</text:p>
      <text:p text:style-name="P187"/>
      <text:p text:style-name="P187">KANTSAZIÑO<text:tab/><text:tab/>Nekadura. Ahuldura.</text:p>
      <text:p text:style-name="P187"/>
      <text:p text:style-name="P187">"ai zelako kantsaziñue dakot ba, da ori ezer ein barik"</text:p>
      <text:p text:style-name="P187">"kantsaziñue kentzieko bikarbonatue da ona"</text:p>
      <text:p text:style-name="P187">"kantsaziñue andidxe bakozu oien sartun"</text:p>
      <text:p text:style-name="P187"/>
      <text:p text:style-name="P187">KAÑADA<text:tab/><text:tab/><text:tab/>Bemezur.</text:p>
      <text:p text:style-name="P187"/>
      <text:p text:style-name="P187">"emon dosten zartazuegaz kañadie apurtu dost"</text:p>
      <text:p text:style-name="P187">"kañadie dakot baltzitxute"</text:p>
      <text:p text:style-name="P187">"kañadan artun dau golpie da geldik on bidau illebetien"</text:p>
      <text:p text:style-name="P187"/>
      <text:p text:style-name="P187">D.A.R.n bakarrik dator eta T. Etxebarriaren Lex. aipatzen du.</text:p>
      <text:p text:style-name="P187"/>
      <text:p text:style-name="P187">KAPAN<text:tab/><text:tab/><text:tab/>Denboraleari aurre egiten, geldi itsasoan. Konparazioan herrian denbora txarra dagoenean cdo gauzak txarto doazenean.</text:p>
      <text:p text:style-name="P187"/>
      <text:p text:style-name="P187">"lau egun eiñ dxuz kapan, da idxe ondora dxun gariez"</text:p>
      <text:p text:style-name="P187">"kapan badauz eztau arraiñik"</text:p>
      <text:p text:style-name="P187">"geu be amen gauz kapan datorrenari arpidxe emoten"</text:p>
      <text:p text:style-name="P187"/>
      <text:p text:style-name="P188">Maileguzko berba bat hartzen dugunean askotan egiten den bezala sustraia bakarrik hartu da.</text:p>
      <text:p text:style-name="P188"/>
      <text:p text:style-name="P188">KAPAUE<text:tab/><text:tab/><text:tab/>Lainotua.</text:p>
      <text:p text:style-name="P188"/>
      <text:p text:style-name="P188">"egualdi kapaue badau ezkara dxungo plaidxera"</text:p>
      <text:p text:style-name="P188">"gau kapaue dauelez eztiez ikusiko estrellek"</text:p>
      <text:p text:style-name="P188">"goi kapaue on da be, eguzkidxek dxo eitxen dau gero"</text:p>
      <text:p text:style-name="P188"/>
      <text:p text:style-name="P188">Gaztelcrako "encapotado" hitzetik sortua da. /encapotado &gt; kapotado &gt; kapotaue &gt; kapaue/</text:p>
      <text:p text:style-name="P188"/>
      <text:p text:style-name="P188">KAPONA<text:tab/><text:tab/><text:tab/>Emakume antzua.</text:p>
      <text:p text:style-name="P188"/>
      <text:p text:style-name="P188">"arek kapona txarridxek niri esateko lotsabako imiek dakotezela!"</text:p>
      <text:p text:style-name="P188">"ezta ezkondu, dxakiñ dxauelako kaponie dala"</text:p>
      <text:p text:style-name="P188">"ba zure nebien koñatuegaz ezkondu dana be kaponie da"</text:p>
      <text:p text:style-name="P188"><text:soft-page-break/></text:p>
      <text:p text:style-name="P188">Gaztelerako "capon" = "pollo castrado" hitzetik dator; baina hitz hori emakumezkoentzat desegokia denez &gt;a&lt; bat sartu zaio femeninoa egiteko.</text:p>
      <text:p text:style-name="P188"/>
      <text:p text:style-name="P188">KARINKARA<text:tab/><text:tab/>Aurrez aurre.</text:p>
      <text:p text:style-name="P188"/>
      <text:p text:style-name="P188">"zure ama ta ni karinkara bixi gariez"</text:p>
      <text:p text:style-name="P188">"karinkara ikusi dotenien odolak pe berotu eiñ dxastez"</text:p>
      <text:p text:style-name="P188">"karinkara topaten dotenien esango tsatez nik areri lau berba"</text:p>
      <text:p text:style-name="P188"/>
      <text:p text:style-name="P188">KARNADA<text:tab/><text:tab/><text:tab/>Karnata sexuala.</text:p>
      <text:p text:style-name="P188"/>
      <text:p text:style-name="P188">"karnadie etsonien emoten degolluek ezaten diez aren artien"</text:p>
      <text:p text:style-name="P188">"eztotsu emoten andriek karnadarik ela?"</text:p>
      <text:p text:style-name="P188">"aur due ori karnada freskue bille neskatill gaztieñe"</text:p>
      <text:p text:style-name="P188"/>
      <text:p text:style-name="P189">KARRAJO<text:tab/><text:tab/><text:tab/>Etxeko ibilgua.</text:p>
      <text:p text:style-name="P189"/>
      <text:p text:style-name="P189">"gure etziek karrajo luzie dako"</text:p>
      <text:p text:style-name="P189">"ba niri karrajo bako etzie gustaten dxast"</text:p>
      <text:p text:style-name="P189">"karrajorako alfonbra barridxe erosi dozule?"</text:p>
      <text:p text:style-name="P189"/>
      <text:p text:style-name="P189">KARRERIE<text:tab/><text:tab/><text:tab/>Solasgaia.</text:p>
      <text:p text:style-name="P189"/>
      <text:p text:style-name="P189">"ara, auntxek okin dxu zeure karrerie, ia nondik zabiltzezen"</text:p>
      <text:p text:style-name="P189">"egun guztidxetan okitxen dau beran nobidxuen karrerie"</text:p>
      <text:p text:style-name="P189">"guk eztu ataraten politikien karrerarik ez asarraruteko"</text:p>
      <text:p text:style-name="P189"/>
      <text:p text:style-name="P189">Ez dago argi nondik sar zitekeen gaztelerako hitz hori eta gainera zentzu horrekin.</text:p>
      <text:p text:style-name="P189"/>
      <text:p text:style-name="P189">KARRIE<text:tab/><text:tab/><text:tab/>Jausi. Behera etorri.</text:p>
      <text:p text:style-name="P189"/>
      <text:p text:style-name="P189">"atzo esan dau telebisiñuek erri txikitxu bateko elixie karrie dala"</text:p>
      <text:p text:style-name="P189">"orregaz pixugaz nora zuez ba, karrie ein bi zu te"</text:p>
      <text:p text:style-name="P189">"udxolakaz kasinue karrie da beiek amore emonda"</text:p>
      <text:p text:style-name="P189"/>
      <text:p text:style-name="P189">KARRIE<text:tab/><text:tab/><text:tab/>Igaro. Forrnaz aurrekoa bera dugu, baina ez zentzua.</text:p>
      <text:p text:style-name="P189"/>
      <text:p text:style-name="P189">"karrie dauie etzeko traste guztidxek"</text:p>
      <text:p text:style-name="P189">"sagarrak karrieten ibilli diez"</text:p>
      <text:p text:style-name="P189">"ezpadakozue zer ein, karrie aunek zakuek"</text:p>
      <text:p text:style-name="P189"/>
      <text:p text:style-name="P189">Gazteleraz "acarrear" izango da</text:p>
      <text:p text:style-name="P189"/>
      <text:p text:style-name="P189">KARRIDXUE<text:tab/><text:tab/><text:tab/>Igarotzea. </text:p>
      <text:p text:style-name="P189"/>
      <text:p text:style-name="P189">"karridxue, karridxue ezan da arena, patata zakeek etzera eruten"</text:p>
      <text:p text:style-name="P189">"arraiñ guztidxen karridxue ordubetien ein dxu"</text:p>
      <text:p text:style-name="P189">Gaztelerako "acarreo"</text:p>
      <text:p text:style-name="P189"/>
      <text:p text:style-name="P190">KASKANTE<text:tab/><text:tab/>Alditsua. Koskatia.</text:p>
      <text:p text:style-name="P190"/>
      <text:p text:style-name="P190"><text:soft-page-break/>"orregaz ez ein berbarik kaskantien gauzek esango dotsuz de"</text:p>
      <text:p text:style-name="P190">"zelako kaskantie zara ba, arin kanbidxe zu berbie"</text:p>
      <text:p text:style-name="P190">"kaskante utse da, ontxe dau ondo, da beste bueltan kasurik pe ez"</text:p>
      <text:p text:style-name="P190"/>
      <text:p text:style-name="P190">KASKARRATOIE<text:tab/>Haitzetan aurki daitekeen karramarro txikia.</text:p>
      <text:p text:style-name="P190"/>
      <text:p text:style-name="P190">"ama, kaskarratoien ama dakot atrapata"</text:p>
      <text:p text:style-name="P190">"kaskarratoi gitxi topaten dice oiñ atzetan"</text:p>
      <text:p text:style-name="P190">"ama! Kaskarratoie tangarruen barruen!"</text:p>
      <text:p text:style-name="P190"/>
      <text:p text:style-name="P190">KASKIE<text:tab/><text:tab/>Burutik egin, erdi edo osorik.</text:p>
      <text:p text:style-name="P190"/>
      <text:p text:style-name="P190">"kaskie eiñ dxela, da aurregaz atxakidxegaz, diro guztidxek kendu tsoie"</text:p>
      <text:p text:style-name="P190">"zelan kaskie da ba, ointxerarte ondo egon da ta"</text:p>
      <text:p text:style-name="P190"/>
      <text:p text:style-name="P190">KASKIETA<text:tab/><text:tab/>Aurrekoaren adberbiozko forma da.</text:p>
      <text:p text:style-name="P190"/>
      <text:p text:style-name="P190">"isilik on e? Kaskieten asitxe nau ta ez dakot burue orretarako"</text:p>
      <text:p text:style-name="P190">"zeuk pe ez imiñi kaskieta zauzenaren atxakirik"</text:p>
      <text:p text:style-name="P190"/>
      <text:p text:style-name="P190">KASKOTIE<text:tab/><text:tab/>Atunaren buruaren atzealdea. Konparazioan edozein pertsonaren burua.</text:p>
      <text:p text:style-name="P190"/>
      <text:p text:style-name="P190">"nire gixonak kaskotie atrapa dost beragaz dxuteko partidora"</text:p>
      <text:p text:style-name="P190">"nik eztot biar kaskotie atrapatirik gixonagaz edonora dxuteko"</text:p>
      <text:p text:style-name="P190"/>
      <text:p text:style-name="P190">KATAPLASNITE<text:tab/>Pertsona gogaikarria. Lapa.</text:p>
      <text:p text:style-name="P190"/>
      <text:p text:style-name="P190">"geu alegiñek eitxen andik dxuteko da bera kataplasnaie bertan, mobidu barik"</text:p>
      <text:p text:style-name="P191">"zelako kataplasmie zara ba"</text:p>
      <text:p text:style-name="P191">"orkestie be kataplasmie ezan da ta gu abrosidute"</text:p>
      <text:p text:style-name="P191"/>
      <text:p text:style-name="P191">Gaztelera ere horrela esaten zaio perisona lapa bati.</text:p>
      <text:p text:style-name="P191"/>
      <text:p text:style-name="P191">KEBRA<text:tab/><text:tab/>Erabat nekatuta. Ahulduta.</text:p>
      <text:p text:style-name="P191"/>
      <text:p text:style-name="P191">"San Juanetik kebra-kebrata etor nai"</text:p>
      <text:p text:style-name="P191">"eindxun beste biarregaz, kebrata geratu gariez"</text:p>
      <text:p text:style-name="P191">"onek boltsiek kebra eitxen nau"</text:p>
      <text:p text:style-name="P191"/>
      <text:p text:style-name="P191">KEO (knk-out)<text:tab/>Nekatuta, lanerako adore gabe, zentzu figuratuan, noski.</text:p>
      <text:p text:style-name="P191"/>
      <text:p text:style-name="P191">"atzo eifi dxun juergiegaz keo eifidxe nau"</text:p>
      <text:p text:style-name="P191">"onek beruek keo eiñdxe itxitxen zaitxuz"</text:p>
      <text:p text:style-name="P191">"esan dotsozen berbakaz bakarrik, keo itxi dau"</text:p>
      <text:p text:style-name="P191">"lelangoko ostidxegaz itxi dau keo"</text:p>
      <text:p text:style-name="P191"/>
      <text:p text:style-name="P191">KIKADA<text:tab/><text:tab/>Begirada bota</text:p>
      <text:p text:style-name="P191"/>
      <text:p text:style-name="P191">"Lameratik dxun naienien kikada da bat ein dxot Izaron"</text:p>
      <text:p text:style-name="P191">"bota kikada bat elixen mezie asi badan ikusteko"</text:p>
      <text:p text:style-name="P191">"aurtik bentanatik ein kikadie ia euridxe badan"</text:p>
      <text:p text:style-name="P191"/>
      <text:p text:style-name="P191"><text:soft-page-break/>KIKILLE<text:tab/><text:tab/>Zakila</text:p>
      <text:p text:style-name="P191"/>
      <text:p text:style-name="P191">"kikille dakot gogortute ezer ein barik"</text:p>
      <text:p text:style-name="P191">"zure kikille eztabil ondo antza, hainbeste denporan ezer ein barik, zelan?"</text:p>
      <text:p text:style-name="P191">"aur dabiltzuz orrek euren kikille saltzien, lotsatu be eztiez eitxen"</text:p>
      <text:p text:style-name="P191">"berari agure zantarrari asgurek ein biar kikillen"</text:p>
      <text:p text:style-name="P191"/>
      <text:p text:style-name="P192">KIKILDXU<text:tab/><text:tab/>Koldartu.</text:p>
      <text:p text:style-name="P192"/>
      <text:p text:style-name="P192">"kikildxu ein zara alabatxi, zek agarra tsu ba?"</text:p>
      <text:p text:style-name="P192">"ostidxek emongo dotsozela esan tsonien kikildxu eiñ dxe"</text:p>
      <text:p text:style-name="P192"/>
      <text:p text:style-name="P192">KIKIMERA/KIKUMERA<text:tab/>Must egin uretan</text:p>
      <text:p text:style-name="P192"/>
      <text:p text:style-name="P192">"bigarren kikimeran dxo atxie da paralitiko geratu da"</text:p>
      <text:p text:style-name="P192">"kikimerak eitxie asko gustaten dxasku baie, atentziñugaz ibillitxe"</text:p>
      <text:p text:style-name="P192"/>
      <text:p text:style-name="P192">KIKU<text:tab/><text:tab/><text:tab/>Begirada bota. Aurretik ikusi dugu &gt;kikada&lt; hitza, ba hau haren sinonimo bat izan daiteke.</text:p>
      <text:p text:style-name="P192"/>
      <text:p text:style-name="P192">"portutik kiku bet eiñ dxot nire nobidxue etor badan dxakitxeko"</text:p>
      <text:p text:style-name="P192">"etor da zure ama, baie kiku eiñdxe dxun da"</text:p>
      <text:p text:style-name="P192">"esan dau kiku eitxen bakarrik etor dala"</text:p>
      <text:p text:style-name="P192"/>
      <text:p text:style-name="P192">KIMIKE<text:tab/><text:tab/>Kirik egiten. Zelatan.</text:p>
      <text:p text:style-name="P192"/>
      <text:p text:style-name="P192">"beti dabil kikuke, zer ikusiko"</text:p>
      <text:p text:style-name="P192">"Miren balkoitxik on da kikuke ia zer pasaten kalien ikusten"</text:p>
      <text:p text:style-name="P192">"sartun barrure kikuke on barik or atien"</text:p>
      <text:p text:style-name="P192"/>
      <text:p text:style-name="P192">KINITO<text:tab/><text:tab/>Ardo gozoa</text:p>
      <text:p text:style-name="P192"/>
      <text:p text:style-name="P192">"zuri asko gustaten dxatzu kinito gero"</text:p>
      <text:p text:style-name="P192">"imien egune ezan da, ta pastelak eta kinito ekar dosku"</text:p>
      <text:p text:style-name="P192">"emon kinito edaten, da gero mozkor mozkorrik etzera"</text:p>
      <text:p text:style-name="P192"/>
      <text:p text:style-name="P192">"Quina" edariaren izena hartu dute ardo gozo guztiek, apur bat aldatuta, noski. Kasu honetan diminutiboan hartu da.</text:p>
      <text:p text:style-name="P192"/>
      <text:p text:style-name="P193">KINKILLEIDXE<text:tab/>Kinkila. Purtzileria. Zentzu despektiboan, zirtzileria.</text:p>
      <text:p text:style-name="P193"/>
      <text:p text:style-name="P193">"Zer da ganien daruzuna ba, kinkilleidxe daruzu te"</text:p>
      <text:p text:style-name="P193">"zer ez lekidau imingo arek, dendako kinkilleidxe osue"</text:p>
      <text:p text:style-name="P193">"kasinora dxuteko kinkilleidxe erosi dau, gutxi dako lez"</text:p>
      <text:p text:style-name="P193"/>
      <text:p text:style-name="P193">Normala da kinkila dendetan saltzen diren gauzen artean zirtzileria izaten denez, honi 'kinkilleidxe' deitzea.</text:p>
      <text:p text:style-name="P193"/>
      <text:p text:style-name="P193">KIÑE<text:tab/><text:tab/><text:tab/>Zirikatu. Zentzu guztietan.</text:p>
      <text:p text:style-name="P193"/>
      <text:p text:style-name="P193">"biar bat eitxeko beti ibilli bi zara kiñeten"</text:p>
      <text:p text:style-name="P193">"kiñeta be arek eztau eitxen berak gure dauena baiño"</text:p>
      <text:p text:style-name="P193"><text:soft-page-break/>"gure alboko andrie beti dabilst kiñeten, gaur be esan dost aulako bat"</text:p>
      <text:p text:style-name="P193"/>
      <text:p text:style-name="P193">KIÑADA<text:tab/><text:tab/>Keinua.</text:p>
      <text:p text:style-name="P193"/>
      <text:p text:style-name="P193">"enai konturatu lelangotan da berak eiñ dxostenien kiñadie aurduen dxeusi nai kontuen"</text:p>
      <text:p text:style-name="P193">'bera neuri kiñadaka, da ni santainfanzian"</text:p>
      <text:p text:style-name="P193">"orren kiñadiek zeuzer gure dau esan, kuidadue gero"</text:p>
      <text:p text:style-name="P193"/>
      <text:p text:style-name="P193">KIRIKILLO<text:tab/><text:tab/>Ile Idzkurra.</text:p>
      <text:p text:style-name="P193"/>
      <text:p text:style-name="P193">"kirikillo luze luziek takoz nire muñekiek"</text:p>
      <text:p text:style-name="P193">"beran kirikilluekaz begirik pe ez dxatzo ikusten"</text:p>
      <text:p text:style-name="P193"/>
      <text:p text:style-name="P193">KIRIKINA<text:tab/><text:tab/>Ardo gozoa. Aurretik ikusi dugun &gt;kinito&lt; hitzaren parekoa dugu eta jatorria ere berdina.</text:p>
      <text:p text:style-name="P193"/>
      <text:p text:style-name="P193">"kirikina ta guzti zelebra du kursuen akabakene"</text:p>
      <text:p text:style-name="P193">"kirikina baiño gurau dot txanpana"</text:p>
      <text:p text:style-name="P193">"ime guztidxei gustaten dxatzoie kirikina"</text:p>
      <text:p text:style-name="P193"/>
      <text:p text:style-name="P194">KIRRIKILLUEK<text:tab/><text:tab/>Barrokismoak.</text:p>
      <text:p text:style-name="P194"/>
      <text:p text:style-name="P194">"orrek armaidxuek kirrikillo lar dakoz"</text:p>
      <text:p text:style-name="P194">"eske, kirrikillo asko dakoien gauzek gero txarto garbiten diez"</text:p>
      <text:p text:style-name="P194">"aunek erropiek be kirrikillo larreidxe dako"</text:p>
      <text:p text:style-name="P194"/>
      <text:p text:style-name="P194">KLARIE<text:tab/><text:tab/><text:tab/>Egunsentia. Itsasoan erabiltzen den berba bat da. Herrian ere esaten da.</text:p>
      <text:p text:style-name="P194"/>
      <text:p text:style-name="P194">"klaric eiñdxe dau, asi gaitxezen gauzek preparaten"</text:p>
      <text:p text:style-name="P194">"klarie etorri orduko dxakiñ dxot egualdi txarra eingo dauena"</text:p>
      <text:p text:style-name="P194"/>
      <text:p text:style-name="P194">KLAROTASUNE<text:tab/><text:tab/>Aurrekoaren esanahia badu ere, hau gehiago esaten da herrian. Eta gainera, eguraldiari dagokio, hau da, zeruan hodeiak egon ala ez, horren arabera esaten da.</text:p>
      <text:p text:style-name="P194"/>
      <text:p text:style-name="P194">"klarotasune dakar, altza eingo dau egualdidxe"</text:p>
      <text:p text:style-name="P194">"amen ezta ikusten klarotasunik, seguru euridxe eingo dauena"</text:p>
      <text:p text:style-name="P194"/>
      <text:p text:style-name="P194">Gaztelerako "claro" hitzari &gt;tasun&lt; atzizkia jartita egiten dugu.</text:p>
      <text:p text:style-name="P194"/>
      <text:p text:style-name="P194">KOBLA Arrantzarako apareiua. Kordelean amuak jartzen dira, terrninorik terminora, tertza moduan. Askotan arraina amu baten baino gehiagotan etortzen da. Baina konparazioan arrainak neskak edo mutilak izango dira.</text:p>
      <text:p text:style-name="P194"/>
      <text:p text:style-name="P194">"an! Arek an dakaz, koblan bi"</text:p>
      <text:p text:style-name="P194">"bota dau tertzie baic koblan ez dakar 'arraiñ' bet pez"</text:p>
      <text:p text:style-name="P194">"itxi geldik, trankil badabill berak ekarko dau baten bat koblan, bi edo iru"</text:p>
      <text:p text:style-name="P194">"amuek ondo imin bidiez koblatan arraiñek atrapateko"</text:p>
      <text:p text:style-name="P194"/>
      <text:p text:style-name="P195">KOIDXIDU<text:tab/><text:tab/>Batu. Itsasoko terminoa da, tresna edo apareiuak batzea esan nabi du. Baina herrian asko erabiltzen da.</text:p>
      <text:p text:style-name="P195"/>
      <text:p text:style-name="P195"><text:soft-page-break/>"plaidxen on gariez da jentie gauzek koidxiten ikusi du aixe andidxe dakarrela te"</text:p>
      <text:p text:style-name="P195">"koidxiduten asi ostantzien trena galduko du"</text:p>
      <text:p text:style-name="P195">"aixiek gauze guztidxek dandarrez erun biarreko dauela ikusi dunien koidxiten asi garizen"</text:p>
      <text:p text:style-name="P195"/>
      <text:p text:style-name="P195">Gaztelerako "coger" da. Baina Mañu eta Bakio bitartean dauden baserriren baten 'koixu' entzun dut.</text:p>
      <text:p text:style-name="P195"/>
      <text:p text:style-name="P195">KOKOZILLO<text:tab/><text:tab/>Lepondo. Kokot.</text:p>
      <text:p text:style-name="P195"/>
      <text:p text:style-name="P195">"uliek takozuz kokozilluen sartunde"</text:p>
      <text:p text:style-name="P195">"kokozilluen urten dost zaldarrak"</text:p>
      <text:p text:style-name="P195">"kokozilloko miliegaz eziñ dxot auenta"</text:p>
      <text:p text:style-name="P195"/>
      <text:p text:style-name="P195">Hitz hau konposatua da:</text:p>
      <text:p text:style-name="P195"/>
      <text:p text:style-name="P195">/kokot/ + /zulo/ &gt; kokozulo &gt; kokozülo &gt; kokozilo &gt; kokozillo/</text:p>
      <text:p text:style-name="P195"/>
      <text:p text:style-name="P195">KOLARRA<text:tab/><text:tab/>Etxeko portalea.</text:p>
      <text:p text:style-name="P195"/>
      <text:p text:style-name="P195">"gure kolarrien arratoiek sartun diez"</text:p>
      <text:p text:style-name="P195">"kolarra garbitxuteko interiñie ekar bizan dot"</text:p>
      <text:p text:style-name="P195">"giltzek galdu dotez da oiñ eztakot kolarrera nondik sartun"</text:p>
      <text:p text:style-name="P195"/>
      <text:p text:style-name="P195">Badirudi gaztelerako "corral" hitzetik sartu dela. /corral/ &gt; korrala &gt; kolarra/ metatesiaren bidez.</text:p>
      <text:p text:style-name="P195">Azkuek Mundaka eta Berrneorako jaso du hitz hau.</text:p>
      <text:p text:style-name="P195"/>
      <text:p text:style-name="P195">KOLORIE<text:tab/><text:tab/>Arrabia. Kolera. Azentuatu egin behar dugu hitz borren zentzua argi uzteko.</text:p>
      <text:p text:style-name="P195"/>
      <text:p text:style-name="P196">"entera naienien zer eiñ dxauen, neure kólore guztidxegaz beraiñe dxun nai"</text:p>
      <text:p text:style-name="P196">"zelako kólorie emon dost ba, baie eztotsat esan ezebe"</text:p>
      <text:p text:style-name="P196">"eztotsu emoten kólorie, berandu berandu datortzunien zeu berari begire on da?"</text:p>
      <text:p text:style-name="P196">"eztost emoten kólorerik, baie bai ernegue"</text:p>
      <text:p text:style-name="P196"/>
      <text:p text:style-name="P196">Gaztelerako "cólera" zuzen zuzenean sartu da. /cólera &gt; kolera &gt; kolerie &gt; kólorie/ bokalaren asimilazioz.</text:p>
      <text:p text:style-name="P196"/>
      <text:p text:style-name="P196">KOMADA<text:tab/><text:tab/>Antzinako armairu bat.</text:p>
      <text:p text:style-name="P196"/>
      <text:p text:style-name="P196">"gure amuman komada bat emon dost amak eta ondo barnizeta barridxe lez geratuko dxast" "badakidxela euskerie diño, baie komadan barruen sartute okitxeko baiño eztotso balidxo"</text:p>
      <text:p text:style-name="P196">"ori komadie andidxeidxe da onako da beste leko baten imin bide"</text:p>
      <text:p text:style-name="P196"/>
      <text:p text:style-name="P196">Gaztelerako "comoda" —azentu barik- da. /comoda &gt; komoda &gt; komada/ bi &gt;o&lt; horietako baten disimilazioz.</text:p>
      <text:p text:style-name="P196"/>
      <text:p text:style-name="P196">KOMENIMENTUE<text:tab/>Egokia dena. Komeni dena. Egit<text:span text:style-name="T34">e</text:span>ko dagoena.</text:p>
      <text:p text:style-name="P196"/>
      <text:p text:style-name="P196">"geure komenimentue eiñdxe, autobusera dxun gariez"</text:p>
      <text:p text:style-name="P196">"dxan eguerditxue, <text:span text:style-name="T34">e</text:span>in zeure komenimentotxue da gero lo"</text:p>
      <text:p text:style-name="P196"/>
      <text:p text:style-name="P196">Gaztelerako "convenir", euskaraz &gt;kome<text:span text:style-name="T34">ni</text:span>&lt; hitz<text:span text:style-name="T34">a</text:span>ari &gt;mendu&lt; atzizkia gehitu zaio, ez da egokia, baina horrela gertatu da.</text:p>
      <text:p text:style-name="P196"/>
      <text:p text:style-name="P197"><text:soft-page-break/>KOMOSINO<text:tab/><text:tab/>Hala delakoan.</text:p>
      <text:p text:style-name="P197"/>
      <text:p text:style-name="P197">"alkarregaz pasatekuek pasa, da gero, komosino"</text:p>
      <text:p text:style-name="P197">"txo, pellikadak eiñdxe komosino zabiltzez berorregaz"</text:p>
      <text:p text:style-name="P197">"ez ein kasurik pe, badator, geuk pe komosino eingo tsagu berba"</text:p>
      <text:p text:style-name="P197"/>
      <text:p text:style-name="P197">Ikusten denez, gaztelerako "como si no..." lukuzioa, berba bihurtu da.</text:p>
      <text:p text:style-name="P197"/>
      <text:p text:style-name="P197">KONDUTIE<text:tab/><text:tab/>Fama. Erreputazioa.</text:p>
      <text:p text:style-name="P197"/>
      <text:p text:style-name="P197">"zer dabiltzu zuk iñori kondutie kentzien"</text:p>
      <text:p text:style-name="P197">"eztot gure entzun be, zelan kentzien dauen orrek kondutie"</text:p>
      <text:p text:style-name="P197">"orrek enbriek kondutie bienganien dako"</text:p>
      <text:p text:style-name="P197"/>
      <text:p text:style-name="P197">Gaztelerako "conducta" = "manera de proceder" hitza hartu arren, zentzua aldatu egin da.</text:p>
      <text:p text:style-name="P197"/>
      <text:p text:style-name="P197">KONKAN<text:tab/><text:tab/>Zalantza. Desoreka.</text:p>
      <text:p text:style-name="P197"/>
      <text:p text:style-name="P197">"eztot dxakin zer eiñ, konkan on nai, baie azkanien erosi eiñ dxot"</text:p>
      <text:p text:style-name="P197">"ez on konkan da erdu geugaz"</text:p>
      <text:p text:style-name="P197">"egualdidxe be konkan dau, eztaki zer eiñ"</text:p>
      <text:p text:style-name="P197">"au maidxe konkan dau, eztau santus"</text:p>
      <text:p text:style-name="P197"/>
      <text:p text:style-name="P197">KONKABIDE<text:tab/>Gauza batentzat cgokia den zuloa.</text:p>
      <text:p text:style-name="P197"/>
      <text:p text:style-name="P197">"maidxien konkabidie dako orrek utsuniek"</text:p>
      <text:p text:style-name="P197">"beronen konkabideko armaidxo bat erosi bi de"</text:p>
      <text:p text:style-name="P197">"au ezta onen konkabidekue aurrenxik ezta kabiten"</text:p>
      <text:p text:style-name="P197"/>
      <text:p text:style-name="P197">KONKABIDEKO<text:tab/>Aurreko hitza bera da, baina konparazioan, edo zentzu figuratuan, pertsona ere izan daiteke egokia den zuloa.</text:p>
      <text:p text:style-name="P197"/>
      <text:p text:style-name="P198">"topako dau orrek pe beran konkabidie dakon personie"</text:p>
      <text:p text:style-name="P198">"beran gorputzek diñotso zelakue dan, gorputzen konkabidekue"</text:p>
      <text:p text:style-name="P198"/>
      <text:p text:style-name="P198">KONOGRAFUE<text:tab/>Fonografoa. Gaur egun "tocadisco" erabiltzen da gehien bat, baina noizbehinka entzuten berba hori.</text:p>
      <text:p text:style-name="P198"/>
      <text:p text:style-name="P198">"egun santo guztidxen konografue imindxe oten da"</text:p>
      <text:p text:style-name="P198">"ezta ezango konografue, radidxue baiño"</text:p>
      <text:p text:style-name="P198">"konografue edo radidxue, niri buruko kankamuek atrapaten dostez"</text:p>
      <text:p text:style-name="P198"/>
      <text:p text:style-name="P198">KONTADUIDXERAKO<text:tab/>Kontagaia</text:p>
      <text:p text:style-name="P198"/>
      <text:p text:style-name="P198">"nik eztaitx zelan eitxen dauen, baie beti dako zeuzer kontaduidxerako"</text:p>
      <text:p text:style-name="P198">"ori be kontaduidxetarako dakozu? Eztau zu lakorik"</text:p>
      <text:p text:style-name="P198">"nire gauzek ez ibilli kontaduidxerako, eztot gure ta"</text:p>
      <text:p text:style-name="P198"/>
      <text:p text:style-name="P198">KOPLA<text:tab/><text:tab/>Tontakeria. Aitzakia.</text:p>
      <text:p text:style-name="P198"/>
      <text:p text:style-name="P198">"koplak eitxen ibilltxen da atentzifiue deitxuteko"</text:p>
      <text:p text:style-name="P198">"ez ein koplarik ostantzien berton itxiko zaitxut"</text:p>
      <text:p text:style-name="P198"><text:soft-page-break/>"dana ezanda koplie, eztau okiñ ezer"</text:p>
      <text:p text:style-name="P198"/>
      <text:p text:style-name="P198">Azkuek ez du zentzu honetaz jaso hitz hau. Bai, ostera, D.A.R.k T. Etxebarriaren "Lexicon" liburuko zita bat aipatuz.</text:p>
      <text:p text:style-name="P198"/>
      <text:p text:style-name="P198">KOPLOSO/A<text:tab/><text:tab/>Tontakeriak egiten dituen pertsona.</text:p>
      <text:p text:style-name="P198"/>
      <text:p text:style-name="P198">"ezta bape koplosie, beste bat aren lekuen, iñok auenta bez"</text:p>
      <text:p text:style-name="P198">"zu barriz, koplosiaue zara! Pentsa lekide zeu zarala dana"</text:p>
      <text:p text:style-name="P198">"koploso utse zara txo! Koplak itxi da dxan aurrekoue"</text:p>
      <text:p text:style-name="P198"/>
      <text:p text:style-name="P199">Berba hau aurrekoaren eratorria da, adjektibo bat sortzeko posibilitatea eman du.</text:p>
      <text:p text:style-name="P199"/>
      <text:p text:style-name="P199">KORDU<text:tab/><text:tab/>Etorri, forma inperatiboan, baina tonua ez da aginduzkoa.</text:p>
      <text:p text:style-name="P199"/>
      <text:p text:style-name="P199">"kordu etzera, berandu da ta"</text:p>
      <text:p text:style-name="P199">"enebada! Amen zeuzer pasako da, kordu ametik!"</text:p>
      <text:p text:style-name="P199">"kordu, kordu, eztot gure or datorren pitxonie ikustie ta"</text:p>
      <text:p text:style-name="P199"/>
      <text:p text:style-name="P199">Hitz honen jatorria gaztelerako "correr" bada ere, euskarazko &gt;korridu&lt; horren laburpena da.</text:p>
      <text:p text:style-name="P199"/>
      <text:p text:style-name="P199">KOROSKERA<text:tab/>Itsasontzi baten aurrearen itxura. Baina, askotan, herriko hizkeran, pertsona baten aurpegia edo eitea edo antza izatea da.</text:p>
      <text:p text:style-name="P199"/>
      <text:p text:style-name="P199">"orrek imiek aitxen koroskerie dako"</text:p>
      <text:p text:style-name="P199">"onek, barriz, aman koroskerie dako"</text:p>
      <text:p text:style-name="P199">"beti gabiltzez koroskerten bille da beti erretuten gariez"</text:p>
      <text:p text:style-name="P199"/>
      <text:p text:style-name="P199">Hurrengo hirtzaren eratorria dela esan beharra dago.</text:p>
      <text:p text:style-name="P199"/>
      <text:p text:style-name="P199">KOROSTA<text:tab/><text:tab/>Bermeon &gt;korosta&lt; itsasontziaren aurrea izan arren, beste leku batzuetan, hau da, beste herri batzuetako arrantzaleen artean, atzeari dagokio.</text:p>
      <text:p text:style-name="P199"/>
      <text:p text:style-name="P199">Gaztelerako "codaste" dela diradi hitz honen jatorria: "codaste, madero vertical sobre el extremo de la quilla que sostiene el timón".</text:p>
      <text:p text:style-name="P199"/>
      <text:p text:style-name="P199">/co daste &gt; kodaste &gt; korosta/</text:p>
      <text:p text:style-name="P199">/d/ &gt; /r/ normala den bezala Bermeon. Gero, nomalak diren bokalen irekiera eta asimilazioz iritsi da guk erabiltzen dugun forrnara.</text:p>
      <text:p text:style-name="P199"/>
      <text:p text:style-name="P200">KORRESPONDENTZIDXE<text:tab/><text:tab/>Aire korrontea. Ez dauka gaztelerazko posta zentzua.</text:p>
      <text:p text:style-name="P200"/>
      <text:p text:style-name="P200">"amen etzien korrespondentzi andidxe dau"</text:p>
      <text:p text:style-name="P200">"ziñen atrapa dot au erlaue, korrespondentzidxe on dalakon"</text:p>
      <text:p text:style-name="P200">"zelako korrespondentzidxe dau! Itxizuz atiek!"</text:p>
      <text:p text:style-name="P200">"korrespondentzidxegaz etzeko plantak pe galdu eitxen diez"</text:p>
      <text:p text:style-name="P200"/>
      <text:p text:style-name="P200">Nondik sar zitekeen berba hau zentzu honetaz, ez da erraza jakitea. Hala ere, gaztelerako "corriente" izango zuela oinarri ez da baztertzekoa. Baina formaz ere, bi hitzak oso urrun daude elkarrengandik. </text:p>
      <text:p text:style-name="P200"/>
      <text:p text:style-name="P200">KORRI/DXE<text:tab/><text:tab/>Abiadura.</text:p>
      <text:p text:style-name="P200"/>
      <text:p text:style-name="P200"><text:soft-page-break/>"ori bapora korri andikue da, baie oingo barridxek dakon korridxe andidxaue da"</text:p>
      <text:p text:style-name="P200">"zelako korridxe erun dot ba, idxe arnasie be galdu"</text:p>
      <text:p text:style-name="P200">"zure korridxe da tortugiena bardiñek"</text:p>
      <text:p text:style-name="P200"/>
      <text:p text:style-name="P200">KORRONTA<text:tab/><text:tab/>Ur korrontea. Zentzu figuratuan, pertsonen korrontea.</text:p>
      <text:p text:style-name="P200"/>
      <text:p text:style-name="P200">"pertsonan korrontak tabernatan sartzien dizenien, diro asko dauen seiñalie da"</text:p>
      <text:p text:style-name="P200">"korronta nora, ara nuen neu be"</text:p>
      <text:p text:style-name="P200">"gixon korronta dator aurtik bera"</text:p>
      <text:p text:style-name="P200"/>
      <text:p text:style-name="P200">Azkuek ez du jaso, eta D.A.R.k "torrente" zentzuaz jaso du Añibarroren zita bat aipatuz.</text:p>
      <text:p text:style-name="P200"/>
      <text:p text:style-name="P201">KOSTA/IE<text:tab/><text:tab/>Diru eza. Diruaren krisia.</text:p>
      <text:p text:style-name="P201"/>
      <text:p text:style-name="P201">"ez zara dxuen afaire ela? Zer, kostie dakozu?"</text:p>
      <text:p text:style-name="P201">"aurten eztue Benidorrera, kostie dako ta"</text:p>
      <text:p text:style-name="P201">"ezin tsut emon dirorik, neuk pe kostie dakot eta"</text:p>
      <text:p text:style-name="P201">"kosta andidxe okin bi dau kotxe barridxe ez erosteko"</text:p>
      <text:p text:style-name="P201"/>
      <text:p text:style-name="P201">KOSTAZKANIEN<text:tab/>Azken-azkenean. Akabu-akabuan.</text:p>
      <text:p text:style-name="P201"/>
      <text:p text:style-name="P201">"kostazkanien etor da idxe dana akabata dauela"</text:p>
      <text:p text:style-name="P201">"kostazkanien datortzu a, matsak dxanda gero"</text:p>
      <text:p text:style-name="P201"/>
      <text:p text:style-name="P201">KRIENTZA<text:tab/><text:tab/>Lotsa. Heziketa.</text:p>
      <text:p text:style-name="P201"/>
      <text:p text:style-name="P201">"berak krientza bakuek eztau eitxen frakak berantz baja ta beran ingiro guztidxek agiridxen para"</text:p>
      <text:p text:style-name="P201">"zelako krientzie dakozue zuek olan kontestateko?"</text:p>
      <text:p text:style-name="P201">"krientzien arrasarik pe eztakoie oingo imiek"</text:p>
      <text:p text:style-name="P201">"zuk pe bakozu krientzie ba, tapaixuz ingiruok"</text:p>
      <text:p text:style-name="P201"/>
      <text:p text:style-name="P201">Gaztelerako "crianza" hitzetik datorrela ezin ukatu, gero esanahi ezberdinez erabiltzen bada ere.</text:p>
      <text:p text:style-name="P201"/>
      <text:p text:style-name="P201">/crianza&gt; kriantza &gt; krientza/</text:p>
      <text:p text:style-name="P201"/>
      <text:p text:style-name="P201">KRISKO<text:tab/><text:tab/>Lapurtu. Gainera hitz hau eskuaren keinu batez lagundurik joaten da gehienetan.</text:p>
      <text:p text:style-name="P201"/>
      <text:p text:style-name="P201">"haziendari bakixu zer ein bi dxatzon, krisko!"</text:p>
      <text:p text:style-name="P201">"beran terreno guztidxek ein tsoz krisko aiuntamientuek!"</text:p>
      <text:p text:style-name="P201">"majo eitxen dozue zuek krisko iñon dirotik"</text:p>
      <text:p text:style-name="P201"/>
      <text:p text:style-name="P202">KUADRA<text:tab/><text:tab/>Bat etorri.</text:p>
      <text:p text:style-name="P202"/>
      <text:p text:style-name="P202">"ez dxast kuadra iñoiz beragaz egotie"</text:p>
      <text:p text:style-name="P202">"Bilbora dxun naienien ikusi dot, beragaz kuadra naien denda baten"</text:p>
      <text:p text:style-name="P202">"afaidxe dxaten danok kuadra garizen kasinuen"</text:p>
      <text:p text:style-name="P202">"ez dxatzoie arraiñik kuadra da etzera etor diez denporie baiño lelau"</text:p>
      <text:p text:style-name="P202"/>
      <text:p text:style-name="P202">KUNTURRUNIE<text:tab/>Ingurua.</text:p>
      <text:p text:style-name="P202">"kunturrune onetan eztau gaztaiñe arbolarik"</text:p>
      <text:p text:style-name="P202">"bedarrik pez da arbolarik pe eztauen kunturrunie da, atxak baiño eztauz"</text:p>
      <text:p text:style-name="P202"><text:soft-page-break/>"kunturrune politxe da, baie neuri ez dxast orrenbeste gustaten"</text:p>
      <text:p text:style-name="P202"/>
      <text:p text:style-name="P202">Gaztelerako "contorno" hitzak beste bat hartu du euskaraz emateko.</text:p>
      <text:p text:style-name="P202"/>
      <text:p text:style-name="P202">kontomo &gt; kontomo + /une/ kontornoune &gt; kunturrune/</text:p>
      <text:p text:style-name="P202"/>
      <text:p text:style-name="P202">KUSTIÑUE<text:tab/><text:tab/>Arrazoi. Motibo. Kausa. Hala ere lelo baten antzera erabiltzen da solas baten.</text:p>
      <text:p text:style-name="P202"/>
      <text:p text:style-name="P202">"ez dot erosi erropie, baie kustiñue da erropie biar dotela Bilbora dxun bi dotelako"</text:p>
      <text:p text:style-name="P202">"kustiñue da ze, etor dizen mutillek kanpokuek dizela da eztakidxiela ez euskeraz ez erderaz"</text:p>
      <text:p text:style-name="P202">"baie ori ezta kustiñue, orreitxik badan .."</text:p>
      <text:p text:style-name="P202"/>
      <text:p text:style-name="P202">la ehun urte da berba hau erabiltzen dena, eta ez dirudi galtzear dagoenik.</text:p>
      <text:p text:style-name="P202"/>
      <text:p text:style-name="P203">LAGUNTZIÑO<text:tab/>Laguntza</text:p>
      <text:p text:style-name="P203"/>
      <text:p text:style-name="P203">"zure laguntzinuen begire banau, ondo nau"</text:p>
      <text:p text:style-name="P203">"laguntziñue biar bazu eskatu gero"</text:p>
      <text:p text:style-name="P203">"orrek eztau emoten laguntziñorik pe"</text:p>
      <text:p text:style-name="P203">"nori emon laguntziñue? Iñori bez"</text:p>
      <text:p text:style-name="P203"/>
      <text:p text:style-name="P203">&gt;laguntza&lt; hitzari &gt;iño&lt; atzlzkta itsatsi zaio.</text:p>
      <text:p text:style-name="P203">/laguntza + /iño/ &gt; laguntziño</text:p>
      <text:p text:style-name="P203"/>
      <text:p text:style-name="P203">LAIXARRA<text:tab/><text:tab/>Emakume ederra, bular handien jabea.</text:p>
      <text:p text:style-name="P203"/>
      <text:p text:style-name="P203">"ze laixarra da ori enbrie"</text:p>
      <text:p text:style-name="P203">"gaztie da baie ondo laixarra da"</text:p>
      <text:p text:style-name="P203">"muxiken on danik enbrarik laixarrenagaz eiñ dxot dxantzan"</text:p>
      <text:p text:style-name="P203"/>
      <text:p text:style-name="P203">Zuhaitz batekin konparatuz atera da adjektibo hau. &gt;lizarra&lt; rekin hain zuzen.</text:p>
      <text:p text:style-name="P203"/>
      <text:p text:style-name="P203">LAMERA<text:tab/><text:tab/>Parke.</text:p>
      <text:p text:style-name="P203"/>
      <text:p text:style-name="P203">"ikusi zu lamera barridxe?"</text:p>
      <text:p text:style-name="P203">"lamera txikidxen oten diez arek bankuen dxesarritxe"</text:p>
      <text:p text:style-name="P203">"lameratxu bet eingo dauie kanposantuen onduen"</text:p>
      <text:p text:style-name="P203">"baitxe institutuen onduen be beste lamera bat eingo dauie"</text:p>
      <text:p text:style-name="P203"/>
      <text:p text:style-name="P203">Gaur egun &gt;Lamera.&lt; izen propio bat da. Bermeoko Lamera nagusiari deitzen zaiona, baina besteak ere&gt;larnera&lt; dira. Badago "lamera txiki" deritzona ere.</text:p>
      <text:p text:style-name="P203"/>
      <text:p text:style-name="P204">Hitz hau gaztelerako "alameda" tik sartu da.</text:p>
      <text:p text:style-name="P204">/alameda &gt; lameda &gt; lamera/</text:p>
      <text:p text:style-name="P204"/>
      <text:p text:style-name="P204">LAMAIDXE<text:tab/><text:tab/>Alua.</text:p>
      <text:p text:style-name="P204"/>
      <text:p text:style-name="P204">"ez busti lamaidxe alabatxu illekukaz zauzenien"</text:p>
      <text:p text:style-name="P204">"da zelan ongo nai lamaidxe garbitxu barik ba?"</text:p>
      <text:p text:style-name="P204">"karu dako arek beran larnaidxe"</text:p>
      <text:p text:style-name="P204">"da zer, ez da ba karu okitxekue norberan lamaidxe?"</text:p>
      <text:p text:style-name="P204"/>
      <text:p text:style-name="P204"><text:soft-page-break/>LAMIÑ/E<text:tab/><text:tab/>Berba asko egiten duena.</text:p>
      <text:p text:style-name="P204"/>
      <text:p text:style-name="P204">"lamiñe da, beti dau bera berbetan"</text:p>
      <text:p text:style-name="P204">"gure imie lamiñ utse da, urte bi baiño eztakoz da berbetan daki..."</text:p>
      <text:p text:style-name="P204">"lamiñe lez dakozu egun santo guztidxen, berba ta berba"</text:p>
      <text:p text:style-name="P204"/>
      <text:p text:style-name="P204">"lamia" hitzaren bariante bat da. Hiztegiek ez dute jaso hitz hori zentzu horretaz.</text:p>
      <text:p text:style-name="P204"/>
      <text:p text:style-name="P204">LAMINTXUE<text:tab/>Aurrekoaren diminutiboa. Beharbada tonua apur bat leuntzeko egina.</text:p>
      <text:p text:style-name="P204"/>
      <text:p text:style-name="P204">"lamintxue dozu ta danak engañeten txua beran miñegaz"</text:p>
      <text:p text:style-name="P204">"lamintxue bada, nigaz eztako zeregiñik"</text:p>
      <text:p text:style-name="P204">"beran lamintxuen miñegaz aitxe ta ama be enboliketa dakoz"</text:p>
      <text:p text:style-name="P204"/>
      <text:p text:style-name="P204">LANBERONAK<text:tab/>Gauza asko izan daitezke. Barrabilak (gehienetan). Kontuak. Gezurrak. Eta abar.</text:p>
      <text:p text:style-name="P204"/>
      <text:p text:style-name="P204">"arraiñe ekar dauiela? Lanberonak!"</text:p>
      <text:p text:style-name="P204">"lanberonak dxoko duz amen, olan baduez gauzek"</text:p>
      <text:p text:style-name="P204">"lanberonak, zeuriek eta arenak, danak alda batera"</text:p>
      <text:p text:style-name="P204"/>
      <text:p text:style-name="P205">LANGANIKIE<text:tab/>Alua.</text:p>
      <text:p text:style-name="P205"/>
      <text:p text:style-name="P205">"zer eitxen on zara ba? Zera! Zeure langanikie garbitxuten"</text:p>
      <text:p text:style-name="P205">"zer dakazu! Zeure langanikie, nirie garbitxute dau te"</text:p>
      <text:p text:style-name="P205">"langanikie usteldute dako orrek, iñok ikutu barik..."</text:p>
      <text:p text:style-name="P205"/>
      <text:p text:style-name="P205">Emakumearen genitalak definitzeko erabiltzen den hitzetariko bat.</text:p>
      <text:p text:style-name="P205"/>
      <text:p text:style-name="P205">LANTZA<text:tab/><text:tab/>Bota. Jaurti.</text:p>
      <text:p text:style-name="P205"/>
      <text:p text:style-name="P205">"eskue lantzaten bastazu zeuk atara kontuek"</text:p>
      <text:p text:style-name="P205">"ori esan tsonien askorie lantza ta burue igiri tso"</text:p>
      <text:p text:style-name="P205">"arpeire lantza tsazu ardaue? Laster lantzako tsu berak pe zeuzer"</text:p>
      <text:p text:style-name="P205">"alako baten, okin txuzen sagar guztidxek lantza tsoz"</text:p>
      <text:p text:style-name="P205"/>
      <text:p text:style-name="P205">Gaztelerako "lanzar" aditzetik zuzenean hartuta dago.</text:p>
      <text:p text:style-name="P205"/>
      <text:p text:style-name="P205">/lanzar &gt; lantza/</text:p>
      <text:p text:style-name="P205"/>
      <text:p text:style-name="P205">LANTZADAK<text:tab/>Batela olatuen gainean bultzatua izatea. Gaur eguneko "surfiste"k ere horrela deitu beharko liokete taulan olatu gainean joateari.</text:p>
      <text:p text:style-name="P205"/>
      <text:p text:style-name="P205">"bestela ibilltxen garizen Artzan lantzadatan batelien olatuen ganien"</text:p>
      <text:p text:style-name="P205">"mundekako surfistek pe majo ibilltxen diez lantzadatan"</text:p>
      <text:p text:style-name="P205">"baitxe Lagan be, ikusten dotez nik imiek lantzadatan barre masie eitken"</text:p>
      <text:p text:style-name="P205"/>
      <text:p text:style-name="P205">LANTZIMEÑETAN<text:tab/>Noizbehinka.</text:p>
      <text:p text:style-name="P205"/>
      <text:p text:style-name="P205">"lantzirnerietan damutu eiuxen dxast dxuneidxe"</text:p>
      <text:p text:style-name="P205">"beti ez, baie lantzimeñetan Gernikera dxuten nai erosten"</text:p>
      <text:p text:style-name="P205">"lantzimeñetan enpanada utse zara"</text:p>
      <text:p text:style-name="P205"><text:soft-page-break/></text:p>
      <text:p text:style-name="P205">&gt;lantzean behin&lt; da hitz honen jatorria.</text:p>
      <text:p text:style-name="P205"/>
      <text:p text:style-name="P205">/lantzean bein + etan &gt; lantzien beinetan &gt; lantzimeñetan/.</text:p>
      <text:p text:style-name="P205"/>
      <text:p text:style-name="P206">LAPURREIDXETAN<text:tab/>Lapurretan</text:p>
      <text:p text:style-name="P206"/>
      <text:p text:style-name="P206">"lapurreidxetan atrapa dauie denda baten"</text:p>
      <text:p text:style-name="P206">"gaur jentie aurretan dabill, eztaue lez dirorik ba lapurreidxetan"</text:p>
      <text:p text:style-name="P206">"auntxek be au imie lapurreidxetan dabill, amari diruek ostuten"</text:p>
      <text:p text:style-name="P206"/>
      <text:p text:style-name="P206">LAPURREIDXETIE<text:tab/><text:tab/>Lapurreta.</text:p>
      <text:p text:style-name="P206"/>
      <text:p text:style-name="P206">"ainbeste lekotan eiñ dxauie lapurreidxetak"</text:p>
      <text:p text:style-name="P206">"gaur egun lapurreidxetie normala da, leku guztidxetan ostuten dotsue"</text:p>
      <text:p text:style-name="P206"/>
      <text:p text:style-name="P206">LAPURTI<text:tab/><text:tab/><text:tab/>Lapurra.</text:p>
      <text:p text:style-name="P206"/>
      <text:p text:style-name="P206">"ori karnazerue lapurti utse da, begidxe be ostu eitxen dau"</text:p>
      <text:p text:style-name="P206">"lapurtidxek danak, denderuek, karnazeruek, pintoreruek..."</text:p>
      <text:p text:style-name="P206"/>
      <text:p text:style-name="P206">LARGURO<text:tab/><text:tab/><text:tab/>Neurria edo pisua ondo jota.</text:p>
      <text:p text:style-name="P206"/>
      <text:p text:style-name="P206">"larguro bota esnie gero, karu da ta!"</text:p>
      <text:p text:style-name="P206">"arek Gemikeko gitaniek larguro meiduten txuz telak"</text:p>
      <text:p text:style-name="P206">"larguro larguro ez, baie bueno, largurotxu emoten dauie bestiek pe''</text:p>
      <text:p text:style-name="P206"/>
      <text:p text:style-name="P206">LARDXAKIÑE<text:tab/><text:tab/>Asko jakina.</text:p>
      <text:p text:style-name="P206"/>
      <text:p text:style-name="P206">"lardxakiñe zarana bakixu; da ez dxast gustaten ori"</text:p>
      <text:p text:style-name="P206">"ezu eingo zeuk kuzune, lardxakiñe bazara be"</text:p>
      <text:p text:style-name="P206">"zure lagune lardxakiñ utse da gero"</text:p>
      <text:p text:style-name="P206">"nik lardxakinek ezin dxotez traga"</text:p>
      <text:p text:style-name="P206"/>
      <text:p text:style-name="P207">LARRIDXE<text:tab/><text:tab/><text:tab/>Nazkantea. Enpagua ematekoa.</text:p>
      <text:p text:style-name="P207"/>
      <text:p text:style-name="P207">"ze larridxe da bera mutille ba, gonbitxoka imitxen zaitxuz"</text:p>
      <text:p text:style-name="P207">"larridxe, benetako larridxe, Julio Iglesias, baie ze ]arridxe da ba"</text:p>
      <text:p text:style-name="P207">"ori bakarrik ez, geure kaleko a morroie, uliek enpiketa eruten dauena eztakixu? A bai dala larridxe" </text:p>
      <text:p text:style-name="P207"/>
      <text:p text:style-name="P207">LARRITXU<text:tab/><text:tab/><text:tab/>Nazkatu.</text:p>
      <text:p text:style-name="P207"/>
      <text:p text:style-name="P207">"egidxe da, larritxu larritxute itxitxen zaitxuz beran kantakaz"</text:p>
      <text:p text:style-name="P207">"ara! Larritxu nau beran txiste berdiekaz, dxunadi ortik"</text:p>
      <text:p text:style-name="P207"/>
      <text:p text:style-name="P207">LARROSUBOI/E<text:tab/><text:tab/>Sugea</text:p>
      <text:p text:style-name="P207"/>
      <text:p text:style-name="P207">"metro biko larrosuboie ikusi dot"</text:p>
      <text:p text:style-name="P207">"amen eztau metro biko larrosuboirik"</text:p>
      <text:p text:style-name="P207">"larrosuboiek bedar andidxe dauen lekuen oten diez"</text:p>
      <text:p text:style-name="P207">Hitz konposatu hau, /larru + suge/ hitzez osatzen da.</text:p>
      <text:p text:style-name="P207"/>
      <text:p text:style-name="P207"><text:soft-page-break/>/larrusugea &gt; larrusubea &gt; larrosuboie/</text:p>
      <text:p text:style-name="P207"/>
      <text:p text:style-name="P207">Hitz hau gehiago erabiltzen da auzoetan, zeren herri barruan narrasti guztiei "suboie" deitzen baitzaie.</text:p>
      <text:p text:style-name="P207"/>
      <text:p text:style-name="P207">LASKITXU<text:tab/><text:tab/><text:tab/>Erdizka egin gauzak. Erdizka, ondo egin barik utzi.</text:p>
      <text:p text:style-name="P207"/>
      <text:p text:style-name="P207">"biarrak laskitxute itxi dotez, da gero akaba biko tez"</text:p>
      <text:p text:style-name="P207">"au dxatekue zelan itxi zu laskitxute ba?"</text:p>
      <text:p text:style-name="P207">"beti itxitxen dau orrek okelie laskitxute"</text:p>
      <text:p text:style-name="P207">"gauien akaba kot au abrigue bidxar dxasteko, erdi laslitxute dau te"</text:p>
      <text:p text:style-name="P207">"biarrak eitxeko esan, da bertan itxi laskitxute, ondo ein barik"</text:p>
      <text:p text:style-name="P207"/>
      <text:p text:style-name="P208">Azkuek eta Kintanak jaso dute hitz hau, baina ez esanahia, hau ezberdina baita bietan.</text:p>
      <text:p text:style-name="P208"/>
      <text:p text:style-name="P208">LEGOIE<text:tab/><text:tab/><text:tab/>1.- Gauzak ondo egiten duen gizona. Adimen edo indar handikoa.</text:p>
      <text:p text:style-name="P208"/>
      <text:p text:style-name="P208">"txo! Legoie zara txo, eztau zu lakorik, aiñ ariñ ikasi zu konduziten?"</text:p>
      <text:p text:style-name="P208">"a imie legoie da, eskolan be dana ikasten dau berez"</text:p>
      <text:p text:style-name="P208">"legoie lako morroie da txo, esko bategaz altza dau kotxie"</text:p>
      <text:p text:style-name="P208"/>
      <text:p text:style-name="P208">2.- Mutil galanta.</text:p>
      <text:p text:style-name="P208"/>
      <text:p text:style-name="P208">"ai! zelako mutille da ba, legoie lako mutille"</text:p>
      <text:p text:style-name="P208">"a bada legoie, ni nai tigrie"</text:p>
      <text:p text:style-name="P208"/>
      <text:p text:style-name="P208">Adjektiboa sortzeko eta konparazioak egiteko piztiarik indartsuenaren izena etabill da.</text:p>
      <text:p text:style-name="P208"/>
      <text:p text:style-name="P208">LEIXIBIE<text:tab/><text:tab/><text:tab/>Bustita. Blai eginda. Bigunduta.</text:p>
      <text:p text:style-name="P208"/>
      <text:p text:style-name="P208">"bota dauen beste eurigaz, leixibie artunde etor gariez"</text:p>
      <text:p text:style-name="P208">"bestelako leixibie artunde zatozie, non ibilli zarie ba?"</text:p>
      <text:p text:style-name="P208">"nondik gatozen? Ez zu ikusten biarrien on garana la? Zuk ezu atrapako leixibe andirik etzien onda"</text:p>
      <text:p text:style-name="P208">"onek arraiñek leixibetute dauz,non okin zuz ba?"</text:p>
      <text:p text:style-name="P208"/>
      <text:p text:style-name="P208">LELAU<text:tab/><text:tab/><text:tab/>Lehenengo.</text:p>
      <text:p text:style-name="P208"/>
      <text:p text:style-name="P208">"dirue gure bazu emotie lelau ekau moso bat"</text:p>
      <text:p text:style-name="P208">"lelau dxun dan korredorie dxeusi eiñ dxe ta azkaningo allega da"</text:p>
      <text:p text:style-name="P208">"lelau Bilbora nue ta gero Dolostire"</text:p>
      <text:p text:style-name="P208">"zeuk esan bi zu lelau nok esan tsun"</text:p>
      <text:p text:style-name="P208">"lelautxuau eto<text:span text:style-name="T35">rt</text:span>en bazara obeto"</text:p>
      <text:p text:style-name="P208"/>
      <text:p text:style-name="P209">LENGUNIEN<text:tab/><text:tab/><text:tab/>Aurreko egun baten.</text:p>
      <text:p text:style-name="P209"/>
      <text:p text:style-name="P209">"lengunien esan dost bidxar etorko dala"</text:p>
      <text:p text:style-name="P209">"ikusi zaitxut lengunien, Lameratik pasaten"</text:p>
      <text:p text:style-name="P209">"lengunien pasa dana dxakin zu?"</text:p>
      <text:p text:style-name="P209">"zer pasa da lengunien ba?"</text:p>
      <text:p text:style-name="P209">"lengunien ezetu dotezen mutillekaz on gariez"</text:p>
      <text:p text:style-name="P209">Hitz hau /lehengo/ + /egunean/ hitzen konposizioa da, /leengo egunean/&gt; lengogunien &gt; lengunien/</text:p>
      <text:p text:style-name="P209"><text:s/></text:p>
      <text:p text:style-name="P209"><text:soft-page-break/>LIGORRA<text:tab/><text:tab/><text:tab/>Lehor. Siku. Pertsonen izaerari ere aplikatua. </text:p>
      <text:p text:style-name="P209"/>
      <text:p text:style-name="P209">"au okelie dau ligor da eziñ dxe dxan"</text:p>
      <text:p text:style-name="P209">"benetako ligorra da imientzat, eztotsoie itxitxen kalera urteten be"</text:p>
      <text:p text:style-name="P209">"ez zaitxez ezan aiñ ligorra, ostantzien bakanik geratu bi zu"</text:p>
      <text:p text:style-name="P209">"ligortute dauz onek ogidxek"</text:p>
      <text:p text:style-name="P209"/>
      <text:p text:style-name="P209">Hitz hau, &gt;legor&lt; hitzaren bariante bat da, baina zentzuz aldatu egiten da. Azkuek ez du jaso forma hau, baina bai D.A.R.k. Honek ere ez du zentzu berbera, "seco" cta "poco fervoroso" zentzuaz baizik.</text:p>
      <text:p text:style-name="P209"/>
      <text:p text:style-name="P209">LODITXONA<text:tab/><text:tab/><text:tab/>Lodikotea, baina emakumea.</text:p>
      <text:p text:style-name="P209"/>
      <text:p text:style-name="P209">"ze lodi dau ezta? Ez pentsa, loditxonie da baie ez orrenbeste"</text:p>
      <text:p text:style-name="P209">"benetako loditxonie Miren da, beran dieta eta guzti"</text:p>
      <text:p text:style-name="P209">"aurtengo misek eztau balidxo mise ezateko, apurtxu bet lodi dau, loditxonie da"</text:p>
      <text:p text:style-name="P209"/>
      <text:p text:style-name="P209">LOIDXARTZIKO<text:tab/><text:tab/>Itsasontzietan lanean aritzean erabiltzen duten fraka.</text:p>
      <text:p text:style-name="P209"/>
      <text:p text:style-name="P209">"loidxartzikuek itxi dotez etzien da oraiñ frakak loitxuko dotez"</text:p>
      <text:p text:style-name="P210">"loidxartziko barridxek ein bi dostazu, onek apurtute dauz te"</text:p>
      <text:p text:style-name="P210">"orrek loidxartzikuek ondo dauz ondiño"</text:p>
      <text:p text:style-name="P210">"ama! loidxartziko garbidxek imiñi otzaran baporera eruteko"</text:p>
      <text:p text:style-name="P210"/>
      <text:p text:style-name="P210">Hitz honen konposizioa, /loia/ artzekoa/ da.</text:p>
      <text:p text:style-name="P210">/loia artzeko &gt; loidxe artziko &gt; loidxartziko/</text:p>
      <text:p text:style-name="P210"/>
      <text:p text:style-name="P210">Izen bihurturik agertzen da.</text:p>
      <text:p text:style-name="P210"/>
      <text:p text:style-name="P210">LOIDXE<text:tab/>Etxabea. Itsasontzien tresneria guztia gordetzen den lekua.</text:p>
      <text:p text:style-name="P210"/>
      <text:p text:style-name="P210">"loidxen sartun bide artie; aurreitxik imin bide arratoien benenue"</text:p>
      <text:p text:style-name="P210">"loidxeko giltze mutilleri eskatu"</text:p>
      <text:p text:style-name="P210">"ikusi loidxen badauz bi duzen otzarak"</text:p>
      <text:p text:style-name="P210">"patroiek esan dau neskatillek dxuteko loidxie garbitxuten"</text:p>
      <text:p text:style-name="P210"/>
      <text:p text:style-name="P210">Azkuek Mundakarako jartzen du hitz hau, baina Bermeon oso normala da hitz hori.</text:p>
      <text:p text:style-name="P210"/>
      <text:p text:style-name="P210">LOIORRA<text:tab/>Arin edo berez zikintzen dena.</text:p>
      <text:p text:style-name="P210"/>
      <text:p text:style-name="P210">"eskatza zuridxe imingo dozule? Eztakixu zuridxe loiorra dala?"</text:p>
      <text:p text:style-name="P210">"kolore argidxek danak tiez loiorrak"</text:p>
      <text:p text:style-name="P210">"neuk dakotez fraka batzuk total loiorrak dizenak, da ez tiez argidxek gero"</text:p>
      <text:p text:style-name="P210"/>
      <text:p text:style-name="P210">LOKUKO<text:tab/>Lo laburra. Mandoaren loa deritzona.</text:p>
      <text:p text:style-name="P210"/>
      <text:p text:style-name="P210">"banue oire lokuko bat eitxen"</text:p>
      <text:p text:style-name="P210">"ara, kantsata nau, baie lokuko bat eitxen badot barridxe lez geratuko nai"</text:p>
      <text:p text:style-name="P210">"igual da goidxe badator be, ni ez nue lokukue ein barik"</text:p>
      <text:p text:style-name="P210"/>
      <text:p text:style-name="P211">Azkuek jaso du hitz hau, baina zentzua "sueño ligero" da eta Bermeon denbora laburreko loari dagokio, beraz ordu laurdeneko loa gogorra izan daiteke. Erabilera zabala dauka.</text:p>
      <text:p text:style-name="P211"><text:soft-page-break/></text:p>
      <text:p text:style-name="P211">LORO/UE<text:tab/><text:tab/>Kuxkuxero. Begiluze.</text:p>
      <text:p text:style-name="P211"/>
      <text:p text:style-name="P211">"an dau a lorue, laster dxungo da esaten non egon garizen"</text:p>
      <text:p text:style-name="P211">"ontxek pe bentanako lorue aur dau, eztau orrek dxakin bako gauzerik"</text:p>
      <text:p text:style-name="P211">"zu, lorue, zer zauz begire ba?"</text:p>
      <text:p text:style-name="P211"/>
      <text:p text:style-name="P211">LOSA/IE<text:tab/><text:tab/>Espaloia.</text:p>
      <text:p text:style-name="P211"/>
      <text:p text:style-name="P211">"losien eskiñie dxo ta burue igiri dau"</text:p>
      <text:p text:style-name="P211">"losa ganera idxen, kotxiek atrapa barik"</text:p>
      <text:p text:style-name="P211">"losa barridxek imitzen dauz kale guztidxetan"</text:p>
      <text:p text:style-name="P211">"saka ein tso ta losa ganera dxeusi de, konorte barik"</text:p>
      <text:p text:style-name="P211">"losatik ez urten ezetarako be"</text:p>
      <text:p text:style-name="P211"/>
      <text:p text:style-name="P211">LOSUMUSTUEN<text:tab/>Erdi lo.</text:p>
      <text:p text:style-name="P211"/>
      <text:p text:style-name="P211">"losumustuen dxun nai kumunera ta ormie dxo dot"</text:p>
      <text:p text:style-name="P211">"goixetik dxo dost erlojuek, da kalera be losumustuen urten dot"</text:p>
      <text:p text:style-name="P211">"losumustuen banau be, eztot entzuten ezer"</text:p>
      <text:p text:style-name="P211">"plaidxen be lo eitxen dauie arek, da gero losumustuen dxuten diez uretara, ganien dakoien enpanadie kentziko"</text:p>
      <text:p text:style-name="P211"/>
      <text:p text:style-name="P211">LOTSA<text:tab/><text:tab/>Errespetua.</text:p>
      <text:p text:style-name="P211"/>
      <text:p text:style-name="P211">"zelako lotsie da emoten tsuena zuei amak eta aitzek"</text:p>
      <text:p text:style-name="P211">"lotsa bako bat da, edukaziño bakue, eztaki non zer ein bidauen be"</text:p>
      <text:p text:style-name="P212">"eskolan ze lotsa emoten tsoien eztai nik"</text:p>
      <text:p text:style-name="P212">"lotsa galduiko imiek, edozelan kontestaten amari!"</text:p>
      <text:p text:style-name="P212"/>
      <text:p text:style-name="P212">Azkuek ez du jaso definizio honetaz, baina bai D.A.R.k &gt;lotsa&lt; hitzaren VII. definizioan, Bermeori dagokiola esanez.</text:p>
      <text:p text:style-name="P212"/>
      <text:p text:style-name="P212">LOTU<text:tab/><text:tab/><text:tab/>Gelditu. Geratu.</text:p>
      <text:p text:style-name="P212"/>
      <text:p text:style-name="P212">"txoridxe arbolien errama baten lotu da"</text:p>
      <text:p text:style-name="P212">"ez lotu or, dxun ein bi du te"</text:p>
      <text:p text:style-name="P212">"badaitx, ara bazuez bertan lotuko zarana"</text:p>
      <text:p text:style-name="P212">"<text:span text:style-name="T36">iñon </text:span>lotu barik dxuen etzera"</text:p>
      <text:p text:style-name="P212">"kotxie ezta lotzien Bilborarte"</text:p>
      <text:p text:style-name="P212"/>
      <text:p text:style-name="P212">Azku<text:span text:style-name="T36">e</text:span>k jaso du hitz hau, erabilera mu<text:span text:style-name="T37">rr</text:span>itzaz bada ere, baina ez du Bermeo aipatzen, bai, ostera, Mundaka eta Gernika. Bermeon, ordea, &gt;geratu&lt; edo &gt;gelditu&lt; erabiltzen badira ere, <text:span text:style-name="T36">h</text:span>orien ordez &gt;lotu&lt; <text:span text:style-name="T36">e</text:span>rabiltz<text:span text:style-name="T36">e</text:span>a da normalena.</text:p>
      <text:p text:style-name="P212"/>
      <text:p text:style-name="P212"><text:span text:style-name="T37">LUMETXA<text:tab/><text:tab/>Il</text:span>aun. Bizar.</text:p>
      <text:p text:style-name="P212"/>
      <text:p text:style-name="P212">"<text:span text:style-name="T37">l</text:span>urnetxaz beterik dakot berau jersie, eztaitx noren onduen egon naien"</text:p>
      <text:p text:style-name="P212">"<text:span text:style-name="T37">l</text:span>umetzak kentzieko eztau ez<text:span text:style-name="T37">e</text:span>r ba"</text:p>
      <text:p text:style-name="P212">"nik oki<text:span text:style-name="T37">ñ</text:span> dxot aulako zepillo garratz bat lum<text:span text:style-name="T37">e</text:span>txak kentzieko balidxo zan dau<text:span text:style-name="T37">e</text:span>na"</text:p>
      <text:p text:style-name="P212">LUZIDU<text:tab/>Behar bezain best<text:span text:style-name="T38">e</text:span>rako eman.</text:p>
      <text:p text:style-name="P212"/>
      <text:p text:style-name="P212"><text:soft-page-break/>"ainb<text:span text:style-name="T38">e</text:span>ste diro paga ta luzidu be ez okeliek"</text:p>
      <text:p text:style-name="P212">"<text:span text:style-name="T38">diro </text:span>pillo bat paga<text:span text:style-name="T38">i</text:span>ko eraztunek luzidu be eztau eitxen"</text:p>
      <text:p text:style-name="P212">"ai<text:span text:style-name="T38">tx</text:span>en partilliek luzidu bez, auri da pasaten dana"</text:p>
      <text:p text:style-name="P212">"gauze git<text:span text:style-name="T38">x</text:span>i <text:span text:style-name="T38">e</text:span>rosi<text:span text:style-name="T38">txe</text:span> be asko luziten dau"</text:p>
      <text:p text:style-name="P212"/>
      <text:p text:style-name="P213">Gaztelerako "lucir" aditzetik hartua da eta aditz funtzioa betetzen du, zentzua berdina ez bada ere.</text:p>
      <text:p text:style-name="P213"/>
      <text:p text:style-name="P213">/lucir &gt; luzir/ + /du/ &gt; luzidu/</text:p>
      <text:p text:style-name="P213"/>
      <text:p text:style-name="P213">LUZIMENTO / UE<text:tab/><text:tab/>Aurrekoa, baina oraingoan izen funtzioan agertzen da.</text:p>
      <text:p text:style-name="P213"/>
      <text:p text:style-name="P213">"onek diruek eztako luzimento andirik"</text:p>
      <text:p text:style-name="P213">"orrek zapatak luzimento andikuek tiez"</text:p>
      <text:p text:style-name="P213">"luzimentoko belarrikuek erosi arren, eztotez imitxen"</text:p>
      <text:p text:style-name="P213"/>
      <text:p text:style-name="P213">/lucir &gt; luzir/ + /miento/ (gaztelerako atzizkia)&gt; luzimento/ eman du.</text:p>
      <text:p text:style-name="P213"/>
      <text:p text:style-name="P213">LUZIEN<text:tab/><text:tab/><text:tab/>Ur azpitik igerian.</text:p>
      <text:p text:style-name="P213"/>
      <text:p text:style-name="P213">"nik, luzien Izarorarte uger"</text:p>
      <text:p text:style-name="P213">"txo, afronto, zuk luzien ronpiolaserarte bez"</text:p>
      <text:p text:style-name="P213">"konkurso bat eingu zebiek obien luzien"</text:p>
      <text:p text:style-name="P213"/>
      <text:p text:style-name="P213">MAJAJAI <text:tab/><text:tab/><text:tab/>Bai zera!</text:p>
      <text:p text:style-name="P213"/>
      <text:p text:style-name="P213">"zuk eingo dozule arenadurie? Majajai zuri"</text:p>
      <text:p text:style-name="P213">"dirue emongostela? Bai! Majajai! Ori eztau siñistuten berak pe"</text:p>
      <text:p text:style-name="P213">"baietz ba! Majajai! Ez pentsatie dako orregaz engañeko nauenik"</text:p>
      <text:p text:style-name="P214"/>
      <text:p text:style-name="P214">MAJARIK<text:tab/><text:tab/><text:tab/>Dotore.</text:p>
      <text:p text:style-name="P214"/>
      <text:p text:style-name="P214">"an dxun dxatzu a majarik dxantzitxe Lamerara"</text:p>
      <text:p text:style-name="P214">"neuri be gustaten dxast majarik ibiltxie"</text:p>
      <text:p text:style-name="P214">"ezara dxazten majarik ela?"</text:p>
      <text:p text:style-name="P214">"zer ba? Beti dxantzi bi de majarik kalera urteteko ela?'</text:p>
      <text:p text:style-name="P214"><text:s/>"majarik dxantzi arren ni beti nai betikue"</text:p>
      <text:p text:style-name="P214"/>
      <text:p text:style-name="P214">Gaztelerako "majo" = "ataviado", "lujoso" hitzetik hartuta dagoela dirudi, zentzuari begiratuta behintzat. Gero femeninora pasatu da. Kasu honetan, substantiboa, adberbio bezala erabili izan da. Femeninoan erabiltzen da beti, nahiz eta gizonezkoei ere aplikatu.</text:p>
      <text:p text:style-name="P214"/>
      <text:p text:style-name="P214">MAJAZALE/IE<text:tab/><text:tab/>Ondo jantzita edo soineko dotoreak gustatzen zaizkien pertsonak, gizonak eta emakumeak.</text:p>
      <text:p text:style-name="P214"/>
      <text:p text:style-name="P214">"ni enai ezan majazalie, baie noizik bein gustaten dxast ondo dxaztie"</text:p>
      <text:p text:style-name="P214">"neure gixona be total majazalie dozu"</text:p>
      <text:p text:style-name="P214">"maja zalie banai, baie erropiek takon dirugaz nok erosi?"</text:p>
      <text:p text:style-name="P214">"gure aitxe beti ezan da majazalie"</text:p>
      <text:p text:style-name="P214">"zeu be bazara zu majazabe, ezetz badiñozu zu be"</text:p>
      <text:p text:style-name="P214"/>
      <text:p text:style-name="P214">MAJO<text:tab/><text:tab/><text:tab/><text:tab/>Ondo. Baina peioratibo edo protesta tonuaz askotan.</text:p>
      <text:p text:style-name="P214"/>
      <text:p text:style-name="P214"><text:soft-page-break/>"majo geratu da pintxe zun zatidxe"</text:p>
      <text:p text:style-name="P214">"eztot pentsa olan geratuko danik, baie majo geratu da"</text:p>
      <text:p text:style-name="P214">"or on dan saldie zer ein zu ba, bota? Majo! Oin zer dxango du ba?"</text:p>
      <text:p text:style-name="P214">"maaajo! Eztala etorko esan dau? Da oin zer ein bi du"</text:p>
      <text:p text:style-name="P214"/>
      <text:p text:style-name="P214">Ikusten denez, formaz, goian aipatu dugun "rnajo" da. baina esanahia guztiz ezberdina da. Ez da erraz igartzen nondik sartu den.</text:p>
      <text:p text:style-name="P214"/>
      <text:p text:style-name="P215">MAKATZA<text:tab/><text:tab/>Gizon galanta, itxurosoa. Berriro fruta baten izena, adjektibo bat sortzeko.</text:p>
      <text:p text:style-name="P215"/>
      <text:p text:style-name="P215">"zermat gustaten dxast berori mutille ba, makatza da ta"</text:p>
      <text:p text:style-name="P215">"atzoko pelikuleko mutille bai ezan dala makatza"</text:p>
      <text:p text:style-name="P215">"zeure nebie be eztau txarto e? A be makatza bada ta"</text:p>
      <text:p text:style-name="P215">"niri Paul Newman gustaten dxast, makatza lez dau ori be ta"</text:p>
      <text:p text:style-name="P215">"ori zarra da, baie Robert Redford bai dauela makatza lez"</text:p>
      <text:p text:style-name="P215"/>
      <text:p text:style-name="P215">MALBAKUE<text:tab/><text:tab/>Malezia gabekoa. Erdi tontoa.</text:p>
      <text:p text:style-name="P215"/>
      <text:p text:style-name="P215">"malbako mutillegaz ezkondu de da oiñ beitu imiek pe zelakuek tizen"</text:p>
      <text:p text:style-name="P215">"malbakue da au imie, eztau ikusten iñon be txarrik"</text:p>
      <text:p text:style-name="P215">"malbakue dala bai pentsa, orrek katoie daki geto"</text:p>
      <text:p text:style-name="P215"/>
      <text:p text:style-name="P215">MALDEZIÑUE<text:tab/>Madarikazioa.</text:p>
      <text:p text:style-name="P215"/>
      <text:p text:style-name="P215">"ori atsue txarraue da, beti dau maldeziñuek botaten"</text:p>
      <text:p text:style-name="P215">"orrek bakarrik ez, beste askok dakidxie maldeziñuek botaten"</text:p>
      <text:p text:style-name="P215">"alabatxi, eztot kure beragaz kontorik; maldeziñue bota dost niri arek"</text:p>
      <text:p text:style-name="P215">"bai, neure laguneri be maldeziñue maldeziñuen ganien bota tso"</text:p>
      <text:p text:style-name="P215"/>
      <text:p text:style-name="P215">MALDEZIÑURTIKE<text:tab/><text:tab/>Madarikazioak botatzen.</text:p>
      <text:p text:style-name="P215"/>
      <text:p text:style-name="P215">"zelako disgustue okiñ dxu ba, gure goiko andrigaz da berba batetik bestera ez dxasku asten maldeziñurtike"</text:p>
      <text:p text:style-name="P215">"lengunien be alan dxun dxatzo beran aiztiri, maldeziñurtike"</text:p>
      <text:p text:style-name="P215">"bai maldeziñurtike ibilltxen danan famie dako"</text:p>
      <text:p text:style-name="P215"/>
      <text:p text:style-name="P215">Hitz hau oso zaharra da. Nik neure amumari entzunda daukat. Nire amamak, gaur, ehun eta hogeita hamar une baino gehiago izango zituen.</text:p>
      <text:p text:style-name="P215"/>
      <text:p text:style-name="P216">MALKISTE<text:tab/><text:tab/>Pertsonen aurrean txarto geratu.</text:p>
      <text:p text:style-name="P216"/>
      <text:p text:style-name="P216">Gaztelerako "rnalquisto" bera dugu. Baina oso erabilia denez, horregatik sartu da.</text:p>
      <text:p text:style-name="P216"/>
      <text:p text:style-name="P216">"ara, ni enue ezer esaten, eztot kure malkiste iñogaz da"</text:p>
      <text:p text:style-name="P216">"iñori mesede bat eitxitxik, norbera lotu malkisteta"</text:p>
      <text:p text:style-name="P216">"ez malkiste <text:s/>nireitxik alabatxu, ni neu konponduko naitxe"</text:p>
      <text:p text:style-name="P216">"malkisteten bazara gero etzue beituten arpire be"</text:p>
      <text:p text:style-name="P216"/>
      <text:p text:style-name="P216">MALMOSA<text:tab/><text:tab/>Pertsona oso trankila, oso ona, baina energia gabekoa.</text:p>
      <text:p text:style-name="P216"/>
      <text:p text:style-name="P216">"zure nebie malmosa da, eztau ernegaten iru txiki be"</text:p>
      <text:p text:style-name="P216">"malmosa zara alabatxi, eztakixu edonok burleko tsune olan bazuez?"</text:p>
      <text:p text:style-name="P216"><text:soft-page-break/>"klaro dana malmosa, oneidxe ezatie ezta ona"</text:p>
      <text:p text:style-name="P216">"malmosa be malmosa da gero"</text:p>
      <text:p text:style-name="P216"/>
      <text:p text:style-name="P216">MAMAIXELA<text:tab/>Albotik kendu ere egiten ez den laguntzailea. Zentzu peioratiboan beti.</text:p>
      <text:p text:style-name="P216"/>
      <text:p text:style-name="P216">"bestelako rnamaixela daruzu albuen. Bai, neure lagune da"</text:p>
      <text:p text:style-name="P216">"nigaz ez etorri eztot biar mamaixelik eta"</text:p>
      <text:p text:style-name="P216">"an dxun dxatzu a, rnarnaixelagaz Larnerara. Nogaz? Beran aiztiegaz"</text:p>
      <text:p text:style-name="P216">"mamaixelagaz dxutekutan etzien lotuko nai"</text:p>
      <text:p text:style-name="P216"/>
      <text:p text:style-name="P216">Hitz bau, frantseseko "mademoiselle" tik sartu da.</text:p>
      <text:p text:style-name="P216">/mademoiselle&gt; mamuaselle &gt; mamaselle &gt; /mamaixela/</text:p>
      <text:p text:style-name="P216"/>
      <text:p text:style-name="P216">/ua/ &gt; /a/ eman du. Eta arraroa bada ere &gt;ll&lt; sinplitikatu egin da. &gt;s&lt;, norrnala den bezala, palatalizatu egin da eta horren ondorioz, &gt;i&lt; bat garatu.</text:p>
      <text:p text:style-name="P216"/>
      <text:p text:style-name="P217">MAMALA<text:tab/><text:tab/>Malezia gabeko edo gutxiko pertsona.</text:p>
      <text:p text:style-name="P217"/>
      <text:p text:style-name="P217">"mamalie ezatearren pasaten dxatzoz orrek gauzek"</text:p>
      <text:p text:style-name="P217">"mamala mamala utse zara, egunen baten, baten batek, zeure lepotik eingo dau barre"</text:p>
      <text:p text:style-name="P217">"oraiñ ez ein negarrik, mamalie bazara nok bi tsu"</text:p>
      <text:p text:style-name="P217">"mamalanekue da, ta ze eingo tsagu ba"</text:p>
      <text:p text:style-name="P217"/>
      <text:p text:style-name="P217">MAMAUE<text:tab/><text:tab/>Mamua.</text:p>
      <text:p text:style-name="P217"/>
      <text:p text:style-name="P217">"ein lo laztana, ostantzien mamaue etorko da"</text:p>
      <text:p text:style-name="P217">"gauez mamauek ibilltxen dizela esaten dauie"</text:p>
      <text:p text:style-name="P217">"rnamauek dizela esan bai, baie kontrabandistek majo dabiltzez"</text:p>
      <text:p text:style-name="P217"/>
      <text:p text:style-name="P217">MANA<text:tab/><text:tab/>Mania.</text:p>
      <text:p text:style-name="P217"/>
      <text:p text:style-name="P217">"mana dako beragaz erropigaz, kendu be eztau eitxen soiñetik"</text:p>
      <text:p text:style-name="P217">"mana okiñ beragaz mutillegaz, da gero txarto urten tso"</text:p>
      <text:p text:style-name="P217">"bertara dxuten dakozu mana ezta? Ba ez zara dxungo"</text:p>
      <text:p text:style-name="P217">"manak takoz beragaz enbrigaz, ezta ba politxe be ba"</text:p>
      <text:p text:style-name="P217"/>
      <text:p text:style-name="P217">Azken boladan &gt;manije&lt; sartu den arren, erabilera zabala dauka oraindino.</text:p>
      <text:p text:style-name="P217"/>
      <text:p text:style-name="P217">MANDA/IE<text:tab/><text:tab/>Partea. Aldea.</text:p>
      <text:p text:style-name="P217"/>
      <text:p text:style-name="P217">"ezkerreko mandatik tator aixie"</text:p>
      <text:p text:style-name="P217">"aurra mandara dxuen da ikusi an badau nire lagune"</text:p>
      <text:p text:style-name="P217">"azpiko mandakue da kendu bi dena"</text:p>
      <text:p text:style-name="P217">"okerreko mandarantz eiñ dxau, ez zauen dxun bi zan arantz da"</text:p>
      <text:p text:style-name="P217">"goiko mandan dau elixie"</text:p>
      <text:p text:style-name="P217"/>
      <text:p text:style-name="P217">Azkuek ez du jaso, baina D.A.R.k. Mundakako Otxularen "Bertolda" aipatzen du. Hitz honek eman dituen deribazioak dira froga, Bermeon nolako erabilera zabala duen.</text:p>
      <text:p text:style-name="P217"/>
      <text:p text:style-name="P218">MANDA/MANDIE<text:tab/><text:tab/>Alde batera jo edo egin. Inklinatu.</text:p>
      <text:p text:style-name="P218">"orrek etziek mandie artun dau, da ori peligrosue da"</text:p>
      <text:p text:style-name="P218">"bai, manda andidxe dako, noiz dxeusiko dau te"</text:p>
      <text:p text:style-name="P218"><text:soft-page-break/>"mandie artzien badau eztaitx zer pasako dan"</text:p>
      <text:p text:style-name="P218">"zelako manda garaue dako orrek gixonak"</text:p>
      <text:p text:style-name="P218">"mandara eiñdxe dau zubidxe"</text:p>
      <text:p text:style-name="P218"/>
      <text:p text:style-name="P218">MANDANGA<text:tab/><text:tab/>Mozkorra. Nagitasun. Lohasma.</text:p>
      <text:p text:style-name="P218"/>
      <text:p text:style-name="P218">"okiñ dxauen mandangiegaz aurrekue be eztau ikusten ezan"</text:p>
      <text:p text:style-name="P218">"da bakanik on naielez, itxosopeteko mandangie atrapa dot"</text:p>
      <text:p text:style-name="P218">"diro barik ezta atrapaten atrapa dozun mandangie"</text:p>
      <text:p text:style-name="P218">"nik iñoiz be eztot okiit mandangarik"</text:p>
      <text:p text:style-name="P218"/>
      <text:p text:style-name="P218">MANDAZ<text:tab/><text:tab/><text:tab/>Inklinatuta.</text:p>
      <text:p text:style-name="P218"/>
      <text:p text:style-name="P218">"mandaz dau ori arbolie"</text:p>
      <text:p text:style-name="P218">"imin zun kuadrue mandaz imin zu"</text:p>
      <text:p text:style-name="P218">"kuidadue okiñ mandaz dxun barik"</text:p>
      <text:p text:style-name="P218">"mandaz dxuten bazara errekara dxeusiko zara"</text:p>
      <text:p text:style-name="P218"/>
      <text:p text:style-name="P218">MANDAZKADA<text:tab/><text:tab/>Balantzada.</text:p>
      <text:p text:style-name="P218"/>
      <text:p text:style-name="P218">"baporak eiñ dxauen mandazkadiegaz jente guztidxe manda batera dxun da ta idxe buelta" "mandazkadiegaz beragaz eskillaratatik dxeusi de"</text:p>
      <text:p text:style-name="P218">"zelan zauz or punte punten ba? Mandazkada bategaz andik bera zuez"</text:p>
      <text:p text:style-name="P218">"mandazkada bat eiñ ezkero tartera guztidxek dxeusiko diez"</text:p>
      <text:p text:style-name="P218"/>
      <text:p text:style-name="P218">Ikusten denez, funtzio ugaritan erabiltzen da hitz hau.</text:p>
      <text:p text:style-name="P218"/>
      <text:p text:style-name="P219">MANEJA<text:tab/><text:tab/>Manelatu.</text:p>
      <text:p text:style-name="P219"/>
      <text:p text:style-name="P219">"orregaz kotxiegaz enai manejaten ondo"</text:p>
      <text:p text:style-name="P219">"ezin inaneja ibill dxe da azkanien bertan itxi dau lapikue"</text:p>
      <text:p text:style-name="P219">"erropie dxesten maneja bez, da gixonari esan tsat imitzeko"</text:p>
      <text:p text:style-name="P219">"au erlojue eruen, da ezpazara manejaten atzera ekarri"</text:p>
      <text:p text:style-name="P219"/>
      <text:p text:style-name="P219">Argi dago gaztelerako "manejar" aditzetik sartuta dagoela.</text:p>
      <text:p text:style-name="P219">/manejar &gt; maneja/</text:p>
      <text:p text:style-name="P219"/>
      <text:p text:style-name="P219">MANEJUE<text:tab/><text:tab/>Jasa. Ganora. Trebetasuna.</text:p>
      <text:p text:style-name="P219"/>
      <text:p text:style-name="P219">"zelako manejue dako biarrien ba, eztau alakorik"</text:p>
      <text:p text:style-name="P219">"ba beran aiztiek eztako manejo andirik, ata kontu lo dauela"</text:p>
      <text:p text:style-name="P219">"manejue artun, aurrien dakozune eitxeko"</text:p>
      <text:p text:style-name="P219">"eskuetan badakot manejue, baie eztost urteten ondo"</text:p>
      <text:p text:style-name="P219"/>
      <text:p text:style-name="P219">MANGA<text:tab/><text:tab/>1.- Jipoitu. Jo.</text:p>
      <text:p text:style-name="P219"/>
      <text:p text:style-name="P219">"manga dau imie da negarrez bota dau etzera"</text:p>
      <text:p text:style-name="P219">"barruko gixonak eiñ dxau mutille manga, etsolako ein errekadue"</text:p>
      <text:p text:style-name="P219">"lengunien be manga manga eiñ dxau"</text:p>
      <text:p text:style-name="P219"/>
      <text:p text:style-name="P219">2.- Nekatu.</text:p>
      <text:p text:style-name="P219">"eiñ dxoten beste biarregaz mangata nau"</text:p>
      <text:p text:style-name="P219"><text:soft-page-break/>"eske, manga eitzen da personie orrek biarrak eitxen"</text:p>
      <text:p text:style-name="P219">"ganera mangata nauenien eztot eitxen lorik pe"</text:p>
      <text:p text:style-name="P219"/>
      <text:p text:style-name="P219">Nondik sartu den hitz hau ez dago argi. Baliteke, gaztelerako "mangonada" "golpe que se da con el brazo y manga" hitzetik deribatzea. Hau hipotesi bat, besterik ez da. /mangonada &gt; mangada &gt; manga/</text:p>
      <text:p text:style-name="P219"/>
      <text:p text:style-name="P220">MANIE<text:tab/>Mugitu.</text:p>
      <text:p text:style-name="P220"/>
      <text:p text:style-name="P220">"manie zaitxez berandu de ta"</text:p>
      <text:p text:style-name="P220">"baie manie be ezta eitxen gero"</text:p>
      <text:p text:style-name="P220">"ezpazara manieten berton itxiko zaitxut"</text:p>
      <text:p text:style-name="P220">"manie ein bi nai orduek berez datoz ta"</text:p>
      <text:p text:style-name="P220"/>
      <text:p text:style-name="P220">Honaino aditzaren funtzioan erabili da. Baina izenaren funtzioaz ere crabiltzen da.</text:p>
      <text:p text:style-name="P220"/>
      <text:p text:style-name="P220">MANIUE<text:tab/>Higidura. Mugimendua.</text:p>
      <text:p text:style-name="P220"/>
      <text:p text:style-name="P220">"maniue artun euzera dxun bi du te"</text:p>
      <text:p text:style-name="P220">"maniorik ezpadau eziñ dxe eiñ ezer"</text:p>
      <text:p text:style-name="P220">"maniue ibill dxauie ertzaiiñek drogadunek atrapaten"</text:p>
      <text:p text:style-name="P220"/>
      <text:p text:style-name="P220">Gorago aipatu dugun "manejo" berbera da baina zentzua aldatzean, hitza bera ere aldatu egin da, bai grafiaz, bai ahoskeran.</text:p>
      <text:p text:style-name="P220"/>
      <text:p text:style-name="P220">MANIOBROSUE<text:tab/>Maniobra liandia duen itsasontzia da, baina gero katxeetara eta beste ibilgailu batzuetan ere pasatu da.</text:p>
      <text:p text:style-name="P220"/>
      <text:p text:style-name="P220">"ori bapora maniobrosue da"</text:p>
      <text:p text:style-name="P220">"nirelagunen kotxie torpie da, ezta bape maniobrosue"</text:p>
      <text:p text:style-name="P220">"automotorrak maniobrosuek ezaten diez"</text:p>
      <text:p text:style-name="P220">"ba karruek ez tiez ezaten maniobrosuek, geidxenak beintzat"</text:p>
      <text:p text:style-name="P220"/>
      <text:p text:style-name="P220">MANDXUNGIE<text:tab/>Antxoa harrapatzeko sistema bat. Gaur ez da erabiltzen, baina hitza hor geratu da beste egoera batzuei aplikaturik, esaterako:</text:p>
      <text:p text:style-name="P220"/>
      <text:p text:style-name="P220">Negozio zikinak, argi ez dauden ekintzak edo gona kontuetarako aplikatua.</text:p>
      <text:p text:style-name="P220"/>
      <text:p text:style-name="P221">"iñok eztaki zelako mandxungie dabillen orrenbeste diro irebazteko"</text:p>
      <text:p text:style-name="P221">"an dabiltzu a, mandxungen, beran gremidxoko enbrakaz"</text:p>
      <text:p text:style-name="P221">"mandxungetan sartun ezkero ondo dau gau guztireko"</text:p>
      <text:p text:style-name="P221">"mandxungerik ezpadako igarri eitxen dxatzo"</text:p>
      <text:p text:style-name="P221"/>
      <text:p text:style-name="P221">Sistema horretan antxoa guztiz 'masa' eginda etortzen zenez horregatik zentzu hori.</text:p>
      <text:p text:style-name="P221"/>
      <text:p text:style-name="P221">MANTARRA<text:tab/><text:tab/>Balio gabeko gauza. Gutxietsia. Despektiboan sarri.</text:p>
      <text:p text:style-name="P221"/>
      <text:p text:style-name="P221">"zer diñoie ime mantarrok, edade barik goixeko orduetan kalien oten</text:p>
      <text:p text:style-name="P221"><text:s/>"dxun nai plazara, baie ezta on ezebe, sagar mantar batzuk eta gauzeztizen azak baiño eztot ikusi"</text:p>
      <text:p text:style-name="P221">"ori telie ez erosi, mantar mantarra da ta"</text:p>
      <text:p text:style-name="P221">"zeuzer dalakuen erosi dot erropie ta mantarrak urten dost"</text:p>
      <text:p text:style-name="P221"/>
      <text:p text:style-name="P221"><text:soft-page-break/>MANUEN<text:tab/><text:tab/>Ahul dagoen edo dabilen pensona, animalia edo gauza.</text:p>
      <text:p text:style-name="P221"/>
      <text:p text:style-name="P221">"ori mutille geixorik tau antza, manuen dabill dxe"</text:p>
      <text:p text:style-name="P221">"manieko zara alabatxi manuen zabiltzez da"</text:p>
      <text:p text:style-name="P221">"au txikota manuen dau, ondo ezpazu amarraten laster erungo dau arbolie aixiek"</text:p>
      <text:p text:style-name="P221">"euridxe manuen manuen botaten dau"</text:p>
      <text:p text:style-name="P221">"pausuek pe manuen eitxen txuz"</text:p>
      <text:p text:style-name="P221"/>
      <text:p text:style-name="P221">MANUKUE<text:tab/><text:tab/>Energia gabeko pertsona edo animalia.</text:p>
      <text:p text:style-name="P221"/>
      <text:p text:style-name="P221">"gur<text:span text:style-name="T39">e</text:span> esnedunek astue dako manukue"</text:p>
      <text:p text:style-name="P221">"bera be manukue da ta"</text:p>
      <text:p text:style-name="P221">"gaurko gaztiek manukuek tie, ezeren pentsamento barik bixi diez"</text:p>
      <text:p text:style-name="P221">"manuko txorrue dau itu<text:span text:style-name="T40">rr</text:span>idxen"</text:p>
      <text:p text:style-name="P221"/>
      <text:p text:style-name="P222">MARE<text:tab/><text:tab/>Arrantza karga ona edo txarra.</text:p>
      <text:p text:style-name="P222"/>
      <text:p text:style-name="P222">"mare ona bakarrie, San Juanera dxungo gariez, baie txarra badan be dxun eingo gara osasuneitxik eskerrak emoten"</text:p>
      <text:p text:style-name="P222">"mare ona ekarritxe be, eztoitxuz pagako dakozen zorrak"</text:p>
      <text:p text:style-name="P222">"mare txarrak sartun dauie Canariasen dauzenak"</text:p>
      <text:p text:style-name="P222">"kosterie eindxe dakozu mare on batzuk sartunde"</text:p>
      <text:p text:style-name="P222"/>
      <text:p text:style-name="P222">MAREZIÑUE<text:tab/><text:tab/>Mareoa.</text:p>
      <text:p text:style-name="P222"/>
      <text:p text:style-name="P222">"mareziñue etor dxatzo ta bienganera dxeusi de"</text:p>
      <text:p text:style-name="P222">"mareziñuekaz nabill da eztaitx zer dakoten"</text:p>
      <text:p text:style-name="P222">"ba mareziñuei kasu ein bi tsazu"</text:p>
      <text:p text:style-name="P222">"mareziñue mareziñuen ganien dako, ta Bilbora altza bi dauie"</text:p>
      <text:p text:style-name="P222"/>
      <text:p text:style-name="P222">/mareo &gt; mare + zino &gt; marezino &gt; mareziño &gt; mareziñue/</text:p>
      <text:p text:style-name="P222"/>
      <text:p text:style-name="P222">MARIDXE<text:tab/><text:tab/>Arrantzale bati dagokion harrapatutako arrantzaren dirua.</text:p>
      <text:p text:style-name="P222"/>
      <text:p text:style-name="P222">"maridxe ederrak artun txuz arek baie eztau agiri"</text:p>
      <text:p text:style-name="P222">"batzun maridxiegaz bakarrik eziñ dxe bixi"</text:p>
      <text:p text:style-name="P222">"baie askok maridxe bakarragaz bixi bi dau"</text:p>
      <text:p text:style-name="P222">"iru maridxe dakoz etzien, baie irurekaz be etso allegaten"</text:p>
      <text:p text:style-name="P222"/>
      <text:p text:style-name="P222">MARIDXERDIKO<text:tab/>Itsasontzi bateko mutila, txo da, lehen, gizon bati zegokion maridxearen erdia jasotzen zuelako. Gaur ere, horrela deitzen da, nahiz eta osorik jaso partila. Analogiaz. adin bateko gazteztxo guztiak dira.</text:p>
      <text:p text:style-name="P222"/>
      <text:p text:style-name="P222">"maridxerdikueri bidxar goixien zortziretan etorteko"</text:p>
      <text:p text:style-name="P222">"ori ezta maridxerdikuen biarra, baie ein eitxen dau"</text:p>
      <text:p text:style-name="P222"/>
      <text:p text:style-name="P223">MARIKUE<text:tab/><text:tab/>Maritxu. Marikoi plantak egiten dituena.</text:p>
      <text:p text:style-name="P223"/>
      <text:p text:style-name="P223">"niri ez ein paristerik marikuori!"</text:p>
      <text:p text:style-name="P223">"marikuen plantak dakoz berak mutillek, baie ezta maritxu"</text:p>
      <text:p text:style-name="P223">MARITXONA<text:tab/>Modan dagoena baino arropa luzeagoak eramaten dituena. Mlodara janzten ez dena. Lehen baserritik etorritakoei esaten zitzaien.</text:p>
      <text:p text:style-name="P223"><text:soft-page-break/></text:p>
      <text:p text:style-name="P223">"ori erropie marintxona lez dakozu"</text:p>
      <text:p text:style-name="P223">"marintxona dozu dxasten"</text:p>
      <text:p text:style-name="P223">"zueneko imien erropak, geidxenak marintxonak tiez"</text:p>
      <text:p text:style-name="P223">"eztot kure ori erropie eruen, marintxon dakot eta"</text:p>
      <text:p text:style-name="P223"/>
      <text:p text:style-name="P223">MARISORGIÑE<text:tab/>Asko dakien umea gehienetan. Batzuetan nagusiei ere aplikatzen zaie.</text:p>
      <text:p text:style-name="P223"/>
      <text:p text:style-name="P223">"zer diñozu zuk marisorgiñorrek"</text:p>
      <text:p text:style-name="P223">"au inde marisorgiñe da, lepek baiño geidxau daki"</text:p>
      <text:p text:style-name="P223">"alabatxi marisorgiñ utse zara, zemat takixu ba"</text:p>
      <text:p text:style-name="P223">"marisorgiñe lez ibilltxen da, dana dxakin guren"</text:p>
      <text:p text:style-name="P223"/>
      <text:p text:style-name="P223">Azkuek jaso du, baina "mariposa" adierazteko.</text:p>
      <text:p text:style-name="P223"/>
      <text:p text:style-name="P223">MARITENTEL<text:tab/>Zentzu peioratiboan ia beti.</text:p>
      <text:p text:style-name="P223"/>
      <text:p text:style-name="P223">"zelako maritentela da ba, arruen pasiñuek eitxen dotsona da"</text:p>
      <text:p text:style-name="P223">"maritentel eta ganorabakoa, besterik ez esatearren"</text:p>
      <text:p text:style-name="P223"/>
      <text:p text:style-name="P223">MARIZAR<text:tab/><text:tab/>Larregi jakitea adin determinatu baten.</text:p>
      <text:p text:style-name="P223"/>
      <text:p text:style-name="P223">"dakon edaderako marizarra da"</text:p>
      <text:p text:style-name="P223">"marizartxue bada baie neuk eztot kure neure alabie olakuc ezatie"</text:p>
      <text:p text:style-name="P223">"ezta marizarra, dana da, berbalapikue"</text:p>
      <text:p text:style-name="P223"/>
      <text:p text:style-name="P224">MARMOKA<text:tab/><text:tab/>Medusa. Baina konparazioan, gutxi mugitzen den pertsona.</text:p>
      <text:p text:style-name="P224"/>
      <text:p text:style-name="P224">"marmoka da ta ze eingo tsagu ba, bertan bertan bixi de"</text:p>
      <text:p text:style-name="P224">"zu marmoka erdu auna, ia espabilleten bazaitxut"</text:p>
      <text:p text:style-name="P224"/>
      <text:p text:style-name="P224">MARRADA<text:tab/><text:tab/>Agirika.</text:p>
      <text:p text:style-name="P224"/>
      <text:p text:style-name="P224">"gauzek ondo ez eitxiarren neuk entzun dot marradie"</text:p>
      <text:p text:style-name="P224">"eztako zetan ein marradarik, arek eztau agindxuten da"</text:p>
      <text:p text:style-name="P224">"zeitxik ein bi tsasu marradie ba?"</text:p>
      <text:p text:style-name="P224">"marrada asko eitxen dau arek, baie ezta txarra"</text:p>
      <text:p text:style-name="P224">"marradak botaten abille da, gero ezpadau ezer eingo be"</text:p>
      <text:p text:style-name="P224"/>
      <text:p text:style-name="P224">MARRAJA<text:tab/><text:tab/>Marrazoa. Baina kasu honetan femeninoa da. Gazteleraz "tiburona" izango litzateke. Konparazioan emakume maltzurra, gezurtitxoa, eta trikimailuak erabiltzen dituena.</text:p>
      <text:p text:style-name="P224"/>
      <text:p text:style-name="P224">"marrajie zara gero, majo eitxen zuz zuk zeuri konbeniten dxatzuzen gauzek"</text:p>
      <text:p text:style-name="P224">"marrajiaue da beti dau tranpak eitzen"</text:p>
      <text:p text:style-name="P224">"marrajie bazara zeuretzat, ni enozu engañeko ta"</text:p>
      <text:p text:style-name="P224"/>
      <text:p text:style-name="P224">MARRO/UE<text:tab/><text:tab/>Mozorrotutakoa. Haratuzteetan mozorrotuta dabilena.</text:p>
      <text:p text:style-name="P224"/>
      <text:p text:style-name="P224">"marruek asko on diez gauien, baie goizalderantz iñor bez"</text:p>
      <text:p text:style-name="P224">"ime pillo ibill dxiez marro dxatzitze puxikekaz jentie dxoten"</text:p>
      <text:p text:style-name="P224">MASAMORRA<text:tab/>Itsasoko terminoa da. Karnata moduan itsasora botatzen den nahastea da. Konparazioan: Endredoa. Nahasmendua.</text:p>
      <text:p text:style-name="P224"><text:soft-page-break/></text:p>
      <text:p text:style-name="P225">"zelako masamorrie dabill ba, iñor be ezta libreko"</text:p>
      <text:p text:style-name="P225">"masamorratan ibilltxie gustaten dxasku te"</text:p>
      <text:p text:style-name="P225">"masamorrie gero ta lodidxau due, or sartzien bagara eztu urteten bidxar be"</text:p>
      <text:p text:style-name="P225">"zemat eta masamorra geidxau obeto"</text:p>
      <text:p text:style-name="P225"/>
      <text:p text:style-name="P225">Gaztelerako "mazamorra" = "mezcla de cosas dispares" hitza bera da.</text:p>
      <text:p text:style-name="P225"/>
      <text:p text:style-name="P225">MASGARRATZA<text:tab/>Mahats mikatza. Konparazioan pertsona zakarra. Ezatsegina.</text:p>
      <text:p text:style-name="P225"/>
      <text:p text:style-name="P225">"onen garratza, masgarratza dala?"</text:p>
      <text:p text:style-name="P225">"eztako karaterrik dendan oteko, masgarratza da lez"</text:p>
      <text:p text:style-name="P225">"masgarratzan arpidxe imiñdxe, nora due ba?"</text:p>
      <text:p text:style-name="P225">"onek laranjak masgarratza baiño garratzau dauz"</text:p>
      <text:p text:style-name="P225"/>
      <text:p text:style-name="P225">Hitz honen zentzua, mahats garratzak jaten direnean ipintzen den aurpegiaren keinuaz konparatzen da. Mahats garratza, oso garratza den hirusta antzeko belar mota bat da. Horregatik hartu da konparaketa egiteko.</text:p>
      <text:p text:style-name="P225"/>
      <text:p text:style-name="P225">MASIE<text:tab/>Masa. Kantitatea. Asko.</text:p>
      <text:p text:style-name="P225"/>
      <text:p text:style-name="P225">"jente masie on da errebatigue ikusten"</text:p>
      <text:p text:style-name="P225">"atun masie ekar dauie oiñ etor dizenak"</text:p>
      <text:p text:style-name="P225">"diro masie irebaziko dauie aurten"</text:p>
      <text:p text:style-name="P225">"aldianue ctor dalakon, ostantzien sagar masie ostu kun"</text:p>
      <text:p text:style-name="P225"/>
      <text:p text:style-name="P225">MASKARIE<text:tab/><text:tab/>Lotsagabekoa. Aurpegi-handi.</text:p>
      <text:p text:style-name="P225"/>
      <text:p text:style-name="P225">"maskarie be zelakuc zara ba, arpidxe be ez dxatzu domaten"</text:p>
      <text:p text:style-name="P225">"maskara ederra da a, iñok ezebe esan barik etor da dxaten"</text:p>
      <text:p text:style-name="P225">"maskarie naiela diñostazu, da zeu zer zara ba?"</text:p>
      <text:p text:style-name="P225"/>
      <text:p text:style-name="P226">Gaztelerako "máscara" hitzetik hartu da, eta esanahia ere bertatik hartu da. Aurpegian rnaskara bat izan balitz bezala jokatzea.</text:p>
      <text:p text:style-name="P226"/>
      <text:p text:style-name="P226">MASKETU<text:tab/><text:tab/>Lotsagabekoa.</text:p>
      <text:p text:style-name="P226"/>
      <text:p text:style-name="P226">"ori be esan ein zu, ori masketu ezatie da"</text:p>
      <text:p text:style-name="P226">"ez, ori da masketu baiño andidxaue ezatie"</text:p>
      <text:p text:style-name="P226">"a da masketu, ta beran lagune beste masketu bet"</text:p>
      <text:p text:style-name="P226"/>
      <text:p text:style-name="P226">Hitz hau gaztelerako "mas que tú" da, hau da, "el no va mas". Ezer baino gehiago eta handiagoa.</text:p>
      <text:p text:style-name="P226"/>
      <text:p text:style-name="P226">/mas que tu &gt; masketu/</text:p>
      <text:p text:style-name="P226"/>
      <text:p text:style-name="P226">MASPASA<text:tab/><text:tab/>Agure zahar-zaharra. Baina askotan gazteagoei ere aplikatzen zaie. </text:p>
      <text:p text:style-name="P226"/>
      <text:p text:style-name="P226">"agure maspasigaz ezkondu de"</text:p>
      <text:p text:style-name="P226">"maspasie da baie ondiño be majazalie da gero"</text:p>
      <text:p text:style-name="P226">"maspasie baiño maspasiaue da, ta ez pentsa etzien lotzien danik"</text:p>
      <text:p text:style-name="P226"/>
      <text:p text:style-name="P226">Gaztelerako "uva pasa" literalki oinarritzat hastu eta adjektibo hori sortu da.</text:p>
      <text:p text:style-name="P226"><text:soft-page-break/></text:p>
      <text:p text:style-name="P226">Azkuek ez du jaso, baina bai D.A.R.k eta Ortuzarren zita bat aipatzen du Bermeoko hitza dela esanez.</text:p>
      <text:p text:style-name="P226"/>
      <text:p text:style-name="P226">MASPASATU<text:tab/><text:tab/>Zaharkitu.</text:p>
      <text:p text:style-name="P226"/>
      <text:p text:style-name="P226">"maspasatu de koitxadue, baie ondiño ezkonduteko ilusiñue takoz"</text:p>
      <text:p text:style-name="P226">"geu be maspasatu eingo gariez, da urte gitxi falta dxasku"</text:p>
      <text:p text:style-name="P226">"alla zeu maspasatu bazara; nik ondiño gerra asko emon biar dot"</text:p>
      <text:p text:style-name="P226">"berak esaten dau maspasatute dauela"</text:p>
      <text:p text:style-name="P226"/>
      <text:p text:style-name="P227">MASTAPALO<text:tab/><text:tab/>Masta-palo. Konparazioan pertsona argala eta altua.</text:p>
      <text:p text:style-name="P227"/>
      <text:p text:style-name="P227">"mastapaluen luzerie artunde dau"</text:p>
      <text:p text:style-name="P227">"mastapalo utse dalez, berak imiñ dxau ikurriñe"</text:p>
      <text:p text:style-name="P227">"mastapalue da berau imie, eztaitx non lotuko dan"</text:p>
      <text:p text:style-name="P227"/>
      <text:p text:style-name="P227">MASUSTE / IE<text:tab/><text:tab/>Endredoa.</text:p>
      <text:p text:style-name="P227"/>
      <text:p text:style-name="P227">"masustie dabill baie eztotso balidxoko"</text:p>
      <text:p text:style-name="P227">"masusten sartunde nau, da oraiñ eziñ dxot urten"</text:p>
      <text:p text:style-name="P227">"zeu be olako masustetan sartun be eitxie"</text:p>
      <text:p text:style-name="P227">"masustie gustaten dxatzonantzako eztako bertara dxutie baiño"</text:p>
      <text:p text:style-name="P227"/>
      <text:p text:style-name="P227">Berriro ere ikusten dugu, fruitu baten izenarekin beste bat sortzen dela.</text:p>
      <text:p text:style-name="P227"/>
      <text:p text:style-name="P227">MATAPUTXETA<text:tab/><text:tab/>Itsasontzietan erabiltzen den palo luze bat da, baina sastagai baten antza dauka puntan. Analogiaz sastagaia.</text:p>
      <text:p text:style-name="P227"/>
      <text:p text:style-name="P227">"mataputxeta sartungo tsut tripetik"</text:p>
      <text:p text:style-name="P227">"mataputxeta dala pentsaten da ori orrotza"</text:p>
      <text:p text:style-name="P227">"da, non ataten dauen partikaratik aulako mataputxet bat"</text:p>
      <text:p text:style-name="P227"/>
      <text:p text:style-name="P227">Hitz honen osagai bat &gt;puntxeta&lt;gaztelerako "estoque" izan daiteke:</text:p>
      <text:p text:style-name="P227"/>
      <text:p text:style-name="P227">/mata + puntxeta &gt; matapuntxeta/ Sudurkaria galdu ondoren.</text:p>
      <text:p text:style-name="P227"/>
      <text:p text:style-name="P227">MATATXIÑIE<text:tab/><text:tab/>Sarraskia.</text:p>
      <text:p text:style-name="P227"/>
      <text:p text:style-name="P227">"auntxek be arek Bushek matatxiñie eingo dau Irak-en"</text:p>
      <text:p text:style-name="P227">"Putinek be Txetxenian bardin eiñ dxau, matatxiñe"</text:p>
      <text:p text:style-name="P227">"matatxiñie eiñ dxe gero eurek petrolidxo guztidxen dxaue"</text:p>
      <text:p text:style-name="P227"/>
      <text:p text:style-name="P227">MATAZA<text:tab/><text:tab/><text:tab/>Endredoa.</text:p>
      <text:p text:style-name="P227"/>
      <text:p text:style-name="P227">"arek arma dauen matazie... baie ze guzurtidxe da ba"</text:p>
      <text:p text:style-name="P228">"bai, bai, matazak armaten eztau bera baiño obiaurik"</text:p>
      <text:p text:style-name="P228">"nik eztot arma matazarik, zeuk esan zu lelau ori"</text:p>
      <text:p text:style-name="P228"/>
      <text:p text:style-name="P228">Hitz hau beste zentzu batez agertzen da hiztegietan; eta gaztelerako "madeja" hitzaren zentzua aldatu egin dela esan genezake.</text:p>
      <text:p text:style-name="P228"/>
      <text:p text:style-name="P228"><text:soft-page-break/>MATRAILLO<text:tab/><text:tab/><text:tab/>Mailua.</text:p>
      <text:p text:style-name="P228"/>
      <text:p text:style-name="P228">"matraillo bategaz dxo dau buruen erdidxen"</text:p>
      <text:p text:style-name="P228">"matraillugaz dxo bi zu ori untzie"</text:p>
      <text:p text:style-name="P228">"eztot ein lorik pe, matrailluen zaratakaz"</text:p>
      <text:p text:style-name="P228"/>
      <text:p text:style-name="P228">Gaztelerako "martillo" tik hartu da zuzen zuzenean.</text:p>
      <text:p text:style-name="P228"/>
      <text:p text:style-name="P228">/martillo &gt; matraillo/</text:p>
      <text:p text:style-name="P228">/r/ dardarkariaren metatesia izan da aldatzailea.</text:p>
      <text:p text:style-name="P228"/>
      <text:p text:style-name="P228">MATXAZO<text:tab/><text:tab/><text:tab/>Erraldoia. Oso handia.</text:p>
      <text:p text:style-name="P228"/>
      <text:p text:style-name="P228">"sagar matxazue artun de dxun da kalera"</text:p>
      <text:p text:style-name="P228">"eztai nik, baie guk ikusi dun larrosuboie matxazue esan da"</text:p>
      <text:p text:style-name="P228">"esan dauie mozkor matxazue atrapata dxun dizela oire"</text:p>
      <text:p text:style-name="P228">"aulako gixon matxazo bat ikusi du Gerniken"</text:p>
      <text:p text:style-name="P228"/>
      <text:p text:style-name="P228">Hitz honek, &gt;zo&lt; atzizkia sartu ezkero, halako handitasun bat ematen dio hitzaren zentzuari.</text:p>
      <text:p text:style-name="P228"/>
      <text:p text:style-name="P228">MATXUE<text:tab/><text:tab/><text:tab/>Oso handia.</text:p>
      <text:p text:style-name="P228"/>
      <text:p text:style-name="P228">"katarro matxue atrapa dot atzo gauien"</text:p>
      <text:p text:style-name="P228">"enbra matxue ein zara gero"</text:p>
      <text:p text:style-name="P228">"bai neu etor nai, andra matxue errekaduek eitxen"</text:p>
      <text:p text:style-name="P228">"eztakola dirorik? Bestelako etze matxue erosi dau"</text:p>
      <text:p text:style-name="P228"/>
      <text:p text:style-name="P228">Ez dakigu gaztelerako "macho" hitzetik sartu den, baina ez dauka horren zentzurik.</text:p>
      <text:p text:style-name="P228"/>
      <text:p text:style-name="P229">MAZIDXE<text:tab/><text:tab/><text:tab/>Zikinkeria. Basa.</text:p>
      <text:p text:style-name="P229"/>
      <text:p text:style-name="P229">&gt;mazi&lt; hitza, arrantzale giroan erabiltzen da; arraina erakartzeko itsasora botatzen den karnata baita. Baina, gero zikinkeria eta beste esanahi batzuk adierazteko erabili izan da.</text:p>
      <text:p text:style-name="P229"/>
      <text:p text:style-name="P229">"ez dxun ortik mazidxe dau asko ta"</text:p>
      <text:p text:style-name="P229">"mazidxe be ezta oten gitxi tabernatan, herriko dxaidxetan"</text:p>
      <text:p text:style-name="P229">"klaro! eradi guztidxek bienganera bota ezkero, mazidxe forma biar"</text:p>
      <text:p text:style-name="P229">"ainbeste egunien garbitxu barik mazidxe be eiñ"</text:p>
      <text:p text:style-name="P229"/>
      <text:p text:style-name="P229">MAZIMAZI<text:tab/><text:tab/><text:tab/>Xehekatu eta nahastatuz gero gertatzen dena.</text:p>
      <text:p text:style-name="P229"/>
      <text:p text:style-name="P229">"orrek galletak esnetan mazimazi eiñdxe obeto dxango zuz"</text:p>
      <text:p text:style-name="P229">"etsoie erosi frabikantiek, mazimazi eindxe ekar dauelako antxobie"</text:p>
      <text:p text:style-name="P229">"beste baten entzuten batsut olako berbarik azurrek pe mazimazi eiñdxe itxiko tsutez"</text:p>
      <text:p text:style-name="P229"/>
      <text:p text:style-name="P229">Hemen, aditzaren lekua hartzen du hitz honek, baina galdegaia aditza bera delarik.</text:p>
      <text:p text:style-name="P229"/>
      <text:p text:style-name="P229">MAZITXU<text:tab/><text:tab/><text:tab/>Zikindu. Lohitu. Maziru.</text:p>
      <text:p text:style-name="P229"/>
      <text:p text:style-name="P229">"ikusten zu zelan ekar zun erropie mazitxute"</text:p>
      <text:p text:style-name="P229">"on dan mazidxegaz zapata guztidxek pe mazitxute erun dotez"</text:p>
      <text:p text:style-name="P229">"mazitxu zu gisadue, eraitxen eraitxen engrudotu eiñ dxiez patatak"</text:p>
      <text:p text:style-name="P229"><text:soft-page-break/>"nik eztot mazitxu eskatza, izterrak garbi dakotez da"</text:p>
      <text:p text:style-name="P229"/>
      <text:p text:style-name="P229">Eta kasu honetan, hitz honek bi funtzio betetzen ditu: Lehenengo bi esaldietan adberbio funtzioa betetzen du. Azken bi esaldietan aditzaren funtzioa.</text:p>
      <text:p text:style-name="P229"/>
      <text:p text:style-name="P229">/mazi + tu &gt; mazitu &gt; mazitxu/</text:p>
      <text:p text:style-name="P229"/>
      <text:p text:style-name="P230">NASKILLIE<text:tab/><text:tab/>Nahastero/a.</text:p>
      <text:p text:style-name="P230"/>
      <text:p text:style-name="P230">"orren naskillien gauzek ez siñestu"</text:p>
      <text:p text:style-name="P230">"ama naskillie, da bera ondiño naskilliaue"</text:p>
      <text:p text:style-name="P230"/>
      <text:p text:style-name="P230">NASTA<text:tab/><text:tab/>Kutsatu da kasu honetan. Nahastu.</text:p>
      <text:p text:style-name="P230"/>
      <text:p text:style-name="P230">"gripie nasta dost da oraiñ amen, iñora be urten barik"</text:p>
      <text:p text:style-name="P230">"dana nastaten dana, bakixu ezta?"</text:p>
      <text:p text:style-name="P230">"ni ez nasta zeure enpatxuetan"</text:p>
      <text:p text:style-name="P230">"nasta ttuz dizenak eta ez dizenak"</text:p>
      <text:p text:style-name="P230"/>
      <text:p text:style-name="P230">Aditzaren funtzioaz agertzen da hitz hau.</text:p>
      <text:p text:style-name="P230"/>
      <text:p text:style-name="P230">NASTATA<text:tab/><text:tab/>Nahastuta.</text:p>
      <text:p text:style-name="P230"/>
      <text:p text:style-name="P230">"erridxe nastata kantaten dau orrek"</text:p>
      <text:p text:style-name="P230">"aurrek takozaitxuz nastata, oraiñ zeu be beran antzekue zara"</text:p>
      <text:p text:style-name="P230">"beran burue nastata ikusi dauenien eztau dxakiri zelan libre"</text:p>
      <text:p text:style-name="P230"/>
      <text:p text:style-name="P230">Kasu honetan moduzko adberbioasen funtzioa betetzen du.</text:p>
      <text:p text:style-name="P230"/>
      <text:p text:style-name="P230">NASTE/IE<text:tab/><text:tab/>Nahastea. Endredoa.</text:p>
      <text:p text:style-name="P230"/>
      <text:p text:style-name="P230">"nastiek imitxen eztau abillaurik"</text:p>
      <text:p text:style-name="P230">"arek eztau imirii nasterik zeuk baino"</text:p>
      <text:p text:style-name="P230">"ori nastie atxiñe on da imiñdxe"</text:p>
      <text:p text:style-name="P230"/>
      <text:p text:style-name="P230">Forma bau bakarrik agertzen da hiztegietan, baina esanahia pixka bat aldatuta.</text:p>
      <text:p text:style-name="P230"/>
      <text:p text:style-name="P231">NASTERO/A/UE/IE<text:tab/><text:tab/>Nahasteetan eta endredoetan sartzen dena.</text:p>
      <text:p text:style-name="P231"/>
      <text:p text:style-name="P231">"gixona nasterue, andrie nasterie da semie ta errena beste nastero bi"</text:p>
      <text:p text:style-name="P231">"nasteratxue da beran alabie be"</text:p>
      <text:p text:style-name="P231">"neu be nastero utse nai txe"</text:p>
      <text:p text:style-name="P231">"nasteruen artien nasterie nagusi</text:p>
      <text:p text:style-name="P231"/>
      <text:p text:style-name="P231">Kasu bonetan adjektibo funtzioa betetun du.</text:p>
      <text:p text:style-name="P231"/>
      <text:p text:style-name="P231">NEGARLANTRUEK<text:tab/><text:tab/>Negarrak.</text:p>
      <text:p text:style-name="P231"/>
      <text:p text:style-name="P231">"zeure negarlantru<text:span text:style-name="T41">e</text:span>kaz kokot<text:span text:style-name="T41">e</text:span>rarte nakozu"</text:p>
      <text:p text:style-name="P231">"negarlantru<text:span text:style-name="T41">e</text:span>i itxi ta ti<text:span text:style-name="T41">re</text:span> oire"</text:p>
      <text:p text:style-name="P231">"negarlantru<text:span text:style-name="T41">e</text:span>k partikaran gordeko zuz, ni am<text:span text:style-name="T41">e</text:span>n nauen arti<text:span text:style-name="T41">e</text:span>n"</text:p>
      <text:p text:style-name="P231"/>
      <text:p text:style-name="P231"><text:soft-page-break/>Hitz konpos<text:span text:style-name="T41">a</text:span>tu <text:span text:style-name="T41">hone</text:span>n bigarren osagaia &gt;lantru&lt;,</text:p>
      <text:p text:style-name="P231">Badirudi gaztel<text:span text:style-name="T41">era</text:span>ko "<text:span text:style-name="T41">ll</text:span>anto" <text:span text:style-name="T41">hi</text:span>tze<text:span text:style-name="T41">t</text:span>ik datorrela, baina nola eboluzionatu du?</text:p>
      <text:p text:style-name="P231"/>
      <text:p text:style-name="P231"><text:span text:style-name="T41">NEGARZIÑUEK<text:tab/></text:span>N<text:span text:style-name="T41">e</text:span>gar-z<text:span text:style-name="T41">e</text:span>inuka.</text:p>
      <text:p text:style-name="P231"/>
      <text:p text:style-name="P231">"niri <text:span text:style-name="T41">e</text:span>z ein negarziñorik"</text:p>
      <text:p text:style-name="P231">"beran n<text:span text:style-name="T41">e</text:span>garzi<text:span text:style-name="T41">ñue</text:span>k<text:span text:style-name="T41">a</text:span>z la<text:span text:style-name="T41">rr</text:span>itxute nako"</text:p>
      <text:p text:style-name="P231">"aproposko negarzi<text:span text:style-name="T41">ñu</text:span>ek tizela pen<text:span text:style-name="T41">t</text:span>saten da"</text:p>
      <text:p text:style-name="P231">"ez<text:span text:style-name="T41">tie</text:span>z aproposko <text:span text:style-name="T41">negarziñuek</text:span> alabatxi, benetako <text:span text:style-name="T41">negarrak</text:span> pai<text:span text:style-name="T41">ñ</text:span>o"</text:p>
      <text:p text:style-name="P231"/>
      <text:p text:style-name="P231">Azku<text:span text:style-name="T41">e</text:span>k &gt;negarzi<text:span text:style-name="T41">ñ</text:span>uka<text:span text:style-name="T41">&lt;</text:span> jaso du "fingi<text:span text:style-name="T41">e</text:span>ndo Ilanto" zentzuaz.</text:p>
      <text:p text:style-name="P231"/>
      <text:p text:style-name="P231">NESKATILLIE<text:tab/>Itsasontzietan <text:span text:style-name="T41">l</text:span>an <text:span text:style-name="T41">e</text:span>giten duen emakumea.</text:p>
      <text:p text:style-name="P231"/>
      <text:p text:style-name="P231">"neskatillek prom<text:span text:style-name="T41">e</text:span>si<text:span text:style-name="T41">e</text:span>n dxut<text:span text:style-name="T41">e</text:span>n di<text:span text:style-name="T41">e</text:span>z bapo<text:span text:style-name="T41">ra</text:span>k itxosora urt<text:span text:style-name="T41">ete</text:span>n dauienien"</text:p>
      <text:p text:style-name="P231">"patroi<text:span text:style-name="T41">e</text:span>k <text:span text:style-name="T41">e</text:span>san dau neskatillei esateko biberak ei<text:span text:style-name="T41">txe</text:span>ko"</text:p>
      <text:p text:style-name="P231"/>
      <text:p text:style-name="P232">NOIXONOIX<text:tab/><text:tab/>Noiz edo noiz. Bazen garaia! Exklarnaziozkoa izaten da askotan.</text:p>
      <text:p text:style-name="P232"/>
      <text:p text:style-name="P232">"noixonoix etorko da ojalaterue, onck iturridxek arreglaten"</text:p>
      <text:p text:style-name="P232">"noixonoix konponduko diez gure kontuek..."</text:p>
      <text:p text:style-name="P232">"erosikot etzie noixonoix, dirue dakotenien"</text:p>
      <text:p text:style-name="P232">"noixonoix! Sasoie ezan da"</text:p>
      <text:p text:style-name="P232">"noixonoix ein zunien biarra!"</text:p>
      <text:p text:style-name="P232">"noixonoix! Zer pentsa zu ba, beti ongo garizela olan ela?"</text:p>
      <text:p text:style-name="P232"/>
      <text:p text:style-name="P232">NOKIETA(knk-out)<text:tab/>Aurretik ikusi dugu &gt;keo&lt; berba. Hortik sortu da beste hau, zentzu berdinaz, gainera. Gaztelerako "fuera de combate", hain zuzen. Hitza ederki euskaratu da ingelesetik.</text:p>
      <text:p text:style-name="P232"/>
      <text:p text:style-name="P232">"parrandan dxuen da gero, nokieta iñok erun biar etzera"</text:p>
      <text:p text:style-name="P232">"emon dostezen ostidxekaz nokieta itxi nau arek morroiek"</text:p>
      <text:p text:style-name="P232"/>
      <text:p text:style-name="P232">NOKURE<text:tab/><text:tab/>Ugari. Kantitatea. Edonoretazat.</text:p>
      <text:p text:style-name="P232"/>
      <text:p text:style-name="P232">"dxaidxetako programak nokure on diez"</text:p>
      <text:p text:style-name="P232">"ez esan nokure on dizenien niretzako ezta on da"</text:p>
      <text:p text:style-name="P232">"ziñeko entradak artzieko kola matxue on da ta gero barriz nokure"</text:p>
      <text:p text:style-name="P232">"lelangotan oten da arrapatie ze gero, egunek pasata, nokure oten diez baiñe freskuek"</text:p>
      <text:p text:style-name="P232"/>
      <text:p text:style-name="P232">/nork gura/&gt; nok gure &gt; nokure/ Leherkari bietatik ozena erortzen da gorraren mesedetan. Dardarkaria ere jausi egiten da.</text:p>
      <text:p text:style-name="P232"/>
      <text:p text:style-name="P232">NONZERBARRI<text:tab/>Kuxkuxero. Begiluze. Nontzerberri.</text:p>
      <text:p text:style-name="P232"/>
      <text:p text:style-name="P232">"dana dakitsu orrek, nonzerbarridxe Iez ibilltxen dalez..."</text:p>
      <text:p text:style-name="P232">"nonzerbarridxe bada, niri eztost esango guzurrik"</text:p>
      <text:p text:style-name="P233">"auntxe be nonzerbarri dator, on isillik, ez esan ezebe"</text:p>
      <text:p text:style-name="P233">"nonzerbarri utse zara alabatxi nondik enteraten zara ba?"</text:p>
      <text:p text:style-name="P233"/>
      <text:p text:style-name="P233">Azkuek ez du jaso, ez eta D.A.R.k ere; baina P.M.k eta Kintanak &gt;nonzerberri&lt; jaso dute. Beraz ez bizkaierazko forma.</text:p>
      <text:p text:style-name="P233"/>
      <text:p text:style-name="P233"><text:soft-page-break/>NOPAITXE<text:tab/><text:tab/>Norbait.</text:p>
      <text:p text:style-name="P233"/>
      <text:p text:style-name="P233">"nopaitxe etor da ta atie igiritxe itxi dau"</text:p>
      <text:p text:style-name="P233">"ni enai ezan, da nopaitxe ori nor ezango zan ba?"</text:p>
      <text:p text:style-name="P233">"etor naienien eskillarie apurtute on da, asike nopaitxek eiñ dxau"</text:p>
      <text:p text:style-name="P233">"nopaitxen zapatak tiez onek, aztute itxiko zan txuzen"</text:p>
      <text:p text:style-name="P233"/>
      <text:p text:style-name="P233">/norbait &gt; nopait &gt; nopaitxe/</text:p>
      <text:p text:style-name="P233"/>
      <text:p text:style-name="P233">NOPAITXEN<text:tab/><text:tab/>Nonbait.</text:p>
      <text:p text:style-name="P233"/>
      <text:p text:style-name="P233">"nopaitxen itxi dot, neure boltsie ta ezin dxot topa"</text:p>
      <text:p text:style-name="P233">"nopaitxen dako etzie erositxe"</text:p>
      <text:p text:style-name="P233">"beti diñozu nopaitxen topa zule, baie eztiñozu non"</text:p>
      <text:p text:style-name="P233"/>
      <text:p text:style-name="P233">Hitzaren eboluzioa goikoaren antzekoa izan da.</text:p>
      <text:p text:style-name="P233"/>
      <text:p text:style-name="P233">/nonbaiten &gt; nopaiten &gt; nopaitxen</text:p>
      <text:p text:style-name="P233"/>
      <text:p text:style-name="P233">NOPERA<text:tab/><text:tab/>Norbera.</text:p>
      <text:p text:style-name="P233"/>
      <text:p text:style-name="P233">"askotan ez ezan arren, noperak dxakitxen dau zer eiñ"</text:p>
      <text:p text:style-name="P233">"bai nopera dxeusi bi de kontuen zer eitxen dauen"</text:p>
      <text:p text:style-name="P233">"noperan konture eitxen dizen gauzek askotan eztauie urteten ondo"</text:p>
      <text:p text:style-name="P233">"noperari be miñ emoten tso isillikostuke ibilltxiek"</text:p>
      <text:p text:style-name="P233"/>
      <text:p text:style-name="P233">Hitz honen aldaketa fonetikoak ere aurrekoen antzekoak izan dira.</text:p>
      <text:p text:style-name="P233"/>
      <text:p text:style-name="P234">NOREZ<text:tab/><text:tab/>Kontrara.</text:p>
      <text:p text:style-name="P234"/>
      <text:p text:style-name="P234">"au telie norez ebaitxe dau"</text:p>
      <text:p text:style-name="P234">"orrek barritz norez eitxen txuz biarrak"</text:p>
      <text:p text:style-name="P234">"norez dxuten bazara ez zara aillegako iñoiz be"</text:p>
      <text:p text:style-name="P234">"enai dxungo zure etzera, norez datost eta"</text:p>
      <text:p text:style-name="P234"/>
      <text:p text:style-name="P234">NOREZKO/UE<text:tab/>Kontrara edo korrontearen kontra dabilena.</text:p>
      <text:p text:style-name="P234"/>
      <text:p text:style-name="P234">"dxun garizenien Malagara, galdu ein garizen, norezko bidie artunde"</text:p>
      <text:p text:style-name="P234">"norezko berbak esaten zauz auntxe be"</text:p>
      <text:p text:style-name="P234">"ori gixona norezkue da, neguen be uger eitxen dau"</text:p>
      <text:p text:style-name="P234">"norezkuc dana ezta ainegaten iñora be"</text:p>
      <text:p text:style-name="P234"/>
      <text:p text:style-name="P234">OBALEKIXU<text:tab/><text:tab/>Hori da onena! Zer hobeto!</text:p>
      <text:p text:style-name="P234"/>
      <text:p text:style-name="P234">"bidxar egualdi ona eingo dauela? Obalekixu!"</text:p>
      <text:p text:style-name="P234">"suelduek altzako dauiela entzun dot. Egidxe? Obalekixu!"</text:p>
      <text:p text:style-name="P234">"argaldu ein zara alabatxi! Benetan? Obalekixu!"</text:p>
      <text:p text:style-name="P234"/>
      <text:p text:style-name="P234">OBRAMENTUE<text:tab/>Kaka.</text:p>
      <text:p text:style-name="P234"/>
      <text:p text:style-name="P234">"ein dxauen obramentue ikaratutekue ezanda, baltza"</text:p>
      <text:p text:style-name="P234">"siku nabill obramentue eitxen, laranjak dxan bi dotez"</text:p>
      <text:p text:style-name="P234"><text:soft-page-break/>"obramentue errez eitxeko kiwidxek dxan"</text:p>
      <text:p text:style-name="P234"/>
      <text:p text:style-name="P235">ODOLBATUNE<text:tab/><text:tab/>Ubeldura. Odolbatu.</text:p>
      <text:p text:style-name="P235"/>
      <text:p text:style-name="P235">"matrailugaz dxo dot atzamarra ta odolbatune eiñ dxot"</text:p>
      <text:p text:style-name="P235">"gorpuz guztidxen urten tsoz odolbatunek ta eztaki zer dan"</text:p>
      <text:p text:style-name="P235">"odolbatunek berez urteten badau, ori personie geixorik tau"</text:p>
      <text:p text:style-name="P235">"odolbatune zoldu dxatzo ta kutxillora dxun bi zan dau"</text:p>
      <text:p text:style-name="P235"/>
      <text:p text:style-name="P235">ODOLEKUE<text:tab/><text:tab/><text:tab/>Senidekoa. Ahaidea.</text:p>
      <text:p text:style-name="P235"/>
      <text:p text:style-name="P235">"ezta odolekue baie ezan balekide lez"</text:p>
      <text:p text:style-name="P235">"txarrenak ezaten diez odolekuek, kontra eitxeko"</text:p>
      <text:p text:style-name="P235">"alabie ezta odolekue baie asko gure tsoie"</text:p>
      <text:p text:style-name="P235">"asarratute on badiez be, odolekuek dez, da orrek tiretu eitxen dau"</text:p>
      <text:p text:style-name="P235"/>
      <text:p text:style-name="P235">UDXEK<text:tab/><text:tab/><text:tab/>Oiak.</text:p>
      <text:p text:style-name="P235"/>
      <text:p text:style-name="P235">"udxek takotez geixotute"</text:p>
      <text:p text:style-name="P235">"agine atara doten lekuen dakot udxe infestata"</text:p>
      <text:p text:style-name="P235">"udxek ondo okitxeko bikarbonatogaz garbitie da ona"</text:p>
      <text:p text:style-name="P235"/>
      <text:p text:style-name="P235">Azkuek eta L.M.M. k &gt;oi&lt; jaso dute eta badirudi kasuistika dela honen erabilera. P.M.k Laburdin jaso du &gt;oiak&lt; pluralean. Bermeon, beste bariante bat ere erabiltzen da alternantzian, &gt;oidxek&lt; Sarri gertatzen den bezala /oi/ &gt; /u/ egin da.</text:p>
      <text:p text:style-name="P235"/>
      <text:p text:style-name="P235">OIDXELETAKOA<text:tab/><text:tab/>Hileetako umea, txikia.</text:p>
      <text:p text:style-name="P235"/>
      <text:p text:style-name="P235">"oidxeletako imie zara la, olan parateko?"</text:p>
      <text:p text:style-name="P235">"nire gixona mimoz beteta dau, oidxeletako imie baiño txarrau"</text:p>
      <text:p text:style-name="P235">"ondiño oidxeletakue da ta ze eingo dau beragaz ba"</text:p>
      <text:p text:style-name="P235">"oidxeletakue danien kotxan erun bi de"</text:p>
      <text:p text:style-name="P236">"dxaboten dxun dan imie oidxeletakotxue da"</text:p>
      <text:p text:style-name="P236"/>
      <text:p text:style-name="P236">Oihal edo troxan dagoen umea izango da. Batzuetan oidxeleko erabiltzen da.</text:p>
      <text:p text:style-name="P236"/>
      <text:p text:style-name="P236">OIDXEZ!<text:tab/><text:tab/><text:tab/>Harridura, galdezka edo zalantzazko oihu bat da: ohi, ote...</text:p>
      <text:p text:style-name="P236"/>
      <text:p text:style-name="P236">"infernukuek tiez imiok oidxez?"</text:p>
      <text:p text:style-name="P236">"zeuk tiñozune ein bi de oidxez..."</text:p>
      <text:p text:style-name="P236">"etorko diez oidxez, bidxarko egune baiño lelau oidxez"</text:p>
      <text:p text:style-name="P236">"enplastue da gixon au oidxez?"</text:p>
      <text:p text:style-name="P236"/>
      <text:p text:style-name="P236">Azkuek "probablemente" zentzuaz jaso du D A R.k "por lo visto" zentzuaz eta biek jartzen dute Mundakarako.</text:p>
      <text:p text:style-name="P236"/>
      <text:p text:style-name="P236">OINGUTAN<text:tab/><text:tab/><text:tab/>Oraingoan.</text:p>
      <text:p text:style-name="P236"/>
      <text:p text:style-name="P236">"oingutan irebaziko dauiela esan dau"</text:p>
      <text:p text:style-name="P236">"len zer esan dauen eztotsat entenidu. baie oingutan bai"</text:p>
      <text:p text:style-name="P236">"oingutan ezpazu eitxen ez ein geidxau"</text:p>
      <text:p text:style-name="P236">"Euskal Herridxen dau, baie oingutan eztala etorko Bermiora esan dau"</text:p>
      <text:p text:style-name="P236"><text:soft-page-break/>"oingutan ezpadot erosten eztot erosko eguno be"</text:p>
      <text:p text:style-name="P236"/>
      <text:p text:style-name="P236">Hitz hau pluraleko forman eraiki da:</text:p>
      <text:p text:style-name="P236">/oraingoetan &gt; /oingoetan &gt; oingutan / Bermeon, &gt;orain&lt; eta &gt;oin&lt; altemantzian erabiltzen dira, erdizka erabiltzen direla biak esan genezake, kasu honetan, laburrena aukeratu dugu.</text:p>
      <text:p text:style-name="P236"/>
      <text:p text:style-name="P236">OKASINTE<text:tab/><text:tab/><text:tab/>Iskanbilak sortzen dituen pertsona.</text:p>
      <text:p text:style-name="P236"/>
      <text:p text:style-name="P236">"okasintie zara, nik eztot esan ori"</text:p>
      <text:p text:style-name="P236">"eztot kure tratorik okasintikaz"</text:p>
      <text:p text:style-name="P237">"asarratu ein nai beragaz, okasintie dalakon"</text:p>
      <text:p text:style-name="P237">"okasinte okasinte bat da, ezta fidxe biar beragaz"</text:p>
      <text:p text:style-name="P237"/>
      <text:p text:style-name="P237">Azkuek ez du jaso, baina bai D.A.R.k Bermeokoa dela esanez eta Ortuzarren "Oroigarriak" liburuko aipamen bat azalduz.</text:p>
      <text:p text:style-name="P237"/>
      <text:p text:style-name="P237">OKASIÑUE<text:tab/><text:tab/><text:tab/>Iskanbila.</text:p>
      <text:p text:style-name="P237"/>
      <text:p text:style-name="P237">"a beti dau okasiñue armateko listo"</text:p>
      <text:p text:style-name="P237">"zelako okasiñue arma dauie ba, amak eta aitxek pe sartun eiñ dxiez"</text:p>
      <text:p text:style-name="P237">"nik eztot gu zan sartun, baie azkanien okasinue libreteko sartun ein bi zan nai"</text:p>
      <text:p text:style-name="P237"/>
      <text:p text:style-name="P237">Ez du zerikusirik gaztelerako "ocasion" bitzarekin. Aurreko hitza bemendik sortu da.</text:p>
      <text:p text:style-name="P237"/>
      <text:p text:style-name="P237">OKINTSUE<text:tab/><text:tab/><text:tab/>Aberatsa. Diruduna.</text:p>
      <text:p text:style-name="P237"/>
      <text:p text:style-name="P237">"aberatsa baiiio okintsue obeto"</text:p>
      <text:p text:style-name="P237">"iñok eztaki, baie ori mutille okintsue da"</text:p>
      <text:p text:style-name="P237">"bai, entzun dot okintsuek tizela"</text:p>
      <text:p text:style-name="P237"/>
      <text:p text:style-name="P237">OLAKUNBI<text:tab/><text:tab/><text:tab/>Bai, bai! Horretan egon!</text:p>
      <text:p text:style-name="P237"/>
      <text:p text:style-name="P237">"zer pentsaten zu, zeure begire ongo naiela? Olakunbi!"</text:p>
      <text:p text:style-name="P237">"aurtengo andramaidxetan Pantoja etorko dala Bermiora? Olakunbi!"</text:p>
      <text:p text:style-name="P237">"dirue emoteko ? Olakunbi! Eztotsut emoten!"</text:p>
      <text:p text:style-name="P237">"ez esan niri olakunbi, emon ein biko dostazu te"</text:p>
      <text:p text:style-name="P237"/>
      <text:p text:style-name="P237">/olakoan bi &gt; olakuen bi &gt; olakunbi/</text:p>
      <text:p text:style-name="P237"/>
      <text:p text:style-name="P238">OILLARGITA<text:tab/><text:tab/>Oilartuta.</text:p>
      <text:p text:style-name="P238"/>
      <text:p text:style-name="P238">"an, ollargita kokota gora altzata, nora ete due"</text:p>
      <text:p text:style-name="P238">"aur ollargita nora aillega dan, iñora bez"</text:p>
      <text:p text:style-name="P238">"bestelako ollargita due or, mundue dxan biarreko"</text:p>
      <text:p text:style-name="P238">"ezin dxatzo esan ezebe, zeuzer esaten batsazu laster urtengo dau oillargitak"</text:p>
      <text:p text:style-name="P238"/>
      <text:p text:style-name="P238">Gauza kuriosoa gertatzen da hitz honekin, &gt;ollar&lt; maskulinoa izanik, gaztelerako ''gallito" ren azken silaba biak hartuz gero, femeninoa egiteko &gt;a&lt; sartu zaio. Hala ere, gizonezkoei eta emakurnezkoei aplikatzen zaie.</text:p>
      <text:p text:style-name="P238"/>
      <text:p text:style-name="P238">ONDOKARRIDXE<text:tab/><text:tab/>Igerian aritzean, beste batek burua uretan barruan sartzea.</text:p>
      <text:p text:style-name="P238"/>
      <text:p text:style-name="P238"><text:soft-page-break/>"emon tson ondokarridxegaz idxe itxo eiñ dxe"</text:p>
      <text:p text:style-name="P238">"geidxau ez nuen orregaz, ondokarridxek emoten txuz de"</text:p>
      <text:p text:style-name="P238">"guzu ondakarritxu bet ela ? "ondokarridxe zeure amari emongo tsazu niri barik"</text:p>
      <text:p text:style-name="P238"/>
      <text:p text:style-name="P238">Hitz konposatua da eta &gt;ondo&lt; eta &gt;harri&lt; dira osagaiak.</text:p>
      <text:p text:style-name="P238"/>
      <text:p text:style-name="P238">ONDUSTE/IE<text:tab/><text:tab/><text:tab/>Ondo egiten den ustean.</text:p>
      <text:p text:style-name="P238"/>
      <text:p text:style-name="P238">"ondustien ein gauzek eta esker txarrerako"</text:p>
      <text:p text:style-name="P238">"ondusterako esaten dxatzu, baie zuk ezu eitxen kasurik"</text:p>
      <text:p text:style-name="P238">"ondustien eitxen zu lakuen erosi etzie da gero txarto urten"</text:p>
      <text:p text:style-name="P238"/>
      <text:p text:style-name="P238">/ondo ustean &gt; ondustean &gt; ondustien/</text:p>
      <text:p text:style-name="P238"/>
      <text:p text:style-name="P239">OSKILLE<text:tab/><text:tab/>Oso txikia. Eskasa.</text:p>
      <text:p text:style-name="P239"/>
      <text:p text:style-name="P239">"oskillen besteko sagarrak ekar txuz"</text:p>
      <text:p text:style-name="P239">"orrek gixonak dxoko nauela? Orrek oskillek? Etortie dako"</text:p>
      <text:p text:style-name="P239">"onek platano oskillek zeuk gure zuneri emongo tsazuz"</text:p>
      <text:p text:style-name="P239">"oskille lako etziek ein dxauie, da berrogei milloi balidxo"</text:p>
      <text:p text:style-name="P239">"errozoie dakozu oskill oskillek tiez da"</text:p>
      <text:p text:style-name="P239"/>
      <text:p text:style-name="P239">Azkuek beste zentzu batez jaso du hitz hau.</text:p>
      <text:p text:style-name="P239"/>
      <text:p text:style-name="P239">OSALIE<text:tab/><text:tab/>Abereen jatekoa. Gaur egun ez da egingo, baina konparazioan erabiltzen da.</text:p>
      <text:p text:style-name="P239"/>
      <text:p text:style-name="P239">"lau bañe uretan, osalien antza berak dxatekuek"</text:p>
      <text:p text:style-name="P239">"animalidxei osalie dzaten emotie lez, alan emon dosku bera dxateko zantarra"</text:p>
      <text:p text:style-name="P239">"nik eztokure au dxatekue osalie lez dau te"</text:p>
      <text:p text:style-name="P239">"osalie be dxan biarko zu gerrie datorrenien"</text:p>
      <text:p text:style-name="P239"/>
      <text:p text:style-name="P239">Azkuek jaso du hitz hau, baina esanahia nolabait ezberdina da.</text:p>
      <text:p text:style-name="P239"/>
      <text:p text:style-name="P239">OSKA<text:tab/><text:tab/><text:tab/>Trangoa. Harria.</text:p>
      <text:p text:style-name="P239"/>
      <text:p text:style-name="P239">"kalien dxeusi de oskie dxota"</text:p>
      <text:p text:style-name="P239">"ba kalien oska asko dauelakon"</text:p>
      <text:p text:style-name="P239">"onek ormiek takon beste oskagaz, gatxa ezango da papela imitzie"</text:p>
      <text:p text:style-name="P239">"marmolezko maidxe ona dakot, baie oskak takoz"</text:p>
      <text:p text:style-name="P239">"oskatan autse batzien da, aurreitxik liso imin bi de"</text:p>
      <text:p text:style-name="P239"/>
      <text:p text:style-name="P239">Azkuek, zentzu honetaz, Bermeoko hitza bezala jaso du.</text:p>
      <text:p text:style-name="P239"/>
      <text:p text:style-name="P240">OSKA OSKOLA<text:tab/><text:tab/>Emakurnearen alua. Oskola gaztaina edo arbolaren azala bada ere, kasu honetan hori definitzeko erabili izan da.</text:p>
      <text:p text:style-name="P240"/>
      <text:p text:style-name="P240">"oskola ikusi barik takotzu orrek ikarie"</text:p>
      <text:p text:style-name="P240">"zeren ikarie dakozu ba, oskola eztotsu iñok ostuko ta"</text:p>
      <text:p text:style-name="P240">"oskola be zuritxute dako oraiñ ezkero"</text:p>
      <text:p text:style-name="P240"/>
      <text:p text:style-name="P240">Arraroa bada ere, kasu honetan, hitza dagoen dagoenean agertzen da, ezetariko aldakuntza fonetikorik gabe.</text:p>
      <text:p text:style-name="P240"><text:soft-page-break/></text:p>
      <text:p text:style-name="P240">OSPAS<text:tab/><text:tab/><text:tab/>Haserretzen denean berba hau esaten da.</text:p>
      <text:p text:style-name="P240"/>
      <text:p text:style-name="P240">"txo, ospas txo, betiko ta ill arte"</text:p>
      <text:p text:style-name="P240">"ospas esan tso ta oin asarratute dauz"</text:p>
      <text:p text:style-name="P240">"niri eztost emongo ospasik nik eztot kure asarratu te"</text:p>
      <text:p text:style-name="P240">"ospas, ospas da ospas, iru bidar ospas, zer guzu geidxau"</text:p>
      <text:p text:style-name="P240"/>
      <text:p text:style-name="P240">Beharbada gaztelerako "largo" adierazteko erabiltzen den &gt;ospa&lt; esanahia izango da oinarria, baina ez da segurua.</text:p>
      <text:p text:style-name="P240"/>
      <text:p text:style-name="P240">OSTENTADA/ IE<text:tab/><text:tab/>Harroputza. Erakuspena ematea gustatzen zaiona.</text:p>
      <text:p text:style-name="P240"/>
      <text:p text:style-name="P240">"ostentadie dozu, kaliek pe eztau artzien"</text:p>
      <text:p text:style-name="P240">"ostentada utse da, batso arek beran bururi"</text:p>
      <text:p text:style-name="P240">"zelako arrue da ba, eztau bera baiño ostentadiaurik"</text:p>
      <text:p text:style-name="P240"/>
      <text:p text:style-name="P240">Gazteterako "ostentar","hacer gala de grandezas" hartu da literalki.</text:p>
      <text:p text:style-name="P240"/>
      <text:p text:style-name="P240">OSTIE<text:tab/><text:tab/><text:tab/><text:tab/>Ostea. Parranda edo gaupasa egin ondorengo ajea.</text:p>
      <text:p text:style-name="P240"/>
      <text:p text:style-name="P240">"ostiegaz eziñ dxotez begidxek pe igiri"</text:p>
      <text:p text:style-name="P240">"da noix eztakozu zuk ostie ba?"</text:p>
      <text:p text:style-name="P240"/>
      <text:p text:style-name="P241">OTORNUE<text:tab/><text:tab/><text:tab/>Urteurreneko hiletak.</text:p>
      <text:p text:style-name="P241"/>
      <text:p text:style-name="P241">"lagunek imin tsoie otornue"</text:p>
      <text:p text:style-name="P241">"kanpuen ill dxe, baie amen, otornue ongo da"</text:p>
      <text:p text:style-name="P241">"aitzen otornue daku zapatuen"</text:p>
      <text:p text:style-name="P241">"urteko otornora bakarrik dxungo nai"</text:p>
      <text:p text:style-name="P241"/>
      <text:p text:style-name="P241">OTZUE<text:tab/><text:tab/><text:tab/>Gizon oso galanta.</text:p>
      <text:p text:style-name="P241"/>
      <text:p text:style-name="P241">"eztau artiste guapuaurik Mel Gibson baiño, otzue da"</text:p>
      <text:p text:style-name="P241">"beitu zelako mutill otzue, ai! Gaur gauion beragaz oire"</text:p>
      <text:p text:style-name="P241">"otzue bada, baie enplasto utse be bai''</text:p>
      <text:p text:style-name="P241">"Laiden otzue lako mutillek oten diez"</text:p>
      <text:p text:style-name="P241"/>
      <text:p text:style-name="P241">Ez dakigu zergatik egiten den konparaketa hori. Gainera, Bermeon, &gt;otzo&lt; gaztelerako "oso" da. Beharbada gaztelerako esaldia kontutan hartuta egingo zen.</text:p>
      <text:p text:style-name="P241"/>
      <text:p text:style-name="P241">OTXITO<text:tab/><text:tab/><text:tab/>Hagin handi. Hitz hau berria da. Hagin handiak zeuzkan pertsonai bat izan zen herrian, gure Purden, alias Otxito, oso ospetsua eta herrikoia gainera, eta hau hil zenean, orain une batzuk, hagin handiak dauzkan edozeini aplikatzen zaio.</text:p>
      <text:p text:style-name="P241"/>
      <text:p text:style-name="P241">"otxito lako agiñek takoz, otxitotxue da"</text:p>
      <text:p text:style-name="P241">"au imie otxito da alabatxi, ikusi zu zelako agiñek takozen?"</text:p>
      <text:p text:style-name="P241">"bai, otxiton agiñek takoz, baie eztiez feuek"</text:p>
      <text:p text:style-name="P241"/>
      <text:p text:style-name="P241">OTXOLUE/IE<text:tab/><text:tab/><text:span text:style-name="T42">B</text:span>egibakar. Begi-ok<text:span text:style-name="T42">e</text:span>r.</text:p>
      <text:p text:style-name="P241">"zure lagunen ama otxolie da ezta?"</text:p>
      <text:p text:style-name="P241">"ezta<text:span text:style-name="T42">kixu</text:span> Errosa otxolie nor dan?"</text:p>
      <text:p text:style-name="P241"><text:soft-page-break/>"ot<text:span text:style-name="T42">x</text:span>olue lez dabill b<text:span text:style-name="T42">e</text:span>gid<text:span text:style-name="T42">x</text:span>e tapata"</text:p>
      <text:p text:style-name="P242">"emon tson zartazugaz otxolotute itxi dau"</text:p>
      <text:p text:style-name="P242">"otxolotute zauz aurrekue ez ikusteko la?"</text:p>
      <text:p text:style-name="P242"/>
      <text:p text:style-name="P242">Azken bi esaldi hauek adberbio funtzioa betetzen dute.</text:p>
      <text:p text:style-name="P242"/>
      <text:p text:style-name="P242">OTZAKILLE<text:tab/><text:tab/><text:tab/>Beti hotz dena.</text:p>
      <text:p text:style-name="P242"/>
      <text:p text:style-name="P242">"otzakille naielez, uden be mantak imin bi dotez oi<text:span text:style-name="T43">e</text:span>n"</text:p>
      <text:p text:style-name="P242">"otzakille bazara ez sartun golpien uretara"</text:p>
      <text:p text:style-name="P242">"enai ezan otzakille, baie orain bai"</text:p>
      <text:p text:style-name="P242">"or<text:span text:style-name="T43">r</text:span>ek imiek otzakillen arpidx<text:span text:style-name="T43">e</text:span> dakotsu"</text:p>
      <text:p text:style-name="P242"/>
      <text:p text:style-name="P242">Konposizioan &gt;otza&lt; hitzak &gt;kill&lt; atz<text:span text:style-name="T43">i</text:span>zkia hartu du.</text:p>
      <text:p text:style-name="P242"/>
      <text:p text:style-name="P242">OTZIKARA<text:tab/><text:tab/><text:tab/>Ezpainetako <text:span text:style-name="T43">e</text:span>kzema.</text:p>
      <text:p text:style-name="P242"/>
      <text:p text:style-name="P242">"mosu<text:span text:style-name="T43">e</text:span>k takozuz otzikaraz b<text:span text:style-name="T43">e</text:span>teta"</text:p>
      <text:p text:style-name="P242">"otzikara batek u<text:span text:style-name="T43">rt</text:span>en dost mosuen"</text:p>
      <text:p text:style-name="P242">"bakixu otzikarak nasta <text:span text:style-name="T43">e</text:span>itxen dizena?"</text:p>
      <text:p text:style-name="P242">"uretan sartukeran otza sentidu dot eta laster u<text:span text:style-name="T43">rt</text:span>engo dau otzikariek"</text:p>
      <text:p text:style-name="P242"/>
      <text:p text:style-name="P242">Ez da hitzaren zentzu konkretuan erabiltzen. Hala er<text:span text:style-name="T43">e</text:span>, badirudi gaztel<text:span text:style-name="T43">e</text:span>rako "frio" tik hartu d<text:span text:style-name="T43">e</text:span>la zentzua: "tengo un 'frio' en los labios"</text:p>
      <text:p text:style-name="P242"/>
      <text:p text:style-name="P243">PAIDADIE<text:tab/><text:tab/><text:tab/>Eskertzea. Ordainketa.</text:p>
      <text:p text:style-name="P243"/>
      <text:p text:style-name="P243">"au da paidadie emoten tsazuna?"</text:p>
      <text:p text:style-name="P243">"ainbeste une biarrien on da gero, au de paidadie!"</text:p>
      <text:p text:style-name="P243">"aurregaz paidadiegaz urteten zu zuk, mille mesede eiñdxe gero"</text:p>
      <text:p text:style-name="P243"/>
      <text:p text:style-name="P243">PAISAN / O<text:tab/><text:tab/><text:tab/>Lagun arteko deigarri bat.</text:p>
      <text:p text:style-name="P243"/>
      <text:p text:style-name="P243">"zer paisan, bazuzie itxosora ela?"</text:p>
      <text:p text:style-name="P243">"ara paisan, zuk emoten bastazu partie ondo pagako tzut"</text:p>
      <text:p text:style-name="P243">"amen dator nire lagune. Txo paisano, nora zuez ba?"</text:p>
      <text:p text:style-name="P243">"orreri paisanueri esan laster natorrela"</text:p>
      <text:p text:style-name="P243"/>
      <text:p text:style-name="P243">Gaztelerako "paisano" zuzen zuzenean sartu da.</text:p>
      <text:p text:style-name="P243"/>
      <text:p text:style-name="P243">PALPAL<text:tab/><text:tab/><text:tab/>Abiadura ixikian. Trankil. Arrantzale terminoa da, baina herrian asko erabiltzen da.</text:p>
      <text:p text:style-name="P243"/>
      <text:p text:style-name="P243">"amen guez palpal, pries barik aurrera"</text:p>
      <text:p text:style-name="P243">"motorra palpalien imiñdxe trankil trankil, muxikie entzuten"</text:p>
      <text:p text:style-name="P243">"eztauelez priesik palpal dxungo gariez"</text:p>
      <text:p text:style-name="P243">"palpalien gabilizez, ara ta ona, taberna batetik bestera"</text:p>
      <text:p text:style-name="P243"/>
      <text:p text:style-name="P243">PANTALONAK<text:tab/><text:tab/>Kuleroak.</text:p>
      <text:p text:style-name="P243"/>
      <text:p text:style-name="P243">"pantalonak takozuz apurtute"</text:p>
      <text:p text:style-name="P243">"plazan erosi dotez pantalon poli politxek"</text:p>
      <text:p text:style-name="P244"><text:soft-page-break/>"pantalonatako kaka kentzien bazu obeto eingo zu"</text:p>
      <text:p text:style-name="P244">"txixek urten dost pantalonatara"</text:p>
      <text:p text:style-name="P244">"pantalonai puntillie imin bi tzatie"</text:p>
      <text:p text:style-name="P244"/>
      <text:p text:style-name="P244">Gaztelerako "pantalon" nola sartu den esanahi horretaz ez da erraza jakitea. Hala ere analogiaz egin dela argi dago.</text:p>
      <text:p text:style-name="P244"/>
      <text:p text:style-name="P244">PAPAU/E<text:tab/><text:tab/>Kokolo. Tonto.</text:p>
      <text:p text:style-name="P244"/>
      <text:p text:style-name="P244">"txo, papaue, ze ein zu ba, eguerdidxe imiñi barik dxuen"</text:p>
      <text:p text:style-name="P244">"papaue zarala, papaue, ori eztala eitxen olan"</text:p>
      <text:p text:style-name="P244">"papau txarridxe, danak engañeten dauie"</text:p>
      <text:p text:style-name="P244">"bestela onai bertan papaue lez"</text:p>
      <text:p text:style-name="P244"/>
      <text:p text:style-name="P244">Azkuek Mundakarako jartzen du bere hiztegian.</text:p>
      <text:p text:style-name="P244"/>
      <text:p text:style-name="P244">PAPELADIE<text:tab/><text:tab/>Komedia. Itxura ematan.</text:p>
      <text:p text:style-name="P244"/>
      <text:p text:style-name="P244">"ikusten zuz aren negarrak? Papeladie eitxen dau"</text:p>
      <text:p text:style-name="P244">"papeladarik politxena bienganera dxeusi danien eiñ dxosku"</text:p>
      <text:p text:style-name="P244"/>
      <text:p text:style-name="P244">PAPO/UE<text:tab/><text:tab/>Masaila.</text:p>
      <text:p text:style-name="P244"/>
      <text:p text:style-name="P244">"papue anditxute dako agineko rniñegaz"</text:p>
      <text:p text:style-name="P244">"papo bidxetatik dxaten zauz"</text:p>
      <text:p text:style-name="P244">"nondik zatoz ba papuek pe gorritxute dakozuz de"</text:p>
      <text:p text:style-name="P244">"asarratu dizenien papotik sartun tsozen artazidxek"</text:p>
      <text:p text:style-name="P244"/>
      <text:p text:style-name="P244">Bermeon masaila definitzeko erabiltzen den hitz bakarra dugu.</text:p>
      <text:p text:style-name="P244"/>
      <text:p text:style-name="P245">PAPOLODI<text:tab/><text:tab/>Masail mamitsuak daukana.</text:p>
      <text:p text:style-name="P245"/>
      <text:p text:style-name="P245">"zu, papolodi, ia orrek papuek noix kentzien zun"</text:p>
      <text:p text:style-name="P245">"papoloditxue da bera, baie beran aiztie mikue lakue"</text:p>
      <text:p text:style-name="P245"/>
      <text:p text:style-name="P245">PAPUSIA<text:tab/><text:tab/>Aurrekoaren sinonimo bat da.</text:p>
      <text:p text:style-name="P245"/>
      <text:p text:style-name="P245">"ikusten zu zelako papusiatxue dakun?"</text:p>
      <text:p text:style-name="P245">"benetan papusia, papuek erremenanteko moduen dakoz da"</text:p>
      <text:p text:style-name="P245"/>
      <text:p text:style-name="P245">PARA<text:tab/><text:tab/><text:tab/>Jarri (pertsona)</text:p>
      <text:p text:style-name="P245"/>
      <text:p text:style-name="P245">"amen para iñok ez ikusteko lekuen"</text:p>
      <text:p text:style-name="P245">"para zaitxez maidxen ia dxaten bazun"</text:p>
      <text:p text:style-name="P245">"aur para ezkero obeto ikusten zaitxut"</text:p>
      <text:p text:style-name="P245">"kalien eskiñien para ta, bertan on da, neu dxun artien"</text:p>
      <text:p text:style-name="P245"/>
      <text:p text:style-name="P245">Gaztclerako "parar" = "detener" aditza hartu da zentzu honetaz erabiltzeko. Baina aurretik ikuzi dugu beste berba bat, gaztelerako zentzu konkretu honetan agertzen dena: &gt;apara&lt; hitza hain zuzen. </text:p>
      <text:p text:style-name="P245"/>
      <text:p text:style-name="P245">PARAUE<text:tab/><text:tab/>Energia gabeko pertsona. Mugitzen ez dena.</text:p>
      <text:p text:style-name="P245"/>
      <text:p text:style-name="P245"><text:soft-page-break/>"paraue da koitxadue kiñeten kiñeten ibil bi zara"</text:p>
      <text:p text:style-name="P245">"ez esan ni paraue naienik enai txe"</text:p>
      <text:p text:style-name="P245">"paraue zara baie txetxotxu"</text:p>
      <text:p text:style-name="P245"/>
      <text:p text:style-name="P245">PARISTE<text:tab/><text:tab/>Tontakeriak egitea. Keinu nabarmenak.</text:p>
      <text:p text:style-name="P245"/>
      <text:p text:style-name="P245">"zemat pariste eitxen zu gauze bat esateko"</text:p>
      <text:p text:style-name="P245">"paristek eitxen ibilltxiarren dxeusi de iturritxik bera"</text:p>
      <text:p text:style-name="P245">"ez eiñ paristerik ostantzien zartazue dutzu"</text:p>
      <text:p text:style-name="P246">"pariste bat pe eztost ein dirue emoteko"</text:p>
      <text:p text:style-name="P246"/>
      <text:p text:style-name="P246">Hitz honen beste bariante bat &gt;paristadak&lt; da baina gutxiago erabiltzen da.</text:p>
      <text:p text:style-name="P246"/>
      <text:p text:style-name="P246">PARISTOSO/A<text:tab/>Tontakeriak egiten dituena. Keinu nabarmenak egiten dituena.</text:p>
      <text:p text:style-name="P246"/>
      <text:p text:style-name="P246">"zelako paristosie zara ba, orrenbeste pariste ein bi zu"</text:p>
      <text:p text:style-name="P246">"ezia paristosie bape, konplimento bakue da"</text:p>
      <text:p text:style-name="P246">"paristosie ezan balekide aixie artzien botako lekidot"</text:p>
      <text:p text:style-name="P246">"zer da paristosue ba, andra guztidxen aurrien igual"</text:p>
      <text:p text:style-name="P246"/>
      <text:p text:style-name="P246">PARLAMENTA<text:tab/>Oso txarra.</text:p>
      <text:p text:style-name="P246"/>
      <text:p text:style-name="P246">"egualdidxe parlamenta, euri, aixe eta truboiek maridxe"</text:p>
      <text:p text:style-name="P246">"parlamentien gabiltzazak, arraiñik pez, da dirorik pez"</text:p>
      <text:p text:style-name="P246"/>
      <text:p text:style-name="P246">PARTILLE/ IE<text:tab/>Arrantzaleen arteko diru banaketa edo irabaziak.</text:p>
      <text:p text:style-name="P246"/>
      <text:p text:style-name="P246">"aurten partille ederrak eingo diez, arraiñ asko ezan da ta"</text:p>
      <text:p text:style-name="P246">"partille bakue be ongo da"</text:p>
      <text:p text:style-name="P246">"partilletik erdidxe ostuten tso amari"</text:p>
      <text:p text:style-name="P246">"diro barik zatoz, etzera, ze partille ein zue ba?"</text:p>
      <text:p text:style-name="P246">"goixetik dxun da partilletzera, partillie okiñ dxau te"</text:p>
      <text:p text:style-name="P246">"partilletzera dxuen bai, baie partillerik ez"</text:p>
      <text:p text:style-name="P246"/>
      <text:p text:style-name="P246">PASADAN<text:tab/><text:tab/>Pasatzean. Igarotzean.</text:p>
      <text:p text:style-name="P246"/>
      <text:p text:style-name="P246">"pasadan ikusi dot da gero geidxau bapez"</text:p>
      <text:p text:style-name="P246">"aulan beituten dotzu pasadan, imelapurre lez"</text:p>
      <text:p text:style-name="P246"/>
      <text:p text:style-name="P247">PASAIZO<text:tab/><text:tab/>Pasadizua. Gertatutakoa.</text:p>
      <text:p text:style-name="P247"/>
      <text:p text:style-name="P247">"gure amak pasaizo asko kontaten dauz"</text:p>
      <text:p text:style-name="P247">"atxiñeko pasaizuek politxek ezaten diez"</text:p>
      <text:p text:style-name="P247">"ba ontxeko pasaizu bat kontako tzutie atzo neuri pasaikue"</text:p>
      <text:p text:style-name="P247">"tristie bada pasaizue ez konta"</text:p>
      <text:p text:style-name="P247">"keba! barre eitxeko pasaizue da ta"</text:p>
      <text:p text:style-name="P247"/>
      <text:p text:style-name="P247">Azkuek ez du jaso eta berriz, ere, T. Etxebarriaren "Lexico de Arrate" aipatzen du D.A.R.k Bermeoko hitz bat azaltzeko. Gaztelerako "pasaje" = "trozo de un libro" tik sartuko zen seguru aski. </text:p>
      <text:p text:style-name="P247"/>
      <text:p text:style-name="P247">PASIDE<text:tab/><text:tab/>Paseo. Buelta.</text:p>
      <text:p text:style-name="P247"/>
      <text:p text:style-name="P247"><text:soft-page-break/>"paside bat emoten urten du ta bankuen dxesarri gariez"</text:p>
      <text:p text:style-name="P247">"asko gustaten dxast pasidetxue emotie"</text:p>
      <text:p text:style-name="P247">"egunien, egunien pasidie eiñ ezkero argaldu eitxen da"</text:p>
      <text:p text:style-name="P247">"pasidek eta pasidek emoten duz guk Benidorren gauzenien"</text:p>
      <text:p text:style-name="P247"/>
      <text:p text:style-name="P247">Gaztelerako "paseo" hitza eta &gt;ada&lt; atzizkia elkartu dira. /paseo/ + /ada/ &gt; paseado &gt; pasiada &gt; pasida &gt; paside/ Esan beharra dago &gt;pasiadie&lt; ere esaten dela.</text:p>
      <text:p text:style-name="P247"/>
      <text:p text:style-name="P247">PASIÑUE<text:tab/><text:tab/>Hainbeste.. bat...</text:p>
      <text:p text:style-name="P247"/>
      <text:p text:style-name="P247">"beruen pasiñuegaz buruko miñe be eiñ"</text:p>
      <text:p text:style-name="P247">"indxarran pasiñuegaz be eziñ ezan da atie igiri"</text:p>
      <text:p text:style-name="P247">"kantien pasiñuegaz samak pe garramatate okiñ dxu"</text:p>
      <text:p text:style-name="P247">"diruen pasiñuegaz enfadata dauz biejak eitxen"</text:p>
      <text:p text:style-name="P247"/>
      <text:p text:style-name="P247">Gaztelerako "pasión" erabili da eta hitza pertsonei badagokie ere, euskaraz gauzei aplikatzen zaie.</text:p>
      <text:p text:style-name="P247"/>
      <text:p text:style-name="P248">PASMA<text:tab/><text:tab/>Usteldu jnnariak.</text:p>
      <text:p text:style-name="P248"/>
      <text:p text:style-name="P248">"eztotso erosi iñok arraine, pasmata ekar dau te"</text:p>
      <text:p text:style-name="P248">"au okelie pasma eiñ dxe da eztau dxateko moduen"</text:p>
      <text:p text:style-name="P248">"on dan beruegaz, antxoba guztidxek, bertan pasmata on diez"</text:p>
      <text:p text:style-name="P248">"neberan sartun barik arraiñe pasma eingo dxatzu"</text:p>
      <text:p text:style-name="P248"/>
      <text:p text:style-name="P248">Hiztegietan "gangrena" esanahia dauka.</text:p>
      <text:p text:style-name="P248"/>
      <text:p text:style-name="P248">PEGA<text:tab/><text:tab/><text:tab/>Kutsatu.</text:p>
      <text:p text:style-name="P248"/>
      <text:p text:style-name="P248">"arek eitxen dauen guztidxe pegaten dxatzo"</text:p>
      <text:p text:style-name="P248">"ez eiñ eztulik gripie pegako dostazu te"</text:p>
      <text:p text:style-name="P248">"eztule eiñ dxast pega, granuek be pega eiñ dxastez, baie suertie ez dxast pegaten ba"</text:p>
      <text:p text:style-name="P248">"dana pegaten dxatzo berari, nik eztaitx zer eitzen dauen''</text:p>
      <text:p text:style-name="P248"/>
      <text:p text:style-name="P248">Gaztelerako "pegar" = "contagiar" hitzetik zuzenean hartua.</text:p>
      <text:p text:style-name="P248"/>
      <text:p text:style-name="P248">PEKUE<text:tab/><text:tab/>Susmoa. Errezeloa. </text:p>
      <text:p text:style-name="P248"/>
      <text:p text:style-name="P248">"okiñ dxot nik aren pekue, baie ezin esan bera danik"</text:p>
      <text:p text:style-name="P248">"pekue, pekue neuk be bai, baie ezin dxela ezan bera pentsa dot"</text:p>
      <text:p text:style-name="P248">"pekue okitxie pekatue da alabatxu, ze gero bera ezpada?"</text:p>
      <text:p text:style-name="P248"/>
      <text:p text:style-name="P248">PELENKAK<text:tab/><text:tab/>Berna argalak.</text:p>
      <text:p text:style-name="P248"/>
      <text:p text:style-name="P248">"pelenkak tapateko frakak dxantzi bi dotez"</text:p>
      <text:p text:style-name="P248">"orrek pelenkak loditxuteko asko dxan bi zu"</text:p>
      <text:p text:style-name="P248">"minifaldie zelan erungo zu ba, pelenkak takozuz de"</text:p>
      <text:p text:style-name="P248">"kuidadugaz ibilli, pelenkak apurtu barik"</text:p>
      <text:p text:style-name="P248"/>
      <text:p text:style-name="P248">Pelenkak, aspalditik, karnatarako erabiltzen diren txibia zati meheak dira. Analogiaz berna argalak deskribatzeko erabili da.</text:p>
      <text:p text:style-name="P249">PELLIKADA<text:tab/><text:tab/><text:tab/>Borroka. Elkar joka.</text:p>
      <text:p text:style-name="P249"/>
      <text:p text:style-name="P249"><text:soft-page-break/>"atzo gauien lamera txikidxen zelako pellikadie on da ba"</text:p>
      <text:p text:style-name="P249">"pellikadie arma dauie enbra bateitxik"</text:p>
      <text:p text:style-name="P249">"edozeitxik armaten dauie pellikadak"</text:p>
      <text:p text:style-name="P249">"pellikada gogorra ezan bi zan dau, goixaldien on dana goiko plazan"</text:p>
      <text:p text:style-name="P249"/>
      <text:p text:style-name="P249">Gaztelerako "pelea" hitza hartu da hitz honen oinanitzat</text:p>
      <text:p text:style-name="P249">/pelea/ + /ada/ atzizkia &gt; peleada/</text:p>
      <text:p text:style-name="P249">/ada &gt; kada/&gt; pelekada &gt; pelikada &gt; pellikada/</text:p>
      <text:p text:style-name="P249"/>
      <text:p text:style-name="P249">PELLIKAN<text:tab/><text:tab/><text:tab/>Borrokan.</text:p>
      <text:p text:style-name="P249"/>
      <text:p text:style-name="P249">"pellikan dauzela atrapa dauie ertzainek"</text:p>
      <text:p text:style-name="P249">"ez ein pellikan ori ezta ime onan gauzie ta"</text:p>
      <text:p text:style-name="P249">"niri ez dxast gustaten pellikan eitxie baie bera etor da"</text:p>
      <text:p text:style-name="P249">"ezpazu eitxen pellikan karamelue emongo tsut"</text:p>
      <text:p text:style-name="P249"/>
      <text:p text:style-name="P249">Aurrekoa bezala atzizki batez aldatu da, baina oraingoan moduzko adherbioa egiteko &gt;ka&lt; atzizkia erabili da. </text:p>
      <text:p text:style-name="P249">/pelea/ + /ka/ &gt; peleaka &gt; peliaka &gt; pellika/</text:p>
      <text:p text:style-name="P249"/>
      <text:p text:style-name="P249">Eta normala den bezala, azkenean &gt;n&lt; sudurkaria jarri zaio.</text:p>
      <text:p text:style-name="P249"/>
      <text:p text:style-name="P249">PENAS<text:tab/><text:tab/><text:tab/>Txano. Neketsu.</text:p>
      <text:p text:style-name="P249"/>
      <text:p text:style-name="P249">"penas nabil gauzek erixen, lagundu eistazu mesedez''</text:p>
      <text:p text:style-name="P249">"penas on bi dau, eztala salbako esan dauie"</text:p>
      <text:p text:style-name="P249">"ekarri eistazu eskillarie penas nau te"</text:p>
      <text:p text:style-name="P249">"penas penas eitxen dizen gauzek aprezidxo geidxau dakoie"</text:p>
      <text:p text:style-name="P249"/>
      <text:p text:style-name="P249">Gaztelerako "a duras penas" etik, azken hitza hartu da.</text:p>
      <text:p text:style-name="P249"/>
      <text:p text:style-name="P250">PENASIDADE/IE<text:tab/><text:tab/>Estutasunak.</text:p>
      <text:p text:style-name="P250"/>
      <text:p text:style-name="P250">"gure gurasuek penasidade asko pasa dauie gerra denporan"</text:p>
      <text:p text:style-name="P250">"penasidadiek aztu eirxen diez dirue dauenien"</text:p>
      <text:p text:style-name="P250">"baie benetako penasidadiek dirorik eztauenien etorten diez"</text:p>
      <text:p text:style-name="P250"/>
      <text:p text:style-name="P250">PENDEJO/A<text:tab/><text:tab/><text:tab/>Ergela.</text:p>
      <text:p text:style-name="P250"/>
      <text:p text:style-name="P250">"aurrek pendejiek eiñ dxozt apurtu"</text:p>
      <text:p text:style-name="P250">"zeu ezango zara pendejie, oraiñ artien be ezan zara ta"</text:p>
      <text:p text:style-name="P250">"zure nobidxue da, pendejo utse, zetako esan bi dau nireitxik ezer?"</text:p>
      <text:p text:style-name="P250">"beti ezan da pendejue, andrak paiño txarraue dako miñe"</text:p>
      <text:p text:style-name="P250"/>
      <text:p text:style-name="P250">Gaztelerako "pendejo" = "hornbre pusilánime" da formaz, baina esanahia ezberdina da eta gainera, emakumezkoetan ere erabilia.</text:p>
      <text:p text:style-name="P250"/>
      <text:p text:style-name="P250">PENTZURE<text:tab/><text:tab/><text:tab/>Konfiantza izan. Eusten.</text:p>
      <text:p text:style-name="P250"/>
      <text:p text:style-name="P250">"orren pentzure on banaitxen gaur be eitxeko okiko nauen"</text:p>
      <text:p text:style-name="P250">"ez on nire pentzure enai etorko ta"</text:p>
      <text:p text:style-name="P250">"aurren ormien pentzure itxi zakue dxeusi barik"</text:p>
      <text:p text:style-name="P250"><text:soft-page-break/>"ai, zure pentzure itxi imie? Ezta pentsa be!"</text:p>
      <text:p text:style-name="P250"/>
      <text:p text:style-name="P250">PEPIÑO<text:tab/><text:tab/><text:tab/>Pailazoa. Baina zentzu peioratiboan txotxongiloa.</text:p>
      <text:p text:style-name="P250"/>
      <text:p text:style-name="P250">"pepiñue aix ela? Bestelako tontue au or"</text:p>
      <text:p text:style-name="P250">"pepiñuen antzeko morroi bategaz eiu dxau pellikan"</text:p>
      <text:p text:style-name="P250">"zu zara pepiño, bakixu ori zer dan? Ba auri, tontue"</text:p>
      <text:p text:style-name="P250">"aur on dan pepiñue lako mutil batek emon dost arrikadie"</text:p>
      <text:p text:style-name="P250">"zirkoko pepiñuek pe eztauie orrenbeste pariste eitxen"</text:p>
      <text:p text:style-name="P250"/>
      <text:p text:style-name="P251">PERKILLO/UE<text:tab/><text:tab/>Kopeta-ilea.</text:p>
      <text:p text:style-name="P251"/>
      <text:p text:style-name="P251">"pelukeriri esan bi tzat perkillorik ez ebaitxeko imiri"</text:p>
      <text:p text:style-name="P251">"begidxetara dxeusten dxastez perkilluek"</text:p>
      <text:p text:style-name="P251">"modan dauen gauzie da perkillue, baie ez dxast gustaten"</text:p>
      <text:p text:style-name="P251">"perkilluek larreidxe ebai dozuz''</text:p>
      <text:p text:style-name="P251"/>
      <text:p text:style-name="P251">/flequillo &gt; plekillo &gt; prekillo &gt;perkillo/</text:p>
      <text:p text:style-name="P251"/>
      <text:p text:style-name="P251">Horren parean &gt;ferkillo&lt; ere erabiltzen da, baina gaur egun, gehiago entzuten da erdarazko "flekillue".</text:p>
      <text:p text:style-name="P251"/>
      <text:p text:style-name="P251">PEROZTUTE<text:tab/><text:tab/><text:tab/>Zenetik irten, umeak batez ere.</text:p>
      <text:p text:style-name="P251"/>
      <text:p text:style-name="P251">"au imie bakixu peroztute dauena bakasiñuek asi dizenik eta ona?"</text:p>
      <text:p text:style-name="P251">"danak pe, onek ime txarridxok peroztute dauz"</text:p>
      <text:p text:style-name="P251">"ba peroztute badauz, etzien itxiko duz plaidxera barik"</text:p>
      <text:p text:style-name="P251"/>
      <text:p text:style-name="P251">PETXUEK<text:tab/><text:tab/><text:tab/>Zama, karga ekonomikoak.</text:p>
      <text:p text:style-name="P251"/>
      <text:p text:style-name="P251">"gaurko petxuek andidxek tiez, da eztau iñor arpeidxe emongo dotsonik"</text:p>
      <text:p text:style-name="P251">"gaztiek pe petxu andidxek takoie, milloietako etzie paga biarra"</text:p>
      <text:p text:style-name="P251"/>
      <text:p text:style-name="P251">PIE<text:tab/><text:tab/><text:tab/><text:tab/>Neurria. Hitz hau, hitz egiterakoan, azentuan nabarmentzen da.</text:p>
      <text:p text:style-name="P251"/>
      <text:p text:style-name="P251">"ogei pieko zimarroie atrapa ei dauie"</text:p>
      <text:p text:style-name="P251">"ogei pie eztakoz Santa Mariako torriek pe"</text:p>
      <text:p text:style-name="P251">"azpiko gonie erun dau pie bi luziau"</text:p>
      <text:p text:style-name="P251"/>
      <text:p text:style-name="P251">PIKOTERO / A<text:tab/><text:tab/>Mihiluze.</text:p>
      <text:p text:style-name="P251"/>
      <text:p text:style-name="P251">"dana konta tso laguneri pikoterie dalakon"</text:p>
      <text:p text:style-name="P252">"ez esateko esan da berak pikoteruek dana konta"</text:p>
      <text:p text:style-name="P252">"baie zelako pikoterie zara ba, lapiko txikidxaue dakozu"</text:p>
      <text:p text:style-name="P252">"ez konta sekretorik, pikoterue da ta"</text:p>
      <text:p text:style-name="P252"/>
      <text:p text:style-name="P252">PINGUE<text:tab/><text:tab/><text:tab/>Oso txikia. Gainera peioratiboan erabiltzen da.</text:p>
      <text:p text:style-name="P252"/>
      <text:p text:style-name="P252">"ime pingo guztidxek, takoie kotxe despanpanantiek"</text:p>
      <text:p text:style-name="P252">"zati pingo guztidxek imiñ dxostez karnazeriek"</text:p>
      <text:p text:style-name="P252">"pinguek tiez onek porzebak, baie gustotxue ona dakoie"</text:p>
      <text:p text:style-name="P252">"onek sagar pinguek artun de etor zara?"</text:p>
      <text:p text:style-name="P252"><text:soft-page-break/>"ganera pingo pinguek emon dotzuz"</text:p>
      <text:p text:style-name="P252"/>
      <text:p text:style-name="P252">PINTORERUE<text:tab/><text:tab/>Pintore.</text:p>
      <text:p text:style-name="P252"/>
      <text:p text:style-name="P252">"pintoreruek esan dost, datorren ilerarte eziñ dxauela etorri"</text:p>
      <text:p text:style-name="P252">"pintoreruen kontuek idxen dost, zerora"</text:p>
      <text:p text:style-name="P252">"ez esan pintoreruei, neuk eingo tzut eta"</text:p>
      <text:p text:style-name="P252"/>
      <text:p text:style-name="P252">Seguru aski gaztelerako "pinturero" hitza hartu da nahiz eta honen esanahia guztiz ezberdina izan.</text:p>
      <text:p text:style-name="P252"/>
      <text:p text:style-name="P252">PIPETOI<text:tab/><text:tab/><text:tab/>Pipa. Dupa.</text:p>
      <text:p text:style-name="P252"/>
      <text:p text:style-name="P252">"antxobie txikidxe ezan dalez pipetoietan sartun dauie enpuñeta"</text:p>
      <text:p text:style-name="P252">"pipetoi andi bet, dxeusi dxatzo ganera, da anbulantzidxen erun dauie"</text:p>
      <text:p text:style-name="P252">"egun santo guztidxen on gariez pipetoiek garbiten"</text:p>
      <text:p text:style-name="P252"/>
      <text:p text:style-name="P252">Gaztelerako "pipa" hitzari &gt;toi&lt; atzizkia erantzi zaio handitasuna adierazteko.</text:p>
      <text:p text:style-name="P252"/>
      <text:p text:style-name="P252">/pipa/ + /toi/ &gt; pipatoi &gt; pipetoi/</text:p>
      <text:p text:style-name="P252"/>
      <text:p text:style-name="P253">PIPITXE / IE<text:tab/><text:tab/><text:tab/>Kuxkuxero.</text:p>
      <text:p text:style-name="P253"/>
      <text:p text:style-name="P253">"arek pipitxiek, nonzerbarri dalez, dana dxakitxen dau"</text:p>
      <text:p text:style-name="P253">"badakitx nik pipitxie dana"</text:p>
      <text:p text:style-name="P253">"aregaz konfidxantza gitxi, pipitxie da ta"</text:p>
      <text:p text:style-name="P253">"arek pipitxe zantarrak, zer dabillen gauzek kontaten"</text:p>
      <text:p text:style-name="P253"/>
      <text:p text:style-name="P253">PIPIRRIÑUE<text:tab/><text:tab/><text:tab/>Oso txikiak.</text:p>
      <text:p text:style-name="P253"/>
      <text:p text:style-name="P253">"arek etziek pipirriñuek tiez, lagun bi kabitekuek"</text:p>
      <text:p text:style-name="P253">"kanike pipirriñuegaz ibilltzen da olgetan"</text:p>
      <text:p text:style-name="P253">"ime pipirriñuek dxungo diez txarangatan"</text:p>
      <text:p text:style-name="P253"/>
      <text:p text:style-name="P253">PIRRI/DXE<text:tab/><text:tab/><text:tab/>Oso txikiak. Umeei bakarrik aplikatua.</text:p>
      <text:p text:style-name="P253"/>
      <text:p text:style-name="P253">"ime pirridxekaz beteta on da"</text:p>
      <text:p text:style-name="P253">"ime pirri pillo bat sagarretan dxun da"</text:p>
      <text:p text:style-name="P253">"ime pirridxek guztidxek uretan sartunde uger eitzen be eztoskue itxi"</text:p>
      <text:p text:style-name="P253"/>
      <text:p text:style-name="P253">Ez du D.A.E.k jaso duen hitzaren zentzua, honek "puntilloso" "cascarrabias" zentzuaz jaso baitu. Eta guk ere jaso dugu zentzu horretaz, baina beste berba bat erantzita: &gt;kakapirridxe&lt; hain zuzen.</text:p>
      <text:p text:style-name="P253"/>
      <text:p text:style-name="P253">PIRRISTADA /IE<text:tab/><text:tab/>Kantitate txikia. Baina beti likidoa edo kaka arina.</text:p>
      <text:p text:style-name="P253"/>
      <text:p text:style-name="P253">"oridxuen pirristadatxu bet bota kazulera"</text:p>
      <text:p text:style-name="P253">"kaka pirristada bat urten dost pantalonatara"</text:p>
      <text:p text:style-name="P253">"olluen kakak pe pirristadaka urteten dau"</text:p>
      <text:p text:style-name="P253"/>
      <text:p text:style-name="P254">PIZTOJA<text:tab/><text:tab/><text:tab/>Irainezko berba da.</text:p>
      <text:p text:style-name="P254"/>
      <text:p text:style-name="P254">"ona bazatoz piztojien antzekuori, arpidxe be apurtu eingo tzut"</text:p>
      <text:p text:style-name="P254">"piztoja utse zaralez, ez zaitxut guse ezetako be"</text:p>
      <text:p text:style-name="P254"><text:soft-page-break/>"piztojo, esan bia beste baten ia, emoten tzutenagaz..."</text:p>
      <text:p text:style-name="P254"/>
      <text:p text:style-name="P254">PITXARROSA<text:tab/><text:tab/>Marrazo familiako arraina. Baina konparazioan, pertsonei aplikatzen zaie, batez ere koloreagatik, eta beti emakurnezkoei.</text:p>
      <text:p text:style-name="P254"/>
      <text:p text:style-name="P254">"bestelako pitxarrosie zauz or"</text:p>
      <text:p text:style-name="P254">"eguzki lar artun dot eta pitxarrosie lez nau"</text:p>
      <text:p text:style-name="P254">"pitxarrosie lez zauz gorritxute"</text:p>
      <text:p text:style-name="P254"/>
      <text:p text:style-name="P254">/pintarroja &gt; pitxarrosa/</text:p>
      <text:p text:style-name="P254"/>
      <text:p text:style-name="P254">PITXOI / NA/ / IE<text:tab/><text:tab/>Mezprezuz, burlaz edo irain txiki baten moduan erabiltzen da. Gizon edo emakumea izan daiteke.</text:p>
      <text:p text:style-name="P254"/>
      <text:p text:style-name="P254">"bera pitsoie geure atzien ibill dxe denpora guztidxen"</text:p>
      <text:p text:style-name="P254">"esan orreri pitxoniri trankill oteko"</text:p>
      <text:p text:style-name="P254">"eurek pitxonak geu nora guzen begire on dxatzuz"</text:p>
      <text:p text:style-name="P254">"aurreri pitxoniri esan eitxeko"</text:p>
      <text:p text:style-name="P254"/>
      <text:p text:style-name="P254">Gaztelerako "pichon" erabiltzen da adjektibo bat sortzeko.</text:p>
      <text:p text:style-name="P254"/>
      <text:p text:style-name="P254">PITXUKEI/DXEK<text:tab/><text:tab/>Txikikeriak, balio gutxiko gauzak.</text:p>
      <text:p text:style-name="P254"/>
      <text:p text:style-name="P254">"zer erosten dxun zara ba? Ezebez, pitxukei batzuk"</text:p>
      <text:p text:style-name="P254">"auntxe be todo a zienera dxun zara pitxukeidxek erosten"</text:p>
      <text:p text:style-name="P254"/>
      <text:p text:style-name="P255">PIZKAZURRE<text:tab/><text:tab/>Fruta-hezurra da. Baina pertsona edo gauza oso txikiak definitzeko erabiltzen da.</text:p>
      <text:p text:style-name="P255"/>
      <text:p text:style-name="P255">"pizkazurren besteko gixonak ein txuz aurrek biar danak"</text:p>
      <text:p text:style-name="P255">"arek ime pizkazurrek andidxen gauzek eitxen txuz"</text:p>
      <text:p text:style-name="P255">"magari pizkazurrek txiki txikidxek tiez, baie arek takoie arbolak"</text:p>
      <text:p text:style-name="P255"/>
      <text:p text:style-name="P255">Fruituen hezurra, &gt;pizkazurra&lt; erabili da txikitasuna adierazteko.</text:p>
      <text:p text:style-name="P255"/>
      <text:p text:style-name="P255">PLAMIKIE<text:tab/><text:tab/><text:tab/>Panpina.</text:p>
      <text:p text:style-name="P255"/>
      <text:p text:style-name="P255">"plarnikie lako arpeidxe dako beronek imiek"</text:p>
      <text:p text:style-name="P255">"olentxerok plamike bat ekarko dotzu"</text:p>
      <text:p text:style-name="P255">"plamikiri begidzek atara tsoz"</text:p>
      <text:p text:style-name="P255"/>
      <text:p text:style-name="P255">Gaur egun "muñeca" gehiago ezaten da, adinekoetan bakarrik entzuten delarik &gt;plamika&lt;.</text:p>
      <text:p text:style-name="P255"/>
      <text:p text:style-name="P255">PLANDU<text:tab/><text:tab/><text:tab/>Lisatu. Leundu.</text:p>
      <text:p text:style-name="P255"/>
      <text:p text:style-name="P255">"len edozelan oten zan dan lurre plandute ikusi dot"</text:p>
      <text:p text:style-name="P255">"aretzan on dizen mendidxek pe plandu eiñ dxauie"</text:p>
      <text:p text:style-name="P255">"akordaten zara zelan ibilltzen ezan garizen taluek planduten?"</text:p>
      <text:p text:style-name="P255"/>
      <text:p text:style-name="P255">PLANTA<text:tab/><text:tab/><text:tab/>Jarri.</text:p>
      <text:p text:style-name="P255">"arnen planta, obeto ongo zara ta"</text:p>
      <text:p text:style-name="P255">"telefonuen plantateko diño zure amak"</text:p>
      <text:p text:style-name="P255"><text:soft-page-break/>"da esan tsozen berbakaz jenidxotan planta da"</text:p>
      <text:p text:style-name="P255">"ezpada plantaten, planta bi dauen lekuen, eztako lekorik"</text:p>
      <text:p text:style-name="P255"/>
      <text:p text:style-name="P255">PLANTOSO/A<text:tab/><text:tab/>Itxuroso/a. Tipaso/a.</text:p>
      <text:p text:style-name="P255"/>
      <text:p text:style-name="P255">"plantosa para da kalera urteteko"</text:p>
      <text:p text:style-name="P256">"total plantosie da bera enbrie"</text:p>
      <text:p text:style-name="P256">"beran aitxe plantosue ezan dala esaten dauie"</text:p>
      <text:p text:style-name="P256">"ezta politxe baie plantosie da"</text:p>
      <text:p text:style-name="P256"/>
      <text:p text:style-name="P256">Gaztelerako "planta" hitzari /so/ atzizkiak (hau ere gaztelerakoa) erantzi zaio, nahiz eta hitz honek ez onartu atzizki hori.</text:p>
      <text:p text:style-name="P256"/>
      <text:p text:style-name="P256">/plantal + /so/ &gt; plantoso/ &gt;a&lt; sartzen zaio femeninoa egiteko.</text:p>
      <text:p text:style-name="P256"/>
      <text:p text:style-name="P256">PLASTANGA<text:tab/><text:tab/><text:tab/>Aurpegi biribila eta betea duena.</text:p>
      <text:p text:style-name="P256"/>
      <text:p text:style-name="P256">"arpi plastangie dako baie begi politxek takoz"</text:p>
      <text:p text:style-name="P256">"igertagidxe lako plastangue da, lodidxe ez esan arren"</text:p>
      <text:p text:style-name="P256">"plastanga plastanga dau, da eztauela dxaten ezer diño"</text:p>
      <text:p text:style-name="P256"/>
      <text:p text:style-name="P256">PLASTAZO<text:tab/><text:tab/><text:tab/>Aurpegiko gogorra. Zartada.</text:p>
      <text:p text:style-name="P256"/>
      <text:p text:style-name="P256">"emon tson plastazue Mundekatik pe entzun eiñ dxe"</text:p>
      <text:p text:style-name="P256">"guzu plastazo bat hartun? Ba on isillik"</text:p>
      <text:p text:style-name="P256">"plastazuek arpidxe be gorritxute itxi tso"</text:p>
      <text:p text:style-name="P256">"eztozule eingo? Ba aur dutzu plastazue"</text:p>
      <text:p text:style-name="P256"/>
      <text:p text:style-name="P256">Hitz honen konpozaketa &gt;plast&lt; onomatopeiazkoa eta &gt;zo&lt; atzizkiak osatzen dute.</text:p>
      <text:p text:style-name="P256"/>
      <text:p text:style-name="P256">PLATUXA<text:tab/><text:tab/><text:tab/>Oso zapala den arraina da gaztelerako "platija" deritzona, baina konparazioan, edozer gauza zapal definitzeko erabilia.</text:p>
      <text:p text:style-name="P256"/>
      <text:p text:style-name="P256">"platutxe da berau ogidxe"</text:p>
      <text:p text:style-name="P256">"platuxie lako surre dako berak mutillek"</text:p>
      <text:p text:style-name="P256">"emon dostezen zapatak, zapal zapalak, platuxek ezan diez"</text:p>
      <text:p text:style-name="P256"/>
      <text:p text:style-name="P257">PLEGAZIÑUE<text:tab/><text:tab/>Igurtzidura. Alkoholaz gorputza igurtzi.</text:p>
      <text:p text:style-name="P257"/>
      <text:p text:style-name="P257">"okiñ dxoten gorpuz guztiko miñe, plegaziñuek kendu dost"</text:p>
      <text:p text:style-name="P257">"plegaziñuek onak tiez gripe kentzieko"</text:p>
      <text:p text:style-name="P257">"gixona, emoistazu alkolan plegaziñue"</text:p>
      <text:p text:style-name="P257">"guzu plegaziñotxue emon ela? Ni listo nau iguzidxek emoteko"</text:p>
      <text:p text:style-name="P257"/>
      <text:p text:style-name="P257">Ez dakigu nondik sar zitekeen hitz hau, gaztelaniatik dirudi baina ez da ziurra.</text:p>
      <text:p text:style-name="P257"/>
      <text:p text:style-name="P257">PLEITXE<text:tab/><text:tab/><text:tab/>Pleita. Gaztelerako "flete" hitzetik sartua, negozioei buruz edo hauek egiteko aukerari buruzko edozer izan daiteke.</text:p>
      <text:p text:style-name="P257"/>
      <text:p text:style-name="P257">"eztako oraiñ artien okiñ dxauen pleitxerik"</text:p>
      <text:p text:style-name="P257">"bai, galdu dau okiñ dxauen pleitxe"</text:p>
      <text:p text:style-name="P257">"zelako pleitxe okikun ba, arek aurrera segidu bazauen"</text:p>
      <text:p text:style-name="P257"><text:soft-page-break/>"erdu ametik, amen eztau pleitxerik eta"</text:p>
      <text:p text:style-name="P257"/>
      <text:p text:style-name="P257">Bermeon sarri entzun izan da gaztelerako esaldi hau: "vamos niñas que aqui no hay flete".</text:p>
      <text:p text:style-name="P257">Palankako nesken ahoan jarrita. Seguraski hortik sartu da, nahiz eta itsasoari dagokion hitza izan.</text:p>
      <text:p text:style-name="P257"/>
      <text:p text:style-name="P257">PLISTADA/IE<text:tab/><text:tab/>Aurpegikoa, baina ez hain gogorra.</text:p>
      <text:p text:style-name="P257"/>
      <text:p text:style-name="P257">"emoten tzuten plistadiegaz arpidxek pe buetta eingo tzu"</text:p>
      <text:p text:style-name="P257">"plistadie emongo tsola esan tso baic gero ezebez"</text:p>
      <text:p text:style-name="P257">"plistada asko agindxu ta gero emon bez"</text:p>
      <text:p text:style-name="P257"/>
      <text:p text:style-name="P257">Hitz hau &gt;plist&lt; onomatopeiazkoa eta &gt;ada&lt; atzizkiak konposatzen dute. &gt;plastazo&lt; hitzaren bariante bat da eta erabilera berdintsua daukate. Badago azken beste bariante bat, nahiko erabilia den &gt;plistazue&lt;. Hau ere goikoen parean jarri behar da.</text:p>
      <text:p text:style-name="P257"/>
      <text:p text:style-name="P258">POLITXO<text:tab/><text:tab/><text:tab/>Polito. Baina tonua beti izaten da mezprezu, arbuiatzeko edo gaitzezteko.</text:p>
      <text:p text:style-name="P258"/>
      <text:p text:style-name="P258">"auri de ondo eitxie, politxo!"</text:p>
      <text:p text:style-name="P258">"ez zarala etorko? Politxo"</text:p>
      <text:p text:style-name="P258">"politxo dau gauzie! Bestelakue!"</text:p>
      <text:p text:style-name="P258">"zeuk neure boltzatik artun dirue ezta? Politxo e?"</text:p>
      <text:p text:style-name="P258"/>
      <text:p text:style-name="P258">POLIZIKO/UE<text:tab/><text:tab/>Polizia.</text:p>
      <text:p text:style-name="P258"/>
      <text:p text:style-name="P258">Adinekoen artean bakarrik entzuten da, baina merezi du gehiago erabiltzea, gaztelerako "polizia" asko sartuta baitago.</text:p>
      <text:p text:style-name="P258"/>
      <text:p text:style-name="P258">"alako baten, poliziko guztidxek aldabatera, dxoten asi dizen"</text:p>
      <text:p text:style-name="P258">"polizikuen zartadak bakitxez nik zer dizen"</text:p>
      <text:p text:style-name="P258">"txarto aparkata okiñ dxauelakon kotxie polizikuek multie imiñ dxost Bilbon"</text:p>
      <text:p text:style-name="P258">"polizikuek tiñon lekuek dxun bi zu"</text:p>
      <text:p text:style-name="P258"/>
      <text:p text:style-name="P258">POLIZTU<text:tab/><text:tab/><text:tab/>Politu.</text:p>
      <text:p text:style-name="P258"/>
      <text:p text:style-name="P258">"au imie poliztu eiñ dxe Bermiora etor danik eta ona"</text:p>
      <text:p text:style-name="P258">"plantie okiñ dxot sikatute, da ure bota tzatenien poliztu eiñ dxe"</text:p>
      <text:p text:style-name="P258">"begidxek poliztu eiñ dxatzuz"</text:p>
      <text:p text:style-name="P258">"poliztu bai, erre bai eiñ dxastez pintxeten pintxeten"</text:p>
      <text:p text:style-name="P258"/>
      <text:p text:style-name="P258">Hitz hau, &gt;tu&lt; partizipioa hartuz gero, aditz bihurtu da.</text:p>
      <text:p text:style-name="P258">/polit/ + /tu/ &gt; politu &gt; poliztu/. Kasu honetan &gt;z&lt; bat desarroilatu da. Eta ez ote da askoz ere politagoa azken hau?</text:p>
      <text:p text:style-name="P258"/>
      <text:p text:style-name="P258">POLONTIEN<text:tab/><text:tab/><text:tab/>Ur gehiegi edukitzea jatekoak.</text:p>
      <text:p text:style-name="P258"/>
      <text:p text:style-name="P258">"lau indxabak dauz polontien"</text:p>
      <text:p text:style-name="P258">"baitxe garbantzuek pe polontien dabiltzez"</text:p>
      <text:p text:style-name="P258">"polontien imin zuz lau okela zatidxek"</text:p>
      <text:p text:style-name="P258">"lapikue polont eiñdxe dau"</text:p>
      <text:p text:style-name="P258"/>
      <text:p text:style-name="P259">POPA/ IE<text:tab/><text:tab/><text:tab/>Itzasontziaren popa. Analogiaz ipurdia adierazteko erabilia.</text:p>
      <text:p text:style-name="P259"><text:soft-page-break/></text:p>
      <text:p text:style-name="P259">"dxeusi ein nai da popako miñe dakot"</text:p>
      <text:p text:style-name="P259">"popie dakozu loitxute"</text:p>
      <text:p text:style-name="P259">"popan urten dost baltzune batek"</text:p>
      <text:p text:style-name="P259">"goze bazara neure popiri kendu zati bet"</text:p>
      <text:p text:style-name="P259"/>
      <text:p text:style-name="P259">Askotan gertatzen den bezala itsas giroko hitza erabili da, nahiz eta, kasu henetan, erdarazko hitz bat izan. Auzoetan ez da erabiltzen ternino hau, baina herrian &gt;eperdi&lt; baino gehiago erabiltzen da.</text:p>
      <text:p text:style-name="P259"/>
      <text:p text:style-name="P259">POPADAN/IEN<text:tab/><text:tab/>Abiadan. Itsasontzia ere horrela joaten da haize handia dagoenean, honi popa emanda.</text:p>
      <text:p text:style-name="P259"/>
      <text:p text:style-name="P259">"muxikie akabaten dan momentuen popadan nuen etzera"</text:p>
      <text:p text:style-name="P259">"popadien dxun diez arek Ateleti ikusten Madrillera"</text:p>
      <text:p text:style-name="P259">"ziñie ikusitxe popadan etorko zara gero"</text:p>
      <text:p text:style-name="P259">"txikiteue eiñ dxe gero, popadan andriñe, ez asarratuteko"</text:p>
      <text:p text:style-name="P259"/>
      <text:p text:style-name="P259">POPAIXE/IE<text:tab/><text:tab/><text:tab/>Atzetik joten duenean haizeak.</text:p>
      <text:p text:style-name="P259"/>
      <text:p text:style-name="P259">"zer dabil ba, popaixie dala?"</text:p>
      <text:p text:style-name="P259">"bai, popaixie da, arin dabill eperdidxe"</text:p>
      <text:p text:style-name="P259">"au imie popaixe utse da, ezta lotzien etzien momentu baten be"</text:p>
      <text:p text:style-name="P259">"enebada, popaixie dala esan tzat da asarraty eiñ dxast"</text:p>
      <text:p text:style-name="P259">"eguno be eztauelez etzien aurreitxik esan tzat popaixie dala"</text:p>
      <text:p text:style-name="P259"/>
      <text:p text:style-name="P259">POPAZGORA<text:tab/><text:tab/>Ipurdiz gora.</text:p>
      <text:p text:style-name="P259"/>
      <text:p text:style-name="P259">"popazgora dxeusi nai da izterra apurtu dot"</text:p>
      <text:p text:style-name="P259">"ez ibili olan, popazgora dxeusiko zara ta"</text:p>
      <text:p text:style-name="P260">"an on dxatzuz arek, popazgora eguzkidxe artzien"</text:p>
      <text:p text:style-name="P260">"popazgora tunbeta on dalako erre dxatso popie"</text:p>
      <text:p text:style-name="P260">"popazgora on diez? Frakarroi barik?"</text:p>
      <text:p text:style-name="P260"/>
      <text:p text:style-name="P260">PORRATIBUE<text:tab/><text:tab/>Dagokion kantitatea. (dirua)</text:p>
      <text:p text:style-name="P260"/>
      <text:p text:style-name="P260">"zuri zeure porratibue emon ezkero, kitxu"</text:p>
      <text:p text:style-name="P260">"beran porratibue emon ein bi dxatso"</text:p>
      <text:p text:style-name="P260">"dirue irebazten zunien emongostazu neure porratibue"</text:p>
      <text:p text:style-name="P260"/>
      <text:p text:style-name="P260">Hipotesi bat erabiliz, latinezko "portio-oniz" = "parte, porción" edo ''pro portione" = "proporción" hitzetik etor daiteke.</text:p>
      <text:p text:style-name="P260"/>
      <text:p text:style-name="P260">/proponione &gt; porrationea &gt; porratiboa &gt;porratibue/</text:p>
      <text:p text:style-name="P260"/>
      <text:p text:style-name="P260">Beraz, dardarkarien metatesia gertatu ondoren, leherkati hoskabea erori eta leherkari hostuna eta &gt;a&lt; bokalea garatu dira.</text:p>
      <text:p text:style-name="P260"/>
      <text:p text:style-name="P260">POPERTZA<text:tab/><text:tab/><text:tab/>1.- Derrigorrez.</text:p>
      <text:p text:style-name="P260"/>
      <text:p text:style-name="P260">"popertza ein bistazu bidxarko erropie Bilbora nuen da"</text:p>
      <text:p text:style-name="P260">"ezta popertzakue, baie eitxen bastazu obeto"</text:p>
      <text:p text:style-name="P260">"popertza popertza dxun bi zan dau ziñera, imie olan ittitxe?"</text:p>
      <text:p text:style-name="P260"><text:soft-page-break/></text:p>
      <text:p text:style-name="P260">/por fueza &gt; poperza &gt; popenza/</text:p>
      <text:p text:style-name="P260"/>
      <text:p text:style-name="P260">2.- Gutxietsi. Mezprezatu.</text:p>
      <text:p text:style-name="P260"/>
      <text:p text:style-name="P260">"popertzakue da bera mutille, ofizidxorik pe eztako ta"</text:p>
      <text:p text:style-name="P260">"ori erosi zu? Popertzakue da berori dxantzi biarra"</text:p>
      <text:p text:style-name="P260">"Benidorrera dxun zara, baie popertzakue da bertara dxun biarra"</text:p>
      <text:p text:style-name="P260"/>
      <text:p text:style-name="P260">/por fuerza/ + /ko &gt; porfuerzako &gt; poperzako &gt; popertzako/</text:p>
      <text:p text:style-name="P260"/>
      <text:p text:style-name="P260">Koldo Izagirrek bere "Lokuzioetan" &gt;popuertzakoa&lt; jartzen du eta lehenengoko esanahia bakarrik jasotzen du.</text:p>
      <text:p text:style-name="P260"/>
      <text:p text:style-name="P261">PORTADIE/UE<text:tab/><text:tab/>Ondo portatzen dena.</text:p>
      <text:p text:style-name="P261"/>
      <text:p text:style-name="P261">"portadie zara, aulan gustaten dxast niri, tokaten dana emotie"</text:p>
      <text:p text:style-name="P261">"gure Daniel total da portadue, afaitxue dxaten be erun eitxen nau"</text:p>
      <text:p text:style-name="P261">"total da andra portadie, atentziñue deitxutekue"</text:p>
      <text:p text:style-name="P261"/>
      <text:p text:style-name="P261">POZTIXUEN<text:tab/><text:tab/><text:tab/>Ahul. Indarge.</text:p>
      <text:p text:style-name="P261"/>
      <text:p text:style-name="P261">"andidxe pasa dau te, oindiño poztixuen dau"</text:p>
      <text:p text:style-name="P261">"ez ikutu niri poztixuen nau te, eztakot indxarrik eta"</text:p>
      <text:p text:style-name="P261">"poztixuen dau baie laster imingot ondo ori kuadrue"</text:p>
      <text:p text:style-name="P261">"poztixuen imiñi, lekue topa arte"</text:p>
      <text:p text:style-name="P261"/>
      <text:p text:style-name="P261">Gaztelerako "postizo" dirudi, baina formaz berdina izan arren esanahi ezberdina da.</text:p>
      <text:p text:style-name="P261"/>
      <text:p text:style-name="P261">POZTIXOZKO/UE<text:tab/><text:tab/>Indargeak. Oinarri gabekoa Bizitasun gabekoa.</text:p>
      <text:p text:style-name="P261"/>
      <text:p text:style-name="P261">"poztixozkue lez dau bertan parata"</text:p>
      <text:p text:style-name="P261">"zelan guzu otie ba, poztixozkue batian"</text:p>
      <text:p text:style-name="P261">"poztixozkuek tiez imiok ela, iñok ikutu barik dxeusteko?"</text:p>
      <text:p text:style-name="P261">"ene alabie, poztixozkue be aulan oten da momotute"</text:p>
      <text:p text:style-name="P261"/>
      <text:p text:style-name="P261">Kasu honetan adjektibo funtzioa dauka.</text:p>
      <text:p text:style-name="P261"/>
      <text:p text:style-name="P261">POTESTADE/LE<text:tab/><text:tab/>Energia. Indarra.</text:p>
      <text:p text:style-name="P261"/>
      <text:p text:style-name="P261">"ametik altzateko potestade barik nau"</text:p>
      <text:p text:style-name="P261">"etzera allega gariez, ezer eitxeko potestade barik"</text:p>
      <text:p text:style-name="P261">"potestaderik pe eztot okiñ kontestateko"</text:p>
      <text:p text:style-name="P261">"zuk ez takozu potestaderik ori eitzeko, ezta zure ardurie"</text:p>
      <text:p text:style-name="P261"/>
      <text:p text:style-name="P261">Gaztelerako "potestad" = "poder" hitza hartu da, baina zentzu zabalagoan erabilita.</text:p>
      <text:p text:style-name="P261"/>
      <text:p text:style-name="P262">POTORRUE<text:tab/><text:tab/><text:tab/>Uherroi (txoria). Baina konparazioan /r/ ordez /g/ ahoskatzen duten pertsonak definitzeko erabillzen da. Gainera esan ere honela egiten da: &gt;potogue&lt;</text:p>
      <text:p text:style-name="P262"/>
      <text:p text:style-name="P262">"zure lagune potorrue da, bueno, potogue"</text:p>
      <text:p text:style-name="P262">"itxixu ba koitxaduri ba, naiku desgrazi dako potorrue ezan da ta"</text:p>
      <text:p text:style-name="P262"><text:soft-page-break/></text:p>
      <text:p text:style-name="P262">POTOZORRI/OXE<text:tab/><text:tab/>Oso txikia. Dezpektiboki erabilia.</text:p>
      <text:p text:style-name="P262"/>
      <text:p text:style-name="P262">"potozorridxen besteko mutillek ein tzu geidxau"</text:p>
      <text:p text:style-name="P262">"potozorridxe, baie nik paiño indxar geidxau dako"</text:p>
      <text:p text:style-name="P262">"allega garizenien Kasinora ime potozorri guztidxek mozkor mozkorrik on diez"</text:p>
      <text:p text:style-name="P262">"Potozorri, zer eingostak pa, metro erdi be eztakok eta"</text:p>
      <text:p text:style-name="P262"/>
      <text:p text:style-name="P262">Hitz honen konposizioa &gt;potro&lt; eta &gt;zorri&lt; hitzek osatzen dute.</text:p>
      <text:p text:style-name="P262"/>
      <text:p text:style-name="P262">POTOZORRIKEIDXEK<text:tab/>Txikikeriakj. Inuzentekeriak.</text:p>
      <text:p text:style-name="P262"/>
      <text:p text:style-name="P262">“urten etzetik gero, beti zauz potozorrikeidxek eitzen da"</text:p>
      <text:p text:style-name="P262">"nireñe cz etorri potozorrikeidxekaz"</text:p>
      <text:p text:style-name="P262">"potozorrikeri asko dakozu, itxistazu bakien"</text:p>
      <text:p text:style-name="P262"/>
      <text:p text:style-name="P262">POTROKILLO<text:tab/><text:tab/>Aurrerago &gt;apurrek&lt; aipatu dugu. Ba, hitz hau horren sinonimo bat da.</text:p>
      <text:p text:style-name="P262"/>
      <text:p text:style-name="P262">"ondo gozo dxan duz potrokillo freskuek"</text:p>
      <text:p text:style-name="P262">"baie potrokillo konjelauek eztiez oten ondo"</text:p>
      <text:p text:style-name="P262">"porrokilluek edozelakuek tauz elegante"</text:p>
      <text:p text:style-name="P262"/>
      <text:p text:style-name="P262">Hitz <text:span text:style-name="T44">h</text:span>au &gt;potro&lt; eta &gt;killo&lt; atzizkiaz osatzen da, /potro/ + /killo/ &gt; potrokillo/ </text:p>
      <text:p text:style-name="P262"/>
      <text:p text:style-name="P263">POT'ROSO/UE<text:tab/><text:tab/>Zorte handiko pertsona.</text:p>
      <text:p text:style-name="P263"/>
      <text:p text:style-name="P263">"arek, auntxe be markie eingo dau, potrosue da ta"</text:p>
      <text:p text:style-name="P263">"ene alabie, beti zauz negarrez da zeu zara potrosie"</text:p>
      <text:p text:style-name="P263">"ori patroie potrosue da, edonon topaten dan arraiñe"</text:p>
      <text:p text:style-name="P263">"beti ezan da potrosie, baie aspaldidxon eztako suertarik"</text:p>
      <text:p text:style-name="P263"/>
      <text:p text:style-name="P263">Ikuzten denez, emakumea ere izan daiteke 'potrosa' nahiz eta potrorik ez eduki.</text:p>
      <text:p text:style-name="P263"/>
      <text:p text:style-name="P263">POTRUEK<text:tab/><text:tab/><text:tab/>Barrabilak. Gaur egun nahiko zabal erabiltzen den berba da. Baina ez garai baten. Azkuek jaso du bere hiztegian eta Ondarrun eta Lekeition kokatzen du hitza. Baina Bermeon asko esaten den frogarik asko dago. Lhandek ere jaso du lapurtera euskalkian. Badirudi kostako herrietan erabiltzen dela.</text:p>
      <text:p text:style-name="P263"/>
      <text:p text:style-name="P263">"potruek aldien bakozuz salta auna"</text:p>
      <text:p text:style-name="P263">"ezpadau arraiñik zeure potruek imin guz saltsan"</text:p>
      <text:p text:style-name="P263">"potruek asiko zuz, asi, auri!"</text:p>
      <text:p text:style-name="P263"/>
      <text:p text:style-name="P263">POTXERA<text:tab/><text:tab/><text:tab/>Kordel fina.</text:p>
      <text:p text:style-name="P263"/>
      <text:p text:style-name="P263">"potxeragaz amarra bi diez orrek paketiek"</text:p>
      <text:p text:style-name="P263">"meieidxe da potxera orretako"</text:p>
      <text:p text:style-name="P263">"potxer zati bet artun da imiñi kanoie amarrata"</text:p>
      <text:p text:style-name="P263">"potxeran obillo bat emoteko esan aitxeri, berak tako ta"</text:p>
      <text:p text:style-name="P263"/>
      <text:p text:style-name="P263">Azkuek jaso du bere hiztegian, Ondarroa, Lekeitio eta Berrneoko hitza dela esanez.</text:p>
      <text:p text:style-name="P263"/>
      <text:p text:style-name="P263"><text:soft-page-break/>POTXOLA/IE<text:tab/><text:tab/><text:tab/>Alua.</text:p>
      <text:p text:style-name="P263"/>
      <text:p text:style-name="P263">"marie gorantz etor danien beste mandan pasa bi zan du ta potxolie be busti ein biar''</text:p>
      <text:p text:style-name="P264">"potxolako asgurekaz enai kapaz"</text:p>
      <text:p text:style-name="P264">"ur freskuegaz garbitxuixu potxolie, da ikusko zu zelan kenduko dxatzun"</text:p>
      <text:p text:style-name="P264"/>
      <text:p text:style-name="P264">POTXOLIÑIE<text:tab/><text:tab/>Alua, baina diminutiboan.</text:p>
      <text:p text:style-name="P264"/>
      <text:p text:style-name="P264">"ze eiñ dxatzu laztana, potxoliñeko miñe dakozu?"</text:p>
      <text:p text:style-name="P264">"potxoliñetxue erreta dakozu te"</text:p>
      <text:p text:style-name="P264">"andra batzuk potxoliñie estimadu dakotzuie"</text:p>
      <text:p text:style-name="P264">"potxoliñie cstimadu okitxekue ezta ba"</text:p>
      <text:p text:style-name="P264"/>
      <text:p text:style-name="P264">POTXORROSKILLE<text:tab/><text:tab/>Ezgauza. Sibaritaren jatekoak.</text:p>
      <text:p text:style-name="P264"/>
      <text:p text:style-name="P264">"dxan duzen karakolak gozuau on diez, potxorroskillerik pez obiauek"</text:p>
      <text:p text:style-name="P264">"ama, zer dau dxateko? Zera! Potxorroskillek!"</text:p>
      <text:p text:style-name="P264">"ba nik potxorroskillek gu dotez dxan"</text:p>
      <text:p text:style-name="P264"/>
      <text:p text:style-name="P264">POZARREN<text:tab/><text:tab/><text:tab/>Pozik. Alai.</text:p>
      <text:p text:style-name="P264"/>
      <text:p text:style-name="P264">"pozarren etor da etzera Ateletik irebazi dauela ta"</text:p>
      <text:p text:style-name="P264">"ba ni enau pozarren, kristelezko dxarrie apurtu dot eta"</text:p>
      <text:p text:style-name="P264">"danok kauz pozarren, laster bakaziñuekaz guez da"</text:p>
      <text:p text:style-name="P264">"nik pozarren be eingo lekitzut ori mesedie, baie eziñ dxot"</text:p>
      <text:p text:style-name="P264"/>
      <text:p text:style-name="P264">Azkuek ez du jaso, baina bai D.A.R.k Añibarroren zita bat aipatuz. Bermeon ez da erabili beste hitzik hori adierazteko oraintsu arte. Gazteen artean &gt;pozik&lt; ere entzuten da.</text:p>
      <text:p text:style-name="P264"/>
      <text:p text:style-name="P264">PRESTUE<text:tab/><text:tab/><text:tab/>Presio-lapikoa.</text:p>
      <text:p text:style-name="P264"/>
      <text:p text:style-name="P264">"arin dxun bi dot etzera prestue itxi dot suten da"</text:p>
      <text:p text:style-name="P264">"prestue zu gitxigaz imin bi de, ostantzien esplota eitxen dau"</text:p>
      <text:p text:style-name="P265">"prestuen tapien astie dakot apurtute, da eztaitx nok imitxen dauen''</text:p>
      <text:p text:style-name="P265">"arin gure bazun eitxie, dxatekue prestuen ein bi zu"</text:p>
      <text:p text:style-name="P265"/>
      <text:p text:style-name="P265">Lapiko hauek irten zirenean, euretariko baten izena "presto" izan zen eta ordutik hona, lapiko guztiak dira &gt;prestue&lt;.</text:p>
      <text:p text:style-name="P265"/>
      <text:p text:style-name="P265">PRIJIDUKIDXEK<text:tab/><text:tab/>Frijituki.</text:p>
      <text:p text:style-name="P265"/>
      <text:p text:style-name="P265">"prijidukidxen useifiegaz larritxute nau"</text:p>
      <text:p text:style-name="P265">"gure ama beti dabill prijidukidxek eitxen, eguno bez ensaladarik"</text:p>
      <text:p text:style-name="P265">"prijidukidxek eztiez ba gorputzerako onak"</text:p>
      <text:p text:style-name="P265"/>
      <text:p text:style-name="P265">Batzuetan gertatzen den moduan /f/ &gt; /p/ egin da. Gero aldaketa fonetiken eraginez, beste itxura bat hartu du hitzak.</text:p>
      <text:p text:style-name="P265"/>
      <text:p text:style-name="P265">PROPORTZIÑUE<text:tab/><text:tab/>Aukera. Proposamena.</text:p>
      <text:p text:style-name="P265"/>
      <text:p text:style-name="P265">"eztau okiñ berak gu zan dauelako proportziñorik"</text:p>
      <text:p text:style-name="P265">"proportziñorik ezpadau bertan lotuko da"</text:p>
      <text:p text:style-name="P265"><text:soft-page-break/>"proportziñue etor dxatzo, baie ezta ezan beran gustokue"</text:p>
      <text:p text:style-name="P265">"biar eitzeko proportziño ona badakot bertara dxungo nai"</text:p>
      <text:p text:style-name="P265">"proponziño txarrak okin txuzelez, Ateletin geratu da"</text:p>
      <text:p text:style-name="P265">"proportziño ona dauenien gauze guztidxek itxi bi diez"</text:p>
      <text:p text:style-name="P265"/>
      <text:p text:style-name="P265">Ez du zerikusirik gaztelerako "proporción" hitzarekin.</text:p>
      <text:p text:style-name="P265"/>
      <text:p text:style-name="P265">PULPERO<text:tab/><text:tab/><text:tab/>Despektiboki erabilia. Leku guztietan egon nahi duen pertsona. Mugikorra. Urduria.</text:p>
      <text:p text:style-name="P265"/>
      <text:p text:style-name="P265">"esan dau Anderregaz dxuteko. Beragaz pulperuegaz?"</text:p>
      <text:p text:style-name="P265">"Dxokin da Ander bidxek datoz. Bestelako pulpero bi"</text:p>
      <text:p text:style-name="P265">"ongo zara geldik pulpero txarridxori"</text:p>
      <text:p text:style-name="P265">"orreri pulperuri esan, ez dxuteko uretara"</text:p>
      <text:p text:style-name="P265"/>
      <text:p text:style-name="P266">PUNTADA<text:tab/><text:tab/><text:tab/>Zeiharresana. Zirikada. Puntada.</text:p>
      <text:p text:style-name="P266"/>
      <text:p text:style-name="P266">"beran aurretik pasa naienien puntadak botaten asi de"</text:p>
      <text:p text:style-name="P266">"puntadak botaten ibil barik esan arpire esateko dakozune"</text:p>
      <text:p text:style-name="P266">"bota dau arek auntxe be puntadie"</text:p>
      <text:p text:style-name="P266">"puntadak botaten abille da"</text:p>
      <text:p text:style-name="P266"/>
      <text:p text:style-name="P266">Seguru aski "punta" = "puya" gaztelerako hitza izango da hitz honen forma eta esanahiaren oinarria. </text:p>
      <text:p text:style-name="P266"/>
      <text:p text:style-name="P266">PUNTXETA<text:tab/><text:tab/><text:tab/>Puntzeta. Konparazioan erabilia.</text:p>
      <text:p text:style-name="P266"/>
      <text:p text:style-name="P266">"esan dostezen berbakaz sartun dost niri puntxeta betiko"</text:p>
      <text:p text:style-name="P266">"eske puntxeta lez esaten txuz berbak"</text:p>
      <text:p text:style-name="P266">"isillik ezpazauz, puntxeta lez sartungo tzut au kutxillue"</text:p>
      <text:p text:style-name="P266">"ikusi zu atzoko pelikulen zelan lantza tson puntxeta"</text:p>
      <text:p text:style-name="P266"/>
      <text:p text:style-name="P266">Azkuek,"punzón", "bayoneta" eta "estoque" zentzuaz jaso du.</text:p>
      <text:p text:style-name="P266"/>
      <text:p text:style-name="P266">PURUZ<text:tab/><text:tab/><text:tab/>...ren indarrez.</text:p>
      <text:p text:style-name="P266"/>
      <text:p text:style-name="P266">"diruen puruz eiu txuz lagunek, ostantzien bape ezauen okingo"</text:p>
      <text:p text:style-name="P266">"beste batzuk barriz, biarran puruz eitxen dauie"</text:p>
      <text:p text:style-name="P266">"ein biarran puruz, errementata akaba dauie"</text:p>
      <text:p text:style-name="P266">"ardauen puruz bixi de a, baie lasterko da"</text:p>
      <text:p text:style-name="P266"/>
      <text:p text:style-name="P266">Gaztelerako "de puro..." horren zentzua eta hitza ere bera hartu du. Edutezko genitiboarekin erabiltzen da.</text:p>
      <text:p text:style-name="P266"/>
      <text:p text:style-name="P266">PUSTILLE<text:tab/><text:tab/><text:tab/>Burbuila. Puspulo.</text:p>
      <text:p text:style-name="P266"/>
      <text:p text:style-name="P266">"pustillez beteta nau da eztaitx zerenak tizen"</text:p>
      <text:p text:style-name="P266">"eguzkidzek ataraiko pustillek tozuz orrek"</text:p>
      <text:p text:style-name="P267">"zapata barridxek pustillek atara dostie"</text:p>
      <text:p text:style-name="P267">"pustillerik ez errementa ezta ona ta"</text:p>
      <text:p text:style-name="P267">"uretan pustillek urteten dauienien arraiñek tauzelako da"</text:p>
      <text:p text:style-name="P267">"dxaboiegaz bazabiltzez pustillek urteten dauie"</text:p>
      <text:p text:style-name="P267">"esnieri be pustillek urteten tsoz egozten dauenien"</text:p>
      <text:p text:style-name="P267"><text:soft-page-break/></text:p>
      <text:p text:style-name="P267">Hitz honen jatorria &gt;puztu&lt; = "inflar, hinchar" izango da eta &gt;pustila&lt; Azkuek jaso duen bezala. Honek jasotakoa bigarren definizioari dagokio.</text:p>
      <text:p text:style-name="P267"/>
      <text:p text:style-name="P267">PUTEMIÑE<text:tab/><text:tab/>Putaren mihia. Gozoa. Engainagarria.</text:p>
      <text:p text:style-name="P267"/>
      <text:p text:style-name="P267">"zuk pakixu zer dakozun putemiñe"</text:p>
      <text:p text:style-name="P267">"ez esan niri zeure kontorik, zeure putemiñ gozuegaz"</text:p>
      <text:p text:style-name="P267">"beran putemiñe dakotzu arek armarik onena"</text:p>
      <text:p text:style-name="P267">"gordeixu putemiñe beste batentzat"</text:p>
      <text:p text:style-name="P267"/>
      <text:p text:style-name="P267">PUTETZIE<text:tab/><text:tab/>Desordenua.</text:p>
      <text:p text:style-name="P267"/>
      <text:p text:style-name="P267">"bestelako putetzie indxe dxun da, dana bertanbera"</text:p>
      <text:p text:style-name="P267">"putetzie amen maidxe ganien dakotena, papelakaz beteta"</text:p>
      <text:p text:style-name="P267">"zelako putetzie arma dauie aiuntamientuen ba, iñor aklara bez"</text:p>
      <text:p text:style-name="P267"/>
      <text:p text:style-name="P267">PUTXANTXA<text:tab/>Salmentarako leku txiki bat. Txiringitoa.</text:p>
      <text:p text:style-name="P267"/>
      <text:p text:style-name="P267">"gaur egunten edonon ikusten zuz putxankak" </text:p>
      <text:p text:style-name="P267">"Benidorreko plaidxe baten imiñ dxau putxantxa bat"</text:p>
      <text:p text:style-name="P267">"putxantxatxu bat imitxeko beste diro okingo dau"</text:p>
      <text:p text:style-name="P267"/>
      <text:p text:style-name="P267">PUXIKERO/UE<text:tab/>Buruhandiak. Buruhandiek puxika eramaten dutenez, &gt;puxikero&lt; deitzen zaie.</text:p>
      <text:p text:style-name="P268"/>
      <text:p text:style-name="P268">"an due a puxikero dxantzitxe"</text:p>
      <text:p text:style-name="P268">"orrek mutillek puxikeruen boza dako"</text:p>
      <text:p text:style-name="P268">"puxikero bateri ostu tzat puxikie beragaz enbrak dxoteko"</text:p>
      <text:p text:style-name="P268">"zer diño ba, beran puxikeruen boz da guzti"</text:p>
      <text:p text:style-name="P268"/>
      <text:p text:style-name="P268">PUZKADAKA<text:tab/>Puzka. Haserre.</text:p>
      <text:p text:style-name="P268"/>
      <text:p text:style-name="P268">"puzkadaka dabil ez dxatzolakon dxuen pintorerue"</text:p>
      <text:p text:style-name="P268">"ara allega garizenien danok on garizen puzkadaka"</text:p>
      <text:p text:style-name="P268">"puzkadaka dator zure arna, nondik ete dator"</text:p>
      <text:p text:style-name="P268">"ez esan ezebe, puzkadaka badator, berotute etorko da ta"</text:p>
      <text:p text:style-name="P268"/>
      <text:p text:style-name="P268">Kasu honetan, &gt;puzka&lt; hitzari gutxi iritzita, &gt;ada&lt; eta &gt;ka&lt; atzizkiak erantzi zaizkio.</text:p>
      <text:p text:style-name="P268"/>
      <text:p text:style-name="P268">SAKA<text:tab/><text:tab/><text:tab/>Bultza egin.</text:p>
      <text:p text:style-name="P268"/>
      <text:p text:style-name="P268">"saka barrure orreri kajoieri"</text:p>
      <text:p text:style-name="P268">"arek mutillek saka dost"</text:p>
      <text:p text:style-name="P268">"ba saka tsuneri plastazo bat emon biar"</text:p>
      <text:p text:style-name="P268">"saka eiñdxe, danak sartzien diez"</text:p>
      <text:p text:style-name="P268"/>
      <text:p text:style-name="P268">Ia beti erabiltzen da partizipiorik gabe. Hala ere, noizbehinka &gt;ten&lt; partizipioa hartzen du.</text:p>
      <text:p text:style-name="P268"/>
      <text:p text:style-name="P268">Hitz honen esanahia honetara bakarrik mugatzen da, ez du beste zentzurik.</text:p>
      <text:p text:style-name="P269">SAKASTA<text:tab/><text:tab/><text:tab/>Troka. Sakana.</text:p>
      <text:p text:style-name="P269"/>
      <text:p text:style-name="P269"><text:soft-page-break/>"a baserridxe sakasta baten dau"</text:p>
      <text:p text:style-name="P269">"kotxie sakasta batera dxeusi de, da ondiño bertan dau"</text:p>
      <text:p text:style-name="P269">"an on gariez sakastatik eziñ urten"</text:p>
      <text:p text:style-name="P269"/>
      <text:p text:style-name="P269">SAKADIZ/EZ<text:tab/><text:tab/><text:tab/>Txankleta moduan erabilitako zapatak, zapatilak, eta abar.</text:p>
      <text:p text:style-name="P269"/>
      <text:p text:style-name="P269">"zapata guztidxek dakoz deformata sakadiez ibilltxen"</text:p>
      <text:p text:style-name="P269">"oiñetako guztidxek erabiltzen txuz sakadiez"</text:p>
      <text:p text:style-name="P269"/>
      <text:p text:style-name="P269">SAKAMANTAK<text:tab/><text:tab/>Soinekoak soinekoen gainean janztea. Edozer jartzea soinean.</text:p>
      <text:p text:style-name="P269"/>
      <text:p text:style-name="P269">"sakamantaz beteta due beti, berorik pe eztau asmaten"</text:p>
      <text:p text:style-name="P269">"alabatxi, kantsata nau gero zeure sakamantak garbiten"</text:p>
      <text:p text:style-name="P269"/>
      <text:p text:style-name="P269">SAKUSTE<text:tab/><text:tab/><text:tab/>Sakosta.</text:p>
      <text:p text:style-name="P269"/>
      <text:p text:style-name="P269">"an, bertan on da, sakuste baten botata"</text:p>
      <text:p text:style-name="P269">"aur dakozuz erropa danak sakusten sartunde"</text:p>
      <text:p text:style-name="P269">"sakuste baten makurtute on da denpora guztidxen, euridxe lotu arte"</text:p>
      <text:p text:style-name="P269">"or sakusten dakozuzen gauzek atara kanpora"</text:p>
      <text:p text:style-name="P269"/>
      <text:p text:style-name="P269">Azkuek, &gt;sakosta&lt; eta &gt;zakoste&lt; hitzak jaso ditu, baina Bermeon, hitz honen esanahia askoz ere zabalagoa da.</text:p>
      <text:p text:style-name="P269"/>
      <text:p text:style-name="P269">SALIDE/IE<text:tab/><text:tab/><text:tab/>Irteera. Era guzuetakoak.</text:p>
      <text:p text:style-name="P269"/>
      <text:p text:style-name="P269">"noiz dakoie baporak salidie ba?"</text:p>
      <text:p text:style-name="P269">"eztauie esan ondiño noiz ezango dan salidie"</text:p>
      <text:p text:style-name="P269">"gure nekatuek astien salide bi baiño eztakoz, etudidxe ein bidau te"</text:p>
      <text:p text:style-name="P269"/>
      <text:p text:style-name="P270">SALISTRIE<text:tab/><text:tab/><text:tab/>Gesal.</text:p>
      <text:p text:style-name="P270"/>
      <text:p text:style-name="P270">"ezpanak pe erreta dakotez salistriegaz"</text:p>
      <text:p text:style-name="P270">"gure gixonak arpeidxe ekarten dau erreta salistriegaz"</text:p>
      <text:p text:style-name="P270"/>
      <text:p text:style-name="P270">SALTAMATXIÑUE<text:tab/><text:tab/>Matxinsaltoa.</text:p>
      <text:p text:style-name="P270"/>
      <text:p text:style-name="P270">"gute iMilek saltamatxiñuek ekar dostez etzera"</text:p>
      <text:p text:style-name="P270">"da non ekar tzuz ba saltamatxiñuek?</text:p>
      <text:p text:style-name="P270">botille baten sartunde, lau saltamatxiño"</text:p>
      <text:p text:style-name="P270"/>
      <text:p text:style-name="P270">SALTSA/IE<text:tab/><text:tab/><text:tab/>Saltsa. Endredoa.</text:p>
      <text:p text:style-name="P270"/>
      <text:p text:style-name="P270">"saltsie armaten artistie da"</text:p>
      <text:p text:style-name="P270">"saltsatan sartzien da, ta gero eziñ dxau urten"</text:p>
      <text:p text:style-name="P270">"zuk zeuk arma zu saltsie, da gero zeure burue libre"</text:p>
      <text:p text:style-name="P270">"saltsie gure bazu, dxuen aurreko tabemara an topako zu te"</text:p>
      <text:p text:style-name="P270"/>
      <text:p text:style-name="P270">Azkuek ez du jaso, baina bai D.A.R.k. Honek beste zentzu batez jaso du.</text:p>
      <text:p text:style-name="P270"/>
      <text:p text:style-name="P270">SALTSERUO/UE/IE<text:tab/><text:tab/>Saltsa guztietan sartzen den pertsona.</text:p>
      <text:p text:style-name="P270"/>
      <text:p text:style-name="P270"><text:soft-page-break/>"dxun be ez eiñ orregaz, saltsero utse da"</text:p>
      <text:p text:style-name="P270">"zure lagune baiño saltseruaurik eztau erri guztidxen"</text:p>
      <text:p text:style-name="P270">"beran ama be saltserie da ta zer gu zu bera ezatic ba"</text:p>
      <text:p text:style-name="P270"/>
      <text:p text:style-name="P270">Hitz honek 'ro' gaztelerako atzizkia hanu du. </text:p>
      <text:p text:style-name="P270">/saltsa/ + /ro/ &gt; saltsero/</text:p>
      <text:p text:style-name="P270"/>
      <text:p text:style-name="P270">SALTSAIDXO/UE<text:tab/><text:tab/>Itsaskia. Konparazioan bronkioak kargatuta.</text:p>
      <text:p text:style-name="P270"/>
      <text:p text:style-name="P271">"saltsaidxotxue onda ta eziñ ezanda arterik bota"</text:p>
      <text:p text:style-name="P271">"saltsaidxue dauela be arraiñek atrapaten dauie''</text:p>
      <text:p text:style-name="P271">"bularrien dakoten saltsaidxue eztaitx zek kenduko dauen"</text:p>
      <text:p text:style-name="P271">"ori saltsaidxue kentzieko esnie mielagaz artun bi zu"</text:p>
      <text:p text:style-name="P271"/>
      <text:p text:style-name="P271">SAMAKAKA<text:tab/><text:tab/><text:tab/>Ahots erlasma duena.</text:p>
      <text:p text:style-name="P271"/>
      <text:p text:style-name="P271">"zu samakaka, auna erdu, da obeto ein berba"</text:p>
      <text:p text:style-name="P271">"samakakien boza dako lez, ez dxatzo enteniten"</text:p>
      <text:p text:style-name="P271">"aspaldidxon dakot au samakakie,ez dxast kentzien ezegaz be''</text:p>
      <text:p text:style-name="P271"/>
      <text:p text:style-name="P271">SANBLAZINTXE/IE<text:tab/><text:tab/>Ukabilkada. Kolpea. Ostia.</text:p>
      <text:p text:style-name="P271"/>
      <text:p text:style-name="P271">"zelako, sanblazintxie emon tso ba, agiñek pe gora-goraka"</text:p>
      <text:p text:style-name="P271">"sanblazintxie artun de etor diez itxosotik"</text:p>
      <text:p text:style-name="P271">"emoten tsuten sanblazintxiegaz konta be ezu eingo"</text:p>
      <text:p text:style-name="P271">"sanblazintxie emon barik enai geraruko"</text:p>
      <text:p text:style-name="P271"/>
      <text:p text:style-name="P271">Nola sustraitu den hitz hau ez dago susmorik ere. Hitzaren konposizioan hiru elementu sartu dira: /San/ /Blas/ + /zinta/ &gt;sanblazinta &gt; sanblazintxe</text:p>
      <text:p text:style-name="P271"/>
      <text:p text:style-name="P271">SANDXE/IE<text:tab/><text:tab/><text:tab/>Txanda.</text:p>
      <text:p text:style-name="P271"/>
      <text:p text:style-name="P271">"sandxen on nai baie eztot atrapa ezer'</text:p>
      <text:p text:style-name="P271">"neuretzako be gorde sandxie, alan ariñau ein gu"</text:p>
      <text:p text:style-name="P271">"zure sandxie aillegaten danien abixe"</text:p>
      <text:p text:style-name="P271">"noiz da zure sandxie ba?Aurren gixonan atzetik"</text:p>
      <text:p text:style-name="P271"/>
      <text:p text:style-name="P271">Azkuek &gt;sanja&lt; jaso du, eta Ondarrun eta Lekeition jartzen du hitz hau, baina Bermeon ere oso erabilia da, besterik ez baita ezagutzen hori adierazteko. Lhandek frantseseko "change" bezala jaso du.</text:p>
      <text:p text:style-name="P271"/>
      <text:p text:style-name="P272">SANTO/UEK<text:tab/><text:tab/><text:tab/>Liburu, pelikula edo aldizkarietako irudiak eta imajinak.</text:p>
      <text:p text:style-name="P272"/>
      <text:p text:style-name="P272">"pelikulie ikusi du santo utsek, boza ezta entzuten zan da</text:p>
      <text:p text:style-name="P272"><text:s/>"gure amuma an oten da libroko santuek ikusten"</text:p>
      <text:p text:style-name="P272">"santo barik dauzenai, agarra be ez totso eitxen"</text:p>
      <text:p text:style-name="P272">"telebisiñuen santuek bakarrik ikusten zan diez"</text:p>
      <text:p text:style-name="P272"/>
      <text:p text:style-name="P272">Hitz hau, santuen irudiak kontuan izanik ateratakoa da, hau da, analogiaz atera den hitza.</text:p>
      <text:p text:style-name="P272"/>
      <text:p text:style-name="P272">SANTUS<text:tab/><text:tab/><text:tab/>Ondo edo ez ondo dagoen galdetzeko eta ez dagoela ondo baieztatzeko.</text:p>
      <text:p text:style-name="P272"><text:soft-page-break/></text:p>
      <text:p text:style-name="P272">"santus dau berau imie gero?"</text:p>
      <text:p text:style-name="P272">"ez eztau santuz, ez dau ondo"</text:p>
      <text:p text:style-name="P272">"au kotxie eztau santus, zarata arraruek eitxen txuz de"</text:p>
      <text:p text:style-name="P272">"aunek sagarrak pe eztauz santus usteldute dauz te"</text:p>
      <text:p text:style-name="P272"/>
      <text:p text:style-name="P272">SAÑE<text:tab/><text:tab/><text:tab/><text:tab/>Marrazoaren olioa da. Baina konparazioan erabiltzen denean, izerdia da.</text:p>
      <text:p text:style-name="P272"/>
      <text:p text:style-name="P272">"alabatxu sañe atarako dostazu olan bazuez"</text:p>
      <text:p text:style-name="P272">"sañe daidxola dxun gariez San Juaneko eskillaratatik gora"</text:p>
      <text:p text:style-name="P272">"banuen uretara, dauen beruegaz sañek pe urten dost eta"</text:p>
      <text:p text:style-name="P272"/>
      <text:p text:style-name="P272">SARDA/IE<text:tab/><text:tab/><text:tab/>Arrain multzoa. Konparazioan Pertsona multzoa.</text:p>
      <text:p text:style-name="P272"/>
      <text:p text:style-name="P272">"abe! Zer dator hortik kaletik ba, andra sardie!"</text:p>
      <text:p text:style-name="P272">"baitxe gixon sarda be, ardauzto kuadrillie"</text:p>
      <text:p text:style-name="P272"/>
      <text:p text:style-name="P273">SAREGIÑ<text:tab/><text:tab/><text:tab/>Saregile.</text:p>
      <text:p text:style-name="P273"/>
      <text:p text:style-name="P273">"saregiñek moillen dauz sariek konponduten"</text:p>
      <text:p text:style-name="P273">"saregiñ gaztiek abillidade andidxe dakoie, baie zarrak irebazi eitxen tsoie''</text:p>
      <text:p text:style-name="P273"/>
      <text:p text:style-name="P273">Benetan harritzekoa da, hiztegietan ez agertzea hitz hau. Eneko Barrutiak bakarrik sartu du bere "Bermeo eta Mundakako arrantzaleen Hiztegia" liburuan.</text:p>
      <text:p text:style-name="P273"/>
      <text:p text:style-name="P273">SARNAZTO<text:tab/><text:tab/><text:tab/>Iraina da. Mesprezuzkoa. Ez da erabiltzen zentzu konkretuan.</text:p>
      <text:p text:style-name="P273"/>
      <text:p text:style-name="P273">"txo sarnazto kopla gitxi niri e?"</text:p>
      <text:p text:style-name="P273">"zer diño berak sarnaztuen antzeko morroiek ba"</text:p>
      <text:p text:style-name="P273">"mueble sarnaztuek takoz etzien, baie bera beitu zelan duen dxantzitze"</text:p>
      <text:p text:style-name="P273">"zera! beran erropa sarnaztuekaz dxun bi dotela?"</text:p>
      <text:p text:style-name="P273"/>
      <text:p text:style-name="P273">Askotan bezala, hemen ere &gt;to&lt; atzizkia hartu da, izen batetatik adjektibo bat ateratzeko.</text:p>
      <text:p text:style-name="P273"/>
      <text:p text:style-name="P273">/sama/ + /to/ &gt; samato/ Baina eufoniagatik /z/ tartekatu da eta /sarnazto/ eman du.</text:p>
      <text:p text:style-name="P273"/>
      <text:p text:style-name="P273">SARTENA<text:tab/><text:tab/><text:tab/>Pertsona fidagaitza. Hemen entzuten duena han kontatzen duena. Gehienetan emakumea izaten da.</text:p>
      <text:p text:style-name="P273"/>
      <text:p text:style-name="P273">"enai fidxeten orregaz sartena da ta"</text:p>
      <text:p text:style-name="P273">"zeu be sarten ederra zauz otekue"</text:p>
      <text:p text:style-name="P273">"aregaz sartenagaz dakozu konfidxantzie, laster salduko taitxuz "</text:p>
      <text:p text:style-name="P273"/>
      <text:p text:style-name="P273">Izen batekin adjektibo bat egin da.</text:p>
      <text:p text:style-name="P273"/>
      <text:p text:style-name="P274">SARTENAZO/UE<text:tab/><text:tab/><text:tab/>Kolpea. Ostia. Ukabilkada.</text:p>
      <text:p text:style-name="P274"/>
      <text:p text:style-name="P274">"emon sartenazue, bi dau te"</text:p>
      <text:p text:style-name="P274">"emotekutan aulako sartenazuek emon bi diez"</text:p>
      <text:p text:style-name="P274">"sartenazo ederra emon tso ba, aurre guztidxe zatitxu tso kotxiri txe"</text:p>
      <text:p text:style-name="P274">"erlojuri be, emon tson sartenazuegaz kuerdie apurtu dxatzo"</text:p>
      <text:p text:style-name="P274"><text:soft-page-break/></text:p>
      <text:p text:style-name="P274">Kasu honetan &gt;zo&lt; atzizkia erabili da.</text:p>
      <text:p text:style-name="P274"/>
      <text:p text:style-name="P274">/sartena/ + /zo/ &gt; sartenazo/</text:p>
      <text:p text:style-name="P274"/>
      <text:p text:style-name="P274">SASKELA<text:tab/><text:tab/><text:tab/><text:tab/>Baldresa. Zabarra.</text:p>
      <text:p text:style-name="P274"/>
      <text:p text:style-name="P274">"saskela be ezta makala a"</text:p>
      <text:p text:style-name="P274">"etzien be saskel utse da baie"</text:p>
      <text:p text:style-name="P274">"amen dator gure saskeltxue; nondik zatoz imie ba?"</text:p>
      <text:p text:style-name="P274">"ango ctzeko danak tiez saskelak"</text:p>
      <text:p text:style-name="P274"/>
      <text:p text:style-name="P274">Azkuek, Txomin Agirreren zita bat aipatuz azaltzen du hitz hau. P.M.k ez du jaso eta badirudi, ez duela erabilera zabalik. Bermeon, ostera, normalki erabilizen da. Adjektiboaren funtzioa betetzen du.</text:p>
      <text:p text:style-name="P274"/>
      <text:p text:style-name="P274">SASKE<text:span text:style-name="T45">L</text:span>DU<text:tab/><text:tab/><text:tab/><text:tab/>Baldrestu. Zabartu.</text:p>
      <text:p text:style-name="P274"/>
      <text:p text:style-name="P274">"ama ill dxalzonik eta ona saskeldu eiñ dxe"</text:p>
      <text:p text:style-name="P274">"saskeldu ein zara alabatx<text:span text:style-name="T45">i</text:span>, eztakozu ilusiñorik pe"</text:p>
      <text:p text:style-name="P274">"enai saskeldu, baie orai<text:span text:style-name="T45">ñ</text:span> len baiño gitxiau inponaten dost dxazti<text:span text:style-name="T45">e</text:span>k"</text:p>
      <text:p text:style-name="P274"/>
      <text:p text:style-name="P274">Adi<text:span text:style-name="T45">tz</text:span>aren funtzioa betetzen du.</text:p>
      <text:p text:style-name="P274"/>
      <text:p text:style-name="P274">SASKELDUTE<text:tab/><text:tab/><text:tab/>Baldrestuta. Zabartuta.</text:p>
      <text:p text:style-name="P274"/>
      <text:p text:style-name="P274">"saskeldut<text:span text:style-name="T45">e</text:span> dabill aspaldidxon"</text:p>
      <text:p text:style-name="P275">"saskeldu saskeldute zabiltzez, eztaitx zer pasaten dxatzun"</text:p>
      <text:p text:style-name="P275">"len saskeldute ibilltxen ezan da, baie oraiñ dxazten txuzen erropakaz, batek auentako dau beragaz"</text:p>
      <text:p text:style-name="P275"/>
      <text:p text:style-name="P275">Adberbioaren funtzioaz agertzen da.</text:p>
      <text:p text:style-name="P275"/>
      <text:p text:style-name="P275">SASKELEIDXE<text:tab/><text:tab/><text:tab/>Zaborreria izango da. Baina soroko orbel siku eta abar ere bai.</text:p>
      <text:p text:style-name="P275"/>
      <text:p text:style-name="P275">"sakeleidxek erreten on da ta ertzaiñe etor dxatzo aldarrike"</text:p>
      <text:p text:style-name="P275">"zer batzien da berton saskeleidxe ba, neuk pe laster emongo tzatie su, datorrela ertzaiñe ostike"</text:p>
      <text:p text:style-name="P275"/>
      <text:p text:style-name="P275">Aurreko &gt;saskel&lt; + &gt;eria&lt; atzizkia &gt; sakeleria/</text:p>
      <text:p text:style-name="P275"/>
      <text:p text:style-name="P275">Gero fonetikako aldaketak jasan ondoren: /saskeleidxe/ eman du.</text:p>
      <text:p text:style-name="P275"/>
      <text:p text:style-name="P275">SASTARRA<text:tab/><text:tab/><text:tab/><text:tab/>Mozkor ederra.</text:p>
      <text:p text:style-name="P275"/>
      <text:p text:style-name="P275">"au biarra akabaten dotenien artungo doten sastarra, eztot kure pentsa"</text:p>
      <text:p text:style-name="P275">"sastarra dako... konta be ez eitzekue"</text:p>
      <text:p text:style-name="P275">"sastarragaz bienganera dxeusi, da bekokidxe dako igiritxe"</text:p>
      <text:p text:style-name="P275">"gaur sastarra atrapa bi du danok, neure egune da ta"</text:p>
      <text:p text:style-name="P275"/>
      <text:p text:style-name="P275">SASTOI/DXE<text:tab/><text:tab/><text:tab/><text:tab/>Pertsona zikina.</text:p>
      <text:p text:style-name="P275"/>
      <text:p text:style-name="P275">"eztot ezetu neure bixidxen pertsona sastoidxaurik"</text:p>
      <text:p text:style-name="P275">"baie, au irnie sastoidxaue dot, eztaits zer ein beronegaz"</text:p>
      <text:p text:style-name="P275"><text:soft-page-break/>"benetan da sastoidxe zueneko katue, edozein lekutan eitxen dau kaka"</text:p>
      <text:p text:style-name="P275">"geure esnedunen astue be sastoi use da, errireko dakoz txise guztidxek eta"</text:p>
      <text:p text:style-name="P275"/>
      <text:p text:style-name="P276">SATSA<text:tab/><text:tab/><text:tab/>Ugari. Asko.</text:p>
      <text:p text:style-name="P276"/>
      <text:p text:style-name="P276">"dirue satsa dakoie orrek"</text:p>
      <text:p text:style-name="P276">"guk parriz zorra satsa"</text:p>
      <text:p text:style-name="P276">"atune atrapaten ei dauie satsa"</text:p>
      <text:p text:style-name="P276">"Andramaidxetan ongo da mozkorra, satsa"</text:p>
      <text:p text:style-name="P276"/>
      <text:p text:style-name="P276">Izen batetatik kantitatezko adberbio bat sortu da.</text:p>
      <text:p text:style-name="P276"/>
      <text:p text:style-name="P276">SENAIDXE/IE<text:tab/><text:tab/>Senaia.</text:p>
      <text:p text:style-name="P276"/>
      <text:p text:style-name="P276">"aulako senaidxe txikitxu bet topa dun da bertan eitzen ezan du uger"</text:p>
      <text:p text:style-name="P276">"nik eztot ikusi senaidxerik Benidorren"</text:p>
      <text:p text:style-name="P276">"zuek enpanadak zarielakon, an senaidxe asko dau alabatxi"</text:p>
      <text:p text:style-name="P276">"Ondartzapen antzeko senaidxek tauz andik"</text:p>
      <text:p text:style-name="P276"/>
      <text:p text:style-name="P276">Gaur egun gaztelerako "cala" ari da sartzen. Kintanak &gt;senadi&lt; jaso du.</text:p>
      <text:p text:style-name="P276"/>
      <text:p text:style-name="P276">SERBEZIDXO/UE<text:tab/><text:tab/>Soldadutza.</text:p>
      <text:p text:style-name="P276"/>
      <text:p text:style-name="P276">"serbezidxuen dauzen mutillek Golfo Persikora dxun bi dauie koitxaduek"</text:p>
      <text:p text:style-name="P276">"laster iñok eztau gu zango dxuen serbezidxora"</text:p>
      <text:p text:style-name="P276">"serbezidxue eiñ dxe gero ezkonduko dala esan dau"</text:p>
      <text:p text:style-name="P276">"serbezidxue, ein be elekide ein biar"</text:p>
      <text:p text:style-name="P276"/>
      <text:p text:style-name="P276">/servicio &gt; serbezio &gt; serbezijed, bokalen asimilazioaz.</text:p>
      <text:p text:style-name="P276"/>
      <text:p text:style-name="P276">SERRAPOLLERA<text:tab/><text:tab/>Jantzietan lotzeko erabiltzen diren "cierre" gaztelerakoa hartuta egin dugu hitz hau. Aurretik hasnako bide bati jarratuz, eta lokuzioetan ere azaltzen den moduan, Latino Amerikan erabiltzen den "pollera (falda)" Hitza hartu da zuzenean, /cierra pollera &gt; zerrapollera &gt; <text:span text:style-name="T46">s</text:span>errapollera/</text:p>
      <text:p text:style-name="P276"/>
      <text:p text:style-name="P277">"albuen imiñi bi tsazuz serrapollerak"</text:p>
      <text:p text:style-name="P277">"serrapollerak erosi bi dotez erropientzako"</text:p>
      <text:p text:style-name="P277">"botoiek imiñi, serrapollera guztidxek kendute"</text:p>
      <text:p text:style-name="P277"/>
      <text:p text:style-name="P277">Gaur egun, gazteleraz, "automaticos" deitzen dira.</text:p>
      <text:p text:style-name="P277"/>
      <text:p text:style-name="P277">SETENTZIDXE<text:tab/><text:tab/>Agirika gogor baten esaten da.</text:p>
      <text:p text:style-name="P277"/>
      <text:p text:style-name="P277">"etzera ezpazatoz orduen, zeure setentzidxe da"</text:p>
      <text:p text:style-name="P277">"setentzidxe atako tsut ezpazara esanekue"</text:p>
      <text:p text:style-name="P277">"aren setentzidxe kantata dau, geu tiñogune ezpadau eitxen"</text:p>
      <text:p text:style-name="P277"/>
      <text:p text:style-name="P277">Gaztelerako "sentencia" erabili da oraingoan, /sentencia &gt; setenzia &gt; sctentzia &gt; setentzidxe/.</text:p>
      <text:p text:style-name="P277"/>
      <text:p text:style-name="P277">SILENTZIDXUE<text:tab/><text:tab/>Isiltasuna.</text:p>
      <text:p text:style-name="P277"/>
      <text:p text:style-name="P277">"zelako silentzidxue dau amen etzien, ezta asmaten ezebe"</text:p>
      <text:p text:style-name="P277"><text:soft-page-break/>"niri asko gustaten dxast silentzidxue"</text:p>
      <text:p text:style-name="P277"/>
      <text:p text:style-name="P277">Maileguak gureganatzen oso jaioak garenez, hemen daukagu adibide berezi bat</text:p>
      <text:p text:style-name="P277"/>
      <text:p text:style-name="P277">/silencio &gt; silentzio &gt; silentzioa &gt; silentzidxue/</text:p>
      <text:p text:style-name="P277"/>
      <text:p text:style-name="P277">Ohikoa den bezala, /iu/ bokal bitartean /j/ epentetikoa sartuta &gt;silentzidxue&lt; eman du.</text:p>
      <text:p text:style-name="P277"/>
      <text:p text:style-name="P277">SINGANORIA<text:tab/><text:tab/>Ganora gabekoa.</text:p>
      <text:p text:style-name="P277"/>
      <text:p text:style-name="P277">"mutill singanoria bat ezetu ta beragaz ezkondu de"</text:p>
      <text:p text:style-name="P277">"benetan singanoria, berbetan be eztaki txe"</text:p>
      <text:p text:style-name="P277">"ez zaitxez ezan singanoria, artuixu moldie"</text:p>
      <text:p text:style-name="P277"/>
      <text:p text:style-name="P277">Argi dago erderakada bat dela, baina herri honetan asko erabiltzen dena, urte askotan gainera. </text:p>
      <text:p text:style-name="P278">"sin ganora" honek adierazten digu, gaztelaniaz jabetu orduko, edo, behintzat, orain esaten den moduan, gaztelania "ure lez" jakin orduko, halako berbak asmatzen ikasita geundela.</text:p>
      <text:p text:style-name="P278"/>
      <text:p text:style-name="P278">SIRISIRIDXE<text:tab/><text:tab/><text:tab/>Larumin, edo gibeleko gaixotasuna.</text:p>
      <text:p text:style-name="P278"/>
      <text:p text:style-name="P278">"ez zu ikusten ze amarillo dauen; sirisiridxe dakolakon"</text:p>
      <text:p text:style-name="P278">"sirisiridxena dako, da oien dau"</text:p>
      <text:p text:style-name="P278">"lau illebeteko oie etso kentzien iñok sirisiridxena bako"</text:p>
      <text:p text:style-name="P278">"entxuixu, sirisiridxena dakoie sagarrak pe la?"</text:p>
      <text:p text:style-name="P278">"sirisiridxena? Zer ba? Amarilotute dauzelakon"</text:p>
      <text:p text:style-name="P278"/>
      <text:p text:style-name="P278">SIRUNTXILLIE<text:tab/><text:tab/>Sugandila. Hitz, hau eta geroxeago ikusiko dugun 'sorantxillie' auzoetan aurkitutako formak dira. Beste modu batzuk ere aurkitu ditut, esaterako 'sumintxillie', baina gutxiago erabiltzen direla dirudi. Herrian 'lagartue' edo 'lagartija' esaten da.</text:p>
      <text:p text:style-name="P278"/>
      <text:p text:style-name="P278">"soluen siruntxille pillo bat oten da"</text:p>
      <text:p text:style-name="P278">"siruntxilleri eguzkidxe gustaten dxatzoie"</text:p>
      <text:p text:style-name="P278">"imiek botillen barruen gordeten dauie siruntxillek"</text:p>
      <text:p text:style-name="P278"/>
      <text:p text:style-name="P278">SONDAIN<text:tab/><text:tab/><text:tab/>Noraezean. Galduta.</text:p>
      <text:p text:style-name="P278"/>
      <text:p text:style-name="P278">"sondan ibilli gara, galdute, bera hotela topaten"</text:p>
      <text:p text:style-name="P278">"etze guztidxe erreskitxe dot bnie eztot topa, sondan nabill bera non topako"</text:p>
      <text:p text:style-name="P278"/>
      <text:p text:style-name="P278">SORANTXILLIE<text:tab/><text:tab/>Sugandila.</text:p>
      <text:p text:style-name="P278"/>
      <text:p text:style-name="P278">"askori, sorantxilliri burue kentzie gustaten dxazo"</text:p>
      <text:p text:style-name="P278">"sorantxilliek ariñ korriten dau"</text:p>
      <text:p text:style-name="P278">"sorantxilliek mesedegarri ezaten diez soluen"</text:p>
      <text:p text:style-name="P278"/>
      <text:p text:style-name="P279">SORKI<text:tab/><text:tab/><text:tab/>Buruan kargak erabiltzen direnean jartzen den zapi bilbatua da. Konparazioan, ileak zorki moduan buru gainean jartzen den mototsari deituko diogu.</text:p>
      <text:p text:style-name="P279"/>
      <text:p text:style-name="P279">"ikusi zu zelako sorkidxe dakon buruen?"</text:p>
      <text:p text:style-name="P279">"enebada, elixen deitxu bako pelukeriek orraztu dau antza, ori sorkidxe imitxeko..."</text:p>
      <text:p text:style-name="P279">SOSPAL<text:tab/><text:tab/><text:tab/>Zuhaitz oskola.</text:p>
      <text:p text:style-name="P279"/>
      <text:p text:style-name="P279"><text:soft-page-break/>"sospalak ekarri gabonatan nazimiento imitxeko"</text:p>
      <text:p text:style-name="P279">"nondik ekarko dotez sospalak ba, nongo arboliri kendute"</text:p>
      <text:p text:style-name="P279"/>
      <text:p text:style-name="P279">SOSTRIE<text:tab/><text:tab/><text:tab/>Sareztatu dela dio hiztegiak gaztelerako "zurcir". Gaur egun ez da egingo horrelakorik, baina orain urte batzuk, asko, egin beharra zegoen eta berba hau erabiltzen zen. Geroago errepasa esaten zen. Gaur ez dakit. Nik neuk eta nire ingurukoek, erabiltzen dugu.</text:p>
      <text:p text:style-name="P279"/>
      <text:p text:style-name="P279">"kaltzetiñek sostrie bidotez"</text:p>
      <text:p text:style-name="P279">"erropie sostrie sotrieta ekar dau Colombia-tik etor dan ime koitxadiek"</text:p>
      <text:p text:style-name="P279"/>
      <text:p text:style-name="P279">Berba hau jadanik galduta egongo da, baina berba oso polita denez sartzea erabaki dut.</text:p>
      <text:p text:style-name="P279"/>
      <text:p text:style-name="P279">SUBLEBA<text:tab/><text:tab/><text:tab/>Haserre. Koleratsu.</text:p>
      <text:p text:style-name="P279"/>
      <text:p text:style-name="P279">"zetako sublebaten zara ba, eztakozu errozoirik eta"</text:p>
      <text:p text:style-name="P279">"ori esan tsonien subleba dxatzu, da eskapa dau fuetie lez"</text:p>
      <text:p text:style-name="P279">"ez etorri sublebata, zeuk esan zu ori berbie ta"</text:p>
      <text:p text:style-name="P279">"sublebaziñue kendu be ein barik takot ondiño gero"</text:p>
      <text:p text:style-name="P279"/>
      <text:p text:style-name="P280">Gaztelerako "sublevar" hartu da zuzen zuzenean, eta zentzua ere, figuratuan, berbera da.</text:p>
      <text:p text:style-name="P280">lkusten denez, gaztelera bezala, aditza, adberbioa eta izenaren forrnan agertzen da.</text:p>
      <text:p text:style-name="P280"/>
      <text:p text:style-name="P280">SUBOI/E<text:tab/><text:tab/><text:tab/>Era guztietako sugeak.</text:p>
      <text:p text:style-name="P280"/>
      <text:p text:style-name="P280">"aulako suboi txikitxu bategaz ikaratuten nai ni"</text:p>
      <text:p text:style-name="P280">"gu oten garan bedartzan suboi asko oten diez"</text:p>
      <text:p text:style-name="P280">"ameko suboiek eztauie eitxen ezer"</text:p>
      <text:p text:style-name="P280">"suboi andi bet ikusi dot Aritxatxuko bidien"</text:p>
      <text:p text:style-name="P280"/>
      <text:p text:style-name="P280">SUBREBIDXE<text:tab/><text:tab/>Jenio txarra. Arrabia.</text:p>
      <text:p text:style-name="P280"/>
      <text:p text:style-name="P280">"zelako subrebidxegaz kontesta dost ba"</text:p>
      <text:p text:style-name="P280">"subrebidxe kendu be ez dxauzo eitxen areri"</text:p>
      <text:p text:style-name="P280">"subrebidxekaz etor dxast alabatxi lotsak emoten"</text:p>
      <text:p text:style-name="P280"/>
      <text:p text:style-name="P280">Gaztelerako "soberbia" ederto egokitu da Berrneoko hizkeran.</text:p>
      <text:p text:style-name="P280">/soberbia &gt; sobrebia &gt; subrebidxe/ /ia/ &gt; /idxe/.</text:p>
      <text:p text:style-name="P280"/>
      <text:p text:style-name="P280">Kontsonante dardarkariaren metatesia jasan ondoren, bokalen ixtea gertatu da.</text:p>
      <text:p text:style-name="P280"/>
      <text:p text:style-name="P280">SUBRESIOSUE/IE<text:tab/><text:tab/>Koleratsua.</text:p>
      <text:p text:style-name="P280"/>
      <text:p text:style-name="P280">"iñok eziñ dxau auenta beragaz, subrebiosue danagaz"</text:p>
      <text:p text:style-name="P280">"subrebiosie bazara zeuretzako gordeko zu subrebidxek"</text:p>
      <text:p text:style-name="P280">"bidxek tiez bata baiño bestie subresiosuaue"</text:p>
      <text:p text:style-name="P280"/>
      <text:p text:style-name="P280">Hitz honi gazteterako "so" atzizkia lotu zaio, adjektiboa sortzeko.</text:p>
      <text:p text:style-name="P280"/>
      <text:p text:style-name="P280">/soberbia/ + /so/ &gt; soberbioso &gt; subrebioso/</text:p>
      <text:p text:style-name="P280"/>
      <text:p text:style-name="P281">SU/E<text:tab/><text:tab/><text:tab/>Arrain askok ezpi edo hezur pozoitsuak edukitzen dituzte, Horiei &gt;sua&lt; deitzen diegu.</text:p>
      <text:p text:style-name="P281"><text:soft-page-break/></text:p>
      <text:p text:style-name="P281">"gonbizen sue sartun dxast, ta dolore bat takot"</text:p>
      <text:p text:style-name="P281">"eskue anditxute dakozu, da ori sue atara ein bizu"</text:p>
      <text:p text:style-name="P281">"niri salbaidxuen sue sartun dxasten kaderatik Laiden"</text:p>
      <text:p text:style-name="P281">"suentzako amoniako da onena"</text:p>
      <text:p text:style-name="P281"/>
      <text:p text:style-name="P281">Azkuek, Mundaka, Lekeitio, eta Bermeorako jartzen du.</text:p>
      <text:p text:style-name="P281"/>
      <text:p text:style-name="P281">SUERTOSUE/IE<text:tab/>Zorte ona. Baina kasu honetan, pertsona, animalia edo gauza bat izan daiteke zorte onekoa.</text:p>
      <text:p text:style-name="P281"/>
      <text:p text:style-name="P281">"or bapora total da suertosue arraiñtxen"</text:p>
      <text:p text:style-name="P281">"bera patroie be suertosue da gero"</text:p>
      <text:p text:style-name="P281">"geure katue be suertosie da, ainbeste bidar dxeusi de teillatotik ta ondiño bixirik tau"</text:p>
      <text:p text:style-name="P281">"neure aiztie be suertosie da, kotzeko azidente bape eztau okiñ"</text:p>
      <text:p text:style-name="P281"/>
      <text:p text:style-name="P281">Gaztelerako "suerte" hitzari "so" atzizkia erantsi zaio /suerte/ + /so/ &gt; suertoso/</text:p>
      <text:p text:style-name="P281"/>
      <text:p text:style-name="P281">SUESTA<text:tab/><text:tab/>Itsasoko ur-jantzietan ezin faltatu buruko kapela.</text:p>
      <text:p text:style-name="P281"/>
      <text:p text:style-name="P281">"suesta okiñ dxot apurtute da burue busti dxast"</text:p>
      <text:p text:style-name="P281">"suestagaz gixon danak tiez bardinek"</text:p>
      <text:p text:style-name="P281">"bapor guztidxen eziñ ezan dot topa nire suestako zintxie"</text:p>
      <text:p text:style-name="P281"/>
      <text:p text:style-name="P281">Gaztelerako "sueste" hitza hartu da zuzenean.</text:p>
      <text:p text:style-name="P281">/sueste &gt; suesta/.</text:p>
      <text:p text:style-name="P281"/>
      <text:p text:style-name="P281">Askotan bezala, erdiko azken bokalea ireki egin da.</text:p>
      <text:p text:style-name="P281"/>
      <text:p text:style-name="P282">SULFURE/TA<text:tab/>Koleratsu. Haserre bizian.</text:p>
      <text:p text:style-name="P282"/>
      <text:p text:style-name="P282">"esan tsozen berbakaz sulfure dxatzu, ta emontso eskoikue"</text:p>
      <text:p text:style-name="P282">"arin sulfureten zara zu"</text:p>
      <text:p text:style-name="P282">"enai sulfureko ba, ein dxosten biarragaz..."</text:p>
      <text:p text:style-name="P282">"sulfureta para da beran aiztie be, da bidxen artien ill eztauenien"</text:p>
      <text:p text:style-name="P282"/>
      <text:p text:style-name="P282">Gaztelerako "sulfurar" aditzak, zentzu fliuratuan 'irritar' 'encolerizar' emat<text:tab/>en du; beraz, zentzua ere berbera da.</text:p>
      <text:p text:style-name="P282"/>
      <text:p text:style-name="P282">/sulfurar &gt; sulfure/</text:p>
      <text:p text:style-name="P282"/>
      <text:p text:style-name="P282">SUMIÑE<text:tab/><text:tab/>Min arina, baina eten gabekoa.</text:p>
      <text:p text:style-name="P282"/>
      <text:p text:style-name="P282">"ondino sumiñe dakot lepuen da kendu be ez dxast eitxen"</text:p>
      <text:p text:style-name="P282">"sumiñe dakozuie diñozu, ba obeto esango zu medikuñe dxutie"</text:p>
      <text:p text:style-name="P282">"dakotezen eridetako sumiñegaz enai kapaz"</text:p>
      <text:p text:style-name="P282">"sumiñek eztost itxi lorik eitxen"</text:p>
      <text:p text:style-name="P282"/>
      <text:p text:style-name="P282">Ez dauka, hiztegietan agertzen den bezalako esanahia.</text:p>
      <text:p text:style-name="P282"/>
      <text:p text:style-name="P282">SURBIZKI/DXE<text:tab/>Zerbait aurkitzeko afan bandia izatea. Gauzak topatzen ibiltzen dena.</text:p>
      <text:p text:style-name="P282"/>
      <text:p text:style-name="P282"><text:soft-page-break/>"surbizki utse da zure alaba txikidxe, non zer topako dabil beti"</text:p>
      <text:p text:style-name="P282">"bai, geure etzera datorrenien be, surbizkidxe lez, arrnaidxo guztidxek erreskitxeten ibiltxen da" "zeuek ikasi tsazue surbizkidxe ezaten"</text:p>
      <text:p text:style-name="P282"/>
      <text:p text:style-name="P282">Azkuek. Txorierrin jaso du hitz hau, baina zentrua "goloso" da. Beraz, esanahi aldetik, nolabait ezberdina da.</text:p>
      <text:p text:style-name="P282"/>
      <text:p text:style-name="P282">Badirudi, sudur bi edo sudur bikia daukan pertsona dela.</text:p>
      <text:p text:style-name="P282"/>
      <text:p text:style-name="P283">SURBIZKIKEIDXE<text:tab/><text:tab/>Zerbaiten bila lekuak eta gauzak miatzea.</text:p>
      <text:p text:style-name="P283"/>
      <text:p text:style-name="P283">"ontxe be surbizkikeidxetan dabill, baie eztau topako ezer"</text:p>
      <text:p text:style-name="P283">"ez ibilli surbizkikeidxetan, amen eztau ezer da"</text:p>
      <text:p text:style-name="P283">"itxixu, surbizkikeidxetan ibilltxie gustaten dxatzo ta"</text:p>
      <text:p text:style-name="P283"/>
      <text:p text:style-name="P283">SURTXU<text:tab/><text:tab/><text:tab/>Sudur handia, luzea daukana.</text:p>
      <text:p text:style-name="P283"/>
      <text:p text:style-name="P283">"ori mutil koitxadue zelako surtxue da"</text:p>
      <text:p text:style-name="P283">"surtxue da, baie total majue da"</text:p>
      <text:p text:style-name="P283">"eztakixu a neskie, surtxu esaten tsoiena?"</text:p>
      <text:p text:style-name="P283"/>
      <text:p text:style-name="P283">Kasu honetan &gt;txu&lt; atzizki txikigarria erabili da, hitz antonimo bat sortzeko.</text:p>
      <text:p text:style-name="P283"/>
      <text:p text:style-name="P283">"de nariz pequeña" izan beharko litzateke, baina ez du hori eman, aurkakoa baizik.</text:p>
      <text:p text:style-name="P283"/>
      <text:p text:style-name="P283">SURTILLO/UEK<text:tab/><text:tab/>Sudurzuloak.</text:p>
      <text:p text:style-name="P283"/>
      <text:p text:style-name="P283">"surtzilluek anditxute dxun da emon tson sartenazuegaz"</text:p>
      <text:p text:style-name="P283">"bestie, surtzilluetatik odoletan dxun da ba"</text:p>
      <text:p text:style-name="P283">"ez ibilli surtzilluetan atzamarrik, bixidxena ekarko zu te"</text:p>
      <text:p text:style-name="P283"/>
      <text:p text:style-name="P283">Hitz konposatu honen bigarren elementua &gt;zulo&lt; da, Baina ikusi dugu aurrerago, hitz horren eboluzioa zein izan den:</text:p>
      <text:p text:style-name="P283"/>
      <text:p text:style-name="P283">/surzuloa &gt; sunziloa &gt; surtzillue/</text:p>
      <text:p text:style-name="P283"/>
      <text:p text:style-name="P283">Azkuek Lekeitioko hitza bezala azaltzen du, baina Bermeon ez da ezagutzen besterik.</text:p>
      <text:p text:style-name="P283"/>
      <text:p text:style-name="P283">SURZAPAL<text:tab/><text:tab/><text:tab/>Sudurrnotz. Sudurzapal.</text:p>
      <text:p text:style-name="P283"/>
      <text:p text:style-name="P283">"arpiz galanta da baie surzapala da"</text:p>
      <text:p text:style-name="P284">"dxeusi dan imie eztakixu noren semie dan, aulako surzapal bat bera andrie"</text:p>
      <text:p text:style-name="P284">"surzapal asko dauz de, eztai pa"</text:p>
      <text:p text:style-name="P284"/>
      <text:p text:style-name="P284">Azkuek ez du jaso, baina bai D.A.R.k 1897. eko Euskalzale-tik aterata.</text:p>
      <text:p text:style-name="P284"/>
      <text:p text:style-name="P284">SUSPENTZUEN<text:tab/><text:tab/>Ustekabean.</text:p>
      <text:p text:style-name="P284"/>
      <text:p text:style-name="P284">"egidxe esateko suspentsuen atrapa gaitxuz notizidxek"</text:p>
      <text:p text:style-name="P284">"trankil trankil on gariez, da alako baten supentsuen, non datozen ertzaiñek eta non diñoskuen andik dxuteko"</text:p>
      <text:p text:style-name="P284"/>
      <text:p text:style-name="P284"><text:soft-page-break/>TABARDILLE/IE<text:tab/><text:tab/>1.- Pertsona gaiztoak. Obeditzen ez duten pertsona, animalia edo gauza.</text:p>
      <text:p text:style-name="P284"/>
      <text:p text:style-name="P284">"tabardillie dot imiau ela? Etorko zara ona?"</text:p>
      <text:p text:style-name="P284">"gixon tabardilliek imin nau beran gauzek eitxen"</text:p>
      <text:p text:style-name="P284">"txo! Tabardillie aix ela? Ori eitxen dok olan?"</text:p>
      <text:p text:style-name="P284"/>
      <text:p text:style-name="P284">Hitz honek gaztelerako 'tabardillo' = 'fiebre que altera el sisterna nervioso' esanahia dauka.</text:p>
      <text:p text:style-name="P284"/>
      <text:p text:style-name="P284">2.- Gauza gogorra.</text:p>
      <text:p text:style-name="P284"/>
      <text:p text:style-name="P284">"dxan dun okelie tabardillie ta bat"</text:p>
      <text:p text:style-name="P284">"onek sagarrak tabardillie baiño gogorrau dauz"</text:p>
      <text:p text:style-name="P284">"tabardillie dala ata kontu onen erropien telie"</text:p>
      <text:p text:style-name="P284"/>
      <text:p text:style-name="P285">TAIDXO<text:tab/><text:tab/>Adore. Indar. Energia.</text:p>
      <text:p text:style-name="P285"/>
      <text:p text:style-name="P285">"taidxorik pe eztakot berori biarra eitxeko"</text:p>
      <text:p text:style-name="P285">"operaziñue eiñ dxe gero, taidxo barik geratu da"</text:p>
      <text:p text:style-name="P285">"kendu zaitxez ortik taidxo bakuori"</text:p>
      <text:p text:style-name="P285">"artuixu taidxue, taidxue artun, ganorarik pe eztakozu te"</text:p>
      <text:p text:style-name="P285"/>
      <text:p text:style-name="P285">Azkuek ez du jaso, baina D.A.R.k Bermeoko hitza bezala azaltzen du, baina esanahia "incapaz" jartzen du.</text:p>
      <text:p text:style-name="P285"/>
      <text:p text:style-name="P285">TAKETERO/A <text:tab/>Jenio txarreko pertsona. Aldarte txarrekoa.</text:p>
      <text:p text:style-name="P285"/>
      <text:p text:style-name="P285">"nire gixona dan taketeruegaz ezin tsat esan ori"</text:p>
      <text:p text:style-name="P285">"zeu be taketera utse zara ta"</text:p>
      <text:p text:style-name="P285">"bai, da neure alabie be taketerie, da nor geidxau?"</text:p>
      <text:p text:style-name="P285"/>
      <text:p text:style-name="P285">TAKETIEN<text:tab/><text:tab/>Jenio txarrean umore txarrean.</text:p>
      <text:p text:style-name="P285"/>
      <text:p text:style-name="P285">"dxun naienien gauzek eruten, taketien dauela esan dost"</text:p>
      <text:p text:style-name="P285">"takeden dau, gixona edxatzolako etorri"</text:p>
      <text:p text:style-name="P285">"beti dauz arek taketien"</text:p>
      <text:p text:style-name="P285"/>
      <text:p text:style-name="P285">TALLEPE/TELLAPE<text:tab/>Auzoa. Teilatupea. Biak erabiltzen direnez biak sartu dirut baten.</text:p>
      <text:p text:style-name="P285"/>
      <text:p text:style-name="P285">"geure tallepien bixi da ori mutille"</text:p>
      <text:p text:style-name="P285">"eneki gurc zuen tallepera dxutie bixitxen"</text:p>
      <text:p text:style-name="P285">"neuk elekidot gure ezango zeu etortie geure tallepera"</text:p>
      <text:p text:style-name="P285"/>
      <text:p text:style-name="P285">TALLEPEKUE<text:tab/><text:tab/>Auzokoa.</text:p>
      <text:p text:style-name="P285"/>
      <text:p text:style-name="P285">"gure tallepekuek danak tiez okasinte batzuk"</text:p>
      <text:p text:style-name="P285">"tallepeko gaztiena ezkonduten da"</text:p>
      <text:p text:style-name="P286">"nik tallepeko onak dakotez"</text:p>
      <text:p text:style-name="P286">"ba, gauze andidxe da tallepeko onak okitxie"</text:p>
      <text:p text:style-name="P286"/>
      <text:p text:style-name="P286">TANBUTXUE<text:tab/><text:tab/>Itsasontzi baten bodegarako sarrera zuloa da. Lauki zabala eta baxua da. Konparazioan pertsona lodia eta txikia. Salbuespenak ere badaude, gauzak gisa horretakoak <text:soft-page-break/>direnean aplikatzen da.</text:p>
      <text:p text:style-name="P286"/>
      <text:p text:style-name="P286">"tanbutxue lakue da bera mutille, enbrie baiño pie bat txikidxaue"</text:p>
      <text:p text:style-name="P286">"ba beran lagunen nobidxie bai dala tanbutxue"</text:p>
      <text:p text:style-name="P286">"zirkuen ikusi duzen enbrak eta mutillek tanbutxue tiez"</text:p>
      <text:p text:style-name="P286"/>
      <text:p text:style-name="P286">TANGA/IE<text:tab/><text:tab/><text:tab/>Portzelana erregogorrezko ontzia. Antzina ez zegoen besterik eta gaur be erabiltzen diren horren antzeko ontziei, horrela deitzen zaie.</text:p>
      <text:p text:style-name="P286"/>
      <text:p text:style-name="P286">"tanga bete ur ekarristaixu egarri nai txe"</text:p>
      <text:p text:style-name="P286">"tangie beteta ekarri tsut da amen itxi geruau gure bazu be"</text:p>
      <text:p text:style-name="P286"/>
      <text:p text:style-name="P286">TANGARRO/UE<text:tab/><text:tab/>Era guztietako ontzia.</text:p>
      <text:p text:style-name="P286"/>
      <text:p text:style-name="P286">"berau eskatza tangarrukaz beteta dau"</text:p>
      <text:p text:style-name="P286">"tangarro bat artun, da ure ekarri errekatik"</text:p>
      <text:p text:style-name="P286">"tangarro zarrak, guztidxek, botako dotez aidien"</text:p>
      <text:p text:style-name="P286">"an eztot ikusi nik tangarrorik"</text:p>
      <text:p text:style-name="P286">"esneduneri imiñi esnien tangarrue atepostan"</text:p>
      <text:p text:style-name="P286"/>
      <text:p text:style-name="P286">TANGETERA/IE<text:tab/><text:tab/>Antzina itsasora kafesnea eramaten zen tresna da. Gaur egun, analogiaz, hauskorra ez den beste edozein ontzi.</text:p>
      <text:p text:style-name="P286"/>
      <text:p text:style-name="P286">"an dxun da a, beran tangeterie artun de plazara, esnie erosten"</text:p>
      <text:p text:style-name="P286">"onek tangeteriek eztost kabiten gure doten beste kresel"</text:p>
      <text:p text:style-name="P286">"tangetera andidxaue ekar biar"</text:p>
      <text:p text:style-name="P286"/>
      <text:p text:style-name="P287">TARASKA<text:tab/><text:tab/><text:tab/>Emakume bat da. Bermeon plaza baten aurkitzen den odaliska. Dotore jantzita dagoen emakume baten estatua da. Antzina, estatua hori emagaldu batena dela esaten zuten. Gaur egun emakume traketsa, baldarra definitzeko erabiltzen dugu hitz hori.</text:p>
      <text:p text:style-name="P287"/>
      <text:p text:style-name="P287">"aregaz taraskiegaz zabiltzez? Zeuk pe laster artungo zu beran antza"</text:p>
      <text:p text:style-name="P287">"da zelan dako ixena tabema barridxek ba? Taraska. Ene alabie, eztau besterik?"</text:p>
      <text:p text:style-name="P287">"nondik zatozen gu dot dxakin nik, taraskien antzagaz etorteko"</text:p>
      <text:p text:style-name="P287">"zeitxik takot taraskien antza ba? Aitxiko!"</text:p>
      <text:p text:style-name="P287"/>
      <text:p text:style-name="P287">Erdarazko hiztegietan herensuge izugarria dela adierazten da eta figuratiboan daukan zentzua "mujer fea, maja y desenvuelta" da. Guk ematen diogun zentzua ez da berdina, ezta plazan dagoen irudiak ematen duena ere.</text:p>
      <text:p text:style-name="P287"/>
      <text:p text:style-name="P287">TARDANTZA<text:tab/><text:tab/>Berandutzea.Atzerapena.</text:p>
      <text:p text:style-name="P287"/>
      <text:p text:style-name="P287">"beragaz onai berbetan da zelako tardantzie emon dost ba"</text:p>
      <text:p text:style-name="P287">"esan amari itu txikidxen tardantzie emoteko"</text:p>
      <text:p text:style-name="P287">"gaur ezkara allegako Bilbora orduen; tardantza andidxe dau"</text:p>
      <text:p text:style-name="P287">"tardantziri ez beitu, ariñau korridu bi du"</text:p>
      <text:p text:style-name="P287"/>
      <text:p text:style-name="P287">Kintanak bakarrik jaso du Bermeon hain erabilia den hitz hau.</text:p>
      <text:p text:style-name="P287"/>
      <text:p text:style-name="P287">kardanza &gt;tardantza/</text:p>
      <text:p text:style-name="P287">TARRAZTO<text:tab/><text:tab/><text:tab/>Irain baten antzera botatzen da. Zeresanik ez, peioratiboan ere erabiltzen dela.</text:p>
      <text:p text:style-name="P287"><text:soft-page-break/></text:p>
      <text:p text:style-name="P287">"tarrazto, etorko zara ona biarrien"</text:p>
      <text:p text:style-name="P287">"mueble tarraztuek ezan diez da bota eiñ dxotez"</text:p>
      <text:p text:style-name="P287">"eurok tarraztuen antzeko magaridxek tiez orrenbeste diro?"</text:p>
      <text:p text:style-name="P287">"tarraztuek? balekozuz kamara bete, tarraztuek tizela ta"</text:p>
      <text:p text:style-name="P287"/>
      <text:p text:style-name="P288">TARTANA<text:tab/><text:tab/><text:tab/>Tartamutua.</text:p>
      <text:p text:style-name="P288"/>
      <text:p text:style-name="P288">"au imie tartanie du, da ontxerarte ez gara dxeusi kontuen"</text:p>
      <text:p text:style-name="P288">"tartanarik ongo da zuk baiño obeto eitxen dauenik berba"</text:p>
      <text:p text:style-name="P288">"ni enai tartanie, baie nerbiosa paraten naienien bai"</text:p>
      <text:p text:style-name="P288"/>
      <text:p text:style-name="P288">TARTANATU<text:tab/><text:tab/><text:tab/>Tartamutu bihurtu.</text:p>
      <text:p text:style-name="P288"/>
      <text:p text:style-name="P288">"nerbioso paraten banai tartanatu eitxen nai"</text:p>
      <text:p text:style-name="P288">"ez tartanatuteko, kantaten ein bide berba"</text:p>
      <text:p text:style-name="P288">"tartanatute bertan zer esan ezien, zelako apurue pasa dot ba"</text:p>
      <text:p text:style-name="P288"/>
      <text:p text:style-name="P288">TAUKETIK<text:tab/><text:tab/><text:tab/>Ezer ez egin. Hitz hau eta hurrengoa sinonimoak dira.</text:p>
      <text:p text:style-name="P288"/>
      <text:p text:style-name="P288">"arek alperrak eztost gure tauketik ein"</text:p>
      <text:p text:style-name="P288"><text:s/>"tauketik ein barik zelan bixiko da ba?"</text:p>
      <text:p text:style-name="P288">"loteridxek urteten doskunien tauketik ein barik bixiko gariez"</text:p>
      <text:p text:style-name="P288">"egunien egunien dxungo garie plaidxera, auri, tauketik pez"</text:p>
      <text:p text:style-name="P288"/>
      <text:p text:style-name="P288">TAUTIK<text:tab/><text:tab/><text:tab/>Ezer ez egin.</text:p>
      <text:p text:style-name="P288"/>
      <text:p text:style-name="P288">"etor danik eta ona eztau esan tautik"</text:p>
      <text:p text:style-name="P288">"eztau esan, baie tautik be eztau eiñ"</text:p>
      <text:p text:style-name="P288">"lo ta lo ein da gero tautik esan barik dxun dok"</text:p>
      <text:p text:style-name="P288"/>
      <text:p text:style-name="P288">TEN<text:tab/><text:tab/><text:tab/><text:tab/>Tiratu.</text:p>
      <text:p text:style-name="P288"/>
      <text:p text:style-name="P288">"neuk esaten dotsutenien ten txikotari"</text:p>
      <text:p text:style-name="P288">"ten auneri, da ez itxi neuk esan arte"</text:p>
      <text:p text:style-name="P288">"iñok esan orduko ten dotso jersetik eta apurtu ein tso"</text:p>
      <text:p text:style-name="P288">"berak pe erropatik ten tso ta"</text:p>
      <text:p text:style-name="P288"/>
      <text:p text:style-name="P288">Azkuek jaso du, baina ez du esanahi bera.</text:p>
      <text:p text:style-name="P288"/>
      <text:p text:style-name="P289">TENKA<text:tab/><text:tab/><text:tab/>Tiratzen.</text:p>
      <text:p text:style-name="P289"/>
      <text:p text:style-name="P289">"denpora guztidxen on gariez tenka txikotari"</text:p>
      <text:p text:style-name="P289">"tenka tenka ibill dxiez, da azkanien be, apurtu ein dxauie kortiñie"</text:p>
      <text:p text:style-name="P289">"zeitxiko zabiltzezie orreri tenka ba, eziñ itxi bakien"</text:p>
      <text:p text:style-name="P289">"aridxeri tenka on zara baie ez totsu urteten kanilletik"</text:p>
      <text:p text:style-name="P289"/>
      <text:p text:style-name="P289">Azkuek, &gt;tenga&lt; forma jaso du, Tx, Agirteren 'Kresala'tik.</text:p>
      <text:p text:style-name="P289"/>
      <text:p text:style-name="P289">TENPLANTZIE<text:tab/><text:tab/>Patxada.</text:p>
      <text:p text:style-name="P289">"zuk takozu tenplantzie alabatxi, lo ein berton"</text:p>
      <text:p text:style-name="P289">"zelako tenplantzigaz kontesta dost ba"</text:p>
      <text:p text:style-name="P289"><text:soft-page-break/>"tenplantzie okin bi de, ostantzien infartue emoten dau"</text:p>
      <text:p text:style-name="P289">"ori dona tenplantzie, altzako zara, zauzen lekotik!"</text:p>
      <text:p text:style-name="P289"/>
      <text:p text:style-name="P289">Ez du gaztelerako "templanza" hitz.aren esanahia, nahiz eta formaz berdina izan.</text:p>
      <text:p text:style-name="P289"/>
      <text:p text:style-name="P289">/templanza &gt; tenplanza &gt; tenplantza.</text:p>
      <text:p text:style-name="P289"/>
      <text:p text:style-name="P289">TENTELA<text:tab/><text:tab/><text:tab/>Kokolo/a. Tonto/a. Ganoragabekoa.</text:p>
      <text:p text:style-name="P289"/>
      <text:p text:style-name="P289">"tentela da ori enbrie, orreri nok esan tso ona etorteko"</text:p>
      <text:p text:style-name="P289">"tentela zaralakon pasaten dxatzuz orrek gauzek"</text:p>
      <text:p text:style-name="P289">"baie noiz ikasko zu eztala ein biar olan, tentelori?"</text:p>
      <text:p text:style-name="P289">"da neu bertan tentela lez, mobidu be ein barik"</text:p>
      <text:p text:style-name="P289"/>
      <text:p text:style-name="P289">Azkuek Mundakan eta Gernikan jaso du, baina Bermeon normalki erabiltzen da, baina Azkueren garaian erabiltzen bazen ere, galdu egingo zen, Mundakan behintzat, hor, urte askotan ez baitzen erabiltzen euskararik edo oso gutxi. Hala ere, azken aldian zabaltzen ari, eta telebistan ere entzuten da. Baina segurutik, hurrengoak oraindino Bermeon bakarrik erabiltzen direna.</text:p>
      <text:p text:style-name="P289"/>
      <text:p text:style-name="P290">TENTELDU<text:tab/><text:tab/>Tenteldu.</text:p>
      <text:p text:style-name="P290"/>
      <text:p text:style-name="P290">"aspirina asko artzien dotenien tenteldu eitxen nai"</text:p>
      <text:p text:style-name="P290">"ezkondu danik eta ona tenteldu eiñ dxe"</text:p>
      <text:p text:style-name="P290">"iñor ez tenteldu zeure berbakaz"</text:p>
      <text:p text:style-name="P290"/>
      <text:p text:style-name="P290">Azkuek ez du jaso baina D.A.E.k bai, baina adberbio forman, hau da, geroago ikusiko duguna, Ondarruko Agustin Zubikaraien zita bat aipatuz. Bermeon, aditz funtzioa betetzen du forma honek.</text:p>
      <text:p text:style-name="P290"/>
      <text:p text:style-name="P290">TENTELDUTE<text:tab/>Tentelduta.</text:p>
      <text:p text:style-name="P290"/>
      <text:p text:style-name="P290">"ardauen ardauegaz., tenteldute gelditxu de bertan"</text:p>
      <text:p text:style-name="P290">"ez imiñi taketien e? neiku nau tenteldute gaur goixion da"</text:p>
      <text:p text:style-name="P290">"tenteldute nau daburduko, kafe kargau bet artun bikot espabilleteko"</text:p>
      <text:p text:style-name="P290">"on dan beste jentegaz, an ibil gariez tenteldute, ara ta ona"</text:p>
      <text:p text:style-name="P290"/>
      <text:p text:style-name="P290">Lehen esan bezala, adberbio funrzioa, kasu honetan betetzen du eta ez bestean.</text:p>
      <text:p text:style-name="P290"/>
      <text:p text:style-name="P290">TENTELKEIDXEK<text:tab/>Tentelkeriak. Beti pluralean.</text:p>
      <text:p text:style-name="P290"/>
      <text:p text:style-name="P290">"arek esaten txuzen tentelkeidxekaz jentie be enfadata dako"</text:p>
      <text:p text:style-name="P290">"tentelkeidxek eitxen txuz, jentie berari begire plantateko"</text:p>
      <text:p text:style-name="P290">"ez ein tentelkeririk, nigaz zauzen artien beintzet"</text:p>
      <text:p text:style-name="P290"/>
      <text:p text:style-name="P290">TENTELUNTZI<text:tab/>Tentela hitzaren sinonimo bat.</text:p>
      <text:p text:style-name="P290"/>
      <text:p text:style-name="P290">"tenteluntzidxe da, soiñeko erropak pe etsoie kentzien ori"</text:p>
      <text:p text:style-name="P290">"atxiñe esan tsoie areri tenteluntzidxe dana"</text:p>
      <text:p text:style-name="P290">"tenteluntzidxen gauzek eitxen txuz da ganera barre eitxen dau"</text:p>
      <text:p text:style-name="P290"/>
      <text:p text:style-name="P291">TEÑAZTO<text:tab/><text:tab/>Ezkabizto. Ezkabiatsu. Aurretik ikusi dugu honen sinonimo bat, nahiz eta definizioa ez izan bera. Beti zentzu peioratiboan erabilia, eta askotan deigarria ere bai.</text:p>
      <text:p text:style-name="P291"/>
      <text:p text:style-name="P291"><text:soft-page-break/>"teinaztue zara, teñaztua, agarraten batzut ill eingo zaitxut"</text:p>
      <text:p text:style-name="P291">"txo teilazto! agarra auneri txikotari"</text:p>
      <text:p text:style-name="P291">"teñazto, ardaue edo zerbezie guzu?"</text:p>
      <text:p text:style-name="P291">"teiñaztueako morroi dok a"</text:p>
      <text:p text:style-name="P291"/>
      <text:p text:style-name="P291">TEÑIE<text:tab/><text:tab/><text:tab/>Zentzu figuratuan, ikusiezina, gorrotoa, iskanbila...</text:p>
      <text:p text:style-name="P291"/>
      <text:p text:style-name="P291">"gure artien sartun zan teñie ta..."</text:p>
      <text:p text:style-name="P291">"bai, bazan teñie amen erridxen"</text:p>
      <text:p text:style-name="P291">"teñie ta txarrikeidxe baiño eztau gure artien"</text:p>
      <text:p text:style-name="P291"/>
      <text:p text:style-name="P291">TERMIÑO/UE<text:tab/>Distantzia fisikoa cta denborarena.</text:p>
      <text:p text:style-name="P291"/>
      <text:p text:style-name="P291">"termiño txikidxen taberna larreidxe dau"</text:p>
      <text:p text:style-name="P291">"eztost emon terrniñorik biarra akabateko"</text:p>
      <text:p text:style-name="P291">"terrniñue andidxe ezan arren eztau zetan imiñi orrenbeste arbola"</text:p>
      <text:p text:style-name="P291">"partido batetik besterako termiñue, laburre da, ta eztau emoten denporiek"</text:p>
      <text:p text:style-name="P291"/>
      <text:p text:style-name="P291">TERRELA<text:tab/><text:tab/>Itsasoan gauez ibiltzen den haize freskoa. Baina konparazioan biharamona, ostea da.</text:p>
      <text:p text:style-name="P291"/>
      <text:p text:style-name="P291">"terrela dakar da dxakiek dxantzi biko duz"</text:p>
      <text:p text:style-name="P291">"terraltxue on da baie ondo e!"</text:p>
      <text:p text:style-name="P291">"amen datost terrela, oire dxun biko nai pasa arte"</text:p>
      <text:p text:style-name="P291">"atzo gaueko terrela pasa barik takozu"</text:p>
      <text:p text:style-name="P291">"plaidxera dxun da terrela pasaten"</text:p>
      <text:p text:style-name="P291"/>
      <text:p text:style-name="P291">Gaztelerako "viento terral" hitza erabiltzen da honetarako.</text:p>
      <text:p text:style-name="P291"/>
      <text:p text:style-name="P292">TERRESTE<text:tab/><text:tab/><text:tab/>Lehorrean lan egiten duena. Ez dakit kostaldeko beste berrietan erabiltzen den hitz bau. Bermeon asko.</text:p>
      <text:p text:style-name="P292"/>
      <text:p text:style-name="P292">"fameli guztidxe esan da terrestiena"</text:p>
      <text:p text:style-name="P292">"terrestiek bixidxe dakoie ona, gure aldien"</text:p>
      <text:p text:style-name="P292">"eztau guzan alabie terrestiegaz ezkondutie"</text:p>
      <text:p text:style-name="P292">"partidue terrestiek eta mariñeruen artien ezango da"</text:p>
      <text:p text:style-name="P292"/>
      <text:p text:style-name="P292">Gaztelerako "terrestre" = "referentes la tierra" izan da erabilitako hitza.</text:p>
      <text:p text:style-name="P292"/>
      <text:p text:style-name="P292">TERRIÑE<text:tab/><text:tab/><text:tab/>Esne-ontzia. Bermeon edozertarako erabiltzen den ontzia.</text:p>
      <text:p text:style-name="P292"/>
      <text:p text:style-name="P292">"auri terriñe ekarri, ure artzieko, kendu eingo dauie ta"</text:p>
      <text:p text:style-name="P292">"gure esnedunek etxuz garbitxuten ondo esne terriñek"</text:p>
      <text:p text:style-name="P292">"beran terriñe guztidxekaz planta dxatzu esnie saltzien"</text:p>
      <text:p text:style-name="P292">"terriñek ondo zarratu, autse sartun barik"</text:p>
      <text:p text:style-name="P292">"terriñ andi bategaz neiko da, egun guztireko ure artzieko"</text:p>
      <text:p text:style-name="P292"/>
      <text:p text:style-name="P292">TERTERA<text:tab/><text:tab/><text:tab/>Tartera. Baina zentzu zabalagoan, hau da era guztietako kazolak, basazkoak izan ezik.</text:p>
      <text:p text:style-name="P292"/>
      <text:p text:style-name="P292">"terterie prepara zuk, neuk eingot dxatekue ta"</text:p>
      <text:p text:style-name="P292">"bota terterara oridxue ta kinpulie"</text:p>
      <text:p text:style-name="P292"><text:soft-page-break/>"tertera andi baten imin guz muxillek"</text:p>
      <text:p text:style-name="P292">"aur terterautxuen imiñi okelie"</text:p>
      <text:p text:style-name="P292"/>
      <text:p text:style-name="P292">Gaztelerako "tartera" hitzak esanahi mugatua badu ere, Bermeoko erabileran askoz ere zabalagoa dauka.</text:p>
      <text:p text:style-name="P292"/>
      <text:p text:style-name="P292">TERTZA<text:tab/><text:tab/>Arrantzarako apareiua. Amuak kordeletan karnatarekin homituak eta metro askotan eratuak, krielean <text:span text:style-name="T47">bilbatzen da. Hitz hau lokuzioetan agertzen da, konparazioan beste zentzu bat hartuz.</text:span></text:p>
      <text:p text:style-name="P293"/>
      <text:p text:style-name="P293">"tertzak plamie bi dizela, esan dau patroiek"</text:p>
      <text:p text:style-name="P293">"tertzak botaten dxun diez gaur goixion"</text:p>
      <text:p text:style-name="P293">"berandu ala dauie tertzak"</text:p>
      <text:p text:style-name="P293">"ondo plamie barik on da ori tertzie"</text:p>
      <text:p text:style-name="P293"/>
      <text:p text:style-name="P293">Azkuek Bermeokoa bezala jaso du hitz hori, baina bariante bat &gt;tretza&lt; hain zuzen, kostako beste herri batzuetan ere erabilizen da.</text:p>
      <text:p text:style-name="P293"/>
      <text:p text:style-name="P293">TERTZINAK<text:tab/><text:tab/>Emakumearen hilekoak. Oraingoan gaztelerako "tercianas" antzinako berba da. Gainera peioratiboan erabiltzen da.</text:p>
      <text:p text:style-name="P293"/>
      <text:p text:style-name="P293">"dardakadan zauz alabatxu, tertzinakaz zauz ela?"</text:p>
      <text:p text:style-name="P293">"ezta etorri plaidxera. Tertzinakaz ongo da!"</text:p>
      <text:p text:style-name="P293"/>
      <text:p text:style-name="P293">TIADORA<text:tab/><text:tab/>Tiradera.</text:p>
      <text:p text:style-name="P293"/>
      <text:p text:style-name="P293">"irugarren tiadorien topako zu bi zune"</text:p>
      <text:p text:style-name="P293">"maidxeko tiadorien dauz kollarak"</text:p>
      <text:p text:style-name="P293">"tiadorak eztakozen armaidxorik eztot kure"</text:p>
      <text:p text:style-name="P293">"nik eztot kure tiadorik ba"</text:p>
      <text:p text:style-name="P293"/>
      <text:p text:style-name="P293">Gaztelerako "tirador" = "asidero para cerrar y abrir" hitza, kaxa adierazteko zabaldu da.</text:p>
      <text:p text:style-name="P293"/>
      <text:p text:style-name="P293">TIESKUE<text:tab/><text:tab/>Kioskoa.</text:p>
      <text:p text:style-name="P293"/>
      <text:p text:style-name="P293">"tieskue banderaz beteta dau"</text:p>
      <text:p text:style-name="P293">"ainbeste buelta emon tsagu tieskuri arroskuen"</text:p>
      <text:p text:style-name="P293">"goiko plazako tieskoko bonbille guztidzek apurtu dauie"</text:p>
      <text:p text:style-name="P293"/>
      <text:p text:style-name="P293">Gaztelerako "quiosco" edo "kiospio" hitza da horren etimologia.</text:p>
      <text:p text:style-name="P293"/>
      <text:p text:style-name="P294">TINDI<text:tab/><text:tab/><text:tab/>Apur bat.</text:p>
      <text:p text:style-name="P294"/>
      <text:p text:style-name="P294">"bota eistana tindi bet, aue gozotuteko sikeran"</text:p>
      <text:p text:style-name="P294">"tindi tindi bategaz dakozu neiko useiñe emoteko"</text:p>
      <text:p text:style-name="P294">"tindike tindike zabiltzez, botaixu geidxau"</text:p>
      <text:p text:style-name="P294"/>
      <text:p text:style-name="P294">TINDITXU/E<text:tab/><text:tab/>Pixka bat. Apur bat baino gutxiago.</text:p>
      <text:p text:style-name="P294"/>
      <text:p text:style-name="P294">"ardau tinditxu bet bota auna basora"</text:p>
      <text:p text:style-name="P294">"ur tinditxu bategaz imiñi tarterie suten"</text:p>
      <text:p text:style-name="P294">"egon tinditxu baten ensegida etorko nai txe"</text:p>
      <text:p text:style-name="P294"><text:soft-page-break/>"tindi-tinditxu bet luzetu bi zu erropie"</text:p>
      <text:p text:style-name="P294"/>
      <text:p text:style-name="P294">Azkuek, Mundakan jartzen du hitz hau; Bermeon normalki erabiltzen da.</text:p>
      <text:p text:style-name="P294"/>
      <text:p text:style-name="P294">TIPOSO/A UE<text:tab/><text:tab/>Itxurosoa. Itxurazkoa. Pertsona, animalia edo gauza.</text:p>
      <text:p text:style-name="P294"/>
      <text:p text:style-name="P294">"au arbolie da tiposuena"</text:p>
      <text:p text:style-name="P294">"bera enbrie tiposie da gero"</text:p>
      <text:p text:style-name="P294">"ba mutille ezta bape tiposue"</text:p>
      <text:p text:style-name="P294">"erlojo tiposue ekar tsu gixonak"</text:p>
      <text:p text:style-name="P294"/>
      <text:p text:style-name="P294">TIRAÑEK<text:tab/><text:tab/><text:tab/>Zirikada. Zeiharresana.</text:p>
      <text:p text:style-name="P294"/>
      <text:p text:style-name="P294">"neu pasaten naien bakotxiden, tirañek botaten asten da"</text:p>
      <text:p text:style-name="P294">"tirañek botaten on barik, arpire esan esateko dakozune"</text:p>
      <text:p text:style-name="P294">"eztau gure asarratu, baie tirañek botaten segiten badau asarratu ein biko dau"</text:p>
      <text:p text:style-name="P294"/>
      <text:p text:style-name="P295">TIRE<text:tab/><text:tab/><text:tab/><text:tab/>Azentuaren arabera esanahi ezberdina izan lezake. Aginduzko tonua dago.</text:p>
      <text:p text:style-name="P295"/>
      <text:p text:style-name="P295">"tire ara, da ekarri an dauen otzarie"</text:p>
      <text:p text:style-name="P295">"tire ortik enbarazuen zauz de"</text:p>
      <text:p text:style-name="P295"/>
      <text:p text:style-name="P295">Etsipen tonua. Gaitzerdi.</text:p>
      <text:p text:style-name="P295"/>
      <text:p text:style-name="P295">"tire, eiñ dxot biarran erdidxe ta"</text:p>
      <text:p text:style-name="P295">"tire, laster datoz gabonak eta"</text:p>
      <text:p text:style-name="P295"/>
      <text:p text:style-name="P295">Trankil egoteko tonua.</text:p>
      <text:p text:style-name="P295"/>
      <text:p text:style-name="P295">"tire, laster pagako tsu zorrak eta"</text:p>
      <text:p text:style-name="P295">"tire, eingot esan zun biarra ta"</text:p>
      <text:p text:style-name="P295"/>
      <text:p text:style-name="P295">Arrakasta dagoela salmentan adierazteko tonua.</text:p>
      <text:p text:style-name="P295"/>
      <text:p text:style-name="P295">"gaur tire andidxe on da plazan"</text:p>
      <text:p text:style-name="P295">"ba atzo ezta on tirerik"</text:p>
      <text:p text:style-name="P295"/>
      <text:p text:style-name="P295">Azkuek ez du jaso baina D.A.R.k azkena jaso du Lhanderen zita bat aipatuz.</text:p>
      <text:p text:style-name="P295"/>
      <text:p text:style-name="P295">TIRIBIRE<text:tab/><text:tab/>Irauli. Anodatu.</text:p>
      <text:p text:style-name="P295"/>
      <text:p text:style-name="P295">"ardauen botilliek tirebire eiñ dxau, ta eztau ardaurik"</text:p>
      <text:p text:style-name="P295">"orrek batelak laster tirebireko dau, karga lar dako ta"</text:p>
      <text:p text:style-name="P295">"munetik bera due tratora, tirebire eiñdxe"</text:p>
      <text:p text:style-name="P295">"maidxetik bera tirebireko dau, olgetan bazabiltzez"</text:p>
      <text:p text:style-name="P295"/>
      <text:p text:style-name="P295">Azkuek "vuelco de embarcación" zentzuaz jaso du, baina Bermeon, hori baino esanain zabalagoan erabiltzen da. Hala ere, galtzen ari den hitza da, hogei urtetik beherakoetan oso gutxi entzuten baita. </text:p>
      <text:p text:style-name="P295"/>
      <text:p text:style-name="P296">TIRRIDXE<text:tab/><text:tab/><text:tab/>Tirria. Ezinikusia.</text:p>
      <text:p text:style-name="P296"/>
      <text:p text:style-name="P296"><text:soft-page-break/>"tirridxe dakostazu ezin zulakon ein neuk eitxen dotena"</text:p>
      <text:p text:style-name="P296">"zelako tirridxe dakotso ba, eziñ dxau ikusi be"</text:p>
      <text:p text:style-name="P296">"tirridxe okitxie ezta ona ba"</text:p>
      <text:p text:style-name="P296">"edozeineri dakotso tirridxe orrek"</text:p>
      <text:p text:style-name="P296"/>
      <text:p text:style-name="P296">Gaztelerako "tirria" da, eta zentzua ere berbera. Azkuek hiru definizio ematen ditu hitz horrentzat eta hirugarrena da zentzu honetaz jaso duena, Goi-Nafarreraz.</text:p>
      <text:p text:style-name="P296"/>
      <text:p text:style-name="P296">TOFEZ<text:tab/><text:tab/><text:tab/>Aurrez aurre aurkitu.</text:p>
      <text:p text:style-name="P296"/>
      <text:p text:style-name="P296">"beragaz tofez ein da arpire beitu be eztost ein"</text:p>
      <text:p text:style-name="P296">"da oiñ arte eztozu eiñ tofezik?"</text:p>
      <text:p text:style-name="P296">"eiñ dxau orrek tofez beiñola ziñetik urten dunien"</text:p>
      <text:p text:style-name="P296"/>
      <text:p text:style-name="P296">TOKAMENA<text:tab/><text:tab/><text:tab/>Tokatzen zaiona.</text:p>
      <text:p text:style-name="P296"/>
      <text:p text:style-name="P296">"kobra zuie bakotzaren tokamena?"</text:p>
      <text:p text:style-name="P296">"nik eztot artun ondiño neure tokamena"</text:p>
      <text:p text:style-name="P296">"ba, sasoie dau ba tokamenak ernoteko"</text:p>
      <text:p text:style-name="P296"/>
      <text:p text:style-name="P296">Hitz honetan argi ikusten da erdarazko berba bat geureganatzeko daukagun gaitasuna.</text:p>
      <text:p text:style-name="P296"/>
      <text:p text:style-name="P296">TOLA/IE<text:tab/><text:tab/><text:tab/>Kanpinetan erabiltzen den edontzia.</text:p>
      <text:p text:style-name="P296"/>
      <text:p text:style-name="P296">"tolak erosi bi dotez eskursiñorako"</text:p>
      <text:p text:style-name="P296">"obiauek tiez plastikozko basuek tolie baiño"</text:p>
      <text:p text:style-name="P296">"baie basuek apurtu eitxen diez da tolie barriz ez"</text:p>
      <text:p text:style-name="P296"/>
      <text:p text:style-name="P297">TOLETA<text:tab/><text:tab/><text:tab/>Toleta. Konparazioan zakila.</text:p>
      <text:p text:style-name="P297"/>
      <text:p text:style-name="P297">"toleta ondo dauenien gorputze be ondo oten da"</text:p>
      <text:p text:style-name="P297">"beran toleta aidien dakola on dxatzu txixe eitxen"</text:p>
      <text:p text:style-name="P297">"toleta ebaiko tso andriek, beste andra bategaz dabillela enteraten dartien"</text:p>
      <text:p text:style-name="P297"/>
      <text:p text:style-name="P297">TOLLE<text:tab/><text:tab/><text:tab/>Arrain bat da, marrazo familiakoa. Konparazioan erabiltzen da energia gabeko pertsona definitzeko.</text:p>
      <text:p text:style-name="P297"/>
      <text:p text:style-name="P297">"tolle lez dau benan mobidu be ein barik"</text:p>
      <text:p text:style-name="P297">"dxantzan be edxatzo gustaten, tabernera dxutie bez, eske, tolle da"</text:p>
      <text:p text:style-name="P297">"zelako tolle dakozu andrie ba, barrerik pe eztau eitxen"</text:p>
      <text:p text:style-name="P297"/>
      <text:p text:style-name="P297">Azkuek Bermeorako jaso du hitz hori, baina esanahia pixka bat ezberdina da, "hombre cachazudo" definitzen baitu.</text:p>
      <text:p text:style-name="P297"/>
      <text:p text:style-name="P297">TONBOLO/UE/IE<text:tab/><text:tab/>Pertsona lodikotea.</text:p>
      <text:p text:style-name="P297"/>
      <text:p text:style-name="P297">"tonbolue dala ta, argaldu gu dau"</text:p>
      <text:p text:style-name="P297">"beste neskatiltxue be tonbolatxue da"</text:p>
      <text:p text:style-name="P297">"tonboluek eta tonbolak eztakoie munduen, bixitxeko deretxorik ela?"</text:p>
      <text:p text:style-name="P297"/>
      <text:p text:style-name="P297">TORTOLA/IE<text:tab/><text:tab/><text:tab/>Alua. Beti erabiltzen da gogor hitz egiten denean, edota, haserre tonuan.</text:p>
      <text:p text:style-name="P297"><text:soft-page-break/></text:p>
      <text:p text:style-name="P297">"neuri emostazu txikidxena ezta? Tortolie dakozu zuk zarra"</text:p>
      <text:p text:style-name="P297">"arraiñ asko ekartsue ezta? Arraiñ asko? Zeurc tortolie!"</text:p>
      <text:p text:style-name="P297">"arek tako, tortolie erreta, ibill dxen beste gixonegaz"</text:p>
      <text:p text:style-name="P297"/>
      <text:p text:style-name="P297">TOTALEKUE<text:tab/><text:tab/><text:tab/>Totalekoa. Ezer edo inor baino gehiago.</text:p>
      <text:p text:style-name="P297"/>
      <text:p text:style-name="P297">"okasintie totalek-ue da bcra gixona"</text:p>
      <text:p text:style-name="P298">"erosi dauen kotxiek, korridxe dako totalekue"</text:p>
      <text:p text:style-name="P298">"totalekue zara gero, eztau zu baiño andra fiñaurik"</text:p>
      <text:p text:style-name="P298"/>
      <text:p text:style-name="P298">Azuck &gt;totala&lt; jaso du zerazu berdinaz.</text:p>
      <text:p text:style-name="P298"/>
      <text:p text:style-name="P298">TOTO/UE<text:tab/><text:tab/><text:tab/>Pertsona lodikotea.</text:p>
      <text:p text:style-name="P298"/>
      <text:p text:style-name="P298">"ezta lodi lodidxe, baie totue da"</text:p>
      <text:p text:style-name="P298">"ze tototxue da au imie"</text:p>
      <text:p text:style-name="P298">"totue baiño obeto da apurtxu bet argaltxue ezatie"</text:p>
      <text:p text:style-name="P298"/>
      <text:p text:style-name="P298">Azkuek beste zentzu batez jaso du forma hau.</text:p>
      <text:p text:style-name="P298"/>
      <text:p text:style-name="P298">TOTOLODI<text:tab/><text:tab/><text:tab/>Pertsona baxua eta lodikotea.</text:p>
      <text:p text:style-name="P298"/>
      <text:p text:style-name="P298">"orrek, totolodidxe dako arna"</text:p>
      <text:p text:style-name="P298">"eztakixu nor dan, aulako totolodi bet?</text:p>
      <text:p text:style-name="P298"><text:s/>"orrek imiek totolodidxauek tiez"</text:p>
      <text:p text:style-name="P298"/>
      <text:p text:style-name="P298">Azkuek ez du jaso, D.A.R.k, ostera, bai, baina zentzua "bobalicón" jartzen du; beraz guztiz zentzu ezberdina.</text:p>
      <text:p text:style-name="P298"/>
      <text:p text:style-name="P298">TRABES<text:tab/><text:tab/><text:tab/>Txarto.</text:p>
      <text:p text:style-name="P298"/>
      <text:p text:style-name="P298">"gauzek ezpaduz eitxen ondo trabes ibilko gariez"</text:p>
      <text:p text:style-name="P298">"zelan dabiltzez zure gixona ta ba? Trabes dabiltzez, txarto"</text:p>
      <text:p text:style-name="P298">"trabes be, trabes dabiltzez gero"</text:p>
      <text:p text:style-name="P298"/>
      <text:p text:style-name="P298">TRABESTU<text:tab/><text:tab/><text:tab/>Goiko hitza bera da, baina aditz funtzioan.</text:p>
      <text:p text:style-name="P298"/>
      <text:p text:style-name="P298">"asikeran gauzek ondo dxun diez, baie orain trabestu eiñ dxiez"</text:p>
      <text:p text:style-name="P298">"geuri be trabestu eiñ dxaskuz okiñ dxuzen asmuek"</text:p>
      <text:p text:style-name="P298"/>
      <text:p text:style-name="P299">TRABESTUTE<text:tab/><text:tab/>Goiko &gt;trabes&lt; hitza adberbio funtzioan erabiltzen bada, kasu honetan ere funtzio hori beteko du.</text:p>
      <text:p text:style-name="P299"/>
      <text:p text:style-name="P299">"denbora guztidxen ibilli gariez trabestute"</text:p>
      <text:p text:style-name="P299">"diro barik, osasun barik eta kriston serra barik, trabestute ibilko gariez"</text:p>
      <text:p text:style-name="P299"/>
      <text:p text:style-name="P299">TRAGARRO/IE<text:tab/><text:tab/>Asko jaten duena. Dena beretzat nahi duena.</text:p>
      <text:p text:style-name="P299"/>
      <text:p text:style-name="P299">"zelako tragarroie da ba, albokuenak pe dxan eingo lekitxuz"</text:p>
      <text:p text:style-name="P299">"ez esan tragarroie, ostantzien kolikue okingo zu"</text:p>
      <text:p text:style-name="P299">"tragarroiaue zara, neure pastelak pe zeuk gure zu dxan"</text:p>
      <text:p text:style-name="P299"><text:soft-page-break/>"tragarroie zara alabatxi, neure erropa danak guzuz zeuretzako"</text:p>
      <text:p text:style-name="P299">"tragarroiek pe aulan ibilltxen diez, dana atrapa guren"</text:p>
      <text:p text:style-name="P299">"tragarroi utse da gero, ezta konformaten atrapaten dauenagaz"</text:p>
      <text:p text:style-name="P299"/>
      <text:p text:style-name="P299">TRAKERO/UE / TRANKERO/UE<text:tab/><text:tab/>Trasteak.</text:p>
      <text:p text:style-name="P299"/>
      <text:p text:style-name="P299">"geure trakero guztidxek artun, da an guzak trenera"</text:p>
      <text:p text:style-name="P299">"trenik bapez txo, ostabe artun trakeruek eta etzera"</text:p>
      <text:p text:style-name="P299">"itzi berton trakero guztidxek, baten batek erungo txuz de"</text:p>
      <text:p text:style-name="P299"/>
      <text:p text:style-name="P299">TRANKA<text:tab/><text:tab/>Barrutik krisketaz atea itxi.</text:p>
      <text:p text:style-name="P299"/>
      <text:p text:style-name="P299">"atie tranka bi de, etzetik urten orduko"</text:p>
      <text:p text:style-name="P299">"tranka zu ondo atie?"</text:p>
      <text:p text:style-name="P299">"nik ondo trankaten dotez bentanak eta balkoie be"</text:p>
      <text:p text:style-name="P299"/>
      <text:p text:style-name="P299">Gaztelerako 'atrancar' edo 'tranear' aditza erabiltzen da kasu honetan, eta funtzioa ere aditzarena dauka.</text:p>
      <text:p text:style-name="P299"/>
      <text:p text:style-name="P300">TRANKIE<text:tab/><text:tab/>Antzina ateak. zarratzen ziren palua. Analogiaz, gaur ere erabili egiten da, atca ondo zarratzeko definizioaz, barrutik krisketarekin, hain zuzen.</text:p>
      <text:p text:style-name="P300"/>
      <text:p text:style-name="P300">"trankie botata itxi dot atepostako atie, badaezpadan be"</text:p>
      <text:p text:style-name="P300">"trankiaz bakarrik itxi dot atie ta preokupeta nau"</text:p>
      <text:p text:style-name="P300">"ori zarra kendute, tranka barridxe imingo tsagu atiri"</text:p>
      <text:p text:style-name="P300"/>
      <text:p text:style-name="P300">TRANKO/GE<text:tab/><text:tab/>Pausu luzea, handia.</text:p>
      <text:p text:style-name="P300"/>
      <text:p text:style-name="P300">"tranko andidxegaz ibilli ezkero, laster allegako gariez"</text:p>
      <text:p text:style-name="P300">"Mundekararteko trankuek eitxen txuz"</text:p>
      <text:p text:style-name="P300">"bost trankotan eitxen dau Lameratik etzera"</text:p>
      <text:p text:style-name="P300">"tranko txikidxek eitxen bazuz, ez zara allegako eguno be"</text:p>
      <text:p text:style-name="P300">"San Juanek iru trankotan eiñ dxau Bermiotik Gaztelugatxerako bidie"</text:p>
      <text:p text:style-name="P300"/>
      <text:p text:style-name="P300">Gaztelerako "tranco" tik sartu da zuzencan. Azkuek baxe-nafarreraz eta Erronkariko Uztarrozen jaso du zentzu honetaz.</text:p>
      <text:p text:style-name="P300"/>
      <text:p text:style-name="P300">TRASTE/ IEK<text:tab/>Altzariak. Tretxuak. Trasteak.</text:p>
      <text:p text:style-name="P300"/>
      <text:p text:style-name="P300">"traste barridxek erosi dotez etze barrireko"</text:p>
      <text:p text:style-name="P300">"da ze eingo zu traste zarrakaz ba?"</text:p>
      <text:p text:style-name="P300">"trastiek igaro bi duz etze zarretik barrire"</text:p>
      <text:p text:style-name="P300"/>
      <text:p text:style-name="P300">"trastiekaz beteta dakot etzie"</text:p>
      <text:p text:style-name="P300">"trastien trastiegaz, aurki bet non be eztau"</text:p>
      <text:p text:style-name="P300">"balidxo eztauien trastiek bota eingo tez"</text:p>
      <text:p text:style-name="P300"/>
      <text:p text:style-name="P300">TRAUSKIDXE<text:tab/>Pertsona dorpea, baldarra.</text:p>
      <text:p text:style-name="P300"/>
      <text:p text:style-name="P300">"trauskidxe da dxazten, beran aitxe lez"</text:p>
      <text:p text:style-name="P301">"ibilkerie be trauskidxena dako ta"</text:p>
      <text:p text:style-name="P301">"ezta bape fiñe bera enbrie, menditxik bajaikuen antza dako"</text:p>
      <text:p text:style-name="P301"><text:soft-page-break/></text:p>
      <text:p text:style-name="P301">Azkuek, bere hiztegian jaso du hitz hau, Mundakako Otxoluaren zita bat aipatuz. Definizio berbera ematen dio.</text:p>
      <text:p text:style-name="P301"/>
      <text:p text:style-name="P301">TRENTIÑE<text:tab/><text:tab/>Adimena. Ganora.</text:p>
      <text:p text:style-name="P301"/>
      <text:p text:style-name="P301">"trentiñie be galdute dakot alabatxi, berori gauzie pasa dxastenik eta ona"</text:p>
      <text:p text:style-name="P301">"ba trentiñie galtzien bazu, galdute zauz zeu be"</text:p>
      <text:p text:style-name="P301">"meisuek esan tso, beran imiek eztakola trentiñik eta gora goraka asi dxatzo"</text:p>
      <text:p text:style-name="P301"/>
      <text:p text:style-name="P301">Azkuek, "cachaza" zentzuaz jaso du.</text:p>
      <text:p text:style-name="P301"/>
      <text:p text:style-name="P301">TRIKIMALLUEK<text:tab/>Beti erabiltzen da pluralean. Maltzurkeriak. Trikimailu. Aitzakia.</text:p>
      <text:p text:style-name="P301"/>
      <text:p text:style-name="P301">"ez etorri trikimailluekaz, eztakot diskutiteko ganarik eta"</text:p>
      <text:p text:style-name="P301">"trikimailluek tabiltzez arek, zemakure"</text:p>
      <text:p text:style-name="P301">"trikimalluekaz datorren personie ezta fidxetekue"</text:p>
      <text:p text:style-name="P301"/>
      <text:p text:style-name="P301">TRILLE<text:tab/><text:tab/>Urratu.</text:p>
      <text:p text:style-name="P301"/>
      <text:p text:style-name="P301">"jersien ukunduek trilleta dakozuz"</text:p>
      <text:p text:style-name="P301">"trille dizen erropak dxosi bi diez"</text:p>
      <text:p text:style-name="P301">"ba frakak pe trille trilleta dakotez"</text:p>
      <text:p text:style-name="P301"/>
      <text:p text:style-name="P301">Hitz honen bariante bat, Azkuek jaso du Otxandion baina Berrneon, esanahia, zabalagoa da.</text:p>
      <text:p text:style-name="P301"/>
      <text:p text:style-name="P302">TRIMILDXU<text:tab/><text:tab/>Urratu. Apurtu. Zati-zati.</text:p>
      <text:p text:style-name="P302"/>
      <text:p text:style-name="P302">"maidxetik bera dxeusitxe trimildxu diez baso guztidzek"</text:p>
      <text:p text:style-name="P302">"okiñ dxauien azidentiegaz kotxie be trimildxu eiñ dxatzoie"</text:p>
      <text:p text:style-name="P302"/>
      <text:p text:style-name="P302">Aurreko hitzaren sinonimo bat izan daiteke, baina honek zentzu zabalagoa dauka.</text:p>
      <text:p text:style-name="P302"/>
      <text:p text:style-name="P302">TRINKE<text:tab/><text:tab/>Esturu.</text:p>
      <text:p text:style-name="P302"/>
      <text:p text:style-name="P302">"trinke ein bi diez txikotak solta barik"</text:p>
      <text:p text:style-name="P302">"ondo trinketen bazuz ez tiez apurtuko"</text:p>
      <text:p text:style-name="P302">"ezpastazu emoten dirue, trinke eingo zaitxut"</text:p>
      <text:p text:style-name="P302"/>
      <text:p text:style-name="P302">Gaztelerako "trincar" aditza pixka bat aldatuz edo behintzat zentzu zabalagoan erabiltzen da. Funtzioa ere aditzarena betetzen du.</text:p>
      <text:p text:style-name="P302"/>
      <text:p text:style-name="P302">TRINKETA<text:tab/><text:tab/>Estututa.</text:p>
      <text:p text:style-name="P302"/>
      <text:p text:style-name="P302">"on dan beruegaz danok bertan trinketa, ezer be eziñ ikusi"</text:p>
      <text:p text:style-name="P302">"erropie be trinketa darue"</text:p>
      <text:p text:style-name="P302">"garridxe istu istu, garrikue trinketa, arnasarik artzien be eztost itxitxen"</text:p>
      <text:p text:style-name="P302"/>
      <text:p text:style-name="P302">TROIXAK<text:tab/><text:tab/>Ile-txortak.</text:p>
      <text:p text:style-name="P302"/>
      <text:p text:style-name="P302">"troixak ondo orraztute erun bi dotez eskolara"</text:p>
      <text:p text:style-name="P302">"beste egunien esan dost gure imiek, troixak ebai bi tsatezala"</text:p>
      <text:p text:style-name="P302"><text:soft-page-break/>"nik elekitzat ebaiko, troixa luze-luziek okin arte"</text:p>
      <text:p text:style-name="P302">"bai laztana, primera komunion eitxen zunien ebaiko tsutez troixak"</text:p>
      <text:p text:style-name="P302"/>
      <text:p text:style-name="P302">Hitz hau adinekoen artean bakarrik entzuten da.</text:p>
      <text:p text:style-name="P302"/>
      <text:p text:style-name="P303">TROKATU<text:tab/><text:tab/>Biburtu. Bihurdura.</text:p>
      <text:p text:style-name="P303"/>
      <text:p text:style-name="P303">"kaderie trokatu dot, atxa batetik bestera saltakeran"</text:p>
      <text:p text:style-name="P303">"ez dxatzo trokatu, apurtu ein dxatzola esari tso medikuek"</text:p>
      <text:p text:style-name="P303">"trokatutie txarraue da, apurtutie baiño"</text:p>
      <text:p text:style-name="P303">"izter bidxek trokatu dxatzoz"</text:p>
      <text:p text:style-name="P303"/>
      <text:p text:style-name="P303">Azkuek Lekeition eta Gernikan jaso du, baina Bermeon oso erobilia da.</text:p>
      <text:p text:style-name="P303"/>
      <text:p text:style-name="P303">TRONGILLE<text:tab/><text:tab/>Pirikoma. Bulto.</text:p>
      <text:p text:style-name="P303"/>
      <text:p text:style-name="P303">"onek kokletak trongillek takoie"</text:p>
      <text:p text:style-name="P303">"barizek atata dakotez trongillek izterratan"</text:p>
      <text:p text:style-name="P303">"au trongille kendu bitsat oneri armaidxuri"</text:p>
      <text:p text:style-name="P303"/>
      <text:p text:style-name="P303">Azkuek jaso du hitz hau, baina zentzua, mugatuagoa da.</text:p>
      <text:p text:style-name="P303"/>
      <text:p text:style-name="P303">TRONPONADA<text:tab/>Asko. Masa. Tropela.</text:p>
      <text:p text:style-name="P303"/>
      <text:p text:style-name="P303">"euri tronponadie bota dau, da urek altza diez"</text:p>
      <text:p text:style-name="P303">"arraiñen tronponadie on da baie ezta baja prezidxue"</text:p>
      <text:p text:style-name="P303">"zelako tronponadie etor da ba, kasinuek pe artun bez"</text:p>
      <text:p text:style-name="P303"/>
      <text:p text:style-name="P303">Izenaren funtzioa betetzen du.</text:p>
      <text:p text:style-name="P303"/>
      <text:p text:style-name="P303">TRONPONADAN<text:tab/>Aurreko berba bera da, baina adberbio funtzioan.</text:p>
      <text:p text:style-name="P303"/>
      <text:p text:style-name="P303">"hainbeste denporan ezer on bez, da oraiñ dxai guztidxek tronponadan"</text:p>
      <text:p text:style-name="P303">"ziñera tronponadan sartun de jentie, da idxe itxo bertan"</text:p>
      <text:p text:style-name="P303">"tronponadan etortie baiño, obeto da apur apurke etortie arraiñe"</text:p>
      <text:p text:style-name="P304">"illietan euri barik, eta oraiñ, eztanien biar, tronponadan euri guztidxek"</text:p>
      <text:p text:style-name="P304"/>
      <text:p text:style-name="P304">Adberbio funtzioan dago.</text:p>
      <text:p text:style-name="P304"/>
      <text:p text:style-name="P304">TROSKILLE<text:tab/><text:tab/>Pertsona fina ez dena. Baldarra. Dorpea. Baserrikoa.</text:p>
      <text:p text:style-name="P304"/>
      <text:p text:style-name="P304">"troskille da, baie ikasiko dau amen geratuten badan"</text:p>
      <text:p text:style-name="P304">"bera aldiano troskille dala guapue diñostazu!"</text:p>
      <text:p text:style-name="P304">"bada troskille, baie otsue lakue da"</text:p>
      <text:p text:style-name="P304"/>
      <text:p text:style-name="P304">Azkuek zentzua pixka bat aldatuta jaso du, eta F, Segura aipatzen du.</text:p>
      <text:p text:style-name="P304"/>
      <text:p text:style-name="P304">TROSKO/UE<text:tab/><text:tab/>Zati handi-handia. Pertsona edo gauza dorpea.</text:p>
      <text:p text:style-name="P304"/>
      <text:p text:style-name="P304">"okela troskuekaz gisadue eiñdxe dxan du gozo"</text:p>
      <text:p text:style-name="P304">"ogi troskuck eitxen txuz sopatan"</text:p>
      <text:p text:style-name="P304">"onek kokletak jamoi troskuek takoie barruen"</text:p>
      <text:p text:style-name="P304"><text:soft-page-break/>"zapata troskuckaz enuc ni kalera"</text:p>
      <text:p text:style-name="P304">"trosko troskue da korriten"</text:p>
      <text:p text:style-name="P304"/>
      <text:p text:style-name="P304">Azkuek forma honi ematen dion definizioetako bat, azken hau dugu. Bestea ez da zentzu berdinekoa, Berak F, Segura aipatzen du hitz hau jasotzerakoan.</text:p>
      <text:p text:style-name="P304"/>
      <text:p text:style-name="P304">TRUBEN<text:tab/><text:tab/>Noraezean. Norabidea galduta.</text:p>
      <text:p text:style-name="P304"/>
      <text:p text:style-name="P304">"bestela nabill truben zeu topa eziñik"</text:p>
      <text:p text:style-name="P304">"gau guztidten ibill garie truben zer eiñezien"</text:p>
      <text:p text:style-name="P304">"esan dauie bapor guztidxek dabiltzezela truben arraiñe topa eziñik"</text:p>
      <text:p text:style-name="P304">"truben ibilltxekutan, obeto da etzien geratzie"</text:p>
      <text:p text:style-name="P304"/>
      <text:p text:style-name="P305">TRUBOI/E<text:tab/><text:tab/>Trumoi. Baina hemen konparazioan erabiliko dugu. Esaterako, pertsona bat nagitsu edo gaupasa eginda dagoenean nola dagoen definitzeko.</text:p>
      <text:p text:style-name="P305"/>
      <text:p text:style-name="P305">"dxo dau truboiek, laster dxungo da oire"</text:p>
      <text:p text:style-name="P305">"kordu kalera, truboiek atrapa orduko"</text:p>
      <text:p text:style-name="P305">"onek beruek, truboie emoten dau"</text:p>
      <text:p text:style-name="P305"/>
      <text:p text:style-name="P305">TRUBONADIE<text:tab/>Trumonada. Konparazioan, aurreko hitzak ematen duen zentzua dauka.</text:p>
      <text:p text:style-name="P305"/>
      <text:p text:style-name="P305">"trubonadie eiñ orduko ein bi du bueltie"</text:p>
      <text:p text:style-name="P305">"trubonadak ezan diez partidue asi baiño lelau, baie gero ez"</text:p>
      <text:p text:style-name="P305">"Laiden on gariez trubonadie asi danien"</text:p>
      <text:p text:style-name="P305">"enuen ni iñora, trubonadie dakot eta"</text:p>
      <text:p text:style-name="P305">"okiñ dxun trubonadiegaz, Larnerako bankuen idxe luek artun"</text:p>
      <text:p text:style-name="P305"/>
      <text:p text:style-name="P305">TRUXUEK<text:tab/><text:tab/>Erauntsia.</text:p>
      <text:p text:style-name="P305"/>
      <text:p text:style-name="P305">"dardakadan pasa dot gaue ezan dizen truxuekaz"</text:p>
      <text:p text:style-name="P305">"ezta gitxiaureko, inundaziñuek berez datoz truxuekaz"</text:p>
      <text:p text:style-name="P305">"ez aitxetu truxurik, ondiño aztu barik dakotez udekuek eta"</text:p>
      <text:p text:style-name="P305"/>
      <text:p text:style-name="P305">Gaztelerako "chuzos" hitzetik sartutakoa dela dirudi.</text:p>
      <text:p text:style-name="P305"/>
      <text:p text:style-name="P305">TUNBE<text:tab/><text:tab/>Jausi.</text:p>
      <text:p text:style-name="P305"/>
      <text:p text:style-name="P305">"orrek imiek tunbe eingo dau"</text:p>
      <text:p text:style-name="P305">"botilliek pe tunbe eiñ dxau, da orain ardau barik kaux"</text:p>
      <text:p text:style-name="P305">"orrek gobemuek laster umbeko dau"</text:p>
      <text:p text:style-name="P305">"tunbe geuk eingu guk, orrek gobernuek agiñe gogor dako txo!"</text:p>
      <text:p text:style-name="P305"/>
      <text:p text:style-name="P306">TUNBETA<text:tab/><text:tab/>Etzanda.</text:p>
      <text:p text:style-name="P306"/>
      <text:p text:style-name="P306">"plaidxen nauela tunbeta arri bet dxeusi dxast kadera ganera da zillue eiñ dxost"</text:p>
      <text:p text:style-name="P306">"non dau zure aiztie ba? Tunbeta dau oien, sastarra pasaten"</text:p>
      <text:p text:style-name="P306">"zeuzer pasaten dala ta, dxun garizenien ime bat ikusi du tunbeta konorte barik"</text:p>
      <text:p text:style-name="P306"/>
      <text:p text:style-name="P306">Adberbio funtzioa betetzen du.</text:p>
      <text:p text:style-name="P306"/>
      <text:p text:style-name="P306">TUNBUTO/UE<text:tab/>Bulto handia.</text:p>
      <text:p text:style-name="P306"><text:soft-page-break/></text:p>
      <text:p text:style-name="P306">"oneri armaidxuri tunbuto batek urten tso alboko mandan"</text:p>
      <text:p text:style-name="P306">"buruen dakot Sollube baiño tunbuto andidxaue"</text:p>
      <text:p text:style-name="P306">"izterrien dakozun tunbutue ez dxatzu kentzien ba"</text:p>
      <text:p text:style-name="P306"/>
      <text:p text:style-name="P306">TUNKURRE<text:tab/><text:tab/>Bulto.</text:p>
      <text:p text:style-name="P306"/>
      <text:p text:style-name="P306">"beitu zelako tunkurre dakoten bekokidxen"</text:p>
      <text:p text:style-name="P306">"zuk bat badoku nik tunkur bi dakotez"</text:p>
      <text:p text:style-name="P306">"eztie ezango ba, gixonak imin tsuzen tunkur bidxek"</text:p>
      <text:p text:style-name="P306"/>
      <text:p text:style-name="P306">TUNTURRE<text:tab/><text:tab/>Aurrekoaren sinonimo bat da.</text:p>
      <text:p text:style-name="P306"/>
      <text:p text:style-name="P306">"ia or buruen zer dakozun tuntur bet ikusten tsut eta"</text:p>
      <text:p text:style-name="P306">"buruen eztakot ezer baie belaunien tuntur andi bet dakot"</text:p>
      <text:p text:style-name="P306"/>
      <text:p text:style-name="P306">TUNTUX/E<text:tab/><text:tab/>Buia. Konparazioan andrazko baten enbarazua.</text:p>
      <text:p text:style-name="P306"/>
      <text:p text:style-name="P306">"gure patroien andrie tuntuxegaz dau"</text:p>
      <text:p text:style-name="P306">"zeure aiztie be tuntux matxugaz dau"</text:p>
      <text:p text:style-name="P306">"ez orain tuntux barik tau, errie dau imie ta"</text:p>
      <text:p text:style-name="P306"/>
      <text:p text:style-name="P307">TURDIDU<text:tab/><text:tab/>Harritu. Lelotu.</text:p>
      <text:p text:style-name="P307"/>
      <text:p text:style-name="P307">"entzun dotenagaz turdidu ein nai alabatxu"</text:p>
      <text:p text:style-name="P307">"danak turdidu diez, pentsa-pentsa barik etor da ta"</text:p>
      <text:p text:style-name="P307"/>
      <text:p text:style-name="P307">TURDIDUTE/TURDITE<text:tab/>Harrituta.</text:p>
      <text:p text:style-name="P307"/>
      <text:p text:style-name="P307">"ezta ba turdidutekue eiñ dxauen biarra?"</text:p>
      <text:p text:style-name="P307">"egidxe, mundu guztidxe geratu turdidute PPra dxun dala esan dauenien"</text:p>
      <text:p text:style-name="P307"/>
      <text:p text:style-name="P307">TURRUNE<text:tab/><text:tab/><text:tab/>Arraina portura etortzen zenean, antzina kanpaia jotzen zen. Horri kanpaia zeritzoten. Gero 'sirena' jarri zuten eta horri &gt;turrune&lt; deitzen zitzaion. Gaur egun ez dago ez kanpairik ez sirenarik, telefonoek egiten dutelako lan hori. Baina &gt;turrune&lt; esaten jarraitzen da horien antzeko zerbait entzuten denan.</text:p>
      <text:p text:style-name="P307"/>
      <text:p text:style-name="P307">"goixien goixetik dxo dau gaur turrune"</text:p>
      <text:p text:style-name="P307">"entzun zu turrunik ela?"</text:p>
      <text:p text:style-name="P307">"turrune dxoten daueneko batera alizaten nai oitxik"</text:p>
      <text:p text:style-name="P307"/>
      <text:p text:style-name="P307">TURTULO/UE<text:tab/><text:tab/>Tokor. Koskor. Baina, baita mozkorra ere, zentzu figuratuan.</text:p>
      <text:p text:style-name="P307"/>
      <text:p text:style-name="P307">"emon tsun golpiegaz turtulo matxuek urten tsu"</text:p>
      <text:p text:style-name="P307">"beitu zelako turtulue eiñ dxosten orrek arridxegaz"</text:p>
      <text:p text:style-name="P307">"zapatien takoiegaz dxo dau buruen erdidxen, da turtulo mandue atara tso"</text:p>
      <text:p text:style-name="P307">"okiñ dxauen turtuluegaz etzie non dakon be eztau dxakiñ"</text:p>
      <text:p text:style-name="P307">"edan au kafetxue, turtulue kentzieko"</text:p>
      <text:p text:style-name="P307"/>
      <text:p text:style-name="P308">TUTELIKLAS<text:tab/><text:tab/>Klase guztietakoak.</text:p>
      <text:p text:style-name="P308">"gure etzien zapatak tuteliklas dauz"</text:p>
      <text:p text:style-name="P308">"tuteliklas zeure boluek, soiñien dakozuzenak, ori esaik amari"</text:p>
      <text:p text:style-name="P308"><text:soft-page-break/></text:p>
      <text:p text:style-name="P308">Erdaratik, frantsesetik seguru, edo batek daki nondik asmaturikoa den.</text:p>
      <text:p text:style-name="P308"/>
      <text:p text:style-name="P308">TUTERREZ/IEN<text:tab/><text:tab/>Makina guztian. Azkar. Konparazioan.</text:p>
      <text:p text:style-name="P308"/>
      <text:p text:style-name="P308">"an duez arek tuterrezien lekuek atrapaten frontoire"</text:p>
      <text:p text:style-name="P308">"neuk pe tuterrez ein bidot etzerantz"</text:p>
      <text:p text:style-name="P308">"txikiteuek tiño, turrez ibilltxeko"</text:p>
      <text:p text:style-name="P308"/>
      <text:p text:style-name="P308">TXABETIE<text:tab/><text:tab/><text:tab/>Burutik ondo ez dabilena.</text:p>
      <text:p text:style-name="P308"/>
      <text:p text:style-name="P308">"txabetiek eztau ekarri ezan dxatzona"</text:p>
      <text:p text:style-name="P308">"txabetie beti txabeta, berak gure dauena eiñ"</text:p>
      <text:p text:style-name="P308"/>
      <text:p text:style-name="P308">TXABETADA<text:tab/><text:tab/>Burutik eginda dagoen baten ekintza.</text:p>
      <text:p text:style-name="P308"/>
      <text:p text:style-name="P308">"zelako txabetadak okitxen txuz ba, eziñ dxakiñ zelan dauen"</text:p>
      <text:p text:style-name="P308">"txabetatute dauenak txabetadak ein biar"</text:p>
      <text:p text:style-name="P308"/>
      <text:p text:style-name="P309">TXANKAME<text:tab/><text:tab/><text:tab/>Bernak meheak dauzkan pertsona.</text:p>
      <text:p text:style-name="P309"/>
      <text:p text:style-name="P309">"berak txankarniek deitxu tsu totolodi?"</text:p>
      <text:p text:style-name="P309">"zu txankamie bazara bera plastangie dala esan biar''</text:p>
      <text:p text:style-name="P309">"txankame utze da, baie tiposie da"</text:p>
      <text:p text:style-name="P309"/>
      <text:p text:style-name="P309">Hitz honen konposizioan &gt;txanka&lt; eta &gt;me&lt; (mehe) erabili dira.</text:p>
      <text:p text:style-name="P309"/>
      <text:p text:style-name="P309">/txanka+ /me/ &gt; txankame/</text:p>
      <text:p text:style-name="P309"/>
      <text:p text:style-name="P309">TXANKAPISTOLA<text:tab/><text:tab/> Goikoaren parekoa da, baina oraindino meheagoak dituena.</text:p>
      <text:p text:style-name="P309"/>
      <text:p text:style-name="P309">"beran txankapistolak agiridxen dxun dxatzu a Lameratik"</text:p>
      <text:p text:style-name="P309">"orrek astuek txankapistolak takoz, da zelan erungo dau andrie ganien ba"</text:p>
      <text:p text:style-name="P309">"aren txankapistolak apurtutie ezta gatxa"</text:p>
      <text:p text:style-name="P309"/>
      <text:p text:style-name="P309">Kasu honetan, &gt;txanka&lt; eta &gt;pistola&lt; izan dira konposaketan parte hartu dutenak. Baina, &gt;pistola&lt; hitza ogi mota bati dagokio, hau da, oso mehe eta luzea den ogi tipo bati.</text:p>
      <text:p text:style-name="P309"/>
      <text:p text:style-name="P309">/txanka /pistola/ &gt; txankapistola/</text:p>
      <text:p text:style-name="P309"/>
      <text:p text:style-name="P309">TXANTELA<text:tab/><text:tab/><text:tab/>Arrainaren faktura da. Kofradian ematen dena, gero bankuan kobratzeko. Baina orain edozein faktura izan daiteke, pintorea, dendakoa, arotzarena, eta abar. </text:p>
      <text:p text:style-name="P309"/>
      <text:p text:style-name="P309">"txantela kobraten dxuteko esan dau patroiek"</text:p>
      <text:p text:style-name="P309">"kofradidxera tire, da esan txantela abalateko"</text:p>
      <text:p text:style-name="P309">"da pintoreruek txantela presenta dostenien idxe desmaidxe"</text:p>
      <text:p text:style-name="P309">"laster pasako dost neuri be txantela arotzak"</text:p>
      <text:p text:style-name="P309"/>
      <text:p text:style-name="P310">Ez du Azkuek jaso. Bermeon daukan zentzuaz.</text:p>
      <text:p text:style-name="P310">Bermeoko kofradian gertatutako bitxikeria bat zera da: "txo, enbalaistek au txantela"</text:p>
      <text:p text:style-name="P310">Hori entzun da askotan txantela "abalatzeko" eskatzean. Eta hau ez da txiste bat.</text:p>
      <text:p text:style-name="P310"/>
      <text:p text:style-name="P310"><text:soft-page-break/>TXANTON / NIE<text:tab/><text:tab/>Erabat gorra.</text:p>
      <text:p text:style-name="P310"/>
      <text:p text:style-name="P310">"txanton deitxuten tsoie gorra dalakon"</text:p>
      <text:p text:style-name="P310">"da Mikelari be txantonie deitxu biar tsagu gorra dalakon?"</text:p>
      <text:p text:style-name="P310"/>
      <text:p text:style-name="P310">TXAPLIE<text:tab/><text:tab/><text:tab/>Ipingia.</text:p>
      <text:p text:style-name="P310"/>
      <text:p text:style-name="P310">"zetako imitxen tsazu orrenbeste txapla frakai ba?"</text:p>
      <text:p text:style-name="P310">"txaplie imitxie modan dauelako"</text:p>
      <text:p text:style-name="P310">"bestelakue! Lelau txaplie dakoien frakarik gure bez dxantzi, da oiñ txaplaz beteta edozer"</text:p>
      <text:p text:style-name="P310"/>
      <text:p text:style-name="P310">TXARKERIDXEK<text:tab/><text:tab/>Umeen okerkeriak.</text:p>
      <text:p text:style-name="P310"/>
      <text:p text:style-name="P310">"imie! Ontxe be txarkeridxek eitxen zauz!"</text:p>
      <text:p text:style-name="P310">"Kesusito dabill txarkeridxek eitxen"</text:p>
      <text:p text:style-name="P310">"bai, orrek eingo dau txarkeriren bat betikue lez"</text:p>
      <text:p text:style-name="P310"/>
      <text:p text:style-name="P310">TXARPIE <text:s/><text:tab/><text:tab/><text:tab/><text:span text:style-name="T48">I</text:span>suna edo horren antzekoren bat ordaintzeko datorrenean.</text:p>
      <text:p text:style-name="P310"/>
      <text:p text:style-name="P310">"zelako txarpie dakot pagateko ba, multie edo eztakitx"</text:p>
      <text:p text:style-name="P310">"txarpa ederra etorko dxast neuri be kontribuziñuena"</text:p>
      <text:p text:style-name="P310"/>
      <text:p text:style-name="P311">TXARRAPATA<text:tab/><text:tab/>Atzamarka.</text:p>
      <text:p text:style-name="P311"/>
      <text:p text:style-name="P311">"pellikan asi diez da arpidxen txarrapata tzo"</text:p>
      <text:p text:style-name="P311">"eskuen txarrapata dost neuri be"</text:p>
      <text:p text:style-name="P311">"ori imie ensegida asten da edozeiñeri txarrapataten"</text:p>
      <text:p text:style-name="P311"/>
      <text:p text:style-name="P311">Ikusten denez, gehienetan partizipio barik erabiltzen den aditza da.</text:p>
      <text:p text:style-name="P311"/>
      <text:p text:style-name="P311">TXARRAPATADA<text:tab/><text:tab/>Atzamarkada.</text:p>
      <text:p text:style-name="P311"/>
      <text:p text:style-name="P311">"txarrapatadak takozuz, nok ein tzu ba? Sasidxek"</text:p>
      <text:p text:style-name="P311">"arpidxen ein tzon txarrapatadie ez dxatzo kenduko denporatan be"</text:p>
      <text:p text:style-name="P311">"gorputze itxi tzo txarrapatadaz beteta"</text:p>
      <text:p text:style-name="P311"/>
      <text:p text:style-name="P311">TXARRAPATAKA<text:tab/><text:tab/>Atzamarka egiten.</text:p>
      <text:p text:style-name="P311"/>
      <text:p text:style-name="P311">"txarrapataka asi dxast, neuk ezer ein barik"</text:p>
      <text:p text:style-name="P311">"plistadie emon biar, txarrapataka asten danien"</text:p>
      <text:p text:style-name="P311">"txarrapataka dakidxen imien ondotik asau ibilli"</text:p>
      <text:p text:style-name="P311"/>
      <text:p text:style-name="P311">Moduzko gerundio honek adberbioaren funtzioa betetzen du.</text:p>
      <text:p text:style-name="P311"/>
      <text:p text:style-name="P311">TXARRAPATARIDXE<text:tab/>Elaiaren antzeko txoria, baina handiagoa. Arrano txiki baten erpak dauzka eta erasotzen dakiena.</text:p>
      <text:p text:style-name="P311"/>
      <text:p text:style-name="P311">"txarrapataridxek edozein sasoitxen ibilltxen diez egaz"</text:p>
      <text:p text:style-name="P311">"askotan, elaiek tizelakuen, txarrapataridxekaz erretuten nai"</text:p>
      <text:p text:style-name="P311">"txarrapatari asko ibilltxen da gure soluen"</text:p>
      <text:p text:style-name="P311">TXARRIASKA<text:tab/><text:tab/>Pertsona lotsagabea.</text:p>
      <text:p text:style-name="P311"/>
      <text:p text:style-name="P311"><text:soft-page-break/>"txarriaskie be ezta makala a, edozer gauze esaten"</text:p>
      <text:p text:style-name="P311">"bakigu txarriaska utze dana, baie nok esango tzo ezer ba"</text:p>
      <text:p text:style-name="P311">"txarriaskakaz eztot kure tratorik"</text:p>
      <text:p text:style-name="P311"/>
      <text:p text:style-name="P312">TXARRO / UE<text:tab/><text:tab/>Durdoi antzeko arraina,baina txikiagoa eta zabalagoa. Nahiko preziatua. Baina konparazioan erabiltzen da, kolore biziak dituelako soinekoei aplikaturik.</text:p>
      <text:p text:style-name="P312"/>
      <text:p text:style-name="P312">"arraintxen dxun da, ta zortzi txarro atrapata etor da"</text:p>
      <text:p text:style-name="P312">"txarruek ondo gozo oten diez prijite"</text:p>
      <text:p text:style-name="P312">"gure imiri txarro dxantzitxe dxutie gustaten dxatzo"</text:p>
      <text:p text:style-name="P312">"ori erropie ez dxast gustaten txarrue da ta, kolore lar dako"</text:p>
      <text:p text:style-name="P312"/>
      <text:p text:style-name="P312">TXATXARRA<text:tab/><text:tab/>Oso eskasak.</text:p>
      <text:p text:style-name="P312"/>
      <text:p text:style-name="P312">"txatxarran besteko sagarrak emon dostez, baie debalde"</text:p>
      <text:p text:style-name="P312">"onek zapatak txatxarrak diez ezkontzara eruteko"</text:p>
      <text:p text:style-name="P312"/>
      <text:p text:style-name="P312">Baina haginetako txantxarra definitzeko ere erabiltzen dugu:</text:p>
      <text:p text:style-name="P312"/>
      <text:p text:style-name="P312">"agin guztidxek dakotez txatxarrak dxanda"</text:p>
      <text:p text:style-name="P312"/>
      <text:p text:style-name="P312">TXATXUR<text:tab/><text:tab/><text:tab/>Umeei zuzentzen garenean haginak definitzeko erabilia da hitz hau.</text:p>
      <text:p text:style-name="P312"/>
      <text:p text:style-name="P312">"ia zelan dakozuzen txatxurrek"</text:p>
      <text:p text:style-name="P312">"ikusi amari txatxurtxue"</text:p>
      <text:p text:style-name="P312"/>
      <text:p text:style-name="P312">TXEPETXA<text:tab/><text:tab/><text:tab/>Txepetxa Euskal Herriko txoririk txikiena dela esaten da. Ez dakit hori egia den, baina bai mesfidatiena dela. Honek, enbor erraldoi baten gainean pausatzen denean, frogatu egin behar du bere pisua sostengatzeko gai den enborra. Horrela ba, konparazioan erabiltzean, pensona mesfidatiei aplikatzen da.</text:p>
      <text:p text:style-name="P312"/>
      <text:p text:style-name="P312">"an dabil txepetxa batelak beran pisue artungo badau aprobadie eitxen"</text:p>
      <text:p text:style-name="P312"/>
      <text:p text:style-name="P312">Hala ere, pertsona txikia eta eskasa denean erabiltzen da gehien bat.</text:p>
      <text:p text:style-name="P312"/>
      <text:p text:style-name="P312">"berak txepetxan besteko morroiek grakue dala pentsaten dau"</text:p>
      <text:p text:style-name="P312"/>
      <text:p text:style-name="P313">TXETXO<text:tab/><text:tab/>Deitzekoa dugu forma hau.</text:p>
      <text:p text:style-name="P313"/>
      <text:p text:style-name="P313">"txetxo etorko zara ona"</text:p>
      <text:p text:style-name="P313">"ara txetxo, eztakot zeure kontorik"</text:p>
      <text:p text:style-name="P313">"txetxo, itxistazu bakien"</text:p>
      <text:p text:style-name="P313"/>
      <text:p text:style-name="P313">TXETXOTXU<text:tab/>Aurrekoa bera, baina diminutibo forman.</text:p>
      <text:p text:style-name="P313"/>
      <text:p text:style-name="P313">"txetxotxu, etor zaitxez laztana ba"</text:p>
      <text:p text:style-name="P313">"dxun zaitxez ortik txetxotxu, biar ein bi dot eta"</text:p>
      <text:p text:style-name="P313">"baie txetxotxu, non sartun zara ba"</text:p>
      <text:p text:style-name="P313"/>
      <text:p text:style-name="P313">TXIKERDI<text:tab/><text:tab/>Antzinako neurria da. Kikara erdi izaten zen ardoaren edo beste likido baten neurria. Gaur egun, adinekoen artean entzuten da, baina gutxitasuna adierazteko.</text:p>
      <text:p text:style-name="P313"/>
      <text:p text:style-name="P313"><text:soft-page-break/>"txikerdi ardau baiño eztot edan da marieta nau"</text:p>
      <text:p text:style-name="P313">"seguru txikerdi baiño geidxau ezan dana"</text:p>
      <text:p text:style-name="P313"/>
      <text:p text:style-name="P313">TXIKILLISTE/IE<text:tab/>Txirrindularia.</text:p>
      <text:p text:style-name="P313"/>
      <text:p text:style-name="P313">"txikillistek ikusten dxun gariez Sollubera"</text:p>
      <text:p text:style-name="P313">"ez lekidxast gustako nire sernie txikillistie ezatie"</text:p>
      <text:p text:style-name="P313"/>
      <text:p text:style-name="P313">TXIKIRRIÑUE<text:tab/>Oso <text:s/>txikia.</text:p>
      <text:p text:style-name="P313"/>
      <text:p text:style-name="P313">"txikirriñuek tiez onek gaztaiñek"</text:p>
      <text:p text:style-name="P313">"saldu tzuzenari esan txikirriñuek tizena"</text:p>
      <text:p text:style-name="P313">"alabatxi, arrotzarik txikirriñuenak emostazuz"</text:p>
      <text:p text:style-name="P313"/>
      <text:p text:style-name="P313">TXIKIZARRA<text:tab/>Itxuraz txikia baina adinez zaharra.</text:p>
      <text:p text:style-name="P313"/>
      <text:p text:style-name="P313">"hamabost urte dakozela? Ba eztau emoten, txikizarra ezango da"</text:p>
      <text:p text:style-name="P313">"bai txikizarra da, gorputz txikidxe dako baie urtiek ganien"</text:p>
      <text:p text:style-name="P313"/>
      <text:p text:style-name="P314">TXIKOTA<text:tab/><text:tab/>Edozein motatakoa.</text:p>
      <text:p text:style-name="P314"/>
      <text:p text:style-name="P314">"txikotagaz dxo dau arpidxen, baie deskiduen ezan da"</text:p>
      <text:p text:style-name="P314">"txikot zati bet ekau, au paketie amarrateko"</text:p>
      <text:p text:style-name="P314">"atek laster urtengo dau, bardin dxe txikotakaz arnarraten badau be"</text:p>
      <text:p text:style-name="P314"/>
      <text:p text:style-name="P314">Gaztelerato "chicote" = "extremo de cuerda" hitza hartu eta gero, esanahia zabaldu egin da.</text:p>
      <text:p text:style-name="P314"/>
      <text:p text:style-name="P314">TXIKOTAZO/UE<text:tab/>Ukabilkada. Kolpea (ostia)</text:p>
      <text:p text:style-name="P314"/>
      <text:p text:style-name="P314">"zelako txikotazue emon tzo ba begidxek pe baltxitxu ein tzoz"</text:p>
      <text:p text:style-name="P314">"ernon txikotazo bat, merezidu dau te"</text:p>
      <text:p text:style-name="P314">"txikotazoka zatitxu eiñ dxau, betik altzateko potestade barik itxi dau"</text:p>
      <text:p text:style-name="P314"/>
      <text:p text:style-name="P314">Hitz hau ere zuzenean hartu da gaztelerako "chicotazo" hitzetik.</text:p>
      <text:p text:style-name="P314"/>
      <text:p text:style-name="P314">TXIKOTETIK<text:tab/>Arrainak ihes egin, txikotetik eskapa. Analogiaz, ihes egiten duten gauza guztiekin erabiltzen da.</text:p>
      <text:p text:style-name="P314"/>
      <text:p text:style-name="P314">"orrek mutillek txikotetik ein tzo orreri enbriri"</text:p>
      <text:p text:style-name="P314">"negozidxo on bat okiñ dxau, baie txikotetik tzo"</text:p>
      <text:p text:style-name="P314">"biejiek ein tzu tx.ikotetik, ezta? ez ezan biar tentela"</text:p>
      <text:p text:style-name="P314"/>
      <text:p text:style-name="P314">TXILIÑUE<text:tab/><text:tab/>Hemen daukagu zakila definitzeko daukagun beste berba bat. Beste bariante ba hobeto esanda. Geroago ikusiko dugun &gt;txitxiliñue&lt;, ume baten zakila definitzeko erabilia. Honen laburpena izango dugu goikoa.</text:p>
      <text:p text:style-name="P314"/>
      <text:p text:style-name="P314">"txiliñue be ez dxatzo ikusten koitxaduri"</text:p>
      <text:p text:style-name="P314">"zelan ikusiko dxatzo txiliñue imiri beran mamiñekaz tapata dako ta"</text:p>
      <text:p text:style-name="P314"/>
      <text:p text:style-name="P315">TXILIPITXO / TXILIPITXERO/UE<text:tab/><text:tab/>Lula. Arrain txikia, koloretsua, eta oso ona jateko.</text:p>
      <text:p text:style-name="P315">"bateleruek txilipitxo asko atrapa dauie, baie karu dauz"</text:p>
      <text:p text:style-name="P315">"eztau txilipitxerue baiño arraiñ gozuarik prijite"</text:p>
      <text:p text:style-name="P315"><text:soft-page-break/>"atxiñe 'txilipitxo ederrak' kantaten dxuten ezan diez andrak txilipitxeruek saltzien"</text:p>
      <text:p text:style-name="P315"/>
      <text:p text:style-name="P315">Baina beste esanahi bat ere badauka: umeen zakiltxoa definitzeko erabilia.</text:p>
      <text:p text:style-name="P315"/>
      <text:p text:style-name="P315">"txilipitxue ondo gorde gero, otzitxu barik"</text:p>
      <text:p text:style-name="P315"/>
      <text:p text:style-name="P315">TXILL<text:tab/><text:tab/><text:tab/>Gehienetan eguzkia dirdaitsu dagoenean esaten da.</text:p>
      <text:p text:style-name="P315"/>
      <text:p text:style-name="P315">"gaur eguzkidxe txill dauelez plaidxera dxungo garie"</text:p>
      <text:p text:style-name="P315">"eguzkidxe txill on da atzo, baie gaur egualdi kapaue dau"</text:p>
      <text:p text:style-name="P315">"begidxek pe txill txill dakoz eguzkidxe lez, ardautxu da ta"</text:p>
      <text:p text:style-name="P315"/>
      <text:p text:style-name="P315">TXILLO/UE<text:tab/><text:tab/>Arrain txiki bat. Bisigu txikien antzekoa. Baina konparazioan ere erabiltzen da. Begiak ardoaren edo loguraren eraginaz txikituta daudenean esaten dugu.</text:p>
      <text:p text:style-name="P315"/>
      <text:p text:style-name="P315">"ronpeolasen on diez ime pillo bat txillotan"</text:p>
      <text:p text:style-name="P315">"txilluiek atrapateko lekorik onena espigoien erdidxe da"</text:p>
      <text:p text:style-name="P315">'txillotxuek dxango zuz prijite, ezta laztana"</text:p>
      <text:p text:style-name="P315">"beituixu orren begi txilluek, nondik ibill dxe ba"</text:p>
      <text:p text:style-name="P315">"begi txillotxuek takoz, baie politxek"</text:p>
      <text:p text:style-name="P315"/>
      <text:p text:style-name="P315">TXILLOTU<text:tab/><text:tab/>Logura, ardoa edo beste drogaren baten eraginez begiak txikituta edukitzea.</text:p>
      <text:p text:style-name="P315"/>
      <text:p text:style-name="P315">"niri loguriegaz begidxek txillotu eitxen dxastez"</text:p>
      <text:p text:style-name="P316">"oire tire, begidxek pe txillotu dxatzuz de"</text:p>
      <text:p text:style-name="P316">"auntxe be fume dauie orrek porrue, beitu ostantzien zelan txillotu dxatzoien begidxek"</text:p>
      <text:p text:style-name="P316"/>
      <text:p text:style-name="P316">Aditzaren funtzion betetzen du forma honek.</text:p>
      <text:p text:style-name="P316"/>
      <text:p text:style-name="P316">Azkuek Mundakan jaso du hitz hau, baina Bermeon zentzu zabalagoa dauka.</text:p>
      <text:p text:style-name="P316"/>
      <text:p text:style-name="P316">TXILLOTUTE<text:tab/>Hemen lokuzioak adberbio funtzioa betetzen du.</text:p>
      <text:p text:style-name="P316"/>
      <text:p text:style-name="P316">"batek taki zer artzien dauien onek begidxek pe txillotute dakoie ta"</text:p>
      <text:p text:style-name="P316">"neu pe bai, txillotute dakotez begidxek, baie dakoten loguriegaz"</text:p>
      <text:p text:style-name="P316">"berez eztiez okitxen txillotute, zeuzeitxik baiño"</text:p>
      <text:p text:style-name="P316">"ba, orrek berez dakoz aulan, txillotute"</text:p>
      <text:p text:style-name="P316"/>
      <text:p text:style-name="P316">Kasu honetan adberbio funtzioa betetzen du.</text:p>
      <text:p text:style-name="P316"/>
      <text:p text:style-name="P316">TXIMISTIE<text:tab/><text:tab/>Tximista. Konparazioan, azkar ibiltzea.</text:p>
      <text:p text:style-name="P316"/>
      <text:p text:style-name="P316">"zer dabill orrek ba, tximistie da la?"</text:p>
      <text:p text:style-name="P316">"tximistie lez dabill ara ta ona"</text:p>
      <text:p text:style-name="P316">"ariñe da berori andrie, tximistie lakue"</text:p>
      <text:p text:style-name="P316"/>
      <text:p text:style-name="P316">TXIMISTADA<text:tab/>Tximistargia.</text:p>
      <text:p text:style-name="P316"/>
      <text:p text:style-name="P316">"gaue ezan dalez tximistadie ondo ondo ikusi du"</text:p>
      <text:p text:style-name="P316">"zelako tximistadak on diez ba, begidxek pe itsutu"</text:p>
      <text:p text:style-name="P316">"lelangoko tximistadie ikusi dunien korridxen dxun gariez etzera"</text:p>
      <text:p text:style-name="P316">"tximistadak asko ikaratuten nauie"</text:p>
      <text:p text:style-name="P316"><text:soft-page-break/></text:p>
      <text:p text:style-name="P316">Hitz hau, aurreko &gt;tximista&lt; hitzari &gt;ada&lt; atzizkia erantsita egin da.</text:p>
      <text:p text:style-name="P316"/>
      <text:p text:style-name="P317">TXIMISTADAN<text:tab/><text:tab/>Korrikan ibili, joan, etorri.</text:p>
      <text:p text:style-name="P317"/>
      <text:p text:style-name="P317">"tximistadan dxun gariez ikusten, baie ordureko dana on da akabata"</text:p>
      <text:p text:style-name="P317">"dxun eingo gariez, tximistadan urteteko baiño ezpada"</text:p>
      <text:p text:style-name="P317">"ori esan tsatenien tximistadan urten dau"</text:p>
      <text:p text:style-name="P317"/>
      <text:p text:style-name="P317">Aurreko biak izenaren funtzioa betetzen badute, honek adberbioaren funtzioa betetzen du.</text:p>
      <text:p text:style-name="P317"/>
      <text:p text:style-name="P317">TXINGAUE<text:tab/><text:tab/><text:tab/>Kokolo. Inozo. Erdi burutik eginda.</text:p>
      <text:p text:style-name="P317"/>
      <text:p text:style-name="P317">"ori morroie txingaue da txo, eztau enteniten ezebe"</text:p>
      <text:p text:style-name="P317">"txingaue zara txo, ara zeuri diñotsut arpire"</text:p>
      <text:p text:style-name="P317">"da gero, txingauen arpidxe imitxen dau"</text:p>
      <text:p text:style-name="P317">"orregaz kopla gitxi txingau utse da ta"</text:p>
      <text:p text:style-name="P317">"txingaue ezan biar da personie ori biarra eitxeko"</text:p>
      <text:p text:style-name="P317"/>
      <text:p text:style-name="P317">TXINGAUTU<text:tab/><text:tab/><text:tab/>Zoratu.</text:p>
      <text:p text:style-name="P317"/>
      <text:p text:style-name="P317">"txingautu eingo nozu txo"</text:p>
      <text:p text:style-name="P317">"berak enbriek txingautu eiñ dxau gixona"</text:p>
      <text:p text:style-name="P317">"edo neu nai tentela edo txingautu ein nai"</text:p>
      <text:p text:style-name="P317">"betiko gauzek entzuten txingautu eitxen zara"</text:p>
      <text:p text:style-name="P317"/>
      <text:p text:style-name="P317">TXINGETA<text:tab/><text:tab/><text:tab/>Zoratuta egon.</text:p>
      <text:p text:style-name="P317"/>
      <text:p text:style-name="P317">"ori andrie txingeta dau ezta?"</text:p>
      <text:p text:style-name="P317">"beran arrebiek esan dau txingeta dauela beran nebie"</text:p>
      <text:p text:style-name="P317">"txingeta ongo da, baie badaki zer eitzen dauen"</text:p>
      <text:p text:style-name="P317"/>
      <text:p text:style-name="P317">Hitz honen etimologia Latino Amerikan erabiltzen den gaztelerako "chingar" = "embringarse, beber mucho" izango da. Baina hor infinitibo forma horretan bakanik agertzen da eta Bermeon infinitiboan oso gutxi erabiltzen, hau da, &gt;txinge&lt; oso eskasa da <text:span text:style-name="T49">erabileran. Gainera zentzun ere oso ezberdina da, semantikoki paralelismo bat agertzen bada ere.</text:span></text:p>
      <text:p text:style-name="P318"/>
      <text:p text:style-name="P318">TXINGO/UE<text:tab/><text:tab/>Cuban esaten den gaztelerako "chingo" = "diminuto" hitza da formaz eta esanahiaz, Azkuek ere Gernikan jaso du hitz hau, baina esanahia "copo de nieve pequeño y seco" da.</text:p>
      <text:p text:style-name="P318"/>
      <text:p text:style-name="P318">Guk, konparazioan, kaka mokordo oso txikiak eta sikuak adierazteko erabiltzen da, hau da umeenak.</text:p>
      <text:p text:style-name="P318"/>
      <text:p text:style-name="P318">"onek imiek txinguek eiñ dxostez da supositoidxue imin biar dotsat"</text:p>
      <text:p text:style-name="P318">"bekerekan txinguekaz beteta on da bedartzie"</text:p>
      <text:p text:style-name="P318">"ai! zelako tripetako miñek takorezen; txinguek paiño eztotez eiñ"</text:p>
      <text:p text:style-name="P318">"txinguek lako bonboitxuek erosi dotez"</text:p>
      <text:p text:style-name="P318"/>
      <text:p text:style-name="P318">Ez dugu erabiltzen beste hiztegietan datorren zentzuaz.</text:p>
      <text:p text:style-name="P318">TXINGOLUE<text:tab/><text:tab/>Burutik erdi eginda dagoela esateko erabiltzen da. Askotan peioratiboan, eta beste askotan arrazoi barik.</text:p>
      <text:p text:style-name="P318"><text:soft-page-break/></text:p>
      <text:p text:style-name="P318">"ori mutille txingolotuten asitxe dau"</text:p>
      <text:p text:style-name="P318">"asitxe ez, atxiñetik da ori txingolue"</text:p>
      <text:p text:style-name="P318"/>
      <text:p text:style-name="P318">Argentinan edo beste leku batzuetan erabiltzen den berba hau, bermeotar arrantzaleen artean erabiltzen dela esan beharra dago.</text:p>
      <text:p text:style-name="P318"/>
      <text:p text:style-name="P318">TXINTXIÑE<text:tab/><text:tab/>Atzarnar txikiaren neurrira iristen ez den antxoatxoa da. Oso preziatua, modu askotara prestatuta jaten da. Udazkenean harrapatzen da.</text:p>
      <text:p text:style-name="P318"/>
      <text:p text:style-name="P318">"txintxiñek dxan duz da angulek pez gozuau"</text:p>
      <text:p text:style-name="P318">"erri barruen eztakidxe zer dan txintxiñie"</text:p>
      <text:p text:style-name="P318">"Bilboko lagun batzui esan tsatie txiñtxiñek dxaten etorteko"</text:p>
      <text:p text:style-name="P318"/>
      <text:p text:style-name="P319">TXIPERRA<text:tab/><text:tab/>Mangera.</text:p>
      <text:p text:style-name="P319"/>
      <text:p text:style-name="P319">"loidzie garbitxuten on gariez txiperragaz"</text:p>
      <text:p text:style-name="P319">"andik pasa naienien ure bota dost txiperragaz da mela-mela ein nau"</text:p>
      <text:p text:style-name="P319">"obien obien txiperragaz garbitxuten diez kaliek"</text:p>
      <text:p text:style-name="P319">"dauen beruegaz txiperragaz bota bilikidauie ure"</text:p>
      <text:p text:style-name="P319"/>
      <text:p text:style-name="P319">TXIPLAZUE<text:tab/><text:tab/>Aurpegikoa. Zartada.</text:p>
      <text:p text:style-name="P319"/>
      <text:p text:style-name="P319">"ezpaztazu errekadue eitxen txiplazue dutsu"</text:p>
      <text:p text:style-name="P319">"ama, txiplazuek emoten dabill anaidxie"</text:p>
      <text:p text:style-name="P319">"zeuk pe emon beste txiplazo bat"</text:p>
      <text:p text:style-name="P319">"ezta emoten txiplazorik, andidzek zarie ta"</text:p>
      <text:p text:style-name="P319"/>
      <text:p text:style-name="P319">TXIPLIE<text:tab/><text:tab/>Gogor bota euria.</text:p>
      <text:p text:style-name="P319"/>
      <text:p text:style-name="P319">"txiplie dau euridxe botaten"</text:p>
      <text:p text:style-name="P319">"ez urten kalera, txiplie da ta"</text:p>
      <text:p text:style-name="P319">"urten dunien ezta esan euririk, baie gerotxuau ekar dauen txupliegaz, etzera aillega gariez mela melata"</text:p>
      <text:p text:style-name="P319"/>
      <text:p text:style-name="P319">Baina &gt;zartada&lt; edo &gt;aurpegikoa&lt; esateko ere erabiltzen da.</text:p>
      <text:p text:style-name="P319"/>
      <text:p text:style-name="P319">"txiplie txiplien ganien artun txuz arek esantxarrekuek"</text:p>
      <text:p text:style-name="P319"/>
      <text:p text:style-name="P319">TXIRIKILLAUE<text:tab/>Kizkur. Kiribildua.</text:p>
      <text:p text:style-name="P319"/>
      <text:p text:style-name="P319">"ule txirikillaue dakon bategaz on nai dxantzan"</text:p>
      <text:p text:style-name="P319">"da nok tako txirikillaue ba?"</text:p>
      <text:p text:style-name="P319">"ule txirikillaue imitzeko esan tsat pelukerieri"</text:p>
      <text:p text:style-name="P319"/>
      <text:p text:style-name="P319">Hitz honi gaztelerazko —ado- atzizkia erantsita egin dugu.</text:p>
      <text:p text:style-name="P319"/>
      <text:p text:style-name="P319">/txirikillo/ + /ado/ &gt; txirikillado &gt;txirikillau</text:p>
      <text:p text:style-name="P319"/>
      <text:p text:style-name="P320">TXIRIKILLO<text:tab/><text:tab/>Ilekizkurra.</text:p>
      <text:p text:style-name="P320">"ulie okiñ dxau txirikillodune, baie gero lisotu eiñ dxau"</text:p>
      <text:p text:style-name="P320">"tortolako bizarrak pe txirikilloz beteta dakotsu orrek"</text:p>
      <text:p text:style-name="P320"><text:soft-page-break/>"txirikilluek urteteko errizadorak imiñi bi dotez"</text:p>
      <text:p text:style-name="P320"/>
      <text:p text:style-name="P320">TXIRIMOTADAK<text:tab/>Beherago agertzen den &gt;txirribotoak&lt; hitzaren parekoa dugu, baina hau berriagoa da, eta gazteagoen artean erabiltzen da. Esanahia berdina da.</text:p>
      <text:p text:style-name="P320"/>
      <text:p text:style-name="P320">"txirimotadak eitxen pasa dot dibujoko ordue eskolan"</text:p>
      <text:p text:style-name="P320">"meisueri ez dxatzo gustaten txirimotadak eitxie"</text:p>
      <text:p text:style-name="P320"/>
      <text:p text:style-name="P320">TXIRLORA<text:tab/><text:tab/>Egurraren biru<text:tab/>ta. Konparazioan kizkurra den edozer.</text:p>
      <text:p text:style-name="P320"/>
      <text:p text:style-name="P320">"txirlrak batzien ibilltxen da sue eitxeko"</text:p>
      <text:p text:style-name="P320">"txirloratute itxi dost ulie permanentiegaz"</text:p>
      <text:p text:style-name="P320">"beko txirlorai useiñe bota tsazu?"</text:p>
      <text:p text:style-name="P320"/>
      <text:p text:style-name="P320">TXIRRIDXE<text:tab/><text:tab/>Urne txikiak.</text:p>
      <text:p text:style-name="P320"/>
      <text:p text:style-name="P320">"ime txirriz beteta on da ziñie"</text:p>
      <text:p text:style-name="P320">"ime txirri guztidxek dxun dxatzuz dandarrez pallasuek ikusten"</text:p>
      <text:p text:style-name="P320"/>
      <text:p text:style-name="P320">TXIRRIBOTUEK<text:tab/>Zirriborroak.</text:p>
      <text:p text:style-name="P320"/>
      <text:p text:style-name="P320">"txirribotoz beteta topa dotez koademo guztidxek"</text:p>
      <text:p text:style-name="P320">"dibujuek eitxeko esan da txirriborroz bete etzie"</text:p>
      <text:p text:style-name="P320"/>
      <text:p text:style-name="P320">TXIRRISTADIE<text:tab/>Laprastada.</text:p>
      <text:p text:style-name="P320"/>
      <text:p text:style-name="P320">"euridxe danien Larneran ezin dxe ibilli, txirristadie asegureta dakozu"</text:p>
      <text:p text:style-name="P320">"euridxe danien edonon ein leikezu txirristadie"</text:p>
      <text:p text:style-name="P320">"asi goitxik eta beraiño txirristadan dxun nai"</text:p>
      <text:p text:style-name="P320"/>
      <text:p text:style-name="P321">TXISTADA<text:tab/><text:tab/>Arreta erakartzeko egiten dugun zarato hori: txist, txist.</text:p>
      <text:p text:style-name="P321"/>
      <text:p text:style-name="P321">"kaletik dxun nai da txistadiek atentzinue deitxu dost, nor ete dan, da burue buelta dotenien bera ezan da"</text:p>
      <text:p text:style-name="P321">"ziñera bazuez ein txistada bat"</text:p>
      <text:p text:style-name="P321">"non entzuten doten aulako txistada andi bet"</text:p>
      <text:p text:style-name="P321"/>
      <text:p text:style-name="P321">Onomatopeiazko hitz hau, deklinatu eta adberbio forman ere crabiltzen da.</text:p>
      <text:p text:style-name="P321">/chis/ + /ada/ &gt; txistada/</text:p>
      <text:p text:style-name="P321"/>
      <text:p text:style-name="P321">Azkuck jaso du forma hau baina badirudi, erabileran ez dela hain arrunta esanahi honetaz, Bermeon normalki erabilizen da.</text:p>
      <text:p text:style-name="P321"/>
      <text:p text:style-name="P321">Kasu honetan izenaren funtzioa betazen du.</text:p>
      <text:p text:style-name="P321"/>
      <text:p text:style-name="P321">TXISTADAKA<text:tab/>Goiko hitza adberbio funtzioan agertzen da.</text:p>
      <text:p text:style-name="P321"/>
      <text:p text:style-name="P321">"txistadaka okiñ dxot Lameran on naien denpora guztidxen"</text:p>
      <text:p text:style-name="P321">"eztozu obeto txistadaka ibilli barik bertara dxuen da berba eiñ?"</text:p>
      <text:p text:style-name="P321">"Lamera erditxik pasa dxatzu beran gona laburregaz da gixon guztidxek berari txistadaka"</text:p>
      <text:p text:style-name="P321">"beran txistadakaz larritxute nako"</text:p>
      <text:p text:style-name="P321"/>
      <text:p text:style-name="P321"><text:soft-page-break/>TXISTILL/E<text:tab/><text:tab/>Tanta.</text:p>
      <text:p text:style-name="P321"/>
      <text:p text:style-name="P321">"erropic dakot ardau txistillez beteta"</text:p>
      <text:p text:style-name="P321">"enebada! euridxc eingo dau txistil batek dxo nau te"</text:p>
      <text:p text:style-name="P321">"kristelak tauz txistillekaz kakaztute"</text:p>
      <text:p text:style-name="P321">"pintxure txistill andi bet dxeusi dxatzu arpire"</text:p>
      <text:p text:style-name="P321"/>
      <text:p text:style-name="P321">Hitz hau P.M. k bakarrik jaso du, baina ez du jartzen non. Bermeon normalki erabiltzen da.</text:p>
      <text:p text:style-name="P321"/>
      <text:p text:style-name="P322">TXISTUKETIE<text:tab/>Txistua botatzen egotea. Gehienetan haurdunaldian.</text:p>
      <text:p text:style-name="P322"/>
      <text:p text:style-name="P322">"zelako txistuketiegaz nau ba, eztaitx enbarazada banau"</text:p>
      <text:p text:style-name="P322">"enebada! Txistuketie bakozu, laster imie"</text:p>
      <text:p text:style-name="P322">"txo, txistuek bota ta bota zabiltzez, txistuketie dakozu le?"</text:p>
      <text:p text:style-name="P322"/>
      <text:p text:style-name="P322">TXITXARRO/UE<text:tab/>Zakila deskribatzeko dagoen hitzetariko bat dugu. Beste askotan bezala, arrain baten izena hartu da hori adierazteko. Umeena zein nagusiena izan daiteke.</text:p>
      <text:p text:style-name="P322"/>
      <text:p text:style-name="P322">"txitzarrue ondo gordeten tsu iñok ikusi barik, amazortzi urtegaz eztau eingo ori"</text:p>
      <text:p text:style-name="P322">"atara txitxarrue ikusteko zelan dakozun ori granue"</text:p>
      <text:p text:style-name="P322">"enebada! txitxarrue alperrikaldute dakozu"</text:p>
      <text:p text:style-name="P322"/>
      <text:p text:style-name="P322">TXITXEMARKA/TXITXIMARKA<text:tab/><text:tab/>Atzamarka egin. Txatxamurka egin.</text:p>
      <text:p text:style-name="P322"/>
      <text:p text:style-name="P322">"onek imiek txitxemarka eiñ dzost"</text:p>
      <text:p text:style-name="P322">"ba zeuk pe txitxemarka"</text:p>
      <text:p text:style-name="P322">"txitxumarkaten batsu zeuk pe ez itzi"</text:p>
      <text:p text:style-name="P322"/>
      <text:p text:style-name="P322">Azkuek, Lekeition &gt;txitximurka&lt; jaso du, eta berori eta &gt;txumumarka&lt; barianteak jaso ditu eta Kintanak &gt;txatxumarka&lt;.</text:p>
      <text:p text:style-name="P322"/>
      <text:p text:style-name="P322">TXITXEMARKADA<text:tab/><text:tab/><text:tab/>Atzamarka. Txatxarnurka.</text:p>
      <text:p text:style-name="P322"/>
      <text:p text:style-name="P322">"txitxemarkada masie ein tso arpidxen"</text:p>
      <text:p text:style-name="P322">"gorputze be txitxemarkadaz beteta dako"</text:p>
      <text:p text:style-name="P322">"eitxen bastazu mitzemarkada bat amari esango tsat"</text:p>
      <text:p text:style-name="P322"/>
      <text:p text:style-name="P322">Hitz honen barianteak asko dira, baina berau ez dator hiztegietan.</text:p>
      <text:p text:style-name="P322"/>
      <text:p text:style-name="P323">TXITXILIÑUE<text:tab/><text:tab/><text:tab/>Umeen zakiltzoa.</text:p>
      <text:p text:style-name="P323"/>
      <text:p text:style-name="P323">"atara txitxiliñue txise eitzeko"</text:p>
      <text:p text:style-name="P323">"txitxiliñue dakozu erreta laztana"</text:p>
      <text:p text:style-name="P323">"txitxiliñoko miñe dakola esan dost imiek"</text:p>
      <text:p text:style-name="P323"/>
      <text:p text:style-name="P323">TXITXIÑE<text:tab/><text:tab/><text:tab/><text:tab/>Neskatotxoen alua.</text:p>
      <text:p text:style-name="P323"/>
      <text:p text:style-name="P323">"geure imiek pe esan dost txitxiñeko miñe dakola"</text:p>
      <text:p text:style-name="P323">"zer dakoie imiok ba, txitxiñe erreta da eztaitx zer"</text:p>
      <text:p text:style-name="P323">"ia, au txitxiñe zelan dauen ikusi bi de ta"</text:p>
      <text:p text:style-name="P323">TXITXIÑUE<text:tab/><text:tab/><text:tab/>Hau ere aurrekoen parekoa dugu. Baina mutikoarena.</text:p>
      <text:p text:style-name="P323"/>
      <text:p text:style-name="P323"><text:soft-page-break/>"txitxiñue atata ibill dze goiz santo guztidzen plaidxen, da bera lotsatu bez"</text:p>
      <text:p text:style-name="P323"/>
      <text:p text:style-name="P323">TXITURRI/DXE<text:tab/><text:tab/>Garbia garbitzen dabilen pertsona.</text:p>
      <text:p text:style-name="P323"/>
      <text:p text:style-name="P323">"auntxe be txitxirridxen gauzek eitsen zauz"</text:p>
      <text:p text:style-name="P323">"erdudxona kalera, txitxirridxe lez ibilli barik"</text:p>
      <text:p text:style-name="P323">"txitxirri utse zara baie!"</text:p>
      <text:p text:style-name="P323">"txitxirridxe esan balekinai eiñdxe okingo lekidotez biarrak"</text:p>
      <text:p text:style-name="P323"/>
      <text:p text:style-name="P323">TXOFERRISTIE<text:tab/><text:tab/>Auto gidaria.</text:p>
      <text:p text:style-name="P323"/>
      <text:p text:style-name="P323">Galtzen ari den hitza da, adinekoetan bakarrik entzuten da.</text:p>
      <text:p text:style-name="P323"/>
      <text:p text:style-name="P323">"eskursiñuen dxun garizenien txoferristiri esan tsagun Dolostin lotuteko"</text:p>
      <text:p text:style-name="P323">"bai baie, txoferristiek kasurik pez"</text:p>
      <text:p text:style-name="P323">"txoferrista para kotxie, txise larri da amen jentie ta!"</text:p>
      <text:p text:style-name="P323">"<text:span text:style-name="T50">gure txoferristie total ona ezan da, geuk kure dune eiñ dxau"</text:span></text:p>
      <text:p text:style-name="P323"/>
      <text:p text:style-name="P324">/txofer/ + /ista/ &gt; txoferrista/</text:p>
      <text:p text:style-name="P324"/>
      <text:p text:style-name="P324">TXOIÑUE<text:tab/><text:tab/>Txoto.</text:p>
      <text:p text:style-name="P324"/>
      <text:p text:style-name="P324">"buruko txoiñue eiñ dxot okiñ dxotezen lanakaz"</text:p>
      <text:p text:style-name="P324">"eztozu pasako otzik pe txoinuegaz"</text:p>
      <text:p text:style-name="P324">"neuk pe ein biar dot txoiño bat neuretzat"</text:p>
      <text:p text:style-name="P324"/>
      <text:p text:style-name="P324">&gt;txoto&lt; hitza eta beste hau parean erabiltzen direla esan behar da.</text:p>
      <text:p text:style-name="P324"/>
      <text:p text:style-name="P324">TXOMIÑANTON<text:tab/>Emagizon. Maritxu.</text:p>
      <text:p text:style-name="P324"/>
      <text:p text:style-name="P324">"bera mutille txomiñanton dozu, beti dabill enbrakaz"</text:p>
      <text:p text:style-name="P324">"bestelako txomiñanton dau or, enbran gauzek eitxen"</text:p>
      <text:p text:style-name="P324">"zu zara txomiñanton, zetako ibil bi zara zu enbrakaz, mutillekaz dxun barik"</text:p>
      <text:p text:style-name="P324"/>
      <text:p text:style-name="P324">Bermeon, &gt;txomiñ&lt; hitza hartzen da askotan maritxu bat definitzeko eta &gt;anton&lt; horrek indarra ematen diola pentsatuz hitz konposatu hori sortu da. Beraz, izen propio bi batu dira adjektibo bat egiteko.</text:p>
      <text:p text:style-name="P324"/>
      <text:p text:style-name="P324">TXORIGORRA<text:tab/>Zeharo gorra.</text:p>
      <text:p text:style-name="P324"/>
      <text:p text:style-name="P324">"deike deike on nai da eztost ein kasurik txorigorrak"</text:p>
      <text:p text:style-name="P324">"txorigorra badan zelan eingo dost kasu ba?"</text:p>
      <text:p text:style-name="P324"/>
      <text:p text:style-name="P324">Adberbio moduan ere erabiltzen da:</text:p>
      <text:p text:style-name="P324"/>
      <text:p text:style-name="P324">"uger eiñ dxotenik eta ona txorigortute nau, ure sartun dxast belarridxetan antza"</text:p>
      <text:p text:style-name="P324">"txorigortute ongo zara baie majo entzuten zuz diro kontuek dizenien"</text:p>
      <text:p text:style-name="P324"/>
      <text:p text:style-name="P325">TXORROPORRO/UE<text:tab/>Berba asko egiten duena.</text:p>
      <text:p text:style-name="P325"/>
      <text:p text:style-name="P325">"txorroporrue lez dau berba ta berba"</text:p>
      <text:p text:style-name="P325">"ori andrie baiño txorroporruaurik eztot ikusi"</text:p>
      <text:p text:style-name="P325"><text:soft-page-break/>"bestelako txorroporrue zauz or, buruko miñe be eistazu te"</text:p>
      <text:p text:style-name="P325">"orrek gixonak tako andrie txorroporrue baiño txorroporruaue"</text:p>
      <text:p text:style-name="P325"/>
      <text:p text:style-name="P325">Azkuek, Arrasaten jaso du, baina zentzua "informalidad" da.</text:p>
      <text:p text:style-name="P325"/>
      <text:p text:style-name="P325">TXOTXOLIÑIE<text:tab/>Alua definitzeko beste berba bat, baina gehienetan gaztetxoen alua definitzeko erabilia izaten da.</text:p>
      <text:p text:style-name="P325"/>
      <text:p text:style-name="P325">"ama txotxoliñie bustitxe dakot txixegaz"</text:p>
      <text:p text:style-name="P325">"txixe ein ezkero busti biar txotxoliñie"</text:p>
      <text:p text:style-name="P325"/>
      <text:p text:style-name="P325">TXULIBRIÑ/E<text:tab/>Pinpirina. Harroa. Gehienetan mutila izaten da, baina noiz edo noiz neskari ere aplikatzen zaio.</text:p>
      <text:p text:style-name="P325"/>
      <text:p text:style-name="P325">"ori mutille total da txulibriñe, pentsaten dau enbra danak tauzela berari begire"</text:p>
      <text:p text:style-name="P325">"berorren nobidxie he txulibriñ utse da ta"</text:p>
      <text:p text:style-name="P325">"bakixu nor dan txulibriñe, zeure aiztien koñatie"</text:p>
      <text:p text:style-name="P325">"orrek danak tiez txulibriñ txulibriñek"</text:p>
      <text:p text:style-name="P325"/>
      <text:p text:style-name="P325">Gaztelerako "chulo/a" hartu da oinarritzat; eta gero, "in" atzizkia jarriz, "chulin" gertatu ondoren, hau indartzeko, "bri" tartizkia erantsi zaio.</text:p>
      <text:p text:style-name="P325"/>
      <text:p text:style-name="P325">TXUNTXURRE<text:tab/>Hezur sakroa. Erreinezur.</text:p>
      <text:p text:style-name="P325"/>
      <text:p text:style-name="P325">"labrastadie eiñ dxau da popako txuntxurre apurtu dau"</text:p>
      <text:p text:style-name="P325">"txuntxurreko miñegaz enai kapaz"</text:p>
      <text:p text:style-name="P325">"dxeusi danien txuntxurregaz artun dau golpie"</text:p>
      <text:p text:style-name="P325">"arrakalatute dako txuntxurre"</text:p>
      <text:p text:style-name="P325"/>
      <text:p text:style-name="P325">Azkuek beste zentzu batzuetan jaso du hitz hau.</text:p>
      <text:p text:style-name="P325"/>
      <text:p text:style-name="P326">TXUNTXURRUEN<text:tab/>Jendea multzoan.</text:p>
      <text:p text:style-name="P326"/>
      <text:p text:style-name="P326">"zeuzer pasaten danien txuntxurruetan oten da jentie batunde"</text:p>
      <text:p text:style-name="P326">"txuntxurruen dau jentie portuen, ia zer pasa dan"</text:p>
      <text:p text:style-name="P326"/>
      <text:p text:style-name="P326">TXUPANDOZKI/DXE<text:tab/>Parasito. Aprobetxategi.</text:p>
      <text:p text:style-name="P326"/>
      <text:p text:style-name="P326">"bai aregaz txupandozkidxegaz ezkonduko dala diño, beragaz enamorata dauela ta"</text:p>
      <text:p text:style-name="P326">"enebada! agie dxango dotso, olako txupandozkidxe badan"</text:p>
      <text:p text:style-name="P326">"bera mutill txupandozkidxe, beragaz enbriegaz enpiketa"</text:p>
      <text:p text:style-name="P326"/>
      <text:p text:style-name="P326">Gaztelerako "chupar" aditza erabili da hitz hau sortzeko, "chupando" gerundioa hartu eta &gt;ki&lt; atzizkia erantsi zaio.</text:p>
      <text:p text:style-name="P326">/chupando/ + /ki/&gt; txupandoki/ Gero eufoniagatik &gt;z&lt; bat sartu zaio.</text:p>
      <text:p text:style-name="P326"/>
      <text:p text:style-name="P326">TXURUPIÑEK<text:tab/><text:tab/>Iskanbilak. Pasadizuak.</text:p>
      <text:p text:style-name="P326"/>
      <text:p text:style-name="P326">"txurupiñek pasaten dizela diñoie; laster etorko dxasku gerrie"</text:p>
      <text:p text:style-name="P326">"zer pasa dxaskun? Txurupiñek. Kotxie galdu, diruek ostu ta diro barik, nora dxuen ezien" "txurupiñek pasa dxatzoie geure aitxeri be, Dakarren. idxe ill alabatxi"</text:p>
      <text:p text:style-name="P326">"beti pasaten dxatzue zuei txurupiñek, upiñek takozue zuek"</text:p>
      <text:p text:style-name="P326"><text:soft-page-break/></text:p>
      <text:p text:style-name="P326">Hitz bau konposatua dena argi dago, baina argi ez dagoena, lehen elernentua zein izan zitekeen da. Hipotesi bat bota ezkero hauxe izango litzateke:</text:p>
      <text:p text:style-name="P326">/guzur/ + upiñek/ &gt; guzurrupiñek/. Disimilatzeko, bokal itxi gehiegi dagoenez, eurctariko bat erori egin da eta horren kontsonantea berarekin batera. Beraz, &gt;zurrupiñek&lt; zurrupiñek &gt; txurrupiñek &gt; txurupiñek/.</text:p>
      <text:p text:style-name="P326"/>
      <text:p text:style-name="P327"/>
      <text:p text:style-name="P327">TXUT<text:tab/><text:tab/>Esklamaziozkoa da. Beti da hotza.</text:p>
      <text:p text:style-name="P327"/>
      <text:p text:style-name="P327">"txut! zer da otza dauena"</text:p>
      <text:p text:style-name="P327">"txut! ze otz dau ezta?"</text:p>
      <text:p text:style-name="P327">"txut! erdu ariñ hotz dau te"</text:p>
      <text:p text:style-name="P327"/>
      <text:p text:style-name="P327">TXUTADA/IE<text:tab/>Efektua.</text:p>
      <text:p text:style-name="P327"/>
      <text:p text:style-name="P327">"neuri be, entzun dotenien, txutadie eiñ dxost"</text:p>
      <text:p text:style-name="P327">"ein tsu txutadie ezta? Ezetz esanda be, beti eitxen dau miñ"</text:p>
      <text:p text:style-name="P327">"asarratute on diez, baie ez pentsa, eingo tson txutadatxue koñatie ill dxatzola esan tsoienien"</text:p>
      <text:p text:style-name="P327"/>
      <text:p text:style-name="P327">Hitz hau, aurreko &gt;txut&lt; eta &gt;ada&lt; atzizkiaz konposatzen da.</text:p>
      <text:p text:style-name="P327"/>
      <text:p text:style-name="P327">UBILLADA/IE<text:tab/>Arrainak ur-azalean ateratzen dituen ubil txikiak. Konparazioan, edozein mugimendu edo iskanbila.</text:p>
      <text:p text:style-name="P327"/>
      <text:p text:style-name="P327">"arraiñe ubilladatan agertu de"</text:p>
      <text:p text:style-name="P327">"ubilladatan atrapaiko antxobie ezan da"</text:p>
      <text:p text:style-name="P327">"zelako ubilladie on da ba"</text:p>
      <text:p text:style-name="P327">"andra guztidxek tuez ubilladan"</text:p>
      <text:p text:style-name="P327"/>
      <text:p text:style-name="P328">UFO/UE<text:tab/><text:tab/>Mozkorra.</text:p>
      <text:p text:style-name="P328"/>
      <text:p text:style-name="P328">"ufo matxuegaz. etor da biarrera"</text:p>
      <text:p text:style-name="P328">"zelako utfue dakot ba, ondiño kendu barik dakot"</text:p>
      <text:p text:style-name="P328">"eskerrak konturatuten zarana ufue dakozule"</text:p>
      <text:p text:style-name="P328"/>
      <text:p text:style-name="P328">UGARRA/UGERRA<text:tab/><text:tab/>Zikinkeria. Lohia.</text:p>
      <text:p text:style-name="P328"/>
      <text:p text:style-name="P328">"ugarrak dxango zaitxuz alabatxi ezpazara garbitxuten"</text:p>
      <text:p text:style-name="P328">"zer dakot ugarra etzien ba, ia noix kentzien doten"</text:p>
      <text:p text:style-name="P328">"ugarragaz itxota bixi diez or"</text:p>
      <text:p text:style-name="P328">"kokoteko ugerra kenduixu, ugerra kendu"</text:p>
      <text:p text:style-name="P328"/>
      <text:p text:style-name="P328">UDXOLA/K<text:tab/><text:tab/><text:tab/>Uholdea.</text:p>
      <text:p text:style-name="P328"/>
      <text:p text:style-name="P328">"gure erridxen hainbeste bidar on diez udxolak"</text:p>
      <text:p text:style-name="P328">"oiñ hogei urteko udxolak Taraska be idxe tapa ein zauen"</text:p>
      <text:p text:style-name="P328"/>
      <text:p text:style-name="P328">UKUNDO/UE<text:tab/><text:tab/>Ukalondoa.</text:p>
      <text:p text:style-name="P328"/>
      <text:p text:style-name="P328">"ukundo andiko gixonakaz dako amistadie, da bidxar edo etzi, biar badau be, an dako"</text:p>
      <text:p text:style-name="P328">"mutil koitxaue Persikora dxun biar dau, ukundorik eztauie okiñ dxe"</text:p>
      <text:p text:style-name="P328"><text:soft-page-break/>"gaur ukundue eztakona galdute dau"</text:p>
      <text:p text:style-name="P328">"ara, ezu ikusten, ukundue dakotenak Bermion eimen dauiena zerbezidxue"</text:p>
      <text:p text:style-name="P328"/>
      <text:p text:style-name="P328">ULEPO<text:tab/>Ile asko daukana. B<text:span text:style-name="T51">a</text:span>ina peio<text:span text:style-name="T51">rat</text:span>iboan ere esaten da, baita irain tx<text:span text:style-name="T51">i</text:span>ki baten moduan ere.</text:p>
      <text:p text:style-name="P328"/>
      <text:p text:style-name="P328">"txo, ulepo, ebaik ori ulie"</text:p>
      <text:p text:style-name="P328">"ulepo di<text:span text:style-name="T51">ñ</text:span>otsazu ta soidxe laban<text:span text:style-name="T51">a</text:span> oki<text:span text:style-name="T51">ñ</text:span>"</text:p>
      <text:p text:style-name="P328">"aurreitxik ba, ulepo dan ilusi<text:span text:style-name="T51">ñ</text:span>u<text:span text:style-name="T51">e</text:span> emoteko"</text:p>
      <text:p text:style-name="P328"/>
      <text:p text:style-name="P329">UNADA<text:tab/>Une.</text:p>
      <text:p text:style-name="P329"/>
      <text:p text:style-name="P329">"unada baten pentsa dot bienganera dxeusiko naiela"</text:p>
      <text:p text:style-name="P329">"euririk eztauen unda baten dxungo nai ogidxe bille"</text:p>
      <text:p text:style-name="P329">"zelan zauz ba? Unadatxuek oten diez obeto nauenak"</text:p>
      <text:p text:style-name="P329"/>
      <text:p text:style-name="P329">UNDIDU<text:tab/>Erabat bustita. Aditz funtzioan.</text:p>
      <text:p text:style-name="P329"/>
      <text:p text:style-name="P329">"zer dabilzu txiperragaz ba, undidu nozu te"</text:p>
      <text:p text:style-name="P329">"da ni bakarrik ez, auri enbrie be undidu zu"</text:p>
      <text:p text:style-name="P329">"atrapa doten zaparradiegaz undidu ein nai"</text:p>
      <text:p text:style-name="P329">"neurc lagunek pe undidu undidu eiñ dxiez"</text:p>
      <text:p text:style-name="P329"/>
      <text:p text:style-name="P329">Adberbio funtzioan.</text:p>
      <text:p text:style-name="P329"/>
      <text:p text:style-name="P329">"bota txuzen truxuekaz, undite ainega diez etzera"</text:p>
      <text:p text:style-name="P329">"undite bakarrik ez, undimiento generalak atrapa gaitxuz"</text:p>
      <text:p text:style-name="P329">"bakixu zer ein dxosten ela? Bañeran barruen sartun imie ta undite bota etzera"</text:p>
      <text:p text:style-name="P329"/>
      <text:p text:style-name="P329">URBERINKATUNTZIDKE<text:tab/><text:tab/>Kokots irtena.</text:p>
      <text:p text:style-name="P329"/>
      <text:p text:style-name="P329">"eztakixu urberinkatunuidxe nori esaten tsoien? Okotza urtena dakonari"</text:p>
      <text:p text:style-name="P329">"benetan da urberinkatuntzidxe, aren okotza Mundekaraiño due ta"</text:p>
      <text:p text:style-name="P329"/>
      <text:p text:style-name="P329">URDILLENA<text:tab/><text:tab/><text:tab/>Urdailekoa. Analogiaz: Angustia. Beldurra.</text:p>
      <text:p text:style-name="P329"/>
      <text:p text:style-name="P329">"aurrck gauzek entzuten dotezenien telebisiñuen, urdillena be sartun eitxen dxast"</text:p>
      <text:p text:style-name="P329">"urdillena kentzieko. kotoi zati andi bet koñakaz bustitxe bertan imitxie da onena"</text:p>
      <text:p text:style-name="P329">"urdillena sartun de nator alabatxu, zer entzuteko gauzen be eztakigu, gixonak ill ei dau andrie"</text:p>
      <text:p text:style-name="P329"/>
      <text:p text:style-name="P330">URDIÑ/DXU<text:tab/><text:tab/><text:tab/>Ugerra. Ugertuta.</text:p>
      <text:p text:style-name="P330"/>
      <text:p text:style-name="P330">"onek erropiek urdiñe dako, eztaitx non eiñ dxoten"</text:p>
      <text:p text:style-name="P330">"etzeko tresna guztidxek dakotez urdindxute"</text:p>
      <text:p text:style-name="P330"/>
      <text:p text:style-name="P330">URIKUE<text:tab/><text:tab/><text:tab/>Hospiziokoa.</text:p>
      <text:p text:style-name="P330"/>
      <text:p text:style-name="P330">"ontxerarte eztau dxakin urikue danik"</text:p>
      <text:p text:style-name="P330">"urikue da, baie euren apilleduek emon tsoie"</text:p>
      <text:p text:style-name="P330">"ezango da urikue, baie igarri be ezta eitxen; bestien beste gure tsoie"</text:p>
      <text:p text:style-name="P330">"eurek ez zauien imerik okin da uritxik ekar zauien"</text:p>
      <text:p text:style-name="P330"/>
      <text:p text:style-name="P330"><text:soft-page-break/>URKARO<text:tab/><text:tab/><text:tab/>Garbitzeko ura gustatzen ez zaion pertsona edo animalia.</text:p>
      <text:p text:style-name="P330"/>
      <text:p text:style-name="P330">"oneri katuri ez dxatzo gustaten garbitxutie, urkaro utse da"</text:p>
      <text:p text:style-name="P330">"egidxe esateko, neguen neu be urkaro nai"</text:p>
      <text:p text:style-name="P330">"neure gixona be urkarotxue da"</text:p>
      <text:p text:style-name="P330"/>
      <text:p text:style-name="P330">URKETUTE<text:tab/><text:tab/><text:tab/>Diruaren faltaz, estu, larri, urkatuta bizi.</text:p>
      <text:p text:style-name="P330"/>
      <text:p text:style-name="P330">"geure denpora guztidxen bizi zan gariez urketute"</text:p>
      <text:p text:style-name="P330">"orduen nor ezta bixi izan urketute ba"</text:p>
      <text:p text:style-name="P330"/>
      <text:p text:style-name="P330">URRUMADIE<text:tab/><text:tab/>Burrunbada. Marruma.</text:p>
      <text:p text:style-name="P330"/>
      <text:p text:style-name="P330">"ikaratute pasa dot gau guztidxe aixien urrumadiegaz"</text:p>
      <text:p text:style-name="P330">"itxosuek pe zelako urrumadie eitxen ezan dau ba"</text:p>
      <text:p text:style-name="P330">"aurreko arbolak pe urrumadaka asmaten ezan diez"</text:p>
      <text:p text:style-name="P330"/>
      <text:p text:style-name="P331">URRUNGUEN<text:tab/><text:tab/>Duela gutxi.</text:p>
      <text:p text:style-name="P331"/>
      <text:p text:style-name="P331">"urrunguen dxun gariez Bilbora pelikulie ikusten"</text:p>
      <text:p text:style-name="P331">"noix ein zu ori eridie ba? Urrunguen"</text:p>
      <text:p text:style-name="P331">"aspaldidxon eztot ikusi zueneko ama. Ba urrunguen on da amen"</text:p>
      <text:p text:style-name="P331">"urrunguen esan dost erregalue eingostela neure egunien"</text:p>
      <text:p text:style-name="P331"/>
      <text:p text:style-name="P331">Ez dauka Azkeuek ematen dion zentzu bat ere.</text:p>
      <text:p text:style-name="P331"/>
      <text:p text:style-name="P331">URTENA<text:tab/><text:tab/><text:tab/>Gazte soltea.</text:p>
      <text:p text:style-name="P331"/>
      <text:p text:style-name="P331">"urtena dot ori imie, gauerik gauerdi dabill dxe"</text:p>
      <text:p text:style-name="P331">"bai ikusten dot urteneidxe dana"</text:p>
      <text:p text:style-name="P331">"utena danari zazpi giltzegaz sarratu atie"</text:p>
      <text:p text:style-name="P331">"oraingo imiek danak tiez urtenak"</text:p>
      <text:p text:style-name="P331"/>
      <text:p text:style-name="P331"><text:s/>Azkuek "atrevido, osado" definitzen du. Gainera, Bermeon gazteak bakarrik dira &gt;urtenak&lt;.</text:p>
      <text:p text:style-name="P331"/>
      <text:p text:style-name="P331">URTU<text:tab/><text:tab/><text:tab/><text:tab/>Desagertu.</text:p>
      <text:p text:style-name="P331"/>
      <text:p text:style-name="P331">"amen okiñ dxoteam libruek urtu eiñ dxiez, ia nok artun txuzen"</text:p>
      <text:p text:style-name="P331">"amen etzien dana urtuten da, iriltxuek badabiltzez gero"</text:p>
      <text:p text:style-name="P331"/>
      <text:p text:style-name="P331">USO/UE<text:tab/><text:tab/><text:tab/>Alua.</text:p>
      <text:p text:style-name="P331"/>
      <text:p text:style-name="P331">"usue aziko zu zuk treberie baiño andidxaue"</text:p>
      <text:p text:style-name="P331">"an dakozuz arek aizte bidxek usue azten"</text:p>
      <text:p text:style-name="P331">"zer daku dxateko ba? Zeure usue"</text:p>
      <text:p text:style-name="P331">"usue errefreskaten guez plaidxera"</text:p>
      <text:p text:style-name="P331"/>
      <text:p text:style-name="P331">Txoriaren izenak beste esanahi bat hartu du, Kintanak "eufemismo utilizado entre muchachos para indicar la vulva" dio. Beraz ez da zehatza, Bermeon edonork erabilizen baitu.</text:p>
      <text:p text:style-name="P331"/>
      <text:p text:style-name="P332">USUBILLUE<text:tab/><text:tab/><text:tab/>Buila. Zalaparta.</text:p>
      <text:p text:style-name="P332"/>
      <text:p text:style-name="P332"><text:soft-page-break/>"zeuzer pasaten da Lameran, usubillue dau te"</text:p>
      <text:p text:style-name="P332">"alako baten usubillue, dxun gariez zer pasaten dan da ime bat beringanien tunbeta, konorte barik"</text:p>
      <text:p text:style-name="P332">"dxaidxetan usubillo asko oten da, lorik pe ezin zu eiñ"</text:p>
      <text:p text:style-name="P332">"on dan usubilluegaz, balkoiko atiek ela bentanak pe sarratute ein biar lo"</text:p>
      <text:p text:style-name="P332"/>
      <text:p text:style-name="P332">Hitz hau konposatua da eta badirudi, bigarren elementua &gt;pilloa&lt; dela. Hau hipotesi bat da.</text:p>
      <text:p text:style-name="P332">/uso/ + pilloa/&gt; usobilloa &gt; usubillue/</text:p>
      <text:p text:style-name="P332"/>
      <text:p text:style-name="P332">Azkuek ez du jaso hitz hau eta D.A.R.k beste zentzu batez jaso du Kirikiñoren zita bat aipatuz. 'usobillo' bariantea Mundakako Otxoluaren zita bat aipatuz jasotzen du eta honen esanahia antzekoa dugu.</text:p>
      <text:p text:style-name="P332"/>
      <text:p text:style-name="P332">UZABA<text:tab/><text:tab/><text:tab/>Ugazaba. Nagusia.</text:p>
      <text:p text:style-name="P332"/>
      <text:p text:style-name="P332">"gure uzaba total da ona, eztau eitxen aldarririk pe"</text:p>
      <text:p text:style-name="P332">"orren uzaba ezta ona ba, triperre utse da ta"</text:p>
      <text:p text:style-name="P332">"uzabari beran egunien gorbatie erregala tsagu"</text:p>
      <text:p text:style-name="P332">"erregaluek eta eitxen diez uzabai?"</text:p>
      <text:p text:style-name="P332"/>
      <text:p text:style-name="P332">UZANDRA<text:tab/><text:tab/><text:tab/>Ugazabandrea. Baita ofizio bat irakasten duen maistra edo andrea ere.</text:p>
      <text:p text:style-name="P332"/>
      <text:p text:style-name="P332">"gure uzandriek ondo irakasten dau dxosten"</text:p>
      <text:p text:style-name="P332">"uzandra ona dakozu zuk, ondo konsiderata zauz"</text:p>
      <text:p text:style-name="P332">"sarietako uzandrie nor dozue ba? Uzandra gaztie"</text:p>
      <text:p text:style-name="P332">"uzandra gaztiek ezaten diez onenak"</text:p>
      <text:p text:style-name="P332"/>
      <text:p text:style-name="P332">Azkuek ez du jaso eta D.A.R.k "señora, arna de casa" zentzuaz jaso du.</text:p>
      <text:p text:style-name="P332"/>
      <text:p text:style-name="P333">ZABURREIDXE<text:tab/>Badaezpadako pertsona eta gauzak.</text:p>
      <text:p text:style-name="P333"/>
      <text:p text:style-name="P333">"zer da zaburreidxe dauena berton ba, nondik etorrikuek tiez ba"</text:p>
      <text:p text:style-name="P333">"zaburreidxen tartien topa dot erlojue"</text:p>
      <text:p text:style-name="P333">"zaburreidxe be eztau an gitxi, neu enuen bertara ezeitxik pe"</text:p>
      <text:p text:style-name="P333"/>
      <text:p text:style-name="P333">Ikusten denez, Bermeon, pertsonei ere aplikatzen zaie, eta Azkuek jaso duen esanahia baino zabalagoa dauka.</text:p>
      <text:p text:style-name="P333"/>
      <text:p text:style-name="P333">ZAFA<text:tab/><text:tab/><text:tab/>Askatu.</text:p>
      <text:p text:style-name="P333"/>
      <text:p text:style-name="P333">"zafa amarrata dauen txikota"</text:p>
      <text:p text:style-name="P333">"zafa! Ez agarra aurkidxeri"</text:p>
      <text:p text:style-name="P333">"ekau neuri zure mandako izarien puntie ta zafa bestie"</text:p>
      <text:p text:style-name="P333">"au katie zafa, miñ eitxen dost eta"</text:p>
      <text:p text:style-name="P333"/>
      <text:p text:style-name="P333">Gaztelerako "zafar" = "desatar" hitzetik zuzenean hartuta dago.</text:p>
      <text:p text:style-name="P333"/>
      <text:p text:style-name="P333">ZAGAN<text:tab/><text:tab/>Atoian eraman. Konparazioan pertsonak eraman atoian.</text:p>
      <text:p text:style-name="P333"/>
      <text:p text:style-name="P333">"zueneko baporak geure bapora ekar dau zagan aberidxegaz"</text:p>
      <text:p text:style-name="P333">"bide guztidxen daruzaitxut zagan"</text:p>
      <text:p text:style-name="P333">"zuk e nozu eruten zagan, neuk korriten dot eta"</text:p>
      <text:p text:style-name="P333">"zagan artunde erun dau imie"</text:p>
      <text:p text:style-name="P333"><text:soft-page-break/></text:p>
      <text:p text:style-name="P333">Gaztelerako "zaga" "llevar detrás" hartu da, baina esanahi zabalagoa dauka.</text:p>
      <text:p text:style-name="P333"/>
      <text:p text:style-name="P334">ZAGIE<text:tab/><text:tab/>Zaga. Kasu honetan, norbaitek &gt;zaga&lt; bera erarnaten duenean.</text:p>
      <text:p text:style-name="P334"/>
      <text:p text:style-name="P334">"amen nuen ni beronegaz zagiegaz"</text:p>
      <text:p text:style-name="P334">"bestelako zagie daruzu, botaidxona kaka saltzien!"</text:p>
      <text:p text:style-name="P334">"berau imie zagie da gero! Eskineren baten itxi biku"</text:p>
      <text:p text:style-name="P334"/>
      <text:p text:style-name="P334">ZAFRAN<text:tab/><text:tab/>Ugaritasunean.</text:p>
      <text:p text:style-name="P334"/>
      <text:p text:style-name="P334">"an dabiltzu a zafran, berak kure dauen beste enbragaz"</text:p>
      <text:p text:style-name="P334">"zafran ibil gariez sagarrak dxaten"</text:p>
      <text:p text:style-name="P334">"zafrie aurrek takoie, eurek kure dauien beste dirogaz''</text:p>
      <text:p text:style-name="P334">"zelako zafrie dakot ba, perzebak dxaten kantsa be enai eingo"</text:p>
      <text:p text:style-name="P334"/>
      <text:p text:style-name="P334">Hitza, formaz, gaztelerako "zafra" da, baina ez csanahia. Erdaraz dituen esanahiak, bat ere ez da egokia Berrneon erabiltzen den zentzua emateko.</text:p>
      <text:p text:style-name="P334"/>
      <text:p text:style-name="P334">ZANAZURREK<text:tab/>Zaina eta hezurrak.</text:p>
      <text:p text:style-name="P334"/>
      <text:p text:style-name="P334">"neure zanazurrek ondo kantsata dauz, deskantsu apur bat barik"</text:p>
      <text:p text:style-name="P334">"biar asko eindxe on biar zanazurrek kantsata"</text:p>
      <text:p text:style-name="P334">"orren zanazurrek eztakoie deskantsuen biarrizanik beti dauz denkatsata ta"</text:p>
      <text:p text:style-name="P334"/>
      <text:p text:style-name="P334">ZANKAPE/IE<text:tab/><text:tab/>Belaunpe cdo zangope.</text:p>
      <text:p text:style-name="P334"/>
      <text:p text:style-name="P334">"enai kapaz zankapietako miñegaz, bakixu zernat bide eiñ dxun"</text:p>
      <text:p text:style-name="P334">"zuk pe zankapietako miñe dakozu?"</text:p>
      <text:p text:style-name="P334">"zankapien urten dost tunbuto batek"</text:p>
      <text:p text:style-name="P334">"zankapie igiri tsoie ikusteko zer dakon belaunien"</text:p>
      <text:p text:style-name="P334"/>
      <text:p text:style-name="P334">Azkuek &gt;zankabe&lt; bariantea jaso du.</text:p>
      <text:p text:style-name="P334"/>
      <text:p text:style-name="P335">ZANTARRA<text:tab/><text:tab/>Lotsagabea.</text:p>
      <text:p text:style-name="P335"/>
      <text:p text:style-name="P335">"zu rantarra, etor bia auna ia, arpidxe apurtuko tsut eta"</text:p>
      <text:p text:style-name="P335">"a lotsabako zantarra ezan da, nireitxik gauzek esaten on dana"</text:p>
      <text:p text:style-name="P335">"zeu zantarrori zeu, zeu zara, niri kondutie kendu dostazune"</text:p>
      <text:p text:style-name="P335"/>
      <text:p text:style-name="P335">Ikusten denez, gure artean beste zentzu batetan erabiltzen da hitz hau.</text:p>
      <text:p text:style-name="P335"/>
      <text:p text:style-name="P335">ZANTARREIDXE<text:tab/>Jendaila. Zaborreria. Gauza zantarrak.</text:p>
      <text:p text:style-name="P335"/>
      <text:p text:style-name="P335">"zelako zantarreidxe dau amen erridxen ba"</text:p>
      <text:p text:style-name="P335">"bakixue zer zarien zuek zantarreidxe, zantarrak zarie"</text:p>
      <text:p text:style-name="P335">"likidaziñue dauela ta dxun nai, baie zantarreidxe baiño eztau"</text:p>
      <text:p text:style-name="P335">"plazan erosi dot au erropie, bienganeko zantarreidxetan"</text:p>
      <text:p text:style-name="P335">"beti diñozu zantarreidxetan topa zu le"</text:p>
      <text:p text:style-name="P335">"nik eztot topaten eguno be ezer zantarreidxetan"</text:p>
      <text:p text:style-name="P335">Arraro zamarra izan arren &gt;ria&lt; eta ez &gt;keria&lt; atzi<text:span text:style-name="T52">z</text:span>kia erabiltzea, hemen, horrela gertatu da:</text:p>
      <text:p text:style-name="P335">/zantar + /ria/ &gt; zantarr<text:span text:style-name="T52">e</text:span>ria/</text:p>
      <text:p text:style-name="P335"><text:soft-page-break/></text:p>
      <text:p text:style-name="P335">ZANTARKILLO<text:tab/>Lizunkeriak esaten eta egiten dituena.</text:p>
      <text:p text:style-name="P335"/>
      <text:p text:style-name="P335">"zantarkillo utse da b<text:span text:style-name="T52">e</text:span>ra agurie"</text:p>
      <text:p text:style-name="P335">"ez dxuen kale illunetatik ge<text:span text:style-name="T52">ro</text:span>, zantarkillo asko dabil ortik <text:span text:style-name="T52">e</text:span>ta"</text:p>
      <text:p text:style-name="P335"/>
      <text:p text:style-name="P335">ZANTARRILLO<text:tab/>Hau eta hurrengo lokuzioa parekoak dira, eta zentzua <text:span text:style-name="T52">e</text:span>re berbera da.</text:p>
      <text:p text:style-name="P335"/>
      <text:p text:style-name="P335">"zantarrillo, zu beti berduleid<text:span text:style-name="T52">x</text:span>ek esaten"</text:p>
      <text:p text:style-name="P335">"aren gixona zantarrillo bat da, <text:span text:style-name="T52">e</text:span>ztau enbrarik beituten eztauenik"</text:p>
      <text:p text:style-name="P335"/>
      <text:p text:style-name="P336">ZANTARRUA<text:tab/>Lizuna.</text:p>
      <text:p text:style-name="P336"/>
      <text:p text:style-name="P336">"neska gaztetxuen onduen dxesarritxe, txiste berdiek kontaten ibilltxen da"</text:p>
      <text:p text:style-name="P336"/>
      <text:p text:style-name="P336">ZAKATZA<text:tab/><text:tab/>Arrainarena izan arren, konparazioan pertsonarena izango da.</text:p>
      <text:p text:style-name="P336"/>
      <text:p text:style-name="P336">"au arraiñe zarra da; zakatza dako onek itzal"</text:p>
      <text:p text:style-name="P336">"onek arraiñek freskuek tiez alabatxi, ez beitu zakatzera"</text:p>
      <text:p text:style-name="P336">"onek bakixu zer dakon, neure zakatza lez geixue"</text:p>
      <text:p text:style-name="P336">"zakatza gorritxute dator asarratute"</text:p>
      <text:p text:style-name="P336"/>
      <text:p text:style-name="P336">Azkuck, Bermeoko Ortuzarren zita bat aipatuz Lekeition eta Ondarrun ere jaso du zentzu honetaz.</text:p>
      <text:p text:style-name="P336"/>
      <text:p text:style-name="P336">ZAPAZTO<text:tab/><text:tab/>Zapa handia duena. Konparazioan orraztu barik ibiltzen dena.</text:p>
      <text:p text:style-name="P336"/>
      <text:p text:style-name="P336">"zu zapazto, orrek uliek orraztuten tire etzera"</text:p>
      <text:p text:style-name="P336">"sekule uliek orraztu be etxuz eitxen zapazto arek"</text:p>
      <text:p text:style-name="P336"/>
      <text:p text:style-name="P336">ZAPIE<text:tab/><text:tab/><text:tab/>Zapa. Begiak estaltzen dituen ile multzoa.</text:p>
      <text:p text:style-name="P336"/>
      <text:p text:style-name="P336">"dakon zapiegaz aurrekue be eztau ikusten"</text:p>
      <text:p text:style-name="P336">"ebai xuz orrek uliek edo bota atzerantz"</text:p>
      <text:p text:style-name="P336"/>
      <text:p text:style-name="P336">ZAPUTZ<text:tab/><text:tab/>Lepoa.</text:p>
      <text:p text:style-name="P335"/>
      <text:p text:style-name="P336">"zelako asarrakuntzie on da ba, azkanicn zaputzetik agarrata atara dau aitxek sernie"</text:p>
      <text:p text:style-name="P336">"agarra zaputzetik txiplazo bi emoteko"</text:p>
      <text:p text:style-name="P336">"agarraten batsut zaputzetik, zeure amak pe ez zaitxuz ezetuko"</text:p>
      <text:p text:style-name="P335"/>
      <text:p text:style-name="P337">Hiztegietan beste zentzu batez agertzen da, baina Azkuek, "parte superior del tronco desde donde arrancan las ramas" jartzen du. Beraz, hori izango litzateke definizioa, baina pertsonei aplikatuta.</text:p>
      <text:p text:style-name="P337"/>
      <text:p text:style-name="P337">ZAPUZKADA<text:tab/>Bultzada.</text:p>
      <text:p text:style-name="P337"/>
      <text:p text:style-name="P337">"nok emon dost niri zapuzkadie? Ia nor esan dan"</text:p>
      <text:p text:style-name="P337">"zapuzkada andi bategaz bota dau andik"</text:p>
      <text:p text:style-name="P337">"emoten bastazu zapuzkada geidxau, enai esango zure lagune"</text:p>
      <text:p text:style-name="P337"/>
      <text:p text:style-name="P337">Aurreko hitza bera dugu, egokia ez bada ere, &gt;kada&lt; atzizkia erantsita. Ez da agertzen hiztegian.</text:p>
      <text:p text:style-name="P337">lzenaren funtzioa betetzen du.</text:p>
      <text:p text:style-name="P337"/>
      <text:p text:style-name="P337"><text:soft-page-break/>ZAPUZKADAKA<text:tab/>Bultzadaka.</text:p>
      <text:p text:style-name="P337"/>
      <text:p text:style-name="P337">"zapuzkadaka bota gaitxuz etzetik"</text:p>
      <text:p text:style-name="P337">"zapuzkadaka ibil gariez ziñien sartzieko"</text:p>
      <text:p text:style-name="P337">"lameran be jente asko dauenien zapuzkadaka ibil bi de dxantzan eitxeko"</text:p>
      <text:p text:style-name="P337"/>
      <text:p text:style-name="P337">Kasu honetan, &gt;ka&lt; moduzko adberbioa egiteko atzizkia sartu da.</text:p>
      <text:p text:style-name="P337"/>
      <text:p text:style-name="P337">ZARKILLE<text:tab/><text:tab/>Nagusien gauzak egin edo esaten duen umea, mutila zein neska.</text:p>
      <text:p text:style-name="P337"/>
      <text:p text:style-name="P337">"orregaz zarkilliegaz ez ibilltxeko diñotsut, lar daki orrek eta"</text:p>
      <text:p text:style-name="P337">"zemat taki ba, zarkilliaue da"</text:p>
      <text:p text:style-name="P337">"zarkillien antza etso kentzien iñok pe"</text:p>
      <text:p text:style-name="P337">"dana daki berak: berak zarkilliek esan tsu ori?"</text:p>
      <text:p text:style-name="P337"/>
      <text:p text:style-name="P337">Konposizioan, &gt;killa&lt; atzizki txikigarria lotu zaio &gt;zar&lt; izenari.</text:p>
      <text:p text:style-name="P337"/>
      <text:p text:style-name="P338">ZARRAZO/IE<text:tab/>Lanbro.</text:p>
      <text:p text:style-name="P338"/>
      <text:p text:style-name="P338">"itxosuen zarrazoiegaz ezebe ezta ikusten"</text:p>
      <text:p text:style-name="P338">"ikusten zan dan, aulako zarrazoi andi bet datorrela"</text:p>
      <text:p text:style-name="P338">"onek zarrazoiek eztau itxiko ezer eitxen be"</text:p>
      <text:p text:style-name="P338"/>
      <text:p text:style-name="P338">Gaztelerako "cerrazon" = oscuridad grande ocasionada por nubes negras" hitza da honen oinarria, baina esanahia ez da bera.</text:p>
      <text:p text:style-name="P338"/>
      <text:p text:style-name="P338">ZARTAZO/UE<text:tab/>Kolpea.</text:p>
      <text:p text:style-name="P338"/>
      <text:p text:style-name="P338">"isillik ezpazauz zartazue daruzu"</text:p>
      <text:p text:style-name="P338">"emon tsozen zartazuekaz, idxe illdxe itxi dau"</text:p>
      <text:p text:style-name="P338">"zartazo bat emon, neure partez"</text:p>
      <text:p text:style-name="P338">"ill dxau zartazoka mutille"</text:p>
      <text:p text:style-name="P338"/>
      <text:p text:style-name="P338">Kasu honetan ez du &gt;ada&lt; atzizkia hartu, &gt;zo&lt; atzizkia baizik. Askotan gertatzen da fenomeno hau Bermeon, hau da, gaztelerako atzizki bat hartzea.</text:p>
      <text:p text:style-name="P338"/>
      <text:p text:style-name="P338">/zart/ + /zo/ &gt; zartazo/. Hala ere, esan beharra dago, &gt;zartada&lt; hitza ere erabiltzen dela eta biak ia ia parekaturik daukatela erabilera.</text:p>
      <text:p text:style-name="P338"/>
      <text:p text:style-name="P338">ZATI BITXU<text:tab/><text:tab/>Erdi bi.</text:p>
      <text:p text:style-name="P338"/>
      <text:p text:style-name="P338">"ori etzie zati bitxute dau, len bat ezan da dana"</text:p>
      <text:p text:style-name="P338">"bidxotza be zati bitxute dakot, baie ez bategaz ez bestiaz enau"</text:p>
      <text:p text:style-name="P338">"au ogidxe zati bitxu, imiri emoteko"</text:p>
      <text:p text:style-name="P338"/>
      <text:p text:style-name="P338">ZAZPIKIDXE<text:tab/>Pertsona mugikorra, geldi egoten ez dena. Horren ondorioz esamesa guztien jabe egiten dena.</text:p>
      <text:p text:style-name="P338"/>
      <text:p text:style-name="P338">"zazpiki utse da au imie, lotu be ezta eitxen"</text:p>
      <text:p text:style-name="P339">"ori andrie zazpikidxe da alabatxu, danagaz enteraten da"</text:p>
      <text:p text:style-name="P339">"zazpikidxen antzeko imie, zelako sanblazitxie erungo zu ba"</text:p>
      <text:p text:style-name="P339"/>
      <text:p text:style-name="P339"><text:soft-page-break/>Hitz honen esanahia zabalagoa da, ez da hitz horren zentzu konkretura mugatzen. Kintanak "impaciente" definitzen du.</text:p>
      <text:p text:style-name="P339"/>
      <text:p text:style-name="P339">ZAZPISUETE<text:tab/>Saltsa guztietako perrexila deituko genukeena.</text:p>
      <text:p text:style-name="P339"/>
      <text:p text:style-name="P339">"zer da bera gixona ba, zazpisuetie be ezta makala"</text:p>
      <text:p text:style-name="P339">"zazpisuetatxue da berau mutille, baie tire</text:p>
      <text:p text:style-name="P339">" non dau ameko etzeko zazpisuetie ba?"</text:p>
      <text:p text:style-name="P339"/>
      <text:p text:style-name="P339">Azkuek, Mundakan jasotako definizioan "gorrón" jartzen du.</text:p>
      <text:p text:style-name="P339"/>
      <text:p text:style-name="P339">ZEMAKURE<text:tab/><text:tab/>Ugari. Nahi den guztia. Zenbat gura.</text:p>
      <text:p text:style-name="P339"/>
      <text:p text:style-name="P339">"arraiñe dau plazan zemakure"</text:p>
      <text:p text:style-name="P339">"zemakure pastel okiñ dxu dxatekuen"</text:p>
      <text:p text:style-name="P339">"artun zeuek guzuen beste, zemakure dau te"</text:p>
      <text:p text:style-name="P339">"atzo ta gaur zemakure euri eiñ dxau"</text:p>
      <text:p text:style-name="P339">"zemakure asinature aproba txuz"</text:p>
      <text:p text:style-name="P339"/>
      <text:p text:style-name="P339">Fonetikazko aldaketei ezker, honelako zenbait hitz sortzen da.</text:p>
      <text:p text:style-name="P339"/>
      <text:p text:style-name="P339">/zenbat gura/ &gt; zemakure.</text:p>
      <text:p text:style-name="P339"/>
      <text:p text:style-name="P339">ZEPAITXE<text:tab/><text:tab/>Zerbait.</text:p>
      <text:p text:style-name="P339"/>
      <text:p text:style-name="P339">"zepaitxe eiñ dxatzo ezta etorri biarrera ta"</text:p>
      <text:p text:style-name="P339">"asarratu eiñ dxe, bestiek zepaitxe esan tso ta"</text:p>
      <text:p text:style-name="P339">"zepaitxe erosi biar dauela ta, dendara dxun da"</text:p>
      <text:p text:style-name="P339"/>
      <text:p text:style-name="P339">Aurrekoan bezala, laburpenek beste hitz bat sortu dute.</text:p>
      <text:p text:style-name="P339"/>
      <text:p text:style-name="P339">/zerbait &gt; zepaitxe/</text:p>
      <text:p text:style-name="P339"/>
      <text:p text:style-name="P340">ZERENTENIDUEK<text:tab/>Harremanak. Nolabaiteko erlazioa izan.</text:p>
      <text:p text:style-name="P340"/>
      <text:p text:style-name="P340">"zerenteniduek dakoz aregaz mutillegaz ela?</text:p>
      <text:p text:style-name="P340"><text:s/>"bai, zerentenidu andidxek takoz, eztaitx noizik baie"</text:p>
      <text:p text:style-name="P340"/>
      <text:p text:style-name="P340">ZEREÑEKIDXEN/ON<text:tab/>Konturatu gabe zerbait egiten aritzea. Zerbait egitearren. </text:p>
      <text:p text:style-name="P340"/>
      <text:p text:style-name="P340">"zereñekidxen asi ta gero dana akaba"</text:p>
      <text:p text:style-name="P340">"zereñekidxon zereñekidxon, dxan da dxan, da biberak akaba"</text:p>
      <text:p text:style-name="P340">"amen zauzen arte, zereñekidxen jersie eingo dostazu"</text:p>
      <text:p text:style-name="P340">"aiuntamientuen be alan oten diez, zereñekidxen biarrien"</text:p>
      <text:p text:style-name="P340"/>
      <text:p text:style-name="P340">/zereginean/ &gt; zerekinean &gt; zerenekian&gt; zereñekidxen/.</text:p>
      <text:p text:style-name="P340"/>
      <text:p text:style-name="P340">ZERIKUSIDXEN<text:tab/><text:tab/>Ikusgarria. Harrigarria.</text:p>
      <text:p text:style-name="P340"/>
      <text:p text:style-name="P340">"eztau zerikusi andirik, dxaidxek ezan da be"</text:p>
      <text:p text:style-name="P340">"ba Gernikeko dxaidxetan zerikusidxe ezan da ba"</text:p>
      <text:p text:style-name="P340">"aren ezkontzie zerikusidxe ezan da alabatxi"</text:p>
      <text:p text:style-name="P340"><text:soft-page-break/></text:p>
      <text:p text:style-name="P340">ZERIKUSIDXEN<text:tab/><text:tab/>Ederto. Primeran.</text:p>
      <text:p text:style-name="P340"/>
      <text:p text:style-name="P340">"zerikusidxen ein tsu erropie alatxu"</text:p>
      <text:p text:style-name="P340">"atzo aiñ dxoten tartiek zerikusidxen urten dost"</text:p>
      <text:p text:style-name="P340">"zerikusidxen pintxe tsu etzie pintoreruek"</text:p>
      <text:p text:style-name="P340"/>
      <text:p text:style-name="P340">ZEREIKUSIKO/UE<text:tab/><text:tab/>Ederra, handia, harrigarria den zerbait.</text:p>
      <text:p text:style-name="P340"/>
      <text:p text:style-name="P340">"zerikusiko erlojue erregala tsuie, zeure egune ezan da la?"</text:p>
      <text:p text:style-name="P340">"zelako txaleta eiñ dxau zure lagunek; zerikusikue alabatxi"</text:p>
      <text:p text:style-name="P340">"atzo emon dauien pelikulie zerikusikue ezan da"</text:p>
      <text:p text:style-name="P340"/>
      <text:p text:style-name="P341">D.A.R.k Bermeoko Ortuzarren zita bat aiparten du, beraz, Bermeon jasotakoa da hitz hau. Gaur egun, gazteen artean entzuten ez bada ere, erabilera oso zabala daukate hiru forrnek.</text:p>
      <text:p text:style-name="P341"/>
      <text:p text:style-name="P341">ZERKILLO<text:tab/><text:tab/><text:tab/>Zirrikitu.</text:p>
      <text:p text:style-name="P341"/>
      <text:p text:style-name="P341">"zerkilluetatik datorren aixie..."</text:p>
      <text:p text:style-name="P341">"ondo sarratu zerkillo guztidxek zaratarik ez entzuteko"</text:p>
      <text:p text:style-name="P341">"zerkilluetatik eskapaten dau berotasun danak"</text:p>
      <text:p text:style-name="P341"/>
      <text:p text:style-name="P341">ZIDXAU/E<text:tab/><text:tab/><text:tab/>Ziaboga. Konparazioan, pertsona, animalia edo kotxe batek horrelako zerbait egitea.</text:p>
      <text:p text:style-name="P341"/>
      <text:p text:style-name="P341">"zidxauek txarto urten tsoie da denpora asko galdu dauie"</text:p>
      <text:p text:style-name="P341">"orrek kotxiek zelako zidxaue eiñ dxau ba"</text:p>
      <text:p text:style-name="P341">"astue be trankill trankill dxun da beran bidien, baie ikusi dauenien, berak pe zidxaue eiñ dxau"</text:p>
      <text:p text:style-name="P341">"da arek, neu ikusi nauenien zidxaue eztau eitxen?"</text:p>
      <text:p text:style-name="P341"/>
      <text:p text:style-name="P341">ZIDXE<text:tab/><text:tab/><text:tab/>Zirikatu.</text:p>
      <text:p text:style-name="P341"/>
      <text:p text:style-name="P341">"beti zabiltzez neu zidxeten, zeitxik eitxen zu ori ba?"</text:p>
      <text:p text:style-name="P341">"zidxeten zidxeten ibillitxe be eztau eitxen ein bi dauena"</text:p>
      <text:p text:style-name="P341"/>
      <text:p text:style-name="P341">ZIENTZI/DXE<text:tab/><text:tab/>Adimena.</text:p>
      <text:p text:style-name="P341"/>
      <text:p text:style-name="P341">"zientzi bako personie da, eztako ganorarik"</text:p>
      <text:p text:style-name="P341">"neu bixi naien artien artun zientzidxe gero"</text:p>
      <text:p text:style-name="P341">"aspaldidxon zientzidxe be galdute nabill"</text:p>
      <text:p text:style-name="P341"/>
      <text:p text:style-name="P341">Gaztelerako "ciencia" hitz farfailtsua erabili da beste izen hori sortzeko.</text:p>
      <text:p text:style-name="P341"/>
      <text:p text:style-name="P341">/ciencia &gt; zientzia &gt; zientzidxe/</text:p>
      <text:p text:style-name="P341"/>
      <text:p text:style-name="P342">ZINGELEKUE<text:tab/><text:tab/>Jaka eta berokiek atzealdean izaten duten irekidura.</text:p>
      <text:p text:style-name="P342"/>
      <text:p text:style-name="P342">"atziñe eruten zan dizen erropak datoz modan, zingelekodun dxakiek eta abriguek"</text:p>
      <text:p text:style-name="P342">"neuk pe badakot zingelekodun abrigo bat, atziñekue"</text:p>
      <text:p text:style-name="P342">"andrak! Atara zingelekodun erropa guztidxek, modara dxungo gariez da"</text:p>
      <text:p text:style-name="P342">ZINTXIE<text:tab/><text:tab/><text:tab/>Zartada Kolpea. Bronka.</text:p>
      <text:p text:style-name="P342"/>
      <text:p text:style-name="P342"><text:soft-page-break/>"arek atara dosten zintxie, telebisiñue dala ta eztala"</text:p>
      <text:p text:style-name="P342">"ernoten tsuten zintxiegaz beie be dxo eingo zu"</text:p>
      <text:p text:style-name="P342">"neu pe zintxie atara bikot neuk kure dotena eitxeko"</text:p>
      <text:p text:style-name="P342"/>
      <text:p text:style-name="P342">Gaztelerako "cinta" hartu eta jasan dituen fonetikazko aldaketari esker, hitz berri bat sortu da.</text:p>
      <text:p text:style-name="P342"/>
      <text:p text:style-name="P342">ZIRIZIRIDXE<text:tab/><text:tab/>Tobogan.</text:p>
      <text:p text:style-name="P342"/>
      <text:p text:style-name="P342">"ziriziridxetara baguez, olgetan ibilko gariez"</text:p>
      <text:p text:style-name="P342">"onek, frakak ekar dostez apurtute ziriziridxetan ibillitxe"</text:p>
      <text:p text:style-name="P342">"e zuez geidxau ziriziridxetara eztot eitxen dxaboitxeko be ta"</text:p>
      <text:p text:style-name="P342"/>
      <text:p text:style-name="P342">ZIRIZIRIKE<text:tab/><text:tab/><text:tab/>Irristadan. Laprastadan.</text:p>
      <text:p text:style-name="P342"/>
      <text:p text:style-name="P342">"zirizirike dxun da andik bera, bera kotxie"</text:p>
      <text:p text:style-name="P342">"miñ eiñ dxot popan, zirizirike ibill gariez da arri bet dxo dot"</text:p>
      <text:p text:style-name="P342">"eskillaratan pinkidxe dakoie tez, zirizirike dxun nai eskillatatik bera"</text:p>
      <text:p text:style-name="P342">"euridxe danien, Lameran zirizirike ibilltxeko moduen oten da"</text:p>
      <text:p text:style-name="P342"/>
      <text:p text:style-name="P342">Azkuek Mundakan jaso du, baina jokoa dela dio, beraz, zentzua ez da berdina.</text:p>
      <text:p text:style-name="P342"/>
      <text:p text:style-name="P343">ZIRRIZARRA/IE<text:tab/><text:tab/>Katarro bat dagoenean eta bularreko estua genatzen denean sortzen den zarata.</text:p>
      <text:p text:style-name="P343"/>
      <text:p text:style-name="P343">"zirrazarra andidxe dakot, zeuzer artun biarko dot"</text:p>
      <text:p text:style-name="P343">"zirrizarrie bigunduteko bedarran kataplasmie imiñi"</text:p>
      <text:p text:style-name="P343"/>
      <text:p text:style-name="P343">ZOKILLE<text:tab/><text:tab/><text:tab/>Pertsona dorpea. Trauskil.</text:p>
      <text:p text:style-name="P343"/>
      <text:p text:style-name="P343">"zelako zokille da ori mutille, nobidxerik pe eztau okingo"</text:p>
      <text:p text:style-name="P343">"zokille ezan da beran bixi guztidxen"</text:p>
      <text:p text:style-name="P343">"zokille lez dxan, zokille lez ibilli, da zokille lez ilko da"</text:p>
      <text:p text:style-name="P343">"aldiano zokille dozu, da berak pentsaten dau zeuzer dale"</text:p>
      <text:p text:style-name="P343"/>
      <text:p text:style-name="P343">Zokila lur-zati handi eta gogorra da. Horregaitik, askotan, &gt;zokil&lt; hitzari "aldeano" hitza gehitzen zaio.</text:p>
      <text:p text:style-name="P343"/>
      <text:p text:style-name="P343">ZOLTZIÑE<text:tab/><text:tab/><text:tab/>Zoldu egitea. Itzemin.</text:p>
      <text:p text:style-name="P343"/>
      <text:p text:style-name="P343">"zoltziñek urten dost surren"</text:p>
      <text:p text:style-name="P343">"orrek zaldarrak zoltziñera ekartie bi dau"</text:p>
      <text:p text:style-name="P343">"zoltziñek miñ andidxe emoten dau, baie ariñau osatuko dxatzu"</text:p>
      <text:p text:style-name="P343"/>
      <text:p text:style-name="P343">/zoltze &gt; zoltzia &gt; zoltzina &gt; zoltziñe./</text:p>
      <text:p text:style-name="P343"/>
      <text:p text:style-name="P343">ZORRIZTO<text:tab/><text:tab/><text:tab/>Gaur egun ez dago zorririk, edo, behintzat oso gutxi ikusten da. Baina garai bateko miseria hori kontutan izanda, gaurko "aberatsei" aplikatzen zaie, hau da, garai baten pobreak izan eta orain ere pobreak izanda dirutsuak moduan agertzen direnei.</text:p>
      <text:p text:style-name="P343"/>
      <text:p text:style-name="P343">"bestelako zorriztue da berori, da okiñ ez dxateko be"</text:p>
      <text:p text:style-name="P343">"zulako zorriztuekaz eztot kure tratorik"</text:p>
      <text:p text:style-name="P343">"or famelidxen danak tiez arro zorrizto batzuk"</text:p>
      <text:p text:style-name="P343"><text:soft-page-break/></text:p>
      <text:p text:style-name="P344">ZOZO/UE<text:tab/>Zakil.</text:p>
      <text:p text:style-name="P344"/>
      <text:p text:style-name="P344">"zozue ikusi tsat areri gixonari"</text:p>
      <text:p text:style-name="P344">"da zer, zeuk pe zozue eztakozu ba?"</text:p>
      <text:p text:style-name="P344">"ondo gorde zozue, katuek dxan barik"</text:p>
      <text:p text:style-name="P344"/>
      <text:p text:style-name="P344">Berriro ere txori baten izena erabili da beste izen bat deskribatzeko.</text:p>
      <text:p text:style-name="P344"/>
      <text:p text:style-name="P344">ZOZOLIÑUE<text:tab/>Umeen zakiltxoa.</text:p>
      <text:p text:style-name="P344"/>
      <text:p text:style-name="P344">"zozoliñotxue atara txixe eitxeko"</text:p>
      <text:p text:style-name="P344">"ama nik eztot kure bañerara sartun zozoliñue ikusten dxast eta"</text:p>
      <text:p text:style-name="P344">"ba zozoliñue ez ikusteko fraka ta guzti sartun bañerara"</text:p>
      <text:p text:style-name="P344"/>
      <text:p text:style-name="P344">Aurreko hitza diminutiboan jarrita erabilizen da.</text:p>
      <text:p text:style-name="P344"/>
      <text:p text:style-name="P344">ZUEZGORA<text:tab/><text:tab/>Zuriz gora, Hau izango litzateke hitza. Konparazioan erabiltzen da, esaterako begiak gora begira jarri ezkero, begiko zuria besterik ez da ikusten. Arrainak, gora begira jartzen direnean tripa zuria ikusten zaie eta hau dirdaitsu agertzen da.</text:p>
      <text:p text:style-name="P344"/>
      <text:p text:style-name="P344">"begidxek zuezgora on da tunbeta beringanien, illen antzagaz"</text:p>
      <text:p text:style-name="P344">"urregorrizko gauzek ikusten dotezenien begidzek pe zuezgora paraten dxastez"</text:p>
      <text:p text:style-name="P344">"an, para da zuezgora, oraiñ ez esan iñok pe ezebe"</text:p>
      <text:p text:style-name="P344"/>
      <text:p text:style-name="P344">ZURRUPURRUE<text:tab/>Katarroa dagoenean arnasa hartzeko eragozpena dagoenean, batez ere umeetan.</text:p>
      <text:p text:style-name="P344"/>
      <text:p text:style-name="P344">"onek imiek zurrupurrue dako"</text:p>
      <text:p text:style-name="P344">"zurrupurruentzat eukalito lurrune da ona"</text:p>
      <text:p text:style-name="P344"/>
      <text:p text:style-name="P345">ZUMURUTUE<text:tab/>Pertsona serioa, barnekoia. Uzkurra.</text:p>
      <text:p text:style-name="P345"/>
      <text:p text:style-name="P345">"gure aitxitxe total zumurutue ezan da, moso bat pe ez dotsu emoten ezan"</text:p>
      <text:p text:style-name="P345">"ori mutille zelako zurumutue da, barrerik pe eztau eitxen"</text:p>
      <text:p text:style-name="P139"/>
      <text:p text:style-name="P1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non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u" fo:country="non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ital </meta:initial-creator>
    <meta:creation-date>2016-01-22T22:40:56.466267927</meta:creation-date>
    <dc:date>2016-01-22T22:42:13.203762243</dc:date>
    <dc:creator>zital </dc:creator>
    <meta:editing-duration>P0D</meta:editing-duration>
    <meta:editing-cycles>1</meta:editing-cycles>
    <meta:document-statistic meta:table-count="0" meta:image-count="0" meta:object-count="0" meta:page-count="202" meta:paragraph-count="6338" meta:word-count="51176" meta:character-count="361409" meta:non-whitespace-character-count="315095"/>
    <meta:generator>LibreOffice/4.1.3.2$Linux_X86_64 LibreOffice_project/410m0$Build-2</meta:generator>
  </office:meta>
</office:document-meta>
</file>